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鲁斯目录，俄罗斯陆军将克拉斯·派奇（Krasche Perche），诺维奥尼斯克（Novomilnsk），Yardnica，West Andea壳...</text:span>
</text:h>
      <text:p text:style-name="P4">
作者: liveuamap (Language: en)</text:p>
      <text:p text:style-name="P4">
时间: 2023-04-10T-46:48:00</text:p>
      <text:p text:style-name="P4">
地点: Svatove (Latitude:49.38114 Longtitude:37.85408)</text:p>
      <text:p text:style-name="P4">
视频: []</text:p>
      <text:p text:style-name="P4">
图片: []</text:p>
      <text:p text:style-name="P4">
标签: ["Russia"]</text:p>
      <text:p text:style-name="P4">
Id: 22555049</text:p>
      <!--METADATA-->
      <text:p text:style-name="P4">
在Kupiansk的指示，俄罗斯军队炮击了Kharkiv地区的Krasne Pershe，Novomlynsk，Dvorichna，Dvorichna，Zapadne和Pershotravneve-乌克兰的总人员武装部队在早晨的报告中说</text:p>
      <text:p text:style-name="P4">
新闻集链接：<text:a xlink:type="simple" xlink:href="https://liveuamap.com/en/2023/10-april-at-kupiansk-direction-russian-army-shelled-krasne" text:style-name="Internet_20_link" text:visited-style-name="Visited_20_Internet_20_Link">
https://liveuamap.com/en/2023/10-april-at-kupiansk-direction-russian-army-army-shelled-krasne</text:a>
</text:p>
      <text:p text:style-name="P4">
News Source: <text:a xlink:type="simple" xlink:href="https://t.me/lumsrc/4455" text:style-name="Internet_20_link" text:visited-style-name="Visited_20_Internet_20_Link">
https://t.me/lumsrc/4455</text:a>
</text:p>
      <!--NEWS-->
      <text:h text:style-name="P10" text:outline-level="1">
<text:span text:style-name="T4">
在莱曼（Lyman）的指示，俄罗斯军队炮击了Novoselivske，Cherneschyna，Makiyivka，Nevske，Yampol ...</text:span>
</text:h>
      <text:p text:style-name="P4">
作者: liveuamap (Language: en)</text:p>
      <text:p text:style-name="P4">
时间: 2023-04-10T-48:48:00</text:p>
      <text:p text:style-name="P4">
地点: Donetsk (Latitude:48.75596 Longtitude:38.23723)</text:p>
      <text:p text:style-name="P4">
视频: []</text:p>
      <text:p text:style-name="P4">
图片: []</text:p>
      <text:p text:style-name="P4">
标签: ["Russia"]</text:p>
      <text:p text:style-name="P4">
Id: 22555045</text:p>
      <!--METADATA-->
      <text:p text:style-name="P4">
俄罗斯军队在莱曼指导方向上炮击了Novoselivske，Cherneschyna，Makiyivka，Nevske，Nevske，Yampolivka，Luhansk地区的Bilohorivka，Kolodyazi，Kolodyazi，Torske，Torske，Torske，Siversk，Siversk，Spirne，Spirne，Spirne and Spirne and Spirene and Berestove of Donetsk地区，UKREFES的著作 -  UKREFES -ARMEDFORCES -ARMEDFORCES，ARMEDFORFORCES -ARMEDFORCE</text:p>
      <text:p text:style-name="P4">
新闻集链接：<text:a xlink:type="simple" xlink:href="https://liveuamap.com/en/2023/10-april-at-lyman-direction-russian-army-shelled-novoselivske" text:style-name="Internet_20_link" text:visited-style-name="Visited_20_Internet_20_Link">
https://liveuamap.com/en/2023/10-APRIL-AT-LYMAN-DIRECTION-RUSSIAN-RUSSIAN-ARMY-SHELLED-NOVOSELIVSKE</text:a>
</text:p>
      <text:p text:style-name="P4">
News Source: <text:a xlink:type="simple" xlink:href="https://t.me/lumsrc/4456" text:style-name="Internet_20_link" text:visited-style-name="Visited_20_Internet_20_Link">
https://t.me/lumsrc/4456</text:a>
</text:p>
      <!--NEWS-->
      <text:h text:style-name="P10" text:outline-level="1">
<text:span text:style-name="T4">
巴赫穆特（Bakhmut Directio Rusian）军队炮击了Vasukivka，Zaliznyanske，Minkivka，Orikhovo-Basil ...</text:span>
</text:h>
      <text:p text:style-name="P4">
作者: liveuamap (Language: en)</text:p>
      <text:p text:style-name="P4">
时间: 2023-04-10T-50:48:00</text:p>
      <text:p text:style-name="P4">
地点: Donetsk Oblast (Latitude:48.37005 Longtitude:37.88635)</text:p>
      <text:p text:style-name="P4">
视频: []</text:p>
      <text:p text:style-name="P4">
图片: []</text:p>
      <text:p text:style-name="P4">
标签: ["Russia"]</text:p>
      <text:p text:style-name="P4">
Id: 22555044</text:p>
      <!--METADATA-->
      <text:p text:style-name="P4">
At Bakhmut direction Russian army shelled Vasukivka, Zaliznyanske, Minkivka,Orikhovo-Vasylivka, Markove, Bakhmut, Khromove, Ivanivske, Chasiv Yar, BilaHora, Ozaryanivka, Druzhba and Zalizne of Donetsk region, - General Staff ofArmed Forces of Ukraine says in the morning report</text:p>
      <text:p text:style-name="P4">
新闻集链接：<text:a xlink:type="simple" xlink:href="https://liveuamap.com/en/2023/10-april-at-bakhmut-direction-russian-army-shelled-vasukivka" text:style-name="Internet_20_link" text:visited-style-name="Visited_20_Internet_20_Link">
https://liveuamap.com/en/2023/10-April-trection-russian-army-shelled-vasukivka</text:a>
</text:p>
      <text:p text:style-name="P4">
News Source: <text:a xlink:type="simple" xlink:href="https://t.me/lumsrc/4457" text:style-name="Internet_20_link" text:visited-style-name="Visited_20_Internet_20_Link">
https://t.me/lumsrc/4457</text:a>
</text:p>
      <!--NEWS-->
      <text:h text:style-name="P10" text:outline-level="1">
<text:span text:style-name="T4">
JSC Avdiivka和Marynka方向Rusian军队炮击了Novokalin，Berdyshi，Steppe，已经...</text:span>
</text:h>
      <text:p text:style-name="P4">
作者: liveuamap (Language: en)</text:p>
      <text:p text:style-name="P4">
时间: 2023-04-10T-52:48:00</text:p>
      <text:p text:style-name="P4">
地点: Marinka, Donetsk Oblast (Latitude:47.94395 Longtitude:37.4929)</text:p>
      <text:p text:style-name="P4">
视频: []</text:p>
      <text:p text:style-name="P4">
图片: []</text:p>
      <text:p text:style-name="P4">
标签: ["Russia"]</text:p>
      <text:p text:style-name="P4">
Id: 22555043</text:p>
      <!--METADATA-->
      <text:p text:style-name="P4">
At Avdiyivka and Maryinka directions Russian army shelled Novokalynove,Berdychi, Stepove, Avdiyivka, Lastochkyne, Syeverne, Pervomayske,Krasnohorivka, Hostre, Heorhiyivka and Maryinka of Donetsk region, - GeneralStaff of Armed Forces of Ukraine says in the morning report</text:p>
      <text:p text:style-name="P4">
新闻集链接：(https://liveuamap.com/en/2023/10-april-at-avdiyivka-and-maryinka-directions-russian-army)</text:p>
      <text:p text:style-name="P4">
News Source: <text:a xlink:type="simple" xlink:href="https://t.me/lumsrc/4458" text:style-name="Internet_20_link" text:visited-style-name="Visited_20_Internet_20_Link">
https://t.me/lumsrc/4458</text:a>
</text:p>
      <!--NEWS-->
      <text:h text:style-name="P10" text:outline-level="1">
<text:span text:style-name="T4">
在Shakhtarsk指令，俄罗斯军队的胜利，Novomikhailivka，Bokhoynalenka，Shakhtar ...</text:span>
</text:h>
      <text:p text:style-name="P4">
作者: liveuamap (Language: en)</text:p>
      <text:p text:style-name="P4">
时间: 2023-04-10T-54:48:00</text:p>
      <text:p text:style-name="P4">
地点: Donetsk (Latitude:47.79125 Longtitude:36.98582)</text:p>
      <text:p text:style-name="P4">
视频: []</text:p>
      <text:p text:style-name="P4">
图片: []</text:p>
      <text:p text:style-name="P4">
标签: ["Russia"]</text:p>
      <text:p text:style-name="P4">
Id: 22555041</text:p>
      <!--METADATA-->
      <text:p text:style-name="P4">
俄罗斯在Shaktarske的指导上炮击了Pobyeda，Novomykhaylivka，Bohoyavlenka，Shakhtarske，Novoukrayinka，Velyka Novosilka，Prechystivka，Prechystivka andzolota Nyva Nyva Nyva Nyva Nyva NYETSK地区，DONETSK地区，乌克雷恩(Donetsk of Donetsk of Donetsk of Donetsk)</text:p>
      <text:p text:style-name="P4">
新闻集链接：<text:a xlink:type="simple" xlink:href="https://liveuamap.com/en/2023/10-april-at-shaktarske-direction-russian-army-shelled-pobyeda" text:style-name="Internet_20_link" text:visited-style-name="Visited_20_Internet_20_Link">
https://liveuamap.com/en/2023/10-pril-at-s-shktarske-russian-army-shelled-pobyeda</text:a>
</text:p>
      <text:p text:style-name="P4">
News Source: <text:a xlink:type="simple" xlink:href="https://t.me/lumsrc/4459" text:style-name="Internet_20_link" text:visited-style-name="Visited_20_Internet_20_Link">
https://t.me/lumsrc/4459</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10T-56:48:00</text:p>
      <text:p text:style-name="P4">
地点: Kherson (Latitude:46.6327 Longtitude:32.60193)</text:p>
      <text:p text:style-name="P4">
视频: []</text:p>
      <text:p text:style-name="P4">
图片: []</text:p>
      <text:p text:style-name="P4">
标签: ["Russia"]</text:p>
      <text:p text:style-name="P4">
Id: 22555037</text:p>
      <!--METADATA-->
      <text:p text:style-name="P4">
在Zaporizhzhia和Kherson的指示，俄罗斯军队炮击了Novopilof Donetsk地区的Vremivka； Zaporizke，Olhivske，Mala Tokmachka，Zaporizhzhia地区的Novoandriyivka和Kamyanske； Kachkarivka，Mykolaiivka，Lvove，Mykilskeand Inzhenerne，Kherson地区，Kherson City。</text:p>
      <text:p text:style-name="P4">
新闻集链接：<text:a xlink:type="simple" xlink:href="https://liveuamap.com/en/2023/10-april-at-zaporizhzhia-and-kherson-directions-russian-army" text:style-name="Internet_20_link" text:visited-style-name="Visited_20_Internet_20_Link">
https://liveuamap.com/en/2023/10-April-zaporizhia-kherson-directions-directions-russian-ramy</text:a>
</text:p>
      <text:p text:style-name="P4">
News Source: <text:a xlink:type="simple" xlink:href="https://t.me/lumsrc/4460" text:style-name="Internet_20_link" text:visited-style-name="Visited_20_Internet_20_Link">
https://t.me/lumsrc/4460</text:a>
</text:p>
      <!--NEWS-->
      <text:h text:style-name="P10" text:outline-level="1">
<text:span text:style-name="T4">
Kharkiv，Kharkivska Oblast（18:06）。 红色警报：空中威胁。 警笛声。 立即掩盖！</text:span>
</text:h>
      <text:p text:style-name="P4">
作者: liveuamap (Language: en)</text:p>
      <text:p text:style-name="P4">
时间: 2023-04-10T12:08:00</text:p>
      <text:p text:style-name="P4">
地点: Kharkiv (Latitude:49.98116 Longtitude:36.25152)</text:p>
      <text:p text:style-name="P4">
视频: []</text:p>
      <text:p text:style-name="P4">
图片: []</text:p>
      <text:p text:style-name="P4">
标签: ["Europe", "Central and Eastern Europe"]</text:p>
      <text:p text:style-name="P4">
Id: 22555102</text:p>
      <!--METADATA-->
      <text:p text:style-name="P4">
哈尔基夫(Kharkiv)，哈尔基夫地区(18:06). Red Alert: aerial threat. Sirens sounding.Take cover now!</text:p>
      <text:p text:style-name="P4">
News Collection Link: <text:a xlink:type="simple" xlink:href="https://liveuamap.com/en/2023/10-april-kharkiv-kharkivska-oblast1806-red-alg" text:style-name="Internet_20_link" text:visited-style-name="Visited_20_Internet_20_Link">
https://liveuamap.com/en/2023/10-april-kharkiv-kharkivska-oblast1806-red-alg</text:a>
</text:p>
      <text:p text:style-name="P4">
News Source: <text:a xlink:type="simple" xlink:href="https://t.me/suspilnekharkiv/23764" text:style-name="Internet_20_link" text:visited-style-name="Visited_20_Internet_20_Link">
https://t.me/suspilnekharkiv/23764</text:a>
</text:p>
      <!--NEWS-->
      <text:h text:style-name="P10" text:outline-level="1">
<text:span text:style-name="T4">
Kherson，Khersonska Oblast（18:52）。 红色警报：空中威胁。 警笛声。 立即掩盖！</text:span>
</text:h>
      <text:p text:style-name="P4">
作者: liveuamap (Language: en)</text:p>
      <text:p text:style-name="P4">
时间: 2023-04-10T12:53:00</text:p>
      <text:p text:style-name="P4">
地点: Kherson (Latitude:46.65643 Longtitude:32.61901)</text:p>
      <text:p text:style-name="P4">
视频: []</text:p>
      <text:p text:style-name="P4">
图片: []</text:p>
      <text:p text:style-name="P4">
标签: ["Europe", "Central and Eastern Europe"]</text:p>
      <text:p text:style-name="P4">
Id: 22555115</text:p>
      <!--METADATA-->
      <text:p text:style-name="P4">
赫尔森，赫森地区(18:52). Red Alert: aerial threat. Sirens sounding.Take cover now!</text:p>
      <text:p text:style-name="P4">
News Collection Link: <text:a xlink:type="simple" xlink:href="https://liveuamap.com/en/2023/10-april-kherson-khersonska-oblast1852-red-alg" text:style-name="Internet_20_link" text:visited-style-name="Visited_20_Internet_20_Link">
https://liveuamap.com/en/2023/10-april-kherson-khersonska-oblast1852-red-alg</text:a>
</text:p>
      <text:p text:style-name="P4">
News Source: <text:a xlink:type="simple" xlink:href="https://t.me/air_alert_ua/42859" text:style-name="Internet_20_link" text:visited-style-name="Visited_20_Internet_20_Link">
https://t.me/air_alert_ua/42859</text:a>
</text:p>
      <!--NEWS-->
      <text:h text:style-name="P10" text:outline-level="1">
<text:span text:style-name="T4">
Donetsk Oblast（20:05）。 红色警报：空中威胁。 警笛声。 立即掩盖！</text:span>
</text:h>
      <text:p text:style-name="P4">
作者: liveuamap (Language: en)</text:p>
      <text:p text:style-name="P4">
时间: 2023-04-10T14:07:00</text:p>
      <text:p text:style-name="P4">
地点: Donetsk Oblast (Latitude:48.72744 Longtitude:37.5781)</text:p>
      <text:p text:style-name="P4">
视频: []</text:p>
      <text:p text:style-name="P4">
图片: []</text:p>
      <text:p text:style-name="P4">
标签: ["Europe", "Central and Eastern Europe"]</text:p>
      <text:p text:style-name="P4">
Id: 22555134</text:p>
      <!--METADATA-->
      <text:p text:style-name="P4">
Donetsk Oblast(20:05). Red Alert: aerial threat. Sirens sounding. Take covernow!</text:p>
      <text:p text:style-name="P4">
News Collection Link: <text:a xlink:type="simple" xlink:href="https://liveuamap.com/en/2023/10-april-donetsk-oblast2005-red-alert-aerial-g" text:style-name="Internet_20_link" text:visited-style-name="Visited_20_Internet_20_Link">
https://liveuamap.com/en/2023/10-april-donetsk-oblast2005-red-alert-aerial-g</text:a>
</text:p>
      <text:p text:style-name="P4">
News Source: <text:a xlink:type="simple" xlink:href="https://t.me/air_alert_ua/42861" text:style-name="Internet_20_link" text:visited-style-name="Visited_20_Internet_20_Link">
https://t.me/air_alert_ua/42861</text:a>
</text:p>
      <!--NEWS-->
      <text:h text:style-name="P10" text:outline-level="1">
<text:span text:style-name="T4">
Donetsk Oblast（22:38）。 红色警报：空中威胁。 警笛声。 立即掩盖！</text:span>
</text:h>
      <text:p text:style-name="P4">
作者: liveuamap (Language: en)</text:p>
      <text:p text:style-name="P4">
时间: 2023-04-10T16:40:00</text:p>
      <text:p text:style-name="P4">
地点: Donetsk Oblast (Latitude:48.72821 Longtitude:37.57754)</text:p>
      <text:p text:style-name="P4">
视频: []</text:p>
      <text:p text:style-name="P4">
图片: []</text:p>
      <text:p text:style-name="P4">
标签: ["Europe", "Central and Eastern Europe"]</text:p>
      <text:p text:style-name="P4">
Id: 22555142</text:p>
      <!--METADATA-->
      <text:p text:style-name="P4">
Donetsk Oblast(22:38). Red Alert: aerial threat. Sirens sounding. Take covernow!</text:p>
      <text:p text:style-name="P4">
News Collection Link: <text:a xlink:type="simple" xlink:href="https://liveuamap.com/en/2023/10-april-donetsk-oblast2238-red-alert-aerial-g" text:style-name="Internet_20_link" text:visited-style-name="Visited_20_Internet_20_Link">
https://liveuamap.com/en/2023/10-april-donetsk-oblast2238-red-alert-aerial-g</text:a>
</text:p>
      <text:p text:style-name="P4">
News Source: <text:a xlink:type="simple" xlink:href="https://t.me/air_alert_ua/42864" text:style-name="Internet_20_link" text:visited-style-name="Visited_20_Internet_20_Link">
https://t.me/air_alert_ua/42864</text:a>
</text:p>
      <!--NEWS-->
      <text:h text:style-name="P10" text:outline-level="1">
<text:span text:style-name="T4">
Donetsk Oblast（23:50）。 红色警报：空中威胁。 警笛声。 立即掩盖！</text:span>
</text:h>
      <text:p text:style-name="P4">
作者: liveuamap (Language: en)</text:p>
      <text:p text:style-name="P4">
时间: 2023-04-10T17:50:00</text:p>
      <text:p text:style-name="P4">
地点: Donetsk Oblast (Latitude:48.72702 Longtitude:37.57748)</text:p>
      <text:p text:style-name="P4">
视频: []</text:p>
      <text:p text:style-name="P4">
图片: []</text:p>
      <text:p text:style-name="P4">
标签: ["Europe", "Central and Eastern Europe"]</text:p>
      <text:p text:style-name="P4">
Id: 22555144</text:p>
      <!--METADATA-->
      <text:p text:style-name="P4">
Donetsk Oblast(23:50). Red Alert: aerial threat. Sirens sounding. Take covernow!</text:p>
      <text:p text:style-name="P4">
News Collection Link: <text:a xlink:type="simple" xlink:href="https://liveuamap.com/en/2023/10-april-donetsk-oblast2350-red-alert-aerial-g" text:style-name="Internet_20_link" text:visited-style-name="Visited_20_Internet_20_Link">
https://liveuamap.com/en/2023/10-april-donetsk-oblast2350-red-alert-aerial-g</text:a>
</text:p>
      <text:p text:style-name="P4">
News Source: <text:a xlink:type="simple" xlink:href="https://t.me/air_alert_ua/42866" text:style-name="Internet_20_link" text:visited-style-name="Visited_20_Internet_20_Link">
https://t.me/air_alert_ua/42866</text:a>
</text:p>
      <!--NEWS-->
      <text:h text:style-name="P10" text:outline-level="1">
<text:span text:style-name="T4">
Zaporizka Oblast（23:52）。 红色警报：空中威胁。 警笛声。 立即掩盖！</text:span>
</text:h>
      <text:p text:style-name="P4">
作者: liveuamap (Language: en)</text:p>
      <text:p text:style-name="P4">
时间: 2023-04-10T17:53:00</text:p>
      <text:p text:style-name="P4">
地点: Zaporizka Oblast (Latitude:47.612311 Longtitude:35.764621)</text:p>
      <text:p text:style-name="P4">
视频: []</text:p>
      <text:p text:style-name="P4">
图片: []</text:p>
      <text:p text:style-name="P4">
标签: ["Europe", "Central and Eastern Europe"]</text:p>
      <text:p text:style-name="P4">
Id: 22555145</text:p>
      <!--METADATA-->
      <text:p text:style-name="P4">
Zaporizhzhia地区(23:52). Red Alert: aerial threat. Sirens sounding. Take covernow!</text:p>
      <text:p text:style-name="P4">
News Collection Link: <text:a xlink:type="simple" xlink:href="https://liveuamap.com/en/2023/10-april-zaporizka-oblast2352-red-alert-aeriag" text:style-name="Internet_20_link" text:visited-style-name="Visited_20_Internet_20_Link">
https://liveuamap.com/en/2023/10-april-zaporizka-oblast2352-red-alert-aeriag</text:a>
</text:p>
      <text:p text:style-name="P4">
News Source: <text:a xlink:type="simple" xlink:href="https://t.me/air_alert_ua/42867" text:style-name="Internet_20_link" text:visited-style-name="Visited_20_Internet_20_Link">
https://t.me/air_alert_ua/42867</text:a>
</text:p>
      <!--NEWS-->
      <text:h text:style-name="P10" text:outline-level="1">
<text:span text:style-name="T4">
哈尔基夫（Kharkiv），哈尔基夫地区（Kharkiv），德尼普罗（Dnipro），德尼普罗群（Dnipropetrovsk）地区，波尔塔瓦（Poltava）地区（23:53）。 红色Aller ...</text:span>
</text:h>
      <text:p text:style-name="P4">
作者: liveuamap (Language: en)</text:p>
      <text:p text:style-name="P4">
时间: 2023-04-10T17:54:00</text:p>
      <text:p text:style-name="P4">
地点: Kharkiv (Latitude:49.98081000 Longtitude:36.25272000)</text:p>
      <text:p text:style-name="P4">
视频: []</text:p>
      <text:p text:style-name="P4">
图片: []</text:p>
      <text:p text:style-name="P4">
标签: ["Europe", "Central and Eastern Europe"]</text:p>
      <text:p text:style-name="P4">
Id: 22555146</text:p>
      <!--METADATA-->
      <text:p text:style-name="P4">
卡尔基夫(Kharkiv(23:53). Red Alert: aerial threat. Sirens sounding. Take cover now!</text:p>
      <text:p text:style-name="P4">
News Collection Link: <text:a xlink:type="simple" xlink:href="https://liveuamap.com/en/2023/10-april-kharkiv-kharkivska-oblast-dnipro-dnig" text:style-name="Internet_20_link" text:visited-style-name="Visited_20_Internet_20_Link">
https://liveuamap.com/en/2023/10-april-kharkiv-kharkivska-oblast-dnipro-dnig</text:a>
</text:p>
      <text:p text:style-name="P4">
News Source: <text:a xlink:type="simple" xlink:href="https://t.me/air_alert_ua/42870" text:style-name="Internet_20_link" text:visited-style-name="Visited_20_Internet_20_Link">
https://t.me/air_alert_ua/42870</text:a>
</text:p>
      <!--NEWS-->
      <text:h text:style-name="P10" text:outline-level="1">
<text:span text:style-name="T4">
Donetsk Oblast（01:31）。 红色警报：空中威胁。 警笛声。 立即掩盖！</text:span>
</text:h>
      <text:p text:style-name="P4">
作者: liveuamap (Language: en)</text:p>
      <text:p text:style-name="P4">
时间: 2023-04-10T19:33:00</text:p>
      <text:p text:style-name="P4">
地点: Donetsk Oblast (Latitude:48.72654 Longtitude:37.57765)</text:p>
      <text:p text:style-name="P4">
视频: []</text:p>
      <text:p text:style-name="P4">
图片: []</text:p>
      <text:p text:style-name="P4">
标签: ["Europe", "Central and Eastern Europe"]</text:p>
      <text:p text:style-name="P4">
Id: 22555147</text:p>
      <!--METADATA-->
      <text:p text:style-name="P4">
Donetsk Oblast(01:31). Red Alert: aerial threat. Sirens sounding. Take covernow!</text:p>
      <text:p text:style-name="P4">
News Collection Link: <text:a xlink:type="simple" xlink:href="https://liveuamap.com/en/2023/10-april-donetsk-oblast0131-red-alert-aerial-g" text:style-name="Internet_20_link" text:visited-style-name="Visited_20_Internet_20_Link">
https://liveuamap.com/en/2023/10-april-donetsk-oblast0131-red-alert-aerial-g</text:a>
</text:p>
      <text:p text:style-name="P4">
News Source: <text:a xlink:type="simple" xlink:href="https://t.me/air_alert_ua/42876" text:style-name="Internet_20_link" text:visited-style-name="Visited_20_Internet_20_Link">
https://t.me/air_alert_ua/42876</text:a>
</text:p>
      <!--NEWS-->
      <text:h text:style-name="P10" text:outline-level="1">
<text:span text:style-name="T4">
我们准备融入捍卫者和捍卫者的和平生活 - 尤利娅·拉普蒂纳（Yulia Laputina）</text:span>
</text:h>
      <text:p text:style-name="P4">
作者: ['АРМІЯINFORM']</text:p>
      <text:p text:style-name="P4">
时间: 2023-04-10T32:00:00-04:00</text:p>
      <text:p text:style-name="P4">
描述: mi gotuyya到我们Zakhisnikiv IB Zakhisnitsy世界中的Ilntegrats。 关于TSE ROSPOVIL ...与乌克兰2022年的战争，与乌克兰的最新新闻战争，与乌克兰的新闻战争，2022年的新闻战争，乌克兰和俄罗斯之间的最后一场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62b9de9c5fcab44-yuliya-laputina.jpeg" text:style-name="Internet_20_link" text:visited-style-name="Visited_20_Internet_20_Link">
62b9de9c5fcab44-yuliya-laputina.jpeg</text:a>
']</text:p>
      <text:p text:style-name="P4">
标签: ['МІНВЕТЕРАНІВ', 'СОЦІАЛЬНИЙ ЗАХИСТ', 'ЮЛІЯ ЛАПУТІНА']</text:p>
      <text:p text:style-name="P4">
类别: News</text:p>
      <!--METADATA-->
      <text:p text:style-name="P4">
<draw:frame draw:style-name="fr1" draw:name="Image2" text:anchor-type="as-char" svg:width="6.9236in" svg:height="4.699123in" draw:z-index="0">
<draw:image xlink:href="../Images/AРМІЯINFORM/2023-04-10T32-00-00-04-00/62b9de9c5fcab44-yuliya-laputina.jpeg" xlink:type="simple" xlink:show="embed" xlink:actuate="onLoad" draw:mime-type="image/jpeg"/>
</draw:frame>
朱莉娅·拉普蒂纳(Julia Laputina)</text:p>
      <text:p text:style-name="P4">
我们准备融入捍卫者和捍卫者的和平生活。 退伍军人朱莉娅·拉普丁(Julia Laputin)的部长就是关于这一点的。 她报告说，政府已批准并批准了退伍军人事工的倡议，从军事生涯的过渡中。 对于北约国家的实践，这是一种正常的做法。 我们的战士应获得所有必要的帮助。</text:p>
      <text:p text:style-name="P4">
这在[消息]中说明了(https://www.kmu.gov.ua/news/yuliia-laputina-my-hotuiemosia-do-intehratsii-v-myrne-zhyttia-nashykh-zakhysnykiv-i-zakhysnyts)政府门户。</text:p>
      <text:p text:style-name="P4">
“胜利后，许多人将返回他们的社区，我们必须为他们创造条件。 在此期间，我们将搬到恢复国家并维持下去。 因此，重要的是要为人们提供自己发展的工具，以融入社区的家庭和经济，他们已经获得了平民专业。”  - 国防部负责人说。</text:p>
      <text:p text:style-name="P4">
她还报告说，由于成立了退伍军人事务部的几个试点项目，以及教育与科学部，教育机构的退伍军人发展中心。 这使您可以掌握灵活和可用的工具来掌握平民。此外，还计划了资深体育发展的许多方面。</text:p>
      <text:p text:style-name="P4">
“我们所有人都住在同一国家，知道什么真正的问题是创新的，但是现在几乎每周与总理的领导会议，以加快竞争性竞争进程以维持医疗和心理援助的过程，“  - ”  - 尤利娅·拉普蒂纳(Yulia Laputina)说。</text:p>
      <text:p text:style-name="P4">
她单独指出，该部目前正在为Lviv，Mykolaiv，Dnipropetrovsk，Vinnytsia地区的退伍军人助理进行试点项目。 服务他们的活动将是退伍军人的服务中心。</text:p>
      <text:p text:style-name="P4">
“我们正在创建一个将退伍军人融入和平生活的生态系统。我们在CNAP中打开“退伍军人窗户”，那里有可用的服务。”  - 总结了退伍军人部。</text:p>
      <text:p text:style-name="P4">
我们将提醒，4月7日，政府同意乌克兰总统的法令草案。</text:p>
      <text:p text:style-name="P4">
News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NEWS-->
      <text:h text:style-name="P10" text:outline-level="1">
<text:span text:style-name="T4">
“我们在这里无家可归，我们被扔了幼犬”  - 拦截古尔</text:span>
</text:h>
      <text:p text:style-name="P4">
作者: ['АРМІЯINFORM']</text:p>
      <text:p text:style-name="P4">
时间: 2023-04-10T33:00:00-04:00</text:p>
      <text:p text:style-name="P4">
描述: https://youtu.be/gth6g2c2c2c57no golovna由迷你防御的RosvEs管理...与乌克兰2022年的战争，与乌克兰的最新消息，今天与乌克兰2022年与乌克兰战争进行战争，今天将在乌克兰和俄罗斯之间进行战争，乌克兰和俄罗斯之间发生战争当他们在2022年与乌克兰进行战争时，他们说，在不久的将来，乌克兰是否会与乌克兰进行战争</text:p>
      <text:p text:style-name="P4">
图片: []</text:p>
      <text:p text:style-name="P4">
标签: ['STOPRUSSIA', 'АГРЕСІЯ РФ', 'ВІЙНА', 'ВТОРГНЕННЯ РФ', 'ГОЛОВНЕ УПРАВЛІННЯ РОЗВІДКИ МО УКРАЇНИ', 'ГУР ПЕРЕХОПЛЕННЯ']</text:p>
      <text:p text:style-name="P4">
类别: News</text:p>
      <!--METADATA-->
      <text:p text:style-name="P4">
乌克兰国防部情报局主要局<text:a xlink:type="simple" xlink:href="https://gur.gov.ua/content/my---bomzhy-zdes-my---shchenky-broshennye.html" text:style-name="Internet_20_link" text:visited-style-name="Visited_20_Internet_20_Link">
公开</text:a>
对谈话的新拦截，占领者讲述了缺乏军事装备和援助的原理。</text:p>
      <text:p text:style-name="P4">
他说，与此同时，他们既没有设备也没有武器。 还有一些可以加热食物的东西，因为没有火。</text:p>
      <text:p text:style-name="P4">
此外，占领者还向对话者抱怨占领部队中缺乏轮换。</text:p>
      <text:p text:style-name="P4">
News Source: <text:a xlink:type="simple" xlink:href="https://armyinform.com.ua/2023/04/10/my-bomzhi-tut-my-czuczenyata-kynuti-perehoplennya-gur/" text:style-name="Internet_20_link" text:visited-style-name="Visited_20_Internet_20_Link">
https://armyinform.com.ua/2023/04/10/my-bomzhi-tut-my-czuczenyata-kynuti-perehoplennya-gur/</text:a>
</text:p>
      <!--NEWS-->
      <text:h text:style-name="P10" text:outline-level="1">
<text:span text:style-name="T4">
打击错误信息的中心发展了新的俄罗斯假货</text:span>
</text:h>
      <text:p text:style-name="P4">
作者: ['АРМІЯINFORM']</text:p>
      <text:p text:style-name="P4">
时间: 2023-04-10T34:00:00-04:00</text:p>
      <text:p text:style-name="P4">
描述: 乌克兰Rnbo的Wizin -Format中心关于伪造的格式...与乌克兰2022年的战争，与乌克兰与乌克兰的最新新闻，今天与乌克兰的新闻，乌克兰2022年上次与乌克兰进行战争，乌克兰与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2/06/fejky.jpg" text:style-name="Internet_20_link" text:visited-style-name="Visited_20_Internet_20_Link">
fejky.jpg</text:a>
']</text:p>
      <text:p text:style-name="P4">
标签: ['STOPRUSSIA', 'АГРЕСІЯ РФ', 'ВТОРГНЕННЯ РФ', 'РОСІЙСЬКІ ФЕЙКИ', 'ФЕЙКИ РФ']</text:p>
      <text:p text:style-name="P4">
类别: News</text:p>
      <!--METADATA-->
      <text:p text:style-name="P4">
<draw:frame draw:style-name="fr1" draw:name="Image3" text:anchor-type="as-char" svg:width="6.9236in" svg:height="5.181533in" draw:z-index="0">
<draw:image xlink:href="../Images/AРМІЯINFORM/2023-04-10T34-00-00-04-00/fejky.jpg" xlink:type="simple" xlink:show="embed" xlink:actuate="onLoad" draw:mime-type="image/jpeg"/>
</draw:frame>
。(https://www.facebook.com/hashtag/%D1%86%D0%BF%D0%B4_%D1%96%D0%BD%D1%84%D0%BE%D1%80%D0%BC%D1%83%D1%94?<text:span text:style-name="T4">
eep</text:span>
=6&amp;<text:span text:style-name="T4">
cft</text:span>
%5b0%5d=AZW9OmdDrFDQFE53k2liisD1987FI9LKdsobiDuytMQiXG1Q2sUdgP0mxu4zdG3TPKLfryzX_rz3dWWrNmZ11ksc9VSkUPCGGIhM2HbGop2ZoXPSVSwFUTiXlsKkQRo3R4eCuxs9ZjNtZRdvbSOUrM_QO60OK3XuKoQnq9AbBD0AwheNxfo1nv86azSHLlu1BOA&amp;<text:span text:style-name="T4">
tn</text:span>
=*NK-R)关于伪造和错误信息从3.04到9.04</text:p>
      <text:p text:style-name="P4">
<text:span text:style-name="T5">
与53名omb的乌克兰防守者的上诉录像所有没有工作的当地人 </text:span>
曾在村庄中谋杀案件的Kherson Sbu Kherson局。 Nikolaev地区的Novopoltavka</text:p>
      <text:p text:style-name="P4">
*法国报纸查理·赫布多(Charlie Hebdo)的封面，带有戏剧性耶稣的形象，俄罗斯总统普京(V.他的鼻孔</text:p>
      <text:p text:style-name="P4">
News Source: <text:a xlink:type="simple" xlink:href="https://armyinform.com.ua/2023/04/10/czentr-protydiyi-dezinformacziyi-rozvinchuye-rosijski-fejkovi-video/" text:style-name="Internet_20_link" text:visited-style-name="Visited_20_Internet_20_Link">
https://armyinform.com.ua/2023/04/10/czentr-protydiyi-dezinformacziyi-rozvinchuye-rosijski-fejkovi-video/</text:a>
</text:p>
      <!--NEWS-->
      <text:h text:style-name="P10" text:outline-level="1">
<text:span text:style-name="T4">
对于乌克兰人，从波兰到德国免费旅行</text:span>
</text:h>
      <text:p text:style-name="P4">
作者: ['АРМІЯINFORM']</text:p>
      <text:p text:style-name="P4">
时间: 2023-04-10T35:00:00-04:00</text:p>
      <text:p text:style-name="P4">
描述: 谈论段落“消息-Hanover”。 诺曼诺夫（Nomanov）对乌克兰的困惑Provyzd ...与乌克兰2022年的战争，与乌克兰的最新新闻战争，与乌克兰的新闻战争，与乌克兰2022年的新闻战争，今天将在乌克兰和俄罗斯之间以及乌克兰的战争之间发生战争他们说，是否会在不久的将来与乌克兰发生战争</text:p>
      <text:p text:style-name="P4">
图片: ['<text:a xlink:type="simple" xlink:href="https://armyinform.com.ua/wp-content/uploads/2023/04/img_20230409_105155_656.jpg" text:style-name="Internet_20_link" text:visited-style-name="Visited_20_Internet_20_Link">
img_20230409_105155_656.jpg</text:a>
']</text:p>
      <text:p text:style-name="P4">
标签: ['МІНРЕІНТЕГРАЦІЇ']</text:p>
      <text:p text:style-name="P4">
类别: News</text:p>
      <!--METADATA-->
      <text:p text:style-name="P4">
<draw:frame draw:style-name="fr1" draw:name="Image4" text:anchor-type="as-char" svg:width="6.9236in" svg:height="3.894525in" draw:z-index="0">
<draw:image xlink:href="../Images/AРМІЯINFORM/2023-04-10T35-00-00-04-00/img_20230409_105155_656.jpg" xlink:type="simple" xlink:show="embed" xlink:actuate="onLoad" draw:mime-type="image/jpeg"/>
</draw:frame>
说明性照片</text:p>
      <text:p text:style-name="P4">
这是火车“ Przemysl -Hanover”。 <text:a xlink:type="simple" xlink:href="https://minre.gov.ua/2023/04/09/bezoplatnyj-proyizd-potyagom-z-polshhi-do-nimechchyny-dlya-ukrayincziv-prodovzheno/" text:style-name="Internet_20_link" text:visited-style-name="Visited_20_Internet_20_Link">
报告</text:a>
乌克兰暂时占领领土的重新融入部。</text:p>
      <text:p text:style-name="P4">
从Przemysl出发将在4月22:30的奇数上进行。您不需要种植优惠券。 您要做的就是介绍乌克兰公民或其他身份文件。</text:p>
      <text:p text:style-name="P4">
运输优先考虑的人是有波兰红十字会的手镯，有孩子，老年人和人的家庭。 在缺乏空缺的情况下，您应该联系志愿者十字架。 他们将有助于安置，并保证下一列火车。</text:p>
      <text:p text:style-name="P4">
在汉诺威，乘客受到了雇员或志愿者的欢迎，他们将向中心指示玛莎。</text:p>
      <text:p text:style-name="P4">
News Source: <text:a xlink:type="simple" xlink:href="https://armyinform.com.ua/2023/04/10/dlya-ukrayincziv-prodovzheno-bezoplatnyj-proyizd-potyagom-z-polshhi-do-nimechchyny/" text:style-name="Internet_20_link" text:visited-style-name="Visited_20_Internet_20_Link">
https://armyinform.com.ua/2023/04/10/dlya-ukrayincziv-prodovzheno-bezoplatnyj-proyizd-potyagom-z-polshhi-do-nimechchyny/</text:a>
</text:p>
      <!--NEWS-->
      <text:h text:style-name="P10" text:outline-level="1">
<text:span text:style-name="T4">
如果我们不解决“俄罗斯”的问题，那么所有其他问题对我们来说都是极其困难的-Alexei Danilov</text:span>
</text:h>
      <text:p text:style-name="P4">
作者: ['АРМІЯINFORM']</text:p>
      <text:p text:style-name="P4">
时间: 2023-04-10T36:00:00-04:00</text:p>
      <text:p text:style-name="P4">
描述: 关于TSE，为国家Bezpeki的秘书，Oleksii Danylov Pid Hour的辩护...与乌克兰2022年的战争，与乌克兰的最新新闻，今天与乌克兰的新闻战争，今天与乌克兰2022年的新闻战争，乌克兰与乌克兰之间的战争是否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39260004_961995198578812_8596379817614800417_n.jpg" text:style-name="Internet_20_link" text:visited-style-name="Visited_20_Internet_20_Link">
339260004_961995198578812_8596379817614800417_n.jpg</text:a>
']</text:p>
      <text:p text:style-name="P4">
标签: ['НАЦІОНАЛЬНА ПЛАНФОРМА СТІЙКОСТІ ТА ЗГУРТОВАНОСТІ', 'ОЛЕКСІЙ ДАНІЛОВ', 'РНБО УКРАЇНИ', 'СТІЙКА УКРАЇНА']</text:p>
      <text:p text:style-name="P4">
类别: News</text:p>
      <!--METADATA-->
      <text:p text:style-name="P4">
<draw:frame draw:style-name="fr1" draw:name="Image5" text:anchor-type="as-char" svg:width="6.9236in" svg:height="4.621503in" draw:z-index="0">
<draw:image xlink:href="../Images/AРМІЯINFORM/2023-04-10T36-00-00-04-00/339260004_961995198578812_8596379817614800417_n.jpg" xlink:type="simple" xlink:show="embed" xlink:actuate="onLoad" draw:mime-type="image/jpeg"/>
</draw:frame>
关于<text:a xlink:type="simple" xlink:href="https://www.facebook.com/events/728634982233066/" text:style-name="Internet_20_link" text:visited-style-name="Visited_20_Internet_20_Link">
告诉</text:a>
国家安全与国防部秘书Alexey Danilov在讨论“面对外部挑战之前的乌克兰”期间。</text:p>
      <text:p text:style-name="P4">
他坚信俄罗斯的分裂已经开始，而全面入侵2022年2月24日的决定只加快了这一过程。</text:p>
      <text:p text:style-name="P4">
“无论某些国家(包括西方国家)的愿望如何，都会发生这种分裂。 一切都将从高加索开始。 NSDC秘书强调。</text:p>
      <text:p text:style-name="P4">
如果分裂过程未完成，乌克兰的稳定问题将不断中断议程。</text:p>
      <text:p text:style-name="P4">
“在风险区中的国家并不吸引投资者。 无论安全状况如何，都不需要使用资金。 世界上有很多国家可以在没有风险的情况下进行投资。 因此，如果我们不被俄罗斯的问题抛弃，那么所有其他问题对我们来说将非常困难。” Alexei Danilov说。</text:p>
      <text:p text:style-name="P4">
他认为，乌克兰的新工会和任务将在世界和该地区组成，以使他们在帮助下保护自己免受俄罗斯的影响。</text:p>
      <text:p text:style-name="P4">
NSDC秘书还分享了世界发展的预测。 国家安全委员会开发了五种基本情况，其中包括：</text:p>
      <text:p text:style-name="P4">
1 \。 民主国家的复兴和一个由美国陪同的人世界</text:p>
      <text:p text:style-name="P4">
2 \。 在中国影响下的变量世界</text:p>
      <text:p text:style-name="P4">
3 \。 美国和中国将统治的两个最终世界</text:p>
      <text:p text:style-name="P4">
4 \。 多极世界，或世界分散成几个经济和安全块</text:p>
      <text:p text:style-name="P4">
5 \。 欧盟和中国联盟将产生最大的影响</text:p>
      <text:p text:style-name="P4">
Alexei Danilov坚信，最有可能的是添加剂世界过渡的情况，或者是两国的竞争共存。</text:p>
      <text:p text:style-name="P4">
News Source: <text:a xlink:type="simple" xlink:href="https://armyinform.com.ua/2023/04/10/yakshho-my-ne-vyrishuyemo-pytannya-rosiyi-vsi-inshi-pytannya-budut-dlya-nas-vkraj-vazhkymy-oleksij-danilov/" text:style-name="Internet_20_link" text:visited-style-name="Visited_20_Internet_20_Link">
https://armyinform.com.ua/2023/04/10/yakshho-my-ne-vyrishuyemo-pytannya-rosiyi-vsi-inshi-pytannya-budut-dlya-nas-vkraj-vazhkymy-oleksij-danilov/</text:a>
</text:p>
      <!--NEWS-->
      <text:h text:style-name="P10" text:outline-level="1">
<text:span text:style-name="T4">
欧盟与G7国家讨论了有关俄罗斯侵略的特别法庭 - 欧洲委员会</text:span>
</text:h>
      <text:p text:style-name="P4">
作者: ['АРМІЯINFORM']</text:p>
      <text:p text:style-name="P4">
时间: 2023-04-10T37:00:00-04:00</text:p>
      <text:p text:style-name="P4">
描述: Hovropysky Union是对该国“ Great Simki”（G7）的考虑...与乌克兰2022年的战争，与乌克兰的战争是今天的最新消息，即与乌克兰2022年的战争，这是今天的最后一场战争，将会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630_360_1546125589-202.jpeg" text:style-name="Internet_20_link" text:visited-style-name="Visited_20_Internet_20_Link">
630_360_1546125589-202.jpeg</text:a>
']</text:p>
      <text:p text:style-name="P4">
标签: ['G7', 'STOPRUSSIA', 'YES', 'АГРЕСІЯ РФ', 'ВЕЛИКА СІМКА', 'ВТОРГНЕННЯ РФ', 'ЄВРОКОМІСАР', 'СПЕЦТРИБУНАЛ ПРОТИ РФ']</text:p>
      <text:p text:style-name="P4">
类别: News</text:p>
      <!--METADATA-->
      <text:p text:style-name="P4">
<draw:frame draw:style-name="fr1" draw:name="Image6" text:anchor-type="as-char" svg:width="6.9236in" svg:height="3.956343in" draw:z-index="0">
<draw:image xlink:href="../Images/AРМІЯINFORM/2023-04-10T37-00-00-04-00/630_360_1546125589-202.jpeg" xlink:type="simple" xlink:show="embed" xlink:actuate="onLoad" draw:mime-type="image/jpeg"/>
</draw:frame>
欧盟继续与七大国家讨论(G7)建立一个特别法庭起诉俄罗斯侵略乌克兰的可能性。 欧洲司法专员Didierenders在接受采访[Kyodonews。(https://english.kyodonews.net/news/2023/04/b59d43b0083a-eu-justice-chief-seeks-g-7-unity-on-tribunal-for-russia-over-ukraine.html)“在日本在G7担任总统期间，我们将继续(与大七国国家的讨论。  -  <text:span text:style-name="T4">
 </text:span>
。)看看是否可以使用相同的方法。 现在在地图上放置的是侵略罪。”迪尔·雷德斯(Didier Reinders)说。</text:p>
      <text:p text:style-name="P4">
他强调说，在与乌克兰司法机构合作，联合国国际刑事法院的欧盟正在研究建立一个特别法庭或混合法庭的可能性，乌克兰和国际法官参加俄罗斯的起诉对乌克兰的侵略罪。</text:p>
      <text:p text:style-name="P4">
G7的司法部长 - 英国，加拿大，法国，德国，意大利，日本，美国和欧盟 - 在7月7日在东京举行的会议上，他们计划在乌克兰，在莫斯科解决的战争期间，他们计划在乌克兰。</text:p>
      <text:p text:style-name="P4">
我们会提醒，沃迪米尔·泽伦斯基(Volodymyr Zelenskyy)总统认为，将在战争结束后创建一个特殊的法庭，以吸引俄罗斯领导人侵略乌克兰。 目前正在进行有关联合国解决方案的格式和文本-Web抽屉的工作。</text:p>
      <text:p text:style-name="P4">
News Source: <text:a xlink:type="simple" xlink:href="https://armyinform.com.ua/2023/04/10/yevrosoyuz-obgovoryuye-z-krayinamy-g7-specztrybunal-shhodo-zlochynu-agresiyi-rosiyi-yevrokomisar/" text:style-name="Internet_20_link" text:visited-style-name="Visited_20_Internet_20_Link">
https://armyinform.com.ua/2023/04/10/yevrosoyuz-obgovoryuye-z-krayinamy-g7-specztrybunal-shhodo-zlochynu-agresiyi-rosiyi-yevrokomisar/</text:a>
</text:p>
      <!--NEWS-->
      <text:h text:style-name="P10" text:outline-level="1">
<text:span text:style-name="T4">
俄罗斯人使用火炮来弥补进攻潜力的减少 - 战争研究所</text:span>
</text:h>
      <text:p text:style-name="P4">
作者: ['АРМІЯINFORM']</text:p>
      <text:p text:style-name="P4">
时间: 2023-04-10T38:00:00-04:00</text:p>
      <text:p text:style-name="P4">
描述: 这些人是俄罗斯联邦Vedei Black Updowns的军队，前线，Vyannya Zagal ...与乌克兰2022年的战争，与乌克兰与乌克兰的最新新闻，今天与乌克兰的新闻战争，乌克兰2022年的新闻战，乌克兰和乌克兰之间的战争将发生俄罗斯以及何时，何时，何时，何时，何时，何时，何时，何时，何时，何时，何时，何时，何时，何时，2022年与乌克兰的战争将在不久的将来与乌克兰发生战争乌克兰，乌克兰今天的新闻，乌克兰媒体的乌克兰新闻在俄罗斯</text:p>
      <text:p text:style-name="P4">
图片: ['<text:a xlink:type="simple" xlink:href="https://armyinform.com.ua/wp-content/uploads/2022/05/artyleriya-rf.jpg" text:style-name="Internet_20_link" text:visited-style-name="Visited_20_Internet_20_Link">
artyleriya-rf.jpg</text:a>
']</text:p>
      <text:p text:style-name="P4">
标签: ['АРТИЛЕРІЯ РФ', 'ЗВІТ ІНСТИТУТУ ВИВЧЕННЯ ВІЙНИ', 'ІНСТИТУТ ВИВЧЕННЯ ВІЙНИ']</text:p>
      <text:p text:style-name="P4">
类别: News</text:p>
      <!--METADATA-->
      <text:p text:style-name="P4">
<draw:frame draw:style-name="fr1" draw:name="Image7" text:anchor-type="as-char" svg:width="6.9236in" svg:height="3.750283in" draw:z-index="0">
<draw:image xlink:href="../Images/AРМІЯINFORM/2023-04-10T38-00-00-04-00/artyleriya-rf.jpg" xlink:type="simple" xlink:show="embed" xlink:actuate="onLoad" draw:mime-type="image/jpeg"/>
</draw:frame>
说明性照片</text:p>
      <text:p text:style-name="P4">
尽管俄罗斯联邦的军队正在沿着整个前线战斗，但其进步仍在达到高潮，因此占领者使用炮兵​​来弥补进攻潜力的降低。</text:p>
      <text:p text:style-name="P4">
在您的[报告]中(https://www.understandingwar.org/backgrounder/russian-offensive-campaign-assessment-april-8-2023)报告战争研究所(ISW).</text:p>
      <text:p text:style-name="P4">
Зазначається, що 8 квітня голова Ради резервістів Сухопутних військ УкраїниІван Тимочко повідомив, що російські війська ведуть бої на всій лінії фронту,але наступальний потенціал росії продовжує знижуватися і що нинішні російськіатаки спрямовані на відволікання і розпорошення українських військ вочікуванні контрнаступальних операцій.</text:p>
      <text:p text:style-name="P4">
Також повідомляється, що Іван Тимочко оцінив атаки рф, зокрема в районіБахмута та Авдіївки. Зазначається, що за його словами російські війська недосягають серйозних успіхів на жодній ділянці фронту, зазначивши, що темпиобстрілів у Бахмуті та навколо нього дещо знизилися на одних ділянках, а наінших — повністю зупинилися.</text:p>
      <text:p text:style-name="P4">
А російський наступ на Авдіївку, за оцінкою Тимочка — «захлинувся». Вінпідкреслив, що рф досі не взяла під контроль Мар’їнку, незважаючи на те, щоперетворила місто на руїни.</text:p>
      <text:p text:style-name="P4">
Водночас російські війська використовують артилерію, щоб компенсувати зниженийнаступальний потенціал, повідомляють в ISW.</text:p>
      <text:p text:style-name="P4">
Аналітики вважають, що високий попит на снаряди свідчить, що росія значноюмірою покладається на артилерію, щоб компенсувати ключові недоліки в бойовійспроможності, зокрема погані навички наземного штурму та недоступність авіаціїв Україні.</text:p>
      <text:p text:style-name="P4">
російські війська використовують важкі артилерійські обстріли, щоб повністюзруйнувати населені пункти, перш ніж захопити їх наземними атаками.</text:p>
      <text:p text:style-name="P4">
«Триваючий дефіцит артилерійських боєприпасів у росії підірве здатністьросійських військових продовжувати компенсувати інші свої недоліки таобмеження», — йдеться у зведенні.</text:p>
      <text:p text:style-name="P4">
News Source: <text:a xlink:type="simple" xlink:href="https://armyinform.com.ua/2023/04/10/rosiyany-vykorystovuyut-artyleriyu-shhob-kompensuvaty-znyzhennya-nastupalnogo-potenczialu-instytut-vyvchennya-vijny/" text:style-name="Internet_20_link" text:visited-style-name="Visited_20_Internet_20_Link">
https://armyinform.com.ua/2023/04/10/rosiyany-vykorystovuyut-artyleriyu-shhob-kompensuvaty-znyzhennya-nastupalnogo-potenczialu-instytut-vyvchennya-vijny/</text:a>
</text:p>
      <!--NEWS-->
      <text:h text:style-name="P10" text:outline-level="1">
<text:span text:style-name="T4">
我们白天的航空击中了敌人的六次打击</text:span>
</text:h>
      <text:p text:style-name="P4">
作者: ['АРМІЯINFORM']</text:p>
      <text:p text:style-name="P4">
时间: 2023-04-10T39:00:00-04:00</text:p>
      <text:p text:style-name="P4">
描述: 乌克兰的乌巴兰（for Doba）的乌克兰人在Zserdzhennya地区进行了6杆。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ГЕНЕРАЛЬНИЙ ШТАБ ЗС УКРАЇНИ', 'ОПЕРАТИВНА ІНФОРМАЦІЯ', 'ХРОНІКА ОБОРОНИ']</text:p>
      <text:p text:style-name="P4">
类别: News</text:p>
      <!--METADATA-->
      <text:p text:style-name="P4">
<draw:frame draw:style-name="fr1" draw:name="Image8" text:anchor-type="as-char" svg:width="6.9236in" svg:height="4.658699in" draw:z-index="0">
<draw:image xlink:href="../Images/AРМІЯINFORM/2023-04-10T39-00-00-04-00/avicziya_udar-e1680493056934.jpg" xlink:type="simple" xlink:show="embed" xlink:actuate="onLoad" draw:mime-type="image/jpeg"/>
</draw:frame>
说明性照片<text:span text:style-name="T4">
🔥俄罗斯入侵的情况</text:span>
</text:p>
      <text:p text:style-name="P4">
<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 6个敌人无人机被枪杀：3-键入“柳叶刀”，2-“霍尔”和1-“ Supercas”，“”，“邮件”</text:p>
      <text:p text:style-name="P4">
乌克兰武装部队的总人员指出，关于失去敌人的信息一直保持一致。</text:p>
      <text:p text:style-name="P4">
News Source: <text:a xlink:type="simple" xlink:href="https://armyinform.com.ua/2023/04/10/nasha-aviacziya-protyagom-doby-zavdala-shist-udariv-po-vorogu-2/" text:style-name="Internet_20_link" text:visited-style-name="Visited_20_Internet_20_Link">
https://armyinform.com.ua/2023/04/10/nasha-aviacziya-protyagom-doby-zavdala-shist-udariv-po-vorogu-2/</text:a>
</text:p>
      <!--NEWS-->
      <text:h text:style-name="P10" text:outline-level="1">
<text:span text:style-name="T4">
俄罗斯人再次在顿涅茨克地区，哈尔基夫和扎波罗兹（Zaporozhye）解雇了宁静的城市 - 死亡且受伤</text:span>
</text:h>
      <text:p text:style-name="P4">
作者: ['АРМІЯINFORM']</text:p>
      <text:p text:style-name="P4">
时间: 2023-04-10T40:00:00-04:00</text:p>
      <text:p text:style-name="P4">
描述: 关于ZS乌克兰人的总部。 “敌人已经过去了……与乌克兰2022年的战争，与乌克兰的战争是今天的最新消息，今天与乌克兰2022年的战争是今天的最后一场，乌克兰和俄罗斯之间的战争将发生战争，当乌克兰会有，是否会有吗</text:p>
      <text:p text:style-name="P4">
图片: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标签: ['STOPRUSSIA', 'АГРЕСІЯ РФ', 'ВТОРГНЕННЯ РФ', 'ГШ ЗСУ']</text:p>
      <text:p text:style-name="P4">
类别: News</text:p>
      <!--METADATA-->
      <text:p text:style-name="P4">
<draw:frame draw:style-name="fr1" draw:name="Image9" text:anchor-type="as-char" svg:width="6.9236in" svg:height="3.894525in" draw:z-index="0">
<draw:image xlink:href="../Images/AРМІЯINFORM/2023-04-10T40-00-00-04-00/1040728078_0_0_3146_1770_1920x0_80_0_0_1665f11f0531350b041e17426b426c1a.jpg" xlink:type="simple" xlink:show="embed" xlink:actuate="onLoad" draw:mime-type="image/jpeg"/>
</draw:frame>
说明性照片<text:span text:style-name="T4">
🔥俄罗斯入侵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在过去的一天中，敌人击中了26架飞机和4架火箭中风。 从C-300 SMRC释放的2枚俄罗斯导弹击中了Zaporozhye民用基础设施的对象，在平民中死亡和受伤，摧毁并损坏了住宅建筑。 此外，有2枚带有S-300俄罗斯占用者的导弹是在顿涅茨克地区的Kikostyantynivka的平民基础设施上释放的。 此外，敌人在我们的部队的位置和定居点的民用基础设施上对射击大火的反应性系统进行了60炮击。 受到打击的结果，哈尔基夫(Kharkiv)和德鲁兹基夫卡(Druzhkivka Nadonechyna)的库皮斯克(Kupyansk)城市的对象基础设施受伤。 平民中有受伤，住宅区受损。</text:p>
      <text:p text:style-name="P4">
在整个乌克兰，导弹和航空罢工的可能性仍然很高。”</text:p>
      <text:p text:style-name="P4">
News Source: <text:a xlink:type="simple" xlink:href="https://armyinform.com.ua/2023/04/10/rosiyany-znovu-obstrilyaly-myrni-mista-na-donechchyni-harkivshhyni-zaporizhzhi-ye-zagybli-ta-poraneni/" text:style-name="Internet_20_link" text:visited-style-name="Visited_20_Internet_20_Link">
https://armyinform.com.ua/2023/04/10/rosiyany-znovu-obstrilyaly-myrni-mista-na-donechchyni-harkivshhyni-zaporizhzhi-ye-zagybli-ta-poraneni/</text:a>
</text:p>
      <!--NEWS-->
      <text:h text:style-name="P10" text:outline-level="1">
<text:span text:style-name="T4">
国防军在一天中击退了58次俄罗斯军队，其中30名在巴赫穆特地区</text:span>
</text:h>
      <text:p text:style-name="P4">
作者: ['АРМІЯINFORM']</text:p>
      <text:p text:style-name="P4">
时间: 2023-04-10T41:00:00-04:00</text:p>
      <text:p text:style-name="P4">
描述: 关于ZS乌克兰人的总部。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2/12/viyskovi_ef2a6-1.jpg" text:style-name="Internet_20_link" text:visited-style-name="Visited_20_Internet_20_Link">
viyskovi_ef2a6-1.jpg</text:a>
']</text:p>
      <text:p text:style-name="P4">
标签: ['STOPRUSSIA', 'АГРЕСІЯ РФ', 'ВТОРГНЕННЯ РФ', 'ГШ ЗСУ']</text:p>
      <text:p text:style-name="P4">
类别: News</text:p>
      <!--METADATA-->
      <text:p text:style-name="P4">
<draw:frame draw:style-name="fr1" draw:name="Image10" text:anchor-type="as-char" svg:width="6.9236in" svg:height="4.543613in" draw:z-index="0">
<draw:image xlink:href="../Images/AРМІЯINFORM/2023-04-10T41-00-00-04-00/viyskovi_ef2a6-1.jpg" xlink:type="simple" xlink:show="embed" xlink:actuate="onLoad" draw:mime-type="image/jpeg"/>
</draw:frame>
<text:span text:style-name="T4">
🔥俄罗斯入侵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敌人继续将主要努力集中在进攻，代理利马，巴赫穆特，阿维迪夫和玛丽斯基的指示上。 由于每个战士的勇气，联合日反映了与这些指示相反的58次攻击。</text:p>
      <text:p text:style-name="P4">
<text:span text:style-name="T4">
在Volyn，Polissya，Siversky和Slobozhansky的指示</text:span>
操作情况没有发生重大变化的情况下，未发现敌人进攻群体的迹象。</text:p>
      <text:p text:style-name="P4">
敌人继续在与库尔斯克和贝尔戈罗德地区的乌克兰地区保持军事状态。 在库尔斯克地区的边界地区，支持者继续地形工程设备。</text:p>
      <text:p text:style-name="P4">
在最后一天，敌人向Yasna Polyana Tagremyach <text:span text:style-name="T4">
 Chernihiv地区的定居点开火</text:span>
； Baranivka，Volfine，Zozillya和Popivka <text:span text:style-name="T4">
 Sumy地区</text:span>
以及兽医，Kozacha Lopan，Mala Danilovka，Hatyshche，Ustinovka，Ustinovka，Milove，Milove，Greater Burluk，Greater Burluk和Poplar in <text:span text:style-name="T4">
 Kharkiv地区</text:span>
 <text:span text:style-name="T4">
 </text:span>
 <text:span text:style-name="T4">
 </text:span>
。</text:p>
      <text:p text:style-name="P4">
<text:span text:style-name="T4">
在Kupyansk的方向</text:span>
敌人的炮击受到Krasne，Novomlinsk，两年，西部和五五年的定居点。</text:p>
      <text:p text:style-name="P4">
<text:span text:style-name="T4">
在莱曼(Lyman)的方向</text:span>
最后一天，敌人在迪布罗瓦(Dibrova)南部带领攻势失败。 Valvyoslovskoye，Cherneshchyna，Makeevka，Nevskoye，Nevskoye，Yampolivka，Lugansk地区的Bigorivka以及Wells，Torke，Siversk，有​​争议的和Brest Donetsk地区的炮弹。</text:p>
      <text:p text:style-name="P4">
<text:span text:style-name="T4">
在Bakhmut方向</text:span>
敌人继续采取进攻行动，试图控制Bakhmut市，激烈的战斗仍在继续。最后一天，敌人在Bogdanivka和附近和附近和附近的地区以东进行了不成功的进攻行动镀铬。 西伯伦单位在正面的指定区域击退了30多次敌人攻击。 Vasyukivka，Zaliznyanske，Minskivka，Orikhovo-Vasylivka，Markovo，Bakhmut，Chrome，Chrome，Ivanivske，Yar Yar Yar Yar Yar，White Gora，Zalarivka，Zalarivka，友谊和Ironetsk地区受伤。<text:span text:style-name="T4">
 In the mineral direction </text:span>
 during the day the enemy of offensive actions did not carry out shelling of the settlements of Pobeda, Novomykhailivka, Bogoyavlenka, Shakhtarskoe, Novoukrainka, Velikovrainka, Veliky Novosilka, Prykistivka and Golden Niva Niva Nadonechyna, ”the message阅读。</text:p>
      <text:p text:style-name="P4">
News Source: <text:a xlink:type="simple" xlink:href="https://armyinform.com.ua/2023/04/10/syly-oborony-za-mynulu-dobu-vidbyly-58-atak-rosijskyh-vijsk-30-iz-nyh-v-rajoni-bahmuta/" text:style-name="Internet_20_link" text:visited-style-name="Visited_20_Internet_20_Link">
https://armyinform.com.ua/2023/04/10/syly-oborony-za-mynulu-dobu-vidbyly-58-atak-rosijskyh-vijsk-30-iz-nyh-v-rajoni-bahmuta/</text:a>
</text:p>
      <!--NEWS-->
      <text:h text:style-name="P10" text:outline-level="1">
<text:span text:style-name="T4">
在Zaporozhye，占领者继续对人口进行强制认证并采用指纹</text:span>
</text:h>
      <text:p text:style-name="P4">
作者: ['АРМІЯINFORM']</text:p>
      <text:p text:style-name="P4">
时间: 2023-04-10T42:00:00-04:00</text:p>
      <text:p text:style-name="P4">
描述: 关于ZS乌克兰人的总部。 “罗西斯克（Rosiskis）的支持者……与乌克兰2022年的战争，与乌克兰的最新新闻，今天与乌克兰2022年的新闻战争，乌克兰和俄罗斯之间的战争，无论是在2022年与乌克兰发动战争，是否会发生战争是否会在2022年发生战争，无论是否会发生，这是否会在不久的将来与乌克兰的战争说，今天与乌克兰的战争，今天的乌克兰新闻，乌克兰的新闻，乌克兰媒体在俄罗斯的乌克兰新闻</text:p>
      <text:p text:style-name="P4">
图片: ['<text:a xlink:type="simple" xlink:href="https://armyinform.com.ua/wp-content/uploads/2023/02/passports.jpg" text:style-name="Internet_20_link" text:visited-style-name="Visited_20_Internet_20_Link">
passports.jpg</text:a>
']</text:p>
      <text:p text:style-name="P4">
标签: ['STOPRUSSIA', 'АГРЕСІЯ РФ', 'ВТОРГНЕННЯ РФ', 'ГШ ЗСУ', 'ЗАПОРІЗЬКА ОБЛАСТЬ', 'ПАСПОРТИЗАЦІЯ УКРАЇНЦІВ', 'ПРИМУСОВА ПАСПОРТИЗАЦІЯ']</text:p>
      <text:p text:style-name="P4">
类别: News</text:p>
      <!--METADATA-->
      <text:p text:style-name="P4">
<draw:frame draw:style-name="fr1" draw:name="Image11" text:anchor-type="as-char" svg:width="6.9236in" svg:height="3.894525in" draw:z-index="0">
<draw:image xlink:href="../Images/AРМІЯINFORM/2023-04-10T42-00-00-04-00/passports.jpg" xlink:type="simple" xlink:show="embed" xlink:actuate="onLoad" draw:mime-type="image/jpeg"/>
</draw:frame>
照片 - 刑事工具<text:span text:style-name="T4">
🔥俄罗斯入侵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俄罗斯入侵者继续对Zaporizhzhya地区暂时固定领土的人口进行强制认证。 特别是，在托克马克市，俄罗斯占领的“当局”报道说，为了获得俄罗斯护照，有必要提交乌克兰公民的护照，这是指指纹品味的出生证明。 值得注意的是，乌克兰公民的原始护照和出生证书似乎会回头。”消息写道。</text:p>
      <text:p text:style-name="P4">
News Source: <text:a xlink:type="simple" xlink:href="https://armyinform.com.ua/2023/04/10/na-zaporizhzhi-okupanty-prodovzhuyut-prymusovu-pasportyzacziyu-naselennya-ta-berut-vidbytky-palcziv/" text:style-name="Internet_20_link" text:visited-style-name="Visited_20_Internet_20_Link">
https://armyinform.com.ua/2023/04/10/na-zaporizhzhi-okupanty-prodovzhuyut-prymusovu-pasportyzacziyu-naselennya-ta-berut-vidbytky-palcziv/</text:a>
</text:p>
      <!--NEWS-->
      <text:h text:style-name="P10" text:outline-level="1">
<text:span text:style-name="T4">
在网络上出现了一个在szru的官方来源下掩盖的假机器人</text:span>
</text:h>
      <text:p text:style-name="P4">
作者: ['АРМІЯINFORM']</text:p>
      <text:p text:style-name="P4">
时间: 2023-04-10T43:00:00-04:00</text:p>
      <text:p text:style-name="P4">
描述: Okryanyanovye的呼叫服务，Telegram-Bot szru_govua_bot不是可能...与乌克兰2022的战争，与乌克兰的最新新闻，《与乌克兰2022年的新闻战》，乌克兰与乌克兰的新闻战争，乌克兰和俄罗斯和俄罗斯以及2022年在2022年与乌克兰战争他们说，与否，他们会在不久的将来与乌克兰发动战争，他们说与乌克兰的战争，今天的乌克兰新闻，乌克兰的新闻，乌克兰的新闻</text:p>
      <text:p text:style-name="P4">
图片: ['<text:a xlink:type="simple" xlink:href="https://armyinform.com.ua/wp-content/uploads/2023/04/sluzhba-zovnishnoyi-rozvidky-ukrayiny-vazhlyvo.jpg" text:style-name="Internet_20_link" text:visited-style-name="Visited_20_Internet_20_Link">
sluzhba-zovnishnoyi-rozvidky-ukrayiny-vazhlyvo.jpg</text:a>
']</text:p>
      <text:p text:style-name="P4">
标签: ['СЛУЖБА ЗОВНІШНЬОЇ РОЗВІДКИ УКРАЇНИ']</text:p>
      <text:p text:style-name="P4">
类别: News</text:p>
      <!--METADATA-->
      <text:p text:style-name="P4">
<draw:frame draw:style-name="fr1" draw:name="Image12" text:anchor-type="as-char" svg:width="6.9236in" svg:height="3.894525in" draw:z-index="0">
<draw:image xlink:href="../Images/AРМІЯINFORM/2023-04-10T43-00-00-04-00/sluzhba-zovnishnoyi-rozvidky-ukrayiny-vazhlyvo.jpg" xlink:type="simple" xlink:show="embed" xlink:actuate="onLoad" draw:mime-type="image/jpeg"/>
</draw:frame>
**外部情报服务<text:a xlink:type="simple" xlink:href="https://www.facebook.com/SZRUkraine/posts/pfbid0tCzSgpsXCfLUbnuhd1QdQ2SttetGRzyMj9AvcnEoTmagteXLxgLsME4ApGxkifcWl" text:style-name="Internet_20_link" text:visited-style-name="Visited_20_Internet_20_Link">
报告</text:a>
SZRU_GOVUA_BOT Telegram Botth与SZRU的活动无关。该程序是由欺诈者创建的，以扣押个人数据。</text:p>
      <text:p text:style-name="P4">
我们想提醒您，互联网上SZRU唯一的官方页面是官方网站组织和Facebook上的验证页面。</text:p>
      <text:p text:style-name="P4">
该服务目前正在采取所有必要的措施来停止机器人。</text:p>
      <text:p text:style-name="P4">
保持警惕，不要告诉欺诈者您的个人数据。</text:p>
      <text:p text:style-name="P4">
News Source: <text:a xlink:type="simple" xlink:href="https://armyinform.com.ua/2023/04/10/v-merezhi-zyavyvsya-fejkovyj-bot-shho-maskuyetsya-pid-oficzijne-dzherelo-szru/" text:style-name="Internet_20_link" text:visited-style-name="Visited_20_Internet_20_Link">
https://armyinform.com.ua/2023/04/10/v-merezhi-zyavyvsya-fejkovyj-bot-shho-maskuyetsya-pid-oficzijne-dzherelo-szru/</text:a>
</text:p>
      <!--NEWS-->
      <text:h text:style-name="P10" text:outline-level="1">
<text:span text:style-name="T4">
在Belgorod和Kursk地区的边界地区，俄罗斯人保留了军事存在</text:span>
</text:h>
      <text:p text:style-name="P4">
作者: ['АРМІЯINFORM']</text:p>
      <text:p text:style-name="P4">
时间: 2023-04-10T44:00:00-04:00</text:p>
      <text:p text:style-name="P4">
描述: 关于ZS乌克兰人的总部。 “ Vorog Nadali Zberiga viskov ...与乌克兰2022年的战争，与乌克兰的战争是今天的最新消息，今天与乌克兰的新闻战2022，今天的最后一场新闻，乌克兰和俄罗斯之间的战争是否会发生战争，何时会有，何时会有，将会发生，将会发生，将会发生，会有，是否在2022年与乌克兰进行战争。是否将在不久的将来与乌克兰的战争，《与乌克兰与乌克兰的战争》，《今日的乌克兰新闻》，《乌克兰新闻》，乌克兰媒体上的乌克兰新闻</text:p>
      <text:p text:style-name="P4">
图片: ['<text:a xlink:type="simple" xlink:href="https://armyinform.com.ua/wp-content/uploads/2023/01/pryhovana-mobilizacziya.jpg" text:style-name="Internet_20_link" text:visited-style-name="Visited_20_Internet_20_Link">
pryhovana-mobilizacziya.jpg</text:a>
']</text:p>
      <text:p text:style-name="P4">
标签: ['STOPRUSSIA', 'АГРЕСІЯ РФ', 'БЄЛГОРОДСЬКА ОБЛАСЬ', 'ВТОРГНЕННЯ РФ', 'ГШ ЗСУ', 'КУРСЬКА ОБЛАСТЬ', 'ПРИКОРДОННІ РАЙОНИ', 'СКУПЧЕННЯ РОСІЙСЬКИХ ВІЙСЬК НА КОРДОНІ З УКРАЇНОЮ']</text:p>
      <text:p text:style-name="P4">
类别: News</text:p>
      <!--METADATA-->
      <text:p text:style-name="P4">
<draw:frame draw:style-name="fr1" draw:name="Image13" text:anchor-type="as-char" svg:width="6.9236in" svg:height="3.952222in" draw:z-index="0">
<draw:image xlink:href="../Images/AРМІЯINFORM/2023-04-10T44-00-00-04-00/pryhovana-mobilizacziya.jpg" xlink:type="simple" xlink:show="embed" xlink:actuate="onLoad" draw:mime-type="image/jpeg"/>
</draw:frame>
说明性照片<text:span text:style-name="T4">
🔥俄罗斯完成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敌人继续在与库尔斯克和贝尔戈罗德地区的乌克兰地区保持军事状态。 在库尔斯克地区的边界地区，支持者继续地形工程设备。”验证说。</text:p>
      <text:p text:style-name="P4">
News Source: <text:a xlink:type="simple" xlink:href="https://armyinform.com.ua/2023/04/10/u-prykordonnyh-rajonah-byelgorodskoyi-ta-kurskoyi-oblastej-rosiyany-zberigayut-vijskovu-prysutnist/" text:style-name="Internet_20_link" text:visited-style-name="Visited_20_Internet_20_Link">
https://armyinform.com.ua/2023/04/10/u-prykordonnyh-rajonah-byelgorodskoyi-ta-kurskoyi-oblastej-rosiyany-zberigayut-vijskovu-prysutnist/</text:a>
</text:p>
      <!--NEWS-->
      <text:h text:style-name="P10" text:outline-level="1">
<text:span text:style-name="T4">
在Kherson和Zaporozhye，俄罗斯人以45多个定居点开火</text:span>
</text:h>
      <text:p text:style-name="P4">
作者: ['АРМІЯINFORM']</text:p>
      <text:p text:style-name="P4">
时间: 2023-04-10T45:00:00-04:00</text:p>
      <text:p text:style-name="P4">
描述: 关于ZS乌克兰人的总部。 “在Zaporozhehkoy Tu Khersonsky ...与乌克兰2022年的战争，与乌克兰的战争是今天的最新消息，即与乌克兰2022年的新闻战争，今天的最后一场新闻，乌克兰和俄罗斯之间的战争，何时战争，何时，这场战争，这是一场战争随着乌克兰将是，将会有，如果不久的将来，与乌克兰的战争是否会说，与乌克兰的战争是今天的乌克兰新闻，乌克兰新闻，乌克兰媒体在俄罗斯的乌克兰新闻</text:p>
      <text:p text:style-name="P4">
图片: ['<text:a xlink:type="simple" xlink:href="https://armyinform.com.ua/wp-content/uploads/2022/12/630_360_1652906572-170.jpg" text:style-name="Internet_20_link" text:visited-style-name="Visited_20_Internet_20_Link">
630_360_1652906572-170.jpg</text:a>
']</text:p>
      <text:p text:style-name="P4">
标签: ['STOPRUSSIA', 'АГРЕСІЯ РФ', 'ВТОРГНЕННЯ РФ', 'ГШ ЗСУ', 'ОБСТРІЛ ЗАПОРІЖЖЯ', 'ХЕРСОНЩИНА']</text:p>
      <text:p text:style-name="P4">
类别: News</text:p>
      <!--METADATA-->
      <text:p text:style-name="P4">
<draw:frame draw:style-name="fr1" draw:name="Image14" text:anchor-type="as-char" svg:width="6.9236in" svg:height="3.956343in" draw:z-index="0">
<draw:image xlink:href="../Images/AРМІЯINFORM/2023-04-10T45-00-00-04-00/630_360_1652906572-170.jpg" xlink:type="simple" xlink:show="embed" xlink:actuate="onLoad" draw:mime-type="image/jpeg"/>
</draw:frame>
说明性照片<text:span text:style-name="T4">
🔥俄罗斯入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在Zaporizhhya和Kherson的指示中，敌人继续增加该州的防守边界和位置。 他以45个定居点开火，这是战斗线。 其中包括顿涅茨克地区的诺维波尔·弗拉米夫卡(Vramivka)； Zaporizhzhya，Olgivske，Mala Tokmachka，Novoandriivka和Kamianske Zaporizhzhya地区； Kachkarivka，Mykolaivka，Lviv，Mykilsk和Kherson地区的工程以及Kherson”  - 他将在信息中。</text:p>
      <text:p text:style-name="P4">
News Source: <text:a xlink:type="simple" xlink:href="https://armyinform.com.ua/2023/04/10/na-hersonshhyni-ta-zaporizhzhi-rosiyany-obstrilyaly-ponad-45-naselenyh-punktiv/" text:style-name="Internet_20_link" text:visited-style-name="Visited_20_Internet_20_Link">
https://armyinform.com.ua/2023/04/10/na-hersonshhyni-ta-zaporizhzhi-rosiyany-obstrilyaly-ponad-45-naselenyh-punktiv/</text:a>
</text:p>
      <!--NEWS-->
      <text:h text:style-name="P10" text:outline-level="1">
<text:span text:style-name="T4">
国防军消除了近700名入侵者，摧毁了10个手工系统和11个无人机</text:span>
</text:h>
      <text:p text:style-name="P4">
作者: ['АРМІЯINFORM']</text:p>
      <text:p text:style-name="P4">
时间: 2023-04-10T46:00:00-04:00</text:p>
      <text:p text:style-name="P4">
描述: Zagalni Boyov，在02/24/22到04/10/23 Orintovo成为：...与乌克兰2022的战争，与乌克兰的战争，今天与乌克兰的最新消息，今天与乌克兰2022的新闻战争，今天将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8acee527-fc45-49ef-b801-ce068a2b8057-scaled.jpg" text:style-name="Internet_20_link" text:visited-style-name="Visited_20_Internet_20_Link">
8acee527-fc45-49ef-b801-ce068a2b8057-scaled.jpg</text:a>
']</text:p>
      <text:p text:style-name="P4">
标签: ['STOPRUSSIA', 'АГРЕСІЯ РФ', 'ВТОРГНЕННЯ РФ', 'ВТРАТИ ВОРОГА', 'ГШ ЗСУ']</text:p>
      <text:p text:style-name="P4">
类别: News</text:p>
      <!--METADATA-->
      <text:p text:style-name="P4">
<draw:frame draw:style-name="fr1" draw:name="Image15" text:anchor-type="as-char" svg:width="6.9236in" svg:height="6.975527in" draw:z-index="0">
<draw:image xlink:href="../Images/AРМІЯINFORM/2023-04-10T46-00-00-04-00/8acee527-fc45-49ef-b801-ce068a2b8057-scaled.jpg" xlink:type="simple" xlink:show="embed" xlink:actuate="onLoad" draw:mime-type="image/jpeg"/>
</draw:frame>
敌人从24.02.22到10.04.23的全面战斗损失将定向：</text:p>
      <text:p text:style-name="P4">
<text:span text:style-name="T4">
<text:span text:style-name="T5">
人员 -  </text:span>
* 178820(+670)淘汰的人</text:span>
<text:span text:style-name="T5">
坦克 -  </text:span>
<text:span text:style-name="T5">
 3637(+1)</text:span>
<text:span text:style-name="T4">
战车 -  </text:span>
 7028(+4)<text:span text:style-name="T4">
<text:span text:style-name="T5">
炮兵系统 -  </text:span>
<text:span text:style-name="T5">
 2750(+10)</text:span>
 </text:span>
 rszv- <text:span text:style-name="T4">
 534(+1)</text:span>
<text:span text:style-name="T5">
防空 -  </text:span>
<text:span text:style-name="T5">
 282(0)</text:span>
<text:span text:style-name="T4">
飞机 -  </text:span>
 307(0)<text:span text:style-name="T4">
<text:span text:style-name="T5">
直升机 -  </text:span>
* 292(0)</text:span>
<text:span text:style-name="T5">
无人机手术战术水平 -  </text:span>
<text:span text:style-name="T5">
 2323(+11)</text:span>
<text:span text:style-name="T4">
有翼的导弹 -  </text:span>
 911(0)<text:span text:style-name="T4">
<text:span text:style-name="T5">
船 /船 -  </text:span>
* 18(0)</text:span>
<text:span text:style-name="T5">
汽车设备和坦克 -  </text:span>
<text:span text:style-name="T5">
 5607(+5)</text:span>
<text:span text:style-name="T4">
特殊设备 -  </text:span>
 311(+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10日，23日。</text:p>
      <text:p text:style-name="P4">
News Source: <text:a xlink:type="simple" xlink:href="https://armyinform.com.ua/2023/04/10/syly-oborony-likviduvaly-majzhe-700-okupantiv-znyshhyly-10-artsystem-ta-11-bpla/" text:style-name="Internet_20_link" text:visited-style-name="Visited_20_Internet_20_Link">
https://armyinform.com.ua/2023/04/10/syly-oborony-likviduvaly-majzhe-700-okupantiv-znyshhyly-10-artsystem-ta-11-bpla/</text:a>
</text:p>
      <!--NEWS-->
      <text:h text:style-name="P10" text:outline-level="1">
<text:span text:style-name="T4">
Garmashi射击M777摧毁了敌对的RLS“砖”</text:span>
</text:h>
      <text:p text:style-name="P4">
作者: ['АРМІЯINFORM']</text:p>
      <text:p text:style-name="P4">
时间: 2023-04-10T47:00:00-04:00</text:p>
      <text:p text:style-name="P4">
描述: Pid Hour Vikonnnya Boyovoye Zavdanni Rosvesdniki的俄克拉摩岛机械化旅的Imeni Prince ...与乌克兰2022年的战争，与乌克兰与乌克兰的最新新闻，今天与乌克兰2022年的新闻战争，今天与乌克兰的新闻战争，今天，乌克兰和俄罗斯之间的战争将在乌克兰和俄罗斯之间发生一场战争他们在2022年与乌克兰有一年</text:p>
      <text:p text:style-name="P4">
图片: ['<text:a xlink:type="simple" xlink:href="https://armyinform.com.ua/wp-content/uploads/2023/04/bez-imeni-2.jpg" text:style-name="Internet_20_link" text:visited-style-name="Visited_20_Internet_20_Link">
bez-imeni-2.jpg</text:a>
']</text:p>
      <text:p text:style-name="P4">
标签: ['STOPRUSSIA', 'АГРЕСІЯ РФ', 'ВТОРГНЕННЯ РФ', 'РЕП’ЯШОК', 'РЛС']</text:p>
      <text:p text:style-name="P4">
类别: News</text:p>
      <!--METADATA-->
      <text:p text:style-name="P4">
<draw:frame draw:style-name="fr1" draw:name="Image16" text:anchor-type="as-char" svg:width="6.9236in" svg:height="4.223396in" draw:z-index="0">
<draw:image xlink:href="../Images/AРМІЯINFORM/2023-04-10T47-00-00-04-00/bez-imeni-2.jpg" xlink:type="simple" xlink:show="embed" xlink:actuate="onLoad" draw:mime-type="image/jpeg"/>
</draw:frame>
在战斗任务中，康斯坦丁·奥斯特罗斯基王子的独立机械化brigadim的情报官员揭示了一个敌对的雷达“ brug”。</text:p>
      <text:p text:style-name="P4">
关于它<text:a xlink:type="simple" xlink:href="https://fb.watch/jPmLtuusi2/" text:style-name="Internet_20_link" text:visited-style-name="Visited_20_Internet_20_Link">
报告</text:a>
操作命令“北”。</text:p>
      <text:p text:style-name="P4">
“童子军从一个单独的炮兵旅提供了邻居的坐标。 准确的射击M777-目的被破坏了!”  - 消息说。</text:p>
      <text:p text:style-name="P4">
<text:span text:style-name="T4">
 Rapyakhosh rls </text:span>
是一个现代俄罗斯雷达站，用于检测休闲。 自2022年以来与占领者一起服务。 根据20123年1月的说法，俄罗斯人仅生产了11个这样的站点。</text:p>
      <text:p text:style-name="P4">
News Source: <text:a xlink:type="simple" xlink:href="https://armyinform.com.ua/2023/04/10/garmashi-postrilom-m777-znyshhyly-vorozhu-rls-repyashok/" text:style-name="Internet_20_link" text:visited-style-name="Visited_20_Internet_20_Link">
https://armyinform.com.ua/2023/04/10/garmashi-postrilom-m777-znyshhyly-vorozhu-rls-repyashok/</text:a>
</text:p>
      <!--NEWS-->
      <text:h text:style-name="P10" text:outline-level="1">
<text:span text:style-name="T4">
小球龙军队击倒了俄罗斯直升机Mi-24</text:span>
</text:h>
      <text:p text:style-name="P4">
作者: ['АРМІЯINFORM']</text:p>
      <text:p text:style-name="P4">
时间: 2023-04-10T70:00:00-04:00</text:p>
      <text:p text:style-name="P4">
描述: 在Imeni的Okremoi机械化旅的Avde -Evysky矫直机上...与乌克兰2022年的战争，与乌克兰与乌克兰的最新新闻战争，《与乌克兰的新闻战》 2022年，乌克兰战争将在乌克兰和俄罗斯之间发生战争，以及俄罗斯之间的战争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3/04/340914877_533051242334251_635209367704627672_n.jpg" text:style-name="Internet_20_link" text:visited-style-name="Visited_20_Internet_20_Link">
340914877_533051242334251_635209367704627672_n.jpg</text:a>
']</text:p>
      <text:p text:style-name="P4">
标签: ['STOPRUSSIA', 'АГРЕСІЯ РФ', 'ВТОРГНЕННЯ РФ', 'МІ-24', 'СИЛИ ТЕРИТОРІАЛЬНОЇ ОБОРОНИ', 'ХРОНІКА ОБОРОНИ']</text:p>
      <text:p text:style-name="P4">
类别: News</text:p>
      <!--METADATA-->
      <text:p text:style-name="P4">
<draw:frame draw:style-name="fr1" draw:name="Image17" text:anchor-type="as-char" svg:width="6.9236in" svg:height="4.538804in" draw:z-index="0">
<draw:image xlink:href="../Images/AРМІЯINFORM/2023-04-10T70-00-00-04-00/340914877_533051242334251_635209367704627672_n.jpg" xlink:type="simple" xlink:show="embed" xlink:actuate="onLoad" draw:mime-type="image/jpeg"/>
</draw:frame>
在Avdeevsky的方向上，Hurunji将军Mark Bezruchka的单独机械化Brigadimonim的军人摧毁了敌方MI-24直升机。</text:p>
      <text:p text:style-name="P4">
关于它<text:a xlink:type="simple" xlink:href="https://www.facebook.com/UALandForces/posts/pfbid02jedWNUhgL2G7kmTGrLmV5n1NecPh4phAuEHVrUCbsYMW1pe8sAnMwWj6owKFNpMsl" text:style-name="Internet_20_link" text:visited-style-name="Visited_20_Internet_20_Link">
报告</text:a>
武装部队陆军司令部的公共关系服务。</text:p>
      <text:p text:style-name="P4">
“今天，我们旅的军事人员摧毁了敌方直升机Mi-24。战争并没有停止企图攻击Avdiivsky的方向，蛋白质持续不错，遭受了沉重的现场电力损失和摧毁的设备，”该旅被绘制了。</text:p>
      <text:p text:style-name="P4">
News Source: <text:a xlink:type="simple" xlink:href="https://armyinform.com.ua/2023/04/10/vijskovi-syl-teroborony-zbyly-rosijskyj-gelikopter-mi-24/" text:style-name="Internet_20_link" text:visited-style-name="Visited_20_Internet_20_Link">
https://armyinform.com.ua/2023/04/10/vijskovi-syl-teroborony-zbyly-rosijskyj-gelikopter-mi-24/</text:a>
</text:p>
      <!--NEWS-->
      <text:h text:style-name="P10" text:outline-level="1">
<text:span text:style-name="T4">
欧洲欧洲冠军联赛：里斯本的本菲卡失去了“ Inter”</text:span>
</text:h>
      <text:p text:style-name="P4">
作者: Ukrinform (Person)</text:p>
      <text:p text:style-name="P4">
出版商: Укринформ (Organization)</text:p>
      <text:p text:style-name="P4">
出版时间: 2023-04-11T-10:53:21+03:00</text:p>
      <text:p text:style-name="P4">
修改时间: 2023-04-11T23:53:21+03:00</text:p>
      <text:p text:style-name="P4">
描述: 欧洲冠军联赛结束了第一场1/4的决赛。  - 乌克林。</text:p>
      <text:p text:style-name="P4">
图片: ["<text:a xlink:type="simple" xlink:href="https://static.ukrinform.com/photos/2023_04/thumb_files/630_360_1681246121-507.jpg" text:style-name="Internet_20_link" text:visited-style-name="Visited_20_Internet_20_Link">
630_360_16812...</text:a>
"]</text:p>
      <text:p text:style-name="P4">
标签: ['Футбол', 'Ліга чемпіонів', 'Інтер Мілан']</text:p>
      <text:p text:style-name="P4">
类型: Article</text:p>
      <!--METADATA-->
      <text:p text:style-name="P4">
<draw:frame draw:style-name="fr1" draw:name="Image18" text:anchor-type="as-char" svg:width="6.9236in" svg:height="3.956343in" draw:z-index="0">
<draw:image xlink:href="../Images/yкринформ/2023-04-11T-10-53-21-03-00/630_360_1681246121-507.jpg" xlink:type="simple" xlink:show="embed" xlink:actuate="onLoad" draw:mime-type="image/jpeg"/>
</draw:frame>
UEFA Lizichampions完成了1/4决赛的第一场比赛。</text:p>
      <text:p text:style-name="P4">
乌克林福姆报道，里斯本的“埃斯塔达·达·卢什”上的葡萄牙“ benfika”的球员让位给了意大利语“国际”  -  0：2。</text:p>
      <text:p text:style-name="P4">
头部的作者是Nicolo Barllla，他在第51分钟协助Alessandro Baston和Romel Lukaka(82，受到罚款).</text:p>
      <text:p text:style-name="P4">
У паралельному поєдинку футбольного вечора англійський «Манчестер Сіті» надомашній арені «Етіхад» упевнено переміг німецьку «Баварію» - 3:0.</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回想一下，欧洲冠军联赛的最后一场比赛将于6月10日在伊斯坦布尔的阿塔图尔克奥林匹克体育场举行。</text:p>
      <text:p text:style-name="P4">
照片：法新社。</text:p>
      <text:p text:style-name="P4">
News Source: <text:a xlink:type="simple" xlink:href="https://www.ukrinform.ua/rubric-sports/3694659-liga-cempioniv-uefa-benfika-u-lisaboni-prograla-interu.html" text:style-name="Internet_20_link" text:visited-style-name="Visited_20_Internet_20_Link">
https://www.ukrinform.ua/rubric-sports/3694659-liga-cempioniv-uefa-benfika-u-lisaboni-prograla-interu.html</text:a>
</text:p>
      <!--NEWS-->
      <text:h text:style-name="P10" text:outline-level="1">
<text:span text:style-name="T4">
在波兰，两名乌克兰人在一次小巴事故中受伤</text:span>
</text:h>
      <text:p text:style-name="P4">
作者: Ukrinform (Person)</text:p>
      <text:p text:style-name="P4">
出版商: Укринформ (Organization)</text:p>
      <text:p text:style-name="P4">
出版时间: 2023-04-11T-113:20:00+03:00</text:p>
      <text:p text:style-name="P4">
修改时间: 2023-04-11T18:20:00+03:00</text:p>
      <text:p text:style-name="P4">
描述: 在周二晚上，在波兰市的马利洛维斯市南部，两个小巴与乌克兰人相撞。  - 乌克林。</text:p>
      <text:p text:style-name="P4">
图片: ["<text:a xlink:type="simple" xlink:href="https://static.ukrinform.com/photos/2023_04/thumb_files/630_360_1681226523-560.png" text:style-name="Internet_20_link" text:visited-style-name="Visited_20_Internet_20_Link">
630_360_16812...</text:a>
"]</text:p>
      <text:p text:style-name="P4">
标签: ['Аварія', 'ДТП', 'Поліція', 'Польща', 'Транспорт']</text:p>
      <text:p text:style-name="P4">
类型: Article</text:p>
      <!--METADATA-->
      <text:p text:style-name="P4">
<draw:frame draw:style-name="fr1" draw:name="Image19" text:anchor-type="as-char" svg:width="6.9236in" svg:height="3.956343in" draw:z-index="0">
<draw:image xlink:href="../Images/yкринформ/2023-04-11T-113-20-00-03-00/630_360_1681226523-560.png" xlink:type="simple" xlink:show="embed" xlink:actuate="onLoad" draw:mime-type="image/png"/>
</draw:frame>
星期二晚上，在米斯特洛维斯市的半天波兰碰撞了乌克兰人所在的两个 - 真实。</text:p>
      <text:p text:style-name="P4">
结果，有两名男子受伤，肢体骨折得了医院。(https://myslowice.naszemiasto.pl/wypadek-w-myslowicach-na-a4-zderzyly-sie-dwa-busy-dwojka/ar/c16-9282619)。</text:p>
      <text:p text:style-name="P4">
事故发生在迈斯洛维斯市的A4高速公路上，大约是上午2点。 两个小巴在一个车道上行驶，一辆车运行了另一辆车。</text:p>
      <text:p text:style-name="P4">
据警方称，原因<text:a xlink:type="simple" xlink:href="https://www.ukrinform.ua/tag-dtp" text:style-name="Internet_20_link" text:visited-style-name="Visited_20_Internet_20_Link">
</text:a>
可见性和无法观察不利天气条件的小巴之间的适当距离。</text:p>
      <text:p text:style-name="P4">
<text:span text:style-name="T4">
另请阅读：</text:span>
 <text:a xlink:type="simple" xlink:href="https://www.ukrinform.ua/rubric-society/3693379-u-dtp-v-moldovi-postrazdali-patero-ukrainciv-mzs.html" text:style-name="Internet_20_link" text:visited-style-name="Visited_20_Internet_20_Link">
<text:span text:style-name="T4">
事故</text:span>
</text:a>
碰撞影响了两名被诊断出患有薄荷的男人。</text:p>
      <text:p text:style-name="P4">
通过事故，这一细分市场出现了一些道路交通问题。</text:p>
      <text:p text:style-name="P4">
_来自网站Myslowice.naszemiasto.pl _的照片</text:p>
      <text:p text:style-name="P4">
News Source: <text:a xlink:type="simple" xlink:href="https://www.ukrinform.ua/rubric-world/3694545-u-polsi-v-dtp-z-mikroavtobusami-postrazdali-dvoe-ukrainciv.html" text:style-name="Internet_20_link" text:visited-style-name="Visited_20_Internet_20_Link">
https://www.ukrinform.ua/rubric-world/3694545-u-polsi-v-dtp-z-mikroavtobusami-postrazdali-dvoe-ukrainciv.html</text:a>
</text:p>
      <!--NEWS-->
      <text:h text:style-name="P10" text:outline-level="1">
<text:span text:style-name="T4">
在Kupyansk指令俄罗斯军队搁置了Kamyanka，Kolodyazhn，Krasnaya Pershe，Novomolinsk，D ...</text:span>
</text:h>
      <text:p text:style-name="P4">
作者: liveuamap (Language: en)</text:p>
      <text:p text:style-name="P4">
时间: 2023-04-11T-12:15:00</text:p>
      <text:p text:style-name="P4">
地点: Svatove (Latitude:49.53824 Longtitude:37.89803)</text:p>
      <text:p text:style-name="P4">
视频: []</text:p>
      <text:p text:style-name="P4">
图片: []</text:p>
      <text:p text:style-name="P4">
标签: ["Russia"]</text:p>
      <text:p text:style-name="P4">
Id: 22555236</text:p>
      <!--METADATA-->
      <text:p text:style-name="P4">
在Kupiansk的方向，俄罗斯军队炮击了Kamyanka，Kolodyazne，Krasnepershe，Novomlynsk，Dvorichna，Vilshana，Vilshana，Kindrashivka，Kyslivka，Kyslivka和Berestoveof Kharkiv地区 - 乌克兰武装部队的武装部队报告</text:p>
      <text:p text:style-name="P4">
新闻集链接：<text:a xlink:type="simple" xlink:href="https://liveuamap.com/en/2023/11-april-at-kupiansk-direction-russian-army-shelled-kamyanka" text:style-name="Internet_20_link" text:visited-style-name="Visited_20_Internet_20_Link">
https://liveuamap.com/en/2023/11-april-at-kupiansk-direction-russian-army-army-shelled-kamyanka</text:a>
</text:p>
      <text:p text:style-name="P4">
News Source: <text:a xlink:type="simple" xlink:href="https://t.me/lumsrc/4463" text:style-name="Internet_20_link" text:visited-style-name="Visited_20_Internet_20_Link">
https://t.me/lumsrc/4463</text:a>
</text:p>
      <!--NEWS-->
      <text:h text:style-name="P10" text:outline-level="1">
<text:span text:style-name="T4">
曼彻斯特城在欧洲冠军联赛1/4决赛的第一场比赛中击败了巴伐利亚</text:span>
</text:h>
      <text:p text:style-name="P4">
作者: Ukrinform (Person)</text:p>
      <text:p text:style-name="P4">
出版商: Укринформ (Organization)</text:p>
      <text:p text:style-name="P4">
出版时间: 2023-04-11T-12:47:00+03:00</text:p>
      <text:p text:style-name="P4">
修改时间: 2023-04-11T23:47:00+03:00</text:p>
      <text:p text:style-name="P4">
描述: 在欧洲冠军联赛中，举行了1/4决赛的第一场比赛。</text:p>
      <ul>
        <li>
I的，。: </li>
      </ul>
      <text:p text:style-name="P4">
图片: ["<text:a xlink:type="simple" xlink:href="https://static.ukrinform.com/photos/2023_04/thumb_files/630_360_1681245822-113.jpg" text:style-name="Internet_20_link" text:visited-style-name="Visited_20_Internet_20_Link">
630_360_16812...</text:a>
"]</text:p>
      <text:p text:style-name="P4">
标签: ['Футбол', 'Ліга чемпіонів']</text:p>
      <text:p text:style-name="P4">
类型: Article</text:p>
      <!--METADATA-->
      <text:p text:style-name="P4">
<draw:frame draw:style-name="fr1" draw:name="Image20" text:anchor-type="as-char" svg:width="6.9236in" svg:height="3.956343in" draw:z-index="0">
<draw:image xlink:href="../Images/yкринформ/2023-04-11T-12-47-00-03-00/630_360_1681245822-113.jpg" xlink:type="simple" xlink:show="embed" xlink:actuate="onLoad" draw:mime-type="image/jpeg"/>
</draw:frame>
UEFA Lizichampions是1/4决赛的第一场比赛。</text:p>
      <text:p text:style-name="P4">
报道说，英国曼城在家的球员以3-0的比分赢得了德国巴伐利亚的令人信服的胜利。</text:p>
      <text:p text:style-name="P4">
竞技场“阿提哈德”的球给罗迪得分(第27分钟)，伯纳德·席尔瓦(Bernard Silva)(70)泰特林·荷兰人(77).</text:p>
      <text:p text:style-name="P4">
У паралельному поєдинку футбольного вечора португальська «Бенфіка» на «Ештадіуда Луш» у Лісабоні поступилася італійському «Інтеру» - 0:2.</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a>
回想一下，欧洲冠军联赛的最后一场比赛将于6月10日在伊斯坦布尔的阿塔图尔克奥林匹克体育场举行。</text:p>
      <text:p text:style-name="P4">
照片：法新社。</text:p>
      <text:p text:style-name="P4">
News Source: <text:a xlink:type="simple" xlink:href="https://www.ukrinform.ua/rubric-sports/3694658-mancester-siti-peregrav-bavariu-u-persomu-matci-14-finalu-ligi-cempioniv-uefa.html" text:style-name="Internet_20_link" text:visited-style-name="Visited_20_Internet_20_Link">
https://www.ukrinform.ua/rubric-sports/3694658-mancester-siti-peregrav-bavariu-u-persomu-matci-14-finalu-ligi-cempioniv-uefa.html</text:a>
</text:p>
      <!--NEWS-->
      <text:h text:style-name="P10" text:outline-level="1">
<text:span text:style-name="T4">
在利马指令，俄罗斯军队搁置了Novoenorivka，Makeevka，Nevsk，Lucha的Bilonorivka ...</text:span>
</text:h>
      <text:p text:style-name="P4">
作者: liveuamap (Language: en)</text:p>
      <text:p text:style-name="P4">
时间: 2023-04-11T-14:15:00</text:p>
      <text:p text:style-name="P4">
地点: Donetsk (Latitude:48.7537 Longtitude:38.24015)</text:p>
      <text:p text:style-name="P4">
视频: []</text:p>
      <text:p text:style-name="P4">
图片: []</text:p>
      <text:p text:style-name="P4">
标签: ["Russia"]</text:p>
      <text:p text:style-name="P4">
Id: 22555235</text:p>
      <!--METADATA-->
      <text:p text:style-name="P4">
俄罗斯武装部队的武装部队在上午的报告中说</text:p>
      <text:p text:style-name="P4">
新闻集链接：<text:a xlink:type="simple" xlink:href="https://liveuamap.com/en/2023/11-april-at-lyman-direction-russian-army-shelled-novoyehorivka" text:style-name="Internet_20_link" text:visited-style-name="Visited_20_Internet_20_Link">
https://liveuamap.com/en/2023/11-april-at-lyman-direction-russian-army-shelled-novoyehorivka</text:a>
</text:p>
      <text:p text:style-name="P4">
News Source: <text:a xlink:type="simple" xlink:href="https://t.me/lumsrc/4464" text:style-name="Internet_20_link" text:visited-style-name="Visited_20_Internet_20_Link">
https://t.me/lumsrc/4464</text:a>
</text:p>
      <!--NEWS-->
      <text:h text:style-name="P10" text:outline-level="1">
<text:span text:style-name="T4">
俄罗斯军队在晚上向贝斯拉夫区开火，大火爆发了</text:span>
</text:h>
      <text:p text:style-name="P4">
作者: Ukrinform (Person)</text:p>
      <text:p text:style-name="P4">
出版商: Укринформ (Organization)</text:p>
      <text:p text:style-name="P4">
出版时间: 2023-04-11T-14:32:00+03:00</text:p>
      <text:p text:style-name="P4">
修改时间: 2023-04-11T23:32:00+03:00</text:p>
      <text:p text:style-name="P4">
描述: 俄罗斯军方再次解雇了贝斯拉夫地区的领土，在受到打击的地方发生了大火。  - 乌克林。</text:p>
      <text:p text:style-name="P4">
图片: ["<text:a xlink:type="simple" xlink:href="https://static.ukrinform.com/photos/2022_12/thumb_files/630_360_1670571938-949.jpg" text:style-name="Internet_20_link" text:visited-style-name="Visited_20_Internet_20_Link">
630_360_16705...</text:a>
"]</text:p>
      <text:p text:style-name="P4">
标签: ['Херсонщина', 'Обстріл', 'Війна з росією', 'Берислав']</text:p>
      <text:p text:style-name="P4">
类型: Article</text:p>
      <!--METADATA-->
      <text:p text:style-name="P4">
<draw:frame draw:style-name="fr1" draw:name="Image21" text:anchor-type="as-char" svg:width="6.9236in" svg:height="3.956343in" draw:z-index="0">
<draw:image xlink:href="../Images/yкринформ/2023-04-11T-14-32-00-03-00/630_360_1670571938-949.jpg" xlink:type="simple" xlink:show="embed" xlink:actuate="onLoad" draw:mime-type="image/jpeg"/>
</draw:frame>
鲁斯基夫斯基再次向贝斯拉夫区的领土开火，在坦克的地方爆发了大火。</text:p>
      <text:p text:style-name="P4">
对这个 <text:a xlink:type="simple" xlink:href="https://www.facebook.com/OperationalCommandSouth/posts/pfbid02xg386oUyYGYZyzizjb8LWssRP3dsH7Bae7NaAu3GPf4Cos9TZmPAjiaFhe8w6UeAl" text:style-name="Internet_20_link" text:visited-style-name="Visited_20_Internet_20_Link">
</text:a>
据报道，乌克林福姆报道说，通知操作命令“南”。</text:p>
      <text:p text:style-name="P4">
“继续对平民炮击，敌人试图在左岸进行机动列，并打算通过发射托管航空炸弹的发射来继续使用航空。在傍晚，就像昨晚，阿塔塔科瓦瓦诺贝利斯拉夫斯基区一样。(https://www.ukrinform.ua/tag-pozeza)，她弯曲了救援人员。</text:p>
      <text:p text:style-name="P4">
事先指定了有关破坏的信息 - 没有受害者。</text:p>
      <text:p text:style-name="P4">
<text:span text:style-name="T4">
另请阅读：</text:span>
 [<text:span text:style-name="T4">
敌人</text:span>
 <text:span text:style-name="T4">
航空</text:span>
 <text:span text:style-name="T4">
 </text:span>
 <text:span text:style-name="T4">
 </text:span>
 <text:span text:style-name="T4">
 </text:span>
 berislav <text:span text:style-name="T4">
<text:span text:style-name="T5">
*许多</text:span>
* </text:span>
 <text:span text:style-name="T4">
 </text:span>
 <text:span text:style-name="T4">
 </text:span>
 <text:span text:style-name="T4">
 </text:span>
 <text:span text:style-name="T4">
 </text:span>
被摧毁<text:span text:style-name="T4">
 </text:span>
 <text:span text:style-name="T4">
 </text:span>
 完全地 **(https://www.ukrinform.ua/rubric-regions/3694366-vorog-iz-aviacii-obstrilav-berislav-cimalo-budinkiv-zrujnovani-vsent.html)同时，根据情报，确认了斯卡多夫斯基的敌对政府之一和卡科夫斯基地区的弹药点的失败。</text:p>
      <text:p text:style-name="P4">
正如乌克林福姆(Ukrinform)报道的，在Kherson地区<text:a xlink:type="simple" xlink:href="https://www.ukrinform.ua/rubric-ato/3694158-rosiani-atakuvali-civilnij-coven-na-hersonsini-dvoe-poranenih.html" text:style-name="Internet_20_link" text:visited-style-name="Visited_20_Internet_20_Link">
</text:a>
，两个当地人受到重伤。</text:p>
      <text:p text:style-name="P4">
News Source: <text:a xlink:type="simple" xlink:href="https://www.ukrinform.ua/rubric-ato/3694657-vijska-rf-nadvecir-obstrilali-berislavskij-rajon-spalahnula-pozeza.html" text:style-name="Internet_20_link" text:visited-style-name="Visited_20_Internet_20_Link">
https://www.ukrinform.ua/rubric-ato/3694657-vijska-rf-nadvecir-obstrilali-berislavskij-rajon-spalahnula-pozeza.html</text:a>
</text:p>
      <!--NEWS-->
      <text:h text:style-name="P10" text:outline-level="1">
<text:span text:style-name="T4">
巴赫穆特（Bakhmut Directio Rusian）军队炮击了Vasukivka，Zaliznyanske，Minkivka，Orikhovo-Basil ...</text:span>
</text:h>
      <text:p text:style-name="P4">
作者: liveuamap (Language: en)</text:p>
      <text:p text:style-name="P4">
时间: 2023-04-11T-16:15:00</text:p>
      <text:p text:style-name="P4">
地点: Donetsk Oblast (Latitude:48.40573 Longtitude:37.91039)</text:p>
      <text:p text:style-name="P4">
视频: []</text:p>
      <text:p text:style-name="P4">
图片: []</text:p>
      <text:p text:style-name="P4">
标签: ["Russia"]</text:p>
      <text:p text:style-name="P4">
Id: 22555234</text:p>
      <!--METADATA-->
      <text:p text:style-name="P4">
At Bakhmut direction Russian army shelled Vasukivka, Zaliznyanske, Minkivka,Orikhovo-Vasylivka, Bakhmut, Khromove, Ivanivske, Predtechyne, Chasiv Yar,Ozaryanivka, Druzhba and New York of Donetsk region, - General Staff of ArmedForces of Ukraine says in the morning report</text:p>
      <text:p text:style-name="P4">
新闻集链接：<text:a xlink:type="simple" xlink:href="https://liveuamap.com/en/2023/11-april-at-bakhmut-direction-russian-army-shelled-vasukivka" text:style-name="Internet_20_link" text:visited-style-name="Visited_20_Internet_20_Link">
https://liveuamap.com/en/2023/2023/11-pril-t-bakhmut-direction-direction-arussian-arsy-arsy-shelled-vasukivka</text:a>
</text:p>
      <text:p text:style-name="P4">
News Source: <text:a xlink:type="simple" xlink:href="https://t.me/lumsrc/4465" text:style-name="Internet_20_link" text:visited-style-name="Visited_20_Internet_20_Link">
https://t.me/lumsrc/4465</text:a>
</text:p>
      <!--NEWS-->
      <text:h text:style-name="P10" text:outline-level="1">
<text:span text:style-name="T4">
Zelensky敦促乌克兰人不要忽略战争并帮助国家</text:span>
</text:h>
      <text:p text:style-name="P4">
作者: Ukrinform (Person)</text:p>
      <text:p text:style-name="P4">
出版商: Укринформ (Organization)</text:p>
      <text:p text:style-name="P4">
出版时间: 2023-04-11T-16:23:00+03:00</text:p>
      <text:p text:style-name="P4">
修改时间: 2023-04-11T23:23:00+03:00</text:p>
      <text:p text:style-name="P4">
描述: 在我们国家的许多地方，这并不意味着您可以忽略战争的地方，也不意味着在国家的援助上专注于战争。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Агресія РФ', 'допомога', 'Зеленський', 'Війна з росією']</text:p>
      <text:p text:style-name="P4">
类型: Article</text:p>
      <!--METADATA-->
      <text:p text:style-name="P4">
<draw:frame draw:style-name="fr1" draw:name="Image22" text:anchor-type="as-char" svg:width="6.9236in" svg:height="3.956343in" draw:z-index="0">
<draw:image xlink:href="../Images/yкринформ/2023-04-11T-16-23-00-03-00/630_360_1678086625-925.png" xlink:type="simple" xlink:show="embed" xlink:actuate="onLoad" draw:mime-type="image/png"/>
</draw:frame>
在我们国家的许多地方都更安静，这并不意味着您可以以某种方式被忽略或更少专注于国家的协助。</text:p>
      <text:p text:style-name="P4">
在您的[]中(https://www.youtube.com/watch?v=JEPIZl8KcH8)乌克林福姆报道，乌克兰沃迪米尔·泽伦斯基总统说。</text:p>
      <text:p text:style-name="P4">
<text:span text:style-name="T5">
viso：<text:a xlink:type="simple" xlink:href="https://t.me/OP_UA/9212" text:style-name="Internet_20_link" text:visited-style-name="Visited_20_Internet_20_Link">
</text:a>
</text:span>
</text:p>
      <text:p text:style-name="P4">
“我们现在处于战争阶段，当对我们的社会很重要时，伙伴不会失去我们必须走的道路的感觉。 这就是方式。 前进的道路。 与去年在许多地方相比，现在更安静。但这并不意味着您可以忽略那里的战争，也不意味着在国家的援助上专注于国家。”他说。</text:p>
      <text:p text:style-name="P4">
<text:span text:style-name="T4">
另请阅读：</text:span>
 <text:span text:style-name="T4">
 <text:a xlink:type="simple" xlink:href="https://www.ukrinform.ua/rubric-ato/3694489-situacia-na-fronti-ta-zabezpecenna-boepripasami-zelenskij-proviv-zasidanna-stavki.html" text:style-name="Internet_20_link" text:visited-style-name="Visited_20_Internet_20_Link">
</text:a>
</text:span>
</text:p>
      <text:p text:style-name="P4">
Zelensky说，他们设法与合作伙伴做了很多工作，以保护人们，乌克兰和整个欧洲。</text:p>
      <text:p text:style-name="P4">
“但这并不意味着是时候休息了。 路径在前进。 运动在前方。 我们需要的同样统一，重点，更少。”泽伦斯基说。</text:p>
      <text:p text:style-name="P4">
他认为，与以前一样，我们在前线和所有立场上的立场应得到乌克兰政治地位的支持，因此，武器的力量，我们的社会统一的力量，我们的内部稳定和乌克兰与乌克兰与乌克兰与关系的关系世界。</text:p>
      <text:p text:style-name="P4">
“这就是国家和全州的所有任务，包括乌克兰，因此，世界上的Ivsikh，他们根据方向重视自由生活和国际秩序的人，”国家元首坚信。”</text:p>
      <text:p text:style-name="P4">
<text:span text:style-name="T4">
另请阅读：</text:span>
 <text:span text:style-name="T4">
 <text:a xlink:type="simple" xlink:href="https://www.ukrinform.ua/rubric-ato/3694643-kanada-vze-dopravila-v-ukrainu-ponad-4000-tonn-vijskovoi-dopomogi.html" text:style-name="Internet_20_link" text:visited-style-name="Visited_20_Internet_20_Link">
</text:a>
</text:span>
</text:p>
      <text:p text:style-name="P4">
他指出，简单地希望胜利能带来袭击中现在在战es中的其他人，这是不合理的。</text:p>
      <text:p text:style-name="P4">
总统提醒说：“这是一项普遍的任务。所有人都赢得了胜利。那些为武器而战。那些减少恐怖分子国家的可能性和增强乌克兰能力的人的人。”</text:p>
      <text:p text:style-name="P4">
<text:span text:style-name="T4">
另请阅读：</text:span>
 <text:span text:style-name="T4">
 <text:a xlink:type="simple" xlink:href="https://www.ukrinform.ua/rubric-society/3694629-zelenskij-obgovoriv-iz-govardom-baffetom-dopomogu-ukraini.html" text:style-name="Internet_20_link" text:visited-style-name="Visited_20_Internet_20_Link">
</text:a>
</text:span>
</text:p>
      <text:p text:style-name="P4">
据报道，4月11日，Zelensky收集了另一个速度：他们谈论了_ <text:span text:style-name="T4">
 <text:a xlink:type="simple" xlink:href="https://www.ukrinform.ua/rubric-ato/3694489-situacia-na-fronti-ta-zabezpecenna-boepripasami-zelenskij-proviv-zasidanna-stavki.html" text:style-name="Internet_20_link" text:visited-style-name="Visited_20_Internet_20_Link">
</text:a>
</text:span>
 _</text:p>
      <text:p text:style-name="P4">
News Source: <text:a xlink:type="simple" xlink:href="https://www.ukrinform.ua/rubric-ato/3694656-zelenskij-zaklikav-ukrainciv-ne-ignoruvati-vijnu-ta-dopomagati-derzavi.html" text:style-name="Internet_20_link" text:visited-style-name="Visited_20_Internet_20_Link">
https://www.ukrinform.ua/rubric-ato/3694656-zelenskij-zaklikav-ukrainciv-ne-ignoruvati-vijnu-ta-dopomagati-derzavi.html</text:a>
</text:p>
      <!--NEWS-->
      <text:h text:style-name="P10" text:outline-level="1">
<text:span text:style-name="T4">
在摩尔多瓦，他们建议Zakharov不要干扰该国的内政</text:span>
</text:h>
      <text:p text:style-name="P4">
作者: Ukrinform (Person)</text:p>
      <text:p text:style-name="P4">
出版商: Укринформ (Organization)</text:p>
      <text:p text:style-name="P4">
出版时间: 2023-04-11T-18:10:00+03:00</text:p>
      <text:p text:style-name="P4">
修改时间: 2023-04-11T23:10:00+03:00</text:p>
      <text:p text:style-name="P4">
描述: 摩尔多瓦外交部对俄罗斯联合会外交部的话玛丽亚·扎哈罗娃（Maria Zakharova）发表了评论，他说北约正在摩尔多瓦做准备“与俄罗斯的“地缘政治对抗垃圾填埋场”。  - 乌克林。</text:p>
      <text:p text:style-name="P4">
图片: ["<text:a xlink:type="simple" xlink:href="https://static.ukrinform.com/photos/2022_04/thumb_files/630_360_1649857838-528.jpg" text:style-name="Internet_20_link" text:visited-style-name="Visited_20_Internet_20_Link">
630_360_16498...</text:a>
"]</text:p>
      <text:p text:style-name="P4">
标签: ['Молдова', 'МЗС', 'НАТО', 'росія']</text:p>
      <text:p text:style-name="P4">
类型: Article</text:p>
      <!--METADATA-->
      <text:p text:style-name="P4">
<draw:frame draw:style-name="fr1" draw:name="Image23" text:anchor-type="as-char" svg:width="6.9236in" svg:height="3.956343in" draw:z-index="0">
<draw:image xlink:href="../Images/yкринформ/2023-04-11T-18-10-00-03-00/630_360_1649857838-528.jpg" xlink:type="simple" xlink:show="embed" xlink:actuate="onLoad" draw:mime-type="image/jpeg"/>
</draw:frame>
摩尔多瓦外交部对外交部的话玛丽亚·扎哈罗娃(Maria Zakharova)的话进行了评论，他说北约正在摩尔多瓦“与俄罗斯进行地缘政治对抗”做准备。</text:p>
      <text:p text:style-name="P4">
正如乌克林福姆报道的那样，这在<text:a xlink:type="simple" xlink:href="https://mfa.gov.md/ro/content/comentariul-ministerului-afacerilor-externe-si-integrarii-europene-7" text:style-name="Internet_20_link" text:visited-style-name="Visited_20_Internet_20_Link">
</text:a>
办公室。</text:p>
      <text:p text:style-name="P4">
“我们不允许对摩尔多瓦内政的这种陈述和干预。摩尔多瓦与包括北约在内的国际组织的关系是该国的主权独立决定。我国的中立并不意味着孤立。(https://www.ukrinform.ua/tag-moldova)建立伙伴关系和国家以维护该国的和平与安全。 我们想提醒摩尔多瓦在1992年与北约合作，”该文件写道。</text:p>
      <text:p text:style-name="P4">
<text:span text:style-name="T4">
另请阅读：</text:span>
 <text:a xlink:type="simple" xlink:href="https://www.ukrinform.ua/rubric-world/3694314-poblizu-kisineva-pobuduut-sucasnu-vijskovu-bazu.html" text:style-name="Internet_20_link" text:visited-style-name="Visited_20_Internet_20_Link">
<text:span text:style-name="T4">
近</text:span>
 <text:span text:style-name="T4">
 </text:span>
 kishineva <text:span text:style-name="T4">
 </text:span>
 <text:span text:style-name="T4">
 </text:span>
构建<text:span text:style-name="T4">
 </text:span>
现代<text:span text:style-name="T4">
<text:span text:style-name="T5">
*军事</text:span>
* </text:span>
 <text:span text:style-name="T4">
基础</text:span>
</text:a>
外交部补充说，与北约的合作带来并继续带来真正的利用，不仅在该国，而且在区域安全方面都使用。</text:p>
      <text:p text:style-name="P4">
据乌克林福姆报道，摩尔多瓦总统玛雅·桑杜(Maya Sandu)呼吁公民于5月21日在首都中央大会大会广场征服公民，以支持摩尔多瓦的欧洲一体化。</text:p>
      <text:p text:style-name="P4">
News Source: <text:a xlink:type="simple" xlink:href="https://www.ukrinform.ua/rubric-world/3694653-u-moldovi-poradili-zaharovij-ne-vtrucatisa-u-vnutrisni-spravi-kraini.html" text:style-name="Internet_20_link" text:visited-style-name="Visited_20_Internet_20_Link">
https://www.ukrinform.ua/rubric-world/3694653-u-moldovi-poradili-zaharovij-ne-vtrucatisa-u-vnutrisni-spravi-kraini.html</text:a>
</text:p>
      <!--NEWS-->
      <text:h text:style-name="P10" text:outline-level="1">
<text:span text:style-name="T4">
JSC Avdiivka和Marynka方向Roussian军队炮击了Novokalin，Avdiivka，Pervomaisk ...</text:span>
</text:h>
      <text:p text:style-name="P4">
作者: liveuamap (Language: en)</text:p>
      <text:p text:style-name="P4">
时间: 2023-04-11T-18:15:00</text:p>
      <text:p text:style-name="P4">
地点: Donetsk Oblast (Latitude:47.91531 Longtitude:37.45874)</text:p>
      <text:p text:style-name="P4">
视频: []</text:p>
      <text:p text:style-name="P4">
图片: []</text:p>
      <text:p text:style-name="P4">
标签: ["Russia"]</text:p>
      <text:p text:style-name="P4">
Id: 22555233</text:p>
      <!--METADATA-->
      <text:p text:style-name="P4">
在Avdiyivka和Maryinka的指示，俄罗斯军队向Novokalynove，Avdiyivka，Pervomayske，Krasnohorivka，Hostre，Hostre，Heorhiyivka，Maryhiyivka，Maryinka and Maryinka andPobyeda，Donetsk地区，乌克兰林业报道说</text:p>
      <text:p text:style-name="P4">
新闻集链接：<text:a xlink:type="simple" xlink:href="https://liveuamap.com/en/2023/11-april-at-avdiyivka-and-maryinka-directions-russian-army" text:style-name="Internet_20_link" text:visited-style-name="Visited_20_Internet_20_Link">
https://liveuamap.com/en/2023/11-april-at-avdiyivka-and-maryinka-directions-russian-army</text:a>
</text:p>
      <text:p text:style-name="P4">
News Source: <text:a xlink:type="simple" xlink:href="https://t.me/lumsrc/4466" text:style-name="Internet_20_link" text:visited-style-name="Visited_20_Internet_20_Link">
https://t.me/lumsrc/4466</text:a>
</text:p>
      <!--NEWS-->
      <text:h text:style-name="P10" text:outline-level="1">
<text:span text:style-name="T4">
这么多的摇摆方向俄罗斯军队将Novomoyalavka，Vulladar，Bidhlenka和Veli ...</text:span>
</text:h>
      <text:p text:style-name="P4">
作者: liveuamap (Language: en)</text:p>
      <text:p text:style-name="P4">
时间: 2023-04-11T-20:15:00</text:p>
      <text:p text:style-name="P4">
地点: Velyka Novosilka (Latitude:47.84024 Longtitude:36.83475)</text:p>
      <text:p text:style-name="P4">
视频: []</text:p>
      <text:p text:style-name="P4">
图片: []</text:p>
      <text:p text:style-name="P4">
标签: ["Russia"]</text:p>
      <text:p text:style-name="P4">
Id: 22555232</text:p>
      <!--METADATA-->
      <text:p text:style-name="P4">
在沙克塔克(Shaktarske)的指示，俄罗斯军队炮击了诺茨克地区的诺茨克地区的Novomykhaylivka，Vuhledar，Vuhledar，Bohoyavlenka和Velyka Novosilka-乌克兰的Armedforces的总参谋长在早晨的报告中说</text:p>
      <text:p text:style-name="P4">
新闻集链接：<text:a xlink:type="simple" xlink:href="https://liveuamap.com/en/2023/11-april-at-shaktarske-direction-russian-army-shelled-novomykhaylivka" text:style-name="Internet_20_link" text:visited-style-name="Visited_20_Internet_20_Link">
https://liveuamap.com/en/2023/11-april-at-shaktarske-direction-russian-army-army-shelled-novomykhaylivka</text:a>
</text:p>
      <text:p text:style-name="P4">
News Source: <text:a xlink:type="simple" xlink:href="https://t.me/lumsrc/4467" text:style-name="Internet_20_link" text:visited-style-name="Visited_20_Internet_20_Link">
https://t.me/lumsrc/4467</text:a>
</text:p>
      <!--NEWS-->
      <text:h text:style-name="P10" text:outline-level="1">
<text:span text:style-name="T4">
加拿大对乌克兰的援助超过60亿加元</text:span>
</text:h>
      <text:p text:style-name="P4">
作者: Ukrinform (Person)</text:p>
      <text:p text:style-name="P4">
出版商: Укринформ (Organization)</text:p>
      <text:p text:style-name="P4">
出版时间: 2023-04-11T-21:59:00+03:00</text:p>
      <text:p text:style-name="P4">
修改时间: 2023-04-11T22:59:00+03:00</text:p>
      <text:p text:style-name="P4">
描述: 自去年年初以来，加拿大政府为乌克兰提供了多种援助，以超过80亿加元（超过60亿加元）提供了多种援助。  - 乌克林。</text:p>
      <text:p text:style-name="P4">
图片: ["<text:a xlink:type="simple" xlink:href="https://static.ukrinform.com/photos/2023_02/thumb_files/630_360_1676571169-696.jpeg" text:style-name="Internet_20_link" text:visited-style-name="Visited_20_Internet_20_Link">
630_360_16765...</text:a>
"]</text:p>
      <text:p text:style-name="P4">
标签: ['Канада', 'Україна', 'Гроші', 'допомога']</text:p>
      <text:p text:style-name="P4">
类型: Article</text:p>
      <!--METADATA-->
      <text:p text:style-name="P4">
<draw:frame draw:style-name="fr1" draw:name="Image24" text:anchor-type="as-char" svg:width="6.9236in" svg:height="3.956343in" draw:z-index="0">
<draw:image xlink:href="../Images/yкринформ/2023-04-11T-21-59-00-03-00/630_360_1676571169-696.jpeg" xlink:type="simple" xlink:show="embed" xlink:actuate="onLoad" draw:mime-type="image/jpeg"/>
</draw:frame>
自去年年初以来，加拿大政府为乌克兰提供了多种援助，以超过80亿加元为加拿大(超过60亿美元).</text:p>
      <text:p text:style-name="P4">
Як повідомляє кореспондент Укрінформу, про це  оголосили у <text:a xlink:type="simple" xlink:href="https://pm.gc.ca/en/news/news-releases/2023/04/11/prime-minister-announces-more-support-ukraine" text:style-name="Internet_20_link" text:visited-style-name="Visited_20_Internet_20_Link">
</text:a>
贾斯汀·特鲁多(Justin Trudeau)在与IZ -ukrainian同事Denis Shmigal会面结束时。</text:p>
      <text:p text:style-name="P4">
“自2022年1月以来，加拿大宣布分配超过80亿美元的金融，军事，人道主义和移民援助，以及发展支持，”  - 在广泛的信息中说。</text:p>
      <text:p text:style-name="P4">
值得注意的是，这笔款项包括超过50亿加拿大的财政援助，超过10亿的军事支持，3.525亿加元，1.27亿美元用于支持发展以及超过1.02亿加元的安全和稳定。</text:p>
      <text:p text:style-name="P4">
<text:span text:style-name="T4">
另请阅读：</text:span>
 <text:a xlink:type="simple" xlink:href="https://www.ukrinform.ua/rubric-ato/3694589-kanada-ogolosila-pro-novij-paket-oboronnoi-dopomogi-dla-ukraini.html" text:style-name="Internet_20_link" text:visited-style-name="Visited_20_Internet_20_Link">
<text:span text:style-name="T4">
加拿大</text:span>
 <text:span text:style-name="T4">
 </text:span>
宣布<text:span text:style-name="T4">
 </text:span>
 <text:span text:style-name="T4">
 </text:span>
 <text:span text:style-name="T4">
 </text:span>
 new <text:span text:style-name="T4">
 </text:span>
 <text:span text:style-name="T4">
软件包</text:span>
 defacs <text:span text:style-name="T4">
 </text:span>
 <text:span text:style-name="T4">
 help </text:span>
 <text:span text:style-name="T4">
 </text:span>
 <text:span text:style-name="T4">
 </text:span>
 <text:span text:style-name="T4">
 </text:span>
 <text:span text:style-name="T4">
 </text:span>
 <text:span text:style-name="T4">
 </text:span>
 <text:span text:style-name="T4">
 </text:span>
<text:span text:style-name="T5">
 </text:span>
<text:span text:style-name="T5">
 </text:span>
<text:span text:style-name="T5">
 </text:span>
<text:span text:style-name="T5">
乌克兰</text:span>
*</text:a>
正如乌克林福姆报道的那样，今天对加拿大进行为期一天的访问是乌克兰丹尼斯·史密斯(Denis Shmigal)的首屈一指。 他已经与[]进行了谈判(https://www.ukrinform.ua/tag-trudo)国防部长安妮塔·阿南德(Anita Anand)，外交部长梅兰妮·乔利(Melanie Joli)和财政部长克里斯·弗里兰(Christ Friland)。</text:p>
      <text:p text:style-name="P4">
应该指出的是，就人均而言，乌克兰加拿大的援助量是世界上最高的援助之一。</text:p>
      <text:p text:style-name="P4">
News Source: <text:a xlink:type="simple" xlink:href="https://www.ukrinform.ua/rubric-society/3694650-dopomoga-kanadi-ukraini-perevisila-6-milardiv.html" text:style-name="Internet_20_link" text:visited-style-name="Visited_20_Internet_20_Link">
https://www.ukrinform.ua/rubric-society/3694650-dopomoga-kanadi-ukraini-perevisila-6-milardiv.html</text:a>
</text:p>
      <!--NEWS-->
      <text:h text:style-name="P10" text:outline-level="1">
<text:span text:style-name="T4">
在Zaporizhzhia和Kherson的指示，俄罗斯军队炮击了Donetsk地区的Vremivka； 诺诺德...</text:span>
</text:h>
      <text:p text:style-name="P4">
作者: liveuamap (Language: en)</text:p>
      <text:p text:style-name="P4">
时间: 2023-04-11T-22:15:00</text:p>
      <text:p text:style-name="P4">
地点: Kam'yans'ke,Zaporiz'ka oblast (Latitude:47.5383 Longtitude:35.37289)</text:p>
      <text:p text:style-name="P4">
视频: []</text:p>
      <text:p text:style-name="P4">
图片: []</text:p>
      <text:p text:style-name="P4">
标签: ["Russia"]</text:p>
      <text:p text:style-name="P4">
Id: 22555231</text:p>
      <!--METADATA-->
      <text:p text:style-name="P4">
在Zaporizhzhia和Kherson的指示，俄罗斯军队炮击了Vremivka Ofdonetsk地区； Novodanylivka，Orikhiv，Novoandriyivka和Kamyanske Ofzaporizhzhia地区，乌克兰武装部队的总参谋长在主题报告中说</text:p>
      <text:p text:style-name="P4">
新闻集链接：<text:a xlink:type="simple" xlink:href="https://liveuamap.com/en/2023/11-april-at-zaporizhzhia-and-kherson-directions-russian-army" text:style-name="Internet_20_link" text:visited-style-name="Visited_20_Internet_20_Link">
https://liveuamap.com/en/2023/11-april-at-april-at-zaporizhzhzhia-and-kherson-directions-russian-army-my</text:a>
</text:p>
      <text:p text:style-name="P4">
News Source: <text:a xlink:type="simple" xlink:href="https://t.me/lumsrc/4468" text:style-name="Internet_20_link" text:visited-style-name="Visited_20_Internet_20_Link">
https://t.me/lumsrc/4468</text:a>
</text:p>
      <!--NEWS-->
      <text:h text:style-name="P10" text:outline-level="1">
<text:span text:style-name="T4">
美国文件泄漏的调查可能需要几个月</text:span>
</text:h>
      <text:p text:style-name="P4">
作者: Ukrinform (Person)</text:p>
      <text:p text:style-name="P4">
出版商: Укринформ (Organization)</text:p>
      <text:p text:style-name="P4">
出版时间: 2023-04-11T-23:46:00+03:00</text:p>
      <text:p text:style-name="P4">
修改时间: 2023-04-11T22:46:00+03:00</text:p>
      <text:p text:style-name="P4">
描述: 美国政府对五角大楼秘密文件泄漏进行的调查可能需要几个月才能确定所有事实并应对局势。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США', 'Україна', 'Розслідування', 'Війна з росією', 'Контрнаступ', 'Документи']</text:p>
      <text:p text:style-name="P4">
类型: Article</text:p>
      <!--METADATA-->
      <text:p text:style-name="P4">
<draw:frame draw:style-name="fr1" draw:name="Image25" text:anchor-type="as-char" svg:width="6.9236in" svg:height="3.956343in" draw:z-index="0">
<draw:image xlink:href="../Images/yкринформ/2023-04-11T-23-46-00-03-00/630_360_1588051291-728.jpg" xlink:type="simple" xlink:show="embed" xlink:actuate="onLoad" draw:mime-type="image/jpeg"/>
</draw:frame>
美国政府为泄露五角大楼的秘密文件而进行的调查可能需要几个月的时间才能确定对局势的所有回应事实。</text:p>
      <text:p text:style-name="P4">
这是在星期二电视频道上报道的<text:a xlink:type="simple" xlink:href="https://edition.cnn.com/europe/live-news/russia-ukraine-war-news-04-11-23/h_67266ec8c7641ff74c1d498c12c45604" text:style-name="Internet_20_link" text:visited-style-name="Visited_20_Internet_20_Link">
</text:a>
据报道，政府的三个来源。</text:p>
      <text:p text:style-name="P4">
该出版物指出：“五角大楼研究这种泄漏如何影响美国的国家安全，司法部已经针对那些可以站在其背后的人进行了刑事调查。”</text:p>
      <text:p text:style-name="P4">
<text:span text:style-name="T4">
另请阅读：</text:span>
 <text:span text:style-name="T4">
 <text:a xlink:type="simple" xlink:href="https://www.ukrinform.ua/rubric-world/3694184-stati-pereviraut-obmin-informacieu-pisla-vitoku-sekretnih-fajliv.html" text:style-name="Internet_20_link" text:visited-style-name="Visited_20_Internet_20_Link">
</text:a>
</text:span>
</text:p>
      <text:p text:style-name="P4">
政府的代表指出，五角大楼情报和安全部门“伊沃诺可能会持续数月”，机构间调查由五角大楼情报和安全部门领导。 在这种情况下，他们说，在公开宣传了Trosed文件后，美国情报的来源和方法已暴露。 调查还将尝试确定泄漏的规模以及在互联网上解释的其他秘密文件。</text:p>
      <text:p text:style-name="P4">
根据其中一项消息来源，五角大楼的努力并不集中只是为了找到谁是起源的来源。 国防部还将研究秘密文件流通的脆弱性，以及您是否需要每天更改收到此信息的颜色。</text:p>
      <text:p text:style-name="P4">
美国高级官员：“太多的人可以访问深度机密的信息。” 他强调，可能有成千上万的人可能会熟悉这些文件。</text:p>
      <text:p text:style-name="P4">
<text:span text:style-name="T4">
另请阅读：</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材料的泄漏，类似于弄皱的文档复印件，就好像它们在口袋中使用一样，在出版物中表明。</text:p>
      <text:p text:style-name="P4">
正如乌克林福姆报道的那样，美国参议院议员查克·苏默尔普斯(Chuck Sumerpus)的民主多数党领袖是政府要求参议员的秘密简报，以应对五角大楼秘密文件的泄漏。</text:p>
      <text:p text:style-name="P4">
News Source: <text:a xlink:type="simple" xlink:href="https://www.ukrinform.ua/rubric-world/3694649-rozsliduvanna-vitoku-dokumentiv-u-ssa-moze-trivati-kilka-misaciv.html" text:style-name="Internet_20_link" text:visited-style-name="Visited_20_Internet_20_Link">
https://www.ukrinform.ua/rubric-world/3694649-rozsliduvanna-vitoku-dokumentiv-u-ssa-moze-trivati-kilka-misaciv.html</text:a>
</text:p>
      <!--NEWS-->
      <text:h text:style-name="P10" text:outline-level="1">
<text:span text:style-name="T4">
俄罗斯部队在Lyman，Bakhmut，Avdiivka和Maryinka Directio进行进攻行动...</text:span>
</text:h>
      <text:p text:style-name="P4">
作者: liveuamap (Language: en)</text:p>
      <text:p text:style-name="P4">
时间: 2023-04-11T-24:15:00</text:p>
      <text:p text:style-name="P4">
地点: Marinka, Donetsk Oblast (Latitude:47.93969 Longtitude:37.49891)</text:p>
      <text:p text:style-name="P4">
视频: []</text:p>
      <text:p text:style-name="P4">
图片: []</text:p>
      <text:p text:style-name="P4">
标签: ["Russia"]</text:p>
      <text:p text:style-name="P4">
Id: 22555230</text:p>
      <!--METADATA-->
      <text:p text:style-name="P4">
俄罗斯部队在莱曼，巴赫穆特，阿夫迪夫卡和玛丽卡执行进攻行动。 乌克兰军方击退了52次俄罗斯袭击。</text:p>
      <text:p text:style-name="P4">
新闻集链接：<text:a xlink:type="simple" xlink:href="https://liveuamap.com/en/2023/11-april-russian-forces-conducting-offensive-actions-at-lyman" text:style-name="Internet_20_link" text:visited-style-name="Visited_20_Internet_20_Link">
https://liveuamap.com/en/2023/11-April-russian-forces-conducting-conducting-contridend-actions-actions-at-lyman</text:a>
</text:p>
      <text:p text:style-name="P4">
News Source: <text:a xlink:type="simple" xlink:href="https://t.me/lumsrc/4469" text:style-name="Internet_20_link" text:visited-style-name="Visited_20_Internet_20_Link">
https://t.me/lumsrc/4469</text:a>
</text:p>
      <!--NEWS-->
      <text:h text:style-name="P10" text:outline-level="1">
<text:span text:style-name="T4">
重要的是不要失去我们必须经过的道路的感觉 - 总统</text:span>
</text:h>
      <text:p text:style-name="P4">
作者: Ukrinform (Person)</text:p>
      <text:p text:style-name="P4">
出版商: Укринформ (Organization)</text:p>
      <text:p text:style-name="P4">
出版时间: 2023-04-11T-25:39:00+03:00</text:p>
      <text:p text:style-name="P4">
修改时间: 2023-04-11T22:39:00+03:00</text:p>
      <text:p text:style-name="P4">
描述: 现在，我们正处于战争阶段，当它对我们的社会很重要，而伙伴不会失去我们必须走的道路的感觉。  - 乌克林。</text:p>
      <text:p text:style-name="P4">
图片: ["<text:a xlink:type="simple" xlink:href="https://static.ukrinform.com/photos/2023_02/thumb_files/630_360_1677264925-963.jpg" text:style-name="Internet_20_link" text:visited-style-name="Visited_20_Internet_20_Link">
630_360_16772...</text:a>
"]</text:p>
      <text:p text:style-name="P4">
标签: ['Звернення', 'Агресія РФ', 'Зеленський', 'Війна з росією']</text:p>
      <text:p text:style-name="P4">
类型: Article</text:p>
      <!--METADATA-->
      <text:p text:style-name="P4">
<draw:frame draw:style-name="fr1" draw:name="Image26" text:anchor-type="as-char" svg:width="6.9236in" svg:height="3.956343in" draw:z-index="0">
<draw:image xlink:href="../Images/yкринформ/2023-04-11T-25-39-00-03-00/630_360_1677264925-963.jpg" xlink:type="simple" xlink:show="embed" xlink:actuate="onLoad" draw:mime-type="image/jpeg"/>
</draw:frame>
当我们的社会和我们必须走的道路缺陷都很重要时，我们对这一战争阶段具有感染力。</text:p>
      <text:p text:style-name="P4">
在您的[]中(https://www.youtube.com/watch?v=JEPIZl8KcH8)乌克林福姆报道说，乌克兰沃迪米尔·泽伦斯基总统说。</text:p>
      <text:p text:style-name="P4">
<text:span text:style-name="T5">
viso：<text:a xlink:type="simple" xlink:href="https://t.me/OP_UA/9212" text:style-name="Internet_20_link" text:visited-style-name="Visited_20_Internet_20_Link">
</text:a>
</text:span>
</text:p>
      <text:p text:style-name="P4">
<text:span text:style-name="T4">
 <text:span text:style-name="T5">
我希望健康，亲爱的乌克兰人!</text:span>
 </text:span>
</text:p>
      <text:p text:style-name="P4">
他今天举行了一场常规费用会议。 首先，他们考虑了战斗。 主要方向是在严重的方向上，例如Bakhmut和Avdiivka，总体上，顿涅茨克地区，例如Kreminna和Luhansk。</text:p>
      <text:p text:style-name="P4">
他们还考虑了只能完成的事实。 我们从事的工作。</text:p>
      <text:p text:style-name="P4">
有报道称Syrsky将军，Tarnavsky将军，主要委员会，GUR。</text:p>
      <text:p text:style-name="P4">
总参谋长和内政部长报告说，我们国防军的新单位 - 新旅。</text:p>
      <text:p text:style-name="P4">
Malyuk将军的SBU负责人就自己的内在稳定性，对内部敌人的保护以及对合作者的Protidius的报告。</text:p>
      <text:p text:style-name="P4">
现在，我们正处于战争阶段，当时对我们的社会和伴侣很重要，失去了我们必须走的道路的感觉。 这就是方式。 前进的路径。</text:p>
      <text:p text:style-name="P4">
与去年相比，许多地方现在更安静。 但这并不意味着您可以忽略某个地方的战争，或者不太专注于援助。</text:p>
      <text:p text:style-name="P4">
我们设法与合作伙伴做了很多事情，以保护乌克兰的人民，整个欧洲。 但这并不意味着该是时候休息了。 路径在前进。 运动在前方。 我们需要的同样统一，更少。 不亚于以前的重点。</text:p>
      <text:p text:style-name="P4">
和以前一样，我们在正面的立场，我们所有职位上的战士都必须在政治和非正式上支持乌克兰的立场，并凭借我们的社会团结部落的武器力量，我们的内在稳定和乌克兰与世界的内在稳定性和力量。 这就是国家和所有国家(乌克兰和世界上所有人)的任务，他们根据规则重视自由生活和国际规则。</text:p>
      <text:p text:style-name="P4">
只是希望只是希望现在正在袭击中的战es中的其他人将带来胜利是不合理的。 这是一个普遍的任务。 每个人都赢了。 那些为之奋斗的人和赋予武器的人。 那些是恐怖分子国家的可能性和提高乌克兰能力的人。今天，我与美国商人和慈善家霍华德·巴菲特(Howard Buffette)进行了一次非常有趣，有意义的会面。 它有漫长而慷慨的帮助我们的人民。 许多项目都在支持其支持下实施。例如，厨房工厂的建设已经开始在Bucha开始，该工厂将成为乌克兰学校营养改革的一部分，并将为基辅地区三个社区提供儿童。 该项目还将缩放到不同的归属，特别是在Kharkiv地区。</text:p>
      <text:p text:style-name="P4">
当一个人亲自照顾支持时提供帮助时(总体上是数亿美元)，这样一个人就非常了解，每个人都在胜利的道路上，每个人都很重要，每个人都很重要，对所有人的英雄都重要。赢得我们所有人。</text:p>
      <text:p text:style-name="P4">
我感谢您的巴菲特先生的支持。 感谢我们在世界上无人物的所有合作伙伴。</text:p>
      <text:p text:style-name="P4">
我感谢所有了解我们必须一起走这条路的乌克兰人和乌克兰人 - 取得胜利，真正的团结，互相支持和国家。</text:p>
      <text:p text:style-name="P4">
<text:span text:style-name="T4">
 <text:span text:style-name="T5">
对我们所有士兵的荣耀!</text:span>
 </text:span>
</text:p>
      <text:p text:style-name="P4">
<text:span text:style-name="T4">
 <text:span text:style-name="T5">
荣耀我们坚强的人!</text:span>
 </text:span>
</text:p>
      <text:p text:style-name="P4">
<text:span text:style-name="T4">
 <text:span text:style-name="T5">
荣耀与乌克兰!</text:span>
 </text:span>
</text:p>
      <text:p text:style-name="P4">
News Source: <text:a xlink:type="simple" xlink:href="https://www.ukrinform.ua/rubric-ato/3694651-vazlivo-ne-vtracati-vidcutta-slahu-akim-maemo-projti-prezident.html" text:style-name="Internet_20_link" text:visited-style-name="Visited_20_Internet_20_Link">
https://www.ukrinform.ua/rubric-ato/3694651-vazlivo-ne-vtracati-vidcutta-slahu-akim-maemo-projti-prezident.html</text:a>
</text:p>
      <!--NEWS-->
      <text:h text:style-name="P10" text:outline-level="1">
<text:span text:style-name="T4">
加拿大已经向乌克兰发送了4000多吨军事援助</text:span>
</text:h>
      <text:p text:style-name="P4">
作者: Ukrinform (Person)</text:p>
      <text:p text:style-name="P4">
出版商: Укринформ (Organization)</text:p>
      <text:p text:style-name="P4">
出版时间: 2023-04-11T-27:33:00+03:00</text:p>
      <text:p text:style-name="P4">
修改时间: 2023-04-11T22:33:00+03:00</text:p>
      <text:p text:style-name="P4">
描述: 自从俄罗斯对乌克兰的侵略开始以来，加拿大武装部队的飞机为乌克兰提供了4,000吨以上的军事援助。  - 乌克林。</text:p>
      <text:p text:style-name="P4">
图片: ["<text:a xlink:type="simple" xlink:href="https://static.ukrinform.com/photos/2022_05/thumb_files/630_360_1653611231-624.jpg" text:style-name="Internet_20_link" text:visited-style-name="Visited_20_Internet_20_Link">
630_360_16536...</text:a>
"]</text:p>
      <text:p text:style-name="P4">
标签: ['Канада', 'Україна', 'Зброя', 'ЗСУ', 'Війна з росією']</text:p>
      <text:p text:style-name="P4">
类型: Article</text:p>
      <!--METADATA-->
      <text:p text:style-name="P4">
<draw:frame draw:style-name="fr1" draw:name="Image27" text:anchor-type="as-char" svg:width="6.9236in" svg:height="3.956343in" draw:z-index="0">
<draw:image xlink:href="../Images/yкринформ/2023-04-11T-27-33-00-03-00/630_360_1653611231-624.jpg" xlink:type="simple" xlink:show="embed" xlink:actuate="onLoad" draw:mime-type="image/jpeg"/>
</draw:frame>
从俄罗斯开始，乌克兰有超过4,000吨的军事援助已交付给乌克兰。</text:p>
      <text:p text:style-name="P4">
根据乌克林的通讯员的说法<text:a xlink:type="simple" xlink:href="https://pm.gc.ca/en/news/news-releases/2023/04/11/prime-minister-announces-more-support-ukraine" text:style-name="Internet_20_link" text:visited-style-name="Visited_20_Internet_20_Link">
</text:a>
在加拿大总理贾斯汀·特鲁多(Justin Trudeau)的办公室。</text:p>
      <text:p text:style-name="P4">
“加拿大武装部队将继续提供帮助，从加拿大以及盟友和伙伴向乌克兰提供军事援助。 自2022年3月以来，已经运输了超过800万英镑(超过4000吨 -  ed。)军事设备，”常见信息写道。</text:p>
      <text:p text:style-name="P4">
<text:span text:style-name="T4">
另请阅读：</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应当指出的是，加拿大从其基地的苏格兰运送军事援助，该援助基于三架加拿大货运飞机和约60名军人。加拿大空军正在由乌克兰军事援助运送，并由加拿大提供，但由其他北约盟友提供。</text:p>
      <text:p text:style-name="P4">
<text:span text:style-name="T4">
另请阅读：</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正如乌克林福姆报道的那样，今天在<text:span text:style-name="T4">
 []进行为期一天的访问(https://www.ukrinform.ua/tag-kanada)</text:span>
乌克兰总理是施密历尔。 他已经与国防部长贾斯汀·特鲁多(Justin Trudeau)，外交部长，梅兰妮·乔伊(Melanie Joy)和财政部长弗莱兰德(Fryland)进行了谈判。 此外，乌克兰政府负责人向加拿大乌克兰社区传达了。</text:p>
      <text:p text:style-name="P4">
News Source: <text:a xlink:type="simple" xlink:href="https://www.ukrinform.ua/rubric-ato/3694643-kanada-vze-dopravila-v-ukrainu-ponad-4000-tonn-vijskovoi-dopomogi.html" text:style-name="Internet_20_link" text:visited-style-name="Visited_20_Internet_20_Link">
https://www.ukrinform.ua/rubric-ato/3694643-kanada-vze-dopravila-v-ukrainu-ponad-4000-tonn-vijskovoi-dopomogi.html</text:a>
</text:p>
      <!--NEWS-->
      <text:h text:style-name="P10" text:outline-level="1">
<text:span text:style-name="T4">
APL。 Zinchenko的“切尔西” Mudrik的“切尔西”将于5月初举行。</text:span>
</text:h>
      <text:p text:style-name="P4">
作者: Ukrinform (Person)</text:p>
      <text:p text:style-name="P4">
出版商: Укринформ (Organization)</text:p>
      <text:p text:style-name="P4">
出版时间: 2023-04-11T-29:30:44+03:00</text:p>
      <text:p text:style-name="P4">
修改时间: 2023-04-11T22:30:44+03:00</text:p>
      <text:p text:style-name="P4">
描述: 在英国英超联赛（APL）中，第34轮的比赛在5月2日之间在伦敦俱乐部的“阿森纳”和“切尔西”的球员之间进行了移动，这些比赛原定于4月29日参加比赛。  - 乌克林。</text:p>
      <text:p text:style-name="P4">
图片: ["<text:a xlink:type="simple" xlink:href="https://static.ukrinform.com/photos/2023_04/thumb_files/630_360_1681241394-615.jpeg" text:style-name="Internet_20_link" text:visited-style-name="Visited_20_Internet_20_Link">
630_360_16812...</text:a>
"]</text:p>
      <text:p text:style-name="P4">
标签: ['Арсенал', 'Футбол', 'Зінченко', 'АПЛ']</text:p>
      <text:p text:style-name="P4">
类型: Article</text:p>
      <!--METADATA-->
      <text:p text:style-name="P4">
<draw:frame draw:style-name="fr1" draw:name="Image28" text:anchor-type="as-char" svg:width="6.9236in" svg:height="3.956343in" draw:z-index="0">
<draw:image xlink:href="../Images/yкринформ/2023-04-11T-29-30-44-03-00/630_360_1681241394-615.jpeg" xlink:type="simple" xlink:show="embed" xlink:actuate="onLoad" draw:mime-type="image/jpeg"/>
</draw:frame>
旺利乌斯超级联赛(超级联赛)伦敦俱乐部“阿森纳”和“切尔西”第34轮比赛的比赛的比赛，本来应该在第29届比赛。</text:p>
      <text:p text:style-name="P4">
乌克林福姆报道，APL董事会在安全与法律和秩序的咨询小组会议之后批准了新日期。</text:p>
      <text:p text:style-name="P4">
5月2日，乌克兰的后卫亚历山大·辛昌(Alexander Zinchenko)将于5月2日在5月2日与切尔西·米哈伊尔·穆德里克(Chelsea Mikhail Mudrik)会面。 游戏的开始 -  22.00 Kyiv时间。</text:p>
      <text:p text:style-name="P4">
<text:span text:style-name="T4">
另请阅读：</text:span>
 <text:a xlink:type="simple" xlink:href="https://www.ukrinform.ua/rubric-sports/3693684-apl-liverpul-zigrav-vniciu-z-arsenalom.html" text:style-name="Internet_20_link" text:visited-style-name="Visited_20_Internet_20_Link">
<text:span text:style-name="T4">
 apl </text:span>
</text:a>
领导阿森纳APL(73眼镜)，在曼城领先(67).«Челсі» (39)担任第11位。</text:p>
      <text:p text:style-name="P4">
照片：盖蒂图像。</text:p>
      <text:p text:style-name="P4">
News Source: <text:a xlink:type="simple" xlink:href="https://www.ukrinform.ua/rubric-sports/3694647-apl-matc-arsenala-zincenka-iz-celsi-mudrika-vidbudetsa-na-pocatku-travna.html" text:style-name="Internet_20_link" text:visited-style-name="Visited_20_Internet_20_Link">
https://www.ukrinform.ua/rubric-sports/3694647-apl-matc-arsenala-zincenka-iz-celsi-mudrika-vidbudetsa-na-pocatku-travna.html</text:a>
</text:p>
      <!--NEWS-->
      <text:h text:style-name="P10" text:outline-level="1">
<text:span text:style-name="T4">
入侵者将巴赫穆特的一部分变成了叙利亚阿勒颇 - 画家</text:span>
</text:h>
      <text:p text:style-name="P4">
作者: Ukrinform (Person)</text:p>
      <text:p text:style-name="P4">
出版商: Укринформ (Organization)</text:p>
      <text:p text:style-name="P4">
出版时间: 2023-04-11T-31:25:00+03:00</text:p>
      <text:p text:style-name="P4">
修改时间: 2023-04-11T22:25:00+03:00</text:p>
      <text:p text:style-name="P4">
描述: 俄罗斯军队将巴赫穆特的一部分变成了叙利亚城市阿勒颇，该城市由于轰炸而被摧毁。  - 乌克林。</text:p>
      <text:p text:style-name="P4">
图片: ["<text:a xlink:type="simple" xlink:href="https://static.ukrinform.com/photos/2023_03/thumb_files/630_360_1677771209-460.jpg" text:style-name="Internet_20_link" text:visited-style-name="Visited_20_Internet_20_Link">
630_360_16777...</text:a>
"]</text:p>
      <text:p text:style-name="P4">
标签: ['Бахмут', 'Міноборони', 'Війна з росією', 'Ганна Маляр', 'Єдині новини']</text:p>
      <text:p text:style-name="P4">
类型: Article</text:p>
      <!--METADATA-->
      <text:p text:style-name="P4">
<draw:frame draw:style-name="fr1" draw:name="Image29" text:anchor-type="as-char" svg:width="6.9236in" svg:height="3.956343in" draw:z-index="0">
<draw:image xlink:href="../Images/yкринформ/2023-04-11T-31-25-00-03-00/630_360_1677771209-460.jpg" xlink:type="simple" xlink:show="embed" xlink:actuate="onLoad" draw:mime-type="image/jpeg"/>
</draw:frame>
军方将巴赫穆特的一部分变成了叙利亚城市阿勒颇，该城市被炸弹袭击摧毁。</text:p>
      <text:p text:style-name="P4">
根据乌克林福姆的说法，国防部副部长安娜·马里亚尔(Anna Malyar)在国家电话中说，“统一新闻”。</text:p>
      <text:p text:style-name="P4">
“那里的敌人不仅集中了其正规部队，而且还有瓦格纳的私人媒介，瓦格纳曾在很大程度上被乌克兰的武装部队摧毁。 敌人离开了他的目标 - 采取<text:a xlink:type="simple" xlink:href="https://www.ukrinform.ua/tag-bahmut" text:style-name="Internet_20_link" text:visited-style-name="Visited_20_Internet_20_Link">
</text:a>
。 今天有激烈的战斗。 在敌人的一侧有大量使用炮兵。 敌人将一部分城市地区变成了阿勒颇。 他们采用了完全破坏的策略，建筑物的破坏，地位，”它已经进化。</text:p>
      <text:p text:style-name="P4">
<text:span text:style-name="T4">
另请阅读：</text:span>
 <text:a xlink:type="simple" xlink:href="https://www.ukrinform.ua/rubric-ato/3694053-rosiani-obstriluut-transport-akij-ruhaetsa-v-bik-bahmuta-malar.html" text:style-name="Internet_20_link" text:visited-style-name="Visited_20_Internet_20_Link">
<text:span text:style-name="T4">
俄罗斯人</text:span>
 <text:span text:style-name="T4">
解雇</text:span>
 <text:span text:style-name="T4">
运输</text:span>
 <text:span text:style-name="T4">
什么</text:span>
<text:span text:style-name="T4">
移动</text:span>
 <text:span text:style-name="T4">
侧</text:span>
 <text:span text:style-name="T4">
 </text:span>
 <text:span text:style-name="T4">
 bakhmuta </text:span>
 <text:span text:style-name="T4">
 </text:span>
 <text:span text:style-name="T4">
 painter </text:span>
</text:a>
她说，此外，如果乌克兰捍卫者没有捍卫巴赫穆特，入侵者将简单地进入乌克兰领土。</text:p>
      <text:p text:style-name="P4">
正如乌克兰乌克兰(Ukrinform(https://www.ukrinform.ua/rubric-ato/3694481-bij-u-bahmuti-prikordonniki-vtrimali-pozicii-i-vidbili-ataku-rosian.html)Donetsk地区Citybhmut的俄罗斯入侵者。</text:p>
      <text:p text:style-name="P4">
<text:span text:style-name="T5">
foto：konstantin liber</text:span>
</text:p>
      <text:p text:style-name="P4">
News Source: <text:a xlink:type="simple" xlink:href="https://www.ukrinform.ua/rubric-ato/3694645-zagarbniki-peretvorili-castinu-bahmuta-na-sirijske-aleppo-malar.html" text:style-name="Internet_20_link" text:visited-style-name="Visited_20_Internet_20_Link">
https://www.ukrinform.ua/rubric-ato/3694645-zagarbniki-peretvorili-castinu-bahmuta-na-sirijske-aleppo-malar.html</text:a>
</text:p>
      <!--NEWS-->
      <text:h text:style-name="P10" text:outline-level="1">
<text:span text:style-name="T4">
日本国防部已与三菱重工签订合同以发射导弹</text:span>
</text:h>
      <text:p text:style-name="P4">
作者: Ukrinform (Person)</text:p>
      <text:p text:style-name="P4">
出版商: Укринформ (Organization)</text:p>
      <text:p text:style-name="P4">
出版时间: 2023-04-11T-33:13:00+03:00</text:p>
      <text:p text:style-name="P4">
修改时间: 2023-04-11T22:13:00+03:00</text:p>
      <text:p text:style-name="P4">
描述: 日本国防部与最大的三菱重型产业公司的防御公司签订了四个合同，以开发和供应导弹。  - 乌克林。</text:p>
      <text:p text:style-name="P4">
图片: ["<text:a xlink:type="simple" xlink:href="https://static.ukrinform.com/photos/2023_04/thumb_files/630_360_1681239737-504.jpg" text:style-name="Internet_20_link" text:visited-style-name="Visited_20_Internet_20_Link">
630_360_16812...</text:a>
"]</text:p>
      <text:p text:style-name="P4">
标签: ['Японія', 'Міноборони', 'Mitsubishi', 'Ракета']</text:p>
      <text:p text:style-name="P4">
类型: Article</text:p>
      <!--METADATA-->
      <text:p text:style-name="P4">
<draw:frame draw:style-name="fr1" draw:name="Image30" text:anchor-type="as-char" svg:width="6.9236in" svg:height="3.956343in" draw:z-index="0">
<draw:image xlink:href="../Images/yкринформ/2023-04-11T-33-13-00-03-00/630_360_1681239737-504.jpg" xlink:type="simple" xlink:show="embed" xlink:actuate="onLoad" draw:mime-type="image/jpeg"/>
</draw:frame>
日本国防部与最大的三菱重企业的防守公司签订了四项合同，以开发火箭。</text:p>
      <text:p text:style-name="P4">
在日本国防部陈述了这一点，并报告了乌克林福姆，并参考了<text:a xlink:type="simple" xlink:href="https://www.bloomberg.com/news/articles/2023-04-11/japan-defense-ministry-to-procure-missiles-from-mitsubishi-heavy" text:style-name="Internet_20_link" text:visited-style-name="Visited_20_Internet_20_Link">
</text:a>
。</text:p>
      <text:p text:style-name="P4">
正如所指出的那样，合同包括开发用于潜艇的有翼火箭和大规模生产用于防御的高音飞机。 预计将在2026  -  2027年注册武器。</text:p>
      <text:p text:style-name="P4">
另外两项合同涉及12T型的生产以及为其开发更明显的导弹的发展。</text:p>
      <text:p text:style-name="P4">
<text:span text:style-name="T4">
另请阅读：</text:span>
 <text:span text:style-name="T4">
 <text:a xlink:type="simple" xlink:href="https://www.ukrinform.ua/rubric-economy/3694411-aponia-na-zustrici-g7-predstavit-model-finansovoi-pidtrimki-ukraini.html" text:style-name="Internet_20_link" text:visited-style-name="Visited_20_Internet_20_Link">
</text:a>
</text:span>
</text:p>
      <text:p text:style-name="P4">
在日本对俄罗斯的全面入侵的背景下，日本宣布在未来五年内计划国防预算约60％。 这是拒绝以GDP 1％的形式限制军事支出。</text:p>
      <text:p text:style-name="P4">
在今年的预算中，国防部<text:span text:style-name="T4">
 <text:a xlink:type="simple" xlink:href="https://www.ukrinform.ua/tag-aponia" text:style-name="Internet_20_link" text:visited-style-name="Visited_20_Internet_20_Link">
</text:a>
</text:span>
为导弹开发提供了约105亿美元。</text:p>
      <text:p text:style-name="P4">
<text:span text:style-name="T4">
另请阅读：</text:span>
 <text:span text:style-name="T4">
 <text:a xlink:type="simple" xlink:href="https://www.ukrinform.ua/rubric-world/3691707-aponia-i-nadali-pidtrimuvatime-ukrainu-pered-rosijskou-agresieu-glava-mzs.html" text:style-name="Internet_20_link" text:visited-style-name="Visited_20_Internet_20_Link">
</text:a>
</text:span>
</text:p>
      <text:p text:style-name="P4">
日本还计划从雷神技术公司购买战斧导弹。 洛克希德·马丁公司(Lockheed Martin Corp.</text:p>
      <text:p text:style-name="P4">
News Source: <text:a xlink:type="simple" xlink:href="https://www.ukrinform.ua/rubric-world/3694641-minoboroni-aponii-pidpisalo-kontrakti-z-mitsubishi-heavy-industries-na-postavku-raket.html" text:style-name="Internet_20_link" text:visited-style-name="Visited_20_Internet_20_Link">
https://www.ukrinform.ua/rubric-world/3694641-minoboroni-aponii-pidpisalo-kontrakti-z-mitsubishi-heavy-industries-na-postavku-raket.html</text:a>
</text:p>
      <!--NEWS-->
      <text:h text:style-name="P10" text:outline-level="1">
<text:span text:style-name="T4">
加拿大引入了Prigogine和白俄罗斯国家银行</text:span>
</text:h>
      <text:p text:style-name="P4">
作者: Ukrinform (Person)</text:p>
      <text:p text:style-name="P4">
出版商: Укринформ (Organization)</text:p>
      <text:p text:style-name="P4">
出版时间: 2023-04-11T-35:05:41+03:00</text:p>
      <text:p text:style-name="P4">
修改时间: 2023-04-11T22:05:41+03:00</text:p>
      <text:p text:style-name="P4">
描述: 加拿大与乌克兰的全面入侵有关对俄罗斯和白俄罗斯的制裁。  - 乌克林。</text:p>
      <text:p text:style-name="P4">
图片: ["<text:a xlink:type="simple" xlink:href="https://static.ukrinform.com/photos/2022_10/thumb_files/630_360_1665161074-172.png" text:style-name="Internet_20_link" text:visited-style-name="Visited_20_Internet_20_Link">
630_360_16651...</text:a>
"]</text:p>
      <text:p text:style-name="P4">
标签: ['Банк', 'білорусь', 'Канада', 'Санкції', 'Пригожин']</text:p>
      <text:p text:style-name="P4">
类型: Article</text:p>
      <!--METADATA-->
      <text:p text:style-name="P4">
<draw:frame draw:style-name="fr1" draw:name="Image31" text:anchor-type="as-char" svg:width="6.9236in" svg:height="3.956343in" draw:z-index="0">
<draw:image xlink:href="../Images/yкринформ/2023-04-11T-35-05-41-03-00/630_360_1665161074-172.png" xlink:type="simple" xlink:show="embed" xlink:actuate="onLoad" draw:mime-type="image/png"/>
</draw:frame>
加拿大与乌克兰的全面保护有关，扩大了对俄罗斯和白俄罗斯的制裁。</text:p>
      <text:p text:style-name="P4">
这是在[]中宣布的(https://pm.gc.ca/en/news/news-releases/2023/04/11/prime-minister-announces-more-support-ukraine)乌克林福姆报道，在与乌克兰同事丹尼斯·史密斯(Denis Shmigal)会面后，Justinatryudo。</text:p>
      <text:p text:style-name="P4">
“为了维持对俄罗斯政权的压力，特鲁多总理宣布对14个俄罗斯个人和34个涉及俄罗斯针对乌克兰战争的法人实体的新制裁，特别是与瓦格纳集团的Irosian航空部门有关的，”  - 他们在加拿大政府负责人办公室里说。</text:p>
      <text:p text:style-name="P4">
根据他的信息，属于创始人<text:a xlink:type="simple" xlink:href="https://www.ukrinform.ua/tag-pvk-vagnera" text:style-name="Internet_20_link" text:visited-style-name="Visited_20_Internet_20_Link">
</text:a>
Yevgeny Prigogine，Lipetsk机械工厂，Volga-Dnepr航空公司，Safir Research Enterprise等。</text:p>
      <text:p text:style-name="P4">
<text:span text:style-name="T4">
另请阅读：</text:span>
 <text:a xlink:type="simple" xlink:href="https://www.ukrinform.ua/rubric-economy/3694623-smigal-nazvav-kanadu-odnim-iz-lideriv-u-zaprovadzenni-sankcij-proti-rf.html" text:style-name="Internet_20_link" text:visited-style-name="Visited_20_Internet_20_Link">
<text:span text:style-name="T4">
加拿大</text:span>
</text:a>
此外，加拿大对塔塔斯坦·鲁斯塔明尼·尼基诺夫(Tatarstan Rustaminnykivanov)总统和他的妻子以及俄罗斯联合会Mykolapipipankav的国防部副部长实施了制裁。</text:p>
      <text:p text:style-name="P4">
新制裁还适用于九个白俄罗斯金融机构，由白俄罗斯国家银行，贝尔格罗普班克，现状银行，普拉斯班克以及俄罗斯Sberbank和VTB银行的Distock公司中间。</text:p>
      <text:p text:style-name="P4">
加拿大子境内的所有财产和资金都是冷冻的，禁止进入该国。</text:p>
      <text:p text:style-name="P4">
从非法占领克里米亚时期，加拿大就对俄罗斯，白俄罗斯和乌克兰的2400个个人和法人实体实施了制裁。</text:p>
      <text:p text:style-name="P4">
News Source: <text:a xlink:type="simple" xlink:href="https://www.ukrinform.ua/rubric-world/3694639-kanada-zaprovadila-sankci-sodo-kompanii-prigozina-i-nacbanku-bilorusi.html" text:style-name="Internet_20_link" text:visited-style-name="Visited_20_Internet_20_Link">
https://www.ukrinform.ua/rubric-world/3694639-kanada-zaprovadila-sankci-sodo-kompanii-prigozina-i-nacbanku-bilorusi.html</text:a>
</text:p>
      <!--NEWS-->
      <text:h text:style-name="P10" text:outline-level="1">
<text:span text:style-name="T4">
在乔治·纳布特大街上，供水破坏了</text:span>
</text:h>
      <text:p text:style-name="P4">
作者: Ukrinform (Person)</text:p>
      <text:p text:style-name="P4">
出版商: Укринформ (Organization)</text:p>
      <text:p text:style-name="P4">
出版时间: 2023-04-11T-38:56:00+03:00</text:p>
      <text:p text:style-name="P4">
修改时间: 2023-04-11T21:56:00+03:00</text:p>
      <text:p text:style-name="P4">
描述: 在Georgy Narbut Avenue的首都，供水网络发生了一次事故。  - 乌克林。</text:p>
      <text:p text:style-name="P4">
图片: ["<text:a xlink:type="simple" xlink:href="https://static.ukrinform.com/photos/2023_04/thumb_files/630_360_1681233068-317.jpg" text:style-name="Internet_20_link" text:visited-style-name="Visited_20_Internet_20_Link">
630_360_16812...</text:a>
"]</text:p>
      <text:p text:style-name="P4">
标签: ['Аварія', 'Вода', 'Київ']</text:p>
      <text:p text:style-name="P4">
类型: Article</text:p>
      <!--METADATA-->
      <text:p text:style-name="P4">
<draw:frame draw:style-name="fr1" draw:name="Image32" text:anchor-type="as-char" svg:width="6.9236in" svg:height="3.956343in" draw:z-index="0">
<draw:image xlink:href="../Images/yкринформ/2023-04-11T-38-56-00-03-00/630_360_1681233068-317.jpg" xlink:type="simple" xlink:show="embed" xlink:actuate="onLoad" draw:mime-type="image/jpeg"/>
</draw:frame>
Stolysza Avenue Narbut Avenue在供水网络上发生了事故。</text:p>
      <text:p text:style-name="P4">
关于<text:a xlink:type="simple" xlink:href="https://t.me/KyivCityOfficial/6464" text:style-name="Internet_20_link" text:visited-style-name="Visited_20_Internet_20_Link">
</text:a>
乌克林福姆报道说，市政府的新闻社报道。</text:p>
      <text:p text:style-name="P4">
“在乔治·纳尔布特大街上(解放者)，1发生了指挥网络的事故。 在Darnytskyi和部分Desnyanskiy地区的建筑物中，压力可能会降低<text:a xlink:type="simple" xlink:href="https://www.ukrinform.ua/tag-voda" text:style-name="Internet_20_link" text:visited-style-name="Visited_20_Internet_20_Link">
</text:a>
“， - 据说。</text:p>
      <text:p text:style-name="P4">
基辅伏二邦员工将纳布特大都会的前景局部漏水。 关于<text:a xlink:type="simple" xlink:href="https://t.me/KyivCityOfficial/6465" text:style-name="Internet_20_link" text:visited-style-name="Visited_20_Internet_20_Link">
</text:a>
告知了基辅市政府的新闻服务。</text:p>
      <text:p text:style-name="P4">
“乔治·纳布特大街的漏水(解放者)，1个本地化，网络的压力是正常的。”消息写道。</text:p>
      <text:p text:style-name="P4">
值得注意的是，在常规模式下，供水的住宅建筑物运行。</text:p>
      <text:p text:style-name="P4">
早晨，维修工作将继续。</text:p>
      <text:p text:style-name="P4">
<text:span text:style-name="T4">
另请阅读：</text:span>
 <text:a xlink:type="simple" xlink:href="https://www.ukrinform.ua/rubric-kyiv/3694150-u-stolici-vimknuli-opalenna-dla-95-zitlovih-bagatopoverhivok.html" text:style-name="Internet_20_link" text:visited-style-name="Visited_20_Internet_20_Link">
<text:span text:style-name="T4">
加热</text:span>
</text:a>
此外，大道的交通很复杂。</text:p>
      <text:p text:style-name="P4">
正如乌克林福姆报道的<text:a xlink:type="simple" xlink:href="https://www.ukrinform.ua/rubric-regions/3680722-u-mikolaevi-na-remont-poskodzenoi-vodoprovidnoi-merezi-vidilat-12-milarda.html" text:style-name="Internet_20_link" text:visited-style-name="Visited_20_Internet_20_Link">
</text:a>
国家预算补贴12亿。</text:p>
      <text:p text:style-name="P4">
<text:span text:style-name="T5">
foto：shutterstock</text:span>
</text:p>
      <text:p text:style-name="P4">
News Source: <text:a xlink:type="simple" xlink:href="https://www.ukrinform.ua/rubric-kyiv/3694599-u-kievi-na-prospekti-georgia-narbuta-stalasa-avaria-na-vodoprovidnij-merezi.html" text:style-name="Internet_20_link" text:visited-style-name="Visited_20_Internet_20_Link">
https://www.ukrinform.ua/rubric-kyiv/3694599-u-kievi-na-prospekti-georgia-narbuta-stalasa-avaria-na-vodoprovidnij-merezi.html</text:a>
</text:p>
      <!--NEWS-->
      <text:h text:style-name="P10" text:outline-level="1">
<text:span text:style-name="T4">
武装部队反性能可以从夏天开始 -  Shmigal</text:span>
</text:h>
      <text:p text:style-name="P4">
作者: Ukrinform (Person)</text:p>
      <text:p text:style-name="P4">
出版商: Укринформ (Organization)</text:p>
      <text:p text:style-name="P4">
出版时间: 2023-04-11T-40:52:00+03:00</text:p>
      <text:p text:style-name="P4">
修改时间: 2023-04-11T21:52:00+03:00</text:p>
      <text:p text:style-name="P4">
描述: 乌克兰丹尼斯·施米加尔（Denis Shmigal）总理说，乌克兰对俄罗斯入侵者的大规模反击可以在夏天开始。  - 乌克林。</text:p>
      <text:p text:style-name="P4">
图片: ["<text:a xlink:type="simple" xlink:href="https://static.ukrinform.com/photos/2023_03/thumb_files/630_360_1678808321-554.jpg" text:style-name="Internet_20_link" text:visited-style-name="Visited_20_Internet_20_Link">
630_360_16788...</text:a>
"]</text:p>
      <text:p text:style-name="P4">
标签: ['Канада', 'Україна', 'Візит', 'Шмигаль', 'Війна з росією', 'Контрнаступ']</text:p>
      <text:p text:style-name="P4">
类型: Article</text:p>
      <!--METADATA-->
      <text:p text:style-name="P4">
<draw:frame draw:style-name="fr1" draw:name="Image33" text:anchor-type="as-char" svg:width="6.9236in" svg:height="3.956343in" draw:z-index="0">
<draw:image xlink:href="../Images/yкринформ/2023-04-11T-40-52-00-03-00/630_360_1678808321-554.jpg" xlink:type="simple" xlink:show="embed" xlink:actuate="onLoad" draw:mime-type="image/jpeg"/>
</draw:frame>
乌克兰丹尼斯·施米加尔(Denis Shmigal)总理说，乌克兰对俄罗斯入侵者的大规模反攻可以在夏天开始。</text:p>
      <text:p text:style-name="P4">
他在美国版中说了这一点<text:a xlink:type="simple" xlink:href="https://thehill.com/policy/international/3942979-ukrainian-prime-minister-arrives-in-dc-at-make-or-break-moment/" text:style-name="Internet_20_link" text:visited-style-name="Visited_20_Internet_20_Link">
</text:a>
据报道，在访问美国的前夕。</text:p>
      <text:p text:style-name="P4">
“施密历尔在一次独家采访中说，可能已经发生反性能，并指出起点上的最高压力<text:span text:style-name="T4">
 <text:a xlink:type="simple" xlink:href="https://www.ukrinform.ua/tag-kontrnastup" text:style-name="Internet_20_link" text:visited-style-name="Visited_20_Internet_20_Link">
</text:a>
</text:span>
从内部发生(社会 - 编辑。)乌克兰，”出版物说。</text:p>
      <text:p text:style-name="P4">
<text:span text:style-name="T4">
另请阅读：</text:span>
 <text:span text:style-name="T4">
 <text:a xlink:type="simple" xlink:href="https://www.ukrinform.ua/rubric-ato/3694340-ukraina-uhvalit-risenna-pro-kontrnastup-v-ostannij-moment-danilov.html" text:style-name="Internet_20_link" text:visited-style-name="Visited_20_Internet_20_Link">
</text:a>
</text:span>
</text:p>
      <text:p text:style-name="P4">
总理还指出，官方基辅在更好地开始积极行动时不会感到伴侣的压力。</text:p>
      <text:p text:style-name="P4">
乌克兰政府负责人强调说：“我们所有的朋友和合作伙伴都清楚地理解，为了进入坦克，我们需要为一百分之一的百分比做好准备。”</text:p>
      <text:p text:style-name="P4">
值得注意的是，Shmigal对华盛顿的访问发生在Tlim -Scale的情报泄漏上，其中包括对乌克兰美国国防部的评估。</text:p>
      <text:p text:style-name="P4">
<text:span text:style-name="T4">
另请阅读：</text:span>
 <text:span text:style-name="T4">
 <text:a xlink:type="simple" xlink:href="https://www.ukrinform.ua/rubric-world/3694602-zliti-sekretni-dokumenti-ssa-maut-serjozni-netocnosti-minoboroni-britanii.html" text:style-name="Internet_20_link" text:visited-style-name="Visited_20_Internet_20_Link">
</text:a>
</text:span>
</text:p>
      <text:p text:style-name="P4">
当被问及文件的泄漏如何影响乌克兰对比的规划时，施密尔加尔强烈强调乌克兰将释放其土地。</text:p>
      <text:p text:style-name="P4">
“我们一再证明我们可以做到。 从我们的国际合作伙伴那里，我们要求更多的军事潜力，例如坦克，弹药，飞机，装甲车，”乌克兰总理说。</text:p>
      <text:p text:style-name="P4">
<text:span text:style-name="T4">
另请阅读：</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他还确认，在乌克兰，就生活而言，经济计划中的损失确实感到损失，“这些损失确实对没有伤害造成了巨大伤害。” 但是，他说：“这并不意味着我们没有勇气启发。”<text:span text:style-name="T4">
另请阅读：</text:span>
 <text:span text:style-name="T4">
 <text:a xlink:type="simple" xlink:href="https://www.ukrinform.ua/rubric-economy/3694582-kanada-ta-ukraina-rozsirili-ugodu-pro-vilnu-torgivlu.html" text:style-name="Internet_20_link" text:visited-style-name="Visited_20_Internet_20_Link">
</text:a>
</text:span>
</text:p>
      <text:p text:style-name="P4">
据报道，乌克兰总理周二访问。 在华盛顿逗留期间，他计划参加国际货币基金组织和世界银行。 此外，预计将会见美国当局的代表。</text:p>
      <text:p text:style-name="P4">
News Source: <text:a xlink:type="simple" xlink:href="https://www.ukrinform.ua/rubric-ato/3694636-kontrnastup-zsu-moze-rozpocatisa-vlitku-smigal.html" text:style-name="Internet_20_link" text:visited-style-name="Visited_20_Internet_20_Link">
https://www.ukrinform.ua/rubric-ato/3694636-kontrnastup-zsu-moze-rozpocatisa-vlitku-smigal.html</text:a>
</text:p>
      <!--NEWS-->
      <text:h text:style-name="P10" text:outline-level="1">
<text:span text:style-name="T4">
俄罗斯人解雇了苏米地区的九个边境社区，发生了破坏</text:span>
</text:h>
      <text:p text:style-name="P4">
作者: Ukrinform (Person)</text:p>
      <text:p text:style-name="P4">
出版商: Укринформ (Organization)</text:p>
      <text:p text:style-name="P4">
出版时间: 2023-04-11T-42:49:16+03:00</text:p>
      <text:p text:style-name="P4">
修改时间: 2023-04-11T21:49:16+03:00</text:p>
      <text:p text:style-name="P4">
描述: 4月11日，俄罗斯军人于4月11日解雇了苏米地区的九个边境社区，发生了破坏。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Сумщина', 'Війна з росією']</text:p>
      <text:p text:style-name="P4">
类型: Article</text:p>
      <!--METADATA-->
      <text:p text:style-name="P4">
<draw:frame draw:style-name="fr1" draw:name="Image34" text:anchor-type="as-char" svg:width="6.9236in" svg:height="3.956343in" draw:z-index="0">
<draw:image xlink:href="../Images/yкринформ/2023-04-11T-42-49-16-03-00/630_360_1667562981-965.jpg" xlink:type="simple" xlink:show="embed" xlink:actuate="onLoad" draw:mime-type="image/jpeg"/>
</draw:frame>
4月11日，俄罗斯服务部门于4月11日解雇了9个边境社区，并遭到破坏。</text:p>
      <text:p text:style-name="P4">
根据乌克林福姆的说法，苏米地区军事行政部门报告了<text:a xlink:type="simple" xlink:href="https://t.me/Sumy_news_ODA/15395" text:style-name="Internet_20_link" text:visited-style-name="Visited_20_Internet_20_Link">
</text:a>
。</text:p>
      <text:p text:style-name="P4">
“白天，俄罗斯人解雇了九个边境社区 - 贝洛皮斯克，Novoslobidskaya，Seredi-Budsk，Miropil，Khotinskaya，Yunakovskaya，Znob-Novgorod，Shalyginsk，Shalysk，Esmanskaya。 记录了91个附件 - 来自迫击炮，炮兵，重置<text:a xlink:type="simple" xlink:href="https://www.ukrinform.ua/tag-bezpilotnik" text:style-name="Internet_20_link" text:visited-style-name="Visited_20_Internet_20_Link">
</text:a>
Foos类型的爆炸装置。 不幸的是，有破坏。”证词写道。</text:p>
      <text:p text:style-name="P4">
由于迫击炮炮击，在贝洛皮尔社区(九次命中)俄罗斯联邦一侧损坏了一座私人非住宅。</text:p>
      <text:p text:style-name="P4">
<text:span text:style-name="T4">
另请阅读：</text:span>
 <text:a xlink:type="simple" xlink:href="https://www.ukrinform.ua/rubric-ato/3694563-aviacia-zsu-za-den-zavdala-13-udariv-po-poziciah-voroga.html" text:style-name="Internet_20_link" text:visited-style-name="Visited_20_Internet_20_Link">
<text:span text:style-name="T4">
 afs </text:span>
 <text:span text:style-name="T4">
天</text:span>
 <text:span text:style-name="T4">
反射</text:span>
 <text:span text:style-name="T4">
 </text:span>
 <text:span text:style-name="T4">
 </text:span>
 <text:span text:style-name="T4">
 </text:span>
 <text:span text:style-name="T4">
半</text:span>
 <text:span text:style-name="T4">
 </text:span>
 <text:span text:style-name="T4">
一百个</text:span>
<text:span text:style-name="T4">
敌人</text:span>
 <text:span text:style-name="T4">
 </text:span>
 <text:span text:style-name="T4">
 </text:span>
 * <text:span text:style-name="T4">
 攻击 </text:span>
</text:a>
在Novoslobid社区中，通过砂浆大火(两个命中)损坏了两个私人房屋。</text:p>
      <text:p text:style-name="P4">
由于俄罗斯联邦的迫击炮炮击，在库丁社区中损害了当地农业公司的场所。</text:p>
      <text:p text:style-name="P4">
Sumy Ova报告说，它没有人类伤亡。</text:p>
      <text:p text:style-name="P4">
正如乌克林福姆报道的那样，4月10日，五个领土社区遭受了俄罗斯军队的罢工[] [] <text:a xlink:type="simple" xlink:href="https://www.ukrinform.ua/rubric-ato/3694140-rosiani-protagom-dobi-obstrilali-pat-gromad-sumsini.html" text:style-name="Internet_20_link" text:visited-style-name="Visited_20_Internet_20_Link">
</text:a>
 .</text:p>
      <text:p text:style-name="P4">
News Source: <text:a xlink:type="simple" xlink:href="https://www.ukrinform.ua/rubric-ato/3694634-rosiani-obstrilali-devat-prikordonnih-gromad-sumsini-e-rujnuvanna.html" text:style-name="Internet_20_link" text:visited-style-name="Visited_20_Internet_20_Link">
https://www.ukrinform.ua/rubric-ato/3694634-rosiani-obstrilali-devat-prikordonnih-gromad-sumsini-e-rujnuvanna.html</text:a>
</text:p>
      <!--NEWS-->
      <text:h text:style-name="P10" text:outline-level="1">
<text:span text:style-name="T4">
SBU宣布Oksana Marchenko搜索</text:span>
</text:h>
      <text:p text:style-name="P4">
作者: Ukrinform (Person)</text:p>
      <text:p text:style-name="P4">
出版商: Укринформ (Organization)</text:p>
      <text:p text:style-name="P4">
出版时间: 2023-04-11T-44:47:00+03:00</text:p>
      <text:p text:style-name="P4">
修改时间: 2023-04-11T21:47:00+03:00</text:p>
      <text:p text:style-name="P4">
描述: 伊万诺 - 弗兰基夫斯克地区的乌克兰安全局希望是俄罗斯政客 - 奥克萨纳·马尔森科的妻子。  - 乌克林。</text:p>
      <text:p text:style-name="P4">
图片: ["<text:a xlink:type="simple" xlink:href="https://static.ukrinform.com/photos/2018_08/thumb_files/630_360_1533766038-5110-oksana-marcenko.jpg" text:style-name="Internet_20_link" text:visited-style-name="Visited_20_Internet_20_Link">
630_360_15337...</text:a>
"]</text:p>
      <text:p text:style-name="P4">
标签: ['Розшук', 'СБУ', 'Оксана Марченко']</text:p>
      <text:p text:style-name="P4">
类型: Article</text:p>
      <!--METADATA-->
      <text:p text:style-name="P4">
<draw:frame draw:style-name="fr1" draw:name="Image35" text:anchor-type="as-char" svg:width="6.9236in" svg:height="3.956343in" draw:z-index="0">
<draw:image xlink:href="../Images/yкринформ/2023-04-11T-44-47-00-03-00/630_360_1533766038-5110-oksana-marcenko.jpg" xlink:type="simple" xlink:show="embed" xlink:actuate="onLoad" draw:mime-type="image/jpeg"/>
</draw:frame>
伊万诺 - 弗兰基克斯克乌克兰的安全局宣布了 - 俄罗斯政治家 - 奥克萨纳·马尔森科的妻子。</text:p>
      <text:p text:style-name="P4">
[]上发布的数据证明了这一点(https://wanted.mvs.gov.ua/searchperson/details/?id=3023090669681118&amp;fbclid=IwAR2u4LW02yACjeXchsHe0nWPbqzC38yR9Szgkfwe2ZCrkACR0qjWWsvlBA8)，报道乌克林福姆。</text:p>
      <text:p text:style-name="P4">
«灭绝日期-24.03.2023。 灭绝的地方：基辅，所罗门斯基(该区域是ed。). Стаття звинувачення: 110-2 ч.3 (为实施暴力变革或推翻国家权力的宪法秩序，乌克兰领土或国家边界的变化而采取的行动的融资。). Запобіжнийзахід: не застосовувався», - уточнюється у повідомленні.</text:p>
      <text:p text:style-name="P4">
<text:span text:style-name="T4">
Читайте також:</text:span>
 <text:a xlink:type="simple" xlink:href="https://www.ukrinform.ua/rubric-society/3674093-sud-arestuvav-majno-oksani-marcenko-na-ponad-56-milarda.html" text:style-name="Internet_20_link" text:visited-style-name="Visited_20_Internet_20_Link">
 <text:span text:style-name="T4">
Оксани</text:span>
 <text:span text:style-name="T4">
Марченко</text:span>
</text:a>
据报道，4月5日，SBU表示，根据SBU的材料以及LVIV地区检察官办公室的合作，法院施加了<text:a xlink:type="simple" xlink:href="https://www.ukrinform.ua/tag-arest" text:style-name="Internet_20_link" text:visited-style-name="Visited_20_Internet_20_Link">
</text:a>
另外有两个土地，其物体由Oksana Marchenko非法拥有。 被扣押财产的一般性几乎为1,750万。</text:p>
      <text:p text:style-name="P4">
News Source: <text:a xlink:type="simple" xlink:href="https://www.ukrinform.ua/rubric-society/3694637-sbu-ogolosila-oksanu-marcenko-a-rozsuk.html" text:style-name="Internet_20_link" text:visited-style-name="Visited_20_Internet_20_Link">
https://www.ukrinform.ua/rubric-society/3694637-sbu-ogolosila-oksanu-marcenko-a-rozsuk.html</text:a>
</text:p>
      <!--NEWS-->
      <text:h text:style-name="P10" text:outline-level="1">
<text:span text:style-name="T4">
如果“瓦格纳”如果不改变战术，则足够两个月 - 腹部</text:span>
</text:h>
      <text:p text:style-name="P4">
作者: Ukrinform (Person)</text:p>
      <text:p text:style-name="P4">
出版商: Укринформ (Organization)</text:p>
      <text:p text:style-name="P4">
出版时间: 2023-04-11T-46:40:00+03:00</text:p>
      <text:p text:style-name="P4">
修改时间: 2023-04-11T21:40:00+03:00</text:p>
      <text:p text:style-name="P4">
描述: 瓦格纳·佩克斯（Wagner Pecs）在没有改变其行动的策略的情况下，在巴赫穆特（Bakhmut）的方向上足够了两个月。  - 乌克林。</text:p>
      <text:p text:style-name="P4">
图片: ["<text:a xlink:type="simple" xlink:href="https://static.ukrinform.com/photos/2023_03/thumb_files/630_360_1679564904-243.jpg" text:style-name="Internet_20_link" text:visited-style-name="Visited_20_Internet_20_Link">
630_360_16795...</text:a>
"]</text:p>
      <text:p text:style-name="P4">
标签: ['Бахмут', 'ЗСУ', 'Агресія РФ', 'ПВК "Вагнера"', 'Війна з росією', 'Єдині новини']</text:p>
      <text:p text:style-name="P4">
类型: Article</text:p>
      <!--METADATA-->
      <text:p text:style-name="P4">
<draw:frame draw:style-name="fr1" draw:name="Image36" text:anchor-type="as-char" svg:width="6.9236in" svg:height="3.956343in" draw:z-index="0">
<draw:image xlink:href="../Images/yкринформ/2023-04-11T-46-40-00-03-00/630_360_1679564904-243.jpg" xlink:type="simple" xlink:show="embed" xlink:actuate="onLoad" draw:mime-type="image/jpeg"/>
</draw:frame>
瓦格纳·纳特斯(Wagner Nanters)在没有变化的情况下，在巴赫穆特(Bakhmut)的方向上，这足以在两个月内就足够了。</text:p>
      <text:p text:style-name="P4">
乌克林代表通讯员报道，这一观点是由武装部队武装部队武装部队武装部队Sergey Cherevaty Vifiri Telvarathon“ One News”的发言人表达的。</text:p>
      <text:p text:style-name="P4">
“以现在的强度(“瓦格纳”  -  ed。)销毁，如果他们不改变进行的策略(战斗 -  ed。)，那么我认为这是大约2个月。这是我的主观预测。 如果他们再一次不重新调整人员的交付来源，” Cherevaty说。</text:p>
      <text:p text:style-name="P4">
<text:span text:style-name="T4">
另请阅读：</text:span>
 <text:span text:style-name="T4">
 <text:a xlink:type="simple" xlink:href="https://www.ukrinform.ua/rubric-ato/3694626-na-limanskokupanskomu-napramku-za-dobu-zafiksuvali-ponad-380-obstriliv-rf.html" text:style-name="Internet_20_link" text:visited-style-name="Visited_20_Internet_20_Link">
</text:a>
</text:span>
</text:p>
      <text:p text:style-name="P4">
据他说，在<text:span text:style-name="T4">
 <text:a xlink:type="simple" xlink:href="https://www.ukrinform.ua/tag-bahmut" text:style-name="Internet_20_link" text:visited-style-name="Visited_20_Internet_20_Link">
</text:a>
</text:span>
和周围的战斗，情况非常困难，因为这座城市是俄罗斯联邦的准确目标之一。</text:p>
      <text:p text:style-name="P4">
“但是，我们的命令清楚地看到了他们的想法，我们知道如何对他们做出反应。 我们的智能，空中监视工作。”代表保证。</text:p>
      <text:p text:style-name="P4">
<text:span text:style-name="T4">
另请阅读：</text:span>
 <text:span text:style-name="T4">
 <text:a xlink:type="simple" xlink:href="https://www.ukrinform.ua/rubric-world/3694291-prigozin-pragne-otrimati-kontrol-nad-odnieu-z-politicnih-partij-rosii-isw.html" text:style-name="Internet_20_link" text:visited-style-name="Visited_20_Internet_20_Link">
</text:a>
</text:span>
</text:p>
      <text:p text:style-name="P4">
他补充说，敌人最激进的单位集中在这里。</text:p>
      <text:p text:style-name="P4">
“几个月的防御表明我们正在用尽敌人，我们淘汰了他的提升精神。 我们在准备乌克兰人的赛车时耗尽了他的力量，” Cherevaty说。</text:p>
      <text:p text:style-name="P4">
<text:span text:style-name="T4">
另请阅读：</text:span>
 <text:span text:style-name="T4">
 <text:a xlink:type="simple" xlink:href="https://www.ukrinform.ua/rubric-ato/3691802-u-bahmuti-prikordonniki-vidbili-masnij-sturm-vagnerivciv.html" text:style-name="Internet_20_link" text:visited-style-name="Visited_20_Internet_20_Link">
</text:a>
</text:span>
</text:p>
      <text:p text:style-name="P4">
根据武装部队的总参谋长的说法，入侵者正试图控制巴赫穆特市，而残酷的战斗仍在继续。</text:p>
      <text:p text:style-name="P4">
News Source: <text:a xlink:type="simple" xlink:href="https://www.ukrinform.ua/rubric-ato/3694630-vagnerivciv-vistacit-na-dva-misaci-akso-ne-zminat-taktiku-cerevatij.html" text:style-name="Internet_20_link" text:visited-style-name="Visited_20_Internet_20_Link">
https://www.ukrinform.ua/rubric-ato/3694630-vagnerivciv-vistacit-na-dva-misaci-akso-ne-zminat-taktiku-cerevatij.html</text:a>
</text:p>
      <!--NEWS-->
      <text:h text:style-name="P10" text:outline-level="1">
<text:span text:style-name="T4">
Zelensky与Howard Buffette援助对乌克兰进行了讨论</text:span>
</text:h>
      <text:p text:style-name="P4">
作者: Ukrinform (Person)</text:p>
      <text:p text:style-name="P4">
出版商: Укринформ (Organization)</text:p>
      <text:p text:style-name="P4">
出版时间: 2023-04-11T-48:36:00+03:00</text:p>
      <text:p text:style-name="P4">
修改时间: 2023-04-11T21:36:00+03:00</text:p>
      <text:p text:style-name="P4">
描述: 沃迪米尔·泽伦斯基（Volodymyr Zelensky）总统与美国商人和慈善事业霍华德·巴菲斯（Howard Buffetus）援助对乌克兰进行了讨论。  - 乌克林。</text:p>
      <text:p text:style-name="P4">
图片: ["<text:a xlink:type="simple" xlink:href="https://static.ukrinform.com/photos/2023_04/thumb_files/630_360_1681240083-442.jpeg" text:style-name="Internet_20_link" text:visited-style-name="Visited_20_Internet_20_Link">
630_360_16812...</text:a>
", "<text:a xlink:type="simple" xlink:href="https://static.ukrinform.com/photos/2023_04/1681240083-467.jpeg" text:style-name="Internet_20_link" text:visited-style-name="Visited_20_Internet_20_Link">
1681240083-46...</text:a>
"]</text:p>
      <text:p text:style-name="P4">
标签: ['Баффетт', 'допомога', 'Зеленський']</text:p>
      <text:p text:style-name="P4">
类型: Article</text:p>
      <!--METADATA-->
      <text:p text:style-name="P4">
<draw:frame draw:style-name="fr1" draw:name="Image37" text:anchor-type="as-char" svg:width="6.9236in" svg:height="3.956343in" draw:z-index="0">
<draw:image xlink:href="../Images/yкринформ/2023-04-11T-48-36-00-03-00/630_360_1681240083-442.jpeg" xlink:type="simple" xlink:show="embed" xlink:actuate="onLoad" draw:mime-type="image/jpeg"/>
</draw:frame>
沃迪米尔·泽伦斯基(Volodymyr Zelensky)总统与美国商人Ifilantrope Howard Buffet援助对乌克兰进行了讨论。</text:p>
      <text:p text:style-name="P4">
国家元首在[]中报告了这一点(https://t.me/V_Zelenskiy_official/5831)，报道乌克林福姆。</text:p>
      <text:p text:style-name="P4">
“他谈到了乌克兰的局势，以及驱除俄罗斯武装侵略对那不勒斯战斗的侵略。 每天，我们都采取措施，以确保乌克兰人民的可持续性，支持社会和商业。 我感谢乌克兰人民的巴菲特霍华德。”泽伦斯基说。</text:p>
      <text:p text:style-name="P4">
He noted that he was grateful to the buffet for the implementation of the Kuhkhkhkhkhkhkhkhkhkhkhkhkhkhkhkhkhkhkhkhkhkhkhka project, as well as for help in the implementation of a growing initiative, the maintenance of demining, the purchase of generators of and the consequences of shelling of civil infrastructure of Ukraine 。</text:p>
      <text:p text:style-name="P4">
<text:span text:style-name="T4">
另请阅读：</text:span>
 <text:a xlink:type="simple" xlink:href="https://www.ukrinform.ua/rubric-regions/3682790-na-kiivsini-prezentuvali-novitni-avto-dla-kinologiv-policii-aki-peredav-fond-govarda-baffeta.html" text:style-name="Internet_20_link" text:visited-style-name="Visited_20_Internet_20_Link">
<text:span text:style-name="T4">
自助</text:span>
</text:a>
在总统办公室<text:a xlink:type="simple" xlink:href="https://www.president.gov.ua/news/volodimir-zelenskij-i-govard-baffet-obgovorili-dopomogu-ukra-82201" text:style-name="Internet_20_link" text:visited-style-name="Visited_20_Internet_20_Link">
</text:a>
特别是讨论了库尔森地区的领土。 总统指出，去年秋天，赫尔森地区的大部分地区都是脱口秀的，需要保持一致，因为在春季，播种传统上已经开始，并且该地区具有发达的农业工业综合体。</text:p>
      <text:p text:style-name="P4">
<draw:frame draw:style-name="fr1" draw:name="Image38" text:anchor-type="as-char" svg:width="6.9236in" svg:height="4.617948in" draw:z-index="0">
<draw:image xlink:href="../Images/yкринформ/2023-04-11T-48-36-00-03-00/1681240083-467.jpeg" xlink:type="simple" xlink:show="embed" xlink:actuate="onLoad" draw:mime-type="image/jpeg"/>
</draw:frame>
反过来，这位美国商人指出，除了直接在乌克兰的许多人的支持下，他还试图谈论美国各个公共场所的塔克拉基人国家。</text:p>
      <text:p text:style-name="P4">
据报道，在bucha上(https://www.ukrinform.ua/tag-kiivsina)第一个工厂 - 基钦开始的建设开始了，在洛佐瓦·哈尔基夫地区，签署了有关第二种此类美食项目实施的备忘录。</text:p>
      <text:p text:style-name="P4">
可以预期，在将来的存储工厂网络将扩展到乌克兰的分类器。 他们每个人都将能够为30-40个教育机构提供食物。</text:p>
      <text:p text:style-name="P4">
<text:span text:style-name="T5">
照片：总统办公室</text:span>
</text:p>
      <text:p text:style-name="P4">
News Source: <text:a xlink:type="simple" xlink:href="https://www.ukrinform.ua/rubric-society/3694629-zelenskij-obgovoriv-iz-govardom-baffetom-dopomogu-ukraini.html" text:style-name="Internet_20_link" text:visited-style-name="Visited_20_Internet_20_Link">
https://www.ukrinform.ua/rubric-society/3694629-zelenskij-obgovoriv-iz-govardom-baffetom-dopomogu-ukraini.html</text:a>
</text:p>
      <!--NEWS-->
      <text:h text:style-name="P10" text:outline-level="1">
<text:span text:style-name="T4">
“ Epicenter-Podolyany”在排球的乌克兰超级联赛决赛开始时击败了普罗米修斯</text:span>
</text:h>
      <text:p text:style-name="P4">
作者: Ukrinform (Person)</text:p>
      <text:p text:style-name="P4">
出版商: Укринформ (Organization)</text:p>
      <text:p text:style-name="P4">
出版时间: 2023-04-11T-50:35:00+03:00</text:p>
      <text:p text:style-name="P4">
修改时间: 2023-04-11T21:35:00+03:00</text:p>
      <text:p text:style-name="P4">
描述: 乌克兰超级联赛排球季的黄金奖2022/23扮演来自Khmelnytsky地区Gorodok的Dniep​​er和Epicenter-Podolyany的Prometheus。  - 乌克林。</text:p>
      <text:p text:style-name="P4">
图片: ["<text:a xlink:type="simple" xlink:href="https://static.ukrinform.com/photos/2023_04/thumb_files/630_360_1681238102-946.jpg" text:style-name="Internet_20_link" text:visited-style-name="Visited_20_Internet_20_Link">
630_360_16812...</text:a>
"]</text:p>
      <text:p text:style-name="P4">
标签: ['Волейбол']</text:p>
      <text:p text:style-name="P4">
类型: Article</text:p>
      <!--METADATA-->
      <text:p text:style-name="P4">
<draw:frame draw:style-name="fr1" draw:name="Image39" text:anchor-type="as-char" svg:width="6.9236in" svg:height="3.956343in" draw:z-index="0">
<draw:image xlink:href="../Images/yкринформ/2023-04-11T-50-35-00-03-00/630_360_1681238102-946.jpg" xlink:type="simple" xlink:show="embed" xlink:actuate="onLoad" draw:mime-type="image/jpeg"/>
</draw:frame>
乌克兰超级联赛在排球季2022/23播放来自Khmelnytsky地区Gorodok的Dniep​​er和Epicenter-Podolyany的Prometheus。</text:p>
      <text:p text:style-name="P4">
在最后系列“ Epicenter -podolyana”的第一场比赛中，沃尔瓦胜利“ Prometheus” -3：1(18：25，25：21，25：23，25：18)，报道乌克林福姆。</text:p>
      <text:p text:style-name="P4">
最后一场比赛的下一场比赛将于4月13日举行。</text:p>
      <text:p text:style-name="P4">
<text:span text:style-name="T4">
另请阅读：</text:span>
 <text:a xlink:type="simple" xlink:href="https://www.ukrinform.ua/rubric-sports/3693098-prometej-cempion-ukraini-z-volejbolu.html" text:style-name="Internet_20_link" text:visited-style-name="Visited_20_Internet_20_Link">
<text:span text:style-name="T4">
排球</text:span>
</text:a>
在铜的对抗中，Zhytomyr Zhytomyr-Polissya和来自Kharkiv的VSC“ Law Academy”。</text:p>
      <text:p text:style-name="P4">
该系列赛的第一场比赛将于4月12日举行。</text:p>
      <text:p text:style-name="P4">
我们会提醒，女子超级行的获胜者是来自Dniep​​er地区的排球运动员，他们在决赛中被Vinnitsa的“ Charles-Medical-Medical-Shvsm”所克服。</text:p>
      <text:p text:style-name="P4">
照片：PVUL。</text:p>
      <text:p text:style-name="P4">
News Source: <text:a xlink:type="simple" xlink:href="https://www.ukrinform.ua/rubric-sports/3694628-epicentrpodolani-obigrali-prometej-na-starti-finalu-superligi-ukraini-z-volejbolu.html" text:style-name="Internet_20_link" text:visited-style-name="Visited_20_Internet_20_Link">
https://www.ukrinform.ua/rubric-sports/3694628-epicentrpodolani-obigrali-prometej-na-starti-finalu-superligi-ukraini-z-volejbolu.html</text:a>
</text:p>
      <!--NEWS-->
      <text:h text:style-name="P10" text:outline-level="1">
<text:span text:style-name="T4">
该项目是通过一项决议介绍给理事会的，该决议阻止了签署《军事补充法》的法律</text:span>
</text:h>
      <text:p text:style-name="P4">
作者: Ukrinform (Person)</text:p>
      <text:p text:style-name="P4">
出版商: Укринформ (Organization)</text:p>
      <text:p text:style-name="P4">
出版时间: 2023-04-11T-52:30:00+03:00</text:p>
      <text:p text:style-name="P4">
修改时间: 2023-04-11T21:30:00+03:00</text:p>
      <text:p text:style-name="P4">
描述: Verkhovna RadA注册了一个项目，该项目阻止了Verkhovna Rada的签署和乌克兰总统，该项目除其他外，还规定了每月支付30,000名服务员，警察和救援人员。  - 乌克林。</text:p>
      <text:p text:style-name="P4">
图片: ["<text:a xlink:type="simple" xlink:href="https://static.ukrinform.com/photos/2019_05/thumb_files/630_360_1559148328-156.jpg" text:style-name="Internet_20_link" text:visited-style-name="Visited_20_Internet_20_Link">
630_360_15591...</text:a>
"]</text:p>
      <text:p text:style-name="P4">
标签: ['Закон', 'Гроші', 'Верховна Рада', 'Військові']</text:p>
      <text:p text:style-name="P4">
类型: Article</text:p>
      <!--METADATA-->
      <text:p text:style-name="P4">
<draw:frame draw:style-name="fr1" draw:name="Image40" text:anchor-type="as-char" svg:width="6.9236in" svg:height="3.956343in" draw:z-index="0">
<draw:image xlink:href="../Images/yкринформ/2023-04-11T-52-30-00-03-00/630_360_1559148328-156.jpg" xlink:type="simple" xlink:show="embed" xlink:actuate="onLoad" draw:mime-type="image/jpeg"/>
</draw:frame>
市议会注册了一个项目，该项目阻止了乌克兰总统在乌克兰总统签署的签署，该项目除其他外，还规定了每月支付另外30,000名军人，警察。</text:p>
      <text:p text:style-name="P4">
相关项目的文本№8312-p“取消决定<text:a xlink:type="simple" xlink:href="https://www.ukrinform.ua/tag-verhovna-rada" text:style-name="Internet_20_link" text:visited-style-name="Visited_20_Internet_20_Link">
</text:a>
日期为10.04.2023关于采用二读，以及整个乌克兰法律，乌克兰修正案的整个法律，乌克兰的某些法律，以改善与实施与戒严的法律措施有关的法律法规的法律规定”以及伴随的文件它尚未公开<text:a xlink:type="simple" xlink:href="https://itd.rada.gov.ua/billInfo/Bills/Card/41763" text:style-name="Internet_20_link" text:visited-style-name="Visited_20_Internet_20_Link">
</text:a>
乌克林福姆报道，议会。</text:p>
      <text:p text:style-name="P4">
决议的发起者是人民代表议会派别“声音”弗拉基米尔·塔萨巴尔(Vladimir Tsabal)。</text:p>
      <text:p text:style-name="P4">
<text:span text:style-name="T4">
另请阅读：</text:span>
 <text:a xlink:type="simple" xlink:href="https://www.ukrinform.ua/rubric-society/3694029-30-tisac-dla-vijskovih-venislavskij-kaze-so-dla-doplat-potribni-dodatkovi-kosti-v-budzet.html" text:style-name="Internet_20_link" text:visited-style-name="Visited_20_Internet_20_Link">
<text:span text:style-name="T4">
军事</text:span>
</text:a>
因此，签署法律“关于乌克兰某些法律的修正案，以改善与武术有关的法律制度有关的法律法规的法律法规”(№8312)Verkhovna Rada的主席和总统只有在拒绝该项目取消的情况下才有可能。</text:p>
      <text:p text:style-name="P4">
如报道，<text:a xlink:type="simple" xlink:href="https://www.ukrinform.ua/tag-verhovna-rada" text:style-name="Internet_20_link" text:visited-style-name="Visited_20_Internet_20_Link">
</text:a>
4月10日，法律草案“关于乌克兰某些法律的修正案，以改善与实施戒严法有关的问题的法律法规”(№8312) <text:a xlink:type="simple" xlink:href="https://www.ukrinform.ua/rubric-society/3693963-rada-pidtrimala-povernenna-viplat-30-tisac-dla-vijskovih-deputat.html" text:style-name="Internet_20_link" text:visited-style-name="Visited_20_Internet_20_Link">
</text:a>
在每月额外缴纳3.0千人的额外税款后，无论分配给他们的任务如何，警务人员和救援人员都会为一系列服务。</text:p>
      <text:p text:style-name="P4">
委员会成员<text:a xlink:type="simple" xlink:href="https://www.ukrinform.ua/tag-verhovna-rada" text:style-name="Internet_20_link" text:visited-style-name="Visited_20_Internet_20_Link">
</text:a>
关于安全，辩护和情报问题，议会代表维斯拉夫斯基在给乌克林福姆的评论中说，要执行一项每月付款的决定，乌克兰保护者需要每月付款，需要寻找其他来源。为乌克兰的国家预算提供资金。 据他介绍，这种附加费每年可能会损失一万亿人的近百万亨利夫人的状态。同时，国防议会委员会秘书罗马·科斯滕科(Roman Kostenko)乌克林福姆(Ukrinform)表示，为了每月向乌克兰捍卫者支付3万三千人的额外付款，可能会改变乌克兰国家预算。</text:p>
      <text:p text:style-name="P4">
News Source: <text:a xlink:type="simple" xlink:href="https://www.ukrinform.ua/rubric-polytics/3694631-do-radi-vnesli-proekt-postanovi-so-blokue-pidpisanna-zakonu-pro-doplati-vijskovim.html" text:style-name="Internet_20_link" text:visited-style-name="Visited_20_Internet_20_Link">
https://www.ukrinform.ua/rubric-polytics/3694631-do-radi-vnesli-proekt-postanovi-so-blokue-pidpisanna-zakonu-pro-doplati-vijskovim.html</text:a>
</text:p>
      <!--NEWS-->
      <text:h text:style-name="P10" text:outline-level="1">
<text:span text:style-name="T4">
每天在利马 - 古普利亚方向记录了380多个俄罗斯联邦的炮击</text:span>
</text:h>
      <text:p text:style-name="P4">
作者: Ukrinform (Person)</text:p>
      <text:p text:style-name="P4">
出版商: Укринформ (Organization)</text:p>
      <text:p text:style-name="P4">
出版时间: 2023-04-11T-54:24:00+03:00</text:p>
      <text:p text:style-name="P4">
修改时间: 2023-04-11T21:24:00+03:00</text:p>
      <text:p text:style-name="P4">
描述: 384俄罗斯使用不同类型的火炮进行炮击，每天在利马 - 库皮斯克方向记录。  - 乌克林。</text:p>
      <text:p text:style-name="P4">
图片: ["<text:a xlink:type="simple" xlink:href="https://static.ukrinform.com/photos/2022_12/thumb_files/630_360_1670247341-640.jpg" text:style-name="Internet_20_link" text:visited-style-name="Visited_20_Internet_20_Link">
630_360_16702...</text:a>
"]</text:p>
      <text:p text:style-name="P4">
标签: ['Обстріл', 'ЗСУ', 'Агресія РФ', 'Схід України', 'Війна з росією', 'Єдині новини']</text:p>
      <text:p text:style-name="P4">
类型: Article</text:p>
      <!--METADATA-->
      <text:p text:style-name="P4">
<draw:frame draw:style-name="fr1" draw:name="Image41" text:anchor-type="as-char" svg:width="6.9236in" svg:height="3.956343in" draw:z-index="0">
<draw:image xlink:href="../Images/yкринформ/2023-04-11T-54-24-00-03-00/630_360_1670247341-640.jpg" xlink:type="simple" xlink:show="embed" xlink:actuate="onLoad" draw:mime-type="image/jpeg"/>
</draw:frame>
384通过使用各种炮兵的炮击是每天由纳利曼·库皮安方向记录的。</text:p>
      <text:p text:style-name="P4">
报道说，这是由telelorphone“统一新闻”的军事东部团体Sergey Cherevaty发言人所说的。</text:p>
      <text:p text:style-name="P4">
“这个方向是下一个敌人活动(在巴赫穆茨基(Bakhmutsky)之后 - 编辑。).Там діють регулярні війська рф. І він є лідером по обстрілам за цю добу – 384обстріли різними типами артилерії, відбулося 12 боєзіткнень. Було знищено 35окупантів, 88 зазнали поранень, знищено 2 танки, БМП, самохідну установку«МСТА», гаубицю Д-30» і 3 міномети», - заявив він.</text:p>
      <text:p text:style-name="P4">
<text:span text:style-name="T4">
Читайте також:</text:span>
 <text:span text:style-name="T4">
<text:a xlink:type="simple" xlink:href="https://www.ukrinform.ua/rubric-ato/3694605-armia-rf-dvici-obstrilala-gromadu-na-dnipropetrovsini.html" text:style-name="Internet_20_link" text:visited-style-name="Visited_20_Internet_20_Link">
 </text:a>
</text:span>
</text:p>
      <text:p text:style-name="P4">
乌克兰武装部队东部集团的发言人告知，这一天最新的俄罗斯观察站 - “ Mur -M”在这一天被摧毁。</text:p>
      <text:p text:style-name="P4">
另外，腹部指出，巴赫穆特仍然是主要中风的方向，俄罗斯在乌克兰城市集会上最大程度地努力。</text:p>
      <text:p text:style-name="P4">
“这一天(这里 -  ed。)他333次(敌人 - 埃德。)他说：“在城市及其周边地区，有不同的枪声和喷气大炮，有17个单位，其中85名入侵者在这些变暖中被摧毁，94例受伤等。”</text:p>
      <text:p text:style-name="P4">
<text:span text:style-name="T4">
另请阅读：</text:span>
 <text:span text:style-name="T4">
 <text:a xlink:type="simple" xlink:href="https://www.ukrinform.ua/rubric-regions/3694366-vorog-iz-aviacii-obstrilav-berislav-cimalo-budinkiv-zrujnovani-vsent.html" text:style-name="Internet_20_link" text:visited-style-name="Visited_20_Internet_20_Link">
</text:a>
</text:span>
</text:p>
      <text:p text:style-name="P4">
据他说，巴赫穆特附近仍然是瓦格纳PEC的主要进攻力量。 发言人指出，“瓦格纳”缺乏个人作品。</text:p>
      <text:p text:style-name="P4">
另外，巴赫穆特(Bakhmut)为俄罗斯人变成了喉咙的骨头，他们至少将这个地方中心占据了一切。</text:p>
      <text:p text:style-name="P4">
<text:span text:style-name="T4">
另请阅读：</text:span>
 <text:span text:style-name="T4">
 <text:a xlink:type="simple" xlink:href="https://www.ukrinform.ua/rubric-ato/3694481-bij-u-bahmuti-prikordonniki-vtrimali-pozicii-i-vidbili-ataku-rosian.html" text:style-name="Internet_20_link" text:visited-style-name="Visited_20_Internet_20_Link">
</text:a>
</text:span>
</text:p>
      <text:p text:style-name="P4">
据报道，3月19日，Cherevaty说，每天在Liman-Kupyansky Naturemark每天在俄罗斯联邦的Liman-Kupyansky每天进行442次炮击。</text:p>
      <text:p text:style-name="P4">
News Source: <text:a xlink:type="simple" xlink:href="https://www.ukrinform.ua/rubric-ato/3694626-na-limanskokupanskomu-napramku-za-dobu-zafiksuvali-ponad-380-obstriliv-rf.html" text:style-name="Internet_20_link" text:visited-style-name="Visited_20_Internet_20_Link">
https://www.ukrinform.ua/rubric-ato/3694626-na-limanskokupanskomu-napramku-za-dobu-zafiksuvali-ponad-380-obstriliv-rf.html</text:a>
</text:p>
      <!--NEWS-->
      <text:h text:style-name="P10" text:outline-level="1">
<text:span text:style-name="T4">
Shmigal称为加拿大，对俄罗斯实施制裁的领导人之一</text:span>
</text:h>
      <text:p text:style-name="P4">
作者: Ukrinform (Person)</text:p>
      <text:p text:style-name="P4">
出版商: Укринформ (Organization)</text:p>
      <text:p text:style-name="P4">
出版时间: 2023-04-11T-56:18:00+03:00</text:p>
      <text:p text:style-name="P4">
修改时间: 2023-04-11T21:18:00+03:00</text:p>
      <text:p text:style-name="P4">
描述: 乌克兰丹尼斯·施米格尔（Denis Shmigal）总理表示希望在加拿大越来越多的俄罗斯资产被没收并转移到乌克兰的重建中。  - 乌克林。</text:p>
      <text:p text:style-name="P4">
图片: ["<text:a xlink:type="simple" xlink:href="https://static.ukrinform.com/photos/2023_03/thumb_files/630_360_1678877484-404.jpg" text:style-name="Internet_20_link" text:visited-style-name="Visited_20_Internet_20_Link">
630_360_16788...</text:a>
"]</text:p>
      <text:p text:style-name="P4">
标签: ['Антиросійські санкції', 'Канада', 'Україна', 'Шмигаль', 'Війна з росією']</text:p>
      <text:p text:style-name="P4">
类型: Article</text:p>
      <!--METADATA-->
      <text:p text:style-name="P4">
<draw:frame draw:style-name="fr1" draw:name="Image42" text:anchor-type="as-char" svg:width="6.9236in" svg:height="3.956343in" draw:z-index="0">
<draw:image xlink:href="../Images/yкринформ/2023-04-11T-56-18-00-03-00/630_360_1678877484-404.jpg" xlink:type="simple" xlink:show="embed" xlink:actuate="onLoad" draw:mime-type="image/jpeg"/>
</draw:frame>
乌克兰丹尼斯·施米加尔(Denis Shmigal)总理表示希望在加拿大，更多和俄罗斯的资产将被没收并转移到乌克兰的重建中。</text:p>
      <text:p text:style-name="P4">
他与加拿大总理贾斯汀·特鲁德珀斯会议表示了这一点，乌克利福德通讯员报道。</text:p>
      <text:p text:style-name="P4">
“加拿大是对俄罗斯实施制裁的领导人之一。 这项一致的基本政策将继续下去。 我希望，由于去年通过的法律，加拿大越来越多的俄罗斯资产将被没收并传输到乌克兰被摧毁的城市和房屋的重建。”</text:p>
      <text:p text:style-name="P4">
<text:span text:style-name="T4">
另请阅读：</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他指出，冻结的资产，俄罗斯联邦的主权资金和活动性寡头应该成为重建乌克兰的基础。</text:p>
      <text:p text:style-name="P4">
“俄罗斯必须负责并为被摧毁的人付费。 是的，头很公平。” Shmigal强调。</text:p>
      <text:p text:style-name="P4">
<text:span text:style-name="T4">
另请阅读：</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政府负责人指出，乌克兰有与加拿大关系的特殊历史。 这只是一个战略伙伴关系，是国家及其当地人之间真正的友谊。</text:p>
      <text:p text:style-name="P4">
“ <text:span text:style-name="T4">
 <text:a xlink:type="simple" xlink:href="https://www.ukrinform.ua/tag-ukraina" text:style-name="Internet_20_link" text:visited-style-name="Visited_20_Internet_20_Link">
</text:a>
</text:span>
是西方世界的第一个承认乌克兰独立的国家。 今天，加拿大是西方民主联盟的领导人之一，它支持我们未经处理的俄罗斯侵略斗争。 在军事和财政支持方面，加拿大被包括在五个合作伙伴中。”乌克兰政府负责人说。</text:p>
      <text:p text:style-name="P4">
Schmigal告知，在与加拿大官员的谈判中，当事各方烧毁了建立亲乌克兰联盟的进一步步骤，并讨论了在乌克兰形成必要部队的必要快速步骤，以实施反对意见。</text:p>
      <text:p text:style-name="P4">
<text:span text:style-name="T4">
另请阅读：</text:span>
 <text:span text:style-name="T4">
 <text:a xlink:type="simple" xlink:href="https://www.ukrinform.ua/rubric-economy/3694582-kanada-ta-ukraina-rozsirili-ugodu-pro-vilnu-torgivlu.html" text:style-name="Internet_20_link" text:visited-style-name="Visited_20_Internet_20_Link">
</text:a>
</text:span>
</text:p>
      <text:p text:style-name="P4">
他感谢加拿大政府和人民为乌克兰人提供的援助，以表彰和独立以及民主原则。<text:span text:style-name="T4">
另请阅读：</text:span>
 <text:span text:style-name="T4">
 <text:a xlink:type="simple" xlink:href="https://www.ukrinform.ua/rubric-economy/3694616-ukraina-zakupovuvatime-aderne-palivo-u-kanadi.html" text:style-name="Internet_20_link" text:visited-style-name="Visited_20_Internet_20_Link">
</text:a>
</text:span>
</text:p>
      <text:p text:style-name="P4">
加拿大总理贾斯汀·特鲁多(Justin Trudeau)说_ <text:span text:style-name="T4">
 <text:a xlink:type="simple" xlink:href="https://www.ukrinform.ua/rubric-ato/3694589-kanada-ogolosila-pro-novij-paket-oboronnoi-dopomogi-dla-ukraini.html" text:style-name="Internet_20_link" text:visited-style-name="Visited_20_Internet_20_Link">
</text:a>
</text:span>
 _</text:p>
      <text:p text:style-name="P4">
News Source: <text:a xlink:type="simple" xlink:href="https://www.ukrinform.ua/rubric-economy/3694623-smigal-nazvav-kanadu-odnim-iz-lideriv-u-zaprovadzenni-sankcij-proti-rf.html" text:style-name="Internet_20_link" text:visited-style-name="Visited_20_Internet_20_Link">
https://www.ukrinform.ua/rubric-economy/3694623-smigal-nazvav-kanadu-odnim-iz-lideriv-u-zaprovadzenni-sankcij-proti-rf.html</text:a>
</text:p>
      <!--NEWS-->
      <text:h text:style-name="P10" text:outline-level="1">
<text:span text:style-name="T4">
白宫对贝登可能参加总统竞选的评论</text:span>
</text:h>
      <text:p text:style-name="P4">
作者: Ukrinform (Person)</text:p>
      <text:p text:style-name="P4">
出版商: Укринформ (Organization)</text:p>
      <text:p text:style-name="P4">
出版时间: 2023-04-11T-58:15:00+03:00</text:p>
      <text:p text:style-name="P4">
修改时间: 2023-04-11T21:15:00+03:00</text:p>
      <text:p text:style-name="P4">
描述: 现任美国总统尚未做出最终决定，以使他竞选2024年总统大选，但这仍然是他的计划。  - 乌克林。</text:p>
      <text:p text:style-name="P4">
图片: ["<text:a xlink:type="simple" xlink:href="https://static.ukrinform.com/photos/2022_08/thumb_files/630_360_1661924112-875.jpg" text:style-name="Internet_20_link" text:visited-style-name="Visited_20_Internet_20_Link">
630_360_16619...</text:a>
"]</text:p>
      <text:p text:style-name="P4">
标签: ['Байден', 'США', 'Вибори Президента', 'Білий дім']</text:p>
      <text:p text:style-name="P4">
类型: Article</text:p>
      <!--METADATA-->
      <text:p text:style-name="P4">
<draw:frame draw:style-name="fr1" draw:name="Image43" text:anchor-type="as-char" svg:width="6.9236in" svg:height="3.956343in" draw:z-index="0">
<draw:image xlink:href="../Images/yкринформ/2023-04-11T-58-15-00-03-00/630_360_1661924112-875.jpg" xlink:type="simple" xlink:show="embed" xlink:actuate="onLoad" draw:mime-type="image/jpeg"/>
</draw:frame>
美国总统尚未做出最终决定，以提名其参与2024年总统大选的候选人，但是计划中的计划。</text:p>
      <text:p text:style-name="P4">
乌克林福音通讯员报道，白宫女发言人卡林·吉·皮埃尔(Karin Jean-Pierre)报道，在周二记者期间，美国州元首的最新声明评论。</text:p>
      <text:p text:style-name="P4">
“总统多次说他打算参加(在比赛中 -  ed。)»， - 政府发言人说<text:a xlink:type="simple" xlink:href="https://www.ukrinform.ua/tag-bajden" text:style-name="Internet_20_link" text:visited-style-name="Visited_20_Internet_20_Link">
</text:a>
。</text:p>
      <text:p text:style-name="P4">
因此，她说，这方面没有任何改变。</text:p>
      <text:p text:style-name="P4">
<text:span text:style-name="T4">
另请阅读：</text:span>
 <text:a xlink:type="simple" xlink:href="https://www.ukrinform.ua/rubric-world/3692327-pleminnik-dzona-kennedi-podav-zaavku-dla-ucasti-u-prezidentskih-viborah-ssa.html" text:style-name="Internet_20_link" text:visited-style-name="Visited_20_Internet_20_Link">
<text:span text:style-name="T4">
选择</text:span>
</text:a>
同时，让·普里尔(Jean Prier)强调，拜登总统尚未接受最终决定，并明确表示，参加2024年选举的计划仍在他的计划中。</text:p>
      <text:p text:style-name="P4">
正如乌克林福姆报道的那样，美国媒体传播了乔·拜登的白宫白宫负责人的前一天<text:a xlink:type="simple" xlink:href="https://www.ukrinform.ua/rubric-world/3694178-nbc-bajden-mae-namir-znovu-balotuvatisa-u-prezidenti-ssa.html" text:style-name="Internet_20_link" text:visited-style-name="Visited_20_Internet_20_Link">
</text:a>
第二个总统任期。 同时，NYT BIDEN版<text:a xlink:type="simple" xlink:href="https://www.nytimes.com/2023/04/10/us/politics/biden-2024-election-running.html" text:style-name="Internet_20_link" text:visited-style-name="Visited_20_Internet_20_Link">
</text:a>
它还没有准备好正式宣布其选举。</text:p>
      <text:p text:style-name="P4">
News Source: <text:a xlink:type="simple" xlink:href="https://www.ukrinform.ua/rubric-world/3694625-bilij-dim-prokomentuvav-mozlivu-ucasti-bajdena-v-prezidentskih-peregonah.html" text:style-name="Internet_20_link" text:visited-style-name="Visited_20_Internet_20_Link">
https://www.ukrinform.ua/rubric-world/3694625-bilij-dim-prokomentuvav-mozlivu-ucasti-bajdena-v-prezidentskih-peregonah.html</text:a>
</text:p>
      <!--NEWS-->
      <text:h text:style-name="P10" text:outline-level="1">
<text:span text:style-name="T4">
罗马尼亚计划为我们购买F-35战斗机</text:span>
</text:h>
      <text:p text:style-name="P4">
作者: Ukrinform (Person)</text:p>
      <text:p text:style-name="P4">
出版商: Укринформ (Organization)</text:p>
      <text:p text:style-name="P4">
出版时间: 2023-04-11T-60:12:00+03:00</text:p>
      <text:p text:style-name="P4">
修改时间: 2023-04-11T21:12:00+03:00</text:p>
      <text:p text:style-name="P4">
描述: 罗马尼亚打算向我们购买F-35美国战斗机来加强其防空。  - 乌克林。</text:p>
      <text:p text:style-name="P4">
图片: ["<text:a xlink:type="simple" xlink:href="https://static.ukrinform.com/photos/2017_05/thumb_files/630_360_1493753198-4534.jpg" text:style-name="Internet_20_link" text:visited-style-name="Visited_20_Internet_20_Link">
630_360_14937...</text:a>
"]</text:p>
      <text:p text:style-name="P4">
标签: ['Літак', 'Румунія', 'США', 'Винищувач']</text:p>
      <text:p text:style-name="P4">
类型: Article</text:p>
      <!--METADATA-->
      <text:p text:style-name="P4">
<draw:frame draw:style-name="fr1" draw:name="Image44" text:anchor-type="as-char" svg:width="6.9236in" svg:height="3.956343in" draw:z-index="0">
<draw:image xlink:href="../Images/yкринформ/2023-04-11T-60-12-00-03-00/630_360_1493753198-4534.jpg" xlink:type="simple" xlink:show="embed" xlink:actuate="onLoad" draw:mime-type="image/jpeg"/>
</draw:frame>
罗马尼亚打算为我们购买F-35美国战斗机以扣除其防空。</text:p>
      <text:p text:style-name="P4">
这在该国高级国防委员会的声明中指出了这一点(CSAT)周二，乌克林福姆报道了<text:a xlink:type="simple" xlink:href="https://www.reuters.com/world/europe/romania-aims-buy-f-35-fighter-planes-boost-air-defences-2023-04-11/" text:style-name="Internet_20_link" text:visited-style-name="Visited_20_Internet_20_Link">
</text:a>
“存在强大，可靠，兼容，灵活和有效的迅速防空……作为我们作为国家和欧盟义务的一部分，是实现罗马尼亚防御政策目标的关键。现代化F-35的过程，声明读了。</text:p>
      <text:p text:style-name="P4">
CSAT未指定获得[]的战斗机数量(https://www.ukrinform.ua/tag-rumunia)去年，克劳斯·约翰尼斯(Klaus Johannis)总统说，罗马尼亚正在考虑采用美国公司洛克希德·马丁科普(Lockheed Martincorp)生产的F-35飞机(LMT.N).</text:p>
      <text:p text:style-name="P4">
Держава-член ЄС та НАТО підвищила витрати на оборону до 2,5% ВВП країницьогоріч у відповідь на вторгнення росії в Україну.</text:p>
      <text:p text:style-name="P4">
<text:span text:style-name="T4">
Читайте також:</text:span>
 <text:a xlink:type="simple" xlink:href="https://www.ukrinform.ua/rubric-ato/3693652-u-povitranih-silah-poasnili-comu-tema-f16-ne-mae-shoditi-z-vust.html" text:style-name="Internet_20_link" text:visited-style-name="Visited_20_Internet_20_Link">
 </text:a>
12月，罗马尼亚国防部签署了一项协议，就以色列的埃尔比特系统公司国防电子electronics收购了七个可亮的飞机系统守望者X(eslt.ta)约18.9亿雷(4.182亿美元).</text:p>
      <text:p text:style-name="P4">
У березні оборонне відомство країни заявило, що <text:a xlink:type="simple" xlink:href="https://www.ukrinform.ua/rubric-world/3679436-rumunia-zbiraetsa-kupiti-tanki-abrams.html" text:style-name="Internet_20_link" text:visited-style-name="Visited_20_Internet_20_Link">
</text:a>
产品一般动力学(GD.N)作为更广泛的国防计划的一部分。</text:p>
      <text:p text:style-name="P4">
该国拥有美国导弹防御系统，自去年以来，一个永久的联盟战斗集团就位于其领土上。</text:p>
      <text:p text:style-name="P4">
News Source: <text:a xlink:type="simple" xlink:href="https://www.ukrinform.ua/rubric-world/3694425-rumunia-planue-pridbati-amerikanski-vinisuvaci-f35.html" text:style-name="Internet_20_link" text:visited-style-name="Visited_20_Internet_20_Link">
https://www.ukrinform.ua/rubric-world/3694425-rumunia-planue-pridbati-amerikanski-vinisuvaci-f35.html</text:a>
</text:p>
      <!--NEWS-->
      <text:h text:style-name="P10" text:outline-level="1">
<text:span text:style-name="T4">
乌克兰希望从加拿大扩大重型武器-Shmigal</text:span>
</text:h>
      <text:p text:style-name="P4">
作者: Ukrinform (Person)</text:p>
      <text:p text:style-name="P4">
出版商: Укринформ (Organization)</text:p>
      <text:p text:style-name="P4">
出版时间: 2023-04-11T-62:10:00+03:00</text:p>
      <text:p text:style-name="P4">
修改时间: 2023-04-11T21:10:00+03:00</text:p>
      <text:p text:style-name="P4">
描述: 乌克兰希望从加拿大扩大重型武器，包括坦克和装甲车。  - 乌克林。</text:p>
      <text:p text:style-name="P4">
图片: ["<text:a xlink:type="simple" xlink:href="https://static.ukrinform.com/photos/2023_04/thumb_files/630_360_1681236083-689.jpeg" text:style-name="Internet_20_link" text:visited-style-name="Visited_20_Internet_20_Link">
630_360_16812...</text:a>
"]</text:p>
      <text:p text:style-name="P4">
标签: ['Гуманітарна допомога', 'Канада', 'Україна', 'Зброя', 'Шмигаль']</text:p>
      <text:p text:style-name="P4">
类型: Article</text:p>
      <!--METADATA-->
      <text:p text:style-name="P4">
<draw:frame draw:style-name="fr1" draw:name="Image45" text:anchor-type="as-char" svg:width="6.9236in" svg:height="3.956343in" draw:z-index="0">
<draw:image xlink:href="../Images/yкринформ/2023-04-11T-62-10-00-03-00/630_360_1681236083-689.jpeg" xlink:type="simple" xlink:show="embed" xlink:actuate="onLoad" draw:mime-type="image/jpeg"/>
</draw:frame>
乌克兰一直在扩大加拿大的重型武器的供应，尤其是雨伞坦克。</text:p>
      <text:p text:style-name="P4">
乌克兰丹尼斯·施米加尔(Denis Shmigal)总理在加拿大总理贾斯汀·特鲁多(Justin Trudeau(https://www.cpac.ca/episode?id=7e80ddd0-b707-4528-9bd2-1d71972c3c8f&amp;fbclid=IwAR2g0oqS-eJvBdQGUinK2vn6mW6PViuShV3XdqtOu8TDESXM0dwVvRUqOqA)，报告通讯员。</text:p>
      <text:p text:style-name="P4">
“下一个重要问题(这是在伊卡纳德代表团的shmigal会议上讨论的。) - 这是对乌克兰的军事援助。 为了聚在一起 - 我强调这一点 - 并释放我们的占领领土。 我们感谢加拿大政府加入豹队联盟，我们存在着扩大重型武器的供应，尤其是坦克，装甲车和弹药。 我们今天还与总理先生和政府成员讨论了这一点。”他说。</text:p>
      <text:p text:style-name="P4">
会议的当事方还讨论了加拿大公司参与乌克兰战争的问题的问题。</text:p>
      <text:p text:style-name="P4">
“这将是自第二次世界大战以来欧洲最大的项目。 世界银行的同情心，今天，我们谈论的是4110亿美元的破坏和俄罗斯造成的损失……我们希望加拿大政府决定使用金融工具来刺激乌克兰的加拿大公司，” Shmigal说。</text:p>
      <text:p text:style-name="P4">
<text:span text:style-name="T4">
另请阅读：</text:span>
 <text:a xlink:type="simple" xlink:href="https://www.ukrinform.ua/rubric-ato/3694589-kanada-ogolosila-pro-novij-paket-oboronnoi-dopomogi-dla-ukraini.html" text:style-name="Internet_20_link" text:visited-style-name="Visited_20_Internet_20_Link">
<text:span text:style-name="T4">
加拿大</text:span>
</text:a>
乌克兰总理感谢所有加拿大人对乌克兰和乌克兰人的忠诚和未知的援助。 据他说，加拿大人<text:a xlink:type="simple" xlink:href="https://www.ukrinform.ua/tag-zbroa" text:style-name="Internet_20_link" text:visited-style-name="Visited_20_Internet_20_Link">
</text:a>
允许我们保护自己的土地，加拿大的阿塔纳达(Atensada)使我们能够保持乌克兰经济流通，存储工作场所，以协助那些因俄罗斯恐怖而失去家园的人。</text:p>
      <text:p text:style-name="P4">
“加拿大的人道主义援助使农业土地可以挖掘，维持农作物，维持脆弱的群体并调查战争罪。 乌克兰正在对加拿大和Printzippical立场得到强有力的支持，以阻止侵略者。”他说。</text:p>
      <text:p text:style-name="P4">
据他说，我们所有人都了解自由和民主世界的风险，当侵略性类似于俄罗斯联邦对乌克兰的侵略性类似，仍然是自由的。<text:span text:style-name="T4">
另请阅读：</text:span>
 <text:a xlink:type="simple" xlink:href="https://www.ukrinform.ua/rubric-polytics/3694531-smigal-razom-iz-friland-proviv-zustric-z-ukrainskou-gromadou-u-kanadi.html" text:style-name="Internet_20_link" text:visited-style-name="Visited_20_Internet_20_Link">
<text:span text:style-name="T4">
加拿大</text:span>
</text:a>
此外，政府负责人表示，乌克兰正在直接支持加拿大乌克兰社区和加拿大人民。</text:p>
      <text:p text:style-name="P4">
“我们得到加拿大乌克兰社区以及卡纳德人的直接支持。 这是乌克兰人民非常热情的。 cenopons，并清楚地表明我们不在这场斗争中。”施米加尔说。</text:p>
      <text:p text:style-name="P4">
他报告说，乌克兰从加拿大获得了超过5000万加元的可回收和社会捐助者，这些捐助者用于药物，食物和其他流量。</text:p>
      <text:p text:style-name="P4">
据报道，加拿大和乌克兰扩大了自由贸易协定。</text:p>
      <text:p text:style-name="P4">
<text:span text:style-name="T5">
照片：Twitter/我们的加拿大</text:span>
</text:p>
      <text:p text:style-name="P4">
News Source: <text:a xlink:type="simple" xlink:href="https://www.ukrinform.ua/rubric-ato/3694621-ukraina-spodivaetsa-na-rozsirenna-postavok-vazkoi-zbroi-vid-kanadi-smigal.html" text:style-name="Internet_20_link" text:visited-style-name="Visited_20_Internet_20_Link">
https://www.ukrinform.ua/rubric-ato/3694621-ukraina-spodivaetsa-na-rozsirenna-postavok-vazkoi-zbroi-vid-kanadi-smigal.html</text:a>
</text:p>
      <!--NEWS-->
      <text:h text:style-name="P10" text:outline-level="1">
<text:span text:style-name="T4">
拉脱维亚开始对俄罗斯宣传媒体工人提起诉讼</text:span>
</text:h>
      <text:p text:style-name="P4">
作者: Ukrinform (Person)</text:p>
      <text:p text:style-name="P4">
出版商: Укринформ (Organization)</text:p>
      <text:p text:style-name="P4">
出版时间: 2023-04-11T-64:06:40+03:00</text:p>
      <text:p text:style-name="P4">
修改时间: 2023-04-11T21:06:40+03:00</text:p>
      <text:p text:style-name="P4">
描述: 在首都拉脱维亚里加（Latvia Riga）开始了一系列与Proutnik和Baltnews合作的当地记者的诉讼。  - 乌克林。</text:p>
      <text:p text:style-name="P4">
图片: ["<text:a xlink:type="simple" xlink:href="https://static.ukrinform.com/photos/2023_04/thumb_files/630_360_1681236313-869.jpg" text:style-name="Internet_20_link" text:visited-style-name="Visited_20_Internet_20_Link">
630_360_16812...</text:a>
"]</text:p>
      <text:p text:style-name="P4">
标签: ['Латвія', 'Пропаганда', 'Суд', 'росія', 'Війна з росією']</text:p>
      <text:p text:style-name="P4">
类型: Article</text:p>
      <!--METADATA-->
      <text:p text:style-name="P4">
<draw:frame draw:style-name="fr1" draw:name="Image46" text:anchor-type="as-char" svg:width="6.9236in" svg:height="3.956343in" draw:z-index="0">
<draw:image xlink:href="../Images/yкринформ/2023-04-11T-64-06-40-03-00/630_360_1681236313-869.jpg" xlink:type="simple" xlink:show="embed" xlink:actuate="onLoad" draw:mime-type="image/jpeg"/>
</draw:frame>
在里加的首都，与Proutnik和Baltnews合作的本地记者提起了一系列诉讼，开始对当地记者提起诉讼。</text:p>
      <text:p text:style-name="P4">
如报告<text:a xlink:type="simple" xlink:href="https://rus.delfi.lv/news/daily/latvia/delo-zhurnalistov-v-rige-nachalas-seriya-processov-nad-sotrudnikami-sputnika.d" text:style-name="Internet_20_link" text:visited-style-name="Visited_20_Internet_20_Link">
</text:a>
乌克林福姆报道，16人被指控违反了对欧盟的制裁。</text:p>
      <text:p text:style-name="P4">
值得注意的是，将起诉的14起案件分配给了单独的诉讼。 六人将在4月，5月和6月站在法庭上。</text:p>
      <text:p text:style-name="P4">
人造卫星站点(镜子于2016年在拉脱维亚被封锁，封锁了2023年乌克兰一场完整尺度战争的产后)和Baltnews(阻止2019年)与俄罗斯国家机构“今日俄罗斯”有关(也被阻止). Згідно з висновком Національної ради зелектронних ЗМІ (NEPLP)，他们的活动对安全构成威胁<text:a xlink:type="simple" xlink:href="https://www.ukrinform.ua/tag-latvia" text:style-name="Internet_20_link" text:visited-style-name="Visited_20_Internet_20_Link">
</text:a>
。 这些资源的出版物支持并证明俄罗斯在针对乌克兰的战争中的行动和“有系统地羞辱民族仇恨”。</text:p>
      <text:p text:style-name="P4">
<text:span text:style-name="T4">
另请阅读：</text:span>
 <text:a xlink:type="simple" xlink:href="https://www.ukrinform.ua/rubric-world/3692078-u-latvii-rozpalasa-vibudovana-arhitektura-vplivu-kremla-sluzba-derzbezpeki.html" text:style-name="Internet_20_link" text:visited-style-name="Visited_20_Internet_20_Link">
<text:span text:style-name="T4">
 latvia </text:span>
</text:a>
今天的俄罗斯首席执行官是宣传家德米特里·基塞勒夫(Dmitry Kiselev)，该宣传名单上。 2020年12月，在拉脱维亚国家安全服务局发起的调查框架内(VDD)，Sputnikt Baltnews的工作人员进行了七次搜索，在此期间，计算机，手机，带有工作和个人档案的信息载体被扣押。(拉脱维亚刑法第84条第1部分).За цією статтею передбачено покарання у вигляді позбавлення волі на строк дочотирьох років.</text:p>
      <text:p text:style-name="P4">
Згідно з обвинувальним висновком, журналісти "свідомо і з корисливих мотивівнадали господарчий ресурс особі, яка перебуває під санкціями".</text:p>
      <text:p text:style-name="P4">
<text:span text:style-name="T4">
Читайте також:</text:span>
 <text:a xlink:type="simple" xlink:href="https://www.ukrinform.ua/rubric-polytics/3665147-kanada-rozsirila-sankcii-proti-rosijskih-propagandistiv.html" text:style-name="Internet_20_link" text:visited-style-name="Visited_20_Internet_20_Link">
 </text:a>
Among the accused are the former editor -in -chief of the Baltnews portal Andriyakovlev, Latvian journalists Alla Berezovskaya, Olena Kirillov, VladimirDorofeev, Oleksandr Malnnnzh, Andriy Tatarchuk and Lyudmila Prybilska, Prokremlivsky activist Vladimir Linderdman.<text:span text:style-name="T4">
另请阅读：</text:span>
 <text:a xlink:type="simple" xlink:href="https://www.ukrinform.ua/rubric-world/3647223-u-latvii-zatrimali-sefredaktora-litovskoi-sluzbi-sputnik.html" text:style-name="Internet_20_link" text:visited-style-name="Visited_20_Internet_20_Link">
</text:a>
如报道<text:a xlink:type="simple" xlink:href="https://www.ukrinform.ua/rubric-world/3647223-u-latvii-zatrimali-sefredaktora-litovskoi-sluzbi-sputnik.html" text:style-name="Internet_20_link" text:visited-style-name="Visited_20_Internet_20_Link">
</text:a>
，在2020年1月16日，VDD是一个犯罪程序，可能违反了对独特的拉脱维亚人的国际制裁，这些拉脱维亚人为该机构“俄罗斯今日”的信息资源创造了内容。 在2021年9月进行的 - 审前调查后，案件档案被转移到检察官办公室。</text:p>
      <text:p text:style-name="P4">
同样在2023年1月初，拉脱维亚国家安全服务(VDD)她因根据欧盟制裁与克里姆林宫宣传资源的合作而拘留了拉脱维亚公民。 根据媒体的说法，门户网站的编辑Marat Kasma的编辑Marat Kasma。</text:p>
      <text:p text:style-name="P4">
<text:span text:style-name="T5">
foto：delfi</text:span>
</text:p>
      <text:p text:style-name="P4">
News Source: <text:a xlink:type="simple" xlink:href="https://www.ukrinform.ua/rubric-world/3694619-u-latvii-pocinautsa-sudovi-procesi-nad-pracivnikami-rosijskih-propagandistskih-zmi.html" text:style-name="Internet_20_link" text:visited-style-name="Visited_20_Internet_20_Link">
https://www.ukrinform.ua/rubric-world/3694619-u-latvii-pocinautsa-sudovi-procesi-nad-pracivnikami-rosijskih-propagandistskih-zmi.html</text:a>
</text:p>
      <!--NEWS-->
      <text:h text:style-name="P10" text:outline-level="1">
<text:span text:style-name="T4">
普罗米修斯进入篮球欧洲杯的1/4决赛，击败了汉堡</text:span>
</text:h>
      <text:p text:style-name="P4">
作者: Ukrinform (Person)</text:p>
      <text:p text:style-name="P4">
出版商: Укринформ (Organization)</text:p>
      <text:p text:style-name="P4">
出版时间: 2023-04-11T-66:03:04+03:00</text:p>
      <text:p text:style-name="P4">
修改时间: 2023-04-11T21:03:04+03:00</text:p>
      <text:p text:style-name="P4">
描述: 普罗米修斯篮球运动员进入了欧洲杯四分之一决赛。</text:p>
      <ul>
        <li>
I的，。: </li>
      </ul>
      <text:p text:style-name="P4">
图片: ["<text:a xlink:type="simple" xlink:href="https://static.ukrinform.com/photos/2023_04/thumb_files/630_360_1681234802-715.jpg" text:style-name="Internet_20_link" text:visited-style-name="Visited_20_Internet_20_Link">
630_360_16812...</text:a>
"]</text:p>
      <text:p text:style-name="P4">
标签: ['Баскетбол']</text:p>
      <text:p text:style-name="P4">
类型: Article</text:p>
      <!--METADATA-->
      <text:p text:style-name="P4">
<draw:frame draw:style-name="fr1" draw:name="Image47" text:anchor-type="as-char" svg:width="6.9236in" svg:height="3.956343in" draw:z-index="0">
<draw:image xlink:href="../Images/yкринформ/2023-04-11T-66-03-04-03-00/630_360_1681234802-715.jpg" xlink:type="simple" xlink:show="embed" xlink:actuate="onLoad" draw:mime-type="image/jpeg"/>
</draw:frame>
普罗米修斯篮球运动员进入了欧洲杯四分之一决赛。</text:p>
      <text:p text:style-name="P4">
在Slobozhansky的比赛决赛的1/8决赛中(dnipropetrovsk区域)在拉脱维亚的里加(Riga)的竞技场，从德国俱乐部“ Weolia Tauers Hamburg”带走了山脉 -  87:79(28：20，20：20，21：16，18：23)，报道乌克林福姆。</text:p>
      <text:p text:style-name="P4">
乌克兰队最有效的是伊利亚·西多罗夫(Ilya Sidorov)，他是21分。</text:p>
      <text:p text:style-name="P4">
下一个普罗米修斯对手将于4月12日在明天决定。</text:p>
      <text:p text:style-name="P4">
<text:span text:style-name="T4">
另请阅读：</text:span>
 <text:a xlink:type="simple" xlink:href="https://www.ukrinform.ua/rubric-sports/3693356-prometej-vigrav-latvijskoestonsku-basketbolnu-ligu.html" text:style-name="Internet_20_link" text:visited-style-name="Visited_20_Internet_20_Link">
<text:span text:style-name="T4">
篮球</text:span>
</text:a>
应当指出的是，所有在欧洲杯中取得胜利的申请人都是由背景电网提出的，只参加了一场对手。</text:p>
      <text:p text:style-name="P4">
照片：Prometeybc.com。</text:p>
      <text:p text:style-name="P4">
News Source: <text:a xlink:type="simple" xlink:href="https://www.ukrinform.ua/rubric-sports/3694618-prometej-vijsov-do-14-finalu-basketbolnogo-evrokubka-obigravsi-gamburg.html" text:style-name="Internet_20_link" text:visited-style-name="Visited_20_Internet_20_Link">
https://www.ukrinform.ua/rubric-sports/3694618-prometej-vijsov-do-14-finalu-basketbolnogo-evrokubka-obigravsi-gamburg.html</text:a>
</text:p>
      <!--NEWS-->
      <text:h text:style-name="P10" text:outline-level="1">
<text:span text:style-name="T4">
在欧盟，马克龙关于美国“战略自治”的想法 - 米歇尔</text:span>
</text:h>
      <text:p text:style-name="P4">
作者: Ukrinform (Person)</text:p>
      <text:p text:style-name="P4">
出版商: Укринформ (Organization)</text:p>
      <text:p text:style-name="P4">
出版时间: 2023-04-11T-8:54:00+03:00</text:p>
      <text:p text:style-name="P4">
修改时间: 2023-04-11T23:54:00+03:00</text:p>
      <text:p text:style-name="P4">
描述: 欧洲理事会主席查尔斯·米歇尔（Charles Michelle）认为，欧洲领导人正变得更加有利于法国总统伊曼纽尔·马克龙（Emmanuel Macron）对美国对“战略自治”的渴望。  - 乌克林。</text:p>
      <text:p text:style-name="P4">
图片: ["<text:a xlink:type="simple" xlink:href="https://static.ukrinform.com/photos/2022_11/thumb_files/630_360_1668516893-852.jpg" text:style-name="Internet_20_link" text:visited-style-name="Visited_20_Internet_20_Link">
630_360_16685...</text:a>
"]</text:p>
      <text:p text:style-name="P4">
标签: ['Євросоюз', 'Макрон', 'США', 'Тайвань', 'Автономія', 'Мішель']</text:p>
      <text:p text:style-name="P4">
类型: Article</text:p>
      <!--METADATA-->
      <text:p text:style-name="P4">
<draw:frame draw:style-name="fr1" draw:name="Image48" text:anchor-type="as-char" svg:width="6.9236in" svg:height="3.956343in" draw:z-index="0">
<draw:image xlink:href="../Images/yкринформ/2023-04-11T-8-54-00-03-00/630_360_1668516893-852.jpg" xlink:type="simple" xlink:show="embed" xlink:actuate="onLoad" draw:mime-type="image/jpeg"/>
</draw:frame>
总统理事会查尔斯·米歇尔(Charles Michel)认为，欧洲领导人越来越参与法国总统伊曼纽尔·马克龙(Emmanuel Macron)对美国“战略自治”的渴望。</text:p>
      <text:p text:style-name="P4">
米歇尔(Michel(https://www.eurointegration.com.ua/news/2023/04/11/7159637/)”。</text:p>
      <text:p text:style-name="P4">
欧元委员会的领导人建议法国领导人的立场不是孤立的GPU，尽管马克龙担任法国总统，但他的观点反映了欧洲领导人的越来越多的变化。</text:p>
      <text:p text:style-name="P4">
米歇尔说：“与几年前相比，战略自主权有所进步。”</text:p>
      <text:p text:style-name="P4">
<text:span text:style-name="T4">
另请阅读：</text:span>
 <text:span text:style-name="T4">
 <text:a xlink:type="simple" xlink:href="https://www.ukrinform.ua/rubric-world/3694606-u-gaazi-protestuvalniki-namagalisa-zirvati-vistup-makrona.html" text:style-name="Internet_20_link" text:visited-style-name="Visited_20_Internet_20_Link">
</text:a>
</text:span>
</text:p>
      <text:p text:style-name="P4">
他补充说：“至于与美国的关系问题，很明显，欧洲理事会可能存在细微差别和微妙的问题。</text:p>
      <text:p text:style-name="P4">
<text:span text:style-name="T4">
另请阅读：</text:span>
 <text:span text:style-name="T4">
 <text:a xlink:type="simple" xlink:href="https://www.ukrinform.ua/rubric-world/3694442-u-nimeccini-ta-cehii-rozkritikuvali-zaavi-makrona-sodo-tajvanu.html" text:style-name="Internet_20_link" text:visited-style-name="Visited_20_Internet_20_Link">
</text:a>
</text:span>
</text:p>
      <text:p text:style-name="P4">
欧洲理事会主席指出，他支持欧盟和美国近距离的发展，但如果这一过程规定“我们盲目地，将系统地遵循美国的立场”。</text:p>
      <text:p text:style-name="P4">
<text:span text:style-name="T4">
另请阅读：</text:span>
 <text:span text:style-name="T4">
 <text:a xlink:type="simple" xlink:href="https://www.ukrinform.ua/rubric-world/3694372-moraveckij-makronu-zamist-strategicnoi-avtonomii-treba-buduvati-strategicnij-souz-iz-ssa.html" text:style-name="Internet_20_link" text:visited-style-name="Visited_20_Internet_20_Link">
</text:a>
</text:span>
</text:p>
      <text:p text:style-name="P4">
回顾：法国总统伊曼纽尔·马克龙(Emmanuel Macron)从三天的访问中回来后，表示欧洲对台湾Kryzanvko的升级不感兴趣，并应该在与曼联之间的系统关系中遵守自己的策略国家和中国。</text:p>
      <text:p text:style-name="P4">
德国和捷克共和国的政客批评声明<text:span text:style-name="T4">
 <text:a xlink:type="simple" xlink:href="https://www.ukrinform.ua/tag-makron" text:style-name="Internet_20_link" text:visited-style-name="Visited_20_Internet_20_Link">
</text:a>
</text:span>
在台湾以及欧洲对美国的依赖。</text:p>
      <text:p text:style-name="P4">
波兰政府Mateusz Moravetsky的负责人警告个别欧洲领导人不要试图促进欧洲“战略自治”政策，相反，呼吁发展欧洲的战略合作，并转移。</text:p>
      <text:p text:style-name="P4">
News Source: <text:a xlink:type="simple" xlink:href="https://www.ukrinform.ua/rubric-world/3694660-u-es-bilsae-simpatikiv-idei-makrona-sodo-strategicnoi-avtonomii-vid-ssa-misel.html" text:style-name="Internet_20_link" text:visited-style-name="Visited_20_Internet_20_Link">
https://www.ukrinform.ua/rubric-world/3694660-u-es-bilsae-simpatikiv-idei-makrona-sodo-strategicnoi-avtonomii-vid-ssa-misel.html</text:a>
</text:p>
      <!--NEWS-->
      <text:h text:style-name="P10" text:outline-level="1">
<text:span text:style-name="T4">
无人机在Belgorod机场附近爆炸</text:span>
</text:h>
      <text:p text:style-name="P4">
作者: liveuamap (Language: en)</text:p>
      <text:p text:style-name="P4">
时间: 2023-04-11T02:03:59</text:p>
      <text:p text:style-name="P4">
地点: Belgorod (Latitude:50.64246 Longtitude:36.59821)</text:p>
      <text:p text:style-name="P4">
视频: []</text:p>
      <text:p text:style-name="P4">
图片: []</text:p>
      <text:p text:style-name="P4">
标签: ["Russia", "Europe"]</text:p>
      <text:p text:style-name="P4">
Id: 22555150</text:p>
      <!--METADATA-->
      <text:p text:style-name="P4">
无人机在Belgorod机场附近爆炸</text:p>
      <text:p text:style-name="P4">
新闻集链接：<text:a xlink:type="simple" xlink:href="https://liveuamap.com/en/2023/11-april-drone-exploded-near-belgorod-airport-" text:style-name="Internet_20_link" text:visited-style-name="Visited_20_Internet_20_Link">
https://liveuamap.com/en/2023/11-april-drone-exploded-near-belgorod-airport-</text:a>
</text:p>
      <text:p text:style-name="P4">
News Source: <text:a xlink:type="simple" xlink:href="https://t.me/rusbrief/107882" text:style-name="Internet_20_link" text:visited-style-name="Visited_20_Internet_20_Link">
https://t.me/rusbrief/107882</text:a>
</text:p>
      <!--NEWS-->
      <text:h text:style-name="P10" text:outline-level="1">
<text:span text:style-name="T4">
美国情报公司最近发现，埃及总统埃尔西西（El-Sisi）拥有“最高机密”。</text:span>
</text:h>
      <text:p text:style-name="P4">
作者: liveuamap (Language: en)</text:p>
      <text:p text:style-name="P4">
时间: 2023-04-11T02:06:54</text:p>
      <text:p text:style-name="P4">
地点: Washington, District of Columbia (Latitude:38.94606 Longtitude:-77.15458)</text:p>
      <text:p text:style-name="P4">
视频: []</text:p>
      <text:p text:style-name="P4">
图片: []</text:p>
      <text:p text:style-name="P4">
标签: ["Egypt", "Russia"]</text:p>
      <text:p text:style-name="P4">
Id: 22555151</text:p>
      <!--METADATA-->
      <text:p text:style-name="P4">
美国情报公司最近发现，埃及总统埃尔西西(El-Sisi)在2月份代表俄罗斯军方在乌克兰战争中使用了多达40,000枚火箭的“最高机密”。</text:p>
      <text:p text:style-name="P4">
新闻集链接：<text:a xlink:type="simple" xlink:href="https://liveuamap.com/en/2023/11-april-us-intelligence-recent-discovered-that-egyptian" text:style-name="Internet_20_link" text:visited-style-name="Visited_20_Internet_20_Link">
https://liveuamap.com/en/2023/11-APRIL-US-Intelligence-Recent-discovered-that-that-egyptian</text:a>
</text:p>
      <text:p text:style-name="P4">
News Source: <text:a xlink:type="simple" xlink:href="https://twitter.com/sentdefender/status/1645601902317502464" text:style-name="Internet_20_link" text:visited-style-name="Visited_20_Internet_20_Link">
https://twitter.com/sentdefender/status/1645601902317502464</text:a>
</text:p>
      <!--NEWS-->
      <text:h text:style-name="P10" text:outline-level="1">
<text:span text:style-name="T4">
Chernihivska Oblast（09:06）。 红色警报：空中威胁。 警笛声。 立即掩盖！</text:span>
</text:h>
      <text:p text:style-name="P4">
作者: liveuamap (Language: en)</text:p>
      <text:p text:style-name="P4">
时间: 2023-04-11T03:07:00</text:p>
      <text:p text:style-name="P4">
地点: Chernihivska Oblast (Latitude:51.33333000 Longtitude:32.00000000)</text:p>
      <text:p text:style-name="P4">
视频: []</text:p>
      <text:p text:style-name="P4">
图片: []</text:p>
      <text:p text:style-name="P4">
标签: ["Europe", "Central and Eastern Europe"]</text:p>
      <text:p text:style-name="P4">
Id: 22555203</text:p>
      <!--METADATA-->
      <text:p text:style-name="P4">
切尔尼希夫地区(09:06). Red Alert: aerial threat. Sirens sounding. Takecover now!</text:p>
      <text:p text:style-name="P4">
News Collection Link: <text:a xlink:type="simple" xlink:href="https://liveuamap.com/en/2023/11-april-chernihivska-oblast0906-red-alert-aeg" text:style-name="Internet_20_link" text:visited-style-name="Visited_20_Internet_20_Link">
https://liveuamap.com/en/2023/11-april-chernihivska-oblast0906-red-alert-aeg</text:a>
</text:p>
      <text:p text:style-name="P4">
News Source: <text:a xlink:type="simple" xlink:href="https://t.me/suspilnechernihiv/17500" text:style-name="Internet_20_link" text:visited-style-name="Visited_20_Internet_20_Link">
https://t.me/suspilnechernihiv/17500</text:a>
</text:p>
      <!--NEWS-->
      <text:h text:style-name="P10" text:outline-level="1">
<text:span text:style-name="T4">
Sumska Oblast（09:05）。 红色警报：空中威胁。 警笛声。 立即掩盖！</text:span>
</text:h>
      <text:p text:style-name="P4">
作者: liveuamap (Language: en)</text:p>
      <text:p text:style-name="P4">
时间: 2023-04-11T03:10:00</text:p>
      <text:p text:style-name="P4">
地点: Sumska Oblast (Latitude:50.99975 Longtitude:34.00083)</text:p>
      <text:p text:style-name="P4">
视频: []</text:p>
      <text:p text:style-name="P4">
图片: []</text:p>
      <text:p text:style-name="P4">
标签: ["Europe", "Central and Eastern Europe"]</text:p>
      <text:p text:style-name="P4">
Id: 22555206</text:p>
      <!--METADATA-->
      <text:p text:style-name="P4">
Sumy地区(09:05). Red Alert: aerial threat. Sirens sounding. Take covernow!</text:p>
      <text:p text:style-name="P4">
News Collection Link: <text:a xlink:type="simple" xlink:href="https://liveuamap.com/en/2023/11-april-sumska-oblast0905-red-alert-aerial-tg" text:style-name="Internet_20_link" text:visited-style-name="Visited_20_Internet_20_Link">
https://liveuamap.com/en/2023/11-april-sumska-oblast0905-red-alert-aerial-tg</text:a>
</text:p>
      <text:p text:style-name="P4">
News Source: <text:a xlink:type="simple" xlink:href="https://t.me/air_alert_ua/42879" text:style-name="Internet_20_link" text:visited-style-name="Visited_20_Internet_20_Link">
https://t.me/air_alert_ua/42879</text:a>
</text:p>
      <!--NEWS-->
      <text:h text:style-name="P10" text:outline-level="1">
<text:span text:style-name="T4">
Donetsk Oblast（09:21）。 红色警报：空中威胁。 警笛声。 立即掩盖！</text:span>
</text:h>
      <text:p text:style-name="P4">
作者: liveuamap (Language: en)</text:p>
      <text:p text:style-name="P4">
时间: 2023-04-11T03:24:00</text:p>
      <text:p text:style-name="P4">
地点: Donetsk Oblast (Latitude:48.72662 Longtitude:37.5789)</text:p>
      <text:p text:style-name="P4">
视频: []</text:p>
      <text:p text:style-name="P4">
图片: []</text:p>
      <text:p text:style-name="P4">
标签: ["Europe", "Central and Eastern Europe"]</text:p>
      <text:p text:style-name="P4">
Id: 22555227</text:p>
      <!--METADATA-->
      <text:p text:style-name="P4">
Donetsk Oblast(09:21). Red Alert: aerial threat. Sirens sounding. Take covernow!</text:p>
      <text:p text:style-name="P4">
News Collection Link: <text:a xlink:type="simple" xlink:href="https://liveuamap.com/en/2023/11-april-donetsk-oblast0921-red-alert-aerial-g" text:style-name="Internet_20_link" text:visited-style-name="Visited_20_Internet_20_Link">
https://liveuamap.com/en/2023/11-april-donetsk-oblast0921-red-alert-aerial-g</text:a>
</text:p>
      <text:p text:style-name="P4">
News Source: <text:a xlink:type="simple" xlink:href="https://t.me/air_alert_ua/42881" text:style-name="Internet_20_link" text:visited-style-name="Visited_20_Internet_20_Link">
https://t.me/air_alert_ua/42881</text:a>
</text:p>
      <!--NEWS-->
      <text:h text:style-name="P10" text:outline-level="1">
<text:span text:style-name="T4">
匈牙利外交大臣西吉贾尔（Szijjarto）抵达莫斯科，计划讨论能源合作的工作。</text:span>
</text:h>
      <text:p text:style-name="P4">
作者: liveuamap (Language: en)</text:p>
      <text:p text:style-name="P4">
时间: 2023-04-11T03:32:31</text:p>
      <text:p text:style-name="P4">
地点: Vnukovo, Moskva (Latitude:55.59435 Longtitude:37.26425)</text:p>
      <text:p text:style-name="P4">
视频: []</text:p>
      <text:p text:style-name="P4">
图片: []</text:p>
      <text:p text:style-name="P4">
标签: ["Russia", "Central and Eastern Europe"]</text:p>
      <text:p text:style-name="P4">
Id: 22555228</text:p>
      <!--METADATA-->
      <text:p text:style-name="P4">
匈牙利外交大臣西吉贾尔(Szijjarto</text:p>
      <text:p text:style-name="P4">
新闻集链接：<text:a xlink:type="simple" xlink:href="https://liveuamap.com/en/2023/11-april-hungarian-foreign-minister-szijjarto-arrived-in" text:style-name="Internet_20_link" text:visited-style-name="Visited_20_Internet_20_Link">
https://liveuamap.com/en/2023/11-April-hungarian-foreign-foreign-minister-szijjarto arrive-inrive-in</text:a>
</text:p>
      <text:p text:style-name="P4">
News Source: <text:a xlink:type="simple" xlink:href="https://t.me/rian_ru/199482" text:style-name="Internet_20_link" text:visited-style-name="Visited_20_Internet_20_Link">
https://t.me/rian_ru/199482</text:a>
</text:p>
      <!--NEWS-->
      <text:h text:style-name="P10" text:outline-level="1">
<text:span text:style-name="T4">
Zaporizka Oblast（09:57）。 红色警报：空中威胁。 警笛声。 立即掩盖！</text:span>
</text:h>
      <text:p text:style-name="P4">
作者: liveuamap (Language: en)</text:p>
      <text:p text:style-name="P4">
时间: 2023-04-11T03:57:00</text:p>
      <text:p text:style-name="P4">
地点: Zaporizka Oblast (Latitude:47.612641 Longtitude:35.765521)</text:p>
      <text:p text:style-name="P4">
视频: []</text:p>
      <text:p text:style-name="P4">
图片: []</text:p>
      <text:p text:style-name="P4">
标签: ["Europe", "Central and Eastern Europe"]</text:p>
      <text:p text:style-name="P4">
Id: 22555229</text:p>
      <!--METADATA-->
      <text:p text:style-name="P4">
Zaporizhzhia地区(09:57). Red Alert: aerial threat. Sirens sounding. Take covernow!</text:p>
      <text:p text:style-name="P4">
News Collection Link: <text:a xlink:type="simple" xlink:href="https://liveuamap.com/en/2023/11-april-zaporizka-oblast0957-red-alert-aeriag" text:style-name="Internet_20_link" text:visited-style-name="Visited_20_Internet_20_Link">
https://liveuamap.com/en/2023/11-april-zaporizka-oblast0957-red-alert-aeriag</text:a>
</text:p>
      <text:p text:style-name="P4">
News Source: <text:a xlink:type="simple" xlink:href="https://t.me/air_alert_ua/42885" text:style-name="Internet_20_link" text:visited-style-name="Visited_20_Internet_20_Link">
https://t.me/air_alert_ua/42885</text:a>
</text:p>
      <!--NEWS-->
      <text:h text:style-name="P10" text:outline-level="1">
<text:span text:style-name="T4">
在Sivershchyna和Slobozhanschyna的指示俄罗斯军队炮击Hremyach和Kamyanska SL ...</text:span>
</text:h>
      <text:p text:style-name="P4">
作者: liveuamap (Language: en)</text:p>
      <text:p text:style-name="P4">
时间: 2023-04-11T04:15:00</text:p>
      <text:p text:style-name="P4">
地点: Vovchansk (Latitude:50.17844 Longtitude:37.51591)</text:p>
      <text:p text:style-name="P4">
视频: []</text:p>
      <text:p text:style-name="P4">
图片: []</text:p>
      <text:p text:style-name="P4">
标签: ["Russia"]</text:p>
      <text:p text:style-name="P4">
Id: 22555237</text:p>
      <!--METADATA-->
      <text:p text:style-name="P4">
在Sivershchyna和Slbozhanschyna的指示，俄罗斯军队炮击了Chernihiv地区的Hremyachand Kamyanska Sloboda； Sumy地区的Katerynivka，Volfyne，Andriyivkaand Popivka，也是Veterynarne，Strilecha，Starytsya，Hatytshe，Hatysche，Vovchanski Khutory，Okhrimivka，Mala Vovcha，Mala Vovcha，Mala Vovcha和Kharkakiv地区的Vilkhuvatka地区，是kharkiv地区的，包括Uniukrain forsep of Uncecrain fors inucrain of fucrain forkrain，</text:p>
      <text:p text:style-name="P4">
新闻集链接：(https://liveuamap.com/en/2023/11-april-at-sivershchyna-and-slobozhanschyna-directions-russian)</text:p>
      <text:p text:style-name="P4">
News Source: <text:a xlink:type="simple" xlink:href="https://t.me/lumsrc/4462" text:style-name="Internet_20_link" text:visited-style-name="Visited_20_Internet_20_Link">
https://t.me/lumsrc/4462</text:a>
</text:p>
      <!--NEWS-->
      <text:h text:style-name="P10" text:outline-level="1">
<text:span text:style-name="T4">
俄罗斯航空在Zaporizhzhia地区的Huliaipole和Orikhiv进行了空袭</text:span>
</text:h>
      <text:p text:style-name="P4">
作者: liveuamap (Language: en)</text:p>
      <text:p text:style-name="P4">
时间: 2023-04-11T05:08:27</text:p>
      <text:p text:style-name="P4">
地点: Zaporizhiye (Latitude:47.65822 Longtitude:36.26158)</text:p>
      <text:p text:style-name="P4">
视频: []</text:p>
      <text:p text:style-name="P4">
图片: []</text:p>
      <text:p text:style-name="P4">
标签: ["Europe", "Central and Eastern Europe"]</text:p>
      <text:p text:style-name="P4">
Id: 22555249</text:p>
      <!--METADATA-->
      <text:p text:style-name="P4">
俄罗斯航空在Huliaipole和Zaporizhzhia地区的Orikhiv进行了空袭</text:p>
      <text:p text:style-name="P4">
新闻集链接：<text:a xlink:type="simple" xlink:href="https://liveuamap.com/en/2023/11-april-russian-aviation-conducted-airstrikes-at-huliaipole" text:style-name="Internet_20_link" text:visited-style-name="Visited_20_Internet_20_Link">
https://liveuamap.com/en/2023/11-April-Russian-aviation-conducted-airstrikes-atrikes-at-huliaipole</text:a>
</text:p>
      <text:p text:style-name="P4">
News Source: <text:a xlink:type="simple" xlink:href="https://t.me/babel/30952" text:style-name="Internet_20_link" text:visited-style-name="Visited_20_Internet_20_Link">
https://t.me/babel/30952</text:a>
</text:p>
      <!--NEWS-->
      <text:h text:style-name="P10" text:outline-level="1">
<text:span text:style-name="T4">
Kharkiv，Kharkivska Oblast（11:18）。 红色警报：空中威胁。 警笛声。 立即掩盖！</text:span>
</text:h>
      <text:p text:style-name="P4">
作者: liveuamap (Language: en)</text:p>
      <text:p text:style-name="P4">
时间: 2023-04-11T05:20:00</text:p>
      <text:p text:style-name="P4">
地点: Kharkiv (Latitude:49.98115 Longtitude:36.25298)</text:p>
      <text:p text:style-name="P4">
视频: []</text:p>
      <text:p text:style-name="P4">
图片: []</text:p>
      <text:p text:style-name="P4">
标签: ["Europe", "Central and Eastern Europe"]</text:p>
      <text:p text:style-name="P4">
Id: 22555253</text:p>
      <!--METADATA-->
      <text:p text:style-name="P4">
哈尔基夫(Kharkiv)，哈尔基夫地区(11:18). Red Alert: aerial threat. Sirens sounding.Take cover now!</text:p>
      <text:p text:style-name="P4">
News Collection Link: <text:a xlink:type="simple" xlink:href="https://liveuamap.com/en/2023/11-april-kharkiv-kharkivska-oblast1118-red-alg" text:style-name="Internet_20_link" text:visited-style-name="Visited_20_Internet_20_Link">
https://liveuamap.com/en/2023/11-april-kharkiv-kharkivska-oblast1118-red-alg</text:a>
</text:p>
      <text:p text:style-name="P4">
News Source: <text:a xlink:type="simple" xlink:href="https://t.me/suspilnekharkiv/23781" text:style-name="Internet_20_link" text:visited-style-name="Visited_20_Internet_20_Link">
https://t.me/suspilnekharkiv/23781</text:a>
</text:p>
      <!--NEWS-->
      <text:h text:style-name="P10" text:outline-level="1">
<text:span text:style-name="T4">
Donetsk Oblast（11:50）。 红色警报：空中威胁。 警笛声。 立即掩盖！</text:span>
</text:h>
      <text:p text:style-name="P4">
作者: liveuamap (Language: en)</text:p>
      <text:p text:style-name="P4">
时间: 2023-04-11T05:52:00</text:p>
      <text:p text:style-name="P4">
地点: Donetsk Oblast (Latitude:48.72759 Longtitude:37.5769)</text:p>
      <text:p text:style-name="P4">
视频: []</text:p>
      <text:p text:style-name="P4">
图片: []</text:p>
      <text:p text:style-name="P4">
标签: ["Europe", "Central and Eastern Europe"]</text:p>
      <text:p text:style-name="P4">
Id: 22555255</text:p>
      <!--METADATA-->
      <text:p text:style-name="P4">
Donetsk Oblast(11:50). Red Alert: aerial threat. Sirens sounding. Take covernow!</text:p>
      <text:p text:style-name="P4">
News Collection Link: <text:a xlink:type="simple" xlink:href="https://liveuamap.com/en/2023/11-april-donetsk-oblast1150-red-alert-aerial-g" text:style-name="Internet_20_link" text:visited-style-name="Visited_20_Internet_20_Link">
https://liveuamap.com/en/2023/11-april-donetsk-oblast1150-red-alert-aerial-g</text:a>
</text:p>
      <text:p text:style-name="P4">
News Source: <text:a xlink:type="simple" xlink:href="https://t.me/air_alert_ua/42889" text:style-name="Internet_20_link" text:visited-style-name="Visited_20_Internet_20_Link">
https://t.me/air_alert_ua/42889</text:a>
</text:p>
      <!--NEWS-->
      <text:h text:style-name="P10" text:outline-level="1">
<text:span text:style-name="T4">
昨天俄罗斯空袭之后，贝斯拉夫的广泛破坏</text:span>
</text:h>
      <text:p text:style-name="P4">
作者: liveuamap (Language: en)</text:p>
      <text:p text:style-name="P4">
时间: 2023-04-11T05:54:22</text:p>
      <text:p text:style-name="P4">
地点: Kherson (Latitude:46.84502 Longtitude:33.42758)</text:p>
      <text:p text:style-name="P4">
视频: []</text:p>
      <text:p text:style-name="P4">
图片: ["<text:a xlink:type="simple" xlink:href="https://liveuamap.com/pics/2023/04/11/22555256_0.jpg" text:style-name="Internet_20_link" text:visited-style-name="Visited_20_Internet_20_Link">
22555256_0.jpg</text:a>
", "<text:a xlink:type="simple" xlink:href="https://liveuamap.com/pics/2023/04/11/22555256_1.jpg" text:style-name="Internet_20_link" text:visited-style-name="Visited_20_Internet_20_Link">
22555256_1.jpg</text:a>
", "<text:a xlink:type="simple" xlink:href="https://liveuamap.com/pics/2023/04/11/22555256_2.jpg" text:style-name="Internet_20_link" text:visited-style-name="Visited_20_Internet_20_Link">
22555256_2.jpg</text:a>
", "<text:a xlink:type="simple" xlink:href="https://liveuamap.com/pics/2023/04/11/22555256_3.jpg" text:style-name="Internet_20_link" text:visited-style-name="Visited_20_Internet_20_Link">
22555256_3.jpg</text:a>
", "<text:a xlink:type="simple" xlink:href="https://liveuamap.com/pics/2023/04/11/22555256_4.jpg" text:style-name="Internet_20_link" text:visited-style-name="Visited_20_Internet_20_Link">
22555256_4.jpg</text:a>
", "<text:a xlink:type="simple" xlink:href="https://liveuamap.com/pics/2023/04/11/22555256_5.jpg" text:style-name="Internet_20_link" text:visited-style-name="Visited_20_Internet_20_Link">
22555256_5.jpg</text:a>
", "<text:a xlink:type="simple" xlink:href="https://liveuamap.com/pics/2023/04/11/22555256_6.jpg" text:style-name="Internet_20_link" text:visited-style-name="Visited_20_Internet_20_Link">
22555256_6.jpg</text:a>
", "<text:a xlink:type="simple" xlink:href="https://liveuamap.com/pics/2023/04/11/22555256_7.jpg" text:style-name="Internet_20_link" text:visited-style-name="Visited_20_Internet_20_Link">
22555256_7.jpg</text:a>
", "<text:a xlink:type="simple" xlink:href="https://liveuamap.com/pics/2023/04/11/22555256_8.jpg" text:style-name="Internet_20_link" text:visited-style-name="Visited_20_Internet_20_Link">
22555256_8.jpg</text:a>
", "<text:a xlink:type="simple" xlink:href="https://liveuamap.com/pics/2023/04/11/22555256_9.jpg" text:style-name="Internet_20_link" text:visited-style-name="Visited_20_Internet_20_Link">
22555256_9.jpg</text:a>
"]</text:p>
      <text:p text:style-name="P4">
标签: ["Europe", "Central and Eastern Europe"]</text:p>
      <text:p text:style-name="P4">
Id: 22555256</text:p>
      <!--METADATA-->
      <text:p text:style-name="P4">
昨天俄罗斯空袭之后，贝斯拉夫的广泛破坏</text:p>
      <text:p text:style-name="P4">
<draw:frame draw:style-name="fr1" draw:name="Image49" text:anchor-type="as-char" svg:width="6.9236in" svg:height="3.90318in" draw:z-index="0">
<draw:image xlink:href="../Images/liveuamap/2023-04-11T05-54-22/22555256_0.jpg" xlink:type="simple" xlink:show="embed" xlink:actuate="onLoad" draw:mime-type="image/jpeg"/>
</draw:frame>
<draw:frame draw:style-name="fr1" draw:name="Image50" text:anchor-type="as-char" svg:width="6.9236in" svg:height="3.90318in" draw:z-index="0">
<draw:image xlink:href="../Images/liveuamap/2023-04-11T05-54-22/22555256_1.jpg" xlink:type="simple" xlink:show="embed" xlink:actuate="onLoad" draw:mime-type="image/jpeg"/>
</draw:frame>
<draw:frame draw:style-name="fr1" draw:name="Image51" text:anchor-type="as-char" svg:width="6.9236in" svg:height="3.90318in" draw:z-index="0">
<draw:image xlink:href="../Images/liveuamap/2023-04-11T05-54-22/22555256_2.jpg" xlink:type="simple" xlink:show="embed" xlink:actuate="onLoad" draw:mime-type="image/jpeg"/>
</draw:frame>
<draw:frame draw:style-name="fr1" draw:name="Image52" text:anchor-type="as-char" svg:width="6.9236in" svg:height="3.90318in" draw:z-index="0">
<draw:image xlink:href="../Images/liveuamap/2023-04-11T05-54-22/22555256_3.jpg" xlink:type="simple" xlink:show="embed" xlink:actuate="onLoad" draw:mime-type="image/jpeg"/>
</draw:frame>
<draw:frame draw:style-name="fr1" draw:name="Image53" text:anchor-type="as-char" svg:width="6.9236in" svg:height="3.90318in" draw:z-index="0">
<draw:image xlink:href="../Images/liveuamap/2023-04-11T05-54-22/22555256_4.jpg" xlink:type="simple" xlink:show="embed" xlink:actuate="onLoad" draw:mime-type="image/jpeg"/>
</draw:frame>
<draw:frame draw:style-name="fr1" draw:name="Image54" text:anchor-type="as-char" svg:width="6.9236in" svg:height="3.90318in" draw:z-index="0">
<draw:image xlink:href="../Images/liveuamap/2023-04-11T05-54-22/22555256_5.jpg" xlink:type="simple" xlink:show="embed" xlink:actuate="onLoad" draw:mime-type="image/jpeg"/>
</draw:frame>
<draw:frame draw:style-name="fr1" draw:name="Image55" text:anchor-type="as-char" svg:width="6.9236in" svg:height="3.90318in" draw:z-index="0">
<draw:image xlink:href="../Images/liveuamap/2023-04-11T05-54-22/22555256_6.jpg" xlink:type="simple" xlink:show="embed" xlink:actuate="onLoad" draw:mime-type="image/jpeg"/>
</draw:frame>
<draw:frame draw:style-name="fr1" draw:name="Image56" text:anchor-type="as-char" svg:width="6.9236in" svg:height="3.90318in" draw:z-index="0">
<draw:image xlink:href="../Images/liveuamap/2023-04-11T05-54-22/22555256_7.jpg" xlink:type="simple" xlink:show="embed" xlink:actuate="onLoad" draw:mime-type="image/jpeg"/>
</draw:frame>
<draw:frame draw:style-name="fr1" draw:name="Image57" text:anchor-type="as-char" svg:width="6.9236in" svg:height="3.90318in" draw:z-index="0">
<draw:image xlink:href="../Images/liveuamap/2023-04-11T05-54-22/22555256_8.jpg" xlink:type="simple" xlink:show="embed" xlink:actuate="onLoad" draw:mime-type="image/jpeg"/>
</draw:frame>
<draw:frame draw:style-name="fr1" draw:name="Image58" text:anchor-type="as-char" svg:width="6.9236in" svg:height="3.90318in" draw:z-index="0">
<draw:image xlink:href="../Images/liveuamap/2023-04-11T05-54-22/22555256_9.jpg" xlink:type="simple" xlink:show="embed" xlink:actuate="onLoad" draw:mime-type="image/jpeg"/>
</draw:frame>
新闻集链接：<text:a xlink:type="simple" xlink:href="https://liveuamap.com/en/2023/11-april-widespread-damage-in-beryslav-after-russian-airstrikes" text:style-name="Internet_20_link" text:visited-style-name="Visited_20_Internet_20_Link">
https://liveuamap.com/en/2023/2023/11-APRIL-WIDESPREAD-DAMAGE-IN-BERYSLAV--AFTER-RUSSIAN-RUSSIAN-AERTRIKES</text:a>
</text:p>
      <text:p text:style-name="P4">
News Source: <text:a xlink:type="simple" xlink:href="https://t.me/hueviyherson/37810" text:style-name="Internet_20_link" text:visited-style-name="Visited_20_Internet_20_Link">
https://t.me/hueviyherson/37810</text:a>
</text:p>
      <!--NEWS-->
      <text:h text:style-name="P10" text:outline-level="1">
<text:span text:style-name="T4">
Sumska Oblast，Chernihivska Oblast（12:14）。 红色警报：空中威胁。 警笛声。 带有CO ...</text:span>
</text:h>
      <text:p text:style-name="P4">
作者: liveuamap (Language: en)</text:p>
      <text:p text:style-name="P4">
时间: 2023-04-11T06:15:00</text:p>
      <text:p text:style-name="P4">
地点: Sumska Oblast (Latitude:51.00000000 Longtitude:34.00000000)</text:p>
      <text:p text:style-name="P4">
视频: []</text:p>
      <text:p text:style-name="P4">
图片: []</text:p>
      <text:p text:style-name="P4">
标签: ["Europe", "Central and Eastern Europe"]</text:p>
      <text:p text:style-name="P4">
Id: 22555265</text:p>
      <!--METADATA-->
      <text:p text:style-name="P4">
Chernihiv地区Sumy地区(12:14). Red Alert: aerial threat. Sirenssounding. Take cover now!</text:p>
      <text:p text:style-name="P4">
News Collection Link: <text:a xlink:type="simple" xlink:href="https://liveuamap.com/en/2023/11-april-sumska-oblast-chernihivska-oblast121g" text:style-name="Internet_20_link" text:visited-style-name="Visited_20_Internet_20_Link">
https://liveuamap.com/en/2023/11-april-sumska-oblast-chernihivska-oblast121g</text:a>
</text:p>
      <text:p text:style-name="P4">
News Source: <text:a xlink:type="simple" xlink:href="https://t.me/air_alert_ua/42891" text:style-name="Internet_20_link" text:visited-style-name="Visited_20_Internet_20_Link">
https://t.me/air_alert_ua/42891</text:a>
</text:p>
      <!--NEWS-->
      <text:h text:style-name="P10" text:outline-level="1">
<text:span text:style-name="T4">
哈尔基夫（13:34）。 红色警报：空中威胁。 警笛声。 立即掩盖！</text:span>
</text:h>
      <text:p text:style-name="P4">
作者: liveuamap (Language: en)</text:p>
      <text:p text:style-name="P4">
时间: 2023-04-11T07:35:00</text:p>
      <text:p text:style-name="P4">
地点: Kharkiv (Latitude:49.98117 Longtitude:36.25179)</text:p>
      <text:p text:style-name="P4">
视频: []</text:p>
      <text:p text:style-name="P4">
图片: []</text:p>
      <text:p text:style-name="P4">
标签: ["Europe", "Central and Eastern Europe"]</text:p>
      <text:p text:style-name="P4">
Id: 22555272</text:p>
      <!--METADATA-->
      <text:p text:style-name="P4">
哈尔基夫(13:34). Red Alert: aerial threat. Sirens sounding. Take cover now!</text:p>
      <text:p text:style-name="P4">
News Collection Link: <text:a xlink:type="simple" xlink:href="https://liveuamap.com/en/2023/11-april-kharkiv1334-red-alert-aerial-threat-g" text:style-name="Internet_20_link" text:visited-style-name="Visited_20_Internet_20_Link">
https://liveuamap.com/en/2023/11-april-kharkiv1334-red-alert-aerial-threat-g</text:a>
</text:p>
      <text:p text:style-name="P4">
News Source: <text:a xlink:type="simple" xlink:href="https://t.me/suspilnekharkiv/23786" text:style-name="Internet_20_link" text:visited-style-name="Visited_20_Internet_20_Link">
https://t.me/suspilnekharkiv/23786</text:a>
</text:p>
      <!--NEWS-->
      <text:h text:style-name="P10" text:outline-level="1">
<text:span text:style-name="T4">
Donetsk Oblast（13:39）。 红色警报：空中威胁。 警笛声。 立即掩盖！</text:span>
</text:h>
      <text:p text:style-name="P4">
作者: liveuamap (Language: en)</text:p>
      <text:p text:style-name="P4">
时间: 2023-04-11T07:41:00</text:p>
      <text:p text:style-name="P4">
地点: Donetsk Oblast (Latitude:48.72759 Longtitude:37.57871)</text:p>
      <text:p text:style-name="P4">
视频: []</text:p>
      <text:p text:style-name="P4">
图片: []</text:p>
      <text:p text:style-name="P4">
标签: ["Europe", "Central and Eastern Europe"]</text:p>
      <text:p text:style-name="P4">
Id: 22555273</text:p>
      <!--METADATA-->
      <text:p text:style-name="P4">
Donetsk Oblast(13:39). Red Alert: aerial threat. Sirens sounding. Take covernow!</text:p>
      <text:p text:style-name="P4">
News Collection Link: <text:a xlink:type="simple" xlink:href="https://liveuamap.com/en/2023/11-april-donetsk-oblast1339-red-alert-aerial-g" text:style-name="Internet_20_link" text:visited-style-name="Visited_20_Internet_20_Link">
https://liveuamap.com/en/2023/11-april-donetsk-oblast1339-red-alert-aerial-g</text:a>
</text:p>
      <text:p text:style-name="P4">
News Source: <text:a xlink:type="simple" xlink:href="https://t.me/air_alert_ua/42895" text:style-name="Internet_20_link" text:visited-style-name="Visited_20_Internet_20_Link">
https://t.me/air_alert_ua/42895</text:a>
</text:p>
      <!--NEWS-->
      <text:h text:style-name="P10" text:outline-level="1">
<text:span text:style-name="T4">
Kharkivska Oblast（14:01）。 红色警报：空中威胁。 警笛声。 立即掩盖！</text:span>
</text:h>
      <text:p text:style-name="P4">
作者: liveuamap (Language: en)</text:p>
      <text:p text:style-name="P4">
时间: 2023-04-11T08:02:00</text:p>
      <text:p text:style-name="P4">
地点: Kharkivska Oblast (Latitude:49.50000000 Longtitude:36.50000000)</text:p>
      <text:p text:style-name="P4">
视频: []</text:p>
      <text:p text:style-name="P4">
图片: []</text:p>
      <text:p text:style-name="P4">
标签: ["Europe", "Central and Eastern Europe"]</text:p>
      <text:p text:style-name="P4">
Id: 22555275</text:p>
      <!--METADATA-->
      <text:p text:style-name="P4">
哈尔基夫地区(14:01). Red Alert: aerial threat. Sirens sounding. Takecover now!</text:p>
      <text:p text:style-name="P4">
News Collection Link: <text:a xlink:type="simple" xlink:href="https://liveuamap.com/en/2023/11-april-kharkivska-oblast1401-red-alert-aerig" text:style-name="Internet_20_link" text:visited-style-name="Visited_20_Internet_20_Link">
https://liveuamap.com/en/2023/11-april-kharkivska-oblast1401-red-alert-aerig</text:a>
</text:p>
      <text:p text:style-name="P4">
News Source: <text:a xlink:type="simple" xlink:href="https://t.me/air_alert_ua/42896" text:style-name="Internet_20_link" text:visited-style-name="Visited_20_Internet_20_Link">
https://t.me/air_alert_ua/42896</text:a>
</text:p>
      <!--NEWS-->
      <text:h text:style-name="P10" text:outline-level="1">
<text:span text:style-name="T4">
Sumska Oblast（14:02）。 红色警报：空中威胁。 警笛声。 立即掩盖！</text:span>
</text:h>
      <text:p text:style-name="P4">
作者: liveuamap (Language: en)</text:p>
      <text:p text:style-name="P4">
时间: 2023-04-11T08:04:00</text:p>
      <text:p text:style-name="P4">
地点: Sumska Oblast (Latitude:51.00118 Longtitude:33.99969)</text:p>
      <text:p text:style-name="P4">
视频: []</text:p>
      <text:p text:style-name="P4">
图片: []</text:p>
      <text:p text:style-name="P4">
标签: ["Europe", "Central and Eastern Europe"]</text:p>
      <text:p text:style-name="P4">
Id: 22555276</text:p>
      <!--METADATA-->
      <text:p text:style-name="P4">
Sumy地区(14:02). Red Alert: aerial threat. Sirens sounding. Take covernow!</text:p>
      <text:p text:style-name="P4">
News Collection Link: <text:a xlink:type="simple" xlink:href="https://liveuamap.com/en/2023/11-april-sumska-oblast1402-red-alert-aerial-tg" text:style-name="Internet_20_link" text:visited-style-name="Visited_20_Internet_20_Link">
https://liveuamap.com/en/2023/11-april-sumska-oblast1402-red-alert-aerial-tg</text:a>
</text:p>
      <text:p text:style-name="P4">
News Source: <text:a xlink:type="simple" xlink:href="https://t.me/air_alert_ua/42897" text:style-name="Internet_20_link" text:visited-style-name="Visited_20_Internet_20_Link">
https://t.me/air_alert_ua/42897</text:a>
</text:p>
      <!--NEWS-->
      <text:h text:style-name="P10" text:outline-level="1">
<text:span text:style-name="T4">
Donetsk Oblast（14:33）。 红色警报：空中威胁。 警笛声。 立即掩盖！</text:span>
</text:h>
      <text:p text:style-name="P4">
作者: liveuamap (Language: en)</text:p>
      <text:p text:style-name="P4">
时间: 2023-04-11T08:35:00</text:p>
      <text:p text:style-name="P4">
地点: Donetsk Oblast (Latitude:48.72853 Longtitude:37.57733)</text:p>
      <text:p text:style-name="P4">
视频: []</text:p>
      <text:p text:style-name="P4">
图片: []</text:p>
      <text:p text:style-name="P4">
标签: ["Europe", "Central and Eastern Europe"]</text:p>
      <text:p text:style-name="P4">
Id: 22555277</text:p>
      <!--METADATA-->
      <text:p text:style-name="P4">
Donetsk Oblast(14:33). Red Alert: aerial threat. Sirens sounding. Take covernow!</text:p>
      <text:p text:style-name="P4">
News Collection Link: <text:a xlink:type="simple" xlink:href="https://liveuamap.com/en/2023/11-april-donetsk-oblast1433-red-alert-aerial-g" text:style-name="Internet_20_link" text:visited-style-name="Visited_20_Internet_20_Link">
https://liveuamap.com/en/2023/11-april-donetsk-oblast1433-red-alert-aerial-g</text:a>
</text:p>
      <text:p text:style-name="P4">
News Source: <text:a xlink:type="simple" xlink:href="https://t.me/air_alert_ua/42900" text:style-name="Internet_20_link" text:visited-style-name="Visited_20_Internet_20_Link">
https://t.me/air_alert_ua/42900</text:a>
</text:p>
      <!--NEWS-->
      <text:h text:style-name="P10" text:outline-level="1">
<text:span text:style-name="T4">
Kherson，Khersonska Oblast（18:44）。 红色警报：空中威胁。 警笛声。 立即掩盖！</text:span>
</text:h>
      <text:p text:style-name="P4">
作者: liveuamap (Language: en)</text:p>
      <text:p text:style-name="P4">
时间: 2023-04-11T12:45:00</text:p>
      <text:p text:style-name="P4">
地点: Kherson (Latitude:46.65581000 Longtitude:32.61780000)</text:p>
      <text:p text:style-name="P4">
视频: []</text:p>
      <text:p text:style-name="P4">
图片: []</text:p>
      <text:p text:style-name="P4">
标签: ["Europe", "Central and Eastern Europe"]</text:p>
      <text:p text:style-name="P4">
Id: 22555342</text:p>
      <!--METADATA-->
      <text:p text:style-name="P4">
赫尔森，赫森地区(18:44). Red Alert: aerial threat. Sirens sounding.Take cover now!</text:p>
      <text:p text:style-name="P4">
News Collection Link: <text:a xlink:type="simple" xlink:href="https://liveuamap.com/en/2023/11-april-kherson-khersonska-oblast1844-red-alg" text:style-name="Internet_20_link" text:visited-style-name="Visited_20_Internet_20_Link">
https://liveuamap.com/en/2023/11-april-kherson-khersonska-oblast1844-red-alg</text:a>
</text:p>
      <text:p text:style-name="P4">
News Source: <text:a xlink:type="simple" xlink:href="https://t.me/air_alert_ua/42903" text:style-name="Internet_20_link" text:visited-style-name="Visited_20_Internet_20_Link">
https://t.me/air_alert_ua/42903</text:a>
</text:p>
      <!--NEWS-->
      <text:h text:style-name="P10" text:outline-level="1">
<text:span text:style-name="T4">
俄罗斯军队今天两次炮击马尔哈尼奈队社区</text:span>
</text:h>
      <text:p text:style-name="P4">
作者: liveuamap (Language: en)</text:p>
      <text:p text:style-name="P4">
时间: 2023-04-11T13:03:46</text:p>
      <text:p text:style-name="P4">
地点: Marhanets (Latitude:47.64469 Longtitude:34.64521)</text:p>
      <text:p text:style-name="P4">
视频: []</text:p>
      <text:p text:style-name="P4">
图片: ["<text:a xlink:type="simple" xlink:href="https://liveuamap.com/pics/2023/04/11/22555346_0.jpg" text:style-name="Internet_20_link" text:visited-style-name="Visited_20_Internet_20_Link">
22555346_0.jpg</text:a>
", "<text:a xlink:type="simple" xlink:href="https://liveuamap.com/pics/2023/04/11/22555346_1.jpg" text:style-name="Internet_20_link" text:visited-style-name="Visited_20_Internet_20_Link">
22555346_1.jpg</text:a>
", "<text:a xlink:type="simple" xlink:href="https://liveuamap.com/pics/2023/04/11/22555346_2.jpg" text:style-name="Internet_20_link" text:visited-style-name="Visited_20_Internet_20_Link">
22555346_2.jpg</text:a>
"]</text:p>
      <text:p text:style-name="P4">
标签: ["Europe", "Central and Eastern Europe"]</text:p>
      <text:p text:style-name="P4">
Id: 22555346</text:p>
      <!--METADATA-->
      <text:p text:style-name="P4">
俄罗斯军队今天两次炮击马尔哈尼奈队社区</text:p>
      <text:p text:style-name="P4">
<draw:frame draw:style-name="fr1" draw:name="Image59" text:anchor-type="as-char" svg:width="6.9236in" svg:height="6.9236in" draw:z-index="0">
<draw:image xlink:href="../Images/liveuamap/2023-04-11T13-03-46/22555346_0.jpg" xlink:type="simple" xlink:show="embed" xlink:actuate="onLoad" draw:mime-type="image/jpeg"/>
</draw:frame>
<draw:frame draw:style-name="fr1" draw:name="Image60" text:anchor-type="as-char" svg:width="6.9236in" svg:height="6.9236in" draw:z-index="0">
<draw:image xlink:href="../Images/liveuamap/2023-04-11T13-03-46/22555346_1.jpg" xlink:type="simple" xlink:show="embed" xlink:actuate="onLoad" draw:mime-type="image/jpeg"/>
</draw:frame>
<draw:frame draw:style-name="fr1" draw:name="Image61" text:anchor-type="as-char" svg:width="6.9236in" svg:height="6.9236in" draw:z-index="0">
<draw:image xlink:href="../Images/liveuamap/2023-04-11T13-03-46/22555346_2.jpg" xlink:type="simple" xlink:show="embed" xlink:actuate="onLoad" draw:mime-type="image/jpeg"/>
</draw:frame>
新闻集链接：<text:a xlink:type="simple" xlink:href="https://liveuamap.com/en/2023/11-april-russian-army-shelled-marhanets-community-twice-today" text:style-name="Internet_20_link" text:visited-style-name="Visited_20_Internet_20_Link">
https://liveuamap.com/en/2023/11-APRIL-RUSSIAN-ARMY-SHELLED-MARHANETS-COMMUNITY-COMMUNITY-TWICE-TODAY</text:a>
</text:p>
      <text:p text:style-name="P4">
News Source: <text:a xlink:type="simple" xlink:href="https://t.me/dneproperatyv/60007" text:style-name="Internet_20_link" text:visited-style-name="Visited_20_Internet_20_Link">
https://t.me/dneproperatyv/60007</text:a>
</text:p>
      <!--NEWS-->
      <text:h text:style-name="P10" text:outline-level="1">
<text:span text:style-name="T4">
加拿大新军事援助乌克兰：21,000 5.56毫米口径突击步枪，38 7.62毫米卡利布...</text:span>
</text:h>
      <text:p text:style-name="P4">
作者: liveuamap (Language: en)</text:p>
      <text:p text:style-name="P4">
时间: 2023-04-11T13:13:07</text:p>
      <text:p text:style-name="P4">
地点: Ottawa, Ontario (Latitude:45.42237 Longtitude:-75.69992)</text:p>
      <text:p text:style-name="P4">
视频: []</text:p>
      <text:p text:style-name="P4">
图片: []</text:p>
      <text:p text:style-name="P4">
标签: ["Russia", "Canada"]</text:p>
      <text:p text:style-name="P4">
Id: 22555348</text:p>
      <!--METADATA-->
      <text:p text:style-name="P4">
新加拿大对乌克兰的军事援助：21,000 5.56毫米能力突击步枪，38 7.62毫米机芯机枪和超过240万发子弹的弹药。新的制裁，包括14人和34个俄罗斯实体，包括一些与瓦格纳集团链接的俄罗斯实体</text:p>
      <text:p text:style-name="P4">
新闻集链接：<text:a xlink:type="simple" xlink:href="https://liveuamap.com/en/2023/11-april-new-canadian-military-aid-to-ukraine-21000-556-mm" text:style-name="Internet_20_link" text:visited-style-name="Visited_20_Internet_20_Link">
https://liveuamap.com/en/2023/11-April-new-canadian-military-aid-aid-to-ukraine-21000-556毫米</text:a>
</text:p>
      <text:p text:style-name="P4">
News Source: <text:a xlink:type="simple" xlink:href="https://twitter.com/melmarquis/status/1645830640770613253" text:style-name="Internet_20_link" text:visited-style-name="Visited_20_Internet_20_Link">
https://twitter.com/melmarquis/status/1645830640770613253</text:a>
</text:p>
      <!--NEWS-->
      <text:h text:style-name="P10" text:outline-level="1">
<text:span text:style-name="T4">
美国国家安全委员会发言人约翰·柯比（John Kirby）在新闻报道中说有...</text:span>
</text:h>
      <text:p text:style-name="P4">
作者: liveuamap (Language: en)</text:p>
      <text:p text:style-name="P4">
时间: 2023-04-11T13:22:58</text:p>
      <text:p text:style-name="P4">
地点: Washington, District of Columbia (Latitude:38.8987 Longtitude:-77.037)</text:p>
      <text:p text:style-name="P4">
视频: []</text:p>
      <text:p text:style-name="P4">
图片: []</text:p>
      <text:p text:style-name="P4">
标签: ["Russia", "Egypt"]</text:p>
      <text:p text:style-name="P4">
Id: 22555353</text:p>
      <!--METADATA-->
      <text:p text:style-name="P4">
美国国家安全委员会发言人约翰·柯比(John Kirby)在新闻发布会上说，没有迹象表明埃及向俄罗斯提供致命的武器能力，“埃及是一个重要的安全伙伴，并且仍然是保留的，”柯比补充说。 一位官方埃及消息人士否认对@alqaheranewstv指控的声明声称，埃及已经生产了40,000枚火箭</text:p>
      <text:p text:style-name="P4">
新闻集链接：<text:a xlink:type="simple" xlink:href="https://liveuamap.com/en/2023/11-april-us-national-security-council-spokesperson-john-kirby" text:style-name="Internet_20_link" text:visited-style-name="Visited_20_Internet_20_Link">
https://liveuamap.com/en/2023/11-april-us-national-security-council-spokespers--john-kirby</text:a>
</text:p>
      <text:p text:style-name="P4">
News Source: <text:a xlink:type="simple" xlink:href="https://twitter.com/mahmouedgamal44/status/1645838787111419904" text:style-name="Internet_20_link" text:visited-style-name="Visited_20_Internet_20_Link">
https://twitter.com/mahmouedgamal44/status/1645838787111419904</text:a>
</text:p>
      <!--NEWS-->
      <text:h text:style-name="P10" text:outline-level="1">
<text:span text:style-name="T4">
在演员李·阿赫兹哈科夫（Li Akhedzhakov）上</text:span>
</text:h>
      <text:p text:style-name="P4">
作者: Ukrinform (Person)</text:p>
      <text:p text:style-name="P4">
出版商: Укринформ (Organization)</text:p>
      <text:p text:style-name="P4">
出版时间: 2023-04-11T15:29:52+03:00</text:p>
      <text:p text:style-name="P4">
修改时间: 2023-04-11T15:29:52+03:00</text:p>
      <text:p text:style-name="P4">
描述: 亲克雷姆利夫的激进主义者维塔里·鲍罗丹（Vitaliy Borodin）向俄罗斯联邦检察长诉讼，违反了《刑法》的几篇文章，尤其是关于州议会的刑法，违反了莉亚·安格科娃（Liai Angekova）案的女演员。  - 乌克林。</text:p>
      <text:p text:style-name="P4">
图片: ["<text:a xlink:type="simple" xlink:href="https://static.ukrinform.com/photos/2017_07/thumb_files/630_360_1500533944-7592.jpg" text:style-name="Internet_20_link" text:visited-style-name="Visited_20_Internet_20_Link">
630_360_15005...</text:a>
"]</text:p>
      <text:p text:style-name="P4">
标签: ['росія', 'Актор', 'Війна з росією', 'Ахеджакова']</text:p>
      <text:p text:style-name="P4">
类型: Article</text:p>
      <!--METADATA-->
      <text:p text:style-name="P4">
<draw:frame draw:style-name="fr1" draw:name="Image62" text:anchor-type="as-char" svg:width="6.9236in" svg:height="3.946452in" draw:z-index="0">
<draw:image xlink:href="../Images/yкринформ/2023-04-11T15-29-52-03-00/630_360_1500533944-7592.jpg" xlink:type="simple" xlink:show="embed" xlink:actuate="onLoad" draw:mime-type="image/jpeg"/>
</draw:frame>
亲克雷姆利夫的激进主义者维塔里·鲍罗丁(Vitaliy Borodin)向俄罗斯联邦检察长诉讼，违反了关于刑法的几项诉讼，特别是关于国务院议会的诉讼。</text:p>
      <text:p text:style-name="P4">
上诉的文本发表在[]上(https://t.me/bloodysx/27008)乌克林福姆报道，“血腥的appre”。</text:p>
      <text:p text:style-name="P4">
Borodin在他的“信息”中指出，阿赫扎科娃(Ahedzhakova)受到州机构和总统的批准<text:a xlink:type="simple" xlink:href="https://www.ukrinform.ua/tag-rosia" text:style-name="Internet_20_link" text:visited-style-name="Visited_20_Internet_20_Link">
</text:a>
特殊的军事行动解决方案和政策”，据称资助(女演员本人否认).</text:p>
      <text:p text:style-name="P4">
Автор доносу, датованого 11 квітня, просить порушити стосовно Лії Ахеджаковоїкримінальну справу за статтями про державну зраду, «дискредитацію» армії рф ірозпалювання ненависті або ворожнечі. Також він закликав оголосити артистку«іноземним агентом» та позбавити її державних нагород та звань.</text:p>
      <text:p text:style-name="P4">
Після повномасштабного російського вторгнення в Україну Лія Ахеджакованеодноразово виступала за припинення війни та закликала людей, які маютьантивоєнну позицію, не мовчати.</text:p>
      <text:p text:style-name="P4">
На початку лютого московський театр «Современник» позбавив Лію Ахеджаковуостанньої ролі через «гнівні листи» на її адресу, після чого артистказвільнилася з театру.</text:p>
      <text:p text:style-name="P4">
<text:span text:style-name="T4">
Читайте також:</text:span>
 <text:a xlink:type="simple" xlink:href="https://www.ukrinform.ua/rubric-culture/3414331-ahedzakova-peredala-dla-ukrainskoi-armii-10-tisac.html" text:style-name="Internet_20_link" text:visited-style-name="Visited_20_Internet_20_Link">
 <text:span text:style-name="T4">
Ахеджак</text:span>
 </text:a>
阿赫兹哈科娃(Ahedzhakova)在剧院中扮演最后一个角色后，导演基里洛斯雷布尼科夫(Kiriloserebrennikov)将其用于支持“莉亚(Leah)的信件”。 艺术家收到了15,000封信。</text:p>
      <text:p text:style-name="P4">
Borodin，指导公共组织“联邦项目有关陆军的“抹黑”的安全项目。 早些时候，Borodin撰写了与乐队“夜狙击手”戴安娜·阿尔贝宁·塔斯波瓦克·瓦莱里·梅拉德兹(Diana Arbenin Taspovak Valery Meladze)的独奏者相似的。</text:p>
      <text:p text:style-name="P4">
News Source: <text:a xlink:type="simple" xlink:href="https://www.ukrinform.ua/rubric-world/3694449-na-aktorku-liu-ahedzakovu-napisali-donos-u-genprokuraturu-rf.html" text:style-name="Internet_20_link" text:visited-style-name="Visited_20_Internet_20_Link">
https://www.ukrinform.ua/rubric-world/3694449-na-aktorku-liu-ahedzakovu-napisali-donos-u-genprokuraturu-rf.html</text:a>
</text:p>
      <!--NEWS-->
      <text:h text:style-name="P10" text:outline-level="1">
<text:span text:style-name="T4">
前Twitter TopSmengers致电该公司，因为</text:span>
</text:h>
      <text:p text:style-name="P4">
作者: Ukrinform (Person)</text:p>
      <text:p text:style-name="P4">
出版商: Укринформ (Organization)</text:p>
      <text:p text:style-name="P4">
出版时间: 2023-04-11T15:38:01+03:00</text:p>
      <text:p text:style-name="P4">
修改时间: 2023-04-11T15:38:01+03:00</text:p>
      <text:p text:style-name="P4">
描述: 前Twitter首席执行官Parag Agraval，专家法律顾问Vidaja Gadde和前Ned Sigal CFO提起诉讼，声称她的法律费用超过100万美元。  - 乌克林。</text:p>
      <text:p text:style-name="P4">
图片: ["<text:a xlink:type="simple" xlink:href="https://static.ukrinform.com/photos/2022_10/thumb_files/630_360_1666921831-492.jpg" text:style-name="Internet_20_link" text:visited-style-name="Visited_20_Internet_20_Link">
630_360_16669...</text:a>
"]</text:p>
      <text:p text:style-name="P4">
标签: ['Ілон Маск', 'Позов', 'Twitter']</text:p>
      <text:p text:style-name="P4">
类型: Article</text:p>
      <!--METADATA-->
      <text:p text:style-name="P4">
<draw:frame draw:style-name="fr1" draw:name="Image63" text:anchor-type="as-char" svg:width="6.9236in" svg:height="3.956343in" draw:z-index="0">
<draw:image xlink:href="../Images/yкринформ/2023-04-11T15-38-01-03-00/630_360_1666921831-492.jpg" xlink:type="simple" xlink:show="embed" xlink:actuate="onLoad" draw:mime-type="image/jpeg"/>
</draw:frame>
前Twitter董事Parag Agraval，专家法律顾问Zayagadde和前Ned Sigal的财务总监起诉该公司，声称他们的法律费用超过100万美元。</text:p>
      <text:p text:style-name="P4">
关于它报告<text:a xlink:type="simple" xlink:href="https://www.businessinsider.com/twitter-sued-former-ceo-alleging-over-1m-unpaid-legal-bills-2023-4" text:style-name="Internet_20_link" text:visited-style-name="Visited_20_Internet_20_Link">
</text:a>
乌克林福姆报道，关于法院文件。</text:p>
      <text:p text:style-name="P4">
在周一提起的诉讼中，特劳办公室法院，三名前城镇居民声称他们与[]达成了协议(https://www.ukrinform.ua/tag-twitter)该公司将承担“巨大的”法律费用。</text:p>
      <text:p text:style-name="P4">
诉讼声称Twitter最初同意承担费用，更多地拒绝承认她的义务并支付任何帐户。”</text:p>
      <text:p text:style-name="P4">
通常，公司应支付高管与其服务职位有关的费用。</text:p>
      <text:p text:style-name="P4">
<text:span text:style-name="T4">
另请阅读：</text:span>
 <text:a xlink:type="simple" xlink:href="https://www.ukrinform.ua/rubric-technology/3693296-twitter-znav-obmezenna-na-oblikovi-zapisi-povazani-z-kremlem-zmi.html" text:style-name="Internet_20_link" text:visited-style-name="Visited_20_Internet_20_Link">
</text:a>
此外，Agraval和Sigal在2022年与美国证券和交易所有关的法律费用。 委员会调查了面具违反证券立法的行为，而没有提供及时的信息，当时它在去年年初购买了公司股票的9.2％。</text:p>
      <text:p text:style-name="P4">
据报道，去年伊隆<text:a xlink:type="simple" xlink:href="https://www.ukrinform.ua/rubric-technology/3634598-mask-prodav-akcij-tesla-na-se-blizko-36-milarda.html" text:style-name="Internet_20_link" text:visited-style-name="Visited_20_Internet_20_Link">
</text:a>
$ 44LRD。 并发布了公司的更高管理。</text:p>
      <text:p text:style-name="P4">
News Source: <text:a xlink:type="simple" xlink:href="https://www.ukrinform.ua/rubric-technology/3694454-kolisni-topmenedzeri-twitter-pozivautsa-do-kompanii-cerez-nepogasenna-sudovih-viplat.html" text:style-name="Internet_20_link" text:visited-style-name="Visited_20_Internet_20_Link">
https://www.ukrinform.ua/rubric-technology/3694454-kolisni-topmenedzeri-twitter-pozivautsa-do-kompanii-cerez-nepogasenna-sudovih-viplat.html</text:a>
</text:p>
      <!--NEWS-->
      <text:h text:style-name="P10" text:outline-level="1">
<text:span text:style-name="T4">
理事会通过了流离失所儿童的注册居住地法律</text:span>
</text:h>
      <text:p text:style-name="P4">
作者: Ukrinform (Person)</text:p>
      <text:p text:style-name="P4">
出版商: Укринформ (Organization)</text:p>
      <text:p text:style-name="P4">
出版时间: 2023-04-11T15:40:00+03:00</text:p>
      <text:p text:style-name="P4">
修改时间: 2023-04-11T15:40:00+03:00</text:p>
      <text:p text:style-name="P4">
描述: Verkhovna Rada采用了“关于乌克兰某些法律的修正案，乌克兰领土领土联合会的临时占领时期，对乌克兰的某些法律进行了法律”。  - 乌克林。</text:p>
      <text:p text:style-name="P4">
图片: ["<text:a xlink:type="simple" xlink:href="https://static.ukrinform.com/photos/2022_12/thumb_files/630_360_1669880266-370.jpg" text:style-name="Internet_20_link" text:visited-style-name="Visited_20_Internet_20_Link">
630_360_16698...</text:a>
"]</text:p>
      <text:p text:style-name="P4">
标签: ['Діти', 'Переселенці', 'Закон', 'Верховна Рада']</text:p>
      <text:p text:style-name="P4">
类型: Article</text:p>
      <!--METADATA-->
      <text:p text:style-name="P4">
<draw:frame draw:style-name="fr1" draw:name="Image64" text:anchor-type="as-char" svg:width="6.9236in" svg:height="3.956343in" draw:z-index="0">
<draw:image xlink:href="../Images/yкринформ/2023-04-11T15-40-00-03-00/630_360_1669880266-370.jpg" xlink:type="simple" xlink:show="embed" xlink:actuate="onLoad" draw:mime-type="image/jpeg"/>
</draw:frame>
Verkhovnarad通过了“关于乌克兰某些法律的修正案，俄罗斯乌克兰领土联合会临时占领了少年人的居住时期”。</text:p>
      <text:p text:style-name="P4">
这是由议会派别“声音” Yaroslav Zheleznyak的乌克兰人民列出的。(https://web.telegram.org/k/#@yzheleznyak)，报道乌克林福姆。</text:p>
      <text:p text:style-name="P4">
据他说，相应的决定得到了301议员的支持。</text:p>
      <text:p text:style-name="P4">
立法法案对乌克兰地区的临时占领时期进行了更改。(https://www.ukrinform.ua/tag-diti)它被认为是其父母或其他法律代表的注册居住地，或者与非熟人一起居住的人。</text:p>
      <text:p text:style-name="P4">
<text:span text:style-name="T4">
另请阅读：</text:span>
 <text:a xlink:type="simple" xlink:href="https://www.ukrinform.ua/rubric-society/3694413-v-ukraini-zbilsili-dopomogu-na-ozdorovlenna-ta-vidpocinok-ditej.html" text:style-name="Internet_20_link" text:visited-style-name="Visited_20_Internet_20_Link">
<text:span text:style-name="T4">
儿童</text:span>
</text:a>
可以预见，该文件的采用将保护未成年人。</text:p>
      <text:p text:style-name="P4">
据报道，Verkhovna Rada于2月24日批准了法律政府专业的第一读，“关于乌克兰某些法律的修正案(№8092).</text:p>
      <text:p text:style-name="P4">
News Source: <text:a xlink:type="simple" xlink:href="https://www.ukrinform.ua/rubric-society/3694455-rada-uhvalila-zakon-sodo-zareestrovanogo-misca-prozivanna-ditej-vpo.html" text:style-name="Internet_20_link" text:visited-style-name="Visited_20_Internet_20_Link">
https://www.ukrinform.ua/rubric-society/3694455-rada-uhvalila-zakon-sodo-zareestrovanogo-misca-prozivanna-ditej-vpo.html</text:a>
</text:p>
      <!--NEWS-->
      <text:h text:style-name="P10" text:outline-level="1">
<text:span text:style-name="T4">
莫斯卡科娃（Moskalkova）被驱逐出欧洲国家人权机构网络</text:span>
</text:h>
      <text:p text:style-name="P4">
作者: Ukrinform (Person)</text:p>
      <text:p text:style-name="P4">
出版商: Укринформ (Organization)</text:p>
      <text:p text:style-name="P4">
出版时间: 2023-04-11T15:42:00+03:00</text:p>
      <text:p text:style-name="P4">
修改时间: 2023-04-11T15:42:00+03:00</text:p>
      <text:p text:style-name="P4">
描述: 欧洲国家人权机构网络（ENNHRI）进行了投票，除了由监察员Tatiana Moskalkova领导的俄罗斯联邦人权专员机构的组织外。  - 乌克林。</text:p>
      <text:p text:style-name="P4">
图片: ["<text:a xlink:type="simple" xlink:href="https://static.ukrinform.com/photos/2019_03/thumb_files/630_360_1553076604-1445.jpeg" text:style-name="Internet_20_link" text:visited-style-name="Visited_20_Internet_20_Link">
630_360_15530...</text:a>
"]</text:p>
      <text:p text:style-name="P4">
标签: ['Омбудсмен', 'Права людини', 'Москалькова', 'Дмитро Лубінець']</text:p>
      <text:p text:style-name="P4">
类型: Article</text:p>
      <!--METADATA-->
      <text:p text:style-name="P4">
<draw:frame draw:style-name="fr1" draw:name="Image65" text:anchor-type="as-char" svg:width="6.9236in" svg:height="3.956343in" draw:z-index="0">
<draw:image xlink:href="../Images/yкринформ/2023-04-11T15-42-00-03-00/630_360_1553076604-1445.jpeg" xlink:type="simple" xlink:show="embed" xlink:actuate="onLoad" draw:mime-type="image/jpeg"/>
</draw:frame>
欧洲国家人权机构网络(然而)除了由监察员Tatiana Moskalkova领导的俄罗斯联合会的权利机构的组织外，她投票决定了。</text:p>
      <text:p text:style-name="P4">
根据乌克林福姆(Ukrinform)的说法，德米特罗宾斯(Dmitrolubinets)报道了这位人权人权专员<text:a xlink:type="simple" xlink:href="https://t.me/dmytro_lubinetzs/2112" text:style-name="Internet_20_link" text:visited-style-name="Visited_20_Internet_20_Link">
</text:a>
。</text:p>
      <text:p text:style-name="P4">
“今天，他参加了投票过程，除了伊赫里成员的俄罗斯联合会中人权制度外。</text:p>
      <text:p text:style-name="P4">
除了例外，有25人投票，四人弃权，没有人反对任何人。</text:p>
      <text:p text:style-name="P4">
投票的基础是，莫斯卡科娃(Moskalkova)以方式进行了活动，并与目的相反，该目的是由恩赫里(Ennhri)法规定义的。</text:p>
      <text:p text:style-name="P4">
“在演讲中，俄罗斯联邦的监察员宣布释放国家人权机构的冰台网络，可能会为其机构授予投票的负面结果。还用来使用n个叙述，侵略者国家非常奇怪，” Lubinets说。</text:p>
      <text:p text:style-name="P4">
<text:span text:style-name="T4">
另请阅读：</text:span>
 <text:a xlink:type="simple" xlink:href="https://www.ukrinform.ua/rubric-society/3684315-veresuk-zaklikae-moskalkovu-peredati-spiski-vsih-ukrainskih-ditejsirit-aki-perebuvaut-u-rf.html" text:style-name="Internet_20_link" text:visited-style-name="Visited_20_Internet_20_Link">
<text:span text:style-name="T4">
 moskalkov </text:span>
</text:a>
据他说，俄罗斯不关注侵犯人权的侵犯：在城市导弹，酷刑，摧毁房屋，绑架乌克兰儿童，杀害乌克兰儿童，将平民置于囚禁中，并不遵守《日内瓦公约》公约战俘。</text:p>
      <text:p text:style-name="P4">
“俄罗斯确实<text:a xlink:type="simple" xlink:href="https://www.ukrinform.ua/tag-genocid" text:style-name="Internet_20_link" text:visited-style-name="Visited_20_Internet_20_Link">
</text:a>
我们的人民违反了国际人道主义法的所有规则，因此所有国际组织都应将其排除在外。 世界看到真理并得出结论，“耶和华的卢宾。</text:p>
      <text:p text:style-name="P4">
他感谢投票的朋友和同事，除了一个机构“不符合整个人权机构存在的目的，金牛座是欧洲平台的一口气，旨在表达岛屿宣传的政治口号。”</text:p>
      <text:p text:style-name="P4">
News Source: <text:a xlink:type="simple" xlink:href="https://www.ukrinform.ua/rubric-world/3694459-moskalkovu-viklucili-iz-evropejskoi-merezi-nacionalnih-institucij-z-prav-ludini.html" text:style-name="Internet_20_link" text:visited-style-name="Visited_20_Internet_20_Link">
https://www.ukrinform.ua/rubric-world/3694459-moskalkovu-viklucili-iz-evropejskoi-merezi-nacionalnih-institucij-z-prav-ludini.html</text:a>
</text:p>
      <!--NEWS-->
      <text:h text:style-name="P10" text:outline-level="1">
<text:span text:style-name="T4">
入侵者试图替换Energodar周围的一切 - 村庄和森林条</text:span>
</text:h>
      <text:p text:style-name="P4">
作者: Ukrinform (Person)</text:p>
      <text:p text:style-name="P4">
出版商: Укринформ (Organization)</text:p>
      <text:p text:style-name="P4">
出版时间: 2023-04-11T15:50:00+03:00</text:p>
      <text:p text:style-name="P4">
修改时间: 2023-04-11T15:50:00+03:00</text:p>
      <text:p text:style-name="P4">
描述: 在过去的两个星期中，暂时占领的能量的当地人记录了俄罗斯军方试图取代全市的一切。  - 乌克林。</text:p>
      <text:p text:style-name="P4">
图片: ["<text:a xlink:type="simple" xlink:href="https://static.ukrinform.com/photos/2022_03/thumb_files/630_360_1648023835-362.jpg" text:style-name="Internet_20_link" text:visited-style-name="Visited_20_Internet_20_Link">
630_360_16480...</text:a>
"]</text:p>
      <text:p text:style-name="P4">
标签: ['Мінування', 'Війна з росією', 'Енергодар']</text:p>
      <text:p text:style-name="P4">
类型: Article</text:p>
      <!--METADATA-->
      <text:p text:style-name="P4">
<draw:frame draw:style-name="fr1" draw:name="Image66" text:anchor-type="as-char" svg:width="6.9236in" svg:height="3.956343in" draw:z-index="0">
<draw:image xlink:href="../Images/yкринформ/2023-04-11T15-50-00-03-00/630_360_1648023835-362.jpg" xlink:type="simple" xlink:show="embed" xlink:actuate="onLoad" draw:mime-type="image/jpeg"/>
</draw:frame>
在过去的几周中，俄罗斯军方暂时占据的能源记录的当地人正试图取代城市各地的一切。</text:p>
      <text:p text:style-name="P4">
对这个 <text:a xlink:type="simple" xlink:href="https://www.youtube.com/watch" text:style-name="Internet_20_link" text:visited-style-name="Visited_20_Internet_20_Link">
 </text:a>
 <text:a xlink:type="simple" xlink:href="https://www.youtube.com/watch" text:style-name="Internet_20_link" text:visited-style-name="Visited_20_Internet_20_Link">
</text:a>
第5频道说，乌克林福姆市长德米特里·奥洛夫(Dmitry Orlov)报道。</text:p>
      <text:p text:style-name="P4">
他说：“如果仅由海岸线和核电站的领土取代了这一点，那么现在他们已经改用了周围的林，森林条，登陆的地雷。他们害怕武装部队并试图保护自己。” 。</text:p>
      <text:p text:style-name="P4">
<text:span text:style-name="T4">
另请阅读：</text:span>
 <text:a xlink:type="simple" xlink:href="https://www.ukrinform.ua/rubric-ato/3679787-zsu-pidirvali-v-energodari-vorozu-tehniku.html" text:style-name="Internet_20_link" text:visited-style-name="Visited_20_Internet_20_Link">
<text:span text:style-name="T4">
 energodar </text:span>
</text:a>
据市长称，城市本身没有军事装备，其运动记录在周围的部分以及核电站。</text:p>
      <text:p text:style-name="P4">
据报道，4月6日，入侵者绑架了四名雇员<text:a xlink:type="simple" xlink:href="https://www.ukrinform.ua/tag-zaporizka-aes" text:style-name="Internet_20_link" text:visited-style-name="Visited_20_Internet_20_Link">
</text:a>
 .</text:p>
      <text:p text:style-name="P4">
News Source: <text:a xlink:type="simple" xlink:href="https://www.ukrinform.ua/rubric-regions/3694464-zagarbniki-namagautsa-zaminuvati-vse-navkolo-energodara-sela-ta-lisosmugi.html" text:style-name="Internet_20_link" text:visited-style-name="Visited_20_Internet_20_Link">
https://www.ukrinform.ua/rubric-regions/3694464-zagarbniki-namagautsa-zaminuvati-vse-navkolo-energodara-sela-ta-lisosmugi.html</text:a>
</text:p>
      <!--NEWS-->
      <text:h text:style-name="P10" text:outline-level="1">
<text:span text:style-name="T4">
大多数受害者被有意识地杀害：在基辅地区占领期间，俄罗斯人射击了717名平民</text:span>
</text:h>
      <text:p text:style-name="P4">
作者: Ukrinform (Person)</text:p>
      <text:p text:style-name="P4">
出版商: Укринформ (Organization)</text:p>
      <text:p text:style-name="P4">
出版时间: 2023-04-11T15:56:00+03:00</text:p>
      <text:p text:style-name="P4">
修改时间: 2023-04-11T15:56:00+03:00</text:p>
      <text:p text:style-name="P4">
描述: 在基辅地区占领期间，有1374名平民被杀，其中717人被小武器杀死。  - 乌克林。</text:p>
      <text:p text:style-name="P4">
图片: ["<text:a xlink:type="simple" xlink:href="https://static.ukrinform.com/photos/2022_09/thumb_files/630_360_1663663886-262.jpg" text:style-name="Internet_20_link" text:visited-style-name="Visited_20_Internet_20_Link">
630_360_16636...</text:a>
", "<text:a xlink:type="simple" xlink:href="https://static.ukrinform.com/photos/2023_04/1681210147-159.jpg" text:style-name="Internet_20_link" text:visited-style-name="Visited_20_Internet_20_Link">
1681210147-15...</text:a>
"]</text:p>
      <text:p text:style-name="P4">
标签: ['Поліція', 'Воєнні злочини', 'Київщина', 'Війна з росією']</text:p>
      <text:p text:style-name="P4">
类型: Article</text:p>
      <!--METADATA-->
      <text:p text:style-name="P4">
<draw:frame draw:style-name="fr1" draw:name="Image67" text:anchor-type="as-char" svg:width="6.9236in" svg:height="3.956343in" draw:z-index="0">
<draw:image xlink:href="../Images/yкринформ/2023-04-11T15-56-00-03-00/630_360_1663663886-262.jpg" xlink:type="simple" xlink:show="embed" xlink:actuate="onLoad" draw:mime-type="image/jpeg"/>
</draw:frame>
在基辅地区的生产期间，有1374名平民被杀，其中717人被赞比的武器杀害。</text:p>
      <text:p text:style-name="P4">
这是由基辅Oblast国家警察局和内比托夫的国家警察局负责人报告的<text:a xlink:type="simple" xlink:href="https://www.ukrinform.ua/rubric-presshall/3694039-rik-pisla-deokupacii-kiivsini-rezultati-roboti-pravoohoronciv-u-rozsliduvanni-zlociniv-okupantiv.html" text:style-name="Internet_20_link" text:visited-style-name="Visited_20_Internet_20_Link">
</text:a>
关于该主题：“销售后的一年<text:a xlink:type="simple" xlink:href="https://www.ukrinform.ua/tag-kiivsina" text:style-name="Internet_20_link" text:visited-style-name="Visited_20_Internet_20_Link">
</text:a>
。 乌克兰媒体中心 - 乌克兰媒体中心，执法人员在调查入侵者犯罪方面的工作结果。</text:p>
      <text:p text:style-name="P4">
<draw:frame draw:style-name="fr1" draw:name="Image68" text:anchor-type="as-char" svg:width="6.9236in" svg:height="4.968324in" draw:z-index="0">
<draw:image xlink:href="../Images/yкринформ/2023-04-11T15-56-00-03-00/1681210147-159.jpg" xlink:type="simple" xlink:show="embed" xlink:actuate="onLoad" draw:mime-type="image/jpeg"/>
</draw:frame>
“迄今为止，已经发现了1374尸人的尸体。这些是乌克兰人被杀。在这里，一个重要方面是，在1374尸体中，有717尸体被Zhatylets武器杀死，也就是说，大多数人是故意枪杀的。未进入。他们可能在占领期间死于死亡，因此是由医疗保健提供的结果。”他说。</text:p>
      <text:p text:style-name="P4">
<text:span text:style-name="T4">
另请阅读：</text:span>
 <text:a xlink:type="simple" xlink:href="https://www.ukrinform.ua/rubric-ato/3689800-nebitov-na-kiivsini-zagarbniki-vbili-1374-ukrainciv-sered-nih-38-ditej.html" text:style-name="Internet_20_link" text:visited-style-name="Visited_20_Internet_20_Link">
<text:span text:style-name="T4">
 Nebite </text:span>
</text:a>
此外，尼菲托夫补充说，在基辅地区占领期间，有38名儿童被杀，43名受伤。</text:p>
      <text:p text:style-name="P4">
195尸体仍然未知，被认为缺失了279人。</text:p>
      <text:p text:style-name="P4">
内比托夫说，由于在基吉夫地区领土上进行的调查行动，已注册了11,00033个刑事诉讼。(艺术。 刑法的438).</text:p>
      <text:p text:style-name="P4">
Водночас поліцейські на даний час повідомили про підозру 41 особі, а 34 справиуже слухаються в судах.</text:p>
      <text:p text:style-name="P4">
Як повідомлялося, <text:a xlink:type="simple" xlink:href="https://www.ukrinform.ua/rubric-regions/3690529-pid-okupacieu-buli-15-gromad-ova-opriludnila-rolik-do-ricnici-vizvolenna-kiivsini.html" text:style-name="Internet_20_link" text:visited-style-name="Visited_20_Internet_20_Link">
 </text:a>
。 敌人从北部去了乌克兰首都，带来了灌溉之死。</text:p>
      <text:p text:style-name="P4">
<text:span text:style-name="T4">
另请阅读：</text:span>
 <text:a xlink:type="simple" xlink:href="https://www.ukrinform.ua/rubric-regions/3694440-na-kiivsini-postavili-na-oblik-ponad-3-tisaci-odinic-trofejnoi-zbroi-policia.html" text:style-name="Internet_20_link" text:visited-style-name="Visited_20_Internet_20_Link">
</text:a>
该地区的敌对行动持续了一个多月。 俄罗斯军队占领了15个Vyshgorod，Buchan和Brovarsky地区的社区。</text:p>
      <text:p text:style-name="P4">
乌克兰的防御力量使敌人不错。 结果，2022年4月2日，众所周知，该地区已从俄罗斯入侵者释放。</text:p>
      <text:p text:style-name="P4">
News Source: <text:a xlink:type="simple" xlink:href="https://www.ukrinform.ua/rubric-regions/3694467-bilsist-zertv-ubili-svidomo-pid-cas-okupacii-kiivsini-rosiani-rozstrilali-717-civilnih.html" text:style-name="Internet_20_link" text:visited-style-name="Visited_20_Internet_20_Link">
https://www.ukrinform.ua/rubric-regions/3694467-bilsist-zertv-ubili-svidomo-pid-cas-okupacii-kiivsini-rosiani-rozstrilali-717-civilnih.html</text:a>
</text:p>
      <!--NEWS-->
      <text:h text:style-name="P10" text:outline-level="1">
<text:span text:style-name="T4">
ROMANCHUK：参加斯德哥尔摩锦标赛，我参加奥运会许可证</text:span>
</text:h>
      <text:p text:style-name="P4">
作者: Ukrinform (Person)</text:p>
      <text:p text:style-name="P4">
出版商: Укринформ (Organization)</text:p>
      <text:p text:style-name="P4">
出版时间: 2023-04-11T16:01:05+03:00</text:p>
      <text:p text:style-name="P4">
修改时间: 2023-04-11T16:01:05+03:00</text:p>
      <text:p text:style-name="P4">
描述: 游泳开放的斯德哥尔摩锦标赛将于4月13日开始。  - 乌克林。</text:p>
      <text:p text:style-name="P4">
图片: ["<text:a xlink:type="simple" xlink:href="https://static.ukrinform.com/photos/2023_04/thumb_files/630_360_1681217923-297.jpg" text:style-name="Internet_20_link" text:visited-style-name="Visited_20_Internet_20_Link">
630_360_16812...</text:a>
"]</text:p>
      <text:p text:style-name="P4">
标签: ['Романчук', 'плавання']</text:p>
      <text:p text:style-name="P4">
类型: Article</text:p>
      <!--METADATA-->
      <text:p text:style-name="P4">
<draw:frame draw:style-name="fr1" draw:name="Image69" text:anchor-type="as-char" svg:width="6.9236in" svg:height="3.956343in" draw:z-index="0">
<draw:image xlink:href="../Images/yкринформ/2023-04-11T16-01-05-03-00/630_360_1681217923-297.jpg" xlink:type="simple" xlink:show="embed" xlink:actuate="onLoad" draw:mime-type="image/jpeg"/>
</draw:frame>
Tournamentswim开放斯德哥尔摩将于4月13日开始。</text:p>
      <text:p text:style-name="P4">
乌克兰游泳运动员Mikhail Romanchuk计划履行在巴黎游泳开放斯德哥尔摩的2024年奥运会标准，<text:a xlink:type="simple" xlink:href="https://suspilne.media/438978-idu-za-licenzieu-i-horosim-rezultatom-mihajlo-romancuk-pro-zbir-v-ispanii-vidbir-na-olimpiadu-ta-plani-na-sezon/" text:style-name="Internet_20_link" text:visited-style-name="Visited_20_Internet_20_Link">
</text:a>
社交，乌克林福姆报道。</text:p>
      <text:p text:style-name="P4">
“首先，对我来说，表现出良好的结果很重要。 打开乌克兰游泳许可证，以提示我们的领域执行它们。 因此，首先，我去那里获得许可证和一个好的度假胜地。 在他之后，我们将在错误上进行工作并决定，夸张的频道继续前进。 我知道乌克兰国家队的基础将来到斯德哥尔摩。 我认为，他们还将尝试执行奥林匹克许可证。这是我与教练彼得·纳戈尼(Peter Nagorny)交谈的，他现在是主教练职责的蒸发者，” Romanchuk说。</text:p>
      <text:p text:style-name="P4">
东京奥运会的冠军还分享了世界争夺对运动员从俄罗斯和白俄罗斯返回国际比赛的看法。</text:p>
      <text:p text:style-name="P4">
“他最近与安德里·戈沃洛夫(Andriy Govorov)进行了交谈，后者为世界杯的配额制作了配额 -  50米的自由风格和蝴蝶的许可证。 我们已经与他交流了俄罗斯和白俄罗斯运动员的承认。 它是欧洲游泳联盟的成员。 我认为，几乎所有俄罗斯游泳者都提到军队，CSKA。 在山上的聚会上，有立陶宛国家队的代表，所有人都反对接纳侵略者的运动员。 但是，不幸的是，我们所有人都必须很好地理解运动员一无所获。 如果运动员有些依赖我们的办公室插件，那么似乎不会在比赛中做出如此仓促的决定。 据说，在每项运动中，俄罗斯资金的影响都很大。”罗姆坎克解释说。</text:p>
      <text:p text:style-name="P4">
游泳开放的斯德哥尔摩锦标赛将于4月13日至16日举行。</text:p>
      <text:p text:style-name="P4">
<text:span text:style-name="T4">
另请阅读：</text:span>
 <text:a xlink:type="simple" xlink:href="https://www.ukrinform.ua/rubric-sports/3600657-mihajlo-romancuk-propustit-cempionat-svitu-z-plavanna-na-korotkij-vodi.html" text:style-name="Internet_20_link" text:visited-style-name="Visited_20_Internet_20_Link">
<text:span text:style-name="T4">
 romanchuk </text:span>
</text:a>
据乌克林福姆报道，12月，罗姆丘克在澳大利亚墨尔本错过了2022年世界杯。</text:p>
      <text:p text:style-name="P4">
照片：Getty图像</text:p>
      <text:p text:style-name="P4">
News Source: <text:a xlink:type="simple" xlink:href="https://www.ukrinform.ua/rubric-sports/3694466-romancuk-na-turnir-u-stokgolmi-idu-za-olimpijskou-licenzieu.html" text:style-name="Internet_20_link" text:visited-style-name="Visited_20_Internet_20_Link">
https://www.ukrinform.ua/rubric-sports/3694466-romancuk-na-turnir-u-stokgolmi-idu-za-olimpijskou-licenzieu.html</text:a>
</text:p>
      <!--NEWS-->
      <text:h text:style-name="P10" text:outline-level="1">
<text:span text:style-name="T4">
另外一千多名警察将在基辅复活节</text:span>
</text:h>
      <text:p text:style-name="P4">
作者: Ukrinform (Person)</text:p>
      <text:p text:style-name="P4">
出版商: Укринформ (Organization)</text:p>
      <text:p text:style-name="P4">
出版时间: 2023-04-11T16:08:00+03:00</text:p>
      <text:p text:style-name="P4">
修改时间: 2023-04-11T16:08:00+03:00</text:p>
      <text:p text:style-name="P4">
描述: 在基辅，将有1000多名警察和约120名志愿者Tergromady的代表参与复活节。  - 乌克林。</text:p>
      <text:p text:style-name="P4">
图片: ["<text:a xlink:type="simple" xlink:href="https://static.ukrinform.com/photos/2023_03/thumb_files/630_360_1677824352-861.jpg" text:style-name="Internet_20_link" text:visited-style-name="Visited_20_Internet_20_Link">
630_360_16778...</text:a>
"]</text:p>
      <text:p text:style-name="P4">
标签: ['Поліція', 'Великдень', 'Київ', 'Безпека']</text:p>
      <text:p text:style-name="P4">
类型: Article</text:p>
      <!--METADATA-->
      <text:p text:style-name="P4">
<draw:frame draw:style-name="fr1" draw:name="Image70" text:anchor-type="as-char" svg:width="6.9236in" svg:height="3.956343in" draw:z-index="0">
<draw:image xlink:href="../Images/yкринформ/2023-04-11T16-08-00-03-00/630_360_1677824352-861.jpg" xlink:type="simple" xlink:show="embed" xlink:actuate="onLoad" draw:mime-type="image/jpeg"/>
</draw:frame>
在基辅的执法人员和约有120名志愿者形成的志愿者形成的执法人员和约有120名代表。</text:p>
      <text:p text:style-name="P4">
这是由酋长[]报道的(https://t.me/VA_Kyiv/1404)Sergey Popko，Ukrinform报道。</text:p>
      <text:p text:style-name="P4">
“在庆祝乌克兰首都耶和华复活的过程中，将涉及必要的安全措施。 因此，为了维持法律和秩序，乌克兰国家警察与1000多名警察和大约120名DFTG代表交易(领土社区的志愿者形成)”， - 波普科说。</text:p>
      <text:p text:style-name="P4">
据他说，与巡逻队一起(https://www.ukrinform.ua/tag-policia)他们将在信徒，大教堂和国家保护区“基夫 - 佩奇斯克·拉夫拉”的礼拜场所和集会中交替。</text:p>
      <text:p text:style-name="P4">
此外，将运营特殊的临时监测中心以遵循基辅的情况。 多达500名市政保护人员还将监视执法部门。</text:p>
      <text:p text:style-name="P4">
<text:span text:style-name="T4">
另请阅读：</text:span>
 <text:a xlink:type="simple" xlink:href="https://www.ukrinform.ua/rubric-kyiv/3694429-kian-zaklikali-na-velikden-dolucatisa-do-bogosluzin-onlajn.html" text:style-name="Internet_20_link" text:visited-style-name="Visited_20_Internet_20_Link">
<text:span text:style-name="T4">
复活节</text:span>
</text:a>
波普科还敦促居民和首都的客人不要忽略安全规则，因为复活节还保持着挑衅或导弹炮击的威胁。</text:p>
      <text:p text:style-name="P4">
正如乌克林福姆报道的<text:a xlink:type="simple" xlink:href="https://www.ukrinform.ua/rubric-kyiv/3691831-u-kievi-komendantsku-godinu-na-velikden-ne-skasuut.html" text:style-name="Internet_20_link" text:visited-style-name="Visited_20_Internet_20_Link">
</text:a>
</text:p>
      <text:p text:style-name="P4">
News Source: <text:a xlink:type="simple" xlink:href="https://www.ukrinform.ua/rubric-kyiv/3694472-u-kievi-na-velikden-dodatkovo-cerguvatime-ponad-tisaca-policejskih.html" text:style-name="Internet_20_link" text:visited-style-name="Visited_20_Internet_20_Link">
https://www.ukrinform.ua/rubric-kyiv/3694472-u-kievi-na-velikden-dodatkovo-cerguvatime-ponad-tisaca-policejskih.html</text:a>
</text:p>
      <!--NEWS-->
      <text:h text:style-name="P10" text:outline-level="1">
<text:span text:style-name="T4">
作为Eurovision-2023的一部分，乌克兰的团结创作已经开始</text:span>
</text:h>
      <text:p text:style-name="P4">
作者: Ukrinform (Person)</text:p>
      <text:p text:style-name="P4">
出版商: Укринформ (Organization)</text:p>
      <text:p text:style-name="P4">
出版时间: 2023-04-11T16:09:25+03:00</text:p>
      <text:p text:style-name="P4">
修改时间: 2023-04-11T16:09:25+03:00</text:p>
      <text:p text:style-name="P4">
描述: 作为Eurovision-2023的一部分，由英国创意公司Aurora发起了与乌克兰的象征性行动。  - 乌克林。</text:p>
      <text:p text:style-name="P4">
图片: ["<text:a xlink:type="simple" xlink:href="https://static.ukrinform.com/photos/2023_01/thumb_files/630_360_1675165561-505.jpg" text:style-name="Internet_20_link" text:visited-style-name="Visited_20_Internet_20_Link">
630_360_16751...</text:a>
", "<text:a xlink:type="simple" xlink:href="https://static.ukrinform.com/photos/2023_04/1681218276-990.jpeg" text:style-name="Internet_20_link" text:visited-style-name="Visited_20_Internet_20_Link">
1681218276-99...</text:a>
"]</text:p>
      <text:p text:style-name="P4">
标签: ['Євробачення', 'Конкурс', 'Музика', 'Ткаченко']</text:p>
      <text:p text:style-name="P4">
类型: Article</text:p>
      <!--METADATA-->
      <text:p text:style-name="P4">
<draw:frame draw:style-name="fr1" draw:name="Image71" text:anchor-type="as-char" svg:width="6.9236in" svg:height="3.956343in" draw:z-index="0">
<draw:image xlink:href="../Images/yкринформ/2023-04-11T16-09-25-03-00/630_360_1675165561-505.jpg" xlink:type="simple" xlink:show="embed" xlink:actuate="onLoad" draw:mime-type="image/jpeg"/>
</draw:frame>
在20123年的框架中，由英国创意公司Aurora发起的象征性与乌克兰的团结行动。</text:p>
      <text:p text:style-name="P4">
关于这位文化和信息政策部长Oleksandr Tkachenko将通知<text:a xlink:type="simple" xlink:href="https://t.me/otkachenkokyiv/3402" text:style-name="Internet_20_link" text:visited-style-name="Visited_20_Internet_20_Link">
</text:a>
，报道乌克林福姆。</text:p>
      <text:p text:style-name="P4">
“任何人都可以在英国时间12:00的“欧洲电视网”的最后一天加入该行动(基辅14:00)，在网上让歌曲《甲壳虫乐队》“在我的朋友的一些帮助下”。 这首歌的视频可以下载到前夕和欧洲电视网日的Szhashtag #Helpukrainesong的任何社交网络。”  - 说。</text:p>
      <text:p text:style-name="P4">
<draw:frame draw:style-name="fr1" draw:name="Image72" text:anchor-type="as-char" svg:width="6.9236in" svg:height="4.615733in" draw:z-index="0">
<draw:image xlink:href="../Images/yкринформ/2023-04-11T16-09-25-03-00/1681218276-990.jpeg" xlink:type="simple" xlink:show="embed" xlink:actuate="onLoad" draw:mime-type="image/jpeg"/>
</draw:frame>
照片：tkachenko.ua</text:p>
      <text:p text:style-name="P4">
据他说，该倡议不仅旨在在2023年欧洲电视网期间在英国创建世界上最大的物理和数字闪存暴民，而且还旨在通过Donat Night Child为受战争影响的乌克兰儿童筹集资金。</text:p>
      <text:p text:style-name="P4">
<text:span text:style-name="T4">
另请阅读：</text:span>
 <text:a xlink:type="simple" xlink:href="https://www.ukrinform.ua/rubric-culture/3692826-pamatnik-the-beatles-u-liverpuli-odagli-u-visivanki.html" text:style-name="Internet_20_link" text:visited-style-name="Visited_20_Internet_20_Link">
<text:span text:style-name="T4">
甲壳虫</text:span>
</text:a>
这位部长强调说：“这样的举措不仅团结了人们，而且对乌克兰文化和我们勇敢的国家有着令人难以置信的支持，这将确保无端战争中的自由价值观。”</text:p>
      <text:p text:style-name="P4">
据报道，欧洲和英国将于5月1日至5月14日举行。 这是一个特殊的活动<text:a xlink:type="simple" xlink:href="https://www.ukrinform.ua/tag-evrobacenna" text:style-name="Internet_20_link" text:visited-style-name="Visited_20_Internet_20_Link">
</text:a>
将展示24个独特的项目，其中19个是在两国艺术家的合作中创建的。 特别是，贾马尔·齐里姆(Jamal Qirim)的新专辑《克里米亚歌曲》的介绍将在那里发表</text:p>
      <text:p text:style-name="P4">
News Source: <text:a xlink:type="simple" xlink:href="https://www.ukrinform.ua/rubric-culture/3694468-u-ramkah-evrobacenna2023-startuvala-pisenna-akcia-solidarnosti-z-ukrainou.html" text:style-name="Internet_20_link" text:visited-style-name="Visited_20_Internet_20_Link">
https://www.ukrinform.ua/rubric-culture/3694468-u-ramkah-evrobacenna2023-startuvala-pisenna-akcia-solidarnosti-z-ukrainou.html</text:a>
</text:p>
      <!--NEWS-->
      <text:h text:style-name="P10" text:outline-level="1">
<text:span text:style-name="T4">
来自阿夫迪夫卡（Avdiivka）的一个家庭撤离了两个孩子，他们被说服了大约半年</text:span>
</text:h>
      <text:p text:style-name="P4">
作者: Ukrinform (Person)</text:p>
      <text:p text:style-name="P4">
出版商: Укринформ (Organization)</text:p>
      <text:p text:style-name="P4">
出版时间: 2023-04-11T16:14:00+03:00</text:p>
      <text:p text:style-name="P4">
修改时间: 2023-04-11T16:14:00+03:00</text:p>
      <text:p text:style-name="P4">
描述: 在顿涅茨克地区，白天使警察的撤离小组从一个有两个孩子的家庭撤离了一个家庭，被说服了大约半年。  - 乌克林。</text:p>
      <text:p text:style-name="P4">
图片: ["<text:a xlink:type="simple" xlink:href="https://static.ukrinform.com/photos/2023_04/thumb_files/630_360_1681219097-2442.jpeg" text:style-name="Internet_20_link" text:visited-style-name="Visited_20_Internet_20_Link">
630_360_16812...</text:a>
", "<text:a xlink:type="simple" xlink:href="https://static.ukrinform.com/photos/2023_04/thumb_files/630_360_1681219097-9913.jpeg" text:style-name="Internet_20_link" text:visited-style-name="Visited_20_Internet_20_Link">
630_360_16812...</text:a>
", "<text:a xlink:type="simple" xlink:href="https://static.ukrinform.com/photos/2023_04/thumb_files/630_360_1681219097-3613.jpeg" text:style-name="Internet_20_link" text:visited-style-name="Visited_20_Internet_20_Link">
630_360_16812...</text:a>
", "<text:a xlink:type="simple" xlink:href="https://static.ukrinform.com/photos/2023_04/thumb_files/630_360_1681219098-5349.jpeg" text:style-name="Internet_20_link" text:visited-style-name="Visited_20_Internet_20_Link">
630_360_16812...</text:a>
", "<text:a xlink:type="simple" xlink:href="https://static.ukrinform.com/photos/2023_04/thumb_files/630_360_1681219098-5681.jpeg" text:style-name="Internet_20_link" text:visited-style-name="Visited_20_Internet_20_Link">
630_360_16812...</text:a>
", "<text:a xlink:type="simple" xlink:href="https://static.ukrinform.com/photos/2023_04/thumb_files/630_360_1681219098-8543.jpeg" text:style-name="Internet_20_link" text:visited-style-name="Visited_20_Internet_20_Link">
630_360_16812...</text:a>
", "<text:a xlink:type="simple" xlink:href="https://static.ukrinform.com/photos/2023_04/thumb_files/630_360_1681219098-7938.jpeg" text:style-name="Internet_20_link" text:visited-style-name="Visited_20_Internet_20_Link">
630_360_16812...</text:a>
"]</text:p>
      <text:p text:style-name="P4">
标签: ['Діти', 'Донеччина', 'Евакуація', 'Авдіївка', 'Війна з росією']</text:p>
      <text:p text:style-name="P4">
类型: Article</text:p>
      <!--METADATA-->
      <text:p text:style-name="P4">
<draw:frame draw:style-name="fr1" draw:name="Image73" text:anchor-type="as-char" svg:width="6.9236in" svg:height="3.956343in" draw:z-index="0">
<draw:image xlink:href="../Images/yкринформ/2023-04-11T16-14-00-03-00/630_360_1681219097-2442.jpeg" xlink:type="simple" xlink:show="embed" xlink:actuate="onLoad" draw:mime-type="image/jpeg"/>
</draw:frame>
白天使警察的Vidnechyna撤离小组从Avdiivka撤离了一个危险的地方，有两个孩子被说服了大约半年。</text:p>
      <text:p text:style-name="P4">
关于它报告<text:a xlink:type="simple" xlink:href="https://dn.npu.gov.ua/news/bili-ianholy-evakuiuvaly-z-avdiivky-rodynu-z-dvoma-ditmy-iaku-vmovlialy-blyzko-piv-roku" text:style-name="Internet_20_link" text:visited-style-name="Visited_20_Internet_20_Link">
</text:a>
，报道乌克林福姆。</text:p>
      <text:p text:style-name="P4">
“白天使”撤离了一个家庭，有两个孩子来自阿夫迪夫卡(Avdiivka)，后者被说服了半年。 两岁的Yegor和12岁的Arina现在很安全。 与维萨马，爸爸和奶奶一起。 根据警方的计算，该市仍在撤离两个方面，”该消息写道。</text:p>
      <text:p text:style-name="P4">
值得注意的是，最终设法撤离的家庭生活在工业aavdiivka附近 - 在这个地方有9年的战斗，没有订阅。 警察一直在拜访家人并提供疏散，但他们的父母不想离开家乡，因此他们从警察搬到了另一个地址。</text:p>
      <text:p text:style-name="P4">
<draw:frame draw:style-name="fr1" draw:name="Image74" text:anchor-type="as-char" svg:width="6.9236in" svg:height="3.956343in" draw:z-index="0">
<draw:image xlink:href="../Images/yкринформ/2023-04-11T16-14-00-03-00/630_360_1681219097-9913.jpeg" xlink:type="simple" xlink:show="embed" xlink:actuate="onLoad" draw:mime-type="image/jpeg"/>
</draw:frame>
Zavivka撤离了一个家庭，有两个孩子被说服约半年 /照片：国家警察<text:a xlink:type="simple" xlink:href="https://static.ukrinform.com/photos/2023_04/1681219097-9913.jpeg" text:style-name="Internet_20_link" text:visited-style-name="Visited_20_Internet_20_Link">
<draw:frame draw:style-name="fr1" draw:name="Image75" text:anchor-type="as-char" svg:width="6.9236in" svg:height="3.956343in" draw:z-index="0">
<draw:image xlink:href="../Images/yкринформ/2023-04-11T16-14-00-03-00/630_360_1681219097-9913.jpeg" xlink:type="simple" xlink:show="embed" xlink:actuate="onLoad" draw:mime-type="image/jpeg"/>
</draw:frame>
</text:a>
 <text:a xlink:type="simple" xlink:href="https://static.ukrinform.com/photos/2023_04/1681219097-3613.jpeg" text:style-name="Internet_20_link" text:visited-style-name="Visited_20_Internet_20_Link">
<draw:frame draw:style-name="fr1" draw:name="Image76" text:anchor-type="as-char" svg:width="6.9236in" svg:height="3.956343in" draw:z-index="0">
<draw:image xlink:href="../Images/yкринформ/2023-04-11T16-14-00-03-00/630_360_1681219097-3613.jpeg" xlink:type="simple" xlink:show="embed" xlink:actuate="onLoad" draw:mime-type="image/jpeg"/>
</draw:frame>
</text:a>
 <text:a xlink:type="simple" xlink:href="https://static.ukrinform.com/photos/2023_04/1681219097-2442.jpeg" text:style-name="Internet_20_link" text:visited-style-name="Visited_20_Internet_20_Link">
<draw:frame draw:style-name="fr1" draw:name="Image77" text:anchor-type="as-char" svg:width="6.9236in" svg:height="3.956343in" draw:z-index="0">
<draw:image xlink:href="../Images/yкринформ/2023-04-11T16-14-00-03-00/630_360_1681219097-2442.jpeg" xlink:type="simple" xlink:show="embed" xlink:actuate="onLoad" draw:mime-type="image/jpeg"/>
</draw:frame>
</text:a>
 <text:a xlink:type="simple" xlink:href="https://static.ukrinform.com/photos/2023_04/1681219098-5349.jpeg" text:style-name="Internet_20_link" text:visited-style-name="Visited_20_Internet_20_Link">
<draw:frame draw:style-name="fr1" draw:name="Image78" text:anchor-type="as-char" svg:width="6.9236in" svg:height="3.956343in" draw:z-index="0">
<draw:image xlink:href="../Images/yкринформ/2023-04-11T16-14-00-03-00/630_360_1681219098-5349.jpeg" xlink:type="simple" xlink:show="embed" xlink:actuate="onLoad" draw:mime-type="image/jpeg"/>
</draw:frame>
</text:a>
 <text:a xlink:type="simple" xlink:href="https://static.ukrinform.com/photos/2023_04/1681219098-5681.jpeg" text:style-name="Internet_20_link" text:visited-style-name="Visited_20_Internet_20_Link">
<draw:frame draw:style-name="fr1" draw:name="Image79" text:anchor-type="as-char" svg:width="6.9236in" svg:height="3.956343in" draw:z-index="0">
<draw:image xlink:href="../Images/yкринформ/2023-04-11T16-14-00-03-00/630_360_1681219098-5681.jpeg" xlink:type="simple" xlink:show="embed" xlink:actuate="onLoad" draw:mime-type="image/jpeg"/>
</draw:frame>
</text:a>
 <text:a xlink:type="simple" xlink:href="https://static.ukrinform.com/photos/2023_04/1681219098-8543.jpeg" text:style-name="Internet_20_link" text:visited-style-name="Visited_20_Internet_20_Link">
<draw:frame draw:style-name="fr1" draw:name="Image80" text:anchor-type="as-char" svg:width="6.9236in" svg:height="3.956343in" draw:z-index="0">
<draw:image xlink:href="../Images/yкринформ/2023-04-11T16-14-00-03-00/630_360_1681219098-8543.jpeg" xlink:type="simple" xlink:show="embed" xlink:actuate="onLoad" draw:mime-type="image/jpeg"/>
</draw:frame>
</text:a>
 <text:a xlink:type="simple" xlink:href="https://static.ukrinform.com/photos/2023_04/1681219098-7938.jpeg" text:style-name="Internet_20_link" text:visited-style-name="Visited_20_Internet_20_Link">
<draw:frame draw:style-name="fr1" draw:name="Image81" text:anchor-type="as-char" svg:width="6.9236in" svg:height="3.956343in" draw:z-index="0">
<draw:image xlink:href="../Images/yкринформ/2023-04-11T16-14-00-03-00/630_360_1681219098-7938.jpeg" xlink:type="simple" xlink:show="embed" xlink:actuate="onLoad" draw:mime-type="image/jpeg"/>
</draw:frame>
</text:a>
但是，白人天使搜寻了这个家庭，以及为了拯救儿童而谋生的执法人员的毅力，使这对夫妻在必要的一个中说服了。“在爆炸的声音下，腰带天使船员将家人从大火下移走，并转移到SES到SES的雇员，SES的员工被撤离到援助点。 Veroburgin在Mirnograd发现了庇护所，并计划采取进一步的行动。”  - 合适的后卫说。</text:p>
      <text:p text:style-name="P4">
他们强调，警察的使命 - 撤离所有行为儿童的战斗区。 从Avdiivka和其他“热点”中撤离被吸引到前线附近的费用 - 它们是由八人拍摄的。 因此，警察敦促成年人履行父母的责任来拯救孩子。</text:p>
      <text:p text:style-name="P4">
据报道<text:a xlink:type="simple" xlink:href="https://www.ukrinform.ua/tag-doneccina" text:style-name="Internet_20_link" text:visited-style-name="Visited_20_Internet_20_Link">
</text:a>
自强制蒸发以来，在警察的帮助下，另有743人被撤离，有60,840人被详细阐述，其中包括7431名儿童和2715人有菜肴。</text:p>
      <text:p text:style-name="P4">
顿涅茨克地区，尤其是阿夫迪夫卡(Avdiivka)市，处于俄罗斯军队的持续，密集的煽动者，敌人每天杀死和伤害平民，破坏基础设施。</text:p>
      <text:p text:style-name="P4">
News Source: <text:a xlink:type="simple" xlink:href="https://www.ukrinform.ua/rubric-regions/3694474-z-avdiivki-evakuuvali-rodinu-z-dvoma-ditmi-aku-vmovlali-blizko-piv-roku.html" text:style-name="Internet_20_link" text:visited-style-name="Visited_20_Internet_20_Link">
https://www.ukrinform.ua/rubric-regions/3694474-z-avdiivki-evakuuvali-rodinu-z-dvoma-ditmi-aku-vmovlali-blizko-piv-roku.html</text:a>
</text:p>
      <!--NEWS-->
      <text:h text:style-name="P10" text:outline-level="1">
<text:span text:style-name="T4">
理事会简化了戒严令时法院判决的执行</text:span>
</text:h>
      <text:p text:style-name="P4">
作者: Ukrinform (Person)</text:p>
      <text:p text:style-name="P4">
出版商: Укринформ (Organization)</text:p>
      <text:p text:style-name="P4">
出版时间: 2023-04-11T16:15:03+03:00</text:p>
      <text:p text:style-name="P4">
修改时间: 2023-04-11T16:15:03+03:00</text:p>
      <text:p text:style-name="P4">
描述: Verkhovna Rada采用了“关于乌克兰某些法律的修正案，就武术期间的判决和其他机构的决定的​​某些特征的某些特征。  - 乌克林。</text:p>
      <text:p text:style-name="P4">
图片: ["<text:a xlink:type="simple" xlink:href="https://static.ukrinform.com/photos/2022_01/thumb_files/630_360_1643104229-2598.jpeg" text:style-name="Internet_20_link" text:visited-style-name="Visited_20_Internet_20_Link">
630_360_16431...</text:a>
"]</text:p>
      <text:p text:style-name="P4">
标签: ['Суд', 'Воєнний стан', 'Верховна Рада', 'Приватний виконавець']</text:p>
      <text:p text:style-name="P4">
类型: Article</text:p>
      <!--METADATA-->
      <text:p text:style-name="P4">
<draw:frame draw:style-name="fr1" draw:name="Image82" text:anchor-type="as-char" svg:width="6.9236in" svg:height="3.956343in" draw:z-index="0">
<draw:image xlink:href="../Images/yкринформ/2023-04-11T16-15-03-03-00/630_360_1643104229-2598.jpeg" xlink:type="simple" xlink:show="embed" xlink:actuate="onLoad" draw:mime-type="image/jpeg"/>
</draw:frame>
Verkhovnarad采用了“关于乌克兰某些法律的修正案，就强制执行判决和戒严令中的判决决定的单独特征。”</text:p>
      <text:p text:style-name="P4">
Yaroslav Zheleznyak报告了[]中的语音派系的国会议员(https://t.me/yzheleznyak/3857)，报道乌克林福姆。</text:p>
      <text:p text:style-name="P4">
据他说，《相关立法法》( <text:a xlink:type="simple" xlink:href="https://itd.rada.gov.ua/billInfo/Bills/Card/40510" text:style-name="Internet_20_link" text:visited-style-name="Visited_20_Internet_20_Link">
</text:a>
 )292人得到了支持。</text:p>
      <text:p text:style-name="P4">
该文件旨在调节与组织法院裁决的执行以及决定有关的问题问题(https://www.ukrinform.ua/tag-voennij-stan)。</text:p>
      <text:p text:style-name="P4">
<text:span text:style-name="T4">
另请阅读：</text:span>
 <text:a xlink:type="simple" xlink:href="https://www.ukrinform.ua/rubric-economy/3684827-torik-vikonavcim-sluzbam-vdalosa-stagnuti-lise-5-sumi-zaborgovanosti-opendatabot.html" text:style-name="Internet_20_link" text:visited-style-name="Visited_20_Internet_20_Link">
</text:a>
特别是，法律规定在戒严期间提出了转移私人承包商执法程序的可能性，该私人承包商停止了私人执行人的活动，该私人执行人执行替换为另一个执行区；简化了暂停活动的命令私人承包商根据其 /以及替代问题的初步解决； 简化行政区的私人执行人的变更顺序，该领土的临时占领或进行了积极战斗。</text:p>
      <text:p text:style-name="P4">
此外，假定在戒严期内，个人将能够从账户进行支出交易，该帐户由国家执法局的逮捕者(私人承包商)施加，但每月至少三分最低工资(最小的保护量)，以及支付税款，不考虑这种费用的费用。</text:p>
      <text:p text:style-name="P4">
控制对个人的支出行动以及合法人员的控制权在于服务银行。</text:p>
      <text:p text:style-name="P4">
<text:span text:style-name="T4">
另请阅读：</text:span>
 <text:a xlink:type="simple" xlink:href="https://www.ukrinform.ua/rubric-society/3683893-zelenskij-pidpisav-zakon-pro-kompensaciu-za-poskodzene-abo-znisene-zitlo.html" text:style-name="Internet_20_link" text:visited-style-name="Visited_20_Internet_20_Link">
</text:a>
</text:p>
      <text:p text:style-name="P4">
据报道，据报道，2022年11月16日，Verkhovna Rada在第一读《乌克兰某些法律修订法案》中批准了有关施加判决和戒得法的判决和决定的独立特征的修正案”” 。</text:p>
      <text:p text:style-name="P4">
News Source: <text:a xlink:type="simple" xlink:href="https://www.ukrinform.ua/rubric-society/3694471-rada-sprostila-primusove-vikonanna-sudovih-risen-na-cas-voennogo-stanu.html" text:style-name="Internet_20_link" text:visited-style-name="Visited_20_Internet_20_Link">
https://www.ukrinform.ua/rubric-society/3694471-rada-sprostila-primusove-vikonanna-sudovih-risen-na-cas-voennogo-stanu.html</text:a>
</text:p>
      <!--NEWS-->
      <text:h text:style-name="P10" text:outline-level="1">
<text:span text:style-name="T4">
阿联酋的乌克兰社区将举行许多活动</text:span>
</text:h>
      <text:p text:style-name="P4">
作者: Ukrinform (Person)</text:p>
      <text:p text:style-name="P4">
出版商: Укринформ (Organization)</text:p>
      <text:p text:style-name="P4">
出版时间: 2023-04-11T16:21:08+03:00</text:p>
      <text:p text:style-name="P4">
修改时间: 2023-04-11T16:21:08+03:00</text:p>
      <text:p text:style-name="P4">
描述: 今年，乌克兰人计划在阿联酋各地的乌克兰人举办复活节服务以及许多节日活动。  - 乌克林。</text:p>
      <text:p text:style-name="P4">
图片: ["<text:a xlink:type="simple" xlink:href="https://static.ukrinform.com/photos/2023_04/thumb_files/630_360_1681219241-526.jpg" text:style-name="Internet_20_link" text:visited-style-name="Visited_20_Internet_20_Link">
630_360_16812...</text:a>
", "<text:a xlink:type="simple" xlink:href="https://static.ukrinform.com/photos/2023_04/1681218346-840.jpg" text:style-name="Internet_20_link" text:visited-style-name="Visited_20_Internet_20_Link">
1681218346-84...</text:a>
", "<text:a xlink:type="simple" xlink:href="https://static.ukrinform.com/photos/2023_04/1681218557-457.jpg" text:style-name="Internet_20_link" text:visited-style-name="Visited_20_Internet_20_Link">
1681218557-45...</text:a>
", "<text:a xlink:type="simple" xlink:href="https://static.ukrinform.com/photos/2023_04/1681218734-158.jpg" text:style-name="Internet_20_link" text:visited-style-name="Visited_20_Internet_20_Link">
1681218734-15...</text:a>
", "<text:a xlink:type="simple" xlink:href="https://static.ukrinform.com/photos/2023_04/1681218903-297.jpg" text:style-name="Internet_20_link" text:visited-style-name="Visited_20_Internet_20_Link">
1681218903-29...</text:a>
", "<text:a xlink:type="simple" xlink:href="https://static.ukrinform.com/photos/2023_04/1681218992-728.jpg" text:style-name="Internet_20_link" text:visited-style-name="Visited_20_Internet_20_Link">
1681218992-72...</text:a>
"]</text:p>
      <text:p text:style-name="P4">
标签: ['Діаспора', 'ОАЕ', 'Великдень']</text:p>
      <text:p text:style-name="P4">
类型: Article</text:p>
      <!--METADATA-->
      <text:p text:style-name="P4">
<draw:frame draw:style-name="fr1" draw:name="Image83" text:anchor-type="as-char" svg:width="6.9236in" svg:height="3.956343in" draw:z-index="0">
<draw:image xlink:href="../Images/yкринформ/2023-04-11T16-21-08-03-00/630_360_1681219241-526.jpg" xlink:type="simple" xlink:show="embed" xlink:actuate="onLoad" draw:mime-type="image/jpeg"/>
</draw:frame>
这是阿联酋复活节服务的各个酋长国中乌克兰人的艰难，还有许多节日活动。</text:p>
      <text:p text:style-name="P4">
正如乌克林福姆报道的那样，该出版物写道<text:a xlink:type="simple" xlink:href="https://ukrdubai.com/articles/278384/yaki-zahodi-dlya-ukrainskoi-gromadi-zaplanovano-v-oae-do-velikodnya" text:style-name="Internet_20_link" text:visited-style-name="Visited_20_Internet_20_Link">
</text:a>
.</text:p>
      <text:p text:style-name="P4">
«Великдень – одне з найголовніших свят для всіх християн, присвяченевоскресінню Ісуса Христа. І навіть перебуваючи в країні, де домінує іншарелігія, українці в ОАЕ дуже готуються до цього свята, збираються, щоб відчутисвою приналежність до українського роду, бережуть традиції та обов'язкововідвідують Великодні богослужіння. Минулого року на Великодню службу в Дубайз’їхалася рекордна кількість українців, які навіть не могли вміститися увеликому холі церкви Святої Марії», – йдеться в матеріалі.</text:p>
      <text:p text:style-name="P4">
Тож цього року відбудуться наступні заходи та Великодні служби:</text:p>
      <text:p text:style-name="P4">
<text:span text:style-name="T4">
Середа, 12 квітня</text:span>
</text:p>
      <text:p text:style-name="P4">
Майстер-клас з писанкарства від Української жіночої ініціативи в ОАЕ</text:p>
      <text:p text:style-name="P4">
Майстер-клас є безплатним, організатори надають усі необхідні матеріали.</text:p>
      <text:p text:style-name="P4">
Час: з 10:00 до 13:00</text:p>
      <text:p text:style-name="P4">
Місце: кафе <text:a xlink:type="simple" xlink:href="https://www.google.com/maps/place/Jones+The+Grocer+Al+Raha/@24.4326658,54.5644534,17z/data=!3m1!4b1!4m6!3m5!1s0x3e5e45d4c4aabb2f:0x78ddf7f6965669a9!8m2!3d24.4326658!4d54.5666421!16s%2Fg%2F12hntv03x" text:style-name="Internet_20_link" text:visited-style-name="Visited_20_Internet_20_Link">
</text:a>
， 阿布扎比</text:p>
      <text:p text:style-name="P4">
[]的强制性初步注册(https://docs.google.com/forms/d/e/1FAIpQLScIwgo9dHcrd1GNi9iT8QukO01911M2rS6sxYX_0jNb9-ylfQ/viewform?vc=0&amp;c=0&amp;w=1&amp;flr=0&amp;fbclid=IwAR0J_kvl4JwKMzX8lwoWaN8xxf0A1wY4quedoO5sH8a8WsSwHpk-weHn78c) .</text:p>
      <text:p text:style-name="P4">
<draw:frame draw:style-name="fr1" draw:name="Image84" text:anchor-type="as-char" svg:width="6.9236in" svg:height="5.576097in" draw:z-index="0">
<draw:image xlink:href="../Images/yкринформ/2023-04-11T16-21-08-03-00/1681218346-840.jpg" xlink:type="simple" xlink:show="embed" xlink:actuate="onLoad" draw:mime-type="image/jpeg"/>
</draw:frame>
照片：阿联酋的乌克兰女性倡议</text:p>
      <text:p text:style-name="P4">
<text:span text:style-name="T4">
来自Yoy复活节彩蛋的大师级</text:span>
</text:p>
      <text:p text:style-name="P4">
时间：12:00</text:p>
      <text:p text:style-name="P4">
地方： <text:a xlink:type="simple" xlink:href="https://goo.gl/maps/oGHW4nkCYGqrwTxw6" text:style-name="Internet_20_link" text:visited-style-name="Visited_20_Internet_20_Link">
</text:a>
 - 迪拜，朱美拉棕榈，thepointe(西方).</text:p>
      <text:p text:style-name="P4">
Для дорослих та дітей від 10 років. Вартість участі: 50 дирхамів. Безплатнібезалкогольні напої.</text:p>
      <text:p text:style-name="P4">
Реєстрація за номером: +971 50 947 26 26.</text:p>
      <text:p text:style-name="P4">
<text:span text:style-name="T4">
Четвер, 13 квітня</text:span>
</text:p>
      <text:p text:style-name="P4">
Хресна дорога за Україну</text:p>
      <text:p text:style-name="P4">
Час: 20:00</text:p>
      <text:p text:style-name="P4">
Місце: <text:a xlink:type="simple" xlink:href="https://www.google.com/maps" text:style-name="Internet_20_link" text:visited-style-name="Visited_20_Internet_20_Link">
</text:a>
<text:span text:style-name="T4">
 4月15日星期六</text:span>
</text:p>
      <text:p text:style-name="P4">
<text:span text:style-name="T4">
乌克兰学校“索非亚”的复活节彩蛋绘画大师班(适用于学生).</text:span>
</text:p>
      <text:p text:style-name="P4">
Час: з 10:00 до 14:00.</text:p>
      <text:p text:style-name="P4">
<draw:frame draw:style-name="fr1" draw:name="Image85" text:anchor-type="as-char" svg:width="6.9236in" svg:height="4.498292in" draw:z-index="0">
<draw:image xlink:href="../Images/yкринформ/2023-04-11T16-21-08-03-00/1681218557-457.jpg" xlink:type="simple" xlink:show="embed" xlink:actuate="onLoad" draw:mime-type="image/jpeg"/>
</draw:frame>
<text:span text:style-name="T4">
阿布扎比的复活节彩蛋工作坊</text:span>
</text:p>
      <text:p text:style-name="P4">
时间：从11:00到13:00。</text:p>
      <text:p text:style-name="P4">
地方： <text:a xlink:type="simple" xlink:href="https://www.google.com/maps/place/Cultural+Foundation+-+Rashid+Bin+Saeed+Al+Maktoum+St(2nd+st )+ - +Al+Hisn+ - +W3+ - +Abu+Dhabi/data =!4M2!3M1!1S0X3E5E67B557F4F4F4F3AB：0x1BF118F122283369A？" text:style-name="Internet_20_link" text:visited-style-name="Visited_20_Internet_20_Link">
</text:a>
费用：5迪拉姆。</text:p>
      <text:p text:style-name="P4">
语言：乌克兰和英语。</text:p>
      <text:p text:style-name="P4">
注册可用于<text:a xlink:type="simple" xlink:href="https://www.pysanky.ukraine.ae/" text:style-name="Internet_20_link" text:visited-style-name="Visited_20_Internet_20_Link">
</text:a>
。</text:p>
      <text:p text:style-name="P4">
<text:span text:style-name="T4">
乌克兰的复活节礼仪和迪拜逾越节的奉献</text:span>
</text:p>
      <text:p text:style-name="P4">
时间：20:30</text:p>
      <text:p text:style-name="P4">
地方： <text:a xlink:type="simple" xlink:href="https://www.google.com/maps" text:style-name="Internet_20_link" text:visited-style-name="Visited_20_Internet_20_Link">
</text:a>
</text:p>
      <text:p text:style-name="P4">
<draw:frame draw:style-name="fr1" draw:name="Image86" text:anchor-type="as-char" svg:width="6.9236in" svg:height="6.9236in" draw:z-index="0">
<draw:image xlink:href="../Images/yкринформ/2023-04-11T16-21-08-03-00/1681218734-158.jpg" xlink:type="simple" xlink:show="embed" xlink:actuate="onLoad" draw:mime-type="image/jpeg"/>
</draw:frame>
照片：阿联酋的UGCC</text:p>
      <text:p text:style-name="P4">
<text:span text:style-name="T4">
 4月16日星期日</text:span>
</text:p>
      <text:p text:style-name="P4">
<text:span text:style-name="T4">
乌克兰的复活节礼仪和阿布扎比逾越节的奉献</text:span>
</text:p>
      <text:p text:style-name="P4">
时间：从上午4:30到6:00</text:p>
      <text:p text:style-name="P4">
地方： <text:a xlink:type="simple" xlink:href="https://www.google.com/maps" text:style-name="Internet_20_link" text:visited-style-name="Visited_20_Internet_20_Link">
</text:a>
<text:span text:style-name="T4">
乌克兰的复活节礼仪和逾越节否认在拉斯·海姆(Ras al-Heim)</text:span>
</text:p>
      <text:p text:style-name="P4">
时间：12:00</text:p>
      <text:p text:style-name="P4">
地方： <text:a xlink:type="simple" xlink:href="https://www.google.com/maps/place/St+Anthony+of+Padua+Catholic+Church,+Ras+Al+Khaimah/@25.6649326,55.8064562,17z/data=!3m1!4b1!4m6!3m5!1s0x3ef5e02b8ca7b447:0x54c47e34cb7eff61!8m2!3d25.6649326!4d55.8064562!16s%2Fg%2F12hpst73x" text:style-name="Internet_20_link" text:visited-style-name="Visited_20_Internet_20_Link">
</text:a>
<text:span text:style-name="T4">
乌克兰人迪拜社区的传统复活节会议</text:span>
</text:p>
      <text:p text:style-name="P4">
时间：从下午3:00到晚上</text:p>
      <text:p text:style-name="P4">
地方： <text:a xlink:type="simple" xlink:href="https://www.google.com/maps/place/Dubai+Dolphinarium/@25.2346463,55.3245902,17z/data=!3m1!4b1!4m6!3m5!1s0x3e5f5d39c7589645:0xe80d9e63528c655d!8m2!3d25.2346463!4d55.3267789!16s%2Fm%2F0n52j68" text:style-name="Internet_20_link" text:visited-style-name="Visited_20_Internet_20_Link">
</text:a>
(都8日GPS-迪拜海豚)组织者建议服用地毯，美味佳肴(可以准备烧烤)，心情愉快，开放新约会和长期存在。 以及孩子，父母，外国人的男人/妻子。</text:p>
      <text:p text:style-name="P4">
<draw:frame draw:style-name="fr1" draw:name="Image87" text:anchor-type="as-char" svg:width="6.9236in" svg:height="3.884909in" draw:z-index="0">
<draw:image xlink:href="../Images/yкринформ/2023-04-11T16-21-08-03-00/1681218903-297.jpg" xlink:type="simple" xlink:show="embed" xlink:actuate="onLoad" draw:mime-type="image/jpeg"/>
</draw:frame>
照片：酋长国</text:p>
      <text:p text:style-name="P4">
<text:span text:style-name="T4">
在Jrub的Le Rivage餐厅的复活节晚餐</text:span>
</text:p>
      <text:p text:style-name="P4">
时间：18：30</text:p>
      <text:p text:style-name="P4">
地点：Le Rivage餐厅JBB上的海景酒店签名编号：0502696211(WhatsApp).</text:p>
      <text:p text:style-name="P4">
<text:span text:style-name="T4">
Концерт від KRUTЬ на Великдень</text:span>
</text:p>
      <text:p text:style-name="P4">
Час: 20:00</text:p>
      <text:p text:style-name="P4">
Місце: <text:a xlink:type="simple" xlink:href="https://www.google.com/maps/place/YOY+-+Ukrainian+firecooking+restaurant/@25.1248289,55.0839606,14z/data=!3m1!4b1!4m6!3m5!1s0x3e5f158bddb76595:0xc0cc597b297f554!8m2!3d25.1247946!4d55.1208698!16s%2Fg%2F11ryh1m4lr" text:style-name="Internet_20_link" text:visited-style-name="Visited_20_Internet_20_Link">
</text:a>
 - 迪拜，朱美拉棕榈，点(西方).</text:p>
      <text:p text:style-name="P4">
Бронювання столика обов’язкове (+971 50 947 26 26). Мінімальне замовлення: 400AED (来自客人).</text:p>
      <text:p text:style-name="P4">
Також з 16:00 у ресторані працюватиме куточок з писанкарства.</text:p>
      <text:p text:style-name="P4">
<draw:frame draw:style-name="fr1" draw:name="Image88" text:anchor-type="as-char" svg:width="6.9236in" svg:height="6.9236in" draw:z-index="0">
<draw:image xlink:href="../Images/yкринформ/2023-04-11T16-21-08-03-00/1681218992-728.jpg" xlink:type="simple" xlink:show="embed" xlink:actuate="onLoad" draw:mime-type="image/jpeg"/>
</draw:frame>
照片：facebook.com/yoydubai</text:p>
      <text:p text:style-name="P4">
回想一下今年的圣诞节崇拜<text:a xlink:type="simple" xlink:href="https://www.ukrinform.ua/rubric-diaspora/3649643-rizdvani-bogosluzinna-vidbulisa-v-ukrainskih-gromadah-abudabi-ta-dubai.html" text:style-name="Internet_20_link" text:visited-style-name="Visited_20_Internet_20_Link">
</text:a>
阿布扎比和迪拜的乌克兰伟大成绩，由阿联酋卢博米尔·菲利普查克(Lubomir Filipchak)的乌克兰希腊天主教堂的牧师举行礼拜仪式。</text:p>
      <text:p text:style-name="P4">
News Source: <text:a xlink:type="simple" xlink:href="https://www.ukrinform.ua/rubric-diaspora/3694475-dla-ukrainskoi-gromadi-v-oae-do-velikodna-vidbudetsa-nizka-zahodiv.html" text:style-name="Internet_20_link" text:visited-style-name="Visited_20_Internet_20_Link">
https://www.ukrinform.ua/rubric-diaspora/3694475-dla-ukrainskoi-gromadi-v-oae-do-velikodna-vidbudetsa-nizka-zahodiv.html</text:a>
</text:p>
      <!--NEWS-->
      <text:h text:style-name="P10" text:outline-level="1">
<text:span text:style-name="T4">
匈牙利摩尔将向乌克兰支付过境俄罗斯石油-Siarto</text:span>
</text:h>
      <text:p text:style-name="P4">
作者: Ukrinform (Person)</text:p>
      <text:p text:style-name="P4">
出版商: Укринформ (Organization)</text:p>
      <text:p text:style-name="P4">
出版时间: 2023-04-11T16:22:00+03:00</text:p>
      <text:p text:style-name="P4">
修改时间: 2023-04-11T16:22:00+03:00</text:p>
      <text:p text:style-name="P4">
描述: 匈牙利外交大臣彼得·西亚托（Peter Siarto）在莫斯科举行的莫斯科谈判中说，匈牙利公司莫尔将直接与乌克兰支付俄罗斯石油管道“德鲁兹巴”的过境。  - 乌克林。</text:p>
      <text:p text:style-name="P4">
图片: ["<text:a xlink:type="simple" xlink:href="https://static.ukrinform.com/photos/2020_09/thumb_files/630_360_1600866415-338.jpg" text:style-name="Internet_20_link" text:visited-style-name="Visited_20_Internet_20_Link">
630_360_16008...</text:a>
", "<text:a xlink:type="simple" xlink:href="https://static.ukrinform.com/photos/2023_04/1681221693-428.jpg" text:style-name="Internet_20_link" text:visited-style-name="Visited_20_Internet_20_Link">
1681221693-42...</text:a>
"]</text:p>
      <text:p text:style-name="P4">
标签: ['нафта', 'Угорщина', 'Сіярто']</text:p>
      <text:p text:style-name="P4">
类型: Article</text:p>
      <!--METADATA-->
      <text:p text:style-name="P4">
<draw:frame draw:style-name="fr1" draw:name="Image89" text:anchor-type="as-char" svg:width="6.9236in" svg:height="3.956343in" draw:z-index="0">
<draw:image xlink:href="../Images/yкринформ/2023-04-11T16-22-00-03-00/630_360_1600866415-338.jpg" xlink:type="simple" xlink:show="embed" xlink:actuate="onLoad" draw:mime-type="image/jpeg"/>
</draw:frame>
匈牙利法律事务和外国经济关系部长彼得·西亚托(Peter Siarto)在莫斯科的能源上说，匈牙利公司Molbeznnaya将向乌克兰支付俄罗斯富有俄罗斯的鼻hyrotubka druzhba的费用。</text:p>
      <text:p text:style-name="P4">
关于它报告了乌克林形式，参考了TAS的州信息。</text:p>
      <text:p text:style-name="P4">
Siarto说：“有可能同意，为了保留乌克兰公司Mol的交付和过境，将直接通过乌克兰管道网络直接计算过运输。”</text:p>
      <text:p text:style-name="P4">
<draw:frame draw:style-name="fr1" draw:name="Image90" text:anchor-type="as-char" svg:width="6.9236in" svg:height="5.617598in" draw:z-index="0">
<draw:image xlink:href="../Images/yкринформ/2023-04-11T16-22-00-03-00/1681221693-428.jpg" xlink:type="simple" xlink:show="embed" xlink:actuate="onLoad" draw:mime-type="image/jpeg"/>
</draw:frame>
还与俄罗斯联邦亚历山大·诺诺科(Alexander Novokor)地区的莫斯科谈判有关<text:a xlink:type="simple" xlink:href="https://tass.ru/ekonomika/17497209" text:style-name="Internet_20_link" text:visited-style-name="Visited_20_Internet_20_Link">
</text:a>
从俄罗斯联合会就额外的天然气供应，并以优先支付主要燃料的方式达成了同意，该燃料是从天哪股东倾斜扣除的。 此外，在当事方的同意下，匈牙利可以维持“在价格极高地增长的情况下，延期付款高于一定限制”。</text:p>
      <text:p text:style-name="P4">
<text:span text:style-name="T4">
另请阅读：</text:span>
 <text:a xlink:type="simple" xlink:href="https://www.ukrinform.ua/rubric-economy/3694236-nafta-dorozcae-pisla-rizkogo-padinna-cin-naperedodni.html" text:style-name="Internet_20_link" text:visited-style-name="Visited_20_Internet_20_Link">
<text:span text:style-name="T4">
油</text:span>
</text:a>
在与Rosatom Oleksiy Likhachev Siarto的首席执行官进行谈判时，讨论了实施NPP“ Paksh-2”建设项目的步骤，以及“原子领域复杂合作的其他方面”。 与Likhachevras进行谈判后，他说NPP“ Paksh”的新街区应完成<text:a xlink:type="simple" xlink:href="https://ria.ru/20230411/paksh-1864494386.html" text:style-name="Internet_20_link" text:visited-style-name="Visited_20_Internet_20_Link">
</text:a>
尽管有多种利润。 关于莫斯科议程的讨论<text:a xlink:type="simple" xlink:href="https://ria.ru/20230411/sanktsii-1864437786.html" text:style-name="Internet_20_link" text:visited-style-name="Visited_20_Internet_20_Link">
</text:a>
对俄罗斯解剖学的制裁。</text:p>
      <text:p text:style-name="P4">
乌克林福姆(Ukrinform)报道，3月底，外交大臣彼得萨尔托(Petersiarto)表示<text:a xlink:type="simple" xlink:href="https://www.ukrinform.ua/rubric-ato/3685094-ugorsina-ne-bratime-ucast-u-spilnih-postacannah-boepripasiv-ukraini-sijarto.html" text:style-name="Internet_20_link" text:visited-style-name="Visited_20_Internet_20_Link">
</text:a>
乌克兰弹药协会，但不会阻止其他人这样做。</text:p>
      <text:p text:style-name="P4">
News Source: <text:a xlink:type="simple" xlink:href="https://www.ukrinform.ua/rubric-economy/3694476-ugorska-mol-napramu-platitime-ukraini-za-tranzit-rosijskoi-nafti-siarto.html" text:style-name="Internet_20_link" text:visited-style-name="Visited_20_Internet_20_Link">
https://www.ukrinform.ua/rubric-economy/3694476-ugorska-mol-napramu-platitime-ukraini-za-tranzit-rosijskoi-nafti-siarto.html</text:a>
</text:p>
      <!--NEWS-->
      <text:h text:style-name="P10" text:outline-level="1">
<text:span text:style-name="T4">
议会支持有关“重新启动”习俗的法律草案</text:span>
</text:h>
      <text:p text:style-name="P4">
作者: Ukrinform (Person)</text:p>
      <text:p text:style-name="P4">
出版商: Укринформ (Organization)</text:p>
      <text:p text:style-name="P4">
出版时间: 2023-04-11T16:25:00+03:00</text:p>
      <text:p text:style-name="P4">
修改时间: 2023-04-11T16:25:00+03:00</text:p>
      <text:p text:style-name="P4">
描述: Verkhovna RadA批准了第6490号法案的第一读，尤其是为州海关服务局主席和海关当局官员认证的程序引入了竞争选择。  - 乌克林。</text:p>
      <text:p text:style-name="P4">
图片: ["<text:a xlink:type="simple" xlink:href="https://static.ukrinform.com/photos/2021_11/thumb_files/630_360_1638277056-325.jpg" text:style-name="Internet_20_link" text:visited-style-name="Visited_20_Internet_20_Link">
630_360_16382...</text:a>
"]</text:p>
      <text:p text:style-name="P4">
标签: ['Митниця', 'Законопроєкт', 'Верховна Рада']</text:p>
      <text:p text:style-name="P4">
类型: Article</text:p>
      <!--METADATA-->
      <text:p text:style-name="P4">
<draw:frame draw:style-name="fr1" draw:name="Image91" text:anchor-type="as-char" svg:width="6.9236in" svg:height="3.956343in" draw:z-index="0">
<draw:image xlink:href="../Images/yкринформ/2023-04-11T16-25-00-03-00/630_360_1638277056-325.jpg" xlink:type="simple" xlink:show="embed" xlink:actuate="onLoad" draw:mime-type="image/jpeg"/>
</draw:frame>
Verkhovnarad在第一读第6490号法案中采用了该法案，尤其是为州海关服务部主席和海关当局人员认证的程序引入了竞争选择。</text:p>
      <text:p text:style-name="P4">
这是由[]税务和金融政策委员会主席报告的(https://t.me/getmantsevdanil/4533)，报道乌克林福姆。</text:p>
      <text:p text:style-name="P4">
“理事会已在重新启动时通过了第6490号法案<text:a xlink:type="simple" xlink:href="https://www.ukrinform.ua/tag-mitnica" text:style-name="Internet_20_link" text:visited-style-name="Visited_20_Internet_20_Link">
</text:a>
在第一读物中，”证词写道。</text:p>
      <text:p text:style-name="P4">
Getmantsev回忆说，他是由当前法律措辞提供的。</text:p>
      <text:p text:style-name="P4">
首先，有人建议以国际专家的参与为例，以纳布，SAP，NAPC的最佳实践为例，为保护服务邮政引入透明的竞争。</text:p>
      <text:p text:style-name="P4">
其次，竞争委员会建立了一种明确的决策算法，该委员会向乌克兰总理提交了一名候选人(比赛的获胜者).</text:p>
      <text:p text:style-name="P4">
По-третє, новому очільнику установи надається право формувати кадровийпотенціал митних органів, у тому числі шляхом призначеннях заступниківвиключно за погодженням з головою, а також скасування необхідності погодженняз міністром фінансів України призначення на посади та/або звільнення з посадкерівників середньої ланки (特别是，中央办公室部门的海关和董事负责人)和领土机构的规定。</text:p>
      <text:p text:style-name="P4">
<text:span text:style-name="T4">
另请阅读：</text:span>
 <text:a xlink:type="simple" xlink:href="https://www.ukrinform.ua/rubric-society/3694471-rada-sprostila-primusove-vikonanna-sudovih-risen-na-cas-voennogo-stanu.html" text:style-name="Internet_20_link" text:visited-style-name="Visited_20_Internet_20_Link">
<text:span text:style-name="T4">
理事会</text:span>
</text:a>
对于国家海关总统的控制和非辅助隶属关系，对海关活动进行了年度外部独立审计。 负面的审计结论是支持头部的支持。</text:p>
      <text:p text:style-name="P4">
对于海关官员，为建立符合该职位的目的提供了一项时间认证。</text:p>
      <text:p text:style-name="P4">
该法律还定义了官员薪水的规模。</text:p>
      <text:p text:style-name="P4">
如报道，<text:a xlink:type="simple" xlink:href="https://www.ukrinform.ua/rubric-economy/3663483-urad-priznaciv-timcasovih-kerivnikiv-mitnoi-sluzbi-ta-derzprodspozivsluzbi.html" text:style-name="Internet_20_link" text:visited-style-name="Visited_20_Internet_20_Link">
</text:a>
.puisor高管在海关检测影子方案。 海关将每月每月一次以每月约1000亿的HRYVNIAS来洗净州预算。</text:p>
      <text:p text:style-name="P4">
News Source: <text:a xlink:type="simple" xlink:href="https://www.ukrinform.ua/rubric-polytics/3694478-parlament-pidtrimav-zakonoproekt-sodo-perezavantazenna-mitnici.html" text:style-name="Internet_20_link" text:visited-style-name="Visited_20_Internet_20_Link">
https://www.ukrinform.ua/rubric-polytics/3694478-parlament-pidtrimav-zakonoproekt-sodo-perezavantazenna-mitnici.html</text:a>
</text:p>
      <!--NEWS-->
      <text:h text:style-name="P10" text:outline-level="1">
<text:span text:style-name="T4">
Sinyakova不会在比利杯杜松子酒中与乌克兰对抗</text:span>
</text:h>
      <text:p text:style-name="P4">
作者: Ukrinform (Person)</text:p>
      <text:p text:style-name="P4">
出版商: Укринформ (Organization)</text:p>
      <text:p text:style-name="P4">
出版时间: 2023-04-11T16:27:35+03:00</text:p>
      <text:p text:style-name="P4">
修改时间: 2023-04-11T16:27:35+03:00</text:p>
      <text:p text:style-name="P4">
描述: 莎拉·贝尔克（Sarah Baylek）将取代她的位置。  - 乌克林。</text:p>
      <text:p text:style-name="P4">
图片: ["<text:a xlink:type="simple" xlink:href="https://static.ukrinform.com/photos/2023_04/thumb_files/630_360_1681219612-687.jpg" text:style-name="Internet_20_link" text:visited-style-name="Visited_20_Internet_20_Link">
630_360_16812...</text:a>
"]</text:p>
      <text:p text:style-name="P4">
标签: ['Теніс']</text:p>
      <text:p text:style-name="P4">
类型: Article</text:p>
      <!--METADATA-->
      <text:p text:style-name="P4">
<draw:frame draw:style-name="fr1" draw:name="Image92" text:anchor-type="as-char" svg:width="6.9236in" svg:height="3.956343in" draw:z-index="0">
<draw:image xlink:href="../Images/yкринформ/2023-04-11T16-27-35-03-00/630_360_1681219612-687.jpg" xlink:type="simple" xlink:show="embed" xlink:actuate="onLoad" draw:mime-type="image/jpeg"/>
</draw:frame>
她在莎拉·贝尔克(Sarah Baylek)的位置。</text:p>
      <text:p text:style-name="P4">
网球捷克共和国宣布在比利·让·金(Billy Jean King)对乌克兰队的比利·让·金(Billy Jean King)的作品中取代了<text:a xlink:type="simple" xlink:href="https://t.me/tennisukraine/1990" text:style-name="Internet_20_link" text:visited-style-name="Visited_20_Internet_20_Link">
</text:a>
据报道，乌克兰的报道，乌克兰网球联合会的新闻服务。</text:p>
      <text:p text:style-name="P4">
17岁的莎拉·贝尔克(Sarah Baylek)将参加比赛，而不是Kateryna Sinyakova，该比赛将在WTA排名中排名第155，均为713。</text:p>
      <text:p text:style-name="P4">
贝尔克本赛季在澳大利亚公开赛上获得了资格，但在第一轮中，基本知识输给了她的同胞巴伯里剧院。</text:p>
      <text:p text:style-name="P4">
<text:span text:style-name="T4">
另请阅读：</text:span>
 <text:a xlink:type="simple" xlink:href="https://www.ukrinform.ua/rubric-sports/3694083-olga-savcuk-u-nas-duze-horosa-komanda-a-b-nazvala-cej-sklad-idealnim.html" text:style-name="Internet_20_link" text:visited-style-name="Visited_20_Internet_20_Link">
</text:a>
据乌克林福姆称，这场比赛将于4月14日至15日在Belek的Mega Saray Hotel的土耳其Cortes举行。</text:p>
      <text:p text:style-name="P4">
照片：btu.org.ua</text:p>
      <text:p text:style-name="P4">
News Source: <text:a xlink:type="simple" xlink:href="https://www.ukrinform.ua/rubric-sports/3694479-sinakova-ne-zigrae-proti-ukraini-u-kubku-billi-dzin-king.html" text:style-name="Internet_20_link" text:visited-style-name="Visited_20_Internet_20_Link">
https://www.ukrinform.ua/rubric-sports/3694479-sinakova-ne-zigrae-proti-ukraini-u-kubku-billi-dzin-king.html</text:a>
</text:p>
      <!--NEWS-->
      <text:h text:style-name="P10" text:outline-level="1">
<text:span text:style-name="T4">
理事会通过了有关资金控制的法律来支持乌克兰</text:span>
</text:h>
      <text:p text:style-name="P4">
作者: Ukrinform (Person)</text:p>
      <text:p text:style-name="P4">
出版商: Укринформ (Organization)</text:p>
      <text:p text:style-name="P4">
出版时间: 2023-04-11T16:27:48+03:00</text:p>
      <text:p text:style-name="P4">
修改时间: 2023-04-11T16:27:48+03:00</text:p>
      <text:p text:style-name="P4">
描述: Verkhovna Rada从整体上批准了一项法案，该法案修改了《乌克兰预算守则》，涉及使用账户来支持乌克兰的资金。  - 乌克林。</text:p>
      <text:p text:style-name="P4">
图片: ["<text:a xlink:type="simple" xlink:href="https://static.ukrinform.com/photos/2021_06/thumb_files/630_360_1623144009-889.jpg" text:style-name="Internet_20_link" text:visited-style-name="Visited_20_Internet_20_Link">
630_360_16231...</text:a>
"]</text:p>
      <text:p text:style-name="P4">
标签: ['Бюджет', 'Верховна Рада', 'допомога']</text:p>
      <text:p text:style-name="P4">
类型: Article</text:p>
      <!--METADATA-->
      <text:p text:style-name="P4">
<draw:frame draw:style-name="fr1" draw:name="Image93" text:anchor-type="as-char" svg:width="6.9236in" svg:height="3.956343in" draw:z-index="0">
<draw:image xlink:href="../Images/yкринформ/2023-04-11T16-27-48-03-00/630_360_1623144009-889.jpg" xlink:type="simple" xlink:show="embed" xlink:actuate="onLoad" draw:mime-type="image/jpeg"/>
</draw:frame>
Verkhovnarad总体上采用了一项法案，该法案修改了乌克兰的预算盒，内容涉及使用帐户中的资金来支持乌克兰。</text:p>
      <text:p text:style-name="P4">
正如乌克林福姆报道的那样，它报告了<text:a xlink:type="simple" xlink:href="https://www.mof.gov.ua/uk/news/parlament_priiniav_propozitsiiu_minfinu_vreguliuvati_pitannia_vikoristannia_koshtiv_z_rakhunkiv_nbu_dlia_pidtrimki_ukraini-3937" text:style-name="Internet_20_link" text:visited-style-name="Visited_20_Internet_20_Link">
</text:a>
.</text:p>
      <text:p text:style-name="P4">
Документ передбачає щомісячне звітування про надходження та використаннякоштів щодо кожного з відкритих в НБУ рахунків та контроль за їх використаннямвідповідно до бюджетного законодавства.</text:p>
      <text:p text:style-name="P4">
Також передбачається розподіл та витрачання таких коштів за чіткими бюджетнимиправилами в межах <text:a xlink:type="simple" xlink:href="https://www.ukrinform.ua/tag-budzet" text:style-name="Internet_20_link" text:visited-style-name="Visited_20_Internet_20_Link">
 </text:a>
国家预算计划特别基金。</text:p>
      <text:p text:style-name="P4">
此外，主要支出单位的官方站点将宣传收到的自愿捐款的金额，即购买的商品和服务清单。</text:p>
      <text:p text:style-name="P4">
“ Verkhovna Rada通过的法律允许以更加协调和负责的方式在NBU的各个部门的账户中使用物理和法人实体的自愿捐款。 对于我们的国际合作伙伴来说，这一步骤也很重要，这可以证明其与国际货币基金的新合作计划一起证明。</text:p>
      <text:p text:style-name="P4">
<text:span text:style-name="T4">
另请阅读：</text:span>
 <text:a xlink:type="simple" xlink:href="https://www.ukrinform.ua/rubric-polytics/3694478-parlament-pidtrimav-zakonoproekt-sodo-perezavantazenna-mitnici.html" text:style-name="Internet_20_link" text:visited-style-name="Visited_20_Internet_20_Link">
</text:a>
他强调，乌克兰的资金支持的问责制，透明度和使用效率是他们进一步收到招聘捐助者和企业，慈善组织和公民的重要关键。</text:p>
      <text:p text:style-name="P4">
据乌克林福姆(Ukrinform)报道，2023年3月，Verkhovna Rada通过了一项法律，该法律规定了UAH 5372亿美元的州预算支出增加； 96.5％被送往国家安全和国防部门。</text:p>
      <text:p text:style-name="P4">
News Source: <text:a xlink:type="simple" xlink:href="https://www.ukrinform.ua/rubric-economy/3694480-rada-uhvalila-zakon-pro-kontrol-nad-kostami-na-pidtrimku-ukraini.html" text:style-name="Internet_20_link" text:visited-style-name="Visited_20_Internet_20_Link">
https://www.ukrinform.ua/rubric-economy/3694480-rada-uhvalila-zakon-pro-kontrol-nad-kostami-na-pidtrimku-ukraini.html</text:a>
</text:p>
      <!--NEWS-->
      <text:h text:style-name="P10" text:outline-level="1">
<text:span text:style-name="T4">
巴赫穆特（Bakhmut）的战斗：边防部队担任职位并反映了俄罗斯人的袭击</text:span>
</text:h>
      <text:p text:style-name="P4">
作者: Ukrinform (Person)</text:p>
      <text:p text:style-name="P4">
出版商: Укринформ (Organization)</text:p>
      <text:p text:style-name="P4">
出版时间: 2023-04-11T16:29:00+03:00</text:p>
      <text:p text:style-name="P4">
修改时间: 2023-04-11T16:29:00+03:00</text:p>
      <text:p text:style-name="P4">
描述: 乌克兰国家边境警卫队的战斗人员击退了另一次袭击唐内茨克地区巴赫穆特市俄罗斯入侵者的企图。  - 乌克林。</text:p>
      <text:p text:style-name="P4">
图片: ["<text:a xlink:type="simple" xlink:href="https://static.ukrinform.com/photos/2023_04/thumb_files/630_360_1681219584-952.jpg" text:style-name="Internet_20_link" text:visited-style-name="Visited_20_Internet_20_Link">
630_360_16812...</text:a>
"]</text:p>
      <text:p text:style-name="P4">
标签: ['Бахмут', 'Донеччина', 'Прикордонники', 'Війна з росією']</text:p>
      <text:p text:style-name="P4">
类型: Article</text:p>
      <!--METADATA-->
      <text:p text:style-name="P4">
<draw:frame draw:style-name="fr1" draw:name="Image94" text:anchor-type="as-char" svg:width="6.9236in" svg:height="3.956343in" draw:z-index="0">
<draw:image xlink:href="../Images/yкринформ/2023-04-11T16-29-00-03-00/630_360_1681219584-952.jpg" xlink:type="simple" xlink:show="embed" xlink:actuate="onLoad" draw:mime-type="image/jpeg"/>
</draw:frame>
乌克兰国家边境部门的边界反映了纳杜普罗亚入侵者对顿涅茨克地区巴赫穆特市的另一次尝试。</text:p>
      <text:p text:style-name="P4">
SSSU在[]中报告了这一点(https://t.me/DPSUkr/10502)乌克林福姆报道，已经出版了一名人员。</text:p>
      <text:p text:style-name="P4">
正如所指出的那样，战斗中敌人的力量被统治了。 粘结的六名边防人员保持了位置，并反映了三个小时的攻击。</text:p>
      <text:p text:style-name="P4">
由于环境的危险，加固到了 - 一组火灾支撑。</text:p>
      <text:p text:style-name="P4">
<text:span text:style-name="T4">
另请阅读：</text:span>
 <text:a xlink:type="simple" xlink:href="https://www.ukrinform.ua/rubric-ato/3694053-rosiani-obstriluut-transport-akij-ruhaetsa-v-bik-bahmuta-malar.html" text:style-name="Internet_20_link" text:visited-style-name="Visited_20_Internet_20_Link">
<text:span text:style-name="T4">
 bakhmut </text:span>
</text:a>
 - 在[]中说：“由于熟练地使用了手榴弹发射器和小武器，进攻被击退，受伤者被撤离到安全区。”(https://www.ukrinform.ua/tag-prikordonniki)。</text:p>
      <text:p text:style-name="P4">
正如乌克林福姆报道的，在<text:a xlink:type="simple" xlink:href="https://www.ukrinform.ua/rubric-ato/3693766-u-boah-za-bahmut-rosiani-perejsli-do-sirijskoi-taktiki-sirskij.html" text:style-name="Internet_20_link" text:visited-style-name="Visited_20_Internet_20_Link">
</text:a>
俄罗斯入侵者已转向烧毁土地的“俄罗斯”策略，对城市的防御仍在继续。  <text:span text:style-name="T5">
foto：dpsu</text:span>
</text:p>
      <text:p text:style-name="P4">
News Source: <text:a xlink:type="simple" xlink:href="https://www.ukrinform.ua/rubric-ato/3694481-bij-u-bahmuti-prikordonniki-vtrimali-pozicii-i-vidbili-ataku-rosian.html" text:style-name="Internet_20_link" text:visited-style-name="Visited_20_Internet_20_Link">
https://www.ukrinform.ua/rubric-ato/3694481-bij-u-bahmuti-prikordonniki-vtrimali-pozicii-i-vidbili-ataku-rosian.html</text:a>
</text:p>
      <!--NEWS-->
      <text:h text:style-name="P10" text:outline-level="1">
<text:span text:style-name="T4">
日本已交出设备来处理Irpen的建筑废物</text:span>
</text:h>
      <text:p text:style-name="P4">
作者: Ukrinform (Person)</text:p>
      <text:p text:style-name="P4">
出版商: Укринформ (Organization)</text:p>
      <text:p text:style-name="P4">
出版时间: 2023-04-11T16:33:00+03:00</text:p>
      <text:p text:style-name="P4">
修改时间: 2023-04-11T16:33:00+03:00</text:p>
      <text:p text:style-name="P4">
描述: 日本转移了7批挖掘机的第一批设备，这对于在基辅地区的Irpen出售试点项目是必要的，用于临时存储建筑废物及其对其进行进一步使用。  - 乌克林。</text:p>
      <text:p text:style-name="P4">
图片: ["<text:a xlink:type="simple" xlink:href="https://static.ukrinform.com/photos/2023_04/thumb_files/630_360_1681220382-634.jpg" text:style-name="Internet_20_link" text:visited-style-name="Visited_20_Internet_20_Link">
630_360_16812...</text:a>
", "<text:a xlink:type="simple" xlink:href="https://static.ukrinform.com/photos/2023_04/thumb_files/630_360_1681219914-6871.jpeg" text:style-name="Internet_20_link" text:visited-style-name="Visited_20_Internet_20_Link">
630_360_16812...</text:a>
", "<text:a xlink:type="simple" xlink:href="https://static.ukrinform.com/photos/2023_04/thumb_files/630_360_1681219913-5046.jpeg" text:style-name="Internet_20_link" text:visited-style-name="Visited_20_Internet_20_Link">
630_360_16812...</text:a>
", "<text:a xlink:type="simple" xlink:href="https://static.ukrinform.com/photos/2023_04/thumb_files/630_360_1681219914-5613.jpeg" text:style-name="Internet_20_link" text:visited-style-name="Visited_20_Internet_20_Link">
630_360_16812...</text:a>
", "<text:a xlink:type="simple" xlink:href="https://static.ukrinform.com/photos/2023_04/thumb_files/630_360_1681219914-9654.jpeg" text:style-name="Internet_20_link" text:visited-style-name="Visited_20_Internet_20_Link">
630_360_16812...</text:a>
", "<text:a xlink:type="simple" xlink:href="https://static.ukrinform.com/photos/2023_04/thumb_files/630_360_1681219914-6407.jpeg" text:style-name="Internet_20_link" text:visited-style-name="Visited_20_Internet_20_Link">
630_360_16812...</text:a>
"]</text:p>
      <text:p text:style-name="P4">
标签: ['Японія', 'Ірпінь', 'Київщина', 'Відбудова']</text:p>
      <text:p text:style-name="P4">
类型: Article</text:p>
      <!--METADATA-->
      <text:p text:style-name="P4">
<draw:frame draw:style-name="fr1" draw:name="Image95" text:anchor-type="as-char" svg:width="6.9236in" svg:height="3.956343in" draw:z-index="0">
<draw:image xlink:href="../Images/yкринформ/2023-04-11T16-33-00-03-00/630_360_1681220382-634.jpg" xlink:type="simple" xlink:show="embed" xlink:actuate="onLoad" draw:mime-type="image/jpeg"/>
</draw:frame>
日本传输了7个挖掘机的第一批设备，这对于在基辅地区的Irpen建造一个平台的试点项目是必要的，用于储存施工废物及其在随后使用的情况下进行分类。</text:p>
      <text:p text:style-name="P4">
这是乌克利福通讯员的报道。</text:p>
      <text:p text:style-name="P4">
“我们非常意识到需要恢复和重建乌克兰尤其是欧文市的基础设施。 今天，我们从日本一侧传递了7台设备，这将有助于<text:a xlink:type="simple" xlink:href="https://www.ukrinform.ua/rubric-vidbudova" text:style-name="Internet_20_link" text:visited-style-name="Visited_20_Internet_20_Link">
</text:a>
。 这是第一方。 接下来，计划进口10台相关机器。 它们将在塔基夫地区的欧彭(Irpen)使用。</text:p>
      <text:p text:style-name="P4">
通常，在乌克兰与日本国际合作机构之间的紧急恢复计划中(JICA)计划分配39个单位来处理施工废物。 目前，Irpen已经确定了土地地块，在该土地上将建造用外国设备临时存储废物。</text:p>
      <text:p text:style-name="P4">
<draw:frame draw:style-name="fr1" draw:name="Image96" text:anchor-type="as-char" svg:width="6.9236in" svg:height="3.956343in" draw:z-index="0">
<draw:image xlink:href="../Images/yкринформ/2023-04-11T16-33-00-03-00/630_360_1681219914-6871.jpeg" xlink:type="simple" xlink:show="embed" xlink:actuate="onLoad" draw:mime-type="image/jpeg"/>
</draw:frame>
日本开发了用于处理Irpen /照片中建筑废物的设备：乌克兰社区发展，领土和基础设施部<text:a xlink:type="simple" xlink:href="https://static.ukrinform.com/photos/2023_04/1681219914-6871.jpeg" text:style-name="Internet_20_link" text:visited-style-name="Visited_20_Internet_20_Link">
![] [] [] [](Images/yкринформ/2023-04-11T16-33-00-03-00/630_360_1681219914-6871.jpeg)</text:a>
 <text:a xlink:type="simple" xlink:href="https://static.ukrinform.com/photos/2023_04/1681219913-5046.jpeg" text:style-name="Internet_20_link" text:visited-style-name="Visited_20_Internet_20_Link">
<draw:frame draw:style-name="fr1" draw:name="Image97" text:anchor-type="as-char" svg:width="6.9236in" svg:height="3.956343in" draw:z-index="0">
<draw:image xlink:href="../Images/yкринформ/2023-04-11T16-33-00-03-00/630_360_1681219913-5046.jpeg" xlink:type="simple" xlink:show="embed" xlink:actuate="onLoad" draw:mime-type="image/jpeg"/>
</draw:frame>
</text:a>
 <text:a xlink:type="simple" xlink:href="https://static.ukrinform.com/photos/2023_04/1681219914-5613.jpeg" text:style-name="Internet_20_link" text:visited-style-name="Visited_20_Internet_20_Link">
<draw:frame draw:style-name="fr1" draw:name="Image98" text:anchor-type="as-char" svg:width="6.9236in" svg:height="3.956343in" draw:z-index="0">
<draw:image xlink:href="../Images/yкринформ/2023-04-11T16-33-00-03-00/630_360_1681219914-5613.jpeg" xlink:type="simple" xlink:show="embed" xlink:actuate="onLoad" draw:mime-type="image/jpeg"/>
</draw:frame>
</text:a>
 <text:a xlink:type="simple" xlink:href="https://static.ukrinform.com/photos/2023_04/1681219914-9654.jpeg" text:style-name="Internet_20_link" text:visited-style-name="Visited_20_Internet_20_Link">
<draw:frame draw:style-name="fr1" draw:name="Image99" text:anchor-type="as-char" svg:width="6.9236in" svg:height="3.956343in" draw:z-index="0">
<draw:image xlink:href="../Images/yкринформ/2023-04-11T16-33-00-03-00/630_360_1681219914-9654.jpeg" xlink:type="simple" xlink:show="embed" xlink:actuate="onLoad" draw:mime-type="image/jpeg"/>
</draw:frame>
</text:a>
 <text:a xlink:type="simple" xlink:href="https://static.ukrinform.com/photos/2023_04/1681219914-6407.jpeg" text:style-name="Internet_20_link" text:visited-style-name="Visited_20_Internet_20_Link">
<draw:frame draw:style-name="fr1" draw:name="Image100" text:anchor-type="as-char" svg:width="6.9236in" svg:height="3.956343in" draw:z-index="0">
<draw:image xlink:href="../Images/yкринформ/2023-04-11T16-33-00-03-00/630_360_1681219914-6407.jpeg" xlink:type="simple" xlink:show="embed" xlink:actuate="onLoad" draw:mime-type="image/jpeg"/>
</draw:frame>
</text:a>
“一旦我们成功地在Irpen实施了该项目，我们就计划在包括Donetsk和Kherson地区在内的其他地区继续他们的工作。 该项目只是第一阶段，第二个项目是帮助投资，贸易发展和为日本公司开门。” Matzuda Kuninory补充说。据报道，日本将通过北约信托基金和[]分配3,000万美元用于乌克兰骨骼武器的供应。(https://www.ukrinform.ua/rubric-ato/3685621-aponia-vidilit-30-miljoniv-na-neletalne-ozbroenna-dla-ukraini.html)_foto：乌克兰社区发展，领土和基础设施部</text:p>
      <text:p text:style-name="P4">
News Source: <text:a xlink:type="simple" xlink:href="https://www.ukrinform.ua/rubric-vidbudova/3694487-aponia-peredala-tehniku-dla-zdijsnenna-obrobki-budivelnih-vidhodiv-v-irpeni.html" text:style-name="Internet_20_link" text:visited-style-name="Visited_20_Internet_20_Link">
https://www.ukrinform.ua/rubric-vidbudova/3694487-aponia-peredala-tehniku-dla-zdijsnenna-obrobki-budivelnih-vidhodiv-v-irpeni.html</text:a>
</text:p>
      <!--NEWS-->
      <text:h text:style-name="P10" text:outline-level="1">
<text:span text:style-name="T4">
国际货币基金组织已将全球经济增长的预测恶化至2.8％</text:span>
</text:h>
      <text:p text:style-name="P4">
作者: Ukrinform (Person)</text:p>
      <text:p text:style-name="P4">
出版商: Укринформ (Organization)</text:p>
      <text:p text:style-name="P4">
出版时间: 2023-04-11T16:35:00+03:00</text:p>
      <text:p text:style-name="P4">
修改时间: 2023-04-11T16:35:00+03:00</text:p>
      <text:p text:style-name="P4">
描述: 国际货币基金组织对2023年全球经济增长的期望降低了，达到2.8％，而先前的预测为2.9％，这是三个月前发布的。  - 乌克林。</text:p>
      <text:p text:style-name="P4">
图片: ["<text:a xlink:type="simple" xlink:href="https://static.ukrinform.com/photos/2020_11/thumb_files/630_360_1606382332-862.jpg" text:style-name="Internet_20_link" text:visited-style-name="Visited_20_Internet_20_Link">
630_360_16063...</text:a>
"]</text:p>
      <text:p text:style-name="P4">
标签: ['Економіка', 'МВФ', 'Прогноз']</text:p>
      <text:p text:style-name="P4">
类型: Article</text:p>
      <!--METADATA-->
      <text:p text:style-name="P4">
<draw:frame draw:style-name="fr1" draw:name="Image101" text:anchor-type="as-char" svg:width="6.9236in" svg:height="3.956343in" draw:z-index="0">
<draw:image xlink:href="../Images/yкринформ/2023-04-11T16-35-00-03-00/630_360_1606382332-862.jpg" xlink:type="simple" xlink:show="embed" xlink:actuate="onLoad" draw:mime-type="image/jpeg"/>
</draw:frame>
国际货币基金组织对2023年全球经济增长的期望降低了，达到2.8％，而先前预测的2.9％，这是三个月前发布的。</text:p>
      <text:p text:style-name="P4">
这是在对“世界经济前景”的新评论的介绍中指出的(we)周二，国际货币基金组织首席经济学家皮埃尔·洛里维尔·霍里诺文(Pierre-Olivier Horinoven)报告了乌克林福姆自己的记者。</text:p>
      <text:p text:style-name="P4">
该基金的代表说：“根据我们的后者预测，今年全球增长率将达到2.8％，明年明年将上升至3％。”</text:p>
      <text:p text:style-name="P4">
同时，他指出，全球通货膨胀将减少。 虽然，根据它的话，这种情况的发生速度会比预期的要慢。</text:p>
      <text:p text:style-name="P4">
通常，正如代表指出的<text:a xlink:type="simple" xlink:href="https://www.ukrinform.ua/tag-mvf" text:style-name="Internet_20_link" text:visited-style-name="Visited_20_Internet_20_Link">
</text:a>
，在害怕国家的经济速度中，今年的放缓将更加感受。 同时，在发展中的市场和发展中经济体中，许多领域都注意到了更多积极的动态。</text:p>
      <text:p text:style-name="P4">
“全球经济继续经历不确定性的时期，当时过去三年中不良动荡的总体发生，包括《流行病-19 -19》和俄罗斯联邦进入乌克兰的入侵，被无法预测的种子表现出来。” 。</text:p>
      <text:p text:style-name="P4">
<text:span text:style-name="T4">
另请阅读：</text:span>
 <text:a xlink:type="simple" xlink:href="https://www.ukrinform.ua/rubric-economy/3694301-marcenko-proviv-zustrici-z-predstavnikami-mvf.html" text:style-name="Internet_20_link" text:visited-style-name="Visited_20_Internet_20_Link">
<text:span text:style-name="T4">
 imf </text:span>
</text:a>
在这方面，注意维持不良需求，长期供应，原材料价格上涨，这导致了世界许多经济体的最大通货膨胀记者。 它还促使集中发射器制定了反映的积极政策，包括在贷款上发现利率。正如乌克林福姆报道的那样，今年1月，国际货币基金组织<text:a xlink:type="simple" xlink:href="https://www.ukrinform.ua/rubric-economy/3662440-mvf-nesuttevo-pokrasiv-prognoz-dla-globalnoi-ekonomiki-v-2023-roci.html" text:style-name="Internet_20_link" text:visited-style-name="Visited_20_Internet_20_Link">
</text:a>
 <text:a xlink:type="simple" xlink:href="https://www.ukrinform.ua/rubric-economy/3662440-mvf-nesuttevo-pokrasiv-prognoz-dla-globalnoi-ekonomiki-v-2023-roci.html" text:style-name="Internet_20_link" text:visited-style-name="Visited_20_Internet_20_Link">
</text:a>
 <text:a xlink:type="simple" xlink:href="https://www.ukrinform.ua/rubric-economy/3662440-mvf-nesuttevo-pokrasiv-prognoz-dla-globalnoi-ekonomiki-v-2023-roci.html" text:style-name="Internet_20_link" text:visited-style-name="Visited_20_Internet_20_Link">
</text:a>
审查“世界经济的前景”(we)，他指出，2023年的全球增长量为2.9％，而2024年的全球增长率为3.1％。 为了进行比较，2021年，世界经济增长率为6.2％。</text:p>
      <text:p text:style-name="P4">
News Source: <text:a xlink:type="simple" xlink:href="https://www.ukrinform.ua/rubric-economy/3694488-mvf-pogirsiv-prognoz-zrostanna-globalnoi-ekonomiki-do-28.html" text:style-name="Internet_20_link" text:visited-style-name="Visited_20_Internet_20_Link">
https://www.ukrinform.ua/rubric-economy/3694488-mvf-pogirsiv-prognoz-zrostanna-globalnoi-ekonomiki-do-28.html</text:a>
</text:p>
      <!--NEWS-->
      <text:h text:style-name="P10" text:outline-level="1">
<text:span text:style-name="T4">
正面的情况并提供弹药：Zelensky举行了一场费率会议</text:span>
</text:h>
      <text:p text:style-name="P4">
作者: Ukrinform (Person)</text:p>
      <text:p text:style-name="P4">
出版商: Укринформ (Organization)</text:p>
      <text:p text:style-name="P4">
出版时间: 2023-04-11T16:37:00+03:00</text:p>
      <text:p text:style-name="P4">
修改时间: 2023-04-11T16:37:00+03:00</text:p>
      <text:p text:style-name="P4">
描述: 周二，沃迪米尔·泽伦斯基（Volodymyr Zelenskyy）总统举行了最高指挥官的常规会议。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асідання', 'Боєприпаси', 'Зеленський', 'Війна з росією']</text:p>
      <text:p text:style-name="P4">
类型: Article</text:p>
      <!--METADATA-->
      <text:p text:style-name="P4">
<draw:frame draw:style-name="fr1" draw:name="Image102" text:anchor-type="as-char" svg:width="6.9236in" svg:height="3.956343in" draw:z-index="0">
<draw:image xlink:href="../Images/yкринформ/2023-04-11T16-37-00-03-00/630_360_1679682020-565.jpeg" xlink:type="simple" xlink:show="embed" xlink:actuate="onLoad" draw:mime-type="image/jpeg"/>
</draw:frame>
星期二，总统洛德米尔·泽伦斯基(Lordimir Zelensky)举行了高级总司令的定期会议。</text:p>
      <text:p text:style-name="P4">
参与者听到了有关一般操作情况的报道，内容涉及前面的局势在部队运营战略责任的责任范围内的局势。(https://www.president.gov.ua/news/pid-golovuvannyam-volodimira-zelenskogo-vidbulosya-zasidanny-82193)。</text:p>
      <text:p text:style-name="P4">
此外，情报管理在不久的将来还告知了侵略者国家的可能行动。</text:p>
      <text:p text:style-name="P4">
会议的参与者还分析了提供单位的状态。</text:p>
      <text:p text:style-name="P4">
根据OP的说法，新成立的国防军旅的人员，武器和军事装备的问题继续进行。</text:p>
      <text:p text:style-name="P4">
<text:span text:style-name="T4">
另请阅读：</text:span>
 <text:a xlink:type="simple" xlink:href="https://www.ukrinform.ua/rubric-ato/3693983-droni-boepripasi-ta-anteni-nimeccina-peredala-ukraini-cergovij-paket-vijskovoi-dopomogi.html" text:style-name="Internet_20_link" text:visited-style-name="Visited_20_Internet_20_Link">
<text:span text:style-name="T4">
弹药</text:span>
</text:a>
成员们还讨论了提高乌克兰在执行战斗任务时确保和互动系统的安全和互动系统效率的问题。</text:p>
      <text:p text:style-name="P4">
会议由指挥官 - 主持人参加<text:a xlink:type="simple" xlink:href="https://www.ukrinform.ua/tag-zsu" text:style-name="Internet_20_link" text:visited-style-name="Visited_20_Internet_20_Link">
</text:a>
国防部主管Kirill Budanov，国家安全与国防委员会秘书Alexey Danilov，OP OP Andriy Yermak的属和作战论据的指挥官Alexey Danilov，瓦莱里·扎卢兹(Valery Zaluzhny)</text:p>
      <text:p text:style-name="P4">
政府成员，执法机构和正确的保护当局也参加了会议。</text:p>
      <text:p text:style-name="P4">
News Source: <text:a xlink:type="simple" xlink:href="https://www.ukrinform.ua/rubric-ato/3694489-situacia-na-fronti-ta-zabezpecenna-boepripasami-zelenskij-proviv-zasidanna-stavki.html" text:style-name="Internet_20_link" text:visited-style-name="Visited_20_Internet_20_Link">
https://www.ukrinform.ua/rubric-ato/3694489-situacia-na-fronti-ta-zabezpecenna-boepripasami-zelenskij-proviv-zasidanna-stavki.html</text:a>
</text:p>
      <!--NEWS-->
      <text:h text:style-name="P10" text:outline-level="1">
<text:span text:style-name="T4">
教师将提供心理支持：理事会通过了一项有关高级培训的法律</text:span>
</text:h>
      <text:p text:style-name="P4">
作者: Ukrinform (Person)</text:p>
      <text:p text:style-name="P4">
出版商: Укринформ (Organization)</text:p>
      <text:p text:style-name="P4">
出版时间: 2023-04-11T16:38:18+03:00</text:p>
      <text:p text:style-name="P4">
修改时间: 2023-04-11T16:38:18+03:00</text:p>
      <text:p text:style-name="P4">
描述: Verkhovna Rada通过了一项法律，该法律规定了教学人员在教育过程中为参与者提供心理支持的问题。  - 乌克林。</text:p>
      <text:p text:style-name="P4">
图片: ["<text:a xlink:type="simple" xlink:href="https://static.ukrinform.com/photos/2021_02/thumb_files/630_360_1614399292-340.jpg" text:style-name="Internet_20_link" text:visited-style-name="Visited_20_Internet_20_Link">
630_360_16143...</text:a>
"]</text:p>
      <text:p text:style-name="P4">
标签: ['Діти', 'Верховна Рада', 'Вчителі', 'Психолог']</text:p>
      <text:p text:style-name="P4">
类型: Article</text:p>
      <!--METADATA-->
      <text:p text:style-name="P4">
<draw:frame draw:style-name="fr1" draw:name="Image103" text:anchor-type="as-char" svg:width="6.9236in" svg:height="3.956343in" draw:z-index="0">
<draw:image xlink:href="../Images/yкринформ/2023-04-11T16-38-18-03-00/630_360_1614399292-340.jpg" xlink:type="simple" xlink:show="embed" xlink:actuate="onLoad" draw:mime-type="image/jpeg"/>
</draw:frame>
Verkhovnarad通过了一项法律，规定了教学工人在为教育过程的参与者提供心理支持方面的高级培训。</text:p>
      <text:p text:style-name="P4">
关于它MP Yaroslav Zheleznyak(“嗓音”)报道了<text:a xlink:type="simple" xlink:href="https://t.me/yzheleznyak/3857" text:style-name="Internet_20_link" text:visited-style-name="Visited_20_Internet_20_Link">
</text:a>
，报道乌克林福姆。</text:p>
      <text:p text:style-name="P4">
根据议员的说法，在“关于乌克兰法律第51条的修正案”中采用了《完全中等教育》第51条，以提高教学工人在为参与者提供心理支持的问题的问题上，以提高教学工人的资格”。(  <text:a xlink:type="simple" xlink:href="https://itd.rada.gov.ua/billinfo/Bills/CardByRn" text:style-name="Internet_20_link" text:visited-style-name="Visited_20_Internet_20_Link">
</text:a>
 )299人的代表投票了。</text:p>
      <text:p text:style-name="P4">
根据该文件，立法为改善教学工人资格提供的学术时间总数不少于10％，旨在提高提供心理支持问题的知识，技能和实践给参与者参加教育过程。</text:p>
      <text:p text:style-name="P4">
<text:span text:style-name="T4">
另请阅读：</text:span>
 <text:a xlink:type="simple" xlink:href="https://www.ukrinform.ua/rubric-society/3692216-v-ukraini-startue-cergovij-etap-sertifikacii-vciteliv-mon.html" text:style-name="Internet_20_link" text:visited-style-name="Visited_20_Internet_20_Link">
</text:a>
根据作者的说法，它将有助于早期鉴定其他心理状况的心理创伤迹象，预防次级心理创伤的出现，创伤后应激障碍，焦虑症和抑郁症，偏差的行为以及行为，以及预防儿童自杀。</text:p>
      <text:p text:style-name="P4">
据报道，在所有 - 乌克兰人心理健康计划的框架内(https://www.ukrinform.ua/tag-olena-zelenska)开始运动的目的是促进社会心理健康文化的形成，提供理解并展示将帮助乌克兰人照顾其内部状态的工具。</text:p>
      <text:p text:style-name="P4">
News Source: <text:a xlink:type="simple" xlink:href="https://www.ukrinform.ua/rubric-society/3694486-pedagogi-nadavatimut-psihologicnu-pidtrimku-rada-uhvalila-zakon-pro-pidvisenna-kvalifikacii.html" text:style-name="Internet_20_link" text:visited-style-name="Visited_20_Internet_20_Link">
https://www.ukrinform.ua/rubric-society/3694486-pedagogi-nadavatimut-psihologicnu-pidtrimku-rada-uhvalila-zakon-pro-pidvisenna-kvalifikacii.html</text:a>
</text:p>
      <!--NEWS-->
      <text:h text:style-name="P10" text:outline-level="1">
<text:span text:style-name="T4">
乌克兰预计将在5  -  7年内在世界上被捕多达1000亿美元</text:span>
</text:h>
      <text:p text:style-name="P4">
作者: Ukrinform (Person)</text:p>
      <text:p text:style-name="P4">
出版商: Укринформ (Organization)</text:p>
      <text:p text:style-name="P4">
出版时间: 2023-04-11T16:44:20+03:00</text:p>
      <text:p text:style-name="P4">
修改时间: 2023-04-11T16:44:20+03:00</text:p>
      <text:p text:style-name="P4">
描述: 乌克兰预计，在5  -  7年内将获得约1000亿美元的收入，而全世界被捕的俄罗斯主权资产。  - 乌克林。</text:p>
      <text:p text:style-name="P4">
图片: ["<text:a xlink:type="simple" xlink:href="https://static.ukrinform.com/photos/2018_12/thumb_files/630_360_1545154481-916.jpg" text:style-name="Internet_20_link" text:visited-style-name="Visited_20_Internet_20_Link">
630_360_15451...</text:a>
", "<text:a xlink:type="simple" xlink:href="https://static.ukrinform.com/photos/2023_04/1681220295-944.jpg" text:style-name="Internet_20_link" text:visited-style-name="Visited_20_Internet_20_Link">
1681220295-94...</text:a>
"]</text:p>
      <text:p text:style-name="P4">
标签: ['Україна', 'росія', 'Конфіскація активів']</text:p>
      <text:p text:style-name="P4">
类型: Article</text:p>
      <!--METADATA-->
      <text:p text:style-name="P4">
<draw:frame draw:style-name="fr1" draw:name="Image104" text:anchor-type="as-char" svg:width="6.9236in" svg:height="3.956343in" draw:z-index="0">
<draw:image xlink:href="../Images/yкринформ/2023-04-11T16-44-20-03-00/630_360_1545154481-916.jpg" xlink:type="simple" xlink:show="embed" xlink:actuate="onLoad" draw:mime-type="image/jpeg"/>
</draw:frame>
乌克兰在5  -  7年内考虑了大约1000亿美元，全球交换的俄罗斯主权资产。</text:p>
      <text:p text:style-name="P4">
关于乌克兰媒体中心的简报 - 乌克林福姆说，乌克兰Oleg Gavrish总裁办公室办公室办公室办公室办公室的组织工作部首席顾问。</text:p>
      <text:p text:style-name="P4">
他回忆说，我们的州目前正在估计由700-800亿美元造成的俄罗斯侵略。 战争的每一天都在增加。</text:p>
      <text:p text:style-name="P4">
<draw:frame draw:style-name="fr1" draw:name="Image105" text:anchor-type="as-char" svg:width="6.9236in" svg:height="5.154236in" draw:z-index="0">
<draw:image xlink:href="../Images/yкринформ/2023-04-11T16-44-20-03-00/1681220295-944.jpg" xlink:type="simple" xlink:show="embed" xlink:actuate="onLoad" draw:mime-type="image/jpeg"/>
</draw:frame>
“根据检察长办公室的说法，在全面入侵期间，敌人严重损害了7440万座住宅建筑，近25000个教育机构，500家医院，400个文化和120个宗教结构，以及4.5千名物体通信，以及其他12000个对象。 说到能源基础设施，俄罗斯联合会摧毁了114个物体，造成了279个节拍。 此类攻击最多是在Dnipropetrovsk地区进行的(34)Ina Kharkiv地区(30)”， - 加夫里什(Gavrish)说。</text:p>
      <text:p text:style-name="P4">
<text:span text:style-name="T4">
另请阅读：</text:span>
 <text:a xlink:type="simple" xlink:href="https://www.ukrinform.ua/rubric-vidbudova/3694441-u-reestri-poskodzenogo-ta-znisenogo-majna-vze-ponad-36-tisac-obektiv.html" text:style-name="Internet_20_link" text:visited-style-name="Visited_20_Internet_20_Link">
<text:span text:style-name="T4">
注册</text:span>
</text:a>
为了赔偿，乌克兰主要希望在世界范围内收到被捕的俄罗斯主权(属于侵略者和国有公司的人)资产。</text:p>
      <text:p text:style-name="P4">
“这是一个复杂而漫长的过程。但是它正在移动。安大略省许多国家都有适当的决定。这笔钱约为1000亿美元。官方。</text:p>
      <text:p text:style-name="P4">
还准备了在国外撤出其他俄罗斯资产的机制 - 接受，属于俄罗斯州立的公司和寡头的企业的接纳，房地产或工业对象以及[]的企业。(https://www.ukrinform.ua/tag-sankcii)。</text:p>
      <text:p text:style-name="P4">
在乌克兰夺取俄罗斯商业资产的成功经历。 例如，加夫里什(Gavrish)列举了最高反腐败法院的决定<text:a xlink:type="simple" xlink:href="https://www.ukrinform.ua/rubric-kyiv/3684783-vaks-konfiskuvav-castku-rotenbergiv-u-ocean-plaza.html" text:style-name="Internet_20_link" text:visited-style-name="Visited_20_Internet_20_Link">
</text:a>
_，_属于俄罗斯寡头罗坦堡。</text:p>
      <text:p text:style-name="P4">
<text:span text:style-name="T4">
另请阅读：</text:span>
 <text:a xlink:type="simple" xlink:href="https://www.ukrinform.ua/rubric-economy/3694412-arma-za-misac-rozsukalo-aktiviv-majze-na-13-milarda.html" text:style-name="Internet_20_link" text:visited-style-name="Visited_20_Internet_20_Link">
<text:span text:style-name="T4">
 arma </text:span>
</text:a>
</text:p>
      <text:p text:style-name="P4">
据报道，在乌克兰全面入侵的两年前，有13,000家公司直接或间接地与侵略者国家相关。 根据YouControl的数据，2021年，乌克兰与俄罗斯或受益人的总资产总量为90亿美元。</text:p>
      <text:p text:style-name="P4">
News Source: <text:a xlink:type="simple" xlink:href="https://www.ukrinform.ua/rubric-economy/3694491-ukraina-rozrahovue-za-57-rokiv-otrimati-do-100-milardiv-iz-zaarestovanih-u-sviti-aktiviv-rf.html" text:style-name="Internet_20_link" text:visited-style-name="Visited_20_Internet_20_Link">
https://www.ukrinform.ua/rubric-economy/3694491-ukraina-rozrahovue-za-57-rokiv-otrimati-do-100-milardiv-iz-zaarestovanih-u-sviti-aktiviv-rf.html</text:a>
</text:p>
      <!--NEWS-->
      <text:h text:style-name="P10" text:outline-level="1">
<text:span text:style-name="T4">
乌克兰在战争期间取消了对损坏或销毁房地产的税款</text:span>
</text:h>
      <text:p text:style-name="P4">
作者: Ukrinform (Person)</text:p>
      <text:p text:style-name="P4">
出版商: Укринформ (Organization)</text:p>
      <text:p text:style-name="P4">
出版时间: 2023-04-11T16:55:00+03:00</text:p>
      <text:p text:style-name="P4">
修改时间: 2023-04-11T16:55:00+03:00</text:p>
      <text:p text:style-name="P4">
描述: Verkhovna Rada采用了一项法律，该法律阻止了应计和缴纳房地产税，而房地产税被俄罗斯侵略摧毁或损害。  - 乌克林。</text:p>
      <text:p text:style-name="P4">
图片: ["<text:a xlink:type="simple" xlink:href="https://static.ukrinform.com/photos/2023_02/thumb_files/630_360_1675602162-720.jpeg" text:style-name="Internet_20_link" text:visited-style-name="Visited_20_Internet_20_Link">
630_360_16756...</text:a>
"]</text:p>
      <text:p text:style-name="P4">
标签: ['Нерухомість', 'Податки', 'Верховна Рада', 'Майно', 'Війна з росією', 'Пошкодження']</text:p>
      <text:p text:style-name="P4">
类型: Article</text:p>
      <!--METADATA-->
      <text:p text:style-name="P4">
<draw:frame draw:style-name="fr1" draw:name="Image106" text:anchor-type="as-char" svg:width="6.9236in" svg:height="3.956343in" draw:z-index="0">
<draw:image xlink:href="../Images/yкринформ/2023-04-11T16-55-00-03-00/630_360_1675602162-720.jpeg" xlink:type="simple" xlink:show="embed" xlink:actuate="onLoad" draw:mime-type="image/jpeg"/>
</draw:frame>
Verkhovnarad通过了一项法律，该法律终止了由于俄罗斯侵略而遭到破坏或损害的Nanterushow财产的支付。</text:p>
      <text:p text:style-name="P4">
二次阅读中支持的7632 MPS号法案。(https://www.rada.gov.ua/news/razom/235336.html)得到正式认可的 <text:a xlink:type="simple" xlink:href="https://itd.rada.gov.ua/billinfo/Bills/Card/40183" text:style-name="Internet_20_link" text:visited-style-name="Visited_20_Internet_20_Link">
</text:a>
改变乌克兰的税法，该法规取消应计和付款<text:a xlink:type="simple" xlink:href="https://www.ukrinform.ua/tag-podatki" text:style-name="Internet_20_link" text:visited-style-name="Visited_20_Internet_20_Link">
</text:a>
对于由于俄罗斯联邦的武装侵略而被摧毁或损坏的住宅和非住宅物体。</text:p>
      <text:p text:style-name="P4">
根据该文件的作者，该法律将促进企业与控制机构之间建立伙伴关系，并确保在税收程序监管中进行社会法律。</text:p>
      <text:p text:style-name="P4">
<text:span text:style-name="T4">
另请阅读：</text:span>
 <text:a xlink:type="simple" xlink:href="https://www.ukrinform.ua/rubric-polytics/3694478-parlament-pidtrimav-zakonoproekt-sodo-perezavantazenna-mitnici.html" text:style-name="Internet_20_link" text:visited-style-name="Visited_20_Internet_20_Link">
<text:span text:style-name="T4">
议会</text:span>
</text:a>
据报道，乌克兰总统签署了一项法律，该法律定义了提供国家的法律有序的组织原则<text:a xlink:type="simple" xlink:href="https://www.ukrinform.ua/rubric-society/3683893-zelenskij-pidpisav-zakon-pro-kompensaciu-za-poskodzene-abo-znisene-zitlo.html" text:style-name="Internet_20_link" text:visited-style-name="Visited_20_Internet_20_Link">
</text:a>
自2月24日以来，由于敌对行动。</text:p>
      <text:p text:style-name="P4">
News Source: <text:a xlink:type="simple" xlink:href="https://www.ukrinform.ua/rubric-economy/3694496-v-ukraini-skasuvali-podatki-na-poskodzenu-abo-zrujnovanu-neruhomist-pid-cas-vijni.html" text:style-name="Internet_20_link" text:visited-style-name="Visited_20_Internet_20_Link">
https://www.ukrinform.ua/rubric-economy/3694496-v-ukraini-skasuvali-podatki-na-poskodzenu-abo-zrujnovanu-neruhomist-pid-cas-vijni.html</text:a>
</text:p>
      <!--NEWS-->
      <text:h text:style-name="P10" text:outline-level="1">
<text:span text:style-name="T4">
俄罗斯联邦的杜马州引入了电子传票，并部分关闭了边界</text:span>
</text:h>
      <text:p text:style-name="P4">
作者: Ukrinform (Person)</text:p>
      <text:p text:style-name="P4">
出版商: Укринформ (Organization)</text:p>
      <text:p text:style-name="P4">
出版时间: 2023-04-11T16:55:36+03:00</text:p>
      <text:p text:style-name="P4">
修改时间: 2023-04-11T16:55:36+03:00</text:p>
      <text:p text:style-name="P4">
描述: 在将电子传票合法化的第二和第三次读物中批准了杜马州的杜马州将被送往“国家服务”的个人办公室。  - 乌克林。</text:p>
      <text:p text:style-name="P4">
图片: ["<text:a xlink:type="simple" xlink:href="https://static.ukrinform.com/photos/2015_10/thumb_files/630_360_1446199062-9786-gosduma-rf.jpg" text:style-name="Internet_20_link" text:visited-style-name="Visited_20_Internet_20_Link">
630_360_14461...</text:a>
"]</text:p>
      <text:p text:style-name="P4">
标签: ['Мобілізація', 'Держдума РФ', 'Кордон', 'Повістка', 'Війна з росією']</text:p>
      <text:p text:style-name="P4">
类型: Article</text:p>
      <!--METADATA-->
      <text:p text:style-name="P4">
<draw:frame draw:style-name="fr1" draw:name="Image107" text:anchor-type="as-char" svg:width="6.9236in" svg:height="3.956343in" draw:z-index="0">
<draw:image xlink:href="../Images/yкринформ/2023-04-11T16-55-36-03-00/630_360_1446199062-9786-gosduma-rf.jpg" xlink:type="simple" xlink:show="embed" xlink:actuate="onLoad" draw:mime-type="image/jpeg"/>
</draw:frame>
杜马州在修正案的第二和第三读物中批准了这一修正案，这些修正案将被送往“国家服务”的个人办公室。</text:p>
      <text:p text:style-name="P4">
关于IT报告乌克林福姆，参考<text:a xlink:type="simple" xlink:href="https://meduza.io/news/2023/04/11/gosduma-odobrila-vo-vtorom-chtenii-popravki-ob-elektronnyh-povestkah-v-armiyu-i-o-tselom-ryade-zapretov-dlya-uklonistov" text:style-name="Internet_20_link" text:visited-style-name="Visited_20_Internet_20_Link">
</text:a>
这样的传票将具有与通过雇主推荐的信件和通知发送的传票相同的力量。 从个人办公室的“国家服务”置于个人办公室之内，电子传票将被视为服务。</text:p>
      <text:p text:style-name="P4">
收到传票后(包括“国家服务”)有必要在20个日历日内建立军事办公室。 否则，车辆，销售和购买房地产以及贷款将禁止“ evies”。</text:p>
      <text:p text:style-name="P4">
此外，修正案禁止“受到征兵的公民”，从收到传票的那一刻起就离开俄罗斯和多洛夫斯基委员会的出庭。</text:p>
      <text:p text:style-name="P4">
此外，经批准的修正案包提供了在俄罗斯联合会中建立单个登记册的。 有关应征者的数据将转移到中间，联邦税务服务部，调查和调查机构，法院，医疗机构，养老金和社会保险基金，CEC，联邦Tambral当局以及高等教育机构以及高等教育机构。</text:p>
      <text:p text:style-name="P4">
<text:span text:style-name="T4">
另请阅读：</text:span>
 <text:a xlink:type="simple" xlink:href="https://www.ukrinform.ua/rubric-crimea/3693951-desatki-tisac-krimskih-tatar-cerez-mobilizaciu-rosii-viihali-z-krimu-taseva.html" text:style-name="Internet_20_link" text:visited-style-name="Visited_20_Internet_20_Link">
<text:span text:style-name="T4">
动员</text:span>
</text:a>
在应征者的数据中，将收集：健康和教育声明，居住地和工作地点，可用性(个人个人帐户保险号码)和IPN(纳税人身份证号码).</text:p>
      <text:p text:style-name="P4">
Тепер закон має схвалити рада федерації (她最接近的会议将在4月12日内部举行)并签署总统<text:a xlink:type="simple" xlink:href="https://www.ukrinform.ua/tag-rosia" text:style-name="Internet_20_link" text:visited-style-name="Visited_20_Internet_20_Link">
</text:a>
 .</text:p>
      <text:p text:style-name="P4">
News Source: <text:a xlink:type="simple" xlink:href="https://www.ukrinform.ua/rubric-world/3694497-derzduma-rf-zaprovadila-elektronni-povistki-ta-castkovo-zakrila-kordon.html" text:style-name="Internet_20_link" text:visited-style-name="Visited_20_Internet_20_Link">
https://www.ukrinform.ua/rubric-world/3694497-derzduma-rf-zaprovadila-elektronni-povistki-ta-castkovo-zakrila-kordon.html</text:a>
</text:p>
      <!--NEWS-->
      <text:h text:style-name="P10" text:outline-level="1">
<text:span text:style-name="T4">
国际货币基金组织今年在乌克兰“减” 3％的GDP预测</text:span>
</text:h>
      <text:p text:style-name="P4">
作者: Ukrinform (Person)</text:p>
      <text:p text:style-name="P4">
出版商: Укринформ (Organization)</text:p>
      <text:p text:style-name="P4">
出版时间: 2023-04-11T17:01:22+03:00</text:p>
      <text:p text:style-name="P4">
修改时间: 2023-04-11T17:01:22+03:00</text:p>
      <text:p text:style-name="P4">
描述: 国际货币基金组织预测，乌克兰在2023年的GDP的增长仍将保留负面趋势，并且将是“减去” 3％，但是，这与2022年的“负” 30.3％有显着差异。  - 乌克林。</text:p>
      <text:p text:style-name="P4">
图片: ["<text:a xlink:type="simple" xlink:href="https://static.ukrinform.com/photos/2023_04/thumb_files/630_360_1680538218-164.jpg" text:style-name="Internet_20_link" text:visited-style-name="Visited_20_Internet_20_Link">
630_360_16805...</text:a>
", "<text:a xlink:type="simple" xlink:href="https://static.ukrinform.com/photos/2023_04/1681221425-504.jpg" text:style-name="Internet_20_link" text:visited-style-name="Visited_20_Internet_20_Link">
1681221425-50...</text:a>
"]</text:p>
      <text:p text:style-name="P4">
标签: ['МВФ', 'Україна', 'ВВП', 'Прогноз']</text:p>
      <text:p text:style-name="P4">
类型: Article</text:p>
      <!--METADATA-->
      <text:p text:style-name="P4">
<draw:frame draw:style-name="fr1" draw:name="Image108" text:anchor-type="as-char" svg:width="6.9236in" svg:height="3.956343in" draw:z-index="0">
<draw:image xlink:href="../Images/yкринформ/2023-04-11T17-01-22-03-00/630_360_1680538218-164.jpg" xlink:type="simple" xlink:show="embed" xlink:actuate="onLoad" draw:mime-type="image/jpeg"/>
</draw:frame>
乌克兰在2023年的GDP增长仍然会保留负面的ifrograze，而“负”为3％，尽管如此，这与2022年的“减去” 30.3％显着差异。</text:p>
      <text:p text:style-name="P4">
这在对“世界经济前景”的综述中说明了这一点(we)乌克兰事物通讯员报告说，在华盛顿举行的新闻发布会上介绍的是，IMF Pierre-Olivtigoigoriginus的首席经济学家报道。</text:p>
      <text:p text:style-name="P4">
该文件特别指出，乌克兰的经济增长今年将跌至“减去” 3％。 这与上一年的结果大不相同，但仍未达到积极的动态，<text:a xlink:type="simple" xlink:href="https://www.ukrinform.ua/rubric-economy/3692505-svitovij-bank-prognozue-pozitivne-zrostanna-vvp-ukraini-cogoric-na-tli-vijni.html" text:style-name="Internet_20_link" text:visited-style-name="Visited_20_Internet_20_Link">
</text:a>
。</text:p>
      <text:p text:style-name="P4">
国际货币基金组织还估计，乌克兰的消费者价格指数可以从20.2U 2022年增加到2023年的21.1。 此外，预计Balannut帐户将从过去一年的5.7减少到现在的4.4。 还指出，乌克兰的失业率将从2022年的24.5降低到20.9，但这仍然被认为是该国涵盖的非常高的特征<text:a xlink:type="simple" xlink:href="https://www.ukrinform.ua/tag-vijna" text:style-name="Internet_20_link" text:visited-style-name="Visited_20_Internet_20_Link">
</text:a>
 .</text:p>
      <text:p text:style-name="P4">
<draw:frame draw:style-name="fr1" draw:name="Image109" text:anchor-type="as-char" svg:width="6.9236in" svg:height="7.750586in" draw:z-index="0">
<draw:image xlink:href="../Images/yкринформ/2023-04-11T17-01-22-03-00/1681221425-504.jpg" xlink:type="simple" xlink:show="embed" xlink:actuate="onLoad" draw:mime-type="image/jpeg"/>
</draw:frame>
同时，与一月份的预测相比，2022年乌克兰经济增长的评估将设定为30.3％，该预测预计该指标的水平为35％。 最新数据表明，在积极争取至关重要的基础设施的入侵者的条件下，乌克兰经济的稳定性更高。</text:p>
      <text:p text:style-name="P4">
<text:span text:style-name="T4">
另请阅读：</text:span>
 <text:a xlink:type="simple" xlink:href="https://www.ukrinform.ua/rubric-economy/3694301-marcenko-proviv-zustrici-z-predstavnikami-mvf.html" text:style-name="Internet_20_link" text:visited-style-name="Visited_20_Internet_20_Link">
<text:span text:style-name="T4">
 imf </text:span>
</text:a>
值得注意的是，俄罗斯解决的战争对倾斜维度产生了极大的负面影响。 同时，可能的升级可能会引起欧洲的新能源危机，并加剧收入折现的国家的食品安全，而黑海谷物倡议的失败会导致世界上提高食品价格。</text:p>
      <text:p text:style-name="P4">
News Source: <text:a xlink:type="simple" xlink:href="https://www.ukrinform.ua/rubric-economy/3694498-mvf-prognozue-cogoric-v-ukraini-minus-3-vvp.html" text:style-name="Internet_20_link" text:visited-style-name="Visited_20_Internet_20_Link">
https://www.ukrinform.ua/rubric-economy/3694498-mvf-prognozue-cogoric-v-ukraini-minus-3-vvp.html</text:a>
</text:p>
      <!--NEWS-->
      <text:h text:style-name="P10" text:outline-level="1">
<text:span text:style-name="T4">
首都的木兰和樱花</text:span>
</text:h>
      <text:p text:style-name="P4">
作者: Ukrinform (Person)</text:p>
      <text:p text:style-name="P4">
出版商: Укринформ (Organization)</text:p>
      <text:p text:style-name="P4">
出版时间: 2023-04-11T17:02:00+03:00</text:p>
      <text:p text:style-name="P4">
修改时间: 2023-04-11T17:02:00+03:00</text:p>
      <text:p text:style-name="P4">
描述: 在基辅，第一个木兰和樱花盛开，在首都的每个地区都可以看到。  - 乌克林。</text:p>
      <text:p text:style-name="P4">
图片: ["<text:a xlink:type="simple" xlink:href="https://static.ukrinform.com/photos/2023_04/thumb_files/630_360_1681220908-413.jpg" text:style-name="Internet_20_link" text:visited-style-name="Visited_20_Internet_20_Link">
630_360_16812...</text:a>
", "<text:a xlink:type="simple" xlink:href="https://static.ukrinform.com/photos/2023_04/thumb_files/630_360_1681220808-8044.jpeg" text:style-name="Internet_20_link" text:visited-style-name="Visited_20_Internet_20_Link">
630_360_16812...</text:a>
", "<text:a xlink:type="simple" xlink:href="https://static.ukrinform.com/photos/2023_04/thumb_files/630_360_1681220806-8433.jpeg" text:style-name="Internet_20_link" text:visited-style-name="Visited_20_Internet_20_Link">
630_360_16812...</text:a>
", "<text:a xlink:type="simple" xlink:href="https://static.ukrinform.com/photos/2023_04/thumb_files/630_360_1681220808-4178.jpeg" text:style-name="Internet_20_link" text:visited-style-name="Visited_20_Internet_20_Link">
630_360_16812...</text:a>
", "<text:a xlink:type="simple" xlink:href="https://static.ukrinform.com/photos/2023_04/thumb_files/630_360_1681220809-9817.jpeg" text:style-name="Internet_20_link" text:visited-style-name="Visited_20_Internet_20_Link">
630_360_16812...</text:a>
", "<text:a xlink:type="simple" xlink:href="https://static.ukrinform.com/photos/2023_04/thumb_files/630_360_1681220810-3180.jpeg" text:style-name="Internet_20_link" text:visited-style-name="Visited_20_Internet_20_Link">
630_360_16812...</text:a>
", "<text:a xlink:type="simple" xlink:href="https://static.ukrinform.com/photos/2023_04/thumb_files/630_360_1681220810-5548.jpeg" text:style-name="Internet_20_link" text:visited-style-name="Visited_20_Internet_20_Link">
630_360_16812...</text:a>
", "<text:a xlink:type="simple" xlink:href="https://static.ukrinform.com/photos/2023_04/thumb_files/630_360_1681221368-3355.jpeg" text:style-name="Internet_20_link" text:visited-style-name="Visited_20_Internet_20_Link">
630_360_16812...</text:a>
"]</text:p>
      <text:p text:style-name="P4">
标签: ['Парк', 'Київ', 'Весна', 'Квіти', 'Дерева']</text:p>
      <text:p text:style-name="P4">
类型: Article</text:p>
      <!--METADATA-->
      <text:p text:style-name="P4">
<draw:frame draw:style-name="fr1" draw:name="Image110" text:anchor-type="as-char" svg:width="6.9236in" svg:height="3.956343in" draw:z-index="0">
<draw:image xlink:href="../Images/yкринформ/2023-04-11T17-02-00-03-00/630_360_1681220908-413.jpg" xlink:type="simple" xlink:show="embed" xlink:actuate="onLoad" draw:mime-type="image/jpeg"/>
</draw:frame>
在基辅，第一批木兰和樱花已经转过身来，可以在每个区域性咖啡中看到它们。</text:p>
      <text:p text:style-name="P4">
正如乌克林福姆报道的那样，它报告了<text:a xlink:type="simple" xlink:href="https://kyivcity.gov.ua/news/u_kiyevi_rozkvitli_pershi_magnoli_ta_sakuri_foto_perelik_lokatsiy/" text:style-name="Internet_20_link" text:visited-style-name="Visited_20_Internet_20_Link">
</text:a>
“木兰和樱花在基辅开花。 除了以Accademonfomina和以MM Grishko命名的国家植物园命名的植物园外，它们还在基辅的公园和广场上生长。 根据基辅每个地区，这些盛开的木制妇女的植物，”该消息写道。</text:p>
      <text:p text:style-name="P4">
KSCA已发布了木兰开花和樱花的清单。</text:p>
      <text:p text:style-name="P4">
<draw:frame draw:style-name="fr1" draw:name="Image111" text:anchor-type="as-char" svg:width="6.9236in" svg:height="3.956343in" draw:z-index="0">
<draw:image xlink:href="../Images/yкринформ/2023-04-11T17-02-00-03-00/630_360_1681220808-8044.jpeg" xlink:type="simple" xlink:show="embed" xlink:actuate="onLoad" draw:mime-type="image/jpeg"/>
</draw:frame>
木兰和樱花开花 /照片：Mikhail Krivolapov，KSCA <text:a xlink:type="simple" xlink:href="https://static.ukrinform.com/photos/2023_04/1681220808-8044.jpeg" text:style-name="Internet_20_link" text:visited-style-name="Visited_20_Internet_20_Link">
<draw:frame draw:style-name="fr1" draw:name="Image112" text:anchor-type="as-char" svg:width="6.9236in" svg:height="3.956343in" draw:z-index="0">
<draw:image xlink:href="../Images/yкринформ/2023-04-11T17-02-00-03-00/630_360_1681220808-8044.jpeg" xlink:type="simple" xlink:show="embed" xlink:actuate="onLoad" draw:mime-type="image/jpeg"/>
</draw:frame>
</text:a>
 <text:a xlink:type="simple" xlink:href="https://static.ukrinform.com/photos/2023_04/1681220806-8433.jpeg" text:style-name="Internet_20_link" text:visited-style-name="Visited_20_Internet_20_Link">
<draw:frame draw:style-name="fr1" draw:name="Image113" text:anchor-type="as-char" svg:width="6.9236in" svg:height="3.956343in" draw:z-index="0">
<draw:image xlink:href="../Images/yкринформ/2023-04-11T17-02-00-03-00/630_360_1681220806-8433.jpeg" xlink:type="simple" xlink:show="embed" xlink:actuate="onLoad" draw:mime-type="image/jpeg"/>
</draw:frame>
</text:a>
 <text:a xlink:type="simple" xlink:href="https://static.ukrinform.com/photos/2023_04/1681220808-4178.jpeg" text:style-name="Internet_20_link" text:visited-style-name="Visited_20_Internet_20_Link">
<draw:frame draw:style-name="fr1" draw:name="Image114" text:anchor-type="as-char" svg:width="6.9236in" svg:height="3.956343in" draw:z-index="0">
<draw:image xlink:href="../Images/yкринформ/2023-04-11T17-02-00-03-00/630_360_1681220808-4178.jpeg" xlink:type="simple" xlink:show="embed" xlink:actuate="onLoad" draw:mime-type="image/jpeg"/>
</draw:frame>
</text:a>
 <text:a xlink:type="simple" xlink:href="https://static.ukrinform.com/photos/2023_04/1681220809-9817.jpeg" text:style-name="Internet_20_link" text:visited-style-name="Visited_20_Internet_20_Link">
<draw:frame draw:style-name="fr1" draw:name="Image115" text:anchor-type="as-char" svg:width="6.9236in" svg:height="3.956343in" draw:z-index="0">
<draw:image xlink:href="../Images/yкринформ/2023-04-11T17-02-00-03-00/630_360_1681220809-9817.jpeg" xlink:type="simple" xlink:show="embed" xlink:actuate="onLoad" draw:mime-type="image/jpeg"/>
</draw:frame>
</text:a>
 <text:a xlink:type="simple" xlink:href="https://static.ukrinform.com/photos/2023_04/1681220810-3180.jpeg" text:style-name="Internet_20_link" text:visited-style-name="Visited_20_Internet_20_Link">
<draw:frame draw:style-name="fr1" draw:name="Image116" text:anchor-type="as-char" svg:width="6.9236in" svg:height="3.956343in" draw:z-index="0">
<draw:image xlink:href="../Images/yкринформ/2023-04-11T17-02-00-03-00/630_360_1681220810-3180.jpeg" xlink:type="simple" xlink:show="embed" xlink:actuate="onLoad" draw:mime-type="image/jpeg"/>
</draw:frame>
</text:a>
 <text:a xlink:type="simple" xlink:href="https://static.ukrinform.com/photos/2023_04/1681220810-5548.jpeg" text:style-name="Internet_20_link" text:visited-style-name="Visited_20_Internet_20_Link">
<draw:frame draw:style-name="fr1" draw:name="Image117" text:anchor-type="as-char" svg:width="6.9236in" svg:height="3.956343in" draw:z-index="0">
<draw:image xlink:href="../Images/yкринформ/2023-04-11T17-02-00-03-00/630_360_1681220810-5548.jpeg" xlink:type="simple" xlink:show="embed" xlink:actuate="onLoad" draw:mime-type="image/jpeg"/>
</draw:frame>
</text:a>
 <text:a xlink:type="simple" xlink:href="https://static.ukrinform.com/photos/2023_04/1681221368-3355.jpeg" text:style-name="Internet_20_link" text:visited-style-name="Visited_20_Internet_20_Link">
<draw:frame draw:style-name="fr1" draw:name="Image118" text:anchor-type="as-char" svg:width="6.9236in" svg:height="3.956343in" draw:z-index="0">
<draw:image xlink:href="../Images/yкринформ/2023-04-11T17-02-00-03-00/630_360_1681221368-3355.jpeg" xlink:type="simple" xlink:show="embed" xlink:actuate="onLoad" draw:mime-type="image/jpeg"/>
</draw:frame>
</text:a>
是的，木兰种植在景观步行，塔拉斯·舍申科公园和梅雷斯基公园的<text:span text:style-name="T4">
 Shevchenkivskyi区</text:span>
。</text:p>
      <text:p text:style-name="P4">
在<text:span text:style-name="T4">
 Podilskyi区</text:span>
这些树木位于正方形，在<text:span text:style-name="T4">
 Obolonsky </text:span>
 \ -Natalka Park和Square，位于Stepan Bandera Avenue，26-B-28。</text:p>
      <text:p text:style-name="P4">
在<text:span text:style-name="T4">
 Desniansky区，公园里的木兰开花，在Shukhevych和Kyoto Park的水体上，</text:span>
 Darnytskyi <text:span text:style-name="T4">
 </text:span>
 \  -  Partisanskaya Slav的公园，国际勇士队和Verbitsky Street的Square，Square，12。在<text:span text:style-name="T4">
 Solomenskiy District </text:span>
可以在“ Oboradny”和“ Orlyatko”的公园中看到木兰的颜色，以及<text:span text:style-name="T4">
 Holosiivskyi </text:span>
 \  - 在以Maximarilsky命名的Holosiivskyi公园中。</text:p>
      <text:p text:style-name="P4">
<text:span text:style-name="T4">
另请阅读：</text:span>
 <text:a xlink:type="simple" xlink:href="https://www.ukrinform.ua/rubric-regions/3686040-na-zakarpatti-rozkvitli-odnocasno-dolina-narcisiv-ta-skansen-u-kolocavi.html" text:style-name="Internet_20_link" text:visited-style-name="Visited_20_Internet_20_Link">
</text:a>
KSCA指出，不同类型的木兰有不同的开花时间。 郁郁葱葱的流动通常持续约14天。 总的来说，世界上大约有240种木兰家族的植物。 它们都是独特的，具有独特的花朵，在树枝上的形状，结构，纹理，颜色，颜色，位置不同。</text:p>
      <text:p text:style-name="P4">
在首都也开始了樱花的开花(日本樱桃). У Києвівисаджена найдовша в Україні алея цих дерев – на бульварі Верховної Радидовжиною 1402 м (240植物).</text:p>
      <text:p text:style-name="P4">
Загалом помилуватися сакурами можна у <text:span text:style-name="T4">
Дніпровському районі</text:span>
 на б-ріВерховної Ради та парках Андрія Малишка і “Перемога”.</text:p>
      <text:p text:style-name="P4">
У <text:span text:style-name="T4">
Деснянському районі</text:span>
 сакури цвітуть у парках “Кіото”, ім. АрхітектораНіколаєва та ім. Сержа Лифаря, а також у сквері на вул. Олександри Екстер.</text:p>
      <text:p text:style-name="P4">
У <text:span text:style-name="T4">
Дарницькому районі</text:span>
 сакури квітнуть у парку Партизанської слави, а уШевченківському - біля Національної опери України, на Володимирській гірці тасквері біля Золотих воріт.</text:p>
      <text:p text:style-name="P4">
У <text:span text:style-name="T4">
Печерському районі</text:span>
 цвітінням можна помилуватися на бульварі Липський, усквері Бастіонний та площі Івана Франка.</text:p>
      <text:p text:style-name="P4">
У <text:span text:style-name="T4">
Подільському районі</text:span>
 в Куренівському парку та сквері біля кінотеатру“Жовтень”, в <text:span text:style-name="T4">
Оболонському</text:span>
 - у парку “Наталка”.</text:p>
      <text:p text:style-name="P4">
У <text:span text:style-name="T4">
Дарницькому районі</text:span>
 сакури є у сквері на Дарницькій площі та у паркуПартизанської слави.</text:p>
      <text:p text:style-name="P4">
У <text:span text:style-name="T4">
Солом’янському районі</text:span>
 сакури цвітуть у парку ім. Миколи Зерова.</text:p>
      <text:p text:style-name="P4">
У <text:span text:style-name="T4">
Святошинському районі</text:span>
 цвітінням можна помилуватися у сквері на бульваріАкадеміка Вернадського та парках “Совки” і “Інтернаціональний”.</text:p>
      <text:p text:style-name="P4">
Тривалість цвітіння сакури становить близько двох тижнів залежно від виду.</text:p>
      <text:p text:style-name="P4">
Як повідомляв Укрінформ, у Києві цього року з’явиться велика рекреаційна зона,влада продовжить і оновлення парків і скверів міста.</text:p>
      <text:p text:style-name="P4">
News Source: <text:a xlink:type="simple" xlink:href="https://www.ukrinform.ua/rubric-kyiv/3694493-u-stolici-cvitut-magnolii-ta-sakuri.html" text:style-name="Internet_20_link" text:visited-style-name="Visited_20_Internet_20_Link">
https://www.ukrinform.ua/rubric-kyiv/3694493-u-stolici-cvitut-magnolii-ta-sakuri.html</text:a>
</text:p>
      <!--NEWS-->
      <text:h text:style-name="P10" text:outline-level="1">
<text:span text:style-name="T4">
理事会计划修改《移民法》</text:span>
</text:h>
      <text:p text:style-name="P4">
作者: Ukrinform (Person)</text:p>
      <text:p text:style-name="P4">
出版商: Укринформ (Organization)</text:p>
      <text:p text:style-name="P4">
出版时间: 2023-04-11T17:09:35+03:00</text:p>
      <text:p text:style-name="P4">
修改时间: 2023-04-11T17:09:35+03:00</text:p>
      <text:p text:style-name="P4">
描述: Verkhovna Rada在第一读《移民法》（第6516号）的第一读法案中采用了“修正案”，以提高授予移民和永久居住许可的机制。</text:p>
      <text:p text:style-name="P4">
图片: ["<text:a xlink:type="simple" xlink:href="https://static.ukrinform.com/photos/2021_04/thumb_files/630_360_1618309405-616.jpg" text:style-name="Internet_20_link" text:visited-style-name="Visited_20_Internet_20_Link">
630_360_16183...</text:a>
"]</text:p>
      <text:p text:style-name="P4">
标签: ['Мігранти', 'Законопроєкт', 'Верховна Рада']</text:p>
      <text:p text:style-name="P4">
类型: Article</text:p>
      <!--METADATA-->
      <text:p text:style-name="P4">
<draw:frame draw:style-name="fr1" draw:name="Image119" text:anchor-type="as-char" svg:width="6.9236in" svg:height="3.956343in" draw:z-index="0">
<draw:image xlink:href="../Images/yкринформ/2023-04-11T17-09-35-03-00/630_360_1618309405-616.jpg" xlink:type="simple" xlink:show="embed" xlink:actuate="onLoad" draw:mime-type="image/jpeg"/>
</draw:frame>
Verkhovna Rada批准了第一读《乌克兰法律修正案》的第一篇读取法案。(№6516)改善授予许可移民和永久居留的机制。</text:p>
      <text:p text:style-name="P4">
帕维尔·弗洛夫(Pavel Frolov)对此报告了(https://t.me/frolovProParliament/508)，报道乌克林福姆。</text:p>
      <text:p text:style-name="P4">
值得注意的是，法律的通过得到了285名议员的支持。</text:p>
      <text:p text:style-name="P4">
尤其， <text:a xlink:type="simple" xlink:href="https://itd.rada.gov.ua/billInfo/Bills/Card/38767" text:style-name="Internet_20_link" text:visited-style-name="Visited_20_Internet_20_Link">
</text:a>
改善授予移民许可的理由。 还建议确定与乌克兰公民或移民婚姻的事实的事实，并不被认为是授予本许可证的理由。</text:p>
      <text:p text:style-name="P4">
此外，计划将授予许可的申请的考虑任期从1年到6个月。</text:p>
      <text:p text:style-name="P4">
<text:span text:style-name="T4">
另请阅读：</text:span>
 <text:a xlink:type="simple" xlink:href="https://www.ukrinform.ua/rubric-ato/3651375-inozemcam-dozvolili-prohoditi-sluzbu-za-kontraktom-u-vsih-vijskovih-formuvannah-ukraini.html" text:style-name="Internet_20_link" text:visited-style-name="Visited_20_Internet_20_Link">
</text:a>
同时，建议澄清删除永久居留许可证的后果(一个人的强制性退货或强制输出)但是，为了规范收到永久居留许可证的人，他们不满，他们与父母一起到达乌克兰，无法持有苏联公民的护照，但已向他们注册。</text:p>
      <text:p text:style-name="P4">
据报道，据报道，2022年1月13日，部长内阁注册了第6516号法案“关于法律修正案“移民”。</text:p>
      <text:p text:style-name="P4">
News Source: <text:a xlink:type="simple" xlink:href="https://www.ukrinform.ua/rubric-society/3694500-rada-planue-vnesti-zmini-do-zakonu-pro-immigraciu.html" text:style-name="Internet_20_link" text:visited-style-name="Visited_20_Internet_20_Link">
https://www.ukrinform.ua/rubric-society/3694500-rada-planue-vnesti-zmini-do-zakonu-pro-immigraciu.html</text:a>
</text:p>
      <!--NEWS-->
      <text:h text:style-name="P10" text:outline-level="1">
<text:span text:style-name="T4">
在Kharkiv地区，“黑色” Sapper- Sess开始运作</text:span>
</text:h>
      <text:p text:style-name="P4">
作者: Ukrinform (Person)</text:p>
      <text:p text:style-name="P4">
出版商: Укринформ (Organization)</text:p>
      <text:p text:style-name="P4">
出版时间: 2023-04-11T17:11:00+03:00</text:p>
      <text:p text:style-name="P4">
修改时间: 2023-04-11T17:11:00+03:00</text:p>
      <text:p text:style-name="P4">
描述: 在Kharkiv地区，So称为“黑色” sappers，尤其是农业企业，是领土的衰落。  - 乌克林。</text:p>
      <text:p text:style-name="P4">
图片: ["<text:a xlink:type="simple" xlink:href="https://static.ukrinform.com/photos/2023_03/thumb_files/630_360_1678725501-826.jpg" text:style-name="Internet_20_link" text:visited-style-name="Visited_20_Internet_20_Link">
630_360_16787...</text:a>
"]</text:p>
      <text:p text:style-name="P4">
标签: ['ДСНС', 'Розмінування', 'Харківщина']</text:p>
      <text:p text:style-name="P4">
类型: Article</text:p>
      <!--METADATA-->
      <text:p text:style-name="P4">
<draw:frame draw:style-name="fr1" draw:name="Image120" text:anchor-type="as-char" svg:width="6.9236in" svg:height="3.956343in" draw:z-index="0">
<draw:image xlink:href="../Images/yкринформ/2023-04-11T17-11-00-03-00/630_360_1678725501-826.jpg" xlink:type="simple" xlink:show="embed" xlink:actuate="onLoad" draw:mime-type="image/jpeg"/>
</draw:frame>
Nakarkiv地区开始运营So称为“ Black” Sappers，尤其是为农业企业服务提供矿山清理服务。</text:p>
      <text:p text:style-name="P4">
乌克兰事物通讯员报告说，这是在乌克兰通讯员的乌克兰州乌克兰州乌克兰州乌克兰州乌克兰州紧急服务部门的一份简报上报道的。</text:p>
      <text:p text:style-name="P4">
“关于“黑色”袋。 从非正式来源收到的信息，即此类搜索工程师在Kharkiv地区得到了加强。 我们不知道它们在哪里工作。 执法机构可能会发现这一点。 我们只会警告他们的活动是风险。 如果他们为某人为某人执行机器人，没有行为，没有文件(领土的发展 - 编辑。)他们不放弃。 如果发行了一些东西，Tovono是无效的。” Vasylenko说。</text:p>
      <text:p text:style-name="P4">
他建议这样的活动参与以前是“黑人”考古学家的人，在寻找文物的过程中，面对第二次世界大战的两个爆炸性主题。</text:p>
      <text:p text:style-name="P4">
<text:span text:style-name="T4">
另请阅读：</text:span>
 <text:a xlink:type="simple" xlink:href="https://www.ukrinform.ua/rubric-regions/3692093-na-harkivsini-16ricnij-hlopec-pidirvavsa-na-vibuhivci.html" text:style-name="Internet_20_link" text:visited-style-name="Visited_20_Internet_20_Link">
<text:span text:style-name="T4">
排除</text:span>
</text:a>
“他们找到了它们，将它们放入一堆，然后称为SES。 再次，它已经达到数百<text:a xlink:type="simple" xlink:href="https://www.ukrinform.ua/tag-vibuhivka" text:style-name="Internet_20_link" text:visited-style-name="Visited_20_Internet_20_Link">
</text:a>
项目。 我们的专家去处理它。” Vasilenko说。</text:p>
      <text:p text:style-name="P4">
他呼吁农业企业的所有者不要冒险，也不要向无执照的Sappers或组织的提案提供。</text:p>
      <text:p text:style-name="P4">
据报道，哈尔基夫地区需要50万公顷的田地。</text:p>
      <text:p text:style-name="P4">
News Source: <text:a xlink:type="simple" xlink:href="https://www.ukrinform.ua/rubric-regions/3694504-na-harkivsini-pocali-diati-corni-saperi-dsns.html" text:style-name="Internet_20_link" text:visited-style-name="Visited_20_Internet_20_Link">
https://www.ukrinform.ua/rubric-regions/3694504-na-harkivsini-pocali-diati-corni-saperi-dsns.html</text:a>
</text:p>
      <!--NEWS-->
      <text:h text:style-name="P10" text:outline-level="1">
<text:span text:style-name="T4">
乌克兰的地点将</text:span>
</text:h>
      <text:p text:style-name="P4">
作者: Ukrinform (Person)</text:p>
      <text:p text:style-name="P4">
出版商: Укринформ (Organization)</text:p>
      <text:p text:style-name="P4">
出版时间: 2023-04-11T17:14:00+03:00</text:p>
      <text:p text:style-name="P4">
修改时间: 2023-04-11T17:14:00+03:00</text:p>
      <text:p text:style-name="P4">
描述: 每个表演者将参加欧洲电视网阶段的视频将反映今年乌克兰各地的地点。  - 乌克林。</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Конкурс', 'Пісня']</text:p>
      <text:p text:style-name="P4">
类型: Article</text:p>
      <!--METADATA-->
      <text:p text:style-name="P4">
<draw:frame draw:style-name="fr1" draw:name="Image121" text:anchor-type="as-char" svg:width="6.9236in" svg:height="3.956343in" draw:z-index="0">
<draw:image xlink:href="../Images/yкринформ/2023-04-11T17-14-00-03-00/630_360_1675352996-430.png" xlink:type="simple" xlink:show="embed" xlink:actuate="onLoad" draw:mime-type="image/png"/>
</draw:frame>
每个表演者将参加欧洲电视网阶段的视频将反映今年乌克兰各地的地点。</text:p>
      <text:p text:style-name="P4">
正如乌克林福姆报道的那样，它报告了<text:a xlink:type="simple" xlink:href="https://news.sky.com/story/ukraine-war-latest-russian-general-sacked-in-most-senior-military-dismissal-of-2023-macron-in-china-for-talks-12541713" text:style-name="Internet_20_link" text:visited-style-name="Visited_20_Internet_20_Link">
</text:a>
这些简短的滚筒使评论员有机会在进入舞台之前代表参与国家及其表演者。</text:p>
      <text:p text:style-name="P4">
今年，每个这样的视频将在乌克兰及其在英国和参与国家的同等地位显示一定地位。</text:p>
      <text:p text:style-name="P4">
从独立纪念碑到英国的巨石阵，有37个明信片将有111个席位。</text:p>
      <text:p text:style-name="P4">
乌克兰音乐家和基辅作曲家德米特里·舒罗夫(Dmitry Shurov)也将在音乐上播放每个视频，他是国内版本的X因子的法官。</text:p>
      <text:p text:style-name="P4">
<text:span text:style-name="T4">
另请阅读：</text:span>
 <text:a xlink:type="simple" xlink:href="https://www.ukrinform.ua/rubric-culture/3694468-u-ramkah-evrobacenna2023-startuvala-pisenna-akcia-solidarnosti-z-ukrainou.html" text:style-name="Internet_20_link" text:visited-style-name="Visited_20_Internet_20_Link">
<text:span text:style-name="T4">
 eurovision </text:span>
</text:a>
正如乌克林福姆报道的歌曲大赛“ <text:a xlink:type="simple" xlink:href="https://www.ukrinform.ua/tag-evrobacenna" text:style-name="Internet_20_link" text:visited-style-name="Visited_20_Internet_20_Link">
</text:a>
-2023”将在英国的利物浦举行，此前乌克兰(乌克兰)在2022年以“ Stefania” Kalushorchestra赢得了比赛，因此由于俄罗斯造成的安全恐惧而无法满足比赛的要求。入侵。</text:p>
      <text:p text:style-name="P4">
比赛的半决赛将于5月9日和11日举行，结局将于5月13日举行。 乌克兰将以钢铁之歌代表乌克兰。</text:p>
      <text:p text:style-name="P4">
<text:span text:style-name="T5">
foto：BBC</text:span>
</text:p>
      <text:p text:style-name="P4">
News Source: <text:a xlink:type="simple" xlink:href="https://www.ukrinform.ua/rubric-culture/3694473-na-videolistivkah-ucasnikiv-evrobacenna-budut-lokacii-z-ukraini.html" text:style-name="Internet_20_link" text:visited-style-name="Visited_20_Internet_20_Link">
https://www.ukrinform.ua/rubric-culture/3694473-na-videolistivkah-ucasnikiv-evrobacenna-budut-lokacii-z-ukraini.html</text:a>
</text:p>
      <!--NEWS-->
      <text:h text:style-name="P10" text:outline-level="1">
<text:span text:style-name="T4">
通过United24收集到的钱将再购买40个“快速”</text:span>
</text:h>
      <text:p text:style-name="P4">
作者: Ukrinform (Person)</text:p>
      <text:p text:style-name="P4">
出版商: Укринформ (Organization)</text:p>
      <text:p text:style-name="P4">
出版时间: 2023-04-11T17:14:40+03:00</text:p>
      <text:p text:style-name="P4">
修改时间: 2023-04-11T17:14:40+03:00</text:p>
      <text:p text:style-name="P4">
描述: 乌克兰的医疗采购已缔结了通过United24平台收集的40款救护车购买的合同。  - 乌克林。</text:p>
      <text:p text:style-name="P4">
图片: ["<text:a xlink:type="simple" xlink:href="https://static.ukrinform.com/photos/2023_04/thumb_files/630_360_1681222203-756.jpg" text:style-name="Internet_20_link" text:visited-style-name="Visited_20_Internet_20_Link">
630_360_16812...</text:a>
"]</text:p>
      <text:p text:style-name="P4">
标签: ['МОЗ', 'Благодійність', 'Швидка', 'United24']</text:p>
      <text:p text:style-name="P4">
类型: Article</text:p>
      <!--METADATA-->
      <text:p text:style-name="P4">
<draw:frame draw:style-name="fr1" draw:name="Image122" text:anchor-type="as-char" svg:width="6.9236in" svg:height="3.956343in" draw:z-index="0">
<draw:image xlink:href="../Images/yкринформ/2023-04-11T17-14-40-03-00/630_360_1681222203-756.jpg" xlink:type="simple" xlink:show="embed" xlink:actuate="onLoad" draw:mime-type="image/jpeg"/>
</draw:frame>
乌克兰的医疗购买已缔结了购买40辆救护车汽车的合同，用于通过United24平台收集的资金。</text:p>
      <text:p text:style-name="P4">
正如乌克林福姆报道的那样，它报告了<text:a xlink:type="simple" xlink:href="https://moz.gov.ua/article/news/na-104-mln-grn-ukladeno-kontrakti-na-zakupivlju-sche-40-shvidkih-za-koshti-zibrani-cherez-united24" text:style-name="Internet_20_link" text:visited-style-name="Visited_20_Internet_20_Link">
</text:a>
。</text:p>
      <text:p text:style-name="P4">
“根据委员会在分配资金以满足医疗保健方面的决定，乌克兰的医疗采购缔结了40辆救护车的合同，总价值为104,000,000，用于医疗部门，用于通过Fandsseing Platformited24的资金，该合同， “声明读取。</text:p>
      <text:p text:style-name="P4">
卫生部指出，这些是C型的救护车。 特别是，氧气圆柱体，心脏配音剂，除颤器，心电图和人工肺通风设备。在心脏病性休克的情况下，它们可以节省一个人，在分娩期间提供帮助，复苏患者，进行一般性麻醉，主要的伤口手术治疗。</text:p>
      <text:p text:style-name="P4">
<text:span text:style-name="T4">
另请阅读：</text:span>
 <text:a xlink:type="simple" xlink:href="https://www.ukrinform.ua/rubric-society/3692794-cerez-united24-zibrali-ponad-300-miljoniv-zelenskij.html" text:style-name="Internet_20_link" text:visited-style-name="Visited_20_Internet_20_Link">
<text:span text:style-name="T4">
 United24 </text:span>
</text:a>
“补充急诊中心和医疗痉挛的舰队非常重要。 毕竟，在战争103的条件下<text:a xlink:type="simple" xlink:href="https://www.ukrinform.ua/tag-svidka" text:style-name="Internet_20_link" text:visited-style-name="Visited_20_Internet_20_Link">
</text:a>
损坏，250-被摧毁，125。 新车将帮助我们的旅(o)医学博士，即使在复杂的战时中，也成功地满足了患者和受害者的挑战。</text:p>
      <text:p text:style-name="P4">
总共已经购买或合同176个单位。</text:p>
      <text:p text:style-name="P4">
正如乌克林福姆报道的那样，来自世界各地的捐助者在11个月内<text:a xlink:type="simple" xlink:href="https://www.ukrinform.ua/rubric-society/3692472-united24-donori-z-usogo-svitu-pozertvuvali-na-pidtrimku-medicini-v-ukraini-ponad-13-milarda.html" text:style-name="Internet_20_link" text:visited-style-name="Visited_20_Internet_20_Link">
</text:a>
。</text:p>
      <text:p text:style-name="P4">
<text:span text:style-name="T5">
foto：moz</text:span>
</text:p>
      <text:p text:style-name="P4">
News Source: <text:a xlink:type="simple" xlink:href="https://www.ukrinform.ua/rubric-society/3694505-na-zibrani-cerez-united24-grosi-zakuplat-ise-40-svidkih.html" text:style-name="Internet_20_link" text:visited-style-name="Visited_20_Internet_20_Link">
https://www.ukrinform.ua/rubric-society/3694505-na-zibrani-cerez-united24-grosi-zakuplat-ise-40-svidkih.html</text:a>
</text:p>
      <!--NEWS-->
      <text:h text:style-name="P10" text:outline-level="1">
<text:span text:style-name="T4">
LVIV开设了国家康复中心“牢不可破”的现代建筑</text:span>
</text:h>
      <text:p text:style-name="P4">
作者: Ukrinform (Person)</text:p>
      <text:p text:style-name="P4">
出版商: Укринформ (Organization)</text:p>
      <text:p text:style-name="P4">
出版时间: 2023-04-11T17:18:00+03:00</text:p>
      <text:p text:style-name="P4">
修改时间: 2023-04-11T17:18:00+03:00</text:p>
      <text:p text:style-name="P4">
描述: National Seven -Storey大楼是在国家康复中心开业的，每年有10,000名乌克兰人能够协助。  - 乌克林。</text:p>
      <text:p text:style-name="P4">
图片: ["<text:a xlink:type="simple" xlink:href="https://static.ukrinform.com/photos/2023_04/thumb_files/630_360_1681223108-159.jpg" text:style-name="Internet_20_link" text:visited-style-name="Visited_20_Internet_20_Link">
630_360_16812...</text:a>
", "<text:a xlink:type="simple" xlink:href="https://static.ukrinform.com/photos/2023_04/thumb_files/630_360_1681221978-4165.jpeg" text:style-name="Internet_20_link" text:visited-style-name="Visited_20_Internet_20_Link">
630_360_16812...</text:a>
", "<text:a xlink:type="simple" xlink:href="https://static.ukrinform.com/photos/2023_04/thumb_files/630_360_1681221978-7357.jpeg" text:style-name="Internet_20_link" text:visited-style-name="Visited_20_Internet_20_Link">
630_360_16812...</text:a>
", "<text:a xlink:type="simple" xlink:href="https://static.ukrinform.com/photos/2023_04/thumb_files/630_360_1681221978-8025.jpeg" text:style-name="Internet_20_link" text:visited-style-name="Visited_20_Internet_20_Link">
630_360_16812...</text:a>
", "<text:a xlink:type="simple" xlink:href="https://static.ukrinform.com/photos/2023_04/thumb_files/630_360_1681221978-9793.jpeg" text:style-name="Internet_20_link" text:visited-style-name="Visited_20_Internet_20_Link">
630_360_16812...</text:a>
", "<text:a xlink:type="simple" xlink:href="https://static.ukrinform.com/photos/2023_04/thumb_files/630_360_1681221978-4599.jpeg" text:style-name="Internet_20_link" text:visited-style-name="Visited_20_Internet_20_Link">
630_360_16812...</text:a>
", "<text:a xlink:type="simple" xlink:href="https://static.ukrinform.com/photos/2023_04/thumb_files/630_360_1681221978-8737.jpeg" text:style-name="Internet_20_link" text:visited-style-name="Visited_20_Internet_20_Link">
630_360_16812...</text:a>
", "<text:a xlink:type="simple" xlink:href="https://static.ukrinform.com/photos/2023_04/thumb_files/630_360_1681221978-5333.jpeg" text:style-name="Internet_20_link" text:visited-style-name="Visited_20_Internet_20_Link">
630_360_16812...</text:a>
", "<text:a xlink:type="simple" xlink:href="https://static.ukrinform.com/photos/2023_04/thumb_files/630_360_1681221978-8459.jpeg" text:style-name="Internet_20_link" text:visited-style-name="Visited_20_Internet_20_Link">
630_360_16812...</text:a>
", "<text:a xlink:type="simple" xlink:href="https://static.ukrinform.com/photos/2023_04/thumb_files/630_360_1681221978-6777.jpeg" text:style-name="Internet_20_link" text:visited-style-name="Visited_20_Internet_20_Link">
630_360_16812...</text:a>
", "<text:a xlink:type="simple" xlink:href="https://static.ukrinform.com/photos/2023_04/thumb_files/630_360_1681221978-3234.jpeg" text:style-name="Internet_20_link" text:visited-style-name="Visited_20_Internet_20_Link">
630_360_16812...</text:a>
"]</text:p>
      <text:p text:style-name="P4">
标签: ['Центр реабілітації', 'Львів', 'Реабілітація']</text:p>
      <text:p text:style-name="P4">
类型: Article</text:p>
      <!--METADATA-->
      <text:p text:style-name="P4">
<draw:frame draw:style-name="fr1" draw:name="Image123" text:anchor-type="as-char" svg:width="6.9236in" svg:height="3.956343in" draw:z-index="0">
<draw:image xlink:href="../Images/yкринформ/2023-04-11T17-18-00-03-00/630_360_1681223108-159.jpg" xlink:type="simple" xlink:show="embed" xlink:actuate="onLoad" draw:mime-type="image/jpeg"/>
</draw:frame>
牢不可破的康复中心已经开设了一座现代化的建筑，每年将有万一乌克兰乌克兰人能够在这里提供帮助。</text:p>
      <text:p text:style-name="P4">
这是乌克利福通讯员的报道。</text:p>
      <text:p text:style-name="P4">
“在这里考虑所有康复领域和病房。 每年，有10,000名乌克兰人将能够维持10,000名乌克兰人的帮助。 该军团是由来自乌克兰和世界各个城市的大量人创建的完整的社会，”  - 首席执行官Lviv Oleg Samchuk的团结</text:p>
      <text:p text:style-name="P4">
<draw:frame draw:style-name="fr1" draw:name="Image124" text:anchor-type="as-char" svg:width="6.9236in" svg:height="3.956343in" draw:z-index="0">
<draw:image xlink:href="../Images/yкринформ/2023-04-11T17-18-00-03-00/630_360_1681221978-4165.jpeg" xlink:type="simple" xlink:show="embed" xlink:actuate="onLoad" draw:mime-type="image/jpeg"/>
</draw:frame>
在利沃夫(Lviv)，国家康复中心的现代建筑“牢不可破” /照片：Lyudmila hryniuk，乌克林福姆<text:a xlink:type="simple" xlink:href="https://static.ukrinform.com/photos/2023_04/1681221978-4165.jpeg" text:style-name="Internet_20_link" text:visited-style-name="Visited_20_Internet_20_Link">
<draw:frame draw:style-name="fr1" draw:name="Image125" text:anchor-type="as-char" svg:width="6.9236in" svg:height="3.956343in" draw:z-index="0">
<draw:image xlink:href="../Images/yкринформ/2023-04-11T17-18-00-03-00/630_360_1681221978-4165.jpeg" xlink:type="simple" xlink:show="embed" xlink:actuate="onLoad" draw:mime-type="image/jpeg"/>
</draw:frame>
</text:a>
 <text:a xlink:type="simple" xlink:href="https://static.ukrinform.com/photos/2023_04/1681221978-7357.jpeg" text:style-name="Internet_20_link" text:visited-style-name="Visited_20_Internet_20_Link">
<draw:frame draw:style-name="fr1" draw:name="Image126" text:anchor-type="as-char" svg:width="6.9236in" svg:height="3.956343in" draw:z-index="0">
<draw:image xlink:href="../Images/yкринформ/2023-04-11T17-18-00-03-00/630_360_1681221978-7357.jpeg" xlink:type="simple" xlink:show="embed" xlink:actuate="onLoad" draw:mime-type="image/jpeg"/>
</draw:frame>
</text:a>
 <text:a xlink:type="simple" xlink:href="https://static.ukrinform.com/photos/2023_04/1681221978-8025.jpeg" text:style-name="Internet_20_link" text:visited-style-name="Visited_20_Internet_20_Link">
<draw:frame draw:style-name="fr1" draw:name="Image127" text:anchor-type="as-char" svg:width="6.9236in" svg:height="3.956343in" draw:z-index="0">
<draw:image xlink:href="../Images/yкринформ/2023-04-11T17-18-00-03-00/630_360_1681221978-8025.jpeg" xlink:type="simple" xlink:show="embed" xlink:actuate="onLoad" draw:mime-type="image/jpeg"/>
</draw:frame>
</text:a>
 <text:a xlink:type="simple" xlink:href="https://static.ukrinform.com/photos/2023_04/1681221978-9793.jpeg" text:style-name="Internet_20_link" text:visited-style-name="Visited_20_Internet_20_Link">
<draw:frame draw:style-name="fr1" draw:name="Image128" text:anchor-type="as-char" svg:width="6.9236in" svg:height="3.956343in" draw:z-index="0">
<draw:image xlink:href="../Images/yкринформ/2023-04-11T17-18-00-03-00/630_360_1681221978-9793.jpeg" xlink:type="simple" xlink:show="embed" xlink:actuate="onLoad" draw:mime-type="image/jpeg"/>
</draw:frame>
</text:a>
 <text:a xlink:type="simple" xlink:href="https://static.ukrinform.com/photos/2023_04/1681221978-4599.jpeg" text:style-name="Internet_20_link" text:visited-style-name="Visited_20_Internet_20_Link">
<draw:frame draw:style-name="fr1" draw:name="Image129" text:anchor-type="as-char" svg:width="6.9236in" svg:height="3.956343in" draw:z-index="0">
<draw:image xlink:href="../Images/yкринформ/2023-04-11T17-18-00-03-00/630_360_1681221978-4599.jpeg" xlink:type="simple" xlink:show="embed" xlink:actuate="onLoad" draw:mime-type="image/jpeg"/>
</draw:frame>
</text:a>
 <text:a xlink:type="simple" xlink:href="https://static.ukrinform.com/photos/2023_04/1681221978-8737.jpeg" text:style-name="Internet_20_link" text:visited-style-name="Visited_20_Internet_20_Link">
<draw:frame draw:style-name="fr1" draw:name="Image130" text:anchor-type="as-char" svg:width="6.9236in" svg:height="3.956343in" draw:z-index="0">
<draw:image xlink:href="../Images/yкринформ/2023-04-11T17-18-00-03-00/630_360_1681221978-8737.jpeg" xlink:type="simple" xlink:show="embed" xlink:actuate="onLoad" draw:mime-type="image/jpeg"/>
</draw:frame>
</text:a>
 <text:a xlink:type="simple" xlink:href="https://static.ukrinform.com/photos/2023_04/1681221978-5333.jpeg" text:style-name="Internet_20_link" text:visited-style-name="Visited_20_Internet_20_Link">
<draw:frame draw:style-name="fr1" draw:name="Image131" text:anchor-type="as-char" svg:width="6.9236in" svg:height="3.956343in" draw:z-index="0">
<draw:image xlink:href="../Images/yкринформ/2023-04-11T17-18-00-03-00/630_360_1681221978-5333.jpeg" xlink:type="simple" xlink:show="embed" xlink:actuate="onLoad" draw:mime-type="image/jpeg"/>
</draw:frame>
</text:a>
 <text:a xlink:type="simple" xlink:href="https://static.ukrinform.com/photos/2023_04/1681221978-8459.jpeg" text:style-name="Internet_20_link" text:visited-style-name="Visited_20_Internet_20_Link">
<draw:frame draw:style-name="fr1" draw:name="Image132" text:anchor-type="as-char" svg:width="6.9236in" svg:height="3.956343in" draw:z-index="0">
<draw:image xlink:href="../Images/yкринформ/2023-04-11T17-18-00-03-00/630_360_1681221978-8459.jpeg" xlink:type="simple" xlink:show="embed" xlink:actuate="onLoad" draw:mime-type="image/jpeg"/>
</draw:frame>
</text:a>
 <text:a xlink:type="simple" xlink:href="https://static.ukrinform.com/photos/2023_04/1681221978-6777.jpeg" text:style-name="Internet_20_link" text:visited-style-name="Visited_20_Internet_20_Link">
<draw:frame draw:style-name="fr1" draw:name="Image133" text:anchor-type="as-char" svg:width="6.9236in" svg:height="3.956343in" draw:z-index="0">
<draw:image xlink:href="../Images/yкринформ/2023-04-11T17-18-00-03-00/630_360_1681221978-6777.jpeg" xlink:type="simple" xlink:show="embed" xlink:actuate="onLoad" draw:mime-type="image/jpeg"/>
</draw:frame>
</text:a>
 <text:a xlink:type="simple" xlink:href="https://static.ukrinform.com/photos/2023_04/1681221978-3234.jpeg" text:style-name="Internet_20_link" text:visited-style-name="Visited_20_Internet_20_Link">
<draw:frame draw:style-name="fr1" draw:name="Image134" text:anchor-type="as-char" svg:width="6.9236in" svg:height="3.956343in" draw:z-index="0">
<draw:image xlink:href="../Images/yкринформ/2023-04-11T17-18-00-03-00/630_360_1681221978-3234.jpeg" xlink:type="simple" xlink:show="embed" xlink:actuate="onLoad" draw:mime-type="image/jpeg"/>
</draw:frame>
</text:a>
</text:p>
      <text:p text:style-name="P4">
乌克兰的红十字会，弗莱堡和维尔纽斯的伙伴城市的红十字会支持。 大厅的设备由瑞士驻乌克兰的大使馆和国际直接救济基金会提供。</text:p>
      <text:p text:style-name="P4">
<text:span text:style-name="T4">
另请阅读：</text:span>
 <text:a xlink:type="simple" xlink:href="https://www.ukrinform.ua/rubric-society/3694341-amerikanska-gumanitarna-organizacia-nadast-ukraini-10-miljoniv-na-rozvitok-reabilitacii.html" text:style-name="Internet_20_link" text:visited-style-name="Visited_20_Internet_20_Link">
<text:span text:style-name="T4">
康复</text:span>
</text:a>
病人是在开幕式上。 其中一个-Ilya Pylypenko奇迹般地逃离了在Kherson地区占领期间在迷你爆炸中爆炸的坦克的火灾中逃脱出来。 该男子烧伤了脸和脖子，失去了腿。他希望假肢并进行康复。 完成后，他计划“牢不可破”留在中心，并成为假肢。</text:p>
      <text:p text:style-name="P4">
“我真的很喜欢在这里，我感到宾至如归。 我收到了一个我无法拒绝的建议：留在“牢不可破”的团队中。 Pylypenko说：“在3D打印机上有一个假肢研讨会。”</text:p>
      <text:p text:style-name="P4">
防守者的照片 - 康复中心的患者位于住房的墙壁上。 展览“牢不可破的人”的作者是Mariupol，摄影师“ Azovstal” Dmitry Kozatsky的捍卫者。</text:p>
      <text:p text:style-name="P4">
正如乌克林福姆报道的，在国家康复中心“牢不可破” <text:a xlink:type="simple" xlink:href="https://www.ukrinform.ua/rubric-society/3504194-lasko-prezentuvav-nacionalnij-reabilitacijnij-centr-nezlamni.html" text:style-name="Internet_20_link" text:visited-style-name="Visited_20_Internet_20_Link">
</text:a>
</text:p>
      <text:p text:style-name="P4">
News Source: <text:a xlink:type="simple" xlink:href="https://www.ukrinform.ua/rubric-regions/3694508-u-lvovi-vidkrili-sucasnij-korpus-nacionalnogo-reabilitacijnogo-centru-nezlamni.html" text:style-name="Internet_20_link" text:visited-style-name="Visited_20_Internet_20_Link">
https://www.ukrinform.ua/rubric-regions/3694508-u-lvovi-vidkrili-sucasnij-korpus-nacionalnogo-reabilitacijnogo-centru-nezlamni.html</text:a>
</text:p>
      <!--NEWS-->
      <text:h text:style-name="P10" text:outline-level="1">
<text:span text:style-name="T4">
海洋广场基辅购物中心已改用州财产</text:span>
</text:h>
      <text:p text:style-name="P4">
作者: Ukrinform (Person)</text:p>
      <text:p text:style-name="P4">
出版商: Укринформ (Organization)</text:p>
      <text:p text:style-name="P4">
出版时间: 2023-04-11T17:24:00+03:00</text:p>
      <text:p text:style-name="P4">
修改时间: 2023-04-11T17:24:00+03:00</text:p>
      <text:p text:style-name="P4">
描述: 最高反腐败法院在没收的情况下，有利于海洋广场大都会中心的三分之二的国家提出的决定。  - 乌克林。</text:p>
      <text:p text:style-name="P4">
图片: ["<text:a xlink:type="simple" xlink:href="https://static.ukrinform.com/photos/2020_01/thumb_files/630_360_1579168381-518.jpeg" text:style-name="Internet_20_link" text:visited-style-name="Visited_20_Internet_20_Link">
630_360_15791...</text:a>
"]</text:p>
      <text:p text:style-name="P4">
标签: ['Ротенберг', 'Київ', 'ТРЦ', 'Ocean Plaza', 'Конфіскація активів']</text:p>
      <text:p text:style-name="P4">
类型: Article</text:p>
      <!--METADATA-->
      <text:p text:style-name="P4">
<draw:frame draw:style-name="fr1" draw:name="Image135" text:anchor-type="as-char" svg:width="6.9236in" svg:height="3.956343in" draw:z-index="0">
<draw:image xlink:href="../Images/yкринформ/2023-04-11T17-24-00-03-00/630_360_1579168381-518.jpeg" xlink:type="simple" xlink:show="embed" xlink:actuate="onLoad" draw:mime-type="image/jpeg"/>
</draw:frame>
反腐败法院在没收方面的裁决，有利于两个三角肠地海洋广场贸易中心的状态。</text:p>
      <text:p text:style-name="P4">
[]证明了这一点(https://reyestr.court.gov.ua/Review/109937417)乌克林福姆报告，发表在《统一判决书》上。</text:p>
      <text:p text:style-name="P4">
如图所述，法官小组决定拒绝对木星九信托公司有限公司的董事投诉公开上诉。</text:p>
      <text:p text:style-name="P4">
<text:span text:style-name="T4">
另请阅读：</text:span>
 <text:a xlink:type="simple" xlink:href="https://www.ukrinform.ua/rubric-kyiv/3684783-vaks-konfiskuvav-castku-rotenbergiv-u-ocean-plaza.html" text:style-name="Internet_20_link" text:visited-style-name="Visited_20_Internet_20_Link">
<text:span text:style-name="T4">
海洋</text:span>
 <text:span text:style-name="T4">
广场</text:span>
</text:a>
上诉被拒绝，因为木星9个信托公司在董事的身上被限制在行政案件中不是乌克兰司法部在申请中借用的一方(https://www.ukrinform.ua/tag-sud)。</text:p>
      <text:p text:style-name="P4">
正如乌克林福姆报道的那样，3月20日，高反腐败法院<text:a xlink:type="simple" xlink:href="https://www.ukrinform.ua/rubric-kyiv/3684783-vaks-konfiskuvav-castku-rotenbergiv-u-ocean-plaza.html" text:style-name="Internet_20_link" text:visited-style-name="Visited_20_Internet_20_Link">
</text:a>
司法部关于Podkrosolyan寡头Rothenberg和他的儿子在海洋广场Kyiv购物中心没收。</text:p>
      <text:p text:style-name="P4">
<text:span text:style-name="T5">
foto：OceanRlaza.com</text:span>
</text:p>
      <text:p text:style-name="P4">
News Source: <text:a xlink:type="simple" xlink:href="https://www.ukrinform.ua/rubric-kyiv/3694509-kiivskij-trc-ocean-plaza-perejsov-u-vlasnist-derzavi.html" text:style-name="Internet_20_link" text:visited-style-name="Visited_20_Internet_20_Link">
https://www.ukrinform.ua/rubric-kyiv/3694509-kiivskij-trc-ocean-plaza-perejsov-u-vlasnist-derzavi.html</text:a>
</text:p>
      <!--NEWS-->
      <text:h text:style-name="P10" text:outline-level="1">
<text:span text:style-name="T4">
在卡科夫卡（Kakhovka），俄罗斯人抓住了银行并组织了一张“护照桌”</text:span>
</text:h>
      <text:p text:style-name="P4">
作者: Ukrinform (Person)</text:p>
      <text:p text:style-name="P4">
出版商: Укринформ (Organization)</text:p>
      <text:p text:style-name="P4">
出版时间: 2023-04-11T17:27:00+03:00</text:p>
      <text:p text:style-name="P4">
修改时间: 2023-04-11T17:27:00+03:00</text:p>
      <text:p text:style-name="P4">
描述: 在卡科夫卡（Kakhovka），俄罗斯军方占领了阿尔法 - 银行（Alfa-Bank）房屋，并在那里组织了一张护照桌。  - 乌克林。</text:p>
      <text:p text:style-name="P4">
图片: ["<text:a xlink:type="simple" xlink:href="https://static.ukrinform.com/photos/2023_04/thumb_files/630_360_1681223190-165.jpeg" text:style-name="Internet_20_link" text:visited-style-name="Visited_20_Internet_20_Link">
630_360_16812...</text:a>
"]</text:p>
      <text:p text:style-name="P4">
标签: ['Банк', 'Паспорт', 'Каховка', 'Війна з росією']</text:p>
      <text:p text:style-name="P4">
类型: Article</text:p>
      <!--METADATA-->
      <text:p text:style-name="P4">
<draw:frame draw:style-name="fr1" draw:name="Image136" text:anchor-type="as-char" svg:width="6.9236in" svg:height="3.945292in" draw:z-index="0">
<draw:image xlink:href="../Images/yкринформ/2023-04-11T17-27-00-03-00/630_360_1681223190-165.jpeg" xlink:type="simple" xlink:show="embed" xlink:actuate="onLoad" draw:mime-type="image/jpeg"/>
</draw:frame>
卡科夫人军队占领了阿尔法 - 银行场所，并在那里组织了一张护照。</text:p>
      <text:p text:style-name="P4">
正如乌克林福姆报道的那样，它在[]中报告(https://t.me/kakhovskamva/218)卡科夫卡市军事管理。</text:p>
      <text:p text:style-name="P4">
“在卡科夫卡，俄罗斯入侵者占领了阿尔法 - 银行的房屋。 在该处，入侵者组织了一张护照桌，”消息写道。</text:p>
      <text:p text:style-name="P4">
如图所述，俄罗斯侵略者以这种方式增强了Kakhovka和New Kakhovka的认证。</text:p>
      <text:p text:style-name="P4">
<text:span text:style-name="T4">
另请阅读：</text:span>
 <text:a xlink:type="simple" xlink:href="https://www.ukrinform.ua/rubric-regions/3682172-u-novij-kahovci-partizani-pidirvali-kolaboranta-socmerezi.html" text:style-name="Internet_20_link" text:visited-style-name="Visited_20_Internet_20_Link">
</text:a>
正如乌克林福姆报道的，在俄罗斯的赫森地区被捕的领土<text:a xlink:type="simple" xlink:href="https://www.ukrinform.ua/rubric-regions/3693112-na-zahoplenih-teritoriah-hersonsini-rosiani-posilili-primusovu-pasportizaciu-hlan.html" text:style-name="Internet_20_link" text:visited-style-name="Visited_20_Internet_20_Link">
</text:a>
因此，他们会因其行为而感染人口的疯狂压力。</text:p>
      <text:p text:style-name="P4">
武装部队解放了包括Citysharson在内的Kherson地区的右岸部分。 该地区的一部分位于DNIEPER的左岸，被俄罗斯军队暂时抓住。</text:p>
      <text:p text:style-name="P4">
<text:span text:style-name="T5">
foto：Kakhovka City军事管理</text:span>
</text:p>
      <text:p text:style-name="P4">
News Source: <text:a xlink:type="simple" xlink:href="https://www.ukrinform.ua/rubric-regions/3694513-u-kahovci-rosiani-zahopili-primisenna-banku-ta-organizuvali-pasportnij-stil.html" text:style-name="Internet_20_link" text:visited-style-name="Visited_20_Internet_20_Link">
https://www.ukrinform.ua/rubric-regions/3694513-u-kahovci-rosiani-zahopili-primisenna-banku-ta-organizuvali-pasportnij-stil.html</text:a>
</text:p>
      <!--NEWS-->
      <text:h text:style-name="P10" text:outline-level="1">
<text:span text:style-name="T4">
Svitolina将参加罗马的比赛</text:span>
</text:h>
      <text:p text:style-name="P4">
作者: Ukrinform (Person)</text:p>
      <text:p text:style-name="P4">
出版商: Укринформ (Organization)</text:p>
      <text:p text:style-name="P4">
出版时间: 2023-04-11T17:31:47+03:00</text:p>
      <text:p text:style-name="P4">
修改时间: 2023-04-11T17:31:47+03:00</text:p>
      <text:p text:style-name="P4">
描述: 乌克兰人将使用受保护的评级。  - 乌克林。</text:p>
      <text:p text:style-name="P4">
图片: ["<text:a xlink:type="simple" xlink:href="https://static.ukrinform.com/photos/2023_04/thumb_files/630_360_1681223452-721.jpg" text:style-name="Internet_20_link" text:visited-style-name="Visited_20_Internet_20_Link">
630_360_16812...</text:a>
"]</text:p>
      <text:p text:style-name="P4">
标签: ['Світоліна', 'Теніс']</text:p>
      <text:p text:style-name="P4">
类型: Article</text:p>
      <!--METADATA-->
      <text:p text:style-name="P4">
<draw:frame draw:style-name="fr1" draw:name="Image137" text:anchor-type="as-char" svg:width="6.9236in" svg:height="3.956343in" draw:z-index="0">
<draw:image xlink:href="../Images/yкринформ/2023-04-11T17-31-47-03-00/630_360_1681223452-721.jpg" xlink:type="simple" xlink:show="embed" xlink:actuate="onLoad" draw:mime-type="image/jpeg"/>
</draw:frame>
乌克兰人是一个安全的评级。</text:p>
      <text:p text:style-name="P4">
28岁的乌克兰网球运动员Elina Svitolina将能够参加罗马的WWIA锦标赛1000(https://twitter.com/InteBNLdItalia?ref_src=twsrc%5Egoogle%7Ctwcamp%5Eserp%7Ctwgr%5Eauthor)乌克林福姆报道，锦标赛新闻服务。</text:p>
      <text:p text:style-name="P4">
成为这场比赛的两次冠军(2017，2018)，Svitolina可以使用受保护的评分。</text:p>
      <text:p text:style-name="P4">
罗马的比赛将于5月9日至20日举行。</text:p>
      <text:p text:style-name="P4">
本周Elina Svitolina在Kiasisso的ITF锦标赛上演出(瑞士).</text:p>
      <text:p text:style-name="P4">
<text:span text:style-name="T4">
Читайте також:</text:span>
 <text:a xlink:type="simple" xlink:href="https://www.ukrinform.ua/rubric-sports/3694123-svitolina-zigrae-na-turniri-itf-u-svejcarii.html" text:style-name="Internet_20_link" text:visited-style-name="Visited_20_Internet_20_Link">
 <text:span text:style-name="T4">
Світоліна</text:span>
 </text:a>
根据乌克林福姆的说法，埃利娜·斯维托利纳(Elina Svitolina)将在瑞士基亚索(Swiss Kiasso)的ITF60的第一个圈子中与第七种子的罗马尼亚 - 加布里拉·鲁萨(Gabriela Rusa)一起比赛。</text:p>
      <text:p text:style-name="P4">
照片：Getty图像</text:p>
      <text:p text:style-name="P4">
News Source: <text:a xlink:type="simple" xlink:href="https://www.ukrinform.ua/rubric-sports/3694514-svitolina-zigrae-na-turniri-u-rimi.html" text:style-name="Internet_20_link" text:visited-style-name="Visited_20_Internet_20_Link">
https://www.ukrinform.ua/rubric-sports/3694514-svitolina-zigrae-na-turniri-u-rimi.html</text:a>
</text:p>
      <!--NEWS-->
      <text:h text:style-name="P10" text:outline-level="1">
<text:span text:style-name="T4">
乌克兰的普桑卡颜色在雅典举行</text:span>
</text:h>
      <text:p text:style-name="P4">
作者: Ukrinform (Person)</text:p>
      <text:p text:style-name="P4">
出版商: Укринформ (Organization)</text:p>
      <text:p text:style-name="P4">
出版时间: 2023-04-11T17:34:00+03:00</text:p>
      <text:p text:style-name="P4">
修改时间: 2023-04-11T17:34:00+03:00</text:p>
      <text:p text:style-name="P4">
描述: 在乌克兰大使馆的支持下，在雅典中心的Sintagm广场，乌克兰侨民在希腊，雅典市政厅，在公共组织，社会与协会的参与下，Pysanka International Festival的国际颜色是握住。  - 乌克林。</text:p>
      <text:p text:style-name="P4">
图片: ["<text:a xlink:type="simple" xlink:href="https://static.ukrinform.com/photos/2023_04/thumb_files/630_360_1681219969-797.jpg" text:style-name="Internet_20_link" text:visited-style-name="Visited_20_Internet_20_Link">
630_360_16812...</text:a>
", "<text:a xlink:type="simple" xlink:href="https://static.ukrinform.com/photos/2023_04/1681219995-362.jpg" text:style-name="Internet_20_link" text:visited-style-name="Visited_20_Internet_20_Link">
1681219995-36...</text:a>
", "<text:a xlink:type="simple" xlink:href="https://static.ukrinform.com/photos/2023_04/1681219995-682.jpg" text:style-name="Internet_20_link" text:visited-style-name="Visited_20_Internet_20_Link">
1681219995-68...</text:a>
", "<text:a xlink:type="simple" xlink:href="https://static.ukrinform.com/photos/2023_04/1681219996-880.jpg" text:style-name="Internet_20_link" text:visited-style-name="Visited_20_Internet_20_Link">
1681219996-88...</text:a>
"]</text:p>
      <text:p text:style-name="P4">
标签: ['Діаспора', 'Фестиваль', 'Греція', 'Посольство', 'Великдень', 'Писанка', 'Афіни']</text:p>
      <text:p text:style-name="P4">
类型: Article</text:p>
      <!--METADATA-->
      <text:p text:style-name="P4">
<draw:frame draw:style-name="fr1" draw:name="Image138" text:anchor-type="as-char" svg:width="6.9236in" svg:height="3.956343in" draw:z-index="0">
<draw:image xlink:href="../Images/yкринформ/2023-04-11T17-34-00-03-00/630_360_1681219969-797.jpg" xlink:type="simple" xlink:show="embed" xlink:actuate="onLoad" draw:mime-type="image/jpeg"/>
</draw:frame>
在雅典地区，在乌克兰大使馆，乌克兰联合的希腊侨民，雅典市政厅，以及公共组织，社会和协会的参与下，举行了国际色彩节。</text:p>
      <text:p text:style-name="P4">
正如乌克林福姆报道的那样，关于<text:a xlink:type="simple" xlink:href="https://www.facebook.com/permalink.php" text:style-name="Internet_20_link" text:visited-style-name="Visited_20_Internet_20_Link">
</text:a>
据报道，乌克兰在希腊共和国的大使馆报道。</text:p>
      <text:p text:style-name="P4">
值得注意的是，该活动的主要目的是向乌克兰市民间艺术的希腊人和客人展示绘画复活节彩蛋 - 复活节彩蛋。</text:p>
      <text:p text:style-name="P4">
<draw:frame draw:style-name="fr1" draw:name="Image139" text:anchor-type="as-char" svg:width="6.9236in" svg:height="9.231467in" draw:z-index="0">
<draw:image xlink:href="../Images/yкринформ/2023-04-11T17-34-00-03-00/1681219995-362.jpg" xlink:type="simple" xlink:show="embed" xlink:actuate="onLoad" draw:mime-type="image/jpeg"/>
</draw:frame>
作为活动的一部分，使用特殊的工具来绘制蜡糊，上面有关于鸡蛋绘画的研讨会。</text:p>
      <text:p text:style-name="P4">
星期六学校的学生“ Trembita”和“ Bereginya”唱歌，为在场的客人演出。</text:p>
      <text:p text:style-name="P4">
<draw:frame draw:style-name="fr1" draw:name="Image140" text:anchor-type="as-char" svg:width="6.9236in" svg:height="5.1927in" draw:z-index="0">
<draw:image xlink:href="../Images/yкринформ/2023-04-11T17-34-00-03-00/1681219995-682.jpg" xlink:type="simple" xlink:show="embed" xlink:actuate="onLoad" draw:mime-type="image/jpeg"/>
</draw:frame>
复活节结束时，“复活节彩蛋”装饰着复活节彩蛋，将在Sintagmal Square上设置整整一周。</text:p>
      <text:p text:style-name="P4">
<draw:frame draw:style-name="fr1" draw:name="Image141" text:anchor-type="as-char" svg:width="6.9236in" svg:height="4.923449in" draw:z-index="0">
<draw:image xlink:href="../Images/yкринформ/2023-04-11T17-34-00-03-00/1681219996-880.jpg" xlink:type="simple" xlink:show="embed" xlink:actuate="onLoad" draw:mime-type="image/jpeg"/>
</draw:frame>
大使馆提醒人们，帕桑卡国际节的颜色首先是由Trembita文化遗产协会于2017年组织的。</text:p>
      <text:p text:style-name="P4">
回想乌克兰侨民<text:a xlink:type="simple" xlink:href="https://www.ukrinform.ua/rubric-diaspora/3692069-u-grecii-ukrainska-diaspora-provela-blagodijnij-armarok.html" text:style-name="Internet_20_link" text:visited-style-name="Visited_20_Internet_20_Link">
</text:a>
慈善机构“奥尔比亚”(Olbia)在希腊首都风景如画的角落里，成千上万的人来了。</text:p>
      <text:p text:style-name="P4">
<text:span text:style-name="T5">
foto：乌克兰大使馆到希腊共和国 / Facebook</text:span>
</text:p>
      <text:p text:style-name="P4">
News Source: <text:a xlink:type="simple" xlink:href="https://www.ukrinform.ua/rubric-diaspora/3694485-v-afinah-vidbuvsa-ukrainskij-festival-colors-of-pysanka.html" text:style-name="Internet_20_link" text:visited-style-name="Visited_20_Internet_20_Link">
https://www.ukrinform.ua/rubric-diaspora/3694485-v-afinah-vidbuvsa-ukrainskij-festival-colors-of-pysanka.html</text:a>
</text:p>
      <!--NEWS-->
      <text:h text:style-name="P10" text:outline-level="1">
<text:span text:style-name="T4">
在英国，医生开始了为期四天的罢工</text:span>
</text:h>
      <text:p text:style-name="P4">
作者: Ukrinform (Person)</text:p>
      <text:p text:style-name="P4">
出版商: Укринформ (Organization)</text:p>
      <text:p text:style-name="P4">
出版时间: 2023-04-11T17:38:00+03:00</text:p>
      <text:p text:style-name="P4">
修改时间: 2023-04-11T17:38:00+03:00</text:p>
      <text:p text:style-name="P4">
描述: 如今，英国的年轻医生已经发起了为期四天的罢工，这可能导致国家卫生局受到的国家卫生局工作的前所未有的失败。  - 乌克林。</text:p>
      <text:p text:style-name="P4">
图片: ["<text:a xlink:type="simple" xlink:href="https://static.ukrinform.com/photos/2023_04/thumb_files/630_360_1681223587-934.jpg" text:style-name="Internet_20_link" text:visited-style-name="Visited_20_Internet_20_Link">
630_360_16812...</text:a>
"]</text:p>
      <text:p text:style-name="P4">
标签: ['Британія', 'Медики', 'Страйк']</text:p>
      <text:p text:style-name="P4">
类型: Article</text:p>
      <!--METADATA-->
      <text:p text:style-name="P4">
<draw:frame draw:style-name="fr1" draw:name="Image142" text:anchor-type="as-char" svg:width="6.9236in" svg:height="3.956343in" draw:z-index="0">
<draw:image xlink:href="../Images/yкринформ/2023-04-11T17-38-00-03-00/630_360_1681223587-934.jpg" xlink:type="simple" xlink:show="embed" xlink:actuate="onLoad" draw:mime-type="image/jpeg"/>
</draw:frame>
如今，英国进行了为期四天的罢工已经发动了为期四天的罢工，这可以在国家罚款的国家卫生服务局的工作中带来前所未有的失败。</text:p>
      <text:p text:style-name="P4">
根据乌克林福姆的报道，该机构报告了<text:a xlink:type="simple" xlink:href="https://www.reuters.com/world/uk/british-doctors-strikes-risk-patient-safety-minister-says-2023-04-10/" text:style-name="Internet_20_link" text:visited-style-name="Visited_20_Internet_20_Link">
</text:a>
。</text:p>
      <text:p text:style-name="P4">
英国医学协会(BMA)，代表客户利益的工会需要薪水的35％，认为医生在15年内将实际薪水达到26％。 上个月医生进行了为期三天的罢工后，目前的罢工正在发展。</text:p>
      <text:p text:style-name="P4">
国家卫生服务总监(NHS)斯蒂芬·哈德(Stephen Hade)说这次罢工<text:a xlink:type="simple" xlink:href="https://www.ukrinform.ua/tag-mediki" text:style-name="Internet_20_link" text:visited-style-name="Visited_20_Internet_20_Link">
</text:a>
将导致“前所未有的失败水平”，并对“全国患者的潜在参与”表示焦虑。</text:p>
      <text:p text:style-name="P4">
<text:span text:style-name="T4">
另请阅读：</text:span>
 <text:a xlink:type="simple" xlink:href="https://www.ukrinform.ua/rubric-world/3692663-u-francii-ponad-piv-miljona-ludej-znovu-protestuut-proti-pensijnoi-reformi.html" text:style-name="Internet_20_link" text:visited-style-name="Visited_20_Internet_20_Link">
</text:a>
当局要求医院尽快推迟程序和门诊病人。</text:p>
      <text:p text:style-name="P4">
聚会场所说，NHS现在正在努力确保紧急服务继续工作。</text:p>
      <text:p text:style-name="P4">
代表整个医疗保健行业组织的NHS联合会预测，由于罢工，将取消多达350,000名患者接待。</text:p>
      <text:p text:style-name="P4">
回想：在法国持续了几个月<text:a xlink:type="simple" xlink:href="https://www.ukrinform.ua/rubric-world/3692424-urad-francii-ne-zbiraetsa-vidstupati-vid-pensijnoi-reformi-popri-vimogi-profspilok.html" text:style-name="Internet_20_link" text:visited-style-name="Visited_20_Internet_20_Link">
</text:a>
照片：EPA-EFE</text:p>
      <text:p text:style-name="P4">
News Source: <text:a xlink:type="simple" xlink:href="https://www.ukrinform.ua/rubric-world/3694521-u-britanii-mediki-pocali-cotiridennij-strajk.html" text:style-name="Internet_20_link" text:visited-style-name="Visited_20_Internet_20_Link">
https://www.ukrinform.ua/rubric-world/3694521-u-britanii-mediki-pocali-cotiridennij-strajk.html</text:a>
</text:p>
      <!--NEWS-->
      <text:h text:style-name="P10" text:outline-level="1">
<text:span text:style-name="T4">
乌克兰和世界银行讨论了筹集额外资金进行重建的机会</text:span>
</text:h>
      <text:p text:style-name="P4">
作者: Ukrinform (Person)</text:p>
      <text:p text:style-name="P4">
出版商: Укринформ (Organization)</text:p>
      <text:p text:style-name="P4">
出版时间: 2023-04-11T17:39:02+03:00</text:p>
      <text:p text:style-name="P4">
修改时间: 2023-04-11T17:39:02+03:00</text:p>
      <text:p text:style-name="P4">
描述: 乌克兰和世界银行已经讨论了2023年的资金扩大，以吸引额外的财务资源以进行紧急基础设施恢复。  - 乌克林。</text:p>
      <text:p text:style-name="P4">
图片: ["<text:a xlink:type="simple" xlink:href="https://static.ukrinform.com/photos/2023_04/thumb_files/630_360_1681223844-241.jpg" text:style-name="Internet_20_link" text:visited-style-name="Visited_20_Internet_20_Link">
630_360_16812...</text:a>
"]</text:p>
      <text:p text:style-name="P4">
标签: ['Мінфін', 'Гроші', 'Світовий банк', 'Сергій Марченко', 'Відбудова']</text:p>
      <text:p text:style-name="P4">
类型: Article</text:p>
      <!--METADATA-->
      <text:p text:style-name="P4">
<draw:frame draw:style-name="fr1" draw:name="Image143" text:anchor-type="as-char" svg:width="6.9236in" svg:height="3.956343in" draw:z-index="0">
<draw:image xlink:href="../Images/yкринформ/2023-04-11T17-39-02-03-00/630_360_1681223844-241.jpg" xlink:type="simple" xlink:show="embed" xlink:actuate="onLoad" draw:mime-type="image/jpeg"/>
</draw:frame>
乌克兰·塔斯维托夫(Ukraine Tasvitov)的银行讨论了通过收购额外的财务资源以紧急恢复基础设施的额外财务资源来扩展融资的可能性。</text:p>
      <text:p text:style-name="P4">
正如乌克林福姆报道的那样，它报告了<text:a xlink:type="simple" xlink:href="https://www.mof.gov.ua/uk/news/sergii_marchenko_met_with_wb_vice_president_of_development_finance_ida-3938" text:style-name="Internet_20_link" text:visited-style-name="Visited_20_Internet_20_Link">
</text:a>
乌克兰财政部长会议之后(https://www.ukrinform.ua/tag-svitovij-bank)关于国际发展协会发展的问题(梦)以及国际重建与发展银行(ibrd)Akihico Nishio。</text:p>
      <text:p text:style-name="P4">
在会议期间，乌克兰财政部长强调需要快速恢复。</text:p>
      <text:p text:style-name="P4">
<text:span text:style-name="T4">
另请阅读：</text:span>
 <text:a xlink:type="simple" xlink:href="https://www.ukrinform.ua/rubric-vidbudova/3694298-vidbudova-ta-pidtrimka-biznesu-marcenko-u-vasingtoni-zustrivsa-iz-glavou-ifc.html" text:style-name="Internet_20_link" text:visited-style-name="Visited_20_Internet_20_Link">
</text:a>
双方讨论了2023年扩大融资的可能性，以收回额外的财务资源，以紧急恢复关键，社会和运输基础设施，这要归功于乌克兰的特殊计划，该计划是乌克兰的恢复和危机响应的特殊计划(乌克兰康复和危机反应的特别程序，苏普尔).</text:p>
      <text:p text:style-name="P4">
Цього року вартість швидкого відновлення сягає 14,1 млрд дол., з них 3,3 млрддол. уже мобілізовано з держбюджету України.</text:p>
      <text:p text:style-name="P4">
"Наразі ми налаштовані на конструктивну співпрацю з міжнародними партнерамидля залучення решти необхідного фінансування, згідно з п’ятьма ключовимипріоритетами, що зазначені в звіті RDNA2, а саме: відновлення енергетичноїінфраструктури, пошкодженого та зруйнованого житла, гуманітарне розмінування,відновлення критичної та соціальної інфраструктури, а також підтримка малогота середнього бізнесу в Україні", - зазначив Марченко.</text:p>
      <text:p text:style-name="P4">
<text:span text:style-name="T4">
Читайте також:</text:span>
 <text:a xlink:type="simple" xlink:href="https://www.ukrinform.ua/rubric-economy/3694301-marcenko-proviv-zustrici-z-predstavnikami-mvf.html" text:style-name="Internet_20_link" text:visited-style-name="Visited_20_Internet_20_Link">
 <text:span text:style-name="T4">
Марченко</text:span>
 </text:a>
据报道，世界银行提出了一份更新的报告，“对乌克兰的危害和需求进行快速评估”(乌克兰快速损害和需求评估，rdna2)，它调查了乌克兰修复的损失，损失和需求，这是由俄罗斯的全面入侵造成的。</text:p>
      <text:p text:style-name="P4">
据总理丹尼斯·施米加尔(Denis Shmigal)称，俄罗斯因全面侵略而造成了600-75亿美元的损失和销毁。 2023年饮酒状态。</text:p>
      <text:p text:style-name="P4">
<text:span text:style-name="T5">
foto：minion</text:span>
</text:p>
      <text:p text:style-name="P4">
News Source: <text:a xlink:type="simple" xlink:href="https://www.ukrinform.ua/rubric-vidbudova/3694519-ukraina-i-svitovij-bank-obgovorili-mozlivosti-zalucenna-dodatkovih-kostiv-dla-vidbudovi.html" text:style-name="Internet_20_link" text:visited-style-name="Visited_20_Internet_20_Link">
https://www.ukrinform.ua/rubric-vidbudova/3694519-ukraina-i-svitovij-bank-obgovorili-mozlivosti-zalucenna-dodatkovih-kostiv-dla-vidbudovi.html</text:a>
</text:p>
      <!--NEWS-->
      <text:h text:style-name="P10" text:outline-level="1">
<text:span text:style-name="T4">
理事会计划简化偿还贷款的条件 - 谁会担心</text:span>
</text:h>
      <text:p text:style-name="P4">
作者: Ukrinform (Person)</text:p>
      <text:p text:style-name="P4">
出版商: Укринформ (Organization)</text:p>
      <text:p text:style-name="P4">
出版时间: 2023-04-11T17:45:56+03:00</text:p>
      <text:p text:style-name="P4">
修改时间: 2023-04-11T17:45:56+03:00</text:p>
      <text:p text:style-name="P4">
描述: </text:p>
      <ul>
        <li>
I的，。: </li>
      </ul>
      <text:p text:style-name="P4">
图片: ["<text:a xlink:type="simple" xlink:href="https://static.ukrinform.com/photos/2020_12/thumb_files/630_360_1608662067-933.jpg" text:style-name="Internet_20_link" text:visited-style-name="Visited_20_Internet_20_Link">
630_360_16086...</text:a>
"]</text:p>
      <text:p text:style-name="P4">
标签: ['Кредит', 'Законопроєкт', 'Верховна Рада']</text:p>
      <text:p text:style-name="P4">
类型: Article</text:p>
      <!--METADATA-->
      <text:p text:style-name="P4">
<draw:frame draw:style-name="fr1" draw:name="Image144" text:anchor-type="as-char" svg:width="6.9236in" svg:height="3.956343in" draw:z-index="0">
<draw:image xlink:href="../Images/yкринформ/2023-04-11T17-45-56-03-00/630_360_1608662067-933.jpg" xlink:type="simple" xlink:show="embed" xlink:actuate="onLoad" draw:mime-type="image/jpeg"/>
</draw:frame>
Verkhovnarad已批准了第一读的两项政府法律，旨在赎回居住在战争影响领土内的内部流离失所者的消费者贷款条件。</text:p>
      <text:p text:style-name="P4">
关于它报告<text:a xlink:type="simple" xlink:href="https://minre.gov.ua/2023/04/11/parlament-pidtrymav-u-pershomu-chytanni-zakonoproyekty-shhodo-sproshhennya-umov-pogashennya-spozhyvchyh-kredytiv/" text:style-name="Internet_20_link" text:visited-style-name="Visited_20_Internet_20_Link">
</text:a>
，报道乌克林福姆。</text:p>
      <text:p text:style-name="P4">
这是关于法律法律<text:a xlink:type="simple" xlink:href="https://itd.rada.gov.ua/billInfo/Bills/Card/41427" text:style-name="Internet_20_link" text:visited-style-name="Visited_20_Internet_20_Link">
</text:a>
“关于IV的修正案”乌克兰法律的最终和过渡条款“关于消费者安全”，涉及戒严令中的消费者贷款的利益特殊性”和<text:a xlink:type="simple" xlink:href="https://itd.rada.gov.ua/billInfo/Bills/Card/41428" text:style-name="Internet_20_link" text:visited-style-name="Visited_20_Internet_20_Link">
</text:a>
“关于乌克兰税法第165.1条关于戒严令中消费贷款的特殊性的修正案。”</text:p>
      <text:p text:style-name="P4">
微型货币强调，首先是贷款，用于治疗，修理住房，购买家用电器，培训等。</text:p>
      <text:p text:style-name="P4">
“他们不提供承诺，但每年有高利率-50-100％。为生活或离开战斗或复杂的借款人支付此类贷款，”  - 在Udarism中强调。</text:p>
      <text:p text:style-name="P4">
<text:span text:style-name="T4">
另请阅读：</text:span>
 <text:a xlink:type="simple" xlink:href="https://www.ukrinform.ua/rubric-economy/3689542-programa-dostupni-krediti-579-zapracuvala-dla-pidpriemciv-iz-deokupovanih-teritorij.html" text:style-name="Internet_20_link" text:visited-style-name="Visited_20_Internet_20_Link">
</text:a>
建议在下午30天内引入强制性重组机制。</text:p>
      <text:p text:style-name="P4">
<text:span text:style-name="T4">
它将在以下条件下行动：</text:span>
</text:p>
      <text:p text:style-name="P4">
<text:span text:style-name="T5">
如果州和社会财政援助和/或养老金提供，慈善援助是消费者收入及其家人的唯一来源； </text:span>
如果消费者或他的家人是战争导致残障人士，收入总额不超过两个最低工资。</text:p>
      <text:p text:style-name="P4">
这样，借款人必须在IDP上注册(保存了)敌对行动或TOT，截至2022年2月24日，没有简化的债务。</text:p>
      <text:p text:style-name="P4">
法律还制定了禁止要求过期债务的禁令<text:a xlink:type="simple" xlink:href="https://www.ukrinform.ua/tag-kredit" text:style-name="Internet_20_link" text:visited-style-name="Visited_20_Internet_20_Link">
</text:a>
以及在其后30天内和内部和内部和内部和内部的收集公司。</text:p>
      <text:p text:style-name="P4">
News Source: <text:a xlink:type="simple" xlink:href="https://www.ukrinform.ua/rubric-economy/3694524-rada-planue-sprostiti-umovi-pogasenna-kreditiv-kogo-stosuvatimetsa.html" text:style-name="Internet_20_link" text:visited-style-name="Visited_20_Internet_20_Link">
https://www.ukrinform.ua/rubric-economy/3694524-rada-planue-sprostiti-umovi-pogasenna-kreditiv-kogo-stosuvatimetsa.html</text:a>
</text:p>
      <!--NEWS-->
      <text:h text:style-name="P10" text:outline-level="1">
<text:span text:style-name="T4">
特朗普将在欺诈案中返回纽约作证</text:span>
</text:h>
      <text:p text:style-name="P4">
作者: Ukrinform (Person)</text:p>
      <text:p text:style-name="P4">
出版商: Укринформ (Organization)</text:p>
      <text:p text:style-name="P4">
出版时间: 2023-04-11T17:48:00+03:00</text:p>
      <text:p text:style-name="P4">
修改时间: 2023-04-11T17:48:00+03:00</text:p>
      <text:p text:style-name="P4">
描述: 美国前总统唐纳德·特朗普（Donald Trump）将于周四返回纽约，他将在一个欺诈案中作证，该案州检察官办公室怀疑他的公司，他的家人和家人。  - 乌克林。</text:p>
      <text:p text:style-name="P4">
图片: ["<text:a xlink:type="simple" xlink:href="https://static.ukrinform.com/photos/2020_04/thumb_files/630_360_1587533138-677.jpg" text:style-name="Internet_20_link" text:visited-style-name="Visited_20_Internet_20_Link">
630_360_15875...</text:a>
"]</text:p>
      <text:p text:style-name="P4">
标签: ['Нью-Йорк', 'Шахрайство', 'Суд', 'Трамп']</text:p>
      <text:p text:style-name="P4">
类型: Article</text:p>
      <!--METADATA-->
      <text:p text:style-name="P4">
<draw:frame draw:style-name="fr1" draw:name="Image145" text:anchor-type="as-char" svg:width="6.9236in" svg:height="3.956343in" draw:z-index="0">
<draw:image xlink:href="../Images/yкринформ/2023-04-11T17-48-00-03-00/630_360_1587533138-677.jpg" xlink:type="simple" xlink:show="embed" xlink:actuate="onLoad" draw:mime-type="image/jpeg"/>
</draw:frame>
美国前总统唐纳德·特朗普(Donald Trump)将于周四返回纽约，在此欺诈，州检察官办公室怀疑他的公司，他自己和家人。</text:p>
      <text:p text:style-name="P4">
正如乌克林福姆报道的那样，它报告了<text:a xlink:type="simple" xlink:href="https://nypost.com/2023/04/10/trump-returns-to-nyc-this-week-for-state-fraud-case-sources/" text:style-name="Internet_20_link" text:visited-style-name="Visited_20_Internet_20_Link">
</text:a>
最后一位特朗普于4月4日出庭 - 然后，他被指控犯有与可能的隐藏付款有关的34项刑事犯罪，包括色情丹尼尔斯和前Playboykarren McDugal杂志模型。</text:p>
      <text:p text:style-name="P4">
唐纳德·特朗普没有认罪。</text:p>
      <text:p text:style-name="P4">
这次 <text:a xlink:type="simple" xlink:href="https://www.ukrinform.ua/tag-tramp" text:style-name="Internet_20_link" text:visited-style-name="Visited_20_Internet_20_Link">
 </text:a>
它将证明他，他的三个孩子和特朗普组织被指控组织了一项欺诈计划，该计划与高估资产有关以在更好的条件下获得贷款有关的欺诈计划。</text:p>
      <text:p text:style-name="P4">
<text:span text:style-name="T4">
另请阅读：</text:span>
 <text:a xlink:type="simple" xlink:href="https://www.ukrinform.ua/rubric-world/3691761-nujorkskij-voaz-trampa-sou-provalilosa-ale-zvinuvacenna-must-go-on.html" text:style-name="Internet_20_link" text:visited-style-name="Visited_20_Internet_20_Link">
<text:span text:style-name="T4">
新</text:span>
 <text:span text:style-name="T4">
 Yorksky </text:span>
 <text:span text:style-name="T4">
航行</text:span>
 <text:span text:style-name="T4">
 </text:span>
特朗普<text:span text:style-name="T4">
 </text:span>
 show <text:span text:style-name="T4">
<text:span text:style-name="T5">
*失败</text:span>
* </text:span>
 <text:span text:style-name="T4">
，但</text:span>
 <text:span text:style-name="T4">
 apply </text:span>
 <text:span text:style-name="T4">
 </text:span>
 <text:span text:style-name="T4">
 </text:span>
 <text:span text:style-name="T4">
必须</text:span>
</text:a>
提出索赔的纽约检察官莱蒂蒂亚·詹姆斯(Letitia James)要求以2.5亿美元的价格将所有被告罚款。</text:p>
      <text:p text:style-name="P4">
正如乌克林福姆报道的<text:a xlink:type="simple" xlink:href="https://www.ukrinform.ua/rubric-world/3691663-obvinuvacenna-trampu-mistit-tri-epizodi-pidkupu-za-movcanna.html" text:style-name="Internet_20_link" text:visited-style-name="Visited_20_Internet_20_Link">
</text:a>
。 该案涉及特朗普在2016年大选期间沉默的秘密付款。起诉书尚未被解释，但据说，色情明星的赎回是由竞选活动中的，没有指定税收文件。</text:p>
      <text:p text:style-name="P4">
照片：白宫</text:p>
      <text:p text:style-name="P4">
News Source: <text:a xlink:type="simple" xlink:href="https://www.ukrinform.ua/rubric-world/3694525-tramp-povernetsa-do-nujorka-sob-svidciti-u-spravi-pro-sahrajstvo.html" text:style-name="Internet_20_link" text:visited-style-name="Visited_20_Internet_20_Link">
https://www.ukrinform.ua/rubric-world/3694525-tramp-povernetsa-do-nujorka-sob-svidciti-u-spravi-pro-sahrajstvo.html</text:a>
</text:p>
      <!--NEWS-->
      <text:h text:style-name="P10" text:outline-level="1">
<text:span text:style-name="T4">
Ukrzaliznytsia降低了谷物的运输成本</text:span>
</text:h>
      <text:p text:style-name="P4">
作者: Ukrinform (Person)</text:p>
      <text:p text:style-name="P4">
出版商: Укринформ (Organization)</text:p>
      <text:p text:style-name="P4">
出版时间: 2023-04-11T17:59:24+03:00</text:p>
      <text:p text:style-name="P4">
修改时间: 2023-04-11T17:59:24+03:00</text:p>
      <text:p text:style-name="P4">
描述: 4月，根据组合，轨道运输成本下降了8-32％。  - 乌克林。</text:p>
      <text:p text:style-name="P4">
图片: ["<text:a xlink:type="simple" xlink:href="https://static.ukrinform.com/photos/2023_01/thumb_files/630_360_1674044884-685.jpg" text:style-name="Internet_20_link" text:visited-style-name="Visited_20_Internet_20_Link">
630_360_16740...</text:a>
"]</text:p>
      <text:p text:style-name="P4">
标签: ['Тариф', 'Зерно', 'Укрзалізниця']</text:p>
      <text:p text:style-name="P4">
类型: Article</text:p>
      <!--METADATA-->
      <text:p text:style-name="P4">
<draw:frame draw:style-name="fr1" draw:name="Image146" text:anchor-type="as-char" svg:width="6.9236in" svg:height="3.956343in" draw:z-index="0">
<draw:image xlink:href="../Images/yкринформ/2023-04-11T17-59-24-03-00/630_360_1674044884-685.jpg" xlink:type="simple" xlink:show="embed" xlink:actuate="onLoad" draw:mime-type="image/jpeg"/>
</draw:frame>
4月，根据组合，谷物导轨的运输降低了8-32％。</text:p>
      <text:p text:style-name="P4">
根据乌克林福姆(Ukrinform)的说法，JSC“ Ukrzaliznytsya”商业商业工作部副主任Valery Tkachov在[]中报告了这一点。(https://www.facebook.com/permalink.php?story_fbid=pfbid02EwqFCiSZnE862rTDhZHShV5xehETjR2eVKXE9uk5tPAc9TQaj5TRBvDKtdU9cdUvl&amp;id=100010325867613).</text:p>
      <text:p text:style-name="P4">
«Інформуємо про зменшення вартості перевезення зернових вантажів у зерновозахАТ «Укрзалізниця» в квітні 2023 на 7,67-31,62% (取决于组合)”， - 消息说。</text:p>
      <text:p text:style-name="P4">
<text:span text:style-name="T4">
另请阅读：</text:span>
 <text:a xlink:type="simple" xlink:href="https://www.ukrinform.ua/rubric-economy/3669952-ukrzaliznica-zrobila-krok-do-znizenna-stavok-na-vikoristanna-zernovoziv.html" text:style-name="Internet_20_link" text:visited-style-name="Visited_20_Internet_20_Link">
<text:span text:style-name="T4">
谷物卡车</text:span>
</text:a>
根据Tkachova的说法，现在已经建立了货车中谷物的总运输成本：</text:p>
      <text:p text:style-name="P4">
<text:span text:style-name="T5">
在海港22,1-23,6 USD的出口连接中(-10,4％); </text:span>
内部和进口 -  $ 22.9-23.6/t没有增值税(-31,62％); *在西方过渡方向的出口连接中 - 不带桶的38.5/t(-7,67％).</text:p>
      <text:p text:style-name="P4">
Представник УЗ закликає відправників збільшувати обсяги відвантаження <text:a xlink:type="simple" xlink:href="https://www.ukrinform.ua/tag-zerno" text:style-name="Internet_20_link" text:visited-style-name="Visited_20_Internet_20_Link">
</text:a>
他保证，资源足以满足农业人员在货物运输方面的需求。</text:p>
      <text:p text:style-name="P4">
据报道，2023年3月，乌克兰兹尼尼特(Ukrzaliznytsia)运输了1,220万条推文，这是从全面入侵开始开始的最高月度运输指标。 在出口运输的结构中，首先充满了谷物载荷-250万吨(47％).</text:p>
      <text:p text:style-name="P4">
<text:span text:style-name="T5">
Фото: cfts.org.ua</text:span>
</text:p>
      <text:p text:style-name="P4">
News Source: <text:a xlink:type="simple" xlink:href="https://www.ukrinform.ua/rubric-economy/3694529-ukrzaliznica-zmensila-vartist-perevezenna-zernovih.html" text:style-name="Internet_20_link" text:visited-style-name="Visited_20_Internet_20_Link">
https://www.ukrinform.ua/rubric-economy/3694529-ukrzaliznica-zmensila-vartist-perevezenna-zernovih.html</text:a>
</text:p>
      <!--NEWS-->
      <text:h text:style-name="P10" text:outline-level="1">
<text:span text:style-name="T4">
Shmigal与Friland一起与加拿大的乌克兰社区会面</text:span>
</text:h>
      <text:p text:style-name="P4">
作者: Ukrinform (Person)</text:p>
      <text:p text:style-name="P4">
出版商: Укринформ (Organization)</text:p>
      <text:p text:style-name="P4">
出版时间: 2023-04-11T18:03:18+03:00</text:p>
      <text:p text:style-name="P4">
修改时间: 2023-04-11T18:03:18+03:00</text:p>
      <text:p text:style-name="P4">
描述: 乌克兰的目的保持不变 - 这是击败侵略者的胜利，以及欧盟和北约内强，民主的乌克兰的恢复。  - 乌克林。</text:p>
      <text:p text:style-name="P4">
图片: ["<text:a xlink:type="simple" xlink:href="https://static.ukrinform.com/photos/2023_04/thumb_files/630_360_1681225242-652.png" text:style-name="Internet_20_link" text:visited-style-name="Visited_20_Internet_20_Link">
630_360_16812...</text:a>
"]</text:p>
      <text:p text:style-name="P4">
标签: ['Діаспора', 'Фріланд', 'Канада', 'Шмигаль']</text:p>
      <text:p text:style-name="P4">
类型: Article</text:p>
      <!--METADATA-->
      <text:p text:style-name="P4">
<draw:frame draw:style-name="fr1" draw:name="Image147" text:anchor-type="as-char" svg:width="6.9236in" svg:height="3.956343in" draw:z-index="0">
<draw:image xlink:href="../Images/yкринформ/2023-04-11T18-03-18-03-00/630_360_1681225242-652.png" xlink:type="simple" xlink:show="embed" xlink:actuate="onLoad" draw:mime-type="image/png"/>
</draw:frame>
乌克兰的梅塔(Meta)保持不变 - 这是欧盟和北约内部民主乌克兰的侵略和重建的民主乌克兰的胜利。</text:p>
      <text:p text:style-name="P4">
正如总理丹尼斯·施米加尔(Denis Shmigal)写的那样<text:a xlink:type="simple" xlink:href="https://t.me/Denys_Smyhal/4919" text:style-name="Internet_20_link" text:visited-style-name="Visited_20_Internet_20_Link">
</text:a>
他在加拿大副校长期间强调了这一点，这是与该国乌克兰社区代表的会议。</text:p>
      <text:p text:style-name="P4">
“他感谢捍卫乌克兰的利益。我们的目标没有改变。这是翻译侵略者，并在欧盟内重建了强大的民主乌克兰和<text:a xlink:type="simple" xlink:href="https://www.ukrinform.ua/tag-nato" text:style-name="Internet_20_link" text:visited-style-name="Visited_20_Internet_20_Link">
</text:a>
。 我们国家需要团结世界上整个乌克兰人。”</text:p>
      <text:p text:style-name="P4">
政府负责人补充说，加拿大给乌克兰人提供了很多东西。 但是乌克兰人也给了加拿大。</text:p>
      <text:p text:style-name="P4">
“所有乌克兰人现在都尽可能地团结起来。每个人都在他们的前线工作。有必要说出唯一强烈的声音，并呼吁世界团结一致。感谢加拿大乌克兰人和加拿大 - 乌克兰基金会的领导人(cuf)，以及弗里兰女士的系统支持。 多亏了加拿大所有标志性的加拿大，这已经成为一个可靠的战略合作伙伴和第二个国家。”</text:p>
      <text:p text:style-name="P4">
<text:span text:style-name="T4">
另请阅读：</text:span>
 <text:a xlink:type="simple" xlink:href="https://www.ukrinform.ua/rubric-polytics/3691737-kanada-krainam-nato-ukraini-potribni-garantii-bezpeki-pisla-vijni-bo-v-nei-agresivnij-susid.html" text:style-name="Internet_20_link" text:visited-style-name="Visited_20_Internet_20_Link">
<text:span text:style-name="T4">
加拿大</text:span>
</text:a>
正如乌克林福姆(Ukrinform)报道的那样，乌克兰总理本周<text:a xlink:type="simple" xlink:href="https://www.ukrinform.ua/rubric-polytics/3694199-denis-smigal-pribuv-iz-vizitom-do-kanadi.html" text:style-name="Internet_20_link" text:visited-style-name="Visited_20_Internet_20_Link">
</text:a>
在那里，他计划与加拿大总理特鲁多(Canadiastin Trudeau)会面，并会见弗里兰(Friland)频道频道频道河道米尼斯特(Viceremier-Minister)。</text:p>
      <text:p text:style-name="P4">
News Source: <text:a xlink:type="simple" xlink:href="https://www.ukrinform.ua/rubric-polytics/3694531-smigal-razom-iz-friland-proviv-zustric-z-ukrainskou-gromadou-u-kanadi.html" text:style-name="Internet_20_link" text:visited-style-name="Visited_20_Internet_20_Link">
https://www.ukrinform.ua/rubric-polytics/3694531-smigal-razom-iz-friland-proviv-zustric-z-ukrainskou-gromadou-u-kanadi.html</text:a>
</text:p>
      <!--NEWS-->
      <text:h text:style-name="P10" text:outline-level="1">
<text:span text:style-name="T4">
在Cherkasy地区，Kolos报纸的新闻记者感到愤怒 -  RVA官方禁止对UOC -MP批评的文章</text:span>
</text:h>
      <text:p text:style-name="P4">
作者: Ukrinform (Person)</text:p>
      <text:p text:style-name="P4">
出版商: Укринформ (Organization)</text:p>
      <text:p text:style-name="P4">
出版时间: 2023-04-11T18:04:00+03:00</text:p>
      <text:p text:style-name="P4">
修改时间: 2023-04-11T18:04:00+03:00</text:p>
      <text:p text:style-name="P4">
描述: Cherkasy地区Zvenigorod地区管理局副主席亚历山大·杜波夫（Alexander Dubov）禁止当地报纸上有关莫斯科父权制乌克兰东正教教堂的任何关键文章。  - 乌克林。</text:p>
      <text:p text:style-name="P4">
图片: ["<text:a xlink:type="simple" xlink:href="https://static.ukrinform.com/photos/2023_04/thumb_files/630_360_1680610780-609.jpg" text:style-name="Internet_20_link" text:visited-style-name="Visited_20_Internet_20_Link">
630_360_16806...</text:a>
"]</text:p>
      <text:p text:style-name="P4">
标签: ['Черкащина', 'УПЦ МП', 'Журналіст']</text:p>
      <text:p text:style-name="P4">
类型: Article</text:p>
      <!--METADATA-->
      <text:p text:style-name="P4">
<draw:frame draw:style-name="fr1" draw:name="Image148" text:anchor-type="as-char" svg:width="6.9236in" svg:height="3.956343in" draw:z-index="0">
<draw:image xlink:href="../Images/yкринформ/2023-04-11T18-04-00-03-00/630_360_1680610780-609.jpg" xlink:type="simple" xlink:show="embed" xlink:actuate="onLoad" draw:mime-type="image/jpeg"/>
</draw:frame>
Cherkasy地区Zvenigorod地区政府Oleksandr Dubovy的副主席禁止莫斯科父权制的亲乌克兰东正教教堂的任何关键文章。</text:p>
      <text:p text:style-name="P4">
Talniv报纸“ Kolos”的编辑Irina Rogov告诉《乌克林福音》记者。</text:p>
      <text:p text:style-name="P4">
“在戒严期间，报纸的布局被送往Zvenigorod军事管理部门的阅读。 但是，乌泽尼戈罗德地区副局长亚历山大·杜波维(Alexander Dubovy)定期删除对莫斯科教堂的批评。 去年，我们将UOC IPDO从属于PCCU的Veselokut Church社区发行了Veselokut教堂社区。 因此，昨天，当我们的读者(Radianatoliy Kravchuk)的前负责人向我们发送了一封信，并批评了UOC Mpmitropolitan Onufri和Paul的负责人的行为。 两次，杜波维先生说，该国的宗教敌意正在燃烧。”罗戈娃说。</text:p>
      <text:p text:style-name="P4">
在与乌克林福姆通讯员的对话中，Zvenigorod区的PCU教会社区负责人Alexei Richal说，Zazvenigorod Rva Oleksandr Dubovy的副主席 - 莫斯科教堂的凶猛支持者。 根据富人的说法，橡树是莱桑卡村的UOC -MP教堂的长老。</text:p>
      <text:p text:style-name="P4">
“当我们村庄的社区决定从UOC -MP的从属转移到PCCU时，亚历山大·杜波维亲自将阿姨带到这里，并在面对教会服从的变化时受到惩罚。” 。</text:p>
      <text:p text:style-name="P4">
亚历山大·杜波维(Alexander Dubovy)本人认为他在当前的立法中运作。</text:p>
      <text:p text:style-name="P4">
<text:span text:style-name="T4">
另请阅读：</text:span>
 <text:a xlink:type="simple" xlink:href="https://www.ukrinform.ua/rubric-regions/3677816-cerkaska-oblrada-prosit-zaboroniti-moskovsku-cerkvu.html" text:style-name="Internet_20_link" text:visited-style-name="Visited_20_Internet_20_Link">
</text:a>
“在做出决定时，我总是以公正的立场指导塔西马耶社区的法律和利益。 在我看来，您命名的材料受到了侵犯，因此拒绝了印刷的建议。 Zvenigorod Pivyuri Pikovsky的负责人对我的意见表示同意。</text:p>
      <text:p text:style-name="P4">
Zvenigorod Rva Yuriy Pikovsky的负责人在对乌克林福姆的评论中保证，代理人很狡猾。Cherkasy Ova认为，《戒严法》法律规定了报纸布局的发行。</text:p>
      <text:p text:style-name="P4">
“社论向我们发送了报纸的布局，我们同意确保安全限制的背景。这是由《乌克兰法律法》提供的“关于法律武术状况的”。“第8条第1部分的第11项，因此没有泄漏可能会损坏的信息。区域报纸正在将Cherkasy Ova的Macheetius送往RVA，”  - 告诉记者乌克利(Cherkasy Ova ova ova ova ova ova ova kurchenko)的通讯员。</text:p>
      <text:p text:style-name="P4">
Zvenigorod区是Cherkasy地区的四个地区之一。 前Zvenigorod，Lysyansky，Shpolyansky，Talnovsky，Katerynopil以及Korsun-Shevchenkivskyi区的一部分在这里。</text:p>
      <text:p text:style-name="P4">
据报道，沃尔林区域理事会的代表<text:a xlink:type="simple" xlink:href="https://www.ukrinform.ua/rubric-regions/3694393-na-volini-zaboronili-dialnist-upc-mp.html" text:style-name="Internet_20_link" text:visited-style-name="Visited_20_Internet_20_Link">
</text:a>
在该地区的领土。</text:p>
      <text:p text:style-name="P4">
News Source: <text:a xlink:type="simple" xlink:href="https://www.ukrinform.ua/rubric-regions/3694532-na-cerkasini-zurnalisti-gazeti-kolos-obureni-cinovnik-rva-zaboronae-statti-z-kritikou-upc-mp.html" text:style-name="Internet_20_link" text:visited-style-name="Visited_20_Internet_20_Link">
https://www.ukrinform.ua/rubric-regions/3694532-na-cerkasini-zurnalisti-gazeti-kolos-obureni-cinovnik-rva-zaboronae-statti-z-kritikou-upc-mp.html</text:a>
</text:p>
      <!--NEWS-->
      <text:h text:style-name="P10" text:outline-level="1">
<text:span text:style-name="T4">
国家银行提供分为军事政治风险保险的两个阶段</text:span>
</text:h>
      <text:p text:style-name="P4">
作者: Ukrinform (Person)</text:p>
      <text:p text:style-name="P4">
出版商: Укринформ (Organization)</text:p>
      <text:p text:style-name="P4">
出版时间: 2023-04-11T18:05:08+03:00</text:p>
      <text:p text:style-name="P4">
修改时间: 2023-04-11T18:05:08+03:00</text:p>
      <text:p text:style-name="P4">
描述: 建立一个全面的军事和政治风险体系是一个漫长的过程，可以分为两个阶段。  - 乌克林。</text:p>
      <text:p text:style-name="P4">
图片: ["<text:a xlink:type="simple" xlink:href="https://static.ukrinform.com/photos/2023_04/thumb_files/630_360_1681225352-445.jpg" text:style-name="Internet_20_link" text:visited-style-name="Visited_20_Internet_20_Link">
630_360_16812...</text:a>
", "<text:a xlink:type="simple" xlink:href="https://static.ukrinform.com/photos/2023_04/1681225352-810.jpg" text:style-name="Internet_20_link" text:visited-style-name="Visited_20_Internet_20_Link">
1681225352-81...</text:a>
"]</text:p>
      <text:p text:style-name="P4">
标签: ['Інвестиції', 'Нацбанк', 'Страхування']</text:p>
      <text:p text:style-name="P4">
类型: Article</text:p>
      <!--METADATA-->
      <text:p text:style-name="P4">
<draw:frame draw:style-name="fr1" draw:name="Image149" text:anchor-type="as-char" svg:width="6.9236in" svg:height="3.956343in" draw:z-index="0">
<draw:image xlink:href="../Images/yкринформ/2023-04-11T18-05-08-03-00/630_360_1681225352-445.jpg" xlink:type="simple" xlink:show="embed" xlink:actuate="onLoad" draw:mime-type="image/jpeg"/>
</draw:frame>
建立复杂的军事和政治风险保险系统是一个漫长的过程，可以分为两个阶段。</text:p>
      <text:p text:style-name="P4">
NBU新闻报道报告<text:a xlink:type="simple" xlink:href="https://www.facebook.com/NationalBankOfUkraine/posts/pfbid03Udn1VFUWmdBusgtGGytBpvv1k5axeBStikMxZBooNqL6qQpRq3Lotm3yiWYmXVul" text:style-name="Internet_20_link" text:visited-style-name="Visited_20_Internet_20_Link">
</text:a>
消息写道：“现在需要乌克兰的军事和政治风险保险制度来创造恢复经济的先决条件。”</text:p>
      <text:p text:style-name="P4">
<draw:frame draw:style-name="fr1" draw:name="Image150" text:anchor-type="as-char" svg:width="6.9236in" svg:height="4.615733in" draw:z-index="0">
<draw:image xlink:href="../Images/yкринформ/2023-04-11T18-05-08-03-00/1681225352-810.jpg" xlink:type="simple" xlink:show="embed" xlink:actuate="onLoad" draw:mime-type="image/jpeg"/>
</draw:frame>
值得注意的是，除了法规和法律风险外，乌克兰的投资者全面战争，面临着物体破坏物体和损失的风险<text:a xlink:type="simple" xlink:href="https://www.ukrinform.ua/tag-investicii" text:style-name="Internet_20_link" text:visited-style-name="Visited_20_Internet_20_Link">
</text:a>
，以物流的出口和进口方式。 他们现在需要涵盖目前的崛起，并在将来进行保护。</text:p>
      <text:p text:style-name="P4">
创建复杂的保险系统是一个漫长的过程，但可以分为两个阶段。 首先是针对快速筹备军事和政治风险的过渡模式，该模型可以基于美国国际开发署的关键建议，以建立涉及国际伙伴和捐助者的基金。 在此阶段，经济部与Nbuvuv一起，将确定经济重要项目的标准，该项目将有能力获得Dononda和家庭保险公司的要求，并协调新的雪花和捐助者和捐助者的组织方面系统，定价和维护原则的方法。</text:p>
      <text:p text:style-name="P4">
<text:span text:style-name="T4">
另请阅读：</text:span>
 <text:a xlink:type="simple" xlink:href="https://www.ukrinform.ua/rubric-economy/3680799-ukraina-sukae-trastovi-fondi-dla-strahuvanna-voennih-rizikiv-minekonomiki.html" text:style-name="Internet_20_link" text:visited-style-name="Visited_20_Internet_20_Link">
</text:a>
第二阶段将规定建立长期和成熟的国内保险制度，包括军事政治风险或军事保险Puluukraine。 其目的是为未来的付款和国际市场中的集中风险积累资金。 国家银行已经建立了建立军事政治上升保险制度的概念，并考虑了英国的国际专家的经验，美国的欧盟国家吹捧，并且已经与国际合作伙伴合作以改善它。 这个概念应构成相关法案的基础。正如乌克林福姆报道的<text:a xlink:type="simple" xlink:href="https://www.ukrinform.ua/rubric-economy/3692848-v-ukraini-stvorat-trastovij-fond-akij-rozdilatime-riziki-investoriv.html" text:style-name="Internet_20_link" text:visited-style-name="Visited_20_Internet_20_Link">
</text:a>
关于创建和填补目标信托基金的创建和填补，可以成为再保险人，以增加投资者的利益。</text:p>
      <text:p text:style-name="P4">
News Source: <text:a xlink:type="simple" xlink:href="https://www.ukrinform.ua/rubric-economy/3694533-u-nacbanku-proponuut-rozdiliti-na-dva-etapi-strahuvanna-voennopoliticnih-rizikiv.html" text:style-name="Internet_20_link" text:visited-style-name="Visited_20_Internet_20_Link">
https://www.ukrinform.ua/rubric-economy/3694533-u-nacbanku-proponuut-rozdiliti-na-dva-etapi-strahuvanna-voennopoliticnih-rizikiv.html</text:a>
</text:p>
      <!--NEWS-->
      <text:h text:style-name="P10" text:outline-level="1">
<text:span text:style-name="T4">
乌克兰和波兰外交部负责人讨论了武装部队的需求</text:span>
</text:h>
      <text:p text:style-name="P4">
作者: Ukrinform (Person)</text:p>
      <text:p text:style-name="P4">
出版商: Укринформ (Organization)</text:p>
      <text:p text:style-name="P4">
出版时间: 2023-04-11T18:06:31+03:00</text:p>
      <text:p text:style-name="P4">
修改时间: 2023-04-11T18:06:31+03:00</text:p>
      <text:p text:style-name="P4">
描述: 乌克兰和波兰外交事务部长Dmytro Kuleba和Rau讨论了乌克兰武装部队的需求，并同意在维尔纽斯北约峰会上采取决定性步骤的需求。  - 乌克林。</text:p>
      <text:p text:style-name="P4">
图片: ["<text:a xlink:type="simple" xlink:href="https://static.ukrinform.com/photos/2023_02/thumb_files/630_360_1677425770-936.jpg" text:style-name="Internet_20_link" text:visited-style-name="Visited_20_Internet_20_Link">
630_360_16774...</text:a>
"]</text:p>
      <text:p text:style-name="P4">
标签: ['Кулеба', 'Польща', 'ЗСУ', 'Війна з росією']</text:p>
      <text:p text:style-name="P4">
类型: Article</text:p>
      <!--METADATA-->
      <text:p text:style-name="P4">
<draw:frame draw:style-name="fr1" draw:name="Image151" text:anchor-type="as-char" svg:width="6.9236in" svg:height="3.956343in" draw:z-index="0">
<draw:image xlink:href="../Images/yкринформ/2023-04-11T18-06-31-03-00/630_360_1677425770-936.jpg" xlink:type="simple" xlink:show="embed" xlink:actuate="onLoad" draw:mime-type="image/jpeg"/>
</draw:frame>
乌克兰执行法和波兰·德米特罗·库莱巴(Poland Dmytro Kuleba)和劳·兹比尼耶夫(Rau Zbignyev)的执行守则讨论了乌克兰武装部队的描述，并同意了在维尔纽斯(Vilnius)采取决定性步骤的必要性。</text:p>
      <text:p text:style-name="P4">
乌克兰外交负责人在[]中报道了这一点(https://twitter.com/DmytroKuleba/status/1645779819592835072) <text:a xlink:type="simple" xlink:href="https://twitter.com/DmytroKuleba/status/1645779819592835072" text:style-name="Internet_20_link" text:visited-style-name="Visited_20_Internet_20_Link">
</text:a>
，报道乌克林福姆。</text:p>
      <text:p text:style-name="P4">
“我与Rau Zbignyev进行了交谈，感谢我们的波兰朋友照顾。 我们考虑了波兰可以覆盖的武装力量的最接近和长期需求。 我们俩都同意在峰会上对乌克兰决定性步骤的需求<text:a xlink:type="simple" xlink:href="https://www.ukrinform.ua/tag-nato" text:style-name="Internet_20_link" text:visited-style-name="Visited_20_Internet_20_Link">
</text:a>
在维尔纽斯，”库伯说。</text:p>
      <text:p text:style-name="P4">
<text:span text:style-name="T4">
另请阅读：</text:span>
 <text:a xlink:type="simple" xlink:href="https://www.ukrinform.ua/rubric-world/3694324-u-polsi-pobuduut-skladi-nato-z-tisacami-odinic-ozbroenna-moraveckij.html" text:style-name="Internet_20_link" text:visited-style-name="Visited_20_Internet_20_Link">
<text:span text:style-name="T4">
北约</text:span>
</text:a>
据报道，北约峰会将于7月11日至12日在维尔纽斯举行。北约秘书长詹斯·斯托尔滕贝格(Jens Stoltenberg)邀请总统弗拉基米拉泽尔斯基(Vladimirrazelsky)参加这次峰会。</text:p>
      <text:p text:style-name="P4">
News Source: <text:a xlink:type="simple" xlink:href="https://www.ukrinform.ua/rubric-polytics/3694534-glavi-mzs-ukraini-ta-polsi-obgovorili-potrebi-zsu.html" text:style-name="Internet_20_link" text:visited-style-name="Visited_20_Internet_20_Link">
https://www.ukrinform.ua/rubric-polytics/3694534-glavi-mzs-ukraini-ta-polsi-obgovorili-potrebi-zsu.html</text:a>
</text:p>
      <!--NEWS-->
      <text:h text:style-name="P10" text:outline-level="1">
<text:span text:style-name="T4">
在哈尔基夫（Kharkiv），城市动物园的破产程序开始</text:span>
</text:h>
      <text:p text:style-name="P4">
作者: Ukrinform (Person)</text:p>
      <text:p text:style-name="P4">
出版商: Укринформ (Organization)</text:p>
      <text:p text:style-name="P4">
出版时间: 2023-04-11T18:10:00+03:00</text:p>
      <text:p text:style-name="P4">
修改时间: 2023-04-11T18:10:00+03:00</text:p>
      <text:p text:style-name="P4">
描述: Kharkivoblenergo JSC在Kharkiv商业法院启动了城市动物园的破产程序，Kharkiv商业法院是一家市政企业。  - 乌克林。</text:p>
      <text:p text:style-name="P4">
图片: ["<text:a xlink:type="simple" xlink:href="https://static.ukrinform.com/photos/2023_04/thumb_files/630_360_1681224928-269.jpg" text:style-name="Internet_20_link" text:visited-style-name="Visited_20_Internet_20_Link">
630_360_16812...</text:a>
"]</text:p>
      <text:p text:style-name="P4">
标签: ['Зоопарк', 'Харків', 'Банкрутство']</text:p>
      <text:p text:style-name="P4">
类型: Article</text:p>
      <!--METADATA-->
      <text:p text:style-name="P4">
<draw:frame draw:style-name="fr1" draw:name="Image152" text:anchor-type="as-char" svg:width="6.9236in" svg:height="3.956343in" draw:z-index="0">
<draw:image xlink:href="../Images/yкринформ/2023-04-11T18-10-00-03-00/630_360_1681224928-269.jpg" xlink:type="simple" xlink:show="embed" xlink:actuate="onLoad" draw:mime-type="image/jpeg"/>
</draw:frame>
Kharkivoblenergo JSC启动了城市动物园破产的程序，这是一种公用事业。</text:p>
      <text:p text:style-name="P4">
这是由动物园出版社服务在[]中报道的(https://www.facebook.com/zookharkov1895/posts/pfbid02F3jGSRZJ5ARmQKmtPyMV49Gas4cTdxECrHRkqUoxFXbUm7zSAxzTC2LB38rQDHjJl)传输乌克林。</text:p>
      <text:p text:style-name="P4">
“大规模入侵于去年2月24日开始，成为所有人的挑战，动物园也不例外。 鉴于困难的情况，动物园是将电力消耗给JSC Kharkivoblenergo的债务。 债务偿还了。 但是，尽管采取了所有安排，哈尔基弗利戈(Kharkivoblenergo)JSC发起了哈尔基夫动物园(Kharkiv Zoo)的破产，这对这种行为产生了充分的误解。”</text:p>
      <text:p text:style-name="P4">
在 <text:a xlink:type="simple" xlink:href="https://www.ukrinform.ua/tag-zoopark" text:style-name="Internet_20_link" text:visited-style-name="Visited_20_Internet_20_Link">
</text:a>
他们还保证，法律程序“不会以任何方式影响动物园的工作，其雇员和病房的工作。” 动物学部门在动物园中说，动物部门对动物进行了一天的仔细护理，以使它们尽可能统一，动物的口粮是多种多样且平衡的。</text:p>
      <text:p text:style-name="P4">
Kharkivoblenergo不对Kharkivoblenergo发表评论。</text:p>
      <text:p text:style-name="P4">
<text:span text:style-name="T4">
另请阅读：</text:span>
 <text:a xlink:type="simple" xlink:href="https://www.ukrinform.ua/rubric-regions/3682580-odesiti-dopomagaut-oblastovuvati-zoopark-ta-pidtrimuut-tvarin-grosima.html" text:style-name="Internet_20_link" text:visited-style-name="Visited_20_Internet_20_Link">
<text:span text:style-name="T4">
 Zoo </text:span>
</text:a>
“此案现在在法庭上。 为了不给法院施加压力，我们避免了衰败。</text:p>
      <text:p text:style-name="P4">
从司法文本中得知<text:a xlink:type="simple" xlink:href="https://reyestr.court.gov.ua/Review/109932168" text:style-name="Internet_20_link" text:visited-style-name="Visited_20_Internet_20_Link">
</text:a>
，哈尔基夫伯伦戈(Kharkivoblenergo)的声明是在3月底采用了市政组织市政组织哈尔基夫动物园的破产程序。</text:p>
      <text:p text:style-name="P4">
据报道，在首都，KPZHITLOINVESTBUD-UKB的副主任和负责人以及承包机构的负责人报告<text:a xlink:type="simple" xlink:href="https://www.ukrinform.ua/rubric-kyiv/3677256-zbitki-na-2-miljoni-u-spravi-pro-rekonstrukciu-kiivskogo-zooparku-ogolosili-pidozri.html" text:style-name="Internet_20_link" text:visited-style-name="Visited_20_Internet_20_Link">
</text:a>
<text:span text:style-name="T5">
foto：Facebook Kharkiv Zoo</text:span>
</text:p>
      <text:p text:style-name="P4">
News Source: <text:a xlink:type="simple" xlink:href="https://www.ukrinform.ua/rubric-regions/3694528-u-harkovi-pocalasa-procedura-bankrutstva-miskogo-zooparku.html" text:style-name="Internet_20_link" text:visited-style-name="Visited_20_Internet_20_Link">
https://www.ukrinform.ua/rubric-regions/3694528-u-harkovi-pocalasa-procedura-bankrutstva-miskogo-zooparku.html</text:a>
</text:p>
      <!--NEWS-->
      <text:h text:style-name="P10" text:outline-level="1">
<text:span text:style-name="T4">
Epiphanius奉献了乌克兰捍卫者的复活节蛋糕</text:span>
</text:h>
      <text:p text:style-name="P4">
作者: Ukrinform (Person)</text:p>
      <text:p text:style-name="P4">
出版商: Укринформ (Organization)</text:p>
      <text:p text:style-name="P4">
出版时间: 2023-04-11T18:14:40+03:00</text:p>
      <text:p text:style-name="P4">
修改时间: 2023-04-11T18:14:40+03:00</text:p>
      <text:p text:style-name="P4">
描述: 基辅的大都会和圣迈克尔金色统治大教堂的所有乌克兰Epiphanius奉献了三千枚腰带，将送往乌克兰军队。  - 乌克林。</text:p>
      <text:p text:style-name="P4">
图片: ["<text:a xlink:type="simple" xlink:href="https://static.ukrinform.com/photos/2023_04/thumb_files/630_360_1681225835-546.jpg" text:style-name="Internet_20_link" text:visited-style-name="Visited_20_Internet_20_Link">
630_360_16812...</text:a>
", "<text:a xlink:type="simple" xlink:href="https://static.ukrinform.com/photos/2023_04/1681225836-384.jpg" text:style-name="Internet_20_link" text:visited-style-name="Visited_20_Internet_20_Link">
1681225836-38...</text:a>
", "<text:a xlink:type="simple" xlink:href="https://static.ukrinform.com/photos/2023_04/1681225836-743.jpg" text:style-name="Internet_20_link" text:visited-style-name="Visited_20_Internet_20_Link">
1681225836-74...</text:a>
", "<text:a xlink:type="simple" xlink:href="https://static.ukrinform.com/photos/2023_04/1681225836-299.jpg" text:style-name="Internet_20_link" text:visited-style-name="Visited_20_Internet_20_Link">
1681225836-29...</text:a>
", "<text:a xlink:type="simple" xlink:href="https://static.ukrinform.com/photos/2023_04/1681225835-234.jpg" text:style-name="Internet_20_link" text:visited-style-name="Visited_20_Internet_20_Link">
1681225835-23...</text:a>
"]</text:p>
      <text:p text:style-name="P4">
标签: ['Великдень', 'Епіфаній', 'Паска']</text:p>
      <text:p text:style-name="P4">
类型: Article</text:p>
      <!--METADATA-->
      <text:p text:style-name="P4">
<draw:frame draw:style-name="fr1" draw:name="Image153" text:anchor-type="as-char" svg:width="6.9236in" svg:height="3.956343in" draw:z-index="0">
<draw:image xlink:href="../Images/yкринформ/2023-04-11T18-14-40-03-00/630_360_1681225835-546.jpg" xlink:type="simple" xlink:show="embed" xlink:actuate="onLoad" draw:mime-type="image/jpeg"/>
</draw:frame>
大都会和所有乌克兰Epiphanius在圣迈克尔的金色属于的大教堂大教堂大教堂，将送往乌克兰军队。</text:p>
      <text:p text:style-name="P4">
关于它报告<text:a xlink:type="simple" xlink:href="https://www.pomisna.info/uk/vsi-novyny/predstoyatel-osvyatyv-velykodni-pasky-dlya-zahysnykiv-batkivshhyny/" text:style-name="Internet_20_link" text:visited-style-name="Visited_20_Internet_20_Link">
</text:a>
乌克林福姆报道，乌克兰东正教教堂。</text:p>
      <text:p text:style-name="P4">
<draw:frame draw:style-name="fr1" draw:name="Image154" text:anchor-type="as-char" svg:width="6.9236in" svg:height="4.269553in" draw:z-index="0">
<draw:image xlink:href="../Images/yкринформ/2023-04-11T18-14-40-03-00/1681225836-384.jpg" xlink:type="simple" xlink:show="embed" xlink:actuate="onLoad" draw:mime-type="image/jpeg"/>
</draw:frame>
PCU灵长类动物说：​​“我们为英勇的军队祈祷，我们想通过这些腰带与我们的防御者分享快乐。”</text:p>
      <text:p text:style-name="P4">
<draw:frame draw:style-name="fr1" draw:name="Image155" text:anchor-type="as-char" svg:width="6.9236in" svg:height="4.609323in" draw:z-index="0">
<draw:image xlink:href="../Images/yкринформ/2023-04-11T18-14-40-03-00/1681225836-743.jpg" xlink:type="simple" xlink:show="embed" xlink:actuate="onLoad" draw:mime-type="image/jpeg"/>
</draw:frame>
他强调，教会寻求军队认为他们与他们无关。</text:p>
      <text:p text:style-name="P4">
<draw:frame draw:style-name="fr1" draw:name="Image156" text:anchor-type="as-char" svg:width="6.9236in" svg:height="4.609323in" draw:z-index="0">
<draw:image xlink:href="../Images/yкринформ/2023-04-11T18-14-40-03-00/1681225836-299.jpg" xlink:type="simple" xlink:show="embed" xlink:actuate="onLoad" draw:mime-type="image/jpeg"/>
</draw:frame>
“谢谢所有加入这个好事业的人。 通过凝聚力，我们将征服，因为我们保护了我们所爱的人，而耶和华祝福正义。” Epiphanius说。</text:p>
      <text:p text:style-name="P4">
<draw:frame draw:style-name="fr1" draw:name="Image157" text:anchor-type="as-char" svg:width="6.9236in" svg:height="4.609323in" draw:z-index="0">
<draw:image xlink:href="../Images/yкринформ/2023-04-11T18-14-40-03-00/1681225835-234.jpg" xlink:type="simple" xlink:show="embed" xlink:actuate="onLoad" draw:mime-type="image/jpeg"/>
</draw:frame>
<text:span text:style-name="T4">
另请阅读：</text:span>
 <text:a xlink:type="simple" xlink:href="https://www.ukrinform.ua/rubric-kyiv/3694472-u-kievi-na-velikden-dodatkovo-cerguvatime-ponad-tisaca-policejskih.html" text:style-name="Internet_20_link" text:visited-style-name="Visited_20_Internet_20_Link">
<text:span text:style-name="T4">
 ecd </text:span>
</text:a>
据报道，基辅复活节的基辅城市政府被召唤<text:a xlink:type="simple" xlink:href="https://www.ukrinform.ua/rubric-kyiv/3694429-kian-zaklikali-na-velikden-dolucatisa-do-bogosluzin-onlajn.html" text:style-name="Internet_20_link" text:visited-style-name="Visited_20_Internet_20_Link">
</text:a>
<text:span text:style-name="T5">
foto：pcu</text:span>
</text:p>
      <text:p text:style-name="P4">
News Source: <text:a xlink:type="simple" xlink:href="https://www.ukrinform.ua/rubric-society/3694538-epifanij-osvativ-paski-dla-ukrainskih-zahisnikiv.html" text:style-name="Internet_20_link" text:visited-style-name="Visited_20_Internet_20_Link">
https://www.ukrinform.ua/rubric-society/3694538-epifanij-osvativ-paski-dla-ukrainskih-zahisnikiv.html</text:a>
</text:p>
      <!--NEWS-->
      <text:h text:style-name="P10" text:outline-level="1">
<text:span text:style-name="T4">
Saladukha：托马斯·巴赫（Thomas Bach）在巴黎奥运会上对俄罗斯和白俄罗斯运动员做了一切</text:span>
</text:h>
      <text:p text:style-name="P4">
作者: Ukrinform (Person)</text:p>
      <text:p text:style-name="P4">
出版商: Укринформ (Organization)</text:p>
      <text:p text:style-name="P4">
出版时间: 2023-04-11T18:17:00+03:00</text:p>
      <text:p text:style-name="P4">
修改时间: 2023-04-11T18:17:00+03:00</text:p>
      <text:p text:style-name="P4">
描述: 乌克兰人民和前运动员奥尔加·萨拉杜哈（Olga Saladukha）批评国际奥林匹克委员会主席托马斯·巴赫（Thomas Bach）的行动，以乌克兰为代价，并可能从俄罗斯联合会和RB的运动员承认参加奥运会。  - 乌克林。</text:p>
      <text:p text:style-name="P4">
图片: ["<text:a xlink:type="simple" xlink:href="https://static.ukrinform.com/photos/2023_04/thumb_files/630_360_1681226092-779.jpg" text:style-name="Internet_20_link" text:visited-style-name="Visited_20_Internet_20_Link">
630_360_16812...</text:a>
"]</text:p>
      <text:p text:style-name="P4">
标签: ['МОК', 'Олімпійські ігри']</text:p>
      <text:p text:style-name="P4">
类型: Article</text:p>
      <!--METADATA-->
      <text:p text:style-name="P4">
<draw:frame draw:style-name="fr1" draw:name="Image158" text:anchor-type="as-char" svg:width="6.9236in" svg:height="3.956343in" draw:z-index="0">
<draw:image xlink:href="../Images/yкринформ/2023-04-11T18-17-00-03-00/630_360_1681226092-779.jpg" xlink:type="simple" xlink:show="embed" xlink:actuate="onLoad" draw:mime-type="image/jpeg"/>
</draw:frame>
乌克兰人民林业和前运动员奥尔加·萨拉杜哈(Olga Saladukha)批评国际奥运会委员会主席托马斯·巴赫(Thomas Bach)的行动，以乌克兰为代价，并可能从俄罗斯联合会和RB的运动员承认参加奥运会。</text:p>
      <text:p text:style-name="P4">
她在向乌克林福音通讯员的评论中专门讲述了这一点。</text:p>
      <text:p text:style-name="P4">
“托马斯·巴赫(Thomas Bach)表明，他已经打开大门，以使俄罗斯和白俄罗斯运动员返回世界体育运动。 我们看到，越来越多的联合会使这些运动员可以参加比赛。 老实说，我不知道他们的想法。 一年前，托马斯·巴赫(Thomas Bach)说，我们与您团结一致，人们在乌克兰被杀。 在一年中，我们失去了更多的人，看到了被摧毁的基础设施，团结进入了某个地方……他们有条件地与我们团结一致，但要让自己做到这一点，做到了。 前几天，我从顿涅茨克(Donetsk)返回，我当时是峡谷。 我看到了城市如何破坏并写了帖子：请来看看发生了什么。 我们的运动员而不是奖杯，保护自己的祖国，为自己的家而站立。 我分散了托马斯·巴赫(Thomas Bach)，听我们的运动员。”萨拉杜卡说。</text:p>
      <text:p text:style-name="P4">
此外，这位前世界冠军三级冠军强调，米普文可以使俄罗斯和白俄罗斯运动员防止包括奥运会在内的国际比赛。</text:p>
      <text:p text:style-name="P4">
“政府现在禁止我们的运动员参加俄罗斯人和白俄罗斯将被释放的比赛。 我们需要尽一切可能防止这些运动员，以便我们的运动员可以走，说话以崛起，听到国歌并听到我们的国家。 部长，总统奥林匹克委员会的工作仍在继续。 最近，举行了世界运动员委员会的会议。 我们在那里讲述了我们的痛苦。 作为Verkhovna Rada的代表，我呼吁预防俄罗斯塔比里尔(Tabilor)运动员参加国际比赛的托马斯·巴赫(Thomas Bach)。 他说他听到了我们的声音，但是他们告诉我们的运动员，如果政府不允许您获得许可证，那么IOC将支持您，您将能够在比赛中表现。 我什至想念它将如何发生。”萨拉杜卡说。</text:p>
      <text:p text:style-name="P4">
她还强调，乌克兰运动员现在不明白该怎么做，因为在将来，俄罗斯人和白俄罗斯人可以允许比赛。国际奥委会(IOC)最近发表了有关国际联合会的建议，内容涉及俄罗斯人和白俄罗斯(Berarus)参加没有国家符号的中立地位的国际比赛。 委员会计划在不久之后做出单独的决定。</text:p>
      <text:p text:style-name="P4">
<text:span text:style-name="T4">
另请阅读：</text:span>
 <text:a xlink:type="simple" xlink:href="https://www.ukrinform.ua/rubric-sports/3692579-mok-perekladae-vidpovidalnist-na-miznarodni-federacii-abramenko.html" text:style-name="Internet_20_link" text:visited-style-name="Visited_20_Internet_20_Link">
<text:span text:style-name="T4">
 abramenko </text:span>
</text:a>
正如乌克林福姆报道的那样，部长的内阁决定乌克兰运动员将参加国际比赛，这将与灌溉和白俄罗斯的运动员展示。</text:p>
      <text:p text:style-name="P4">
照片：rada.gov.ua</text:p>
      <text:p text:style-name="P4">
News Source: <text:a xlink:type="simple" xlink:href="https://www.ukrinform.ua/rubric-sports/3694539-saladuha-tomas-bah-robit-vse-sob-rosijski-ta-biloruski-sportsmeni-buli-na-olimpiadi-u-parizi.html" text:style-name="Internet_20_link" text:visited-style-name="Visited_20_Internet_20_Link">
https://www.ukrinform.ua/rubric-sports/3694539-saladuha-tomas-bah-robit-vse-sob-rosijski-ta-biloruski-sportsmeni-buli-na-olimpiadi-u-parizi.html</text:a>
</text:p>
      <!--NEWS-->
      <text:h text:style-name="P10" text:outline-level="1">
<text:span text:style-name="T4">
Ukrzaliznytsia从全面战争开始就恢复了三分之一的铁路桥梁</text:span>
</text:h>
      <text:p text:style-name="P4">
作者: Ukrinform (Person)</text:p>
      <text:p text:style-name="P4">
出版商: Укринформ (Organization)</text:p>
      <text:p text:style-name="P4">
出版时间: 2023-04-11T18:20:00+03:00</text:p>
      <text:p text:style-name="P4">
修改时间: 2023-04-11T18:20:00+03:00</text:p>
      <text:p text:style-name="P4">
描述: 自从乌克兰俄罗斯联邦的全面入侵开始以来，约有70座铁路桥受到损害，其中三分之一已经被重建。  - 乌克林。</text:p>
      <text:p text:style-name="P4">
图片: ["<text:a xlink:type="simple" xlink:href="https://static.ukrinform.com/photos/2023_04/thumb_files/630_360_1681226351-994.jpg" text:style-name="Internet_20_link" text:visited-style-name="Visited_20_Internet_20_Link">
630_360_16812...</text:a>
"]</text:p>
      <text:p text:style-name="P4">
标签: ['Укрзалізниця', 'Міст', 'Війна з росією', 'Відбудова']</text:p>
      <text:p text:style-name="P4">
类型: Article</text:p>
      <!--METADATA-->
      <text:p text:style-name="P4">
<draw:frame draw:style-name="fr1" draw:name="Image159" text:anchor-type="as-char" svg:width="6.9236in" svg:height="3.956343in" draw:z-index="0">
<draw:image xlink:href="../Images/yкринформ/2023-04-11T18-20-00-03-00/630_360_1681226351-994.jpg" xlink:type="simple" xlink:show="embed" xlink:actuate="onLoad" draw:mime-type="image/jpeg"/>
</draw:frame>
从乌克兰俄罗斯联邦的全面入侵开始，大约有70条铁路遭到损害，其中三分之一已经被重建。</text:p>
      <text:p text:style-name="P4">
这是由铁路公司Yevgeny Lyashchenko董事会主席报道的，并报道了乌克林福姆(Ukrinform)(https://www.uz.gov.ua/press_center/up_to_date_topic/602838/)“由于乌克兰领土的敌对行动，约有70条铁路损坏了<text:a xlink:type="simple" xlink:href="https://www.ukrinform.ua/tag-mist" text:style-name="Internet_20_link" text:visited-style-name="Visited_20_Internet_20_Link">
</text:a>
我们已经建立了三分之一。 Lashchenko说：“了解铁路对乌克兰人口和经济学的重要性，铁路将尽一切努力使所有受损的基础设施尽快恢复，火车一直在运行。”</text:p>
      <text:p text:style-name="P4">
他回忆说，UZ已经完成了基辅地区铁路桥的大修。 火车通过物体的移动由两条轨道打开，这将使您在不久的将来增加Unapryamka Korosten和Kyiv卫星城市中的客运火车数量。</text:p>
      <text:p text:style-name="P4">
<text:span text:style-name="T4">
另请阅读：</text:span>
 <text:a xlink:type="simple" xlink:href="https://www.ukrinform.ua/rubric-vidbudova/3686488-na-mikolaivsini-vidbuduvali-sist-mostiv-se-na-sesti-vidkritij-timcasovij-proizd.html" text:style-name="Internet_20_link" text:visited-style-name="Visited_20_Internet_20_Link">
<text:span text:style-name="T4">
重建</text:span>
</text:a>
据报道，国家恢复和开发基础设施分配的国家机构<text:a xlink:type="simple" xlink:href="https://www.ukrinform.ua/rubric-vidbudova/3693995-na-cernigivsini-vidkrili-mist-cerez-desnu-zrujnovanij-na-pocatku-vtorgnenna-rf.html" text:style-name="Internet_20_link" text:visited-style-name="Visited_20_Internet_20_Link">
</text:a>
，俄罗斯人在全面入侵开始时摧毁了这一点。</text:p>
      <text:p text:style-name="P4">
_从开源_OPTO _</text:p>
      <text:p text:style-name="P4">
News Source: <text:a xlink:type="simple" xlink:href="https://www.ukrinform.ua/rubric-vidbudova/3694542-ukrzaliznica-vidnovila-tretinu-zaliznicnih-mostiv-zrujnovanih-z-pocatku-povnomasstabnoi-vijni.html" text:style-name="Internet_20_link" text:visited-style-name="Visited_20_Internet_20_Link">
https://www.ukrinform.ua/rubric-vidbudova/3694542-ukrzaliznica-vidnovila-tretinu-zaliznicnih-mostiv-zrujnovanih-z-pocatku-povnomasstabnoi-vijni.html</text:a>
</text:p>
      <!--NEWS-->
      <text:h text:style-name="P10" text:outline-level="1">
<text:span text:style-name="T4">
2.6亿的计划：案件被送往法院有关存在的案件</text:span>
</text:h>
      <text:p text:style-name="P4">
作者: Ukrinform (Person)</text:p>
      <text:p text:style-name="P4">
出版商: Укринформ (Organization)</text:p>
      <text:p text:style-name="P4">
出版时间: 2023-04-11T18:20:24+03:00</text:p>
      <text:p text:style-name="P4">
修改时间: 2023-04-11T18:20:24+03:00</text:p>
      <text:p text:style-name="P4">
描述: Nabu和SAP通过对该计划的一名参与者的起诉人提起诉讼，以扣押UAH 2.592亿，旨在实施许多国家项目 - 这是关于前国家投资负责人的兄弟项目。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Інвестиції', 'Суд', 'Корупція']</text:p>
      <text:p text:style-name="P4">
类型: Article</text:p>
      <!--METADATA-->
      <text:p text:style-name="P4">
<draw:frame draw:style-name="fr1" draw:name="Image160" text:anchor-type="as-char" svg:width="6.9236in" svg:height="3.956343in" draw:z-index="0">
<draw:image xlink:href="../Images/yкринформ/2023-04-11T18-20-24-03-00/630_360_1540839872-223.jpg" xlink:type="simple" xlink:show="embed" xlink:actuate="onLoad" draw:mime-type="image/jpeg"/>
</draw:frame>
纳布(Nabu)和萨普赛(Sapscherckerass)对UAH计划的一名参与者之一的起诉书，旨在实施许多国家专业人士 - 这是关于前国家投资项目负责人的兄弟。</text:p>
      <text:p text:style-name="P4">
正如乌克林福姆报道的那样，它报告了<text:a xlink:type="simple" xlink:href="https://nabu.gov.ua/novyny/sprava-derzhinvestproektu-obvynuvalnyy-akt-stosovno-brata-eksgolovy-skerovano-do-sudu" text:style-name="Internet_20_link" text:visited-style-name="Visited_20_Internet_20_Link">
</text:a>
。</text:p>
      <text:p text:style-name="P4">
根据纳布的说法，由于该人位于斯洛伐克共和国的领土上，最高反腐败法院获得了专家调查的许可，允许对其辩护人起诉。</text:p>
      <text:p text:style-name="P4">
纳布(Nabu)和萨普(Sap)正在采取措施将被告引渡到乌克兰。</text:p>
      <text:p text:style-name="P4">
调查发现，在2012-2014期间，在国家投资专业项目管理领域的“州投资公司”向两家涉嫌出售国家水域的贷款提供了2.592亿UAH，向两家贷款提供了“质量水”和“奥林匹克纳迪亚”。 这些公司有迹象，并受到国家投资项目的控制。</text:p>
      <text:p text:style-name="P4">
这些结构已转移到其他非居民公司。 连锁课程是在外国公司的帐户中(https://www.ukrinform.ua/tag-kipr)，是国家投资生产的前负责人的同质兄弟的受益所有者。</text:p>
      <text:p text:style-name="P4">
随后，这些塞浦路斯公司购买了乌克兰牙齿授权的股票，在2013  -  2015年期间，在Transcarpathian和Volyn地区购买了700多个土地，总面积为1000公顷。</text:p>
      <text:p text:style-name="P4">
2020年7月，应纳布(Nabu)和汁液的要求施加了这些土地地块。</text:p>
      <text:p text:style-name="P4">
<text:span text:style-name="T4">
另请阅读：</text:span>
 <text:a xlink:type="simple" xlink:href="https://www.ukrinform.ua/rubric-culture/3682805-nabu-i-sap-zaversili-rozsliduvanna-sodo-rozkradanna-44-miljona-dla-kinostudii-dovzenka.html" text:style-name="Internet_20_link" text:visited-style-name="Visited_20_Internet_20_Link">
<text:span text:style-name="T4">
盗窃</text:span>
</text:a>
</text:p>
      <text:p text:style-name="P4">
NABU和SAP设置了犯罪组织的其他参与者。</text:p>
      <text:p text:style-name="P4">
据报道，2021年5月<text:a xlink:type="simple" xlink:href="https://www.ukrinform.ua/rubric-society/3253765-sprava-derzinvestproektu-bratu-eksgolovi-povidomili-pro-pidozru.html" text:style-name="Internet_20_link" text:visited-style-name="Visited_20_Internet_20_Link">
</text:a>
在建立犯罪组织和刑事收益合法化中。</text:p>
      <text:p text:style-name="P4">
News Source: <text:a xlink:type="simple" xlink:href="https://www.ukrinform.ua/rubric-economy/3694541-shemi-na-260-miljoniv-do-sudu-napravili-spravu-sodo-brata-eksgolovi-derzinvestproektu.html" text:style-name="Internet_20_link" text:visited-style-name="Visited_20_Internet_20_Link">
https://www.ukrinform.ua/rubric-economy/3694541-shemi-na-260-miljoniv-do-sudu-napravili-spravu-sodo-brata-eksgolovi-derzinvestproektu.html</text:a>
</text:p>
      <!--NEWS-->
      <text:h text:style-name="P10" text:outline-level="1">
<text:span text:style-name="T4">
财政部的t票房为24亿</text:span>
</text:h>
      <text:p text:style-name="P4">
作者: Ukrinform (Person)</text:p>
      <text:p text:style-name="P4">
出版商: Укринформ (Organization)</text:p>
      <text:p text:style-name="P4">
出版时间: 2023-04-11T18:21:39+03:00</text:p>
      <text:p text:style-name="P4">
修改时间: 2023-04-11T18:21:39+03:00</text:p>
      <text:p text:style-name="P4">
描述: 2023年4月11日，财政部的拍卖部，用于安置内部政府贷款债券（t -bills），在州预算中吸引了州预算的UAH 23.73亿。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Мінфін', 'Облігації', 'Війна з росією']</text:p>
      <text:p text:style-name="P4">
类型: Article</text:p>
      <!--METADATA-->
      <text:p text:style-name="P4">
<draw:frame draw:style-name="fr1" draw:name="Image161" text:anchor-type="as-char" svg:width="6.9236in" svg:height="3.956343in" draw:z-index="0">
<draw:image xlink:href="../Images/yкринформ/2023-04-11T18-21-39-03-00/630_360_1550144984-323.jpg" xlink:type="simple" xlink:show="embed" xlink:actuate="onLoad" draw:mime-type="image/jpeg"/>
</draw:frame>
财政部于2023年4月11日拍卖会安置国内贷款(毛巾)它在州预算中吸引了UAH 2.373毫秒。</text:p>
      <text:p text:style-name="P4">
根据乌克林福姆的说法，该部在[]报告中的新闻服务(https://www.facebook.com/minfin.gov.ua/posts/pfbid02Vphejzbtq9zgWFYNbMZVfQ5LwL3riQNSPYH8N7zbxF4nVjJ7CwjRwRnDewAeKhHxl)<text:a xlink:type="simple" xlink:href="https://www.facebook.com/minfin.gov.ua/posts/pfbid02Vphejzbtq9zgWFYNbMZVfQ5LwL3riQNSPYH8N7zbxF4nVjJ7CwjRwRnDewAeKhHxl" text:style-name="Internet_20_link" text:visited-style-name="Visited_20_Internet_20_Link">
</text:a>
“财政部今天已将州<text:a xlink:type="simple" xlink:href="https://www.ukrinform.ua/tag-obligacii" text:style-name="Internet_20_link" text:visited-style-name="Visited_20_Internet_20_Link">
</text:a>
这是新闻说：“几乎相当于24亿英镑。”</text:p>
      <text:p text:style-name="P4">
财政部为投资者提供了T票的Hryvnia债券：UAH 9500万，为188.5％，偿还了1年； UAH 6.97亿，为19.5％，在1。2年后赎回； UAH 7.38亿，占19.6％，并在2年内还款。</text:p>
      <text:p text:style-name="P4">
此外，1年以2300万美元的价格提供了2300万美元的2300万美元。</text:p>
      <text:p text:style-name="P4">
<text:span text:style-name="T4">
另请阅读：</text:span>
 <text:a xlink:type="simple" xlink:href="https://www.ukrinform.ua/rubric-economy/3692056-u-zastosunku-dia-zapustili-prodaz-vijskovi-obligacii-alta.html" text:style-name="Internet_20_link" text:visited-style-name="Visited_20_Internet_20_Link">
<text:span text:style-name="T4">
债券</text:span>
</text:a>
正如乌克林福姆报道的，与俄罗斯有关<text:a xlink:type="simple" xlink:href="https://www.ukrinform.ua/tag-russian-aggression" text:style-name="Internet_20_link" text:visited-style-name="Visited_20_Internet_20_Link">
</text:a>
乌克兰政府关于逐步发行的军事债券的一步，其数量为4000亿。 根据乌克兰丹尼斯·施密尔(Ukraine Denis Shmigal)总理的说法，去年接到了几乎6000亿UAH。</text:p>
      <text:p text:style-name="P4">
News Source: <text:a xlink:type="simple" xlink:href="https://www.ukrinform.ua/rubric-economy/3694543-minfin-rozmistiv-ovdp-na-24-milarda.html" text:style-name="Internet_20_link" text:visited-style-name="Visited_20_Internet_20_Link">
https://www.ukrinform.ua/rubric-economy/3694543-minfin-rozmistiv-ovdp-na-24-milarda.html</text:a>
</text:p>
      <!--NEWS-->
      <text:h text:style-name="P10" text:outline-level="1">
<text:span text:style-name="T4">
在《商业法规法》中，为农民保证 - 农业政策部被保留</text:span>
</text:h>
      <text:p text:style-name="P4">
作者: Ukrinform (Person)</text:p>
      <text:p text:style-name="P4">
出版商: Укринформ (Organization)</text:p>
      <text:p text:style-name="P4">
出版时间: 2023-04-11T18:25:56+03:00</text:p>
      <text:p text:style-name="P4">
修改时间: 2023-04-11T18:25:56+03:00</text:p>
      <text:p text:style-name="P4">
描述: 在《过渡企业家规范的特征》（第6013号）的法律项目中，该农场的所有保证均已存储。  - 乌克林。</text:p>
      <text:p text:style-name="P4">
图片: ["<text:a xlink:type="simple" xlink:href="https://static.ukrinform.com/photos/2020_07/thumb_files/630_360_1595421032-112.jpg" text:style-name="Internet_20_link" text:visited-style-name="Visited_20_Internet_20_Link">
630_360_15954...</text:a>
"]</text:p>
      <text:p text:style-name="P4">
标签: ['Законопроєкт', 'Верховна Рада', 'Аграрії']</text:p>
      <text:p text:style-name="P4">
类型: Article</text:p>
      <!--METADATA-->
      <text:p text:style-name="P4">
<draw:frame draw:style-name="fr1" draw:name="Image162" text:anchor-type="as-char" svg:width="6.9236in" svg:height="3.956343in" draw:z-index="0">
<draw:image xlink:href="../Images/yкринформ/2023-04-11T18-25-56-03-00/630_360_1595421032-112.jpg" xlink:type="simple" xlink:show="embed" xlink:actuate="onLoad" draw:mime-type="image/jpeg"/>
</draw:frame>
在法律草案中，“关于过渡中企业家活动的调节特征”(№6013)存储了所有农场的保证。</text:p>
      <text:p text:style-name="P4">
乌克林福姆报道了乌克兰·莱德米拉·谢梅林(Ukraine Lyudmila Shemelinets)的农业政策和食品副部长的报道，乌克利福姆报道了<text:a xlink:type="simple" xlink:href="https://minagro.gov.ua/news/u-zakonoproekti-pro-regulyuvannya-pidpriyemnickoyi-diyalnosti-zberezheni-garantiyi-dlya-agrariyiv-lyudmila-shemelinec" text:style-name="Internet_20_link" text:visited-style-name="Visited_20_Internet_20_Link">
</text:a>
她指出，该法律设想消除当前经济和民法规则之间存在的矛盾，以摆脱苏联的基础。</text:p>
      <text:p text:style-name="P4">
特别是，这样的组织和法律形式，例如农场(FG)法律提议根据优惠条款进行重组。</text:p>
      <text:p text:style-name="P4">
根据Shemelinets的说法，该法案提议采用长期经济实体的相同方法。 特别是，根据当年的任何活动的员工数量和收入，商业实体可以属于微型企业，中小型企业，中等或大型企业家的主题。 法律和法律形式的农场将不存在。</text:p>
      <text:p text:style-name="P4">
“该法案定义了过渡条款，以确保农场对新的组织和法律形式进行无痛的过渡。从FG法律生效之日起的接下来的5年将有机会决定转型为业务协会或统一副部长强调。</text:p>
      <text:p text:style-name="P4">
<text:span text:style-name="T4">
另请阅读：</text:span>
 <text:a xlink:type="simple" xlink:href="https://www.ukrinform.ua/rubric-economy/3689770-minagropolitiki-pogodilo-vidacu-grantiv-dla-stvorenna-sadiv-i-teplic-majze-na-500-miljoniv.html" text:style-name="Internet_20_link" text:visited-style-name="Visited_20_Internet_20_Link">
</text:a>
此外，在过渡期间，农场的重组将无法确保履行承诺或担保合同的义务，提前终止或履行对债权人的义务以及损失的赔偿。</text:p>
      <text:p text:style-name="P4">
另外，一家商业公司(FG继任者)将能够使用用于FG的许可证和其他许可证，即其有效性的处理。 同时，由企业生效时被企业收购的永久使用土地的权利将转交给商业公司 - 继任者。Shemelinets指出，将FG重组为商业公司的重组过程应在没有其他问题和所有者的巨大财务成本的情况下进行重制。</text:p>
      <text:p text:style-name="P4">
如报道，<text:a xlink:type="simple" xlink:href="https://www.ukrinform.ua/tag-verhovna-rada" text:style-name="Internet_20_link" text:visited-style-name="Visited_20_Internet_20_Link">
</text:a>
法案的准备期限“关于过渡期间商业企业家活动的特殊性”，采用了现场。(№6013)122023年1月。</text:p>
      <text:p text:style-name="P4">
News Source: <text:a xlink:type="simple" xlink:href="https://www.ukrinform.ua/rubric-economy/3694546-u-zakonoproekti-pro-reguluvanna-biznesu-zberezeni-garantii-dla-fermeriv-minagropolitiki.html" text:style-name="Internet_20_link" text:visited-style-name="Visited_20_Internet_20_Link">
https://www.ukrinform.ua/rubric-economy/3694546-u-zakonoproekti-pro-reguluvanna-biznesu-zberezeni-garantii-dla-fermeriv-minagropolitiki.html</text:a>
</text:p>
      <!--NEWS-->
      <text:h text:style-name="P10" text:outline-level="1">
<text:span text:style-name="T4">
乌克格斯班克（Ukrgasbank）已完成四分之一的利润₴14亿</text:span>
</text:h>
      <text:p text:style-name="P4">
作者: Ukrinform (Person)</text:p>
      <text:p text:style-name="P4">
出版商: Укринформ (Organization)</text:p>
      <text:p text:style-name="P4">
出版时间: 2023-04-11T18:29:20+03:00</text:p>
      <text:p text:style-name="P4">
修改时间: 2023-04-11T18:29:20+03:00</text:p>
      <text:p text:style-name="P4">
描述: 在2023年1月3月，乌克格斯班克获得了UAH 14亿的净利润。  - 乌克林。</text:p>
      <text:p text:style-name="P4">
图片: ["<text:a xlink:type="simple" xlink:href="https://static.ukrinform.com/photos/2015_05/thumb_files/630_360_1431703249.jpg" text:style-name="Internet_20_link" text:visited-style-name="Visited_20_Internet_20_Link">
630_360_14317...</text:a>
"]</text:p>
      <text:p text:style-name="P4">
标签: ['Гроші', 'Укргазбанк']</text:p>
      <text:p text:style-name="P4">
类型: Article</text:p>
      <!--METADATA-->
      <text:p text:style-name="P4">
<draw:frame draw:style-name="fr1" draw:name="Image163" text:anchor-type="as-char" svg:width="6.9236in" svg:height="3.956343in" draw:z-index="0">
<draw:image xlink:href="../Images/yкринформ/2023-04-11T18-29-20-03-00/630_360_1431703249.jpg" xlink:type="simple" xlink:show="embed" xlink:actuate="onLoad" draw:mime-type="image/jpeg"/>
</draw:frame>
乌克格斯班克Zamer-March 2023年获得了UAH 14亿的净利润。</text:p>
      <text:p text:style-name="P4">
正如乌克林福姆报道的那样，它报告了<text:a xlink:type="simple" xlink:href="https://www.ukrgasbank.com/press_center/news/13465-" text:style-name="Internet_20_link" text:visited-style-name="Visited_20_Internet_20_Link">
</text:a>
消息写道：“根据2023年第一季度的工作结果，乌克加斯班克(Ukrgasbank)获得了14亿辆UAH的干净枪支。”</text:p>
      <text:p text:style-name="P4">
自2023年初以来，该银行的资产增加了140亿，即4月初的UAH 146mlrd。(不考虑课程差异). Обсяг <text:a xlink:type="simple" xlink:href="https://www.ukrinform.ua/tag-grosi" text:style-name="Internet_20_link" text:visited-style-name="Visited_20_Internet_20_Link">
</text:a>
客户，跟随 在第一季度，非核心收入的数量为UAH 7.36亿，在去年同期，UAH的2.13亿或40％。</text:p>
      <text:p text:style-name="P4">
<text:span text:style-name="T4">
另请阅读：</text:span>
 <text:a xlink:type="simple" xlink:href="https://www.ukrinform.ua/rubric-economy/3691482-torik-kilkist-klientiv-bankiv-zrosla-majze-na-10.html" text:style-name="Internet_20_link" text:visited-style-name="Visited_20_Internet_20_Link">
</text:a>
2023年4月初，监管资本的充分性将设定为12.38％，超过2 pp。 在年初超过这个数字。 该银行遵守乌克兰国家银行的所有强制性标准。</text:p>
      <text:p text:style-name="P4">
据乌克林福姆报道，2023年1月至2月，乌克格斯班克(Ukrgasbank)获得了489亿美元的净利润，这是1月至1月的4倍。</text:p>
      <text:p text:style-name="P4">
News Source: <text:a xlink:type="simple" xlink:href="https://www.ukrinform.ua/rubric-economy/3694547-ukrgazbank-zaversiv-kvartal-z-pributkom-14-milarda.html" text:style-name="Internet_20_link" text:visited-style-name="Visited_20_Internet_20_Link">
https://www.ukrinform.ua/rubric-economy/3694547-ukrgazbank-zaversiv-kvartal-z-pributkom-14-milarda.html</text:a>
</text:p>
      <!--NEWS-->
      <text:h text:style-name="P10" text:outline-level="1">
<text:span text:style-name="T4">
俄罗斯殖民地的克里米亚加法罗夫被安置在西佐</text:span>
</text:h>
      <text:p text:style-name="P4">
作者: Ukrinform (Person)</text:p>
      <text:p text:style-name="P4">
出版商: Укринформ (Organization)</text:p>
      <text:p text:style-name="P4">
出版时间: 2023-04-11T18:33:00+03:00</text:p>
      <text:p text:style-name="P4">
修改时间: 2023-04-11T18:33:00+03:00</text:p>
      <text:p text:style-name="P4">
描述: 在“克里米亚塔塔尔营（Crimean Tatar Battalion）”的一个被定罪的人中，迪利勒·加法罗夫（Dililaver Gafarov）的诺曼（Noman Chelebidzhihan）被定罪。  - 乌克林。</text:p>
      <text:p text:style-name="P4">
图片: ["<text:a xlink:type="simple" xlink:href="https://static.ukrinform.com/photos/2023_04/thumb_files/630_360_1681227163-445.jpg" text:style-name="Internet_20_link" text:visited-style-name="Visited_20_Internet_20_Link">
630_360_16812...</text:a>
"]</text:p>
      <text:p text:style-name="P4">
标签: ['Кримські татари', "В'язниця", 'росія']</text:p>
      <text:p text:style-name="P4">
类型: Article</text:p>
      <!--METADATA-->
      <text:p text:style-name="P4">
<draw:frame draw:style-name="fr1" draw:name="Image164" text:anchor-type="as-char" svg:width="6.9236in" svg:height="3.956343in" draw:z-index="0">
<draw:image xlink:href="../Images/yкринформ/2023-04-11T18-33-00-03-00/630_360_1681227163-445.jpg" xlink:type="simple" xlink:show="embed" xlink:actuate="onLoad" draw:mime-type="image/jpeg"/>
</draw:frame>
克里米亚塔塔尔营(Crimean Tatar Battalion)的诺曼(Noman Chelebidzhan)案中，被定罪的人被置于俄罗斯联合会的一个殖民地的刑事隔离器中。</text:p>
      <text:p text:style-name="P4">
关于它报告<text:a xlink:type="simple" xlink:href="https://crimean-solidarity.org/news/2023/04/11/dilyavera-gafarova-iz-kryma-osuzhdennogo-na--let-kolonii-pomestili-v-shizo-v-stavropole-2540" text:style-name="Internet_20_link" text:visited-style-name="Visited_20_Internet_20_Link">
</text:a>
报道说，关于加法罗夫的妻子。</text:p>
      <text:p text:style-name="P4">
该名女子说：“现在，它在俄罗斯联合会中的惩教殖民地#1的Kochubeyevske村庄的惩教殖民地#1中，在监狱中花费了几乎一半的空间。”</text:p>
      <text:p text:style-name="P4">
据她说，这名男子致电4月4日，并说他被送到了最后5天。 随后，在与妻子的交谈中，他的同志报道说，加法罗夫继续将他的sizo保留了10天。</text:p>
      <text:p text:style-name="P4">
由于什么原因，政治犯被置于罚款委员会中，他的妻子不知道。</text:p>
      <text:p text:style-name="P4">
<text:span text:style-name="T4">
另请阅读：</text:span>
 <text:a xlink:type="simple" xlink:href="https://www.ukrinform.ua/rubric-crimea/3694381-sudda-iz-krimu-otrimav-12-rokiv-vaznici-za-pricetnist-do-peresliduvanna-cijgoza.html" text:style-name="Internet_20_link" text:visited-style-name="Visited_20_Internet_20_Link">
</text:a>
据乌克林福姆(Ukrinform)报道，2018年10月30日，在基洛夫区Zhemchuzhina村的Crimean Tatarinader Gafarov的房屋进行了搜索。 <text:a xlink:type="simple" xlink:href="https://www.ukrinform.ua/rubric-crimea/2768702-sud-dav-gafarovu-10-rokiv-za-krimskotatarskij-bataljon.html" text:style-name="Internet_20_link" text:visited-style-name="Visited_20_Internet_20_Link">
</text:a>
但是他被怀疑犯罪。 2汤匙。 刑法的208(参加非法武装部队).</text:p>
      <text:p text:style-name="P4">
28 серпня 2019 року Гафарова засудили до позбавлення волі на строк 10 років.</text:p>
      <text:p text:style-name="P4">
<text:span text:style-name="T5">
Фото з сайту Кримська солідарність</text:span>
</text:p>
      <text:p text:style-name="P4">
News Source: <text:a xlink:type="simple" xlink:href="https://www.ukrinform.ua/rubric-crimea/3694553-krimcanina-gafarova-u-rosijskij-kolonii-pomistili-u-sizo.html" text:style-name="Internet_20_link" text:visited-style-name="Visited_20_Internet_20_Link">
https://www.ukrinform.ua/rubric-crimea/3694553-krimcanina-gafarova-u-rosijskij-kolonii-pomistili-u-sizo.html</text:a>
</text:p>
      <!--NEWS-->
      <text:h text:style-name="P10" text:outline-level="1">
<text:span text:style-name="T4">
俄罗斯持续了两个月</text:span>
</text:h>
      <text:p text:style-name="P4">
作者: Ukrinform (Person)</text:p>
      <text:p text:style-name="P4">
出版商: Укринформ (Organization)</text:p>
      <text:p text:style-name="P4">
出版时间: 2023-04-11T18:34:00+03:00</text:p>
      <text:p text:style-name="P4">
修改时间: 2023-04-11T18:34:00+03:00</text:p>
      <text:p text:style-name="P4">
描述: 俄罗斯尚未同意在两个月内返回基辅交换俄罗斯公民。  - 乌克林。</text:p>
      <text:p text:style-name="P4">
图片: ["<text:a xlink:type="simple" xlink:href="https://static.ukrinform.com/photos/2022_10/thumb_files/630_360_1666946580-643.jpg" text:style-name="Internet_20_link" text:visited-style-name="Visited_20_Internet_20_Link">
630_360_16669...</text:a>
"]</text:p>
      <text:p text:style-name="P4">
标签: ['Обмін', 'росія', 'Полонені', 'Дмитро Лубінець']</text:p>
      <text:p text:style-name="P4">
类型: Article</text:p>
      <!--METADATA-->
      <text:p text:style-name="P4">
<draw:frame draw:style-name="fr1" draw:name="Image165" text:anchor-type="as-char" svg:width="6.9236in" svg:height="3.956343in" draw:z-index="0">
<draw:image xlink:href="../Images/yкринформ/2023-04-11T18-34-00-03-00/630_360_1666946580-643.jpg" xlink:type="simple" xlink:show="embed" xlink:actuate="onLoad" draw:mime-type="image/jpeg"/>
</draw:frame>
俄罗斯尚未同意返回基辅两个月。</text:p>
      <text:p text:style-name="P4">
关于<text:a xlink:type="simple" xlink:href="https://t.me/dmytro_lubinetzs/2115" text:style-name="Internet_20_link" text:visited-style-name="Visited_20_Internet_20_Link">
</text:a>
Dmitry Lubinets，乌克林福姆报道。</text:p>
      <text:p text:style-name="P4">
“在两个月的时间里，俄罗斯一方不同意返回基辅<text:a xlink:type="simple" xlink:href="https://www.ukrinform.ua/tag-obmin" text:style-name="Internet_20_link" text:visited-style-name="Visited_20_Internet_20_Link">
</text:a>
俄罗斯公民。 以下是在自己的国家不在等待的人的名字：伊戈罗克西耶夫·布德卡(Igoroxyievich Boudka)，丹尼斯·贝莱因(Denis Yetlein)，亚历山大·奥利里尼科夫(Alexander Oleiynikov)，雅科夫·伊利希(Yakov Illich)。”</text:p>
      <text:p text:style-name="P4">
根据卢宾的说法，俄罗斯已经决定自己的命运 - 她自己的公民是她，她不想将他们返回家园。</text:p>
      <text:p text:style-name="P4">
他呼吁乌克兰的俄罗斯公民的父母和亲戚与他联系。 申诉专员补充说：“我们正在努力使公民返回我们国家的庇护所，因此应您的要求，我们将致力于亲戚返回俄罗斯。”</text:p>
      <text:p text:style-name="P4">
<text:span text:style-name="T4">
另请阅读：</text:span>
 <text:a xlink:type="simple" xlink:href="https://www.ukrinform.ua/rubric-ato/3694368-rosia-ne-reague-navit-na-zapiti-miznarodnih-organizacij-pro-polonenih-azovciv-koordstab.html" text:style-name="Internet_20_link" text:visited-style-name="Visited_20_Internet_20_Link">
<text:span text:style-name="T4">
囚禁</text:span>
</text:a>
人权监察员可以在地址：21/8，基辅，01008； 在电子邮件中：hotline@ombudsman.gov.ua，或在热线上：0800501720。</text:p>
      <text:p text:style-name="P4">
据乌克林福姆报道，4月10日，乌克兰人从俄罗斯囚禁中解放了100多名：80名男性和20名妇女。 有些人受到严重伤害，患有疾病。</text:p>
      <text:p text:style-name="P4">
在返回乌克兰的人中，有Mariupol，Azovstal，Gostomel，Chongar，Snake Island，Zpp和Chernobyl的捍卫者。</text:p>
      <text:p text:style-name="P4">
News Source: <text:a xlink:type="simple" xlink:href="https://www.ukrinform.ua/rubric-ato/3694552-rosia-dva-misaci-vidmovlaetsa-zabirati-polonenih-akih-zaproponuvala-ukraina-lubinec.html" text:style-name="Internet_20_link" text:visited-style-name="Visited_20_Internet_20_Link">
https://www.ukrinform.ua/rubric-ato/3694552-rosia-dva-misaci-vidmovlaetsa-zabirati-polonenih-akih-zaproponuvala-ukraina-lubinec.html</text:a>
</text:p>
      <!--NEWS-->
      <text:h text:style-name="P10" text:outline-level="1">
<text:span text:style-name="T4">
乌克兰将能够将猪肉出口到欧盟 - 在政府中称为这种情况</text:span>
</text:h>
      <text:p text:style-name="P4">
作者: Ukrinform (Person)</text:p>
      <text:p text:style-name="P4">
出版商: Укринформ (Organization)</text:p>
      <text:p text:style-name="P4">
出版时间: 2023-04-11T18:34:03+03:00</text:p>
      <text:p text:style-name="P4">
修改时间: 2023-04-11T18:34:03+03:00</text:p>
      <text:p text:style-name="P4">
描述: 要将乌克兰猪肉出口到欧洲市场，应将国内立法适应欧洲。  - 乌克林。</text:p>
      <text:p text:style-name="P4">
图片: ["<text:a xlink:type="simple" xlink:href="https://static.ukrinform.com/photos/2016_09/thumb_files/630_360_1472738053-9725.jpg" text:style-name="Internet_20_link" text:visited-style-name="Visited_20_Internet_20_Link">
630_360_14727...</text:a>
"]</text:p>
      <text:p text:style-name="P4">
标签: ['Експорт', 'Євросоюз', 'Мінагро', "М'ясо"]</text:p>
      <text:p text:style-name="P4">
类型: Article</text:p>
      <!--METADATA-->
      <text:p text:style-name="P4">
<draw:frame draw:style-name="fr1" draw:name="Image166" text:anchor-type="as-char" svg:width="6.9236in" svg:height="3.956343in" draw:z-index="0">
<draw:image xlink:href="../Images/yкринформ/2023-04-11T18-34-03-03-00/630_360_1472738053-9725.jpg" xlink:type="simple" xlink:show="embed" xlink:actuate="onLoad" draw:mime-type="image/jpeg"/>
</draw:frame>
为了将乌克兰猪肉出口到欧洲市场，要求对欧洲的适应立法。</text:p>
      <text:p text:style-name="P4">
乌克林福姆(Ukrinform)在工作组的一次会议上，乌克兰塔拉斯·维索斯基(Taras Vysotsky)的第一任农业政策和食品副部长说，这是乌克林福姆的报告。(https://minagro.gov.ua/news/adaptaciya-ukrayinskogo-zakonodavstva-do-yevropejskogo-vidkriye-mozhlivist-eksportu-svinini-na-rinki-yes-taras-visockij)“要开放欧洲出口猪肉市场，需要适应乌克兰立法对欧洲的立法。 在我们的倡议下，自2022年7月以来，与欧盟的谈判已恢复，以验证乌克兰立法，以符合欧洲标准和标准。”他说。</text:p>
      <text:p text:style-name="P4">
此外，会议的参与者讨论了针对非洲猪的疫苗接种。 到目前为止，世界各国都没有针对该尾巴进行疫苗的注册，并且某些国家目前正在进行测试。</text:p>
      <text:p text:style-name="P4">
5月，将举行世界动物健康组织代表大会的一般会议，该会议将建立国际贸易和疫苗接种规则的规则，乌克兰将参加。 该会议将呈现针对ASF的疫苗结果，并将发布以进行一般开发。</text:p>
      <text:p text:style-name="P4">
<text:span text:style-name="T4">
另请阅读：</text:span>
 <text:a xlink:type="simple" xlink:href="https://www.ukrinform.ua/rubric-economy/3691376-ukraina-u-berezni-zbilsila-eksport-agroprodukcii-na-12-ukab.html" text:style-name="Internet_20_link" text:visited-style-name="Visited_20_Internet_20_Link">
<text:span text:style-name="T4">
农产品</text:span>
</text:a>
自2022年7月以来，AVAC越南在越南进行了测试。 据报道，据报道，2022年12月底，越南联合股票公司AVAC从13个农场的ASF接种了1800头猪。 选择结果表明，有94.4％满足免疫要求。 2023年2月，宣布了ASF疫苗接种的商业使用。</text:p>
      <text:p text:style-name="P4">
该部提醒人们，去年乌克兰正式注册了7个ASF，实际数字可能更大。</text:p>
      <text:p text:style-name="P4">
据报道，2022年5月，欧盟委员会和欧盟成员国允许乌克兰肉类的猪肉和牛肉通过该领土<text:a xlink:type="simple" xlink:href="https://www.ukrinform.ua/tag-evrosouz" text:style-name="Internet_20_link" text:visited-style-name="Visited_20_Internet_20_Link">
</text:a>
。 为此，更新了乌克兰商品。</text:p>
      <text:p text:style-name="P4">
在戒严和乌克兰港口的德布拉德时期，乌克兰只能通过罗马尼亚港口过渡猪肉和牛肉。</text:p>
      <text:p text:style-name="P4">
News Source: <text:a xlink:type="simple" xlink:href="https://www.ukrinform.ua/rubric-economy/3694551-ukraina-zmoze-eksportuvati-svininu-do-es-v-uradi-nazvali-umovu.html" text:style-name="Internet_20_link" text:visited-style-name="Visited_20_Internet_20_Link">
https://www.ukrinform.ua/rubric-economy/3694551-ukraina-zmoze-eksportuvati-svininu-do-es-v-uradi-nazvali-umovu.html</text:a>
</text:p>
      <!--NEWS-->
      <text:h text:style-name="P10" text:outline-level="1">
<text:span text:style-name="T4">
U-19女子足球队已经完成了2023欧元的选择</text:span>
</text:h>
      <text:p text:style-name="P4">
作者: Ukrinform (Person)</text:p>
      <text:p text:style-name="P4">
出版商: Укринформ (Organization)</text:p>
      <text:p text:style-name="P4">
出版时间: 2023-04-11T18:41:53+03:00</text:p>
      <text:p text:style-name="P4">
修改时间: 2023-04-11T18:41:53+03:00</text:p>
      <text:p text:style-name="P4">
描述: 乌克兰人与冰岛一起打平。  - 乌克林。</text:p>
      <text:p text:style-name="P4">
图片: ["<text:a xlink:type="simple" xlink:href="https://static.ukrinform.com/photos/2023_04/thumb_files/630_360_1681227627-946.jpg" text:style-name="Internet_20_link" text:visited-style-name="Visited_20_Internet_20_Link">
630_360_16812...</text:a>
"]</text:p>
      <text:p text:style-name="P4">
标签: ['Футбол']</text:p>
      <text:p text:style-name="P4">
类型: Article</text:p>
      <!--METADATA-->
      <text:p text:style-name="P4">
<draw:frame draw:style-name="fr1" draw:name="Image167" text:anchor-type="as-char" svg:width="6.9236in" svg:height="3.956343in" draw:z-index="0">
<draw:image xlink:href="../Images/yкринформ/2023-04-11T18-41-53-03-00/630_360_1681227627-946.jpg" xlink:type="simple" xlink:show="embed" xlink:actuate="onLoad" draw:mime-type="image/jpeg"/>
</draw:frame>
乌克兰卡与冰岛一起绘画。</text:p>
      <text:p text:style-name="P4">
据报道，乌克兰乌克兰(Ukrinform)在第二次选择NAEVRO-2023的最后一场比赛中，U-19女子队在第二次选择NAEVRO-2023比赛的最后一场比赛中进行了平局。</text:p>
      <text:p text:style-name="P4">
上半场以1：1：1-1-1-1的方式结束了Goodinsoottur“蓝色和黄色”的响应。</text:p>
      <text:p text:style-name="P4">
休息后，乌克兰接受了Yaniyeva的努力，但由于Johruncdottir的目标，冰岛吸引了吸引力。</text:p>
      <text:p text:style-name="P4">
乌克兰在选拔中遭受了两次失败。 “蓝黄”被缝制粉碎了(0：5)和丹麦(1：5).</text:p>
      <text:p text:style-name="P4">
Команда Валерія Паламарчука з одним очком в активі посіла четверте місце угрупі 5. На Євро-2023 із квартету вийшла Ісландія, яка на одне очко випередилаДанію.</text:p>
      <text:p text:style-name="P4">
<text:span text:style-name="T4">
Читайте також:</text:span>
 <text:a xlink:type="simple" xlink:href="https://www.ukrinform.ua/rubric-sports/3694219-sogodni-rozpocinaetsa-cvertfinalna-stadia-ligi-cempioniv-uefa.html" text:style-name="Internet_20_link" text:visited-style-name="Visited_20_Internet_20_Link">
 </text:a>
据乌克林福姆报道，U-19的女子同志在2023年欧洲锦标赛的最后一部分定于7月18日至7月30日在比利时举行。</text:p>
      <text:p text:style-name="P4">
照片：uaf.ua</text:p>
      <text:p text:style-name="P4">
News Source: <text:a xlink:type="simple" xlink:href="https://www.ukrinform.ua/rubric-sports/3694554-zinoca-zbirna-ukraini-u19-z-futbolu-zaversila-vidbir-na-evro2023.html" text:style-name="Internet_20_link" text:visited-style-name="Visited_20_Internet_20_Link">
https://www.ukrinform.ua/rubric-sports/3694554-zinoca-zbirna-ukraini-u19-z-futbolu-zaversila-vidbir-na-evro2023.html</text:a>
</text:p>
      <!--NEWS-->
      <text:h text:style-name="P10" text:outline-level="1">
<text:span text:style-name="T4">
另一个旅将出现在进攻的警卫中</text:span>
</text:h>
      <text:p text:style-name="P4">
作者: Ukrinform (Person)</text:p>
      <text:p text:style-name="P4">
出版商: Укринформ (Organization)</text:p>
      <text:p text:style-name="P4">
出版时间: 2023-04-11T18:42:00+03:00</text:p>
      <text:p text:style-name="P4">
修改时间: 2023-04-11T18:42:00+03:00</text:p>
      <text:p text:style-name="P4">
描述: 进攻的警卫在进攻的后卫中形成了另一个旅，将被称为《宪章》。  - 乌克林。</text:p>
      <text:p text:style-name="P4">
图片: ["<text:a xlink:type="simple" xlink:href="https://static.ukrinform.com/photos/2023_02/thumb_files/630_360_1675495715-453.jpg" text:style-name="Internet_20_link" text:visited-style-name="Visited_20_Internet_20_Link">
630_360_16754...</text:a>
"]</text:p>
      <text:p text:style-name="P4">
标签: ['МВС', 'Нацгвардія', 'Гвардія наступу', 'Єдині новини']</text:p>
      <text:p text:style-name="P4">
类型: Article</text:p>
      <!--METADATA-->
      <text:p text:style-name="P4">
<draw:frame draw:style-name="fr1" draw:name="Image168" text:anchor-type="as-char" svg:width="6.9236in" svg:height="3.956343in" draw:z-index="0">
<draw:image xlink:href="../Images/yкринформ/2023-04-11T18-42-00-03-00/630_360_1675495715-453.jpg" xlink:type="simple" xlink:show="embed" xlink:actuate="onLoad" draw:mime-type="image/jpeg"/>
</draw:frame>
进攻的警卫在进攻的后卫中形成了另一个旅，将被称为《宪章》。</text:p>
      <text:p text:style-name="P4">
乌克兰事物通讯员报告说，这是在副内部事务部Kateryna Pavlichenko宣布的电视规模“ The Unified News”中宣布的。</text:p>
      <text:p text:style-name="P4">
“由于我们看到社会足够多的要求进入一个或另一个单位(进攻守卫 - 埃德。)，我们继续提交问卷。 而且，此外，我们还组建了一个新旅，这将被称为《宪章》。 它将在组成中形成<text:a xlink:type="simple" xlink:href="https://www.ukrinform.ua/tag-nacgvardia" text:style-name="Internet_20_link" text:visited-style-name="Visited_20_Internet_20_Link">
</text:a>
乌克兰，”副部长说。</text:p>
      <text:p text:style-name="P4">
<text:span text:style-name="T4">
另请阅读：</text:span>
 <text:a xlink:type="simple" xlink:href="https://www.ukrinform.ua/rubric-ato/3690072-pidrozdili-gvardii-nastupu-majze-sformovani-ale-jde-nabir-u-rezerv.html" text:style-name="Internet_20_link" text:visited-style-name="Visited_20_Internet_20_Link">
<text:span text:style-name="T4">
 guards </text:span>
</text:a>
她指出，宪章将是进攻卫队和NSU中第七卫队的第九旅。 该集已经开始。</text:p>
      <text:p text:style-name="P4">
据报道，乌克兰内政部始于2月2日，这是8个突击旅“进攻的后卫”。 这些部队是国民警卫队的警察，边防警卫和战士的基础。</text:p>
      <text:p text:style-name="P4">
截至3月底，该旅成立了，但一组泌尿单位仍在继续。</text:p>
      <text:p text:style-name="P4">
News Source: <text:a xlink:type="simple" xlink:href="https://www.ukrinform.ua/rubric-ato/3694555-u-gvardii-nastupu-zavitsa-se-odna-brigada.html" text:style-name="Internet_20_link" text:visited-style-name="Visited_20_Internet_20_Link">
https://www.ukrinform.ua/rubric-ato/3694555-u-gvardii-nastupu-zavitsa-se-odna-brigada.html</text:a>
</text:p>
      <!--NEWS-->
      <text:h text:style-name="P10" text:outline-level="1">
<text:span text:style-name="T4">
由于“行动”，乌克兰人已经购买了6.7亿的债券</text:span>
</text:h>
      <text:p text:style-name="P4">
作者: Ukrinform (Person)</text:p>
      <text:p text:style-name="P4">
出版商: Укринформ (Organization)</text:p>
      <text:p text:style-name="P4">
出版时间: 2023-04-11T18:42:14+03:00</text:p>
      <text:p text:style-name="P4">
修改时间: 2023-04-11T18:42:14+03:00</text:p>
      <text:p text:style-name="P4">
描述: 在“行动”申请的帮助下，乌克兰人已经购买了超过6.7亿个军事债券，这是对乌克兰经济的大力支持。  - 乌克林。</text:p>
      <text:p text:style-name="P4">
图片: ["<text:a xlink:type="simple" xlink:href="https://static.ukrinform.com/photos/2022_12/thumb_files/630_360_1670147772-486.jpg" text:style-name="Internet_20_link" text:visited-style-name="Visited_20_Internet_20_Link">
630_360_16701...</text:a>
"]</text:p>
      <text:p text:style-name="P4">
标签: ['Додаток “ДІЯ”', 'Військові облігації']</text:p>
      <text:p text:style-name="P4">
类型: Article</text:p>
      <!--METADATA-->
      <text:p text:style-name="P4">
<draw:frame draw:style-name="fr1" draw:name="Image169" text:anchor-type="as-char" svg:width="6.9236in" svg:height="3.956343in" draw:z-index="0">
<draw:image xlink:href="../Images/yкринформ/2023-04-11T18-42-14-03-00/630_360_1670147772-486.jpg" xlink:type="simple" xlink:show="embed" xlink:actuate="onLoad" draw:mime-type="image/jpeg"/>
</draw:frame>
乌克兰人已经获得了超过6.7亿个相关债券的“行动”申请的协助，这是对乌克兰经济的大力支持。</text:p>
      <text:p text:style-name="P4">
新闻服务报告<text:a xlink:type="simple" xlink:href="https://t.me/diia_gov/2839" text:style-name="Internet_20_link" text:visited-style-name="Visited_20_Internet_20_Link">
</text:a>
，报道乌克林福姆。</text:p>
      <text:p text:style-name="P4">
消息写道：“当然，您一直在通过行动来支持该州 - 超过6.7亿的Hryvnias已经投资于该国的经济，购买了婴儿的军事债券。”</text:p>
      <text:p text:style-name="P4">
据报道，从2022年10月开始，“行动”(采购军事债券)将提供新的服务。 这些是在此期间产生国家的证券。 军政府的债券已经成为支持乌克兰和武装部队的有效工具。</text:p>
      <text:p text:style-name="P4">
<text:span text:style-name="T4">
另请阅读：</text:span>
 <text:a xlink:type="simple" xlink:href="https://www.ukrinform.ua/rubric-economy/3694543-minfin-rozmistiv-ovdp-na-24-milarda.html" text:style-name="Internet_20_link" text:visited-style-name="Visited_20_Internet_20_Link">
<text:span text:style-name="T4">
 boob </text:span>
</text:a>
一个政府债券的成本从900 UAH开始。 它们不同：付款日期 - 长达1。5年； 收入百分比 - 每年的11％至16％； 暂时占领的城市和领土的名称：Melitopol，<text:a xlink:type="simple" xlink:href="https://www.ukrinform.ua/tag-mariupol" text:style-name="Internet_20_link" text:visited-style-name="Visited_20_Internet_20_Link">
</text:a>
，克里米亚，等</text:p>
      <text:p text:style-name="P4">
<text:span text:style-name="T5">
foto：minisfra</text:span>
</text:p>
      <text:p text:style-name="P4">
News Source: <text:a xlink:type="simple" xlink:href="https://www.ukrinform.ua/rubric-economy/3694556-ukrainci-cerez-diu-vze-pridbali-obligacij-na-670-miljoniv.html" text:style-name="Internet_20_link" text:visited-style-name="Visited_20_Internet_20_Link">
https://www.ukrinform.ua/rubric-economy/3694556-ukrainci-cerez-diu-vze-pridbali-obligacij-na-670-miljoniv.html</text:a>
</text:p>
      <!--NEWS-->
      <text:h text:style-name="P10" text:outline-level="1">
<text:span text:style-name="T4">
俄罗斯开始通过铁路向伊朗出口燃料 - 路透社</text:span>
</text:h>
      <text:p text:style-name="P4">
作者: Ukrinform (Person)</text:p>
      <text:p text:style-name="P4">
出版商: Укринформ (Organization)</text:p>
      <text:p text:style-name="P4">
出版时间: 2023-04-11T18:43:07+03:00</text:p>
      <text:p text:style-name="P4">
修改时间: 2023-04-11T18:43:07+03:00</text:p>
      <text:p text:style-name="P4">
描述: 在传统买家拒绝与莫斯科的贸易之后，俄罗斯首次开始向伊朗出口燃料。  - 乌克林。</text:p>
      <text:p text:style-name="P4">
图片: ["<text:a xlink:type="simple" xlink:href="https://static.ukrinform.com/photos/2022_02/thumb_files/630_360_1645186208-290.jpg" text:style-name="Internet_20_link" text:visited-style-name="Visited_20_Internet_20_Link">
630_360_16451...</text:a>
"]</text:p>
      <text:p text:style-name="P4">
标签: ['Бензин', 'Іран', 'нафта', 'росія', 'Дизпаливо']</text:p>
      <text:p text:style-name="P4">
类型: Article</text:p>
      <!--METADATA-->
      <text:p text:style-name="P4">
<draw:frame draw:style-name="fr1" draw:name="Image170" text:anchor-type="as-char" svg:width="6.9236in" svg:height="3.956343in" draw:z-index="0">
<draw:image xlink:href="../Images/yкринформ/2023-04-11T18-43-07-03-00/630_360_1645186208-290.jpg" xlink:type="simple" xlink:show="embed" xlink:actuate="onLoad" draw:mime-type="image/jpeg"/>
</draw:frame>
在传统买家拒绝与莫斯科进行交易之后，俄罗斯第一年开始向伊朗出口燃料。</text:p>
      <text:p text:style-name="P4">
关于它报告<text:a xlink:type="simple" xlink:href="https://www.reuters.com/business/energy/russia-starts-fuel-supplies-iran-by-rail-sources-2023-04-11/" text:style-name="Internet_20_link" text:visited-style-name="Visited_20_Internet_20_Link">
</text:a>
乌克林福姆报道，关于三个部门集和出口数据。</text:p>
      <text:p text:style-name="P4">
据消息人士称，去年秋天，俄罗斯联合会亚历山大·诺沃卡洛库亚(Alexander Novokalokua)的替代者米尔斯特(Alexander Novokalokua)关于交换站的开始<text:a xlink:type="simple" xlink:href="https://www.ukrinform.ua/tag-nafta" text:style-name="Internet_20_link" text:visited-style-name="Visited_20_Internet_20_Link">
</text:a>
燃烧，但实际交付仅在今年才开始。</text:p>
      <text:p text:style-name="P4">
两名知识渊博的消息人士称，在2月和3月，俄罗斯在伊朗举行了多达30,000吨诗意的燃料汽油。 第三个消息来源证实了贸易的事实，但无法确认该数量。</text:p>
      <text:p text:style-name="P4">
所有卷都是由俄罗斯通过哈萨克斯坦和土库曼斯坦的铁路运送的。一位消息人士报告说，一些汽油政党是从伊朗派往邻国，尤其是伊拉克的，由卡车派往邻国。</text:p>
      <text:p text:style-name="P4">
伊朗是一家石油制造商，拥有自己的炼油厂，但最近的消费量超过了燃料的内部生产，尤其是各省。</text:p>
      <text:p text:style-name="P4">
两名商人说，俄罗斯通过里海为伊朗的油轮提供了少量燃料，就像2018年一样。</text:p>
      <text:p text:style-name="P4">
俄罗斯石油公司目前对通过铁路向伊朗出口伊本津柴油燃料的出口感兴趣，因为海上运输面临着高运费和G7国家建立的高定价限制。</text:p>
      <text:p text:style-name="P4">
<text:span text:style-name="T4">
另请阅读：</text:span>
 <text:a xlink:type="simple" xlink:href="https://www.ukrinform.ua/rubric-economy/3694476-ugorska-mol-napramu-platitime-ukraini-za-tranzit-rosijskoi-nafti-siarto.html" text:style-name="Internet_20_link" text:visited-style-name="Visited_20_Internet_20_Link">
<text:span text:style-name="T4">
油</text:span>
</text:a>
正如它所指出的那样，在西方制裁下的俄罗斯和伊朗建立了更紧密的关系，以维持其经济和破坏，这两国都认为这是不合理的。</text:p>
      <text:p text:style-name="P4">
该机构指出，西方对俄罗斯石油产品对俄罗斯联邦进入乌克兰的全面入侵的制裁已被世界燃料市场重新格式化：油轮开始走更长的路线，供应商选择异国情调和运输方法。</text:p>
      <text:p text:style-name="P4">
News Source: <text:a xlink:type="simple" xlink:href="https://www.ukrinform.ua/rubric-world/3694557-rosia-pocala-eksportuvati-palivo-do-iranu-zalizniceu-reuters.html" text:style-name="Internet_20_link" text:visited-style-name="Visited_20_Internet_20_Link">
https://www.ukrinform.ua/rubric-world/3694557-rosia-pocala-eksportuvati-palivo-do-iranu-zalizniceu-reuters.html</text:a>
</text:p>
      <!--NEWS-->
      <text:h text:style-name="P10" text:outline-level="1">
<text:span text:style-name="T4">
在乌克兰，实施能源效率项目的基金 - 库布拉科夫将工作</text:span>
</text:h>
      <text:p text:style-name="P4">
作者: Ukrinform (Person)</text:p>
      <text:p text:style-name="P4">
出版商: Укринформ (Organization)</text:p>
      <text:p text:style-name="P4">
出版时间: 2023-04-11T18:49:02+03:00</text:p>
      <text:p text:style-name="P4">
修改时间: 2023-04-11T18:49:02+03:00</text:p>
      <text:p text:style-name="P4">
描述: 乌克兰正在致力于建立国家脱碳和能源​​有效转型基金，这将促进能源效率项目的引入。  - 乌克林。</text:p>
      <text:p text:style-name="P4">
图片: ["<text:a xlink:type="simple" xlink:href="https://static.ukrinform.com/photos/2023_03/thumb_files/630_360_1677948452-275.jpg" text:style-name="Internet_20_link" text:visited-style-name="Visited_20_Internet_20_Link">
630_360_16779...</text:a>
"]</text:p>
      <text:p text:style-name="P4">
标签: ['Фонд енергоефективності', 'Кубраков', 'Відбудова']</text:p>
      <text:p text:style-name="P4">
类型: Article</text:p>
      <!--METADATA-->
      <text:p text:style-name="P4">
<draw:frame draw:style-name="fr1" draw:name="Image171" text:anchor-type="as-char" svg:width="6.9236in" svg:height="3.956343in" draw:z-index="0">
<draw:image xlink:href="../Images/yкринформ/2023-04-11T18-49-02-03-00/630_360_1677948452-275.jpg" xlink:type="simple" xlink:show="embed" xlink:actuate="onLoad" draw:mime-type="image/jpeg"/>
</draw:frame>
在乌克兰，他们致力于建立国家脱碳和能源​​有效转型基金，这将促进能源效率项目的引入。</text:p>
      <text:p text:style-name="P4">
这是由Viceremier-Minister宣布的，用于社区，领土和基础设施开发的恢复，亚历山大·库布拉科夫(Alexander Kubrakov)。(https://mtu.gov.ua/news/34196.html)。</text:p>
      <text:p text:style-name="P4">
“ 2021年，国家能源效率行动计划于2030年获得批准。 该计划规定的实施需要定义可持续财务目标和措施的实施。 如今，鉴于需要实施重建项目的需求，该问题已经变得更加相关，而这些项目的需求是无法访问的，而无需考虑能源效率的原则。 这是新创建基金的资金资金将被指导的地方。”部长说。</text:p>
      <text:p text:style-name="P4">
库布拉科夫(Kubrakov)指出，该基金的资金将旨在实施必须提高家庭，公共企业，公共建筑，微型，小型和平均[]的计划的计划<text:a xlink:type="simple" xlink:href="https://www.ukrinform.ua/tag-biznes" text:style-name="Internet_20_link" text:visited-style-name="Visited_20_Internet_20_Link">
</text:a>
。</text:p>
      <text:p text:style-name="P4">
另一个领域是能源服务的引入以及分散生产和能源存储的发展。</text:p>
      <text:p text:style-name="P4">
<text:span text:style-name="T4">
另请阅读：</text:span>
 <text:a xlink:type="simple" xlink:href="https://www.ukrinform.ua/rubric-vidbudova/3688562-derzenergoefektivnosti-ta-giz-spivpracuvatimut-u-vidnovlenni-ukraini.html" text:style-name="Internet_20_link" text:visited-style-name="Visited_20_Internet_20_Link">
</text:a>
该基金最早将在2024年1月1日工作。 它将以牺牲环境税为代价。 目前，社区，领土和基础设施发展部正在致力于发展其功能顺序。</text:p>
      <text:p text:style-name="P4">
据报道，4月3日<text:a xlink:type="simple" xlink:href="https://www.ukrinform.ua/rubric-vidbudova/3691131-v-ukraini-startuvala-programa-energoefektivnosti-gromadskih-budivel.html" text:style-name="Internet_20_link" text:visited-style-name="Visited_20_Internet_20_Link">
</text:a>
预算为3亿欧元。 这是对全国近一千个公共建筑的全面节能恢复。</text:p>
      <text:p text:style-name="P4">
_foto：op _</text:p>
      <text:p text:style-name="P4">
News Source: <text:a xlink:type="simple" xlink:href="https://www.ukrinform.ua/rubric-vidbudova/3694558-v-ukraini-zapracue-fond-dla-realizacii-proektiv-energoefektivnosti-kubrakov.html" text:style-name="Internet_20_link" text:visited-style-name="Visited_20_Internet_20_Link">
https://www.ukrinform.ua/rubric-vidbudova/3694558-v-ukraini-zapracue-fond-dla-realizacii-proektiv-energoefektivnosti-kubrakov.html</text:a>
</text:p>
      <!--NEWS-->
      <text:h text:style-name="P10" text:outline-level="1">
<text:span text:style-name="T4">
国防部创建了一个变更支持办公室</text:span>
</text:h>
      <text:p text:style-name="P4">
作者: Ukrinform (Person)</text:p>
      <text:p text:style-name="P4">
出版商: Укринформ (Organization)</text:p>
      <text:p text:style-name="P4">
出版时间: 2023-04-11T18:50:53+03:00</text:p>
      <text:p text:style-name="P4">
修改时间: 2023-04-11T18:50:53+03:00</text:p>
      <text:p text:style-name="P4">
描述: 在乌克兰国防部的制度中，建立了一个支持变更的咨询和咨询机构办公室，他的负责人被任命为公众和政治人物尤里亚·马鲁什夫斯卡耶（Yulia Marushevskaya）。  - 乌克林。</text:p>
      <text:p text:style-name="P4">
图片: ["<text:a xlink:type="simple" xlink:href="https://static.ukrinform.com/photos/2023_02/thumb_files/630_360_1675274147-718.jpeg" text:style-name="Internet_20_link" text:visited-style-name="Visited_20_Internet_20_Link">
630_360_16752...</text:a>
"]</text:p>
      <text:p text:style-name="P4">
标签: ['Міноборони', 'Оборона', 'Реформа']</text:p>
      <text:p text:style-name="P4">
类型: Article</text:p>
      <!--METADATA-->
      <text:p text:style-name="P4">
<draw:frame draw:style-name="fr1" draw:name="Image172" text:anchor-type="as-char" svg:width="6.9236in" svg:height="3.956343in" draw:z-index="0">
<draw:image xlink:href="../Images/yкринформ/2023-04-11T18-50-53-03-00/630_360_1675274147-718.jpeg" xlink:type="simple" xlink:show="embed" xlink:actuate="onLoad" draw:mime-type="image/jpeg"/>
</draw:frame>
在乌克兰国防系统的系统中，创建了一个支持变更的咨询和咨询机构办公室，他的头被任命为公共和政治人物Yuliamarushevskaya。</text:p>
      <text:p text:style-name="P4">
正如乌克林福姆报道的那样，这已经报道了<text:a xlink:type="simple" xlink:href="https://www.mil.gov.ua/news/2023/04/11/vdoskonalyuvati-oboronnij-menedzhment-u-sistemi-minoboroni-ukraini-stvoreno-ofis-z-pidtrimki-zmin/" text:style-name="Internet_20_link" text:visited-style-name="Visited_20_Internet_20_Link">
</text:a>
。</text:p>
      <text:p text:style-name="P4">
该办公室还包括Arsen Zhumadilov，Sergey Karpenko，Arthurverzev，Tatiana Kharchenko和Oleg Shimansky。 国防部长阿列克谢·雷兹尼科夫(Alexei Reznikov)批准了他的法规。</text:p>
      <text:p text:style-name="P4">
值得注意的是，变更支持办公室是一个由独立专家组成的团队，他们将成为国防部改革部的和解，简化和实施的旗舰。</text:p>
      <text:p text:style-name="P4">
新创建的身体的主要任务是以下内容：</text:p>
      <text:p text:style-name="P4">
<text:span text:style-name="T5">
为实施变更的实施规范法律行为的项目准备提案，以改善国防部的国防管理进程以及实施措施的计划； </text:span>
提供建议，以确定捐助者的使用/方向的优先级和为实施变更实施的技术援助的优先级； <text:span text:style-name="T5">
方法学支持和合作伙伴参与实施旨在实施变化的措施； </text:span>
提供有关监视更改实施结果等组织的建议。</text:p>
      <text:p text:style-name="P4">
<text:span text:style-name="T4">
另请阅读：</text:span>
 <text:a xlink:type="simple" xlink:href="https://www.ukrinform.ua/rubric-society/3694196-u-minoboroni-zatverdili-sklad-gromadskoi-antikorupcijnoi-radi.html" text:style-name="Internet_20_link" text:visited-style-name="Visited_20_Internet_20_Link">
<text:span text:style-name="T4">
 Minoboron </text:span>
</text:a>
辩方说：“建立办公室是关于透明度的。对于民间社会，以及当地的自政府机构，商业，捐助者而言，既是”。</text:p>
      <text:p text:style-name="P4">
该部负责人说，身体的活动将涉及更好的专家和专家，他们将为国防部和[]提供全面的支持(https://www.ukrinform.ua/tag-zsu)伴随实施变更的措施。</text:p>
      <text:p text:style-name="P4">
Reznikov说：“在乌克兰，有很多专家可以帮助该州建立正确的发展领域。我相信，建立办事处以促进国防部的质量和成功转变的倡议。”</text:p>
      <text:p text:style-name="P4">
支持办公室的活动将开放。 团队将在公众场合告知公众。</text:p>
      <text:p text:style-name="P4">
News Source: <text:a xlink:type="simple" xlink:href="https://www.ukrinform.ua/rubric-society/3694562-u-minoboroni-stvorili-ofis-z-pidtrimki-zmin.html" text:style-name="Internet_20_link" text:visited-style-name="Visited_20_Internet_20_Link">
https://www.ukrinform.ua/rubric-society/3694562-u-minoboroni-stvorili-ofis-z-pidtrimki-zmin.html</text:a>
</text:p>
      <!--NEWS-->
      <text:h text:style-name="P10" text:outline-level="1">
<text:span text:style-name="T4">
武装部队被击退了一百多人的敌人袭击</text:span>
</text:h>
      <text:p text:style-name="P4">
作者: Ukrinform (Person)</text:p>
      <text:p text:style-name="P4">
出版商: Укринформ (Organization)</text:p>
      <text:p text:style-name="P4">
出版时间: 2023-04-11T18:56:00+03:00</text:p>
      <text:p text:style-name="P4">
修改时间: 2023-04-11T18:56:00+03:00</text:p>
      <text:p text:style-name="P4">
描述: 乌克兰航空每天在俄罗斯入侵者的人员和军事装备集中，四个方向的国防部队的集中力量中进行了13杆。  - 乌克林。</text:p>
      <text:p text:style-name="P4">
图片: ["<text:a xlink:type="simple" xlink:href="https://static.ukrinform.com/photos/2023_03/thumb_files/630_360_1678804858-897.jpg" text:style-name="Internet_20_link" text:visited-style-name="Visited_20_Internet_20_Link">
630_360_16788...</text:a>
"]</text:p>
      <text:p text:style-name="P4">
标签: ['Обстріл', 'ЗСУ', 'Війна з росією']</text:p>
      <text:p text:style-name="P4">
类型: Article</text:p>
      <!--METADATA-->
      <text:p text:style-name="P4">
<draw:frame draw:style-name="fr1" draw:name="Image173" text:anchor-type="as-char" svg:width="6.9236in" svg:height="3.956343in" draw:z-index="0">
<draw:image xlink:href="../Images/yкринформ/2023-04-11T18-56-00-03-00/630_360_1678804858-897.jpg" xlink:type="simple" xlink:show="embed" xlink:actuate="onLoad" draw:mime-type="image/jpeg"/>
</draw:frame>
乌克兰航空每天在俄罗斯入侵者军事装备人员集中的领域进行了13次罢工，四速道上的国防军反映了一百多个敌方袭击。</text:p>
      <text:p text:style-name="P4">
乌克兰武装部队的总参谋部在[]中报道了这一点(https://www.facebook.com/GeneralStaff.ua/posts/pfbid02XF3dNofxpZF7uXvQ4bDtVpxecCa9oiBfVbskkyUfQTHiPrnh6Gp1tktxfU3TTvoLl)乌克林福姆报道，截至4月11日星期二18:00发布了及时的信息。</text:p>
      <text:p text:style-name="P4">
据总参谋部称，莱曼(Lyman)，巴赫穆特(Bakhmut)，阿夫迪夫斯基塔玛林(Avdiivsky Tamarin)指示。 尽管技术和活力造成了许多损失，但俄罗斯的努力仍集中在那里采取进攻行动。</text:p>
      <text:p text:style-name="P4">
一般而言，在俄罗斯联邦当天，一枚导弹遍及18 <text:a xlink:type="simple" xlink:href="https://www.ukrinform.ua/tag-obstril" text:style-name="Internet_20_link" text:visited-style-name="Visited_20_Internet_20_Link">
</text:a>
来自反应性射击消防系统。</text:p>
      <text:p text:style-name="P4">
<text:span text:style-name="T4">
另请阅读：</text:span>
 <text:a xlink:type="simple" xlink:href="https://www.ukrinform.ua/rubric-ato/3694410-na-harkivsini-zsu-zbili-rosijskij-bezpilotnik.html" text:style-name="Internet_20_link" text:visited-style-name="Visited_20_Internet_20_Link">
</text:a>
有人强调，在整个乌克兰进行火箭和航空前锋的可能性仍然很高。</text:p>
      <text:p text:style-name="P4">
奥兰的两个俄罗斯红色 -  10个俄罗斯红色 - 乌克兰捍卫者在白天被击落。 武装部队的导弹部队和炮兵部门影响了活力，武器和军事装备集中的四个州，以及两个电子敌人 - 电子敌人的无线电斗争。</text:p>
      <text:p text:style-name="P4">
_ <text:span text:style-name="T4">
在Volyn，Polissya，Siversky和Slobozhansky的指示中，</text:span>
 _是给总人员的，运营状况没有发生重大变化。 俄罗斯联邦武装部队领土部队的定义部队继续是白俄罗斯共和国的吉里姆。 在与乌克兰的边界地区，库尔斯克伊贝利戈罗德地区继续保持某些单位，并经过地形的工程设备。</text:p>
      <text:p text:style-name="P4">
From enemy shelling during the day, Black, Kamyansk Sloboda Tagremyach, Chernihiv region, Volfin and Katerynivka of Sumy region, veterinary, deep, Gatyshche, Vovchansk, Zibyne, Volokhivka, Okhrimivka, Chernyakiv, Komaivka, and Zajaivka, and Zajaivka, and Zajaivka.</text:p>
      <text:p text:style-name="P4">
_ <text:span text:style-name="T4">
在库皮斯克方向</text:span>
 <text:span text:style-name="T5">
俄罗斯炮击遭受了井，卡米安卡，杨树，克拉斯尼第一，雷德科杜布，诺沃姆林斯克，两年，丁香，佩斯省，佩沙恩和贝雷斯托沃，哈尔基夫地区和诺诺斯洛夫斯克·卢吉斯克地区。</text:span>
 <text:span text:style-name="T4">
在巴赫穆特(Bakhmut)方向</text:span>
 _ _ _俄罗斯人继续采取进攻行动，试图完全控制巴赫穆特市，继续残酷的战斗。敌人诉诸于Bogdanivka地区的进攻企图失败。</text:p>
      <text:p text:style-name="P4">
Nikiforivka, Vasyukivka, Minskivka, Orikhovo-Vasylivka, Novomarkove, Markovo, Bakhmut, Chrome, Yar, Yar, Ivanivske, Stupochka, Predict, Oleksandr-Shultine, Kurdynumivka, Zharivka, Friendship, Toretsk, and News, and News, were injured from enemy炮击。</text:p>
      <text:p text:style-name="P4">
_ <text:span text:style-name="T4">
在Avdeevsky和Marinsk的指示</text:span>
 _ _ _俄罗斯军队在Avdiivka，Pervomaisky，Nevel和Marinka的地区进行了以下操作，但成功。</text:p>
      <text:p text:style-name="P4">
总参谋长说：“在沿线指定区域的最激烈的战斗正在为Marinka进行，那里有15多次敌人的进攻得到了反映。”</text:p>
      <text:p text:style-name="P4">
在敌对的打击下是Novokalinovo，Orlovka，Avdiivka，Tonny，Severene，Pervomaisko，Netaylovo，Karlovka，Krasnogorivka，St. George，St. George，Marinka，Marinka，Marinka和Donetsk地区的胜利。</text:p>
      <text:p text:style-name="P4">
_ <text:span text:style-name="T4">
俄罗斯军队在矿物方向上表演</text:span>
 _在进攻行动的那天。 取而代之的是，入侵者向定居点开火，即：Novomikhailivka，Shakhtarskoe，Novoukrainka，Veliky Novosilka，Donetsk地区的Vyprechistivka。</text:p>
      <text:p text:style-name="P4">
_ <text:span text:style-name="T4">
在Zaporizhzhya和Kherson的指示中</text:span>
 _ RF部队继续采取了动作。 同时，敌人袭击了位于战斗碰撞线附近的定居点。 Among them - Vremivka, Novopol of Donetsk region, Novosilka, Olgivska, Malynivka, Red, Gulyaipole, Magic, Mala Tokmachka and Orichs of the Zaporizhzhya region, as well as ashrson, gold beam, Kachkarivka, Berislav, Kozatsk, Burguka, Ivanivka, Mykilka和dnipro。</text:p>
      <text:p text:style-name="P4">
<text:span text:style-name="T4">
另请阅读：</text:span>
 <text:a xlink:type="simple" xlink:href="https://www.ukrinform.ua/rubric-ato/3694213-zsu-znisili-vze-179-320-rosijskih-zagarbnikiv.html" text:style-name="Internet_20_link" text:visited-style-name="Visited_20_Internet_20_Link">
<text:span text:style-name="T4">
销毁</text:span>
</text:a>
可以确定，在临时捕获的领土上，俄罗斯入侵者将使用医疗设施出于自己的目的。 特别是，在卢汉斯克地区Kryakivka的Novopskov建立初级卫生保健，并使用Kryakivka的俄罗斯医院。</text:p>
      <text:p text:style-name="P4">
同时，在Kryakivka，为了增加床位的数量，入侵者推出了一个帐篷小镇。 俄罗斯军队的代表只能在这些医疗机构中接受医疗服务。</text:p>
      <text:p text:style-name="P4">
News Source: <text:a xlink:type="simple" xlink:href="https://www.ukrinform.ua/rubric-ato/3694563-aviacia-zsu-za-den-zavdala-13-udariv-po-poziciah-voroga.html" text:style-name="Internet_20_link" text:visited-style-name="Visited_20_Internet_20_Link">
https://www.ukrinform.ua/rubric-ato/3694563-aviacia-zsu-za-den-zavdala-13-udariv-po-poziciah-voroga.html</text:a>
</text:p>
      <!--NEWS-->
      <text:h text:style-name="P10" text:outline-level="1">
<text:span text:style-name="T4">
下次拉姆斯坦会议将于4月21日举行 - 美国空军</text:span>
</text:h>
      <text:p text:style-name="P4">
作者: Ukrinform (Person)</text:p>
      <text:p text:style-name="P4">
出版商: Укринформ (Organization)</text:p>
      <text:p text:style-name="P4">
出版时间: 2023-04-11T18:57:00+03:00</text:p>
      <text:p text:style-name="P4">
修改时间: 2023-04-11T18:57:00+03:00</text:p>
      <text:p text:style-name="P4">
描述: 乌克兰国防联络小组的下一次会议将于4月21日在拉姆斯坦空军基地举行。  - 乌克林。</text:p>
      <text:p text:style-name="P4">
图片: ["<text:a xlink:type="simple" xlink:href="https://static.ukrinform.com/photos/2023_02/thumb_files/630_360_1676172725-302.jpg" text:style-name="Internet_20_link" text:visited-style-name="Visited_20_Internet_20_Link">
630_360_16761...</text:a>
"]</text:p>
      <text:p text:style-name="P4">
标签: ['США', 'Остін', 'Війна з росією', 'Зустріч Рамштайн']</text:p>
      <text:p text:style-name="P4">
类型: Article</text:p>
      <!--METADATA-->
      <text:p text:style-name="P4">
<draw:frame draw:style-name="fr1" draw:name="Image174" text:anchor-type="as-char" svg:width="6.9236in" svg:height="3.956343in" draw:z-index="0">
<draw:image xlink:href="../Images/yкринформ/2023-04-11T18-57-00-03-00/630_360_1676172725-302.jpg" xlink:type="simple" xlink:show="embed" xlink:actuate="onLoad" draw:mime-type="image/jpeg"/>
</draw:frame>
乌克兰国防的接触小组的下一个生命将于4月21日在拉姆斯坦空军举行。</text:p>
      <text:p text:style-name="P4">
这是美国空军在欧洲陈述的，乌克林福姆向[]报告(https://www.radiosvoboda.org/a/news-povitraiani-syly-ssha-nastupnyi-ramshtain/32359189.html)。</text:p>
      <text:p text:style-name="P4">
“国防部长 <text:a xlink:type="simple" xlink:href="https://www.ukrinform.ua/tag-ssa" text:style-name="Internet_20_link" text:visited-style-name="Visited_20_Internet_20_Link">
</text:a>
劳埃德·奥斯汀三世(Lloyd Austin III)计划在2023年4月21日在德国的军事空气基地“拉姆斯坦”(Ramstein)举行的联系小组的个人会议，并由美国官员引用。</text:p>
      <text:p text:style-name="P4">
<text:span text:style-name="T4">
另请阅读：</text:span>
 <text:a xlink:type="simple" xlink:href="https://www.ukrinform.ua/rubric-ato/3682948-kraini-nato-gotovi-nadati-ukraini-bilse-ppo-bronetehniki-ta-boepripasiv-stoltenberg.html" text:style-name="Internet_20_link" text:visited-style-name="Visited_20_Internet_20_Link">
</text:a>
预计国防部长和来自世界各地的命令的参与将讨论“乌克兰持续的危机，以及在中学的盟友和合作伙伴面临的各种安全问题。”</text:p>
      <text:p text:style-name="P4">
正如乌克林福姆报道的<text:a xlink:type="simple" xlink:href="https://www.ukrinform.ua/rubric-ato/3683470-golovne-pro-ramstajn10-ukrainu-prodovzuut-gotuvati-do-kontrnastupu.html" text:style-name="Internet_20_link" text:visited-style-name="Visited_20_Internet_20_Link">
</text:a>
 .</text:p>
      <text:p text:style-name="P4">
News Source: <text:a xlink:type="simple" xlink:href="https://www.ukrinform.ua/rubric-ato/3694565-nastupna-zustric-ramstajn-vidbudetsa-21-kvitna-povitrani-sili-ssa.html" text:style-name="Internet_20_link" text:visited-style-name="Visited_20_Internet_20_Link">
https://www.ukrinform.ua/rubric-ato/3694565-nastupna-zustric-ramstajn-vidbudetsa-21-kvitna-povitrani-sili-ssa.html</text:a>
</text:p>
      <!--NEWS-->
      <text:h text:style-name="P10" text:outline-level="1">
<text:span text:style-name="T4">
Dzhaparova从Zelensky移交了印度的首映式</text:span>
</text:h>
      <text:p text:style-name="P4">
作者: Ukrinform (Person)</text:p>
      <text:p text:style-name="P4">
出版商: Укринформ (Organization)</text:p>
      <text:p text:style-name="P4">
出版时间: 2023-04-11T19:00:32+03:00</text:p>
      <text:p text:style-name="P4">
修改时间: 2023-04-11T19:00:32+03:00</text:p>
      <text:p text:style-name="P4">
描述: 乌克兰Emine Dzhaparov的第一任副外交大臣向印度总理Narindra Modi提交了一封信。  - 乌克林。</text:p>
      <text:p text:style-name="P4">
图片: ["<text:a xlink:type="simple" xlink:href="https://static.ukrinform.com/photos/2023_04/thumb_files/630_360_1681228379-719.jpg" text:style-name="Internet_20_link" text:visited-style-name="Visited_20_Internet_20_Link">
630_360_16812...</text:a>
"]</text:p>
      <text:p text:style-name="P4">
标签: ['Джапарова', 'Індія', "Прем'єр", 'Лист', 'Зеленський']</text:p>
      <text:p text:style-name="P4">
类型: Article</text:p>
      <!--METADATA-->
      <text:p text:style-name="P4">
<draw:frame draw:style-name="fr1" draw:name="Image175" text:anchor-type="as-char" svg:width="6.9236in" svg:height="3.956343in" draw:z-index="0">
<draw:image xlink:href="../Images/yкринформ/2023-04-11T19-00-32-03-00/630_360_1681228379-719.jpg" xlink:type="simple" xlink:show="embed" xlink:actuate="onLoad" draw:mime-type="image/jpeg"/>
</draw:frame>
乌克兰Emine Dzhaparov的首次外交部长将总统弗拉基米尔·泽伦斯基(Vladimir Zelensky)移交给印度总理纳伦德拉·莫迪(Narendra Modi)。</text:p>
      <text:p text:style-name="P4">
她在[]中报告了这一点(https://twitter.com/EmineDzheppar/status/1645810376905478150)，报道乌克林福姆。</text:p>
      <text:p text:style-name="P4">
“我很高兴通过(印度内政和文化部长)乌克兰总统给总理的Minakyilehi信<text:a xlink:type="simple" xlink:href="https://www.ukrinform.ua/tag-india" text:style-name="Internet_20_link" text:visited-style-name="Visited_20_Internet_20_Link">
</text:a>
纳伦德拉时尚。 由于我们的国家有共同的利益和愿景，因此最高水平的对话对我们的人民和世界安全将是肥沃的，”她说。</text:p>
      <text:p text:style-name="P4">
<text:span text:style-name="T4">
另请阅读：</text:span>
 <text:a xlink:type="simple" xlink:href="https://www.ukrinform.ua/rubric-polytics/3694048-prezident-hoce-provesti-telefonni-peregovori-z-premerom-indii-dzaparova.html" text:style-name="Internet_20_link" text:visited-style-name="Visited_20_Internet_20_Link">
<text:span text:style-name="T4">
 giaparova </text:span>
</text:a>
正如乌克林福姆(Ukrinform)报道的，周一<text:a xlink:type="simple" xlink:href="https://www.ukrinform.ua/rubric-polytics/3693777-dzaparova-rozpocala-vizit-do-indii.html" text:style-name="Internet_20_link" text:visited-style-name="Visited_20_Internet_20_Link">
</text:a>
。</text:p>
      <text:p text:style-name="P4">
<text:span text:style-name="T5">
foto：Emina Giaparova，Twitter</text:span>
</text:p>
      <text:p text:style-name="P4">
News Source: <text:a xlink:type="simple" xlink:href="https://www.ukrinform.ua/rubric-polytics/3694566-dzaparova-peredala-premeru-indii-lista-vid-zelenskogo.html" text:style-name="Internet_20_link" text:visited-style-name="Visited_20_Internet_20_Link">
https://www.ukrinform.ua/rubric-polytics/3694566-dzaparova-peredala-premeru-indii-lista-vid-zelenskogo.html</text:a>
</text:p>
      <!--NEWS-->
      <text:h text:style-name="P10" text:outline-level="1">
<text:span text:style-name="T4">
通过俄罗斯封锁“谷物协议”，产品的世界价格可以增长15％</text:span>
</text:h>
      <text:p text:style-name="P4">
作者: Ukrinform (Person)</text:p>
      <text:p text:style-name="P4">
出版商: Укринформ (Organization)</text:p>
      <text:p text:style-name="P4">
出版时间: 2023-04-11T19:03:33+03:00</text:p>
      <text:p text:style-name="P4">
修改时间: 2023-04-11T19:03:33+03:00</text:p>
      <text:p text:style-name="P4">
描述: 由于通过联合国调解结束的“谷物协议”阻止俄罗斯，粮食的世界价格可以上涨15％，这使乌克兰可以通过黑海出口谷物。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Ціни', 'Продукти', ' Чорне море', 'росія', 'зерновий коридор']</text:p>
      <text:p text:style-name="P4">
类型: Article</text:p>
      <!--METADATA-->
      <text:p text:style-name="P4">
<draw:frame draw:style-name="fr1" draw:name="Image176" text:anchor-type="as-char" svg:width="6.9236in" svg:height="3.956343in" draw:z-index="0">
<draw:image xlink:href="../Images/yкринформ/2023-04-11T19-03-33-03-00/630_360_1680511197-485.jpg" xlink:type="simple" xlink:show="embed" xlink:actuate="onLoad" draw:mime-type="image/jpeg"/>
</draw:frame>
通过阻止俄罗斯通过联合国调解达成的“谷物协议”，这可以使世界增长15％，这使乌克兰能够通过黑海出口谷物。</text:p>
      <text:p text:style-name="P4">
这是由乌克兰尤里·尤里·瓦斯科夫·瓦西科夫(Ukraine Yuriy Yuriy Yuriy Yuriy Vasykov []的副部长所说的(https://www.theguardian.com/world/live/2023/apr/11/russia-ukraine-war-live-ukrainian-pm-arrives-in-canada-gershkovich-wrongfully-detained-says-us?page=with:block-643564d38f0885230b2d89c8#block-643564d38f0885230b2d89c8)，报道乌克林福姆。</text:p>
      <text:p text:style-name="P4">
正如所指出的那样，在黑海倡议中，俄罗斯联邦，土耳其和联合国检查船只在往返乌克兰港口的途中。联合委员会协调要检查的船只的名称。 但是，Vaskov的机构，周二没有进行任何检查。</text:p>
      <text:p text:style-name="P4">
乌克兰一方给出了协议提供的三个干荷载的名称。但是俄罗斯人划出了这些名称，并从当前队列中提交了其他船只，该船只由50艘船分析。 结果，没有船只能够继续自己的船只，这是莫斯科的实际封锁。</text:p>
      <text:p text:style-name="P4">
<text:span text:style-name="T4">
另请阅读：</text:span>
 <text:a xlink:type="simple" xlink:href="https://www.ukrinform.ua/rubric-economy/3694379-eksport-zernovim-koridorom-za-tizden-skorotivsa-na-23-ukab.html" text:style-name="Internet_20_link" text:visited-style-name="Visited_20_Internet_20_Link">
<text:span text:style-name="T4">
谷物</text:span>
</text:a>
“今天我们有一个危急的情况。 俄罗斯人违反了黑海塞恩倡议的条件。 他们决定单方面更改乌克兰港口的计划。 这是不可接受的，”瓦斯斯科夫强调。</text:p>
      <text:p text:style-name="P4">
如果俄罗斯继续采取行动，则世界价格<text:a xlink:type="simple" xlink:href="https://www.ukrinform.ua/tag-produkti" text:style-name="Internet_20_link" text:visited-style-name="Visited_20_Internet_20_Link">
</text:a>
瓦斯斯科夫警告说，营养可能会增加15％。 据他说，乌克兰农民将再次被迫像去年夏天这样的谷物储备，并将面临严重的财务困难。 他补充说，基辅在周二与联合国和土耳其急剧提出了人力资源管理的问题。</text:p>
      <text:p text:style-name="P4">
<text:span text:style-name="T4">
另请阅读：</text:span>
 <text:a xlink:type="simple" xlink:href="https://www.ukrinform.ua/rubric-economy/3693021-kubrakov-obgovoriv-robotu-zernovogo-koridoru-z-ministrom-oboroni-tureccini.html" text:style-name="Internet_20_link" text:visited-style-name="Visited_20_Internet_20_Link">
<text:span text:style-name="T4">
谷物</text:span>
</text:a>
据乌克林福姆报道，20122年7月22日在伊斯坦布尔达成了谷物协议，并与联合国，乌克兰，土耳其和俄罗斯的参与。 乌克兰食品的第一艘船于8月1日从敖德萨港释放。 2022年11月17日，该协议又延长了120天，直到2023年3月18日。</text:p>
      <text:p text:style-name="P4">
News Source: <text:a xlink:type="simple" xlink:href="https://www.ukrinform.ua/rubric-economy/3694567-svitovi-cini-na-produkti-mozut-zrosti-na-15-cerez-blokadu-zernovoi-ugodi-rosieu.html" text:style-name="Internet_20_link" text:visited-style-name="Visited_20_Internet_20_Link">
https://www.ukrinform.ua/rubric-economy/3694567-svitovi-cini-na-produkti-mozut-zrosti-na-15-cerez-blokadu-zernovoi-ugodi-rosieu.html</text:a>
</text:p>
      <!--NEWS-->
      <text:h text:style-name="P10" text:outline-level="1">
<text:span text:style-name="T4">
在基辅地铁上，来自联合国儿童基金会的儿童地点被启动</text:span>
</text:h>
      <text:p text:style-name="P4">
作者: Ukrinform (Person)</text:p>
      <text:p text:style-name="P4">
出版商: Укринформ (Organization)</text:p>
      <text:p text:style-name="P4">
出版时间: 2023-04-11T19:04:00+03:00</text:p>
      <text:p text:style-name="P4">
修改时间: 2023-04-11T19:04:00+03:00</text:p>
      <text:p text:style-name="P4">
描述: 在克洛夫斯卡亚地铁站，在联合国儿童基金会的支持下安装了儿童地点。  - 乌克林。</text:p>
      <text:p text:style-name="P4">
图片: ["<text:a xlink:type="simple" xlink:href="https://static.ukrinform.com/photos/2023_04/thumb_files/630_360_1681228829-405.jpg" text:style-name="Internet_20_link" text:visited-style-name="Visited_20_Internet_20_Link">
630_360_16812...</text:a>
", "<text:a xlink:type="simple" xlink:href="https://static.ukrinform.com/photos/2023_04/thumb_files/630_360_1681228934-9129.jpeg" text:style-name="Internet_20_link" text:visited-style-name="Visited_20_Internet_20_Link">
630_360_16812...</text:a>
", "<text:a xlink:type="simple" xlink:href="https://static.ukrinform.com/photos/2023_04/thumb_files/630_360_1681228934-5157.jpeg" text:style-name="Internet_20_link" text:visited-style-name="Visited_20_Internet_20_Link">
630_360_16812...</text:a>
", "<text:a xlink:type="simple" xlink:href="https://static.ukrinform.com/photos/2023_04/thumb_files/630_360_1681228935-7135.jpeg" text:style-name="Internet_20_link" text:visited-style-name="Visited_20_Internet_20_Link">
630_360_16812...</text:a>
", "<text:a xlink:type="simple" xlink:href="https://static.ukrinform.com/photos/2023_04/thumb_files/630_360_1681228935-2443.jpeg" text:style-name="Internet_20_link" text:visited-style-name="Visited_20_Internet_20_Link">
630_360_16812...</text:a>
", "<text:a xlink:type="simple" xlink:href="https://static.ukrinform.com/photos/2023_04/thumb_files/630_360_1681228935-2442.jpeg" text:style-name="Internet_20_link" text:visited-style-name="Visited_20_Internet_20_Link">
630_360_16812...</text:a>
", "<text:a xlink:type="simple" xlink:href="https://static.ukrinform.com/photos/2023_04/thumb_files/630_360_1681228935-4995.jpeg" text:style-name="Internet_20_link" text:visited-style-name="Visited_20_Internet_20_Link">
630_360_16812...</text:a>
", "<text:a xlink:type="simple" xlink:href="https://static.ukrinform.com/photos/2023_04/thumb_files/630_360_1681228935-5654.jpeg" text:style-name="Internet_20_link" text:visited-style-name="Visited_20_Internet_20_Link">
630_360_16812...</text:a>
", "<text:a xlink:type="simple" xlink:href="https://static.ukrinform.com/photos/2023_04/thumb_files/630_360_1681228936-7136.jpeg" text:style-name="Internet_20_link" text:visited-style-name="Visited_20_Internet_20_Link">
630_360_16812...</text:a>
", "<text:a xlink:type="simple" xlink:href="https://static.ukrinform.com/photos/2023_04/thumb_files/630_360_1681228937-7401.jpeg" text:style-name="Internet_20_link" text:visited-style-name="Visited_20_Internet_20_Link">
630_360_16812...</text:a>
", "<text:a xlink:type="simple" xlink:href="https://static.ukrinform.com/photos/2023_04/thumb_files/630_360_1681228937-3820.jpeg" text:style-name="Internet_20_link" text:visited-style-name="Visited_20_Internet_20_Link">
630_360_16812...</text:a>
", "<text:a xlink:type="simple" xlink:href="https://static.ukrinform.com/photos/2023_04/thumb_files/630_360_1681228938-3786.jpeg" text:style-name="Internet_20_link" text:visited-style-name="Visited_20_Internet_20_Link">
630_360_16812...</text:a>
", "<text:a xlink:type="simple" xlink:href="https://static.ukrinform.com/photos/2023_04/thumb_files/630_360_1681228938-8699.jpeg" text:style-name="Internet_20_link" text:visited-style-name="Visited_20_Internet_20_Link">
630_360_16812...</text:a>
"]</text:p>
      <text:p text:style-name="P4">
标签: ['Діти', 'Метро', 'ЮНІСЕФ', 'Київ']</text:p>
      <text:p text:style-name="P4">
类型: Article</text:p>
      <!--METADATA-->
      <text:p text:style-name="P4">
<draw:frame draw:style-name="fr1" draw:name="Image177" text:anchor-type="as-char" svg:width="6.9236in" svg:height="3.956343in" draw:z-index="0">
<draw:image xlink:href="../Images/yкринформ/2023-04-11T19-04-00-03-00/630_360_1681228829-405.jpg" xlink:type="simple" xlink:show="embed" xlink:actuate="onLoad" draw:mime-type="image/jpeg"/>
</draw:frame>
在克洛夫斯卡亚地铁站，建立了儿童地点的支持。</text:p>
      <text:p text:style-name="P4">
正如乌克林福姆报道的那样，这已经报道了<text:a xlink:type="simple" xlink:href="https://kyivcity.gov.ua/news/na_stantsi_metro_klovska_zapratsyuvala_dityacha_tochka_spilno_vid_yunisef_de_batki_razom_iz_ditmi_mozhut_perechekati_povitryanu_trivogu_foto/" text:style-name="Internet_20_link" text:visited-style-name="Visited_20_Internet_20_Link">
</text:a>
“在联合国儿童基金代表的支持下，在克洛夫斯卡亚地铁站(联合国儿童基金会)在All -Ukrainian计划“联合儿童观点”的框架内建立了儿童的位置。 讯息说：“创造的空间将有助于改善在夜间和晚上空气警报期间与孩子在地铁站的儿童育儿的条件。”</text:p>
      <text:p text:style-name="P4">
KP“ Kyiv Metro” Viktor Braginsky的负责人指出，在第一次全面入侵车站<text:a xlink:type="simple" xlink:href="https://www.ukrinform.ua/tag-metro" text:style-name="Internet_20_link" text:visited-style-name="Visited_20_Internet_20_Link">
</text:a>
大约有2,000名完全不同的孩子。</text:p>
      <text:p text:style-name="P4">
“与志愿者，公共和国际组织一起，儿童分散了在我国发生并正在发生的事件中的注意力。 不幸的是，危险仍在继续，在克洛夫斯卡亚车站迁移的孩子们的空间是父母与孩子一起等待空气焦虑的地方，”布拉金斯基说。值得注意的是，孩子们的观点配备了儿童，儿童读物和玩具套件的娱乐和发展所必需的一切。 此外，专业的老师，医生，动画师和心理学家参与了为儿童开设大师班的工作，并在开发游戏中与他们一起玩。</text:p>
      <text:p text:style-name="P4">
<text:span text:style-name="T4">
另请阅读：</text:span>
 <text:a xlink:type="simple" xlink:href="https://www.ukrinform.ua/rubric-regions/3690449-skolari-z-vizvolenoi-hersonsini-otrimali-pat-tisac-noutbukiv-vid-unisef.html" text:style-name="Internet_20_link" text:visited-style-name="Visited_20_Internet_20_Link">
<text:span text:style-name="T4">
 unicef </text:span>
</text:a>
两名管理员每天将在孩子们的位置工作 - 从8:00到20:00。然后，对于空气警报，该空间将在功能中起作用。</text:p>
      <text:p text:style-name="P4">
据报道，从2022年3月到2023年3月，超过775,000名游客(包括480,000名儿童)采用了20多个“共同”的150分。 儿童观点“共同”为儿童，患有Tachy的青少年提供支持和服务，包括居住在最近敌对领土的人。</text:p>
      <text:p text:style-name="P4">
<text:span text:style-name="T5">
foto：Alexey Samsonov，KSCA</text:span>
</text:p>
      <text:p text:style-name="P4">
News Source: <text:a xlink:type="simple" xlink:href="https://www.ukrinform.ua/rubric-kyiv/3694568-u-kiivskomu-metro-zapracuvala-ditaca-lokacia-vid-unisef.html" text:style-name="Internet_20_link" text:visited-style-name="Visited_20_Internet_20_Link">
https://www.ukrinform.ua/rubric-kyiv/3694568-u-kiivskomu-metro-zapracuvala-ditaca-lokacia-vid-unisef.html</text:a>
</text:p>
      <!--NEWS-->
      <text:h text:style-name="P10" text:outline-level="1">
<text:span text:style-name="T4">
库勒巴（Kuleba）与Blinken交谈后：美国坚信乌克兰能够在战场上获胜</text:span>
</text:h>
      <text:p text:style-name="P4">
作者: Ukrinform (Person)</text:p>
      <text:p text:style-name="P4">
出版商: Укринформ (Organization)</text:p>
      <text:p text:style-name="P4">
出版时间: 2023-04-11T19:10:00+03:00</text:p>
      <text:p text:style-name="P4">
修改时间: 2023-04-11T19:10:00+03:00</text:p>
      <text:p text:style-name="P4">
描述: 美国国务卿安东尼（Anthony）在与乌克兰德米特里·库莱巴（Dmitry Kuleba）外交部长的交谈中眨着眼睛，坚决拒绝质疑我们国家在战场上获胜的能力的任何企图。  - 乌克林。</text:p>
      <text:p text:style-name="P4">
图片: ["<text:a xlink:type="simple" xlink:href="https://static.ukrinform.com/photos/2022_11/thumb_files/630_360_1668440631-706.jpeg" text:style-name="Internet_20_link" text:visited-style-name="Visited_20_Internet_20_Link">
630_360_16684...</text:a>
"]</text:p>
      <text:p text:style-name="P4">
标签: ['Кулеба', 'США', 'Блінкен', 'Війна з росією']</text:p>
      <text:p text:style-name="P4">
类型: Article</text:p>
      <!--METADATA-->
      <text:p text:style-name="P4">
<draw:frame draw:style-name="fr1" draw:name="Image178" text:anchor-type="as-char" svg:width="6.9236in" svg:height="3.956343in" draw:z-index="0">
<draw:image xlink:href="../Images/yкринформ/2023-04-11T19-10-00-03-00/630_360_1668440631-706.jpeg" xlink:type="simple" xlink:show="embed" xlink:actuate="onLoad" draw:mime-type="image/jpeg"/>
</draw:frame>
美国国务卿安东尼(Anthony)与乌克兰外交部长多米特·库莱巴(Domitr Kuleba)交谈时，坚决拒绝任何企图质疑赢得战场的能力。</text:p>
      <text:p text:style-name="P4">
报道说，乌克兰外交负责人在Twitter中说了这一点。</text:p>
      <text:p text:style-name="P4">
“在我们的电话交谈中，秘书眨眼确认了美国的加强支持，并坚决拒绝质疑乌克兰在战场上击败乌克兰的任何企图。 <text:a xlink:type="simple" xlink:href="https://www.ukrinform.ua/tag-ssa" text:style-name="Internet_20_link" text:visited-style-name="Visited_20_Internet_20_Link">
</text:a>
他们仍然是乌克兰的可靠合作伙伴，致力于促进我们的获胜并提供公平的和平。”库莱巴说。</text:p>
      <text:p text:style-name="P4">
<text:span text:style-name="T4">
另请阅读：</text:span>
 <text:a xlink:type="simple" xlink:href="https://www.ukrinform.ua/rubric-polytics/3692073-ssa-pidtrimuut-zusilla-zadla-miru-v-ukraini-ale-ne-budakogo-miru-blinken.html" text:style-name="Internet_20_link" text:visited-style-name="Visited_20_Internet_20_Link">
<text:span text:style-name="T4">
眨眼</text:span>
</text:a>
据报道，美国国务院负责人<text:a xlink:type="simple" xlink:href="https://www.ukrinform.ua/rubric-world/3694059-blinken-virusae-do-zahidnoi-evropi-ta-azii-govoritime-j-pro-ukrainu.html" text:style-name="Internet_20_link" text:visited-style-name="Visited_20_Internet_20_Link">
</text:a>
，在此期间，他将访问乔·拜登(Joe Biden)英国和爱尔兰总统，之后他将前往他将在日本在G7会议上参加的国家。</text:p>
      <text:p text:style-name="P4">
<text:span text:style-name="T5">
foto：外国</text:span>
</text:p>
      <text:p text:style-name="P4">
News Source: <text:a xlink:type="simple" xlink:href="https://www.ukrinform.ua/rubric-polytics/3694569-kuleba-pisla-rozmovi-z-blinkenom-u-ssa-vpevneni-so-ukraina-zdatna-peremagati-na-poli-bou.html" text:style-name="Internet_20_link" text:visited-style-name="Visited_20_Internet_20_Link">
https://www.ukrinform.ua/rubric-polytics/3694569-kuleba-pisla-rozmovi-z-blinkenom-u-ssa-vpevneni-so-ukraina-zdatna-peremagati-na-poli-bou.html</text:a>
</text:p>
      <!--NEWS-->
      <text:h text:style-name="P10" text:outline-level="1">
<text:span text:style-name="T4">
政府已发布经济安全局局长</text:span>
</text:h>
      <text:p text:style-name="P4">
作者: Ukrinform (Person)</text:p>
      <text:p text:style-name="P4">
出版商: Укринформ (Organization)</text:p>
      <text:p text:style-name="P4">
出版时间: 2023-04-11T19:22:00+03:00</text:p>
      <text:p text:style-name="P4">
修改时间: 2023-04-11T19:22:00+03:00</text:p>
      <text:p text:style-name="P4">
描述: 在4月11日的会议上，乌克兰部长的内阁从经济安全局局长就被解雇了瓦迪姆·梅尔尼克。  - 乌克林。</text:p>
      <text:p text:style-name="P4">
图片: ["<text:a xlink:type="simple" xlink:href="https://static.ukrinform.com/photos/2021_07/thumb_files/630_360_1627484558-796.jpg" text:style-name="Internet_20_link" text:visited-style-name="Visited_20_Internet_20_Link">
630_360_16274...</text:a>
"]</text:p>
      <text:p text:style-name="P4">
标签: ['Кабмін', 'Звільнення', 'Бюро економічної безпеки']</text:p>
      <text:p text:style-name="P4">
类型: Article</text:p>
      <!--METADATA-->
      <text:p text:style-name="P4">
<draw:frame draw:style-name="fr1" draw:name="Image179" text:anchor-type="as-char" svg:width="6.9236in" svg:height="3.956343in" draw:z-index="0">
<draw:image xlink:href="../Images/yкринформ/2023-04-11T19-22-00-03-00/630_360_1627484558-796.jpg" xlink:type="simple" xlink:show="embed" xlink:actuate="onLoad" draw:mime-type="image/jpeg"/>
</draw:frame>
在4月11日的合并时，乌克兰部长的内阁决定将瓦迪姆·梅尔尼克(Vadim Melnyk)从经济安全局局长裁定。</text:p>
      <text:p text:style-name="P4">
关于<text:a xlink:type="simple" xlink:href="https://t.me/tmelnychuk/2063" text:style-name="Internet_20_link" text:visited-style-name="Visited_20_Internet_20_Link">
</text:a>
乌克林福姆报道，塔拉斯·梅尔尼丘克(Taras Melnychuk)报告了Verkhovna Rada的永久代表。</text:p>
      <text:p text:style-name="P4">
梅尔尼奇克写道：“发行：乌克兰经济安全局局长的梅尔尼克·瓦迪姆·伊万诺维奇；乌克兰审计服务副主席Vashek Galina Vladimirovna。</text:p>
      <text:p text:style-name="P4">
<text:span text:style-name="T4">
另请阅读：</text:span>
 <text:a xlink:type="simple" xlink:href="https://www.ukrinform.ua/rubric-economy/3672695-beb-ta-rada-nacbezpeki-posilat-sankcijnu-politiku-sodo-rosii-ta-bilorusi.html" text:style-name="Internet_20_link" text:visited-style-name="Visited_20_Internet_20_Link">
</text:a>
据报道，2021年8月的部长内阁<text:a xlink:type="simple" xlink:href="https://www.ukrinform.ua/rubric-polytics/3301772-kabmin-obrav-glavu-dfs-direktorom-buro-ekonomicnoi-bezpeki.html" text:style-name="Internet_20_link" text:visited-style-name="Visited_20_Internet_20_Link">
</text:a>
负责州财政部长的经济安全局沃迪姆·梅尔尼克(Vadim Melnyk)董事。</text:p>
      <text:p text:style-name="P4">
税收警察上校梅尔尼克(Melnyk)从2020年底开始领导DFS，并在税务警察的各个职位上工作。 Verkhovna Rada于2021年1月28日通过了乌克兰经济安全局的法律。</text:p>
      <text:p text:style-name="P4">
<text:span text:style-name="T4">
另请阅读：</text:span>
 <text:a xlink:type="simple" xlink:href="https://www.ukrinform.ua/rubric-economy/3685990-pidpriemci-najbilse-skarzatsa-na-sbu-i-policiu-biznesombudsmen.html" text:style-name="Internet_20_link" text:visited-style-name="Visited_20_Internet_20_Link">
</text:a>
5月12日<text:a xlink:type="simple" xlink:href="https://www.ukrinform.ua/tag-kabmin" text:style-name="Internet_20_link" text:visited-style-name="Visited_20_Internet_20_Link">
</text:a>
他创建了经济安全局，该局被分配为抵制犯罪的任务，这是国家经济运作的正确性。</text:p>
      <text:p text:style-name="P4">
News Source: <text:a xlink:type="simple" xlink:href="https://www.ukrinform.ua/rubric-economy/3694573-urad-zvilniv-direktora-buro-ekonomicnoi-bezpeki.html" text:style-name="Internet_20_link" text:visited-style-name="Visited_20_Internet_20_Link">
https://www.ukrinform.ua/rubric-economy/3694573-urad-zvilniv-direktora-buro-ekonomicnoi-bezpeki.html</text:a>
</text:p>
      <!--NEWS-->
      <text:h text:style-name="P10" text:outline-level="1">
<text:span text:style-name="T4">
乌克萨特（Uksatse）评论了到2029年在封闭的天空上发现的欧洲控制</text:span>
</text:h>
      <text:p text:style-name="P4">
作者: Ukrinform (Person)</text:p>
      <text:p text:style-name="P4">
出版商: Укринформ (Organization)</text:p>
      <text:p text:style-name="P4">
出版时间: 2023-04-11T19:26:00+03:00</text:p>
      <text:p text:style-name="P4">
修改时间: 2023-04-11T19:26:00+03:00</text:p>
      <text:p text:style-name="P4">
描述: 仅在2029年，欧洲释放的欧洲控制预测才是乌克兰的飞行恢复的可能性。 敌对行动终止后，乌克兰领空将立即开放。  - 乌克林。</text:p>
      <text:p text:style-name="P4">
图片: ["<text:a xlink:type="simple" xlink:href="https://static.ukrinform.com/photos/2020_09/thumb_files/630_360_1599213360-287.jpg" text:style-name="Internet_20_link" text:visited-style-name="Visited_20_Internet_20_Link">
630_360_15992...</text:a>
"]</text:p>
      <text:p text:style-name="P4">
标签: ['Літак', 'Україна', 'Війна', 'Украерорух']</text:p>
      <text:p text:style-name="P4">
类型: Article</text:p>
      <!--METADATA-->
      <text:p text:style-name="P4">
<draw:frame draw:style-name="fr1" draw:name="Image180" text:anchor-type="as-char" svg:width="6.9236in" svg:height="3.956343in" draw:z-index="0">
<draw:image xlink:href="../Images/yкринформ/2023-04-11T19-26-00-03-00/630_360_1599213360-287.jpg" xlink:type="simple" xlink:show="embed" xlink:actuate="onLoad" draw:mime-type="image/jpeg"/>
</draw:frame>
仅在2029年才释放的欧洲控制预测是乌克兰恢复的可能性。 敌对行动终止后，乌克兰领空将立即开放。</text:p>
      <text:p text:style-name="P4">
关于它报告<text:a xlink:type="simple" xlink:href="https://www.facebook.com/UkSATSE.official/posts/pfbid0bVyFw2PTTKSSmddx6bi61bpESbNLeM7PTZhjtix4kJ4JxfEUrp2qzE7MHdFFjoS6l" text:style-name="Internet_20_link" text:visited-style-name="Visited_20_Internet_20_Link">
</text:a>
，报道乌克林福姆。</text:p>
      <text:p text:style-name="P4">
消息写道：“乌克兰领空将在军队结束后立即开放和乌克兰的胜利。”</text:p>
      <text:p text:style-name="P4">
正如乌克兰所解释的那样，欧洲安全组织的航空驱逐(EUROCORTROL)关于欧洲地区航班的恢复，它将每年两次，对该地区的空中交通进行7年的预测。 它基于已固定路线航空业的当前状况，即：封闭空域<text:a xlink:type="simple" xlink:href="https://www.ukrinform.ua/tag-ukraina" text:style-name="Internet_20_link" text:visited-style-name="Visited_20_Internet_20_Link">
</text:a>
用于通过军事飞行的平民飞行(也是安全任务)，俄罗斯和白俄罗斯(制裁禁令)，波罗的海，斯堪的纳维亚国家的飞行大幅降低，以及欧洲东南部的飞行强度的相应增加(为了封闭区域).</text:p>
      <text:p text:style-name="P4">
Ці фактори вважаються такими, що діятимуть до кінця горизонту планування,тобто до 2029 року, "через відсутність на сьогодні інших підтверджених вхіднихданих для прогнозування".</text:p>
      <text:p text:style-name="P4">
<text:span text:style-name="T4">
Читайте також:</text:span>
 <text:a xlink:type="simple" xlink:href="https://www.ukrinform.ua/rubric-world/3677136-premer-moldovi-vvazae-neobgruntovanim-risenna-wizz-air-prizupiniti-rejsi.html" text:style-name="Internet_20_link" text:visited-style-name="Visited_20_Internet_20_Link">
 <text:span text:style-name="T4">
Прем</text:span>
 <text:span text:style-name="T4">
Молдови</text:span>
 <text:span text:style-name="T4">
вважає</text:span>
 <text:span text:style-name="T4">
необґрунтованим</text:span>
<text:span text:style-name="T4">
рішення</text:span>
 <text:span text:style-name="T4">
Wizz</text:span>
 <text:span text:style-name="T4">
Air</text:span>
 <text:span text:style-name="T4">
призупинити</text:span>
 <text:span text:style-name="T4">
рейси</text:span>
</text:a>
根据这些当前入口数据，到2029年，Euro Control专家已经结束了计划范围。</text:p>
      <text:p text:style-name="P4">
在出现新的客观因素(战争结束并重新格式化路线)之后 - 将使用新的控制预测进行更新。正如乌克林福姆报道的，在<text:a xlink:type="simple" xlink:href="https://www.eurocontrol.int/sites/default/files/2023-03/eurocontrol-seven-year-forecast-2023-2029-spring-2023.pdf" text:style-name="Internet_20_link" text:visited-style-name="Visited_20_Internet_20_Link">
</text:a>
欧洲空中航行安全组织(EUROCORTROL)预计，可以在2029年之前建立对乌克兰领空中驾驶飞机的限制。</text:p>
      <text:p text:style-name="P4">
News Source: <text:a xlink:type="simple" xlink:href="https://www.ukrinform.ua/rubric-society/3694572-ukraeroruh-prokomentuvav-prognoz-evrokontrolu-sodo-zakritogo-neba-do-2029-roku.html" text:style-name="Internet_20_link" text:visited-style-name="Visited_20_Internet_20_Link">
https://www.ukrinform.ua/rubric-society/3694572-ukraeroruh-prokomentuvav-prognoz-evrokontrolu-sodo-zakritogo-neba-do-2029-roku.html</text:a>
</text:p>
      <!--NEWS-->
      <text:h text:style-name="P10" text:outline-level="1">
<text:span text:style-name="T4">
立陶宛讲师去德国学习乌克兰军队</text:span>
</text:h>
      <text:p text:style-name="P4">
作者: Ukrinform (Person)</text:p>
      <text:p text:style-name="P4">
出版商: Укринформ (Organization)</text:p>
      <text:p text:style-name="P4">
出版时间: 2023-04-11T19:30:00+03:00</text:p>
      <text:p text:style-name="P4">
修改时间: 2023-04-11T19:30:00+03:00</text:p>
      <text:p text:style-name="P4">
描述: 周二，立陶宛武装部队的步兵大队Zemaitija（“ Zhemaythy”）的第一组讲师去了德国参加欧洲联盟，以向乌克兰（Eumam Ukraine）提供军事援助。  - 乌克林。</text:p>
      <text:p text:style-name="P4">
图片: ["<text:a xlink:type="simple" xlink:href="https://static.ukrinform.com/photos/2023_04/thumb_files/630_360_1681230427-825.jpg" text:style-name="Internet_20_link" text:visited-style-name="Visited_20_Internet_20_Link">
630_360_16812...</text:a>
"]</text:p>
      <text:p text:style-name="P4">
标签: ['Литва', 'Німеччина', 'Україна', 'Військові навчання']</text:p>
      <text:p text:style-name="P4">
类型: Article</text:p>
      <!--METADATA-->
      <text:p text:style-name="P4">
<draw:frame draw:style-name="fr1" draw:name="Image181" text:anchor-type="as-char" svg:width="6.9236in" svg:height="3.956343in" draw:z-index="0">
<draw:image xlink:href="../Images/yкринформ/2023-04-11T19-30-00-03-00/630_360_1681230427-825.jpg" xlink:type="simple" xlink:show="embed" xlink:actuate="onLoad" draw:mime-type="image/jpeg"/>
</draw:frame>
周二，步兵旅Zemaitija的一群立陶宛讲师(“ Zhemaytia”)立陶宛的武装部队前往德国参加欧盟的任务，向乌克兰提供军事援助(乌克兰Eumam).</text:p>
      <text:p text:style-name="P4">
Як передає Укрінформ про це повідомляє національний  <text:a xlink:type="simple" xlink:href="https://www.lrt.lt/ru/novosti/17/1960207/pervye-litovskie-instruktory-otpravilis-v-missiiu-po-obucheniiu-ukrainskikh-voennykh-v-frg" text:style-name="Internet_20_link" text:visited-style-name="Visited_20_Internet_20_Link">
</text:a>
关于立陶宛。</text:p>
      <text:p text:style-name="P4">
直到5月15日，立陶宛讲师与德国和比利时，比利时，比利时，比利时，比利时和比利时督察一起将参加德国领导下的乌克兰军事跨国培训计划。</text:p>
      <text:p text:style-name="P4">
任务将包括基本管理培训<text:a xlink:type="simple" xlink:href="https://www.ukrinform.ua/tag-zbroa" text:style-name="Internet_20_link" text:visited-style-name="Visited_20_Internet_20_Link">
</text:a>
，APT开火，医学和工程培训，以及对不同级别的单位进行集体培训，重点介绍塔娜(Tana)林区林区(Tana)定居点的进攻和防御行动。</text:p>
      <text:p text:style-name="P4">
<text:span text:style-name="T4">
另请阅读：</text:span>
 <text:a xlink:type="simple" xlink:href="https://www.ukrinform.ua/rubric-ato/3694309-komanduvanna-bojovou-grupou-ak-instruktori-z-finlandii-navcali-ukrainskih-prikordonnikiv.html" text:style-name="Internet_20_link" text:visited-style-name="Visited_20_Internet_20_Link">
<text:span text:style-name="T4">
学习</text:span>
</text:a>
根据立陶宛的武装部队的说法，它的教练教乌克兰人是两种方面和国际倡议的一部分。 2023年，立陶宛武装部队将准备多达200万。 乌克兰士兵在培训和课程中。</text:p>
      <text:p text:style-name="P4">
由欧盟组织的Eumam乌克兰任务的目的是加强乌克兰武装部队的军事潜力，以保护乌克兰的领土强度和主权，并保护平民。</text:p>
      <text:p text:style-name="P4">
_照片：VYR。 Srreen。 sp。 I.budzeikaitėsnuotr _</text:p>
      <text:p text:style-name="P4">
News Source: <text:a xlink:type="simple" xlink:href="https://www.ukrinform.ua/rubric-ato/3694578-litovski-instruktori-virusili-do-frn-dla-navcanna-ukrainskih-vijskovih.html" text:style-name="Internet_20_link" text:visited-style-name="Visited_20_Internet_20_Link">
https://www.ukrinform.ua/rubric-ato/3694578-litovski-instruktori-virusili-do-frn-dla-navcanna-ukrainskih-vijskovih.html</text:a>
</text:p>
      <!--NEWS-->
      <text:h text:style-name="P10" text:outline-level="1">
<text:span text:style-name="T4">
在阿塞拜疆和亚美尼亚的边界，有枪战</text:span>
</text:h>
      <text:p text:style-name="P4">
作者: Ukrinform (Person)</text:p>
      <text:p text:style-name="P4">
出版商: Укринформ (Organization)</text:p>
      <text:p text:style-name="P4">
出版时间: 2023-04-11T19:34:00+03:00</text:p>
      <text:p text:style-name="P4">
修改时间: 2023-04-11T19:34:00+03:00</text:p>
      <text:p text:style-name="P4">
描述: 4月11日，星期二，阿塞拜疆和亚美尼亚的边界发生了枪击事件。  - 乌克林。</text:p>
      <text:p text:style-name="P4">
图片: ["<text:a xlink:type="simple" xlink:href="https://static.ukrinform.com/photos/2020_07/thumb_files/630_360_1594746153-963.jpg" text:style-name="Internet_20_link" text:visited-style-name="Visited_20_Internet_20_Link">
630_360_15947...</text:a>
"]</text:p>
      <text:p text:style-name="P4">
标签: ['Азербайджан', 'Стрілянина', 'Вірменія', 'Заморожені конфлікти']</text:p>
      <text:p text:style-name="P4">
类型: Article</text:p>
      <!--METADATA-->
      <text:p text:style-name="P4">
<draw:frame draw:style-name="fr1" draw:name="Image182" text:anchor-type="as-char" svg:width="6.9236in" svg:height="3.956343in" draw:z-index="0">
<draw:image xlink:href="../Images/yкринформ/2023-04-11T19-34-00-03-00/630_360_1594746153-963.jpg" xlink:type="simple" xlink:show="embed" xlink:actuate="onLoad" draw:mime-type="image/jpeg"/>
</draw:frame>
4月11日，星期二，Bordonazerbaijan和亚美尼亚发生了枪击事件。</text:p>
      <text:p text:style-name="P4">
关于它报告<text:a xlink:type="simple" xlink:href="https://www.trend.az/azerbaijan/politics/3733995.html" text:style-name="Internet_20_link" text:visited-style-name="Visited_20_Internet_20_Link">
</text:a>
乌克林福姆报道，关于阿塞拜疆国防部。</text:p>
      <text:p text:style-name="P4">
“ 4月11日，亚美尼亚武装部队部队在拉希恩斯基(Lachynsky)的挑衅方向对阿塞拜疆军队进行了强烈的炮击……我们单位采取的紧急措施，亚美尼亚的单位遭受了巨大的损失。 目前，我们的职位是在迫击炮和大型武器的迫击炮派时发射的。”</text:p>
      <text:p text:style-name="P4">
伊朗媒体<text:a xlink:type="simple" xlink:href="https://m.haqqin.az/news/280277" text:style-name="Internet_20_link" text:visited-style-name="Visited_20_Internet_20_Link">
</text:a>
无人机朝西北边界更快地执行情报。</text:p>
      <text:p text:style-name="P4">
<text:span text:style-name="T4">
另请阅读：</text:span>
 <text:a xlink:type="simple" xlink:href="https://www.ukrinform.ua/rubric-world/3678638-virmeni-ta-azerbajdzanci-obminalisa-vognem-u-nagirnomu-karabahu-patero-zagiblih.html" text:style-name="Internet_20_link" text:visited-style-name="Visited_20_Internet_20_Link">
<text:span text:style-name="T4">
 karabakh </text:span>
</text:a>
还报道说，与亚美尼亚·塔加尔·约扬(Armenia Taigaerbaijan)边界上的所有伊朗军队都陷入了战斗准备。</text:p>
      <text:p text:style-name="P4">
监察员(监察员)Sabina Aaliev <text:a xlink:type="simple" xlink:href="https://www.trend.az/azerbaijan/politics/3734008.html" text:style-name="Internet_20_link" text:visited-style-name="Visited_20_Internet_20_Link">
</text:a>
“导致阿塞拜疆阿塞拜疆共和国装甲部队的死亡和伤害的挑衅正在继续。”</text:p>
      <text:p text:style-name="P4">
<text:span text:style-name="T4">
另请阅读：</text:span>
 <text:a xlink:type="simple" xlink:href="https://www.ukrinform.ua/rubric-world/3679003-zbrojne-zitknenna-v-nagirnomu-karabahu-es-zaklikav-do-rozsliduvanna-incidentu.html" text:style-name="Internet_20_link" text:visited-style-name="Visited_20_Internet_20_Link">
<text:span text:style-name="T4">
 karabakh </text:span>
</text:a>
同时，亚美尼亚一方<text:a xlink:type="simple" xlink:href="https://armenpress.am/ukr/news/1108447.html" text:style-name="Internet_20_link" text:visited-style-name="Visited_20_Internet_20_Link">
</text:a>
阿塞拜疆武装部队的部队向景观的军事人员开火，该军事人员朝着社区的方向进行工程工作。</text:p>
      <text:p text:style-name="P4">
“在17:30地区(当地时间 -  ed。)在同一方向上，Zaserbaijan的单位使用了迫击炮。 亚美尼亚亚美尼亚部队采取必要的防御措施。”</text:p>
      <text:p text:style-name="P4">
亚美尼亚莫斯科的新闻服务指出，从19:00开始，当地时间枪击事件已大大减少。</text:p>
      <text:p text:style-name="P4">
“在阿塞拜疆媒体中，亚美尼亚人正在使用伊朗无人机的信息广泛不正确。 国防部说：“没有伊朗无人飞机。”</text:p>
      <text:p text:style-name="P4">
News Source: <text:a xlink:type="simple" xlink:href="https://www.ukrinform.ua/rubric-world/3694584-na-kordoni-azerbajdzanu-ta-virmenii-stalasa-perestrilka.html" text:style-name="Internet_20_link" text:visited-style-name="Visited_20_Internet_20_Link">
https://www.ukrinform.ua/rubric-world/3694584-na-kordoni-azerbajdzanu-ta-virmenii-stalasa-perestrilka.html</text:a>
</text:p>
      <!--NEWS-->
      <text:h text:style-name="P10" text:outline-level="1">
<text:span text:style-name="T4">
乌克兰的女性手球队已经进入了2023年世界杯足球赛</text:span>
</text:h>
      <text:p text:style-name="P4">
作者: Ukrinform (Person)</text:p>
      <text:p text:style-name="P4">
出版商: Укринформ (Organization)</text:p>
      <text:p text:style-name="P4">
出版时间: 2023-04-11T19:38:00+03:00</text:p>
      <text:p text:style-name="P4">
修改时间: 2023-04-11T19:38:00+03:00</text:p>
      <text:p text:style-name="P4">
描述: 乌克兰国家队的手球球员将参加XXVI世界杯的最后比赛。  - 乌克林。</text:p>
      <text:p text:style-name="P4">
图片: ["<text:a xlink:type="simple" xlink:href="https://static.ukrinform.com/photos/2023_04/thumb_files/630_360_1681228887-280.jpg" text:style-name="Internet_20_link" text:visited-style-name="Visited_20_Internet_20_Link">
630_360_16812...</text:a>
"]</text:p>
      <text:p text:style-name="P4">
标签: ['Збірна України', 'гандбол', 'Жінки']</text:p>
      <text:p text:style-name="P4">
类型: Article</text:p>
      <!--METADATA-->
      <text:p text:style-name="P4">
<draw:frame draw:style-name="fr1" draw:name="Image183" text:anchor-type="as-char" svg:width="6.9236in" svg:height="3.956343in" draw:z-index="0">
<draw:image xlink:href="../Images/yкринформ/2023-04-11T19-38-00-03-00/630_360_1681228887-280.jpg" xlink:type="simple" xlink:show="embed" xlink:actuate="onLoad" draw:mime-type="image/jpeg"/>
</draw:frame>
乌克兰国家队的手球运动员将参加XXVI冠军的最后比赛。</text:p>
      <text:p text:style-name="P4">
在响应匈牙利城市基什瓦德“蓝色和黄色”的季后赛中，马其顿北部31：22的比赛中第二次报道。</text:p>
      <text:p text:style-name="P4">
在第一次排位赛中，乌克兰卡以24：22的成绩占领了巴尔干的山。</text:p>
      <text:p text:style-name="P4">
<text:span text:style-name="T4">
另请阅读：</text:span>
 <text:a xlink:type="simple" xlink:href="https://www.ukrinform.ua/rubric-sports/3693203-ukrainski-gandbolistki-zigraut-matc-plejoff-cs-z-pivnicnou-makedonieu.html" text:style-name="Internet_20_link" text:visited-style-name="Visited_20_Internet_20_Link">
<text:span text:style-name="T4">
手球</text:span>
</text:a>
据乌克林福姆(Ukrinform)称，乌克兰人最后一次参加了2009年中国世界杯，他们在那里参加了第17位。</text:p>
      <text:p text:style-name="P4">
我们将提醒我们，在11月29日至12月17日在挪威，丹麦和瑞典举行的女子团队中，世界杯2023将于举行。</text:p>
      <text:p text:style-name="P4">
News Source: <text:a xlink:type="simple" xlink:href="https://www.ukrinform.ua/rubric-sports/3694581-zinoca-zbirna-ukraini-z-gandbolu-probilasa-na-cempionat-svitu2023.html" text:style-name="Internet_20_link" text:visited-style-name="Visited_20_Internet_20_Link">
https://www.ukrinform.ua/rubric-sports/3694581-zinoca-zbirna-ukraini-z-gandbolu-probilasa-na-cempionat-svitu2023.html</text:a>
</text:p>
      <!--NEWS-->
      <text:h text:style-name="P10" text:outline-level="1">
<text:span text:style-name="T4">
加拿大和乌克兰扩大了自由贸易协定</text:span>
</text:h>
      <text:p text:style-name="P4">
作者: Ukrinform (Person)</text:p>
      <text:p text:style-name="P4">
出版商: Укринформ (Organization)</text:p>
      <text:p text:style-name="P4">
出版时间: 2023-04-11T19:39:00+03:00</text:p>
      <text:p text:style-name="P4">
修改时间: 2023-04-11T19:39:00+03:00</text:p>
      <text:p text:style-name="P4">
描述: 乌克兰和加拿大已同意扩大自由贸易协定。  - 乌克林。</text:p>
      <text:p text:style-name="P4">
图片: ["<text:a xlink:type="simple" xlink:href="https://static.ukrinform.com/photos/2017_12/thumb_files/630_360_1513887422-4763.jpeg" text:style-name="Internet_20_link" text:visited-style-name="Visited_20_Internet_20_Link">
630_360_15138...</text:a>
"]</text:p>
      <text:p text:style-name="P4">
标签: ['Канада', 'Торгівля', 'Україна']</text:p>
      <text:p text:style-name="P4">
类型: Article</text:p>
      <!--METADATA-->
      <text:p text:style-name="P4">
<draw:frame draw:style-name="fr1" draw:name="Image184" text:anchor-type="as-char" svg:width="6.9236in" svg:height="3.956343in" draw:z-index="0">
<draw:image xlink:href="../Images/yкринформ/2023-04-11T19-39-00-03-00/630_360_1513887422-4763.jpeg" xlink:type="simple" xlink:show="embed" xlink:actuate="onLoad" draw:mime-type="image/jpeg"/>
</draw:frame>
乌克兰加拿大同意扩大自由贸易协定。</text:p>
      <text:p text:style-name="P4">
据乌克林事物通讯员称，多伦多的正式签署仪式是由加拿大总理和乌克兰贾斯汀·特鲁多和丹尼斯希加尔举行的。</text:p>
      <text:p text:style-name="P4">
“特别是同意18章，其中9章是全新的。 他们正在交易服务，金融和电信服务，投资，贸易和性别平等，土著人民，适当的监管政策，小型企业的发展和管理，”乌克兰政府负责人说。</text:p>
      <text:p text:style-name="P4">
据他介绍，现代化的协议有望帮助增加多元化的贸易并为企业开放新的经济机会。</text:p>
      <text:p text:style-name="P4">
此外，加拿大和乌克兰还签署了一项青年流动协议，该协议将减轻旅途和就业状态的年轻人。</text:p>
      <text:p text:style-name="P4">
正如乌克林福姆报道的，丹尼斯<text:a xlink:type="simple" xlink:href="https://www.ukrinform.ua/tag-smigal" text:style-name="Internet_20_link" text:visited-style-name="Visited_20_Internet_20_Link">
</text:a>
今天是对加拿大的一日游。 他已经谈判了贾斯汀·特鲁多(Justin Trudeau)，国防部长安妮塔·阿南德(Anita Anand)，外交部长马雷尼·佐利(Maleni Zoli)和财政部长克里斯·弗里兰(Christ Friland)。</text:p>
      <text:p text:style-name="P4">
<text:span text:style-name="T4">
另请阅读：</text:span>
 <text:a xlink:type="simple" xlink:href="https://www.ukrinform.ua/rubric-polytics/3691737-kanada-krainam-nato-ukraini-potribni-garantii-bezpeki-pisla-vijni-bo-v-nei-agresivnij-susid.html" text:style-name="Internet_20_link" text:visited-style-name="Visited_20_Internet_20_Link">
<text:span text:style-name="T4">
加拿大</text:span>
</text:a>
回想一下，加拿大乌克兰·塔里德(Ukraine Tauryd)在加拿大乌克兰·塔里德(Ukraine Tauryd)的内阁之间进行了一份关于青年交流的备忘录，加拿大总理斯蒂芬·哈珀(Stephen Harper)在第一次向乌克兰的病毒主义中签署了2010年秋天。 该文件被提议引入一个简化的政权，以使两国的年轻人以培训和就业目的加强年轻人。但是，备忘录没有生效，并在几年后正式终止。 今天，该协议已恢复。</text:p>
      <text:p text:style-name="P4">
众所周知，加拿大和乌克兰之间的自由贸易协定于2017年8月1日生效，并被允许彼此废除或减少进口到大多数商品职位。 即使在原始协议的缔结期间，也宣布将来它将扩展到服务和投资领域。</text:p>
      <text:p text:style-name="P4">
News Source: <text:a xlink:type="simple" xlink:href="https://www.ukrinform.ua/rubric-economy/3694582-kanada-ta-ukraina-rozsirili-ugodu-pro-vilnu-torgivlu.html" text:style-name="Internet_20_link" text:visited-style-name="Visited_20_Internet_20_Link">
https://www.ukrinform.ua/rubric-economy/3694582-kanada-ta-ukraina-rozsirili-ugodu-pro-vilnu-torgivlu.html</text:a>
</text:p>
      <!--NEWS-->
      <text:h text:style-name="P10" text:outline-level="1">
<text:span text:style-name="T4">
美国参议院对五角大楼-CNN文件的回应发起了一份秘密简报</text:span>
</text:h>
      <text:p text:style-name="P4">
作者: Ukrinform (Person)</text:p>
      <text:p text:style-name="P4">
出版商: Укринформ (Organization)</text:p>
      <text:p text:style-name="P4">
出版时间: 2023-04-11T19:48:00+03:00</text:p>
      <text:p text:style-name="P4">
修改时间: 2023-04-11T19:48:00+03:00</text:p>
      <text:p text:style-name="P4">
描述: 查克·苏默（Chuck Sumer）是美国参议院民主多数党的领导人，已向参议员提交了一份秘密简报，内容涉及对五角大楼泄露五角大楼泄漏的反应，其中包含有关乌克兰战争的信息。  - 乌克林。</text:p>
      <text:p text:style-name="P4">
图片: ["<text:a xlink:type="simple" xlink:href="https://static.ukrinform.com/photos/2018_07/thumb_files/630_360_1530693133-3633.jpg" text:style-name="Internet_20_link" text:visited-style-name="Visited_20_Internet_20_Link">
630_360_15306...</text:a>
"]</text:p>
      <text:p text:style-name="P4">
标签: ['Пентагон', 'США', 'Сенат', 'Війна з росією', 'Документи']</text:p>
      <text:p text:style-name="P4">
类型: Article</text:p>
      <!--METADATA-->
      <text:p text:style-name="P4">
<draw:frame draw:style-name="fr1" draw:name="Image185" text:anchor-type="as-char" svg:width="6.9236in" svg:height="3.956343in" draw:z-index="0">
<draw:image xlink:href="../Images/yкринформ/2023-04-11T19-48-00-03-00/630_360_1530693133-3633.jpg" xlink:type="simple" xlink:show="embed" xlink:actuate="onLoad" draw:mime-type="image/jpeg"/>
</draw:frame>
领导人在美国参议院的多数席位，查克·苏默(Chuck Sumer)已提交政府，向参议员进行秘密简报，内容涉及对五角大楼泄漏文件的回应。</text:p>
      <text:p text:style-name="P4">
关于它报告电视频道<text:a xlink:type="simple" xlink:href="https://www.cnn.com/europe/live-news/russia-ukraine-war-news-04-11-23/h_8da77ed6020d237701259654d55f7027" text:style-name="Internet_20_link" text:visited-style-name="Visited_20_Internet_20_Link">
</text:a>
乌克林福姆报道，随着参议员苏默尔参议员的参考。</text:p>
      <text:p text:style-name="P4">
“尽管 <text:a xlink:type="simple" xlink:href="https://www.ukrinform.ua/tag-pentagon" text:style-name="Internet_20_link" text:visited-style-name="Visited_20_Internet_20_Link">
</text:a>
声明说，美国官员及其亲密盟友仍然担心泄漏会危害机密资源以损害重要的外部关系，这已经参与了机构间存在。</text:p>
      <text:p text:style-name="P4">
还指出，五角大楼限制了秘密文件的发行，政府中数百人通常可以使用它们。</text:p>
      <text:p text:style-name="P4">
<text:span text:style-name="T4">
另请阅读：</text:span>
 <text:a xlink:type="simple" xlink:href="https://www.ukrinform.ua/rubric-world/3694189-deaki-zi-zlitih-dokumentiv-pentagonu-buli-pidrobleni-bilij-dim.html" text:style-name="Internet_20_link" text:visited-style-name="Visited_20_Internet_20_Link">
<text:span text:style-name="T4">
五角大楼</text:span>
</text:a>
正如乌克林福姆报道的那样，在美国国防部长和韩国人的谈话中，众所周知<text:a xlink:type="simple" xlink:href="https://www.ukrinform.ua/rubric-world/3694434-vitik-dokumentiv-pentagonu-u-pivdennij-korei-kazut-so-znacna-castina-danih-sfabrikovana.html" text:style-name="Internet_20_link" text:visited-style-name="Visited_20_Internet_20_Link">
</text:a>
上周，《纽约时报》报道<text:a xlink:type="simple" xlink:href="https://www.ukrinform.ua/rubric-ato/3692686-nyt-pentagon-rozslidue-vitik-taemnih-dokumentiv-pro-pidgotovku-kontrnastupu-zsu.html" text:style-name="Internet_20_link" text:visited-style-name="Visited_20_Internet_20_Link">
</text:a>
这涉及美国和北约计划对武装部队进行反攻击的计划。</text:p>
      <text:p text:style-name="P4">
News Source: <text:a xlink:type="simple" xlink:href="https://www.ukrinform.ua/rubric-world/3694588-u-senati-ssa-iniciuut-sekretnij-brifing-sodo-reaguvanna-na-vitik-dokumentiv-pentagona-cnn.html" text:style-name="Internet_20_link" text:visited-style-name="Visited_20_Internet_20_Link">
https://www.ukrinform.ua/rubric-world/3694588-u-senati-ssa-iniciuut-sekretnij-brifing-sodo-reaguvanna-na-vitik-dokumentiv-pentagona-cnn.html</text:a>
</text:p>
      <!--NEWS-->
      <text:h text:style-name="P10" text:outline-level="1">
<text:span text:style-name="T4">
在玛丽波尔（Mariupol），雨水淹没了公寓和道路后，下水道破裂了</text:span>
</text:h>
      <text:p text:style-name="P4">
作者: Ukrinform (Person)</text:p>
      <text:p text:style-name="P4">
出版商: Укринформ (Organization)</text:p>
      <text:p text:style-name="P4">
出版时间: 2023-04-11T19:48:29+03:00</text:p>
      <text:p text:style-name="P4">
修改时间: 2023-04-11T19:48:29+03:00</text:p>
      <text:p text:style-name="P4">
描述: 在雨后，在临时捕获的俄罗斯陆军陆军上，在房屋和道路上淹没了公寓，闯入了污水。  - 乌克林。</text:p>
      <text:p text:style-name="P4">
图片: ["<text:a xlink:type="simple" xlink:href="https://static.ukrinform.com/photos/2023_04/thumb_files/630_360_1681231427-177.jpeg" text:style-name="Internet_20_link" text:visited-style-name="Visited_20_Internet_20_Link">
630_360_16812...</text:a>
"]</text:p>
      <text:p text:style-name="P4">
标签: ['Дощ', 'Маріуполь', 'Негода']</text:p>
      <text:p text:style-name="P4">
类型: Article</text:p>
      <!--METADATA-->
      <text:p text:style-name="P4">
<draw:frame draw:style-name="fr1" draw:name="Image186" text:anchor-type="as-char" svg:width="6.9236in" svg:height="3.956343in" draw:z-index="0">
<draw:image xlink:href="../Images/yкринформ/2023-04-11T19-48-29-03-00/630_360_1681231427-177.jpeg" xlink:type="simple" xlink:show="embed" xlink:actuate="onLoad" draw:mime-type="image/jpeg"/>
</draw:frame>
雨水淹没了公寓和道路后，俄罗斯军队及时捕获了下水道。</text:p>
      <text:p text:style-name="P4">
关于<text:a xlink:type="simple" xlink:href="https://t.me/mariupolrada/13653" text:style-name="Internet_20_link" text:visited-style-name="Visited_20_Internet_20_Link">
</text:a>
乌克林福姆报道，玛丽奥波尔市范围报道。</text:p>
      <text:p text:style-name="P4">
“这在城市下雨了。 演讲说，在据称“修理”屋顶流的公寓里。冶金家大道上的房屋居民收集了一桶水。”</text:p>
      <text:p text:style-name="P4">
根据市议会的说法，位于弗利特斯卡亚街(Fleetskaya Street)(https://www.ukrinform.ua/tag-dos)湖是形成的，人们不能年鉴地移动。 同时，占领“权力”忽略了所有投诉。</text:p>
      <text:p text:style-name="P4">
<text:span text:style-name="T4">
另请阅读：</text:span>
 <text:a xlink:type="simple" xlink:href="https://www.ukrinform.ua/rubric-regions/3693895-pid-mariupolem-cile-selo-viselaut-zaradi-rozmisenna-vijskovih-rf.html" text:style-name="Internet_20_link" text:visited-style-name="Visited_20_Internet_20_Link">
<text:span text:style-name="T4">
 mariupol </text:span>
</text:a>
还报道说，下水道在城市的原始区破裂。</text:p>
      <text:p text:style-name="P4">
根据乌克林福姆的说法，俄罗斯的侵略导致玛丽upol造成了更多人道主义灾难。 由于移动炮击，该市几乎被摧毁了90％。 入侵者穿着受损的房屋来掩盖犯罪。</text:p>
      <text:p text:style-name="P4">
<text:span text:style-name="T5">
foto：Mariupol City Council</text:span>
</text:p>
      <text:p text:style-name="P4">
News Source: <text:a xlink:type="simple" xlink:href="https://www.ukrinform.ua/rubric-regions/3694587-u-mariupoli-pisla-dosu-zatopilo-kvartiri-i-dorogi-prorvalo-kanalizaciu.html" text:style-name="Internet_20_link" text:visited-style-name="Visited_20_Internet_20_Link">
https://www.ukrinform.ua/rubric-regions/3694587-u-mariupoli-pisla-dosu-zatopilo-kvartiri-i-dorogi-prorvalo-kanalizaciu.html</text:a>
</text:p>
      <!--NEWS-->
      <text:h text:style-name="P10" text:outline-level="1">
<text:span text:style-name="T4">
波兰将要求欧洲委员会恢复乌克兰农产品的职责</text:span>
</text:h>
      <text:p text:style-name="P4">
作者: Ukrinform (Person)</text:p>
      <text:p text:style-name="P4">
出版商: Укринформ (Organization)</text:p>
      <text:p text:style-name="P4">
出版时间: 2023-04-11T19:50:00+03:00</text:p>
      <text:p text:style-name="P4">
修改时间: 2023-04-11T19:50:00+03:00</text:p>
      <text:p text:style-name="P4">
描述: 波兰将参考欧洲委员会自己或其他几个欧盟国家，以审查布鲁塞尔乌克兰农产品的更新关税问题。  - 乌克林。</text:p>
      <text:p text:style-name="P4">
图片: ["<text:a xlink:type="simple" xlink:href="https://static.ukrinform.com/photos/2022_07/thumb_files/630_360_1658506115-342.jpg" text:style-name="Internet_20_link" text:visited-style-name="Visited_20_Internet_20_Link">
630_360_16585...</text:a>
"]</text:p>
      <text:p text:style-name="P4">
标签: ['Євросоюз', 'Мито', 'Польща', 'Україна', 'Зерно']</text:p>
      <text:p text:style-name="P4">
类型: Article</text:p>
      <!--METADATA-->
      <text:p text:style-name="P4">
<draw:frame draw:style-name="fr1" draw:name="Image187" text:anchor-type="as-char" svg:width="6.9236in" svg:height="3.956343in" draw:z-index="0">
<draw:image xlink:href="../Images/yкринформ/2023-04-11T19-50-00-03-00/630_360_1658506115-342.jpg" xlink:type="simple" xlink:show="embed" xlink:actuate="onLoad" draw:mime-type="image/jpeg"/>
</draw:frame>
波兰人或与其他几个欧盟国家一起将转向欧洲委员会，以审查布鲁塞尔乌克兰农产品恢复关税的问题。</text:p>
      <text:p text:style-name="P4">
这是在与[]与协会成绩的代表会面后的媒体简报中(https://www.ukrinform.ua/tag-polsa)，捷克共和国，罗马尼亚，保加利亚，斯洛伐克的保加利亚，就乌克兰的农产品出口话题是在非常努力的lublin voivodeship of puncti -rangour的定居点中(在与乌克兰的边界附近。)RP Robert Telus的农业和发展部长说，乌克林福音通讯员报告说。</text:p>
      <text:p text:style-name="P4">
“在这次会议之后，我将与这些国家的同事联系(捷克共和国，罗马尼亚，保加利亚，斯洛伐克 - 编辑。)为了使我们一起致电欧盟，欧盟自6月以来就非常果断地审查了职责问题。” Telus说。</text:p>
      <text:p text:style-name="P4">
<text:span text:style-name="T4">
另请阅读：</text:span>
 <text:a xlink:type="simple" xlink:href="https://www.ukrinform.ua/rubric-economy/3693494-u-polsi-kazut-so-import-ukrainskogo-zbizza-prizupinili-sonajmense-do-lipna.html" text:style-name="Internet_20_link" text:visited-style-name="Visited_20_Internet_20_Link">
</text:a>
他强调，这样做非常重要，以使乌克兰的分布在整个欧洲均匀地发生。</text:p>
      <text:p text:style-name="P4">
根据波兰部的说法，Telus将于周三与四个国家的农业部长联系，并希望这次会议尽快举行，例如以视频格式举行。</text:p>
      <text:p text:style-name="P4">
部长指出，如果其他部长出于各种原因不想支持他的倡议，那么他将在“未来几天”与欧盟联系。</text:p>
      <text:p text:style-name="P4">
他告知，周二将举行一次乌扎拉沙瓦危机总部的会议，该会议致力于乌克兰谷物的局势。 最重要的任务是，应出口的波兰谷物尽快将其带出该国。</text:p>
      <text:p text:style-name="P4">
关于从乌克兰到波兰领土到第三国的谷物过境问题，波兰部长指出，到目前为止，与基辅达成了口头同意。</text:p>
      <text:p text:style-name="P4">
<text:span text:style-name="T4">
另请阅读：</text:span>
 <text:a xlink:type="simple" xlink:href="https://www.ukrinform.ua/rubric-economy/3692648-duda-priznaciv-novogo-ministra-silskogo-gospodarstva-na-tli-problem-z-ukrainskim-zbizzam-u-polsi.html" text:style-name="Internet_20_link" text:visited-style-name="Visited_20_Internet_20_Link">
</text:a>
“我希望与乌克兰一方达成协议，将在周五签署。 我们将监控情况，但乌克兰将控制坦克许可证将谷物出口到那些将以胜利出口的公司出口。” Telus说。反过来，Agronia Michal Kolodzeychyk的负责人报告说，波兰农业人员的部门将阻止与乌克兰边境的格鲁贝斯诺(Grubeshovin)的铁路检查站，乌克兰谷物通过该检查站进入波兰。</text:p>
      <text:p text:style-name="P4">
据报道，在过去的几个月中，波兰农业主义者一直在进行抗议活动，特别是反对通过波兰领土到乌克兰农业生产的第三国的运输。 他们强调，乌克兰谷物的重要部分没有进一步运输，而是解决了民意调查，从而降低了波兰农业主义者谷物的RP购买价格。 在农民的压力下，波兰政府已呼吁欧洲委员会拒绝对乌克兰农产品的零关税。 但是，欧洲委员会没有满足波兰农民对乌克兰同伴的职责的需求，并持续了一年，直到2024年6月5日，就乌克兰的货物进口税务协议。</text:p>
      <text:p text:style-name="P4">
4月5日，星期三，在乌克兰谷物的危机背景下，波兰亨利克·科瓦尔奇克(Henryk Kovalchyk)上任农业部长辞职。 罗伯特·泰勒斯(Robert Telus)在四分之一的位置被分配，并于同一天组装，这是为解决乌克兰谷物市场涌入的问题而解决的工作人员。</text:p>
      <text:p text:style-name="P4">
乌克兰沃罗迪米尔·泽伦斯基(Ukraine Volodymyr Zelensky)在正式访问波兰期间与波兰·马特沙(Poland Mateusha Moravetsky)总理讨论了这个问题。</text:p>
      <text:p text:style-name="P4">
在4月7日的会议上，米科拉·索尔斯基(Mykola Solsky)在与波兰乌克兰级政策部长和食品部长的边界上表示，乌克兰将用小麦，玉米和菜籽来释放乌克兰。 波兰同时表示，大概在4月14日的一周中，他将再次与乌克兰部长会面，以签署一项协议，以确定与乌克兰谷物的问题。</text:p>
      <text:p text:style-name="P4">
News Source: <text:a xlink:type="simple" xlink:href="https://www.ukrinform.ua/rubric-economy/3694591-polsa-prositime-evrokomisiu-pro-vidnovlenna-mita-na-ukrainsku-agroprodukciu.html" text:style-name="Internet_20_link" text:visited-style-name="Visited_20_Internet_20_Link">
https://www.ukrinform.ua/rubric-economy/3694591-polsa-prositime-evrokomisiu-pro-vidnovlenna-mita-na-ukrainsku-agroprodukciu.html</text:a>
</text:p>
      <!--NEWS-->
      <text:h text:style-name="P10" text:outline-level="1">
<text:span text:style-name="T4">
加拿大宣布了一个新的乌克兰防御计划</text:span>
</text:h>
      <text:p text:style-name="P4">
作者: Ukrinform (Person)</text:p>
      <text:p text:style-name="P4">
出版商: Укринформ (Organization)</text:p>
      <text:p text:style-name="P4">
出版时间: 2023-04-11T19:52:00+03:00</text:p>
      <text:p text:style-name="P4">
修改时间: 2023-04-11T19:52:00+03:00</text:p>
      <text:p text:style-name="P4">
描述: 加拿大将立即将成千上万的小型武器和一百万个弹药交给乌克兰。  - 乌克林。</text:p>
      <text:p text:style-name="P4">
图片: ["<text:a xlink:type="simple" xlink:href="https://static.ukrinform.com/photos/2023_04/thumb_files/630_360_1681231746-105.jpg" text:style-name="Internet_20_link" text:visited-style-name="Visited_20_Internet_20_Link">
630_360_16812...</text:a>
"]</text:p>
      <text:p text:style-name="P4">
标签: ['Канада', 'Трюдо', 'Україна', 'допомога', 'Війна з росією']</text:p>
      <text:p text:style-name="P4">
类型: Article</text:p>
      <!--METADATA-->
      <text:p text:style-name="P4">
<draw:frame draw:style-name="fr1" draw:name="Image188" text:anchor-type="as-char" svg:width="6.9236in" svg:height="3.956343in" draw:z-index="0">
<draw:image xlink:href="../Images/yкринформ/2023-04-11T19-52-00-03-00/630_360_1681231746-105.jpg" xlink:type="simple" xlink:show="embed" xlink:actuate="onLoad" draw:mime-type="image/jpeg"/>
</draw:frame>
加拿大裔人将把成千上万的小武器和一百万个奇ipe派交给乌克兰。</text:p>
      <text:p text:style-name="P4">
根据乌克林事物通讯员的说法，加拿大加拿大总理贾斯汀·特鲁多(Justin Trudeau)在新闻发布会上宣布了这一点。</text:p>
      <text:p text:style-name="P4">
据他说，从加拿大武装部队的仓库到乌克兰将被送往租来的步枪，自动<text:a xlink:type="simple" xlink:href="https://www.ukrinform.ua/tag-zbroa" text:style-name="Internet_20_link" text:visited-style-name="Visited_20_Internet_20_Link">
</text:a>
泰米尔邦弹药。</text:p>
      <text:p text:style-name="P4">
此外，加拿大宣布对俄罗斯的制裁扩大，增加了14个个人和34个法人实体。 九家白俄罗斯金融公司也属于加拿大。</text:p>
      <text:p text:style-name="P4">
<text:span text:style-name="T4">
另请阅读：</text:span>
 <text:a xlink:type="simple" xlink:href="https://www.ukrinform.ua/rubric-ato/3692283-viziti-na-poli-bou-kanadski-saperi-navcaut-vijskovih-zsu-u-polsi.html" text:style-name="Internet_20_link" text:visited-style-name="Visited_20_Internet_20_Link">
<text:span text:style-name="T4">
加拿大</text:span>
</text:a>
据乌克林福姆报道，今天，丹尼斯·施米加尔(Denis Shmigal)在加拿大有一日病毒。 他已经与Anita Anand部长贾斯汀·特鲁多(Justin Trudeau)，外交部长，梅兰妮·杰利(Melanie Jelly)和财政部长进行了谈判。</text:p>
      <text:p text:style-name="P4">
News Source: <text:a xlink:type="simple" xlink:href="https://www.ukrinform.ua/rubric-ato/3694589-kanada-ogolosila-pro-novij-paket-oboronnoi-dopomogi-dla-ukraini.html" text:style-name="Internet_20_link" text:visited-style-name="Visited_20_Internet_20_Link">
https://www.ukrinform.ua/rubric-ato/3694589-kanada-ogolosila-pro-novij-paket-oboronnoi-dopomogi-dla-ukraini.html</text:a>
</text:p>
      <!--NEWS-->
      <text:h text:style-name="P10" text:outline-level="1">
<text:span text:style-name="T4">
政府已同意任命卢甘斯克和苏米地区政府的负责人</text:span>
</text:h>
      <text:p text:style-name="P4">
作者: Ukrinform (Person)</text:p>
      <text:p text:style-name="P4">
出版商: Укринформ (Organization)</text:p>
      <text:p text:style-name="P4">
出版时间: 2023-04-11T20:00:00+03:00</text:p>
      <text:p text:style-name="P4">
修改时间: 2023-04-11T20:00:00+03:00</text:p>
      <text:p text:style-name="P4">
描述: 部长的内阁同意任命卢根斯克和苏米地区政府的新负责人。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Луганщина', 'Сумщина']</text:p>
      <text:p text:style-name="P4">
类型: Article</text:p>
      <!--METADATA-->
      <text:p text:style-name="P4">
<draw:frame draw:style-name="fr1" draw:name="Image189" text:anchor-type="as-char" svg:width="6.9236in" svg:height="3.956343in" draw:z-index="0">
<draw:image xlink:href="../Images/yкринформ/2023-04-11T20-00-00-03-00/630_360_1678738628-217.jpg" xlink:type="simple" xlink:show="embed" xlink:actuate="onLoad" draw:mime-type="image/jpeg"/>
</draw:frame>
部长的内阁同意任命卢甘斯克和苏米地区政府的新负责人。</text:p>
      <text:p text:style-name="P4">
这是由永久代表的报告<text:a xlink:type="simple" xlink:href="https://www.ukrinform.ua/tag-kabmin" text:style-name="Internet_20_link" text:visited-style-name="Visited_20_Internet_20_Link">
</text:a>
在<text:a xlink:type="simple" xlink:href="https://t.me/tmelnychuk/2063" text:style-name="Internet_20_link" text:visited-style-name="Visited_20_Internet_20_Link">
</text:a>
，报道乌克林福姆。</text:p>
      <text:p text:style-name="P4">
梅尔尼丘克写道：“卢汉斯克地区政府负责人同意了莉丝戈尔·阿尔蒂姆·弗拉基米洛维奇(Lisogor Artem Vladimirovich)的任命；地区政府负责人Artyukh Vladimir Nikolaevich的任命。”</text:p>
      <text:p text:style-name="P4">
<text:span text:style-name="T4">
另请阅读：</text:span>
 <text:a xlink:type="simple" xlink:href="https://www.ukrinform.ua/rubric-polytics/3683639-gajdaj-prokomentuvav-informaciu-pro-priznacenna-poslom-u-kazahstani.html" text:style-name="Internet_20_link" text:visited-style-name="Visited_20_Internet_20_Link">
<text:span text:style-name="T4">
 gaidai </text:span>
</text:a>
据报道，1月24日，总统将德米特里·吉维茨基(Dmitry Zhivitsky)从苏米地区政府的负责人<text:a xlink:type="simple" xlink:href="https://www.president.gov.ua/documents/392023-45645" text:style-name="Internet_20_link" text:visited-style-name="Visited_20_Internet_20_Link">
</text:a>
，以及卢汉斯克地区政府负责人的Sergei Gaidai- <text:a xlink:type="simple" xlink:href="https://www.president.gov.ua/documents/1492023-46105" text:style-name="Internet_20_link" text:visited-style-name="Visited_20_Internet_20_Link">
</text:a>
 .</text:p>
      <text:p text:style-name="P4">
News Source: <text:a xlink:type="simple" xlink:href="https://www.ukrinform.ua/rubric-regions/3694594-urad-pogodiv-priznacenna-goliv-luganskoi-ta-sumskoi-oda.html" text:style-name="Internet_20_link" text:visited-style-name="Visited_20_Internet_20_Link">
https://www.ukrinform.ua/rubric-regions/3694594-urad-pogodiv-priznacenna-goliv-luganskoi-ta-sumskoi-oda.html</text:a>
</text:p>
      <!--NEWS-->
      <text:h text:style-name="P10" text:outline-level="1">
<text:span text:style-name="T4">
NBU和国务院讨论了对俄罗斯联邦的制裁压力的增加</text:span>
</text:h>
      <text:p text:style-name="P4">
作者: Ukrinform (Person)</text:p>
      <text:p text:style-name="P4">
出版商: Укринформ (Organization)</text:p>
      <text:p text:style-name="P4">
出版时间: 2023-04-11T20:05:29+03:00</text:p>
      <text:p text:style-name="P4">
修改时间: 2023-04-11T20:05:29+03:00</text:p>
      <text:p text:style-name="P4">
描述: 国家银行和美国国务院讨论了增加对俄罗斯联邦制裁压力所需的步骤。 优先目标是俄罗斯资本市场和俄罗斯银行中的主要金融机构。  - 乌克林。</text:p>
      <text:p text:style-name="P4">
图片: ["<text:a xlink:type="simple" xlink:href="https://static.ukrinform.com/photos/2020_06/thumb_files/630_360_1591893289-695.jpg" text:style-name="Internet_20_link" text:visited-style-name="Visited_20_Internet_20_Link">
630_360_15918...</text:a>
", "<text:a xlink:type="simple" xlink:href="https://static.ukrinform.com/photos/2023_04/1681232498-892.jpg" text:style-name="Internet_20_link" text:visited-style-name="Visited_20_Internet_20_Link">
1681232498-89...</text:a>
"]</text:p>
      <text:p text:style-name="P4">
标签: ['Нацбанк', 'Санкції', 'Держдеп', 'росія', 'Андрій Пишний']</text:p>
      <text:p text:style-name="P4">
类型: Article</text:p>
      <!--METADATA-->
      <text:p text:style-name="P4">
<draw:frame draw:style-name="fr1" draw:name="Image190" text:anchor-type="as-char" svg:width="6.9236in" svg:height="3.956343in" draw:z-index="0">
<draw:image xlink:href="../Images/yкринформ/2023-04-11T20-05-29-03-00/630_360_1591893289-695.jpg" xlink:type="simple" xlink:show="embed" xlink:actuate="onLoad" draw:mime-type="image/jpeg"/>
</draw:frame>
国家银行和美国国务院已经讨论了控制俄罗斯联邦所需的步骤。 优先目标是俄罗斯联邦和俄罗斯银行的主要金融机构。</text:p>
      <text:p text:style-name="P4">
正如乌克林福姆报道的那样，它报道了<text:a xlink:type="simple" xlink:href="https://www.facebook.com/pyshnyy/posts/pfbid02FUdV9sH1agXgqUQJ8mGjqLAYEJzjTiaamWTRb9Suih1RksoiWEaLM5joobUjn1mWl" text:style-name="Internet_20_link" text:visited-style-name="Visited_20_Internet_20_Link">
</text:a>
国家银行主席安德里·皮斯尼(Andriy Pyshny)与美国国务院詹姆斯·奥布伦(James O'Bren)协调主管会面后。</text:p>
      <text:p text:style-name="P4">
“批准联盟已做出了巨大的努力，以在俄罗斯金融机构面前引入制裁。美国在这一结果中的作用非常重要。提出NBU的独立方向，以维持乌克兰的制裁政策，在过去六个月中的工作被系统化并大大加强。我们将增加我们的专家和杠杆。”</text:p>
      <text:p text:style-name="P4">
他对以这种方式是可靠的合作伙伴表示信心，因此监管机构将与他进行直接沟通，以确保做出快速的决定及其最高效率。</text:p>
      <text:p text:style-name="P4">
<text:span text:style-name="T4">
另请阅读：</text:span>
 <text:a xlink:type="simple" xlink:href="https://www.ukrinform.ua/rubric-world/3693120-bajden-prodovziv-sankcii-proti-rosii-se-na-rik.html" text:style-name="Internet_20_link" text:visited-style-name="Visited_20_Internet_20_Link">
<text:span text:style-name="T4">
 sanksci </text:span>
</text:a>
“与奥布雷宁先生的特定行动进行了讨论，以增加国家对俄罗斯联邦的压力。应该执行的优先目的是俄罗斯资本市场的主要金融机构以及俄罗斯银行业务。</text:p>
      <text:p text:style-name="P4">
<draw:frame draw:style-name="fr1" draw:name="Image191" text:anchor-type="as-char" svg:width="6.602564in" svg:height="10.0in" draw:z-index="0">
<draw:image xlink:href="../Images/yкринформ/2023-04-11T20-05-29-03-00/1681232498-892.jpg" xlink:type="simple" xlink:show="embed" xlink:actuate="onLoad" draw:mime-type="image/jpeg"/>
</draw:frame>
照片：Andriypyshny</text:p>
      <text:p text:style-name="P4">
他指出，这些金融机构中的每一个都以一种或另一种方式是克里姆林宫的资产，而库蒂很好地将它们等同于“钱包”，这是战争的资助，或者在其帮助的帮助中创建工具以绕过现有的制裁。 还需要对银行和金融部门高管的个人限制。</text:p>
      <text:p text:style-name="P4">
<text:span text:style-name="T4">
另请阅读：</text:span>
 <text:a xlink:type="simple" xlink:href="https://www.ukrinform.ua/rubric-polytics/3693104-rnbo-ta-urad-gotuut-sankcii-proti-osib-aki-pracuut-na-rosijsku-agresiu-zelenskij.html" text:style-name="Internet_20_link" text:visited-style-name="Visited_20_Internet_20_Link">
<text:span text:style-name="T4">
 sanksci </text:span>
</text:a>
根据NBU主席的说法，乌克兰还支持与FATF的沟通。 首席是将俄罗斯引入FATF黑名单。 她认为有所有的物质。他区分了联合工作的另一个方向 - 确保退出瑞士国际银行集团。</text:p>
      <text:p text:style-name="P4">
“在俄罗斯限制的背景下，退出程序变得更加复杂，但是在那里是不可接受的。这就是为什么我们敦促合作伙伴加入互补的搜索，以刺激国际银行退出Rivne Market的机制，“  - ”总结了Pyshny。</text:p>
      <text:p text:style-name="P4">
据乌克林福姆报道，国家银行负责人去华盛顿参加了国际货币基金组织和世界银行集团的年度春季会议。</text:p>
      <text:p text:style-name="P4">
News Source: <text:a xlink:type="simple" xlink:href="https://www.ukrinform.ua/rubric-economy/3694595-nbu-ta-derzdep-obgovorili-posilenna-sankcijnogo-tisku-na-rf.html" text:style-name="Internet_20_link" text:visited-style-name="Visited_20_Internet_20_Link">
https://www.ukrinform.ua/rubric-economy/3694595-nbu-ta-derzdep-obgovorili-posilenna-sankcijnogo-tisku-na-rf.html</text:a>
</text:p>
      <!--NEWS-->
      <text:h text:style-name="P10" text:outline-level="1">
<text:span text:style-name="T4">
没有边界的记者批评乌克兰前线媒体的限制</text:span>
</text:h>
      <text:p text:style-name="P4">
作者: Ukrinform (Person)</text:p>
      <text:p text:style-name="P4">
出版商: Укринформ (Organization)</text:p>
      <text:p text:style-name="P4">
出版时间: 2023-04-11T20:10:00+03:00</text:p>
      <text:p text:style-name="P4">
修改时间: 2023-04-11T20:10:00+03:00</text:p>
      <text:p text:style-name="P4">
描述: 组织“无国界的记者”对从3月底从52个边境城市和乌克兰东部村庄访问媒体的禁令表示不满意。  - 乌克林。</text:p>
      <text:p text:style-name="P4">
图片: ["<text:a xlink:type="simple" xlink:href="https://static.ukrinform.com/photos/2021_12/thumb_files/630_360_1639647342-625.jpg" text:style-name="Internet_20_link" text:visited-style-name="Visited_20_Internet_20_Link">
630_360_16396...</text:a>
"]</text:p>
      <text:p text:style-name="P4">
标签: ['ЗМІ', 'Репортери без кордонів', 'Війна з росією']</text:p>
      <text:p text:style-name="P4">
类型: Article</text:p>
      <!--METADATA-->
      <text:p text:style-name="P4">
<draw:frame draw:style-name="fr1" draw:name="Image192" text:anchor-type="as-char" svg:width="6.9236in" svg:height="3.956343in" draw:z-index="0">
<draw:image xlink:href="../Images/yкринформ/2023-04-11T20-10-00-03-00/630_360_1639647342-625.jpg" xlink:type="simple" xlink:show="embed" xlink:actuate="onLoad" draw:mime-type="image/jpeg"/>
</draw:frame>
组织“无国界的记者”对3月下旬的引入不满意，禁止访问乌克兰东部村庄52个边境城市的媒体代表。</text:p>
      <text:p text:style-name="P4">
这在[]中指出(https://www.reporter-ohne-grenzen.de/pressemitteilungen/meldung/front-verbot-fuer-medienschaffende)该组织的纳赛蒂(Nasayti)报道。</text:p>
      <text:p text:style-name="P4">
“我们认为新措施过多。 他们被告知前线 - ”  - “无国界记者”克里斯蒂安·米拉(Christian Mirae)的执行董事说。</text:p>
      <text:p text:style-name="P4">
如图所述，军事区域司令部将战斗区域的区域分开 - “红色”，“黄色”和“绿色”。 媒体代表被禁止进入红色区域。 在“黄色区域”中，只有由军方确定的主持人或其他人允许记者执行。 允许在绿色区域工作的情况下不受限制。</text:p>
      <text:p text:style-name="P4">
<text:span text:style-name="T4">
另请阅读：</text:span>
 <text:a xlink:type="simple" xlink:href="https://www.ukrinform.ua/rubric-society/3685142-zurnalisti-zaklikaut-virisiti-situaciu-z-dostupom-do-visvitlenna-bojovih-dij.html" text:style-name="Internet_20_link" text:visited-style-name="Visited_20_Internet_20_Link">
</text:a>
此外，军方正在为Zinoda引入新的媒体工人预席。 这些认证有效期为六个月，然后应进行。 如果违反新规定，媒体人员可能会被剥夺或暂时终止。</text:p>
      <text:p text:style-name="P4">
运营司令部“ South” Natalia Humeniuk的发言人<text:a xlink:type="simple" xlink:href="https://www.ukrinform.ua/rubric-society/3685776-zoni-roboti-zurnalistiv-viznacaut-z-urahuvannam-bezpekovoi-situacii-recniki-zsu.html" text:style-name="Internet_20_link" text:visited-style-name="Visited_20_Internet_20_Link">
</text:a>
这并没有导致干扰记者的工作。</text:p>
      <text:p text:style-name="P4">
据报道，组织媒体代表在敌对行动领域的工作的新条件已生效<text:a xlink:type="simple" xlink:href="https://armyinform.com.ua/2023/03/01/v-ukrayini-zminyuyutsya-pravyla-otrymannya-preskarty-dlya-mediaspilnoty/" text:style-name="Internet_20_link" text:visited-style-name="Visited_20_Internet_20_Link">
</text:a>
指挥官 - 武装部队的总司令，第73号武装部队03.03.2022“关于乌克兰武装部队之间的互动组织，国防部队的其他组成部分以及戒严令时期的面具的代表” 。 根据Donas，提供了“红色”，“黄色”和“绿色”区的定义用于治疗代表的人<text:a xlink:type="simple" xlink:href="https://www.ukrinform.ua/tag-zmi" text:style-name="Internet_20_link" text:visited-style-name="Visited_20_Internet_20_Link">
</text:a>
。 提案决定是由运营和战略团体指挥官做出的一周，因为每周分区可能会发生变化。2022年11月，未经当地司令的允许，六个乌克兰和外国媒体失去了de -cuwip Kherson的报告的认证。他们被归还给认证。</text:p>
      <text:p text:style-name="P4">
News Source: <text:a xlink:type="simple" xlink:href="https://www.ukrinform.ua/rubric-society/3694598-reporteri-bez-kordoniv-rozkritikuvali-obmezenna-dla-zmi-na-linii-frontu-v-ukraini.html" text:style-name="Internet_20_link" text:visited-style-name="Visited_20_Internet_20_Link">
https://www.ukrinform.ua/rubric-society/3694598-reporteri-bez-kordoniv-rozkritikuvali-obmezenna-dla-zmi-na-linii-frontu-v-ukraini.html</text:a>
</text:p>
      <!--NEWS-->
      <text:h text:style-name="P10" text:outline-level="1">
<text:span text:style-name="T4">
理事会计划简化葡萄酒和饮用酒精饮料的生产条件</text:span>
</text:h>
      <text:p text:style-name="P4">
作者: Ukrinform (Person)</text:p>
      <text:p text:style-name="P4">
出版商: Укринформ (Organization)</text:p>
      <text:p text:style-name="P4">
出版时间: 2023-04-11T20:17:35+03:00</text:p>
      <text:p text:style-name="P4">
修改时间: 2023-04-11T20:17:35+03:00</text:p>
      <text:p text:style-name="P4">
描述: 在4月11日的一次会议上，Verkhovna Rada在旨在支持小型手工含酒精饮料和酿酒师的小生产商的法律中采用了。  - 乌克林。</text:p>
      <text:p text:style-name="P4">
图片: ["<text:a xlink:type="simple" xlink:href="https://static.ukrinform.com/photos/2021_04/thumb_files/630_360_1617432258-754.jpg" text:style-name="Internet_20_link" text:visited-style-name="Visited_20_Internet_20_Link">
630_360_16174...</text:a>
"]</text:p>
      <text:p text:style-name="P4">
标签: ['Алкоголь', 'Верховна Рада', 'Вино', 'Виробництво']</text:p>
      <text:p text:style-name="P4">
类型: Article</text:p>
      <!--METADATA-->
      <text:p text:style-name="P4">
<draw:frame draw:style-name="fr1" draw:name="Image193" text:anchor-type="as-char" svg:width="6.9236in" svg:height="3.956343in" draw:z-index="0">
<draw:image xlink:href="../Images/yкринформ/2023-04-11T20-17-35-03-00/630_360_1617432258-754.jpg" xlink:type="simple" xlink:show="embed" xlink:actuate="onLoad" draw:mime-type="image/jpeg"/>
</draw:frame>
Verkhovnarad在4月11日的会议上，在法律的第一读中采用，旨在支持小型手工含酒精饮料的生产商。</text:p>
      <text:p text:style-name="P4">
正如乌克林福姆报道的那样，它报告了<text:a xlink:type="simple" xlink:href="https://minagro.gov.ua/news/parlament-v-pershomu-chitanni-uhvaliv-zakonoproekti-spryamovani-na-pidtrimku-vinorobiv-ta-malih-virobnikiv-kraftovih-spirtnih-napoyiv" text:style-name="Internet_20_link" text:visited-style-name="Visited_20_Internet_20_Link">
</text:a>
按服务<text:a xlink:type="simple" xlink:href="https://minagro.gov.ua/news/parlament-v-pershomu-chitanni-uhvaliv-zakonoproekti-spryamovani-na-pidtrimku-vinorobiv-ta-malih-virobnikiv-kraftovih-spirtnih-napoyiv" text:style-name="Internet_20_link" text:visited-style-name="Visited_20_Internet_20_Link">
</text:a>
值得注意的是，议会已批准作为法律草案“关于简化条件的一些法律的法律草案(№5762)和“关于某些程序的修订[] <text:a xlink:type="simple" xlink:href="https://www.ukrinform.ua/tag-ukraina" text:style-name="Internet_20_link" text:visited-style-name="Visited_20_Internet_20_Link">
</text:a>
关于葡萄酒产品的开发和葡萄酒产品生产的经济活动的简化»(№9030).</text:p>
      <text:p text:style-name="P4">
Законопроєкт №5762: пропонує визнати малими виробниками дистилятів суб’єктівгосподарювання, що виробляють спиртові дистиляти та спиртні напої з власнихдистилятів, спрощує отримання ліцензії на виробництво та знижує її вартість.Крім цього, документ узгоджує норми законодавства щодо ліцензуваннявиробництва та продажу спиртових дистилятів та виключає положення щодообов’язкової сертифікації спирту, дистилятів, біоетанолу і тютюнових виробів.</text:p>
      <text:p text:style-name="P4">
<text:span text:style-name="T4">
Читайте також:</text:span>
 <text:a xlink:type="simple" xlink:href="https://www.ukrinform.ua/rubric-economy/3625867-rada-uhvalila-zakon-pro-geograficni-zaznacenna-spirtnih-napoiv.html" text:style-name="Internet_20_link" text:visited-style-name="Visited_20_Internet_20_Link">
 <text:span text:style-name="T4">
спиртн</text:span>
 </text:a>
第9030号法案涉及小型酿酒师。 他建议废除许多程序和限制，包括酒精饮料的许可。 取而代之的是，提议创建小型葡萄酒产品的登记册。 还设想减少小型行业的材料和技术基础并简化程序。</text:p>
      <text:p text:style-name="P4">
据报道，第5762号法案于2021年7月14日在乌克兰的Verkhovna Rada注册。 9030号法律于2023年2月17日登记。</text:p>
      <text:p text:style-name="P4">
News Source: <text:a xlink:type="simple" xlink:href="https://www.ukrinform.ua/rubric-economy/3694601-rada-planue-sprostiti-umovi-virobnictva-vina-ta-kraftovih-alkogolnih-napoiv.html" text:style-name="Internet_20_link" text:visited-style-name="Visited_20_Internet_20_Link">
https://www.ukrinform.ua/rubric-economy/3694601-rada-planue-sprostiti-umovi-virobnictva-vina-ta-kraftovih-alkogolnih-napoiv.html</text:a>
</text:p>
      <!--NEWS-->
      <text:h text:style-name="P10" text:outline-level="1">
<text:span text:style-name="T4">
美国融合的秘密文件有严重的不准确性 - 英国国防部</text:span>
</text:h>
      <text:p text:style-name="P4">
作者: Ukrinform (Person)</text:p>
      <text:p text:style-name="P4">
出版商: Укринформ (Organization)</text:p>
      <text:p text:style-name="P4">
出版时间: 2023-04-11T20:22:14+03:00</text:p>
      <text:p text:style-name="P4">
修改时间: 2023-04-11T20:22:14+03:00</text:p>
      <text:p text:style-name="P4">
描述: 英国国防部在网络中宣布“严重的不准确性”，可能是美国的秘密文件。  - 乌克林。</text:p>
      <text:p text:style-name="P4">
图片: ["<text:a xlink:type="simple" xlink:href="https://static.ukrinform.com/photos/2021_04/thumb_files/630_360_1618211624-782.jpg" text:style-name="Internet_20_link" text:visited-style-name="Visited_20_Internet_20_Link">
630_360_16182...</text:a>
"]</text:p>
      <text:p text:style-name="P4">
标签: ['Британія', 'Пентагон', 'США', 'ЗСУ', 'Документи']</text:p>
      <text:p text:style-name="P4">
类型: Article</text:p>
      <!--METADATA-->
      <text:p text:style-name="P4">
<draw:frame draw:style-name="fr1" draw:name="Image194" text:anchor-type="as-char" svg:width="6.9236in" svg:height="3.956343in" draw:z-index="0">
<draw:image xlink:href="../Images/yкринформ/2023-04-11T20-22-14-03-00/630_360_1618211624-782.jpg" xlink:type="simple" xlink:show="embed" xlink:actuate="onLoad" draw:mime-type="image/jpeg"/>
</draw:frame>
英国国防部宣布网络中的“严重水平”，可能是美国的秘密文件。</text:p>
      <text:p text:style-name="P4">
这是英国办公室在[]的报道(https://twitter.com/DefenceHQ/status/1645817692148883456)，报道乌克林福姆。</text:p>
      <text:p text:style-name="P4">
“美国预测的秘密信息众所周知的泄漏表明，不准确。 读者应该小心，不要采取可能会传播错误信息的清洁陈述，”帖子。</text:p>
      <text:p text:style-name="P4">
<text:span text:style-name="T4">
另请阅读：</text:span>
 <text:a xlink:type="simple" xlink:href="https://www.ukrinform.ua/rubric-world/3694588-u-senati-ssa-iniciuut-sekretnij-brifing-sodo-reaguvanna-na-vitik-dokumentiv-pentagona-cnn.html" text:style-name="Internet_20_link" text:visited-style-name="Visited_20_Internet_20_Link">
<text:span text:style-name="T4">
 pentag </text:span>
</text:a>
正如乌克林福姆报道的那样，上周报纸《纽约时报》报道了<text:a xlink:type="simple" xlink:href="https://www.ukrinform.ua/rubric-world/3693664-u-ssa-rozpocali-rozsliduvanna-pisla-novogo-vitoku-sekretnih-vijskovih-dokumentiv.html" text:style-name="Internet_20_link" text:visited-style-name="Visited_20_Internet_20_Link">
</text:a>
美国和北约计划对武装部队进行反攻击的计划是质量。 同时，贝林卡特的调查人员对搜索排干五角大楼文件的来源进行了自己的调查。</text:p>
      <text:p text:style-name="P4">
总统办公室负责人Mikhail Podolyak的顾问表示，据称出版的文件是在乌克兰的反义书中的文件 -  <text:a xlink:type="simple" xlink:href="https://www.ukrinform.ua/rubric-other_news/3692956-v-op-nazvali-rosijskim-blefom-publikaciu-nibito-dokumentiv-pro-kontrnastup.html" text:style-name="Internet_20_link" text:visited-style-name="Visited_20_Internet_20_Link">
</text:a>
。</text:p>
      <text:p text:style-name="P4">
司法部 <text:a xlink:type="simple" xlink:href="https://www.ukrinform.ua/tag-ssa" text:style-name="Internet_20_link" text:visited-style-name="Visited_20_Internet_20_Link">
 </text:a>
它宣布，对过去几周在社交网络上宣传的美国情报文件泄漏的调查。</text:p>
      <text:p text:style-name="P4">
News Source: <text:a xlink:type="simple" xlink:href="https://www.ukrinform.ua/rubric-world/3694602-zliti-sekretni-dokumenti-ssa-maut-serjozni-netocnosti-minoboroni-britanii.html" text:style-name="Internet_20_link" text:visited-style-name="Visited_20_Internet_20_Link">
https://www.ukrinform.ua/rubric-world/3694602-zliti-sekretni-dokumenti-ssa-maut-serjozni-netocnosti-minoboroni-britanii.html</text:a>
</text:p>
      <!--NEWS-->
      <text:h text:style-name="P10" text:outline-level="1">
<text:span text:style-name="T4">
俄罗斯军队两次在德尼普罗佩特洛夫斯克地区开火</text:span>
</text:h>
      <text:p text:style-name="P4">
作者: Ukrinform (Person)</text:p>
      <text:p text:style-name="P4">
出版商: Укринформ (Organization)</text:p>
      <text:p text:style-name="P4">
出版时间: 2023-04-11T20:27:00+03:00</text:p>
      <text:p text:style-name="P4">
修改时间: 2023-04-11T20:27:00+03:00</text:p>
      <text:p text:style-name="P4">
描述: 俄罗斯军队每天两次在尼科波尔区向玛格内特社区开火。  - 乌克林。</text:p>
      <text:p text:style-name="P4">
图片: ["<text:a xlink:type="simple" xlink:href="https://static.ukrinform.com/photos/2023_04/thumb_files/630_360_1681233724-269.jpg" text:style-name="Internet_20_link" text:visited-style-name="Visited_20_Internet_20_Link">
630_360_16812...</text:a>
", "<text:a xlink:type="simple" xlink:href="https://static.ukrinform.com/photos/2023_04/1681233700-952.jpg" text:style-name="Internet_20_link" text:visited-style-name="Visited_20_Internet_20_Link">
1681233700-95...</text:a>
", "<text:a xlink:type="simple" xlink:href="https://static.ukrinform.com/photos/2023_04/1681233701-260.jpg" text:style-name="Internet_20_link" text:visited-style-name="Visited_20_Internet_20_Link">
1681233701-26...</text:a>
", "<text:a xlink:type="simple" xlink:href="https://static.ukrinform.com/photos/2023_04/1681233700-978.jpg" text:style-name="Internet_20_link" text:visited-style-name="Visited_20_Internet_20_Link">
1681233700-97...</text:a>
"]</text:p>
      <text:p text:style-name="P4">
标签: ['Дніпропетровщина', 'Обстріл', 'Війна з росією']</text:p>
      <text:p text:style-name="P4">
类型: Article</text:p>
      <!--METADATA-->
      <text:p text:style-name="P4">
<draw:frame draw:style-name="fr1" draw:name="Image195" text:anchor-type="as-char" svg:width="6.9236in" svg:height="3.956343in" draw:z-index="0">
<draw:image xlink:href="../Images/yкринформ/2023-04-11T20-27-00-03-00/630_360_1681233724-269.jpg" xlink:type="simple" xlink:show="embed" xlink:actuate="onLoad" draw:mime-type="image/jpeg"/>
</draw:frame>
俄罗斯军队每天两次在尼科波尔区向锰社区开火。</text:p>
      <text:p text:style-name="P4">
关于<text:a xlink:type="simple" xlink:href="https://t.me/mykola_lukashuk/4077" text:style-name="Internet_20_link" text:visited-style-name="Visited_20_Internet_20_Link">
</text:a>
乌克林福姆报道，通知首席Properpetrovsk区域委员会Mykola Lukashuk。</text:p>
      <text:p text:style-name="P4">
“俄罗斯人继续是尼科波尔地区的恐怖。今天，敌人已经两次<text:a xlink:type="simple" xlink:href="https://www.ukrinform.ua/tag-obstril" text:style-name="Internet_20_link" text:visited-style-name="Visited_20_Internet_20_Link">
</text:a>
锰社区。 SESS员工有后果，”帖子写道。</text:p>
      <text:p text:style-name="P4">
<draw:frame draw:style-name="fr1" draw:name="Image196" text:anchor-type="as-char" svg:width="6.9236in" svg:height="6.9236in" draw:z-index="0">
<draw:image xlink:href="../Images/yкринформ/2023-04-11T20-27-00-03-00/1681233700-952.jpg" xlink:type="simple" xlink:show="embed" xlink:actuate="onLoad" draw:mime-type="image/jpeg"/>
</draw:frame>
<draw:frame draw:style-name="fr1" draw:name="Image197" text:anchor-type="as-char" svg:width="6.9236in" svg:height="6.9236in" draw:z-index="0">
<draw:image xlink:href="../Images/yкринформ/2023-04-11T20-27-00-03-00/1681233701-260.jpg" xlink:type="simple" xlink:show="embed" xlink:actuate="onLoad" draw:mime-type="image/jpeg"/>
</draw:frame>
现在众所周知，私人公寓楼已损坏。 人们没有受伤。</text:p>
      <text:p text:style-name="P4">
<draw:frame draw:style-name="fr1" draw:name="Image198" text:anchor-type="as-char" svg:width="6.9236in" svg:height="6.9236in" draw:z-index="0">
<draw:image xlink:href="../Images/yкринформ/2023-04-11T20-27-00-03-00/1681233700-978.jpg" xlink:type="simple" xlink:show="embed" xlink:actuate="onLoad" draw:mime-type="image/jpeg"/>
</draw:frame>
<text:span text:style-name="T4">
另请阅读：</text:span>
 <text:a xlink:type="simple" xlink:href="https://www.ukrinform.ua/rubric-ato/3694436-rosiani-obstrilali-z-minometiv-dva-prikordonni-sela-na-sumsini.html" text:style-name="Internet_20_link" text:visited-style-name="Visited_20_Internet_20_Link">
<text:span text:style-name="T4">
射击</text:span>
</text:a>
据报道<text:a xlink:type="simple" xlink:href="https://www.ukrinform.ua/rubric-regions/3694435-na-dnipropetrovsini-majze-zaversili-rozminuvanna-silgospzemel.html" text:style-name="Internet_20_link" text:visited-style-name="Visited_20_Internet_20_Link">
</text:a>
在Dnipropetrovsk地区的领土上。</text:p>
      <text:p text:style-name="P4">
_foto：电报mykola lukashuk- dor _的负责人</text:p>
      <text:p text:style-name="P4">
News Source: <text:a xlink:type="simple" xlink:href="https://www.ukrinform.ua/rubric-ato/3694605-armia-rf-dvici-obstrilala-gromadu-na-dnipropetrovsini.html" text:style-name="Internet_20_link" text:visited-style-name="Visited_20_Internet_20_Link">
https://www.ukrinform.ua/rubric-ato/3694605-armia-rf-dvici-obstrilala-gromadu-na-dnipropetrovsini.html</text:a>
</text:p>
      <!--NEWS-->
      <text:h text:style-name="P10" text:outline-level="1">
<text:span text:style-name="T4">
在海牙抗议者中试图破坏马克龙的表现</text:span>
</text:h>
      <text:p text:style-name="P4">
作者: Ukrinform (Person)</text:p>
      <text:p text:style-name="P4">
出版商: Укринформ (Organization)</text:p>
      <text:p text:style-name="P4">
出版时间: 2023-04-11T20:29:02+03:00</text:p>
      <text:p text:style-name="P4">
修改时间: 2023-04-11T20:29:02+03:00</text:p>
      <text:p text:style-name="P4">
描述: 抗议者打断了伊曼纽尔·马克龙（Emmanuel Macron）的讲话，他正在对荷兰进行两天的国有访问。  - 乌克林。</text:p>
      <text:p text:style-name="P4">
图片: ["<text:a xlink:type="simple" xlink:href="https://static.ukrinform.com/photos/2022_04/thumb_files/630_360_1650825731-530.jpg" text:style-name="Internet_20_link" text:visited-style-name="Visited_20_Internet_20_Link">
630_360_16508...</text:a>
", "<text:a xlink:type="simple" xlink:href="https://static.ukrinform.com/photos/2023_04/1681233888-562.jpg" text:style-name="Internet_20_link" text:visited-style-name="Visited_20_Internet_20_Link">
1681233888-56...</text:a>
"]</text:p>
      <text:p text:style-name="P4">
标签: ['Гаага', 'Макрон', 'Нідерланди']</text:p>
      <text:p text:style-name="P4">
类型: Article</text:p>
      <!--METADATA-->
      <text:p text:style-name="P4">
<draw:frame draw:style-name="fr1" draw:name="Image199" text:anchor-type="as-char" svg:width="6.9236in" svg:height="3.956343in" draw:z-index="0">
<draw:image xlink:href="../Images/yкринформ/2023-04-11T20-29-02-03-00/630_360_1650825731-530.jpg" xlink:type="simple" xlink:show="embed" xlink:actuate="onLoad" draw:mime-type="image/jpeg"/>
</draw:frame>
抗议者打断了伊曼纽尔·马克龙(Emmanuel Macron)的法国总统演讲，后者向荷兰进行了为期两天的国有访问。</text:p>
      <text:p text:style-name="P4">
关于IT报告乌克林福姆，参考<text:a xlink:type="simple" xlink:href="https://nos.nl/artikel/2471032-toespraak-macron-bij-staatsbezoek-verstoord-door-activisten" text:style-name="Internet_20_link" text:visited-style-name="Visited_20_Internet_20_Link">
</text:a>
。</text:p>
      <text:p text:style-name="P4">
声明说：“法国总统马克龙在海牙关于欧洲未来的演讲中是观众，他们大喊了从看台上的口号。”</text:p>
      <text:p text:style-name="P4">
据指出，其中一位示威者大喊“法国民主在哪里？”，抗议者还用铭文“铭文”旗帜“铭文”，以“神秘主义的暴力行为总统”，但横幅被安全带走了。</text:p>
      <text:p text:style-name="P4">
<draw:frame draw:style-name="fr1" draw:name="Image200" text:anchor-type="as-char" svg:width="6.9236in" svg:height="3.89773in" draw:z-index="0">
<draw:image xlink:href="../Images/yкринформ/2023-04-11T20-29-02-03-00/1681233888-562.jpg" xlink:type="simple" xlink:show="embed" xlink:actuate="onLoad" draw:mime-type="image/jpeg"/>
</draw:frame>
照片：Robin Vanlonkhuijsen</text:p>
      <text:p text:style-name="P4">
马克龙不久后打断了他的演讲，试图回答抗议者，但被大喊。</text:p>
      <text:p text:style-name="P4">
他说：“如果你给我时间，我可以回答这个问题。”</text:p>
      <text:p text:style-name="P4">
在带来抗议者之后，马克龙继续表现。</text:p>
      <text:p text:style-name="P4">
马克龙恢复了演讲，马克龙说：“保持辩论非常重要。”</text:p>
      <text:p text:style-name="P4">
<text:span text:style-name="T4">
另请阅读：</text:span>
 <text:a xlink:type="simple" xlink:href="https://www.ukrinform.ua/rubric-world/3694442-u-nimeccini-ta-cehii-rozkritikuvali-zaavi-makrona-sodo-tajvanu.html" text:style-name="Internet_20_link" text:visited-style-name="Visited_20_Internet_20_Link">
<text:span text:style-name="T4">
 MACRON </text:span>
</text:a>
最近几个月，法国没有抗议退休改革，这将使退休年龄从62岁增加到64岁。</text:p>
      <text:p text:style-name="P4">
根据乌克林福姆的说法，法国总统伊曼纽尔·马克龙(Emmanuel Macron)和他的妻子在批评他对欧洲在中国和台湾的地位的批评的背景下对荷兰进行了为期两天的访问。</text:p>
      <text:p text:style-name="P4">
这是法国总统对荷兰的首次国事访问，已有23年了。</text:p>
      <text:p text:style-name="P4">
法国的负责人敬礼了42枪，法国军舰以及荷兰海军。</text:p>
      <text:p text:style-name="P4">
伊曼纽尔·马克龙(Emmanuel Macron)从三天的国有访问返回Knrzzazya <text:a xlink:type="simple" xlink:href="https://www.ukrinform.ua/tag-evropa" text:style-name="Internet_20_link" text:visited-style-name="Visited_20_Internet_20_Link">
</text:a>
它对台湾周围的升级危机不感兴趣，必须在与美国和中国的岛屿建立关系中遵守自己的战略。</text:p>
      <text:p text:style-name="P4">
德国和捷克共和国批评了台湾法国总统伊曼纽亚克隆的陈述，以及欧洲国家对美国的依赖。</text:p>
      <text:p text:style-name="P4">
波兰政府Mateusz Moravetsky的负责人警告个别欧洲领导人不要试图促进欧洲“战略自治”政策，相反，呼吁发展欧洲的战略合作，并转移。</text:p>
      <text:p text:style-name="P4">
News Source: <text:a xlink:type="simple" xlink:href="https://www.ukrinform.ua/rubric-world/3694606-u-gaazi-protestuvalniki-namagalisa-zirvati-vistup-makrona.html" text:style-name="Internet_20_link" text:visited-style-name="Visited_20_Internet_20_Link">
https://www.ukrinform.ua/rubric-world/3694606-u-gaazi-protestuvalniki-namagalisa-zirvati-vistup-makrona.html</text:a>
</text:p>
      <!--NEWS-->
      <text:h text:style-name="P10" text:outline-level="1">
<text:span text:style-name="T4">
在利马的下，乌克兰炮兵摧毁了两个俄罗斯坦克</text:span>
</text:h>
      <text:p text:style-name="P4">
作者: Ukrinform (Person)</text:p>
      <text:p text:style-name="P4">
出版商: Укринформ (Organization)</text:p>
      <text:p text:style-name="P4">
出版时间: 2023-04-11T20:35:08+03:00</text:p>
      <text:p text:style-name="P4">
修改时间: 2023-04-11T20:35:08+03:00</text:p>
      <text:p text:style-name="P4">
描述: 第43个单独的炮兵旅的炮兵以赫特曼·塔拉斯·特拉西尔（Hetman Tryasil）的名字命名，摧毁了顿涅茨克（Donetsk）地区的两个俄罗斯坦克，试图攻击乌克兰的职位。  - 乌克林。</text:p>
      <text:p text:style-name="P4">
图片: ["<text:a xlink:type="simple" xlink:href="https://static.ukrinform.com/photos/2022_04/thumb_files/630_360_1649246844-344.jpg" text:style-name="Internet_20_link" text:visited-style-name="Visited_20_Internet_20_Link">
630_360_16492...</text:a>
"]</text:p>
      <text:p text:style-name="P4">
标签: ['Донеччина', 'Танк', 'Лиман', 'Війна з росією', 'Артилерія']</text:p>
      <text:p text:style-name="P4">
类型: Article</text:p>
      <!--METADATA-->
      <text:p text:style-name="P4">
<draw:frame draw:style-name="fr1" draw:name="Image201" text:anchor-type="as-char" svg:width="6.9236in" svg:height="3.956343in" draw:z-index="0">
<draw:image xlink:href="../Images/yкринформ/2023-04-11T20-35-08-03-00/630_360_1649246844-344.jpg" xlink:type="simple" xlink:show="embed" xlink:actuate="onLoad" draw:mime-type="image/jpeg"/>
</draw:frame>
第43个单独的炮兵大队的炮兵以赫特曼·塔拉斯·特里斯基拉兹拉兹拉兹拉兹拉德(Hetman Trysylazhlazhlazhlazhilad)的名字命名。</text:p>
      <text:p text:style-name="P4">
根据乌克林福姆的说法，炮兵旅在[]中报告(https://www.facebook.com/watch/?v=933049564816912)。</text:p>
      <text:p text:style-name="P4">
“ 43 OABR减去两个俄罗斯人<text:a xlink:type="simple" xlink:href="https://www.ukrinform.ua/tag-tank" text:style-name="Internet_20_link" text:visited-style-name="Visited_20_Internet_20_Link">
</text:a>
证词写道。</text:p>
      <text:p text:style-name="P4">
视频： <text:a xlink:type="simple" xlink:href="https://www.facebook.com/watch/" text:style-name="Internet_20_link" text:visited-style-name="Visited_20_Internet_20_Link">
</text:a>
<text:span text:style-name="T4">
另请阅读：</text:span>
 <text:a xlink:type="simple" xlink:href="https://www.ukrinform.ua/rubric-ato/3693898-na-avdiivskomu-napramku-zsu-znisili-rosijskij-mi24.html" text:style-name="Internet_20_link" text:visited-style-name="Visited_20_Internet_20_Link">
<text:span text:style-name="T4">
被摧毁</text:span>
</text:a>
乌克林福姆(Ukrinform)表示，据总参谋部<text:a xlink:type="simple" xlink:href="https://www.ukrinform.ua/rubric-ato/3694563-aviacia-zsu-za-den-zavdala-13-udariv-po-poziciah-voroga.html" text:style-name="Internet_20_link" text:visited-style-name="Visited_20_Internet_20_Link">
</text:a>
在利马，巴赫穆特，阿夫迪夫和玛丽斯基反映了一百多个敌方袭击。</text:p>
      <text:p text:style-name="P4">
<text:span text:style-name="T5">
照片说明性</text:span>
</text:p>
      <text:p text:style-name="P4">
News Source: <text:a xlink:type="simple" xlink:href="https://www.ukrinform.ua/rubric-ato/3694608-pid-limanom-ukrainska-artileria-znisila-dva-rosijskih-tanki.html" text:style-name="Internet_20_link" text:visited-style-name="Visited_20_Internet_20_Link">
https://www.ukrinform.ua/rubric-ato/3694608-pid-limanom-ukrainska-artileria-znisila-dva-rosijskih-tanki.html</text:a>
</text:p>
      <!--NEWS-->
      <text:h text:style-name="P10" text:outline-level="1">
<text:span text:style-name="T4">
在捍卫者已经进行康复之前的第二天被解雇</text:span>
</text:h>
      <text:p text:style-name="P4">
作者: Ukrinform (Person)</text:p>
      <text:p text:style-name="P4">
出版商: Укринформ (Organization)</text:p>
      <text:p text:style-name="P4">
出版时间: 2023-04-11T20:38:00+03:00</text:p>
      <text:p text:style-name="P4">
修改时间: 2023-04-11T20:38:00+03:00</text:p>
      <text:p text:style-name="P4">
描述: 乌克兰国民警卫队昨天能够从俄罗斯囚禁中返回的国民警卫队的代表接受了体检。  - 乌克林。</text:p>
      <text:p text:style-name="P4">
图片: ["<text:a xlink:type="simple" xlink:href="https://static.ukrinform.com/photos/2023_04/thumb_files/630_360_1681234235-953.jpg" text:style-name="Internet_20_link" text:visited-style-name="Visited_20_Internet_20_Link">
630_360_16812...</text:a>
", "<text:a xlink:type="simple" xlink:href="https://static.ukrinform.com/photos/2023_04/thumb_files/630_360_1681234392-3575.jpeg" text:style-name="Internet_20_link" text:visited-style-name="Visited_20_Internet_20_Link">
630_360_16812...</text:a>
", "<text:a xlink:type="simple" xlink:href="https://static.ukrinform.com/photos/2023_04/thumb_files/630_360_1681234392-3798.jpeg" text:style-name="Internet_20_link" text:visited-style-name="Visited_20_Internet_20_Link">
630_360_16812...</text:a>
", "<text:a xlink:type="simple" xlink:href="https://static.ukrinform.com/photos/2023_04/thumb_files/630_360_1681234392-4491.jpeg" text:style-name="Internet_20_link" text:visited-style-name="Visited_20_Internet_20_Link">
630_360_16812...</text:a>
", "<text:a xlink:type="simple" xlink:href="https://static.ukrinform.com/photos/2023_04/thumb_files/630_360_1681234392-8934.jpeg" text:style-name="Internet_20_link" text:visited-style-name="Visited_20_Internet_20_Link">
630_360_16812...</text:a>
", "<text:a xlink:type="simple" xlink:href="https://static.ukrinform.com/photos/2023_04/thumb_files/630_360_1681234392-1965.jpeg" text:style-name="Internet_20_link" text:visited-style-name="Visited_20_Internet_20_Link">
630_360_16812...</text:a>
"]</text:p>
      <text:p text:style-name="P4">
标签: ['МВС', 'Реабілітація', 'Лікарня', 'Військові']</text:p>
      <text:p text:style-name="P4">
类型: Article</text:p>
      <!--METADATA-->
      <text:p text:style-name="P4">
<draw:frame draw:style-name="fr1" draw:name="Image202" text:anchor-type="as-char" svg:width="6.9236in" svg:height="3.956343in" draw:z-index="0">
<draw:image xlink:href="../Images/yкринформ/2023-04-11T20-38-00-03-00/630_360_1681234235-953.jpg" xlink:type="simple" xlink:show="embed" xlink:actuate="onLoad" draw:mime-type="image/jpeg"/>
</draw:frame>
乌克兰国民警卫队昨天能够从俄罗斯囚禁中返回的国民警卫队的代表接受了体检。</text:p>
      <text:p text:style-name="P4">
根据乌克林福姆的说法，内政副部长Katerynapavlichenko在[]中报告(https://www.facebook.com/katya.pavlichenko/posts/pfbid0Pg8bMWHu8jHMo39DJAei9rtTNwpVrkA5EmPdCjwKFUJWaZWQqJ854Wv9iSfLQtcSl)“昨天被囚禁的后卫和捍卫者已经处于第一阶段。 46昨天能够归还被囚禁的后卫和边防部队接受了体检。 这只是复杂过程的第一阶段<text:a xlink:type="simple" xlink:href="https://www.ukrinform.ua/tag-reabilitacia" text:style-name="Internet_20_link" text:visited-style-name="Visited_20_Internet_20_Link">
</text:a>
但是伴奏”，-pavlichenko写道。</text:p>
      <text:p text:style-name="P4">
据她说，每个后卫都是一个个别治疗计划。内政部的医疗机构和康复中心在其工作中使用人类的方法使用，因此请仔细检查每个患者的健康状况。</text:p>
      <text:p text:style-name="P4">
<draw:frame draw:style-name="fr1" draw:name="Image203" text:anchor-type="as-char" svg:width="6.9236in" svg:height="3.956343in" draw:z-index="0">
<draw:image xlink:href="../Images/yкринформ/2023-04-11T20-38-00-03-00/630_360_1681234392-3575.jpeg" xlink:type="simple" xlink:show="embed" xlink:actuate="onLoad" draw:mime-type="image/jpeg"/>
</draw:frame>
释放的后卫已经在康复 /照片的第一阶段：Kateryna Pavlichenko <text:a xlink:type="simple" xlink:href="https://static.ukrinform.com/photos/2023_04/1681234392-3575.jpeg" text:style-name="Internet_20_link" text:visited-style-name="Visited_20_Internet_20_Link">
<draw:frame draw:style-name="fr1" draw:name="Image204" text:anchor-type="as-char" svg:width="6.9236in" svg:height="3.956343in" draw:z-index="0">
<draw:image xlink:href="../Images/yкринформ/2023-04-11T20-38-00-03-00/630_360_1681234392-3575.jpeg" xlink:type="simple" xlink:show="embed" xlink:actuate="onLoad" draw:mime-type="image/jpeg"/>
</draw:frame>
</text:a>
 <text:a xlink:type="simple" xlink:href="https://static.ukrinform.com/photos/2023_04/1681234392-3798.jpeg" text:style-name="Internet_20_link" text:visited-style-name="Visited_20_Internet_20_Link">
<draw:frame draw:style-name="fr1" draw:name="Image205" text:anchor-type="as-char" svg:width="6.9236in" svg:height="3.956343in" draw:z-index="0">
<draw:image xlink:href="../Images/yкринформ/2023-04-11T20-38-00-03-00/630_360_1681234392-3798.jpeg" xlink:type="simple" xlink:show="embed" xlink:actuate="onLoad" draw:mime-type="image/jpeg"/>
</draw:frame>
</text:a>
 <text:a xlink:type="simple" xlink:href="https://static.ukrinform.com/photos/2023_04/1681234392-4491.jpeg" text:style-name="Internet_20_link" text:visited-style-name="Visited_20_Internet_20_Link">
<draw:frame draw:style-name="fr1" draw:name="Image206" text:anchor-type="as-char" svg:width="6.9236in" svg:height="3.956343in" draw:z-index="0">
<draw:image xlink:href="../Images/yкринформ/2023-04-11T20-38-00-03-00/630_360_1681234392-4491.jpeg" xlink:type="simple" xlink:show="embed" xlink:actuate="onLoad" draw:mime-type="image/jpeg"/>
</draw:frame>
</text:a>
 <text:a xlink:type="simple" xlink:href="https://static.ukrinform.com/photos/2023_04/1681234392-8934.jpeg" text:style-name="Internet_20_link" text:visited-style-name="Visited_20_Internet_20_Link">
<draw:frame draw:style-name="fr1" draw:name="Image207" text:anchor-type="as-char" svg:width="6.9236in" svg:height="3.956343in" draw:z-index="0">
<draw:image xlink:href="../Images/yкринформ/2023-04-11T20-38-00-03-00/630_360_1681234392-8934.jpeg" xlink:type="simple" xlink:show="embed" xlink:actuate="onLoad" draw:mime-type="image/jpeg"/>
</draw:frame>
</text:a>
 <text:a xlink:type="simple" xlink:href="https://static.ukrinform.com/photos/2023_04/1681234392-1965.jpeg" text:style-name="Internet_20_link" text:visited-style-name="Visited_20_Internet_20_Link">
<draw:frame draw:style-name="fr1" draw:name="Image208" text:anchor-type="as-char" svg:width="6.9236in" svg:height="3.956343in" draw:z-index="0">
<draw:image xlink:href="../Images/yкринформ/2023-04-11T20-38-00-03-00/630_360_1681234392-1965.jpeg" xlink:type="simple" xlink:show="embed" xlink:actuate="onLoad" draw:mime-type="image/jpeg"/>
</draw:frame>
</text:a>
她指出，在被囚禁的军队士兵中，有20人是NSU质量的女性。 “有了大多数接受康复的人，今天已经进行了沟通。 在与申诉和兄弟会面期间看到他们的情绪是无价的，自从捕获以来，他们就没有看到或不交流的兄弟。” Pavlichenko补充说。</text:p>
      <text:p text:style-name="P4">
<text:span text:style-name="T4">
另请阅读：</text:span>
 <text:a xlink:type="simple" xlink:href="https://www.ukrinform.ua/rubric-regions/3694508-u-lvovi-vidkrili-sucasnij-korpus-nacionalnogo-reabilitacijnogo-centru-nezlamni.html" text:style-name="Internet_20_link" text:visited-style-name="Visited_20_Internet_20_Link">
<text:span text:style-name="T4">
康复</text:span>
</text:a>
</text:p>
      <text:p text:style-name="P4">
据她说，从囚禁中释放了一段长时间的康复。</text:p>
      <text:p text:style-name="P4">
正如乌克林福姆报道的，4月10日，星期一，<text:a xlink:type="simple" xlink:href="https://www.ukrinform.ua/rubric-ato/3694003-velikij-obmin-ukraina-povernula-dodomu-se-100-polonenih.html" text:style-name="Internet_20_link" text:visited-style-name="Visited_20_Internet_20_Link">
</text:a>
</text:p>
      <text:p text:style-name="P4">
News Source: <text:a xlink:type="simple" xlink:href="https://www.ukrinform.ua/rubric-society/3694610-zvilneni-z-polonu-zahisniki-prohodat-reabilitaciu.html" text:style-name="Internet_20_link" text:visited-style-name="Visited_20_Internet_20_Link">
https://www.ukrinform.ua/rubric-society/3694610-zvilneni-z-polonu-zahisniki-prohodat-reabilitaciu.html</text:a>
</text:p>
      <!--NEWS-->
      <text:h text:style-name="P10" text:outline-level="1">
<text:span text:style-name="T4">
乌克兰将在加拿大购买核燃料</text:span>
</text:h>
      <text:p text:style-name="P4">
作者: Ukrinform (Person)</text:p>
      <text:p text:style-name="P4">
出版商: Укринформ (Organization)</text:p>
      <text:p text:style-name="P4">
出版时间: 2023-04-11T20:54:00+03:00</text:p>
      <text:p text:style-name="P4">
修改时间: 2023-04-11T20:54:00+03:00</text:p>
      <text:p text:style-name="P4">
描述: Energoatom已同意加拿大公司“ Cameco”购买核燃料供乌克兰核电站使用的核燃料。  - 乌克林。</text:p>
      <text:p text:style-name="P4">
图片: ["<text:a xlink:type="simple" xlink:href="https://static.ukrinform.com/photos/2018_07/thumb_files/630_360_1531232936-7890.jpg" text:style-name="Internet_20_link" text:visited-style-name="Visited_20_Internet_20_Link">
630_360_15312...</text:a>
"]</text:p>
      <text:p text:style-name="P4">
标签: ['Канада', 'Україна', 'Ядерне паливо', 'Угода']</text:p>
      <text:p text:style-name="P4">
类型: Article</text:p>
      <!--METADATA-->
      <text:p text:style-name="P4">
<draw:frame draw:style-name="fr1" draw:name="Image209" text:anchor-type="as-char" svg:width="6.9236in" svg:height="3.975273in" draw:z-index="0">
<draw:image xlink:href="../Images/yкринформ/2023-04-11T20-54-00-03-00/630_360_1531232936-7890.jpg" xlink:type="simple" xlink:show="embed" xlink:actuate="onLoad" draw:mime-type="image/jpeg"/>
</draw:frame>
Energoatom已同意加拿大公司“ Cameco”购买核燃料供乌克兰核电站使用的核燃料。</text:p>
      <text:p text:style-name="P4">
根据乌克林事物通讯员的说法，部长贾斯汀·特鲁多(Justin Trudeau)部的首映式在办公室中陈述。</text:p>
      <text:p text:style-name="P4">
“在加拿大总理丹尼斯·施米加尔(Denis Schmigal)逗留期间，伊扎斯卡图纳(Izaskatuna)“凯科科(Cameco)”和乌克兰州的Energoatom签订了一项庞大的供应协议，在该协议中，Cameco将为铀提供铀，以使乌克兰在乌克兰满意<text:a xlink:type="simple" xlink:href="https://www.ukrinform.ua/tag-aderne-palivo" text:style-name="Internet_20_link" text:visited-style-name="Visited_20_Internet_20_Link">
</text:a>
到2035年的岩石，”广泛的消息读到。</text:p>
      <text:p text:style-name="P4">
据指出，这种安排基于今年年初签署的合伙协议，“将帮助乌克兰在加拿大提供中产阶级时产生电力。”</text:p>
      <text:p text:style-name="P4">
<text:span text:style-name="T4">
另请阅读：</text:span>
 <text:a xlink:type="simple" xlink:href="https://www.ukrinform.ua/rubric-economy/3694582-kanada-ta-ukraina-rozsirili-ugodu-pro-vilnu-torgivlu.html" text:style-name="Internet_20_link" text:visited-style-name="Visited_20_Internet_20_Link">
<text:span text:style-name="T4">
加拿大</text:span>
</text:a>
正如乌克林福姆报道的<text:a xlink:type="simple" xlink:href="https://www.ukrinform.ua/rubric-polytics/3694199-denis-smigal-pribuv-iz-vizitom-do-kanadi.html" text:style-name="Internet_20_link" text:visited-style-name="Visited_20_Internet_20_Link">
</text:a>
他已经与贾斯汀·特鲁多(Justin Trudeau)，国防部长安妮塔·阿南德(Anita Anand)，法律部长，梅兰妮·乔利(Melanie Joli)和财政部长克里斯·弗里兰(Christ Friland)一起进行了获奖者。 此外，乌克兰政府负责人<text:a xlink:type="simple" xlink:href="https://www.ukrinform.ua/rubric-polytics/3694531-smigal-razom-iz-friland-proviv-zustric-z-ukrainskou-gromadou-u-kanadi.html" text:style-name="Internet_20_link" text:visited-style-name="Visited_20_Internet_20_Link">
</text:a>
</text:p>
      <text:p text:style-name="P4">
News Source: <text:a xlink:type="simple" xlink:href="https://www.ukrinform.ua/rubric-economy/3694616-ukraina-zakupovuvatime-aderne-palivo-u-kanadi.html" text:style-name="Internet_20_link" text:visited-style-name="Visited_20_Internet_20_Link">
https://www.ukrinform.ua/rubric-economy/3694616-ukraina-zakupovuvatime-aderne-palivo-u-kanadi.html</text:a>
</text:p>
      <!--NEWS-->
      <text:h text:style-name="P10" text:outline-level="1">
<text:span text:style-name="T4">
预计明天在乌克兰，下午在下午13°</text:span>
</text:h>
      <text:p text:style-name="P4">
作者: Ukrinform (Person)</text:p>
      <text:p text:style-name="P4">
出版商: Укринформ (Organization)</text:p>
      <text:p text:style-name="P4">
出版时间: 2023-04-11T21:02:00+03:00</text:p>
      <text:p text:style-name="P4">
修改时间: 2023-04-11T21:02:00+03:00</text:p>
      <text:p text:style-name="P4">
描述: 在乌克兰，有时可能会在周三进行降雨，雾在南部被预测，晚上5-10°，下午8-13°。  - 乌克林。</text:p>
      <text:p text:style-name="P4">
图片: ["<text:a xlink:type="simple" xlink:href="https://static.ukrinform.com/photos/2020_08/thumb_files/630_360_1598336933-719.jpg" text:style-name="Internet_20_link" text:visited-style-name="Visited_20_Internet_20_Link">
630_360_15983...</text:a>
"]</text:p>
      <text:p text:style-name="P4">
标签: ['Дощ', 'Погода', 'Тепло', 'Прогноз', 'Весна']</text:p>
      <text:p text:style-name="P4">
类型: Article</text:p>
      <!--METADATA-->
      <text:p text:style-name="P4">
<draw:frame draw:style-name="fr1" draw:name="Image210" text:anchor-type="as-char" svg:width="6.9236in" svg:height="3.956343in" draw:z-index="0">
<draw:image xlink:href="../Images/yкринформ/2023-04-11T21-02-00-03-00/630_360_1598336933-719.jpg" xlink:type="simple" xlink:show="embed" xlink:actuate="onLoad" draw:mime-type="image/jpeg"/>
</draw:frame>
在乌克兰，周三有时可能是下午8-13°的晚上5-10°的南部雾气。</text:p>
      <text:p text:style-name="P4">
乌克兰形式在乌克兰水文气象学中心报道。</text:p>
      <text:p text:style-name="P4">
“有时会下雨(在晚上大多数西部地区，没有大降雨). Упівденній частині вночі та вранці місцями туман. Вітер східний (在西部孔中 - 北部)，7-12 m/s。 晚上5-10°的温度在西部地区2-7°热； 下午8-13°，在南部地区和超高达16°的跨道路人道； 乌卡帕人在晚上大约0°，下午2-7°热。”  - 在消息中说。</text:p>
      <text:p text:style-name="P4">
在基辅和该地区，4月12日有时会下雨。 东风，7-12 m/s。 晚上7-9°的丑陋温度在下午10-12°； 晚上在基辅地区5-10°，下午8-13°。</text:p>
      <text:p text:style-name="P4">
预报员预测，4月13日至14日在南部，东部和大多数中央地区都会多云，有时会下雨。 最后，只有在4月13日在北蓝色的情况下，云彩变化，没有降水的领域才会在某些地方轻雨。</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乌克兰</text:span>
 <text:span text:style-name="T4">
 </text:span>
通过<text:span text:style-name="T4">
 </text:span>
变暖<text:span text:style-name="T4">
 </text:span>
 <text:span text:style-name="T4">
 </text:span>
激活<text:span text:style-name="T4">
<text:span text:style-name="T5">
* thunderstorms </text:span>
* </text:span>
 <text:span text:style-name="T4">
 </text:span>
预报员**</text:a>
4月13日，在乌克兰，除了东方，晚上和早晨雾。 东风，东北，5-10 m/s。</text:p>
      <text:p text:style-name="P4">
4月13日晚上4-9°晚上的温度在1-6°热的西部地区； 4月14日在该国西部和ODESA地区至19°的第11-16天。</text:p>
      <text:p text:style-name="P4">
4月14日，在基辅和该地区，将有小雨。 4月13日晚上和早晨在<text:a xlink:type="simple" xlink:href="https://www.ukrinform.ua/tag-tuman" text:style-name="Internet_20_link" text:visited-style-name="Visited_20_Internet_20_Link">
</text:a>
。 东风，东北，5-10 m/s。 在资本温度为7-9°，下午14-16°； 在晚上4-9°热的基辅地区，下午11-16°。</text:p>
      <text:p text:style-name="P4">
根据预测，4月15日在西部，日和大多数北部和中部地区，4月16日在乌克兰，东部除外，预计蒸发和中度降雨； 在其余地区，没有大降雨。</text:p>
      <text:p text:style-name="P4">
晚上3-9°的温度在0-6°热的东部和东北地区；第11-17°°，该国南部的温度为19°。</text:p>
      <text:p text:style-name="P4">
4月15日，在基辅和该地区，夜间没有大量降水，白天的小雨，4月16日的中度降雨。 在首都，晚上的温度为5-7°，下午12-14°； 晚上3-8°热的基辅地区，下午11-16°。</text:p>
      <text:p text:style-name="P4">
News Source: <text:a xlink:type="simple" xlink:href="https://www.ukrinform.ua/rubric-regions/3694495-v-ukraini-zavtra-ocikuetsa-dos-vden-do-13-tepla.html" text:style-name="Internet_20_link" text:visited-style-name="Visited_20_Internet_20_Link">
https://www.ukrinform.ua/rubric-regions/3694495-v-ukraini-zavtra-ocikuetsa-dos-vden-do-13-tepla.html</text:a>
</text:p>
      <!--NEWS-->
      <text:h text:style-name="P10" text:outline-level="1">
<text:span text:style-name="T4">
普罗米修斯进入篮球欧洲杯的1/4决赛，击败了汉堡</text:span>
</text:h>
      <text:p text:style-name="P4">
作者: Ukrinform (Person)</text:p>
      <text:p text:style-name="P4">
出版商: Укринформ (Organization)</text:p>
      <text:p text:style-name="P4">
出版时间: 2023-04-11T21:03:04+03:00</text:p>
      <text:p text:style-name="P4">
修改时间: 2023-04-11T21:03:04+03:00</text:p>
      <text:p text:style-name="P4">
描述: 普罗米修斯篮球运动员进入了欧洲杯四分之一决赛。</text:p>
      <ul>
        <li>
I的，。: </li>
      </ul>
      <text:p text:style-name="P4">
图片: ["<text:a xlink:type="simple" xlink:href="https://static.ukrinform.com/photos/2023_04/thumb_files/630_360_1681234802-715.jpg" text:style-name="Internet_20_link" text:visited-style-name="Visited_20_Internet_20_Link">
630_360_16812...</text:a>
"]</text:p>
      <text:p text:style-name="P4">
标签: ['Баскетбол']</text:p>
      <text:p text:style-name="P4">
类型: Article</text:p>
      <!--METADATA-->
      <text:p text:style-name="P4">
<draw:frame draw:style-name="fr1" draw:name="Image211" text:anchor-type="as-char" svg:width="6.9236in" svg:height="3.956343in" draw:z-index="0">
<draw:image xlink:href="../Images/yкринформ/2023-04-11T21-03-04-03-00/630_360_1681234802-715.jpg" xlink:type="simple" xlink:show="embed" xlink:actuate="onLoad" draw:mime-type="image/jpeg"/>
</draw:frame>
普罗米修斯篮球运动员进入了欧洲杯四分之一决赛。</text:p>
      <text:p text:style-name="P4">
在Slobozhansky的比赛决赛的1/8决赛中(dnipropetrovsk区域)在拉脱维亚的里加(Riga)的竞技场，从德国俱乐部“ Weolia Tauers Hamburg”带走了山脉 -  87:79(28：20，20：20，21：16，18：23)，报道乌克林福姆。</text:p>
      <text:p text:style-name="P4">
乌克兰队最有效的是伊利亚·西多罗夫(Ilya Sidorov)，他是21分。</text:p>
      <text:p text:style-name="P4">
下一个普罗米修斯对手将于4月12日在明天决定。</text:p>
      <text:p text:style-name="P4">
<text:span text:style-name="T4">
另请阅读：</text:span>
 <text:a xlink:type="simple" xlink:href="https://www.ukrinform.ua/rubric-sports/3693356-prometej-vigrav-latvijskoestonsku-basketbolnu-ligu.html" text:style-name="Internet_20_link" text:visited-style-name="Visited_20_Internet_20_Link">
<text:span text:style-name="T4">
篮球</text:span>
</text:a>
应当指出的是，所有在欧洲杯中取得胜利的申请人都是由背景电网提出的，只参加了一场对手。</text:p>
      <text:p text:style-name="P4">
照片：Prometeybc.com。</text:p>
      <text:p text:style-name="P4">
News Source: <text:a xlink:type="simple" xlink:href="https://www.ukrinform.ua/rubric-sports/3694618-prometej-vijsov-do-14-finalu-basketbolnogo-evrokubka-obigravsi-gamburg.html" text:style-name="Internet_20_link" text:visited-style-name="Visited_20_Internet_20_Link">
https://www.ukrinform.ua/rubric-sports/3694618-prometej-vijsov-do-14-finalu-basketbolnogo-evrokubka-obigravsi-gamburg.html</text:a>
</text:p>
      <!--NEWS-->
      <text:h text:style-name="P10" text:outline-level="1">
<text:span text:style-name="T4">
拉脱维亚开始对俄罗斯宣传媒体工人提起诉讼</text:span>
</text:h>
      <text:p text:style-name="P4">
作者: Ukrinform (Person)</text:p>
      <text:p text:style-name="P4">
出版商: Укринформ (Organization)</text:p>
      <text:p text:style-name="P4">
出版时间: 2023-04-11T21:06:40+03:00</text:p>
      <text:p text:style-name="P4">
修改时间: 2023-04-11T21:06:40+03:00</text:p>
      <text:p text:style-name="P4">
描述: 在首都拉脱维亚里加（Latvia Riga）开始了一系列与Proutnik和Baltnews合作的当地记者的诉讼。  - 乌克林。</text:p>
      <text:p text:style-name="P4">
图片: ["<text:a xlink:type="simple" xlink:href="https://static.ukrinform.com/photos/2023_04/thumb_files/630_360_1681236313-869.jpg" text:style-name="Internet_20_link" text:visited-style-name="Visited_20_Internet_20_Link">
630_360_16812...</text:a>
"]</text:p>
      <text:p text:style-name="P4">
标签: ['Латвія', 'Пропаганда', 'Суд', 'росія', 'Війна з росією']</text:p>
      <text:p text:style-name="P4">
类型: Article</text:p>
      <!--METADATA-->
      <text:p text:style-name="P4">
<draw:frame draw:style-name="fr1" draw:name="Image212" text:anchor-type="as-char" svg:width="6.9236in" svg:height="3.956343in" draw:z-index="0">
<draw:image xlink:href="../Images/yкринформ/2023-04-11T21-06-40-03-00/630_360_1681236313-869.jpg" xlink:type="simple" xlink:show="embed" xlink:actuate="onLoad" draw:mime-type="image/jpeg"/>
</draw:frame>
在里加的首都，与Proutnik和Baltnews合作的本地记者提起了一系列诉讼，开始对当地记者提起诉讼。</text:p>
      <text:p text:style-name="P4">
如报告<text:a xlink:type="simple" xlink:href="https://rus.delfi.lv/news/daily/latvia/delo-zhurnalistov-v-rige-nachalas-seriya-processov-nad-sotrudnikami-sputnika.d" text:style-name="Internet_20_link" text:visited-style-name="Visited_20_Internet_20_Link">
</text:a>
乌克林福姆报道，16人被指控违反了对欧盟的制裁。</text:p>
      <text:p text:style-name="P4">
值得注意的是，将起诉的14起案件分配给了单独的诉讼。 六人将在4月，5月和6月站在法庭上。</text:p>
      <text:p text:style-name="P4">
人造卫星站点(镜子于2016年在拉脱维亚被封锁，封锁了2023年乌克兰一场完整尺度战争的产后)和Baltnews(阻止2019年)与俄罗斯国家机构“今日俄罗斯”有关(也被阻止). Згідно з висновком Національної ради зелектронних ЗМІ (NEPLP)，他们的活动对安全构成威胁<text:a xlink:type="simple" xlink:href="https://www.ukrinform.ua/tag-latvia" text:style-name="Internet_20_link" text:visited-style-name="Visited_20_Internet_20_Link">
</text:a>
。 这些资源的出版物支持并证明俄罗斯在针对乌克兰的战争中的行动和“有系统地羞辱民族仇恨”。</text:p>
      <text:p text:style-name="P4">
<text:span text:style-name="T4">
另请阅读：</text:span>
 <text:a xlink:type="simple" xlink:href="https://www.ukrinform.ua/rubric-world/3692078-u-latvii-rozpalasa-vibudovana-arhitektura-vplivu-kremla-sluzba-derzbezpeki.html" text:style-name="Internet_20_link" text:visited-style-name="Visited_20_Internet_20_Link">
<text:span text:style-name="T4">
 latvia </text:span>
</text:a>
今天的俄罗斯首席执行官是宣传家德米特里·基塞勒夫(Dmitry Kiselev)，该宣传名单上。 2020年12月，在拉脱维亚国家安全服务局发起的调查框架内(VDD)，Sputnikt Baltnews的工作人员进行了七次搜索，在此期间，计算机，手机，带有工作和个人档案的信息载体被扣押。(拉脱维亚刑法第84条第1部分).За цією статтею передбачено покарання у вигляді позбавлення волі на строк дочотирьох років.</text:p>
      <text:p text:style-name="P4">
Згідно з обвинувальним висновком, журналісти "свідомо і з корисливих мотивівнадали господарчий ресурс особі, яка перебуває під санкціями".</text:p>
      <text:p text:style-name="P4">
<text:span text:style-name="T4">
Читайте також:</text:span>
 <text:a xlink:type="simple" xlink:href="https://www.ukrinform.ua/rubric-polytics/3665147-kanada-rozsirila-sankcii-proti-rosijskih-propagandistiv.html" text:style-name="Internet_20_link" text:visited-style-name="Visited_20_Internet_20_Link">
 </text:a>
Among the accused are the former editor -in -chief of the Baltnews portal Andriyakovlev, Latvian journalists Alla Berezovskaya, Olena Kirillov, VladimirDorofeev, Oleksandr Malnnnzh, Andriy Tatarchuk and Lyudmila Prybilska, Prokremlivsky activist Vladimir Linderdman.<text:span text:style-name="T4">
另请阅读：</text:span>
 <text:a xlink:type="simple" xlink:href="https://www.ukrinform.ua/rubric-world/3647223-u-latvii-zatrimali-sefredaktora-litovskoi-sluzbi-sputnik.html" text:style-name="Internet_20_link" text:visited-style-name="Visited_20_Internet_20_Link">
</text:a>
如报道<text:a xlink:type="simple" xlink:href="https://www.ukrinform.ua/rubric-world/3647223-u-latvii-zatrimali-sefredaktora-litovskoi-sluzbi-sputnik.html" text:style-name="Internet_20_link" text:visited-style-name="Visited_20_Internet_20_Link">
</text:a>
，在2020年1月16日，VDD是一个犯罪程序，可能违反了对独特的拉脱维亚人的国际制裁，这些拉脱维亚人为该机构“俄罗斯今日”的信息资源创造了内容。 在2021年9月进行的 - 审前调查后，案件档案被转移到检察官办公室。</text:p>
      <text:p text:style-name="P4">
同样在2023年1月初，拉脱维亚国家安全服务(VDD)她因根据欧盟制裁与克里姆林宫宣传资源的合作而拘留了拉脱维亚公民。 根据媒体的说法，门户网站的编辑Marat Kasma的编辑Marat Kasma。</text:p>
      <text:p text:style-name="P4">
<text:span text:style-name="T5">
foto：delfi</text:span>
</text:p>
      <text:p text:style-name="P4">
News Source: <text:a xlink:type="simple" xlink:href="https://www.ukrinform.ua/rubric-world/3694619-u-latvii-pocinautsa-sudovi-procesi-nad-pracivnikami-rosijskih-propagandistskih-zmi.html" text:style-name="Internet_20_link" text:visited-style-name="Visited_20_Internet_20_Link">
https://www.ukrinform.ua/rubric-world/3694619-u-latvii-pocinautsa-sudovi-procesi-nad-pracivnikami-rosijskih-propagandistskih-zmi.html</text:a>
</text:p>
      <!--NEWS-->
      <text:h text:style-name="P10" text:outline-level="1">
<text:span text:style-name="T4">
乌克兰希望从加拿大扩大重型武器-Shmigal</text:span>
</text:h>
      <text:p text:style-name="P4">
作者: Ukrinform (Person)</text:p>
      <text:p text:style-name="P4">
出版商: Укринформ (Organization)</text:p>
      <text:p text:style-name="P4">
出版时间: 2023-04-11T21:10:00+03:00</text:p>
      <text:p text:style-name="P4">
修改时间: 2023-04-11T21:10:00+03:00</text:p>
      <text:p text:style-name="P4">
描述: 乌克兰希望从加拿大扩大重型武器，包括坦克和装甲车。  - 乌克林。</text:p>
      <text:p text:style-name="P4">
图片: ["<text:a xlink:type="simple" xlink:href="https://static.ukrinform.com/photos/2023_04/thumb_files/630_360_1681236083-689.jpeg" text:style-name="Internet_20_link" text:visited-style-name="Visited_20_Internet_20_Link">
630_360_16812...</text:a>
"]</text:p>
      <text:p text:style-name="P4">
标签: ['Гуманітарна допомога', 'Канада', 'Україна', 'Зброя', 'Шмигаль']</text:p>
      <text:p text:style-name="P4">
类型: Article</text:p>
      <!--METADATA-->
      <text:p text:style-name="P4">
<draw:frame draw:style-name="fr1" draw:name="Image213" text:anchor-type="as-char" svg:width="6.9236in" svg:height="3.956343in" draw:z-index="0">
<draw:image xlink:href="../Images/yкринформ/2023-04-11T21-10-00-03-00/630_360_1681236083-689.jpeg" xlink:type="simple" xlink:show="embed" xlink:actuate="onLoad" draw:mime-type="image/jpeg"/>
</draw:frame>
乌克兰一直在扩大加拿大的重型武器的供应，尤其是雨伞坦克。</text:p>
      <text:p text:style-name="P4">
乌克兰丹尼斯·施米加尔(Denis Shmigal)总理在加拿大总理贾斯汀·特鲁多(Justin Trudeau(https://www.cpac.ca/episode?id=7e80ddd0-b707-4528-9bd2-1d71972c3c8f&amp;fbclid=IwAR2g0oqS-eJvBdQGUinK2vn6mW6PViuShV3XdqtOu8TDESXM0dwVvRUqOqA)，报告通讯员。</text:p>
      <text:p text:style-name="P4">
“下一个重要问题(这是在伊卡纳德代表团的shmigal会议上讨论的。) - 这是对乌克兰的军事援助。 为了聚在一起 - 我强调这一点 - 并释放我们的占领领土。 我们感谢加拿大政府加入豹队联盟，我们存在着扩大重型武器的供应，尤其是坦克，装甲车和弹药。 我们今天还与总理先生和政府成员讨论了这一点。”他说。</text:p>
      <text:p text:style-name="P4">
会议的当事方还讨论了加拿大公司参与乌克兰战争的问题的问题。</text:p>
      <text:p text:style-name="P4">
“这将是自第二次世界大战以来欧洲最大的项目。 世界银行的同情心，今天，我们谈论的是4110亿美元的破坏和俄罗斯造成的损失……我们希望加拿大政府决定使用金融工具来刺激乌克兰的加拿大公司，” Shmigal说。</text:p>
      <text:p text:style-name="P4">
<text:span text:style-name="T4">
另请阅读：</text:span>
 <text:a xlink:type="simple" xlink:href="https://www.ukrinform.ua/rubric-ato/3694589-kanada-ogolosila-pro-novij-paket-oboronnoi-dopomogi-dla-ukraini.html" text:style-name="Internet_20_link" text:visited-style-name="Visited_20_Internet_20_Link">
<text:span text:style-name="T4">
加拿大</text:span>
</text:a>
乌克兰总理感谢所有加拿大人对乌克兰和乌克兰人的忠诚和未知的援助。 据他说，加拿大人<text:a xlink:type="simple" xlink:href="https://www.ukrinform.ua/tag-zbroa" text:style-name="Internet_20_link" text:visited-style-name="Visited_20_Internet_20_Link">
</text:a>
允许我们保护自己的土地，加拿大的阿塔纳达(Atensada)使我们能够保持乌克兰经济流通，存储工作场所，以协助那些因俄罗斯恐怖而失去家园的人。</text:p>
      <text:p text:style-name="P4">
“加拿大的人道主义援助使农业土地可以挖掘，维持农作物，维持脆弱的群体并调查战争罪。 乌克兰正在对加拿大和Printzippical立场得到强有力的支持，以阻止侵略者。”他说。</text:p>
      <text:p text:style-name="P4">
据他说，我们所有人都了解自由和民主世界的风险，当侵略性类似于俄罗斯联邦对乌克兰的侵略性类似，仍然是自由的。<text:span text:style-name="T4">
另请阅读：</text:span>
 <text:a xlink:type="simple" xlink:href="https://www.ukrinform.ua/rubric-polytics/3694531-smigal-razom-iz-friland-proviv-zustric-z-ukrainskou-gromadou-u-kanadi.html" text:style-name="Internet_20_link" text:visited-style-name="Visited_20_Internet_20_Link">
<text:span text:style-name="T4">
加拿大</text:span>
</text:a>
此外，政府负责人表示，乌克兰正在直接支持加拿大乌克兰社区和加拿大人民。</text:p>
      <text:p text:style-name="P4">
“我们得到加拿大乌克兰社区以及卡纳德人的直接支持。 这是乌克兰人民非常热情的。 cenopons，并清楚地表明我们不在这场斗争中。”施米加尔说。</text:p>
      <text:p text:style-name="P4">
他报告说，乌克兰从加拿大获得了超过5000万加元的可回收和社会捐助者，这些捐助者用于药物，食物和其他流量。</text:p>
      <text:p text:style-name="P4">
据报道，加拿大和乌克兰扩大了自由贸易协定。</text:p>
      <text:p text:style-name="P4">
<text:span text:style-name="T5">
照片：Twitter/我们的加拿大</text:span>
</text:p>
      <text:p text:style-name="P4">
News Source: <text:a xlink:type="simple" xlink:href="https://www.ukrinform.ua/rubric-ato/3694621-ukraina-spodivaetsa-na-rozsirenna-postavok-vazkoi-zbroi-vid-kanadi-smigal.html" text:style-name="Internet_20_link" text:visited-style-name="Visited_20_Internet_20_Link">
https://www.ukrinform.ua/rubric-ato/3694621-ukraina-spodivaetsa-na-rozsirenna-postavok-vazkoi-zbroi-vid-kanadi-smigal.html</text:a>
</text:p>
      <!--NEWS-->
      <text:h text:style-name="P10" text:outline-level="1">
<text:span text:style-name="T4">
罗马尼亚计划为我们购买F-35战斗机</text:span>
</text:h>
      <text:p text:style-name="P4">
作者: Ukrinform (Person)</text:p>
      <text:p text:style-name="P4">
出版商: Укринформ (Organization)</text:p>
      <text:p text:style-name="P4">
出版时间: 2023-04-11T21:12:00+03:00</text:p>
      <text:p text:style-name="P4">
修改时间: 2023-04-11T21:12:00+03:00</text:p>
      <text:p text:style-name="P4">
描述: 罗马尼亚打算向我们购买F-35美国战斗机来加强其防空。  - 乌克林。</text:p>
      <text:p text:style-name="P4">
图片: ["<text:a xlink:type="simple" xlink:href="https://static.ukrinform.com/photos/2017_05/thumb_files/630_360_1493753198-4534.jpg" text:style-name="Internet_20_link" text:visited-style-name="Visited_20_Internet_20_Link">
630_360_14937...</text:a>
"]</text:p>
      <text:p text:style-name="P4">
标签: ['Літак', 'Румунія', 'США', 'Винищувач']</text:p>
      <text:p text:style-name="P4">
类型: Article</text:p>
      <!--METADATA-->
      <text:p text:style-name="P4">
<draw:frame draw:style-name="fr1" draw:name="Image214" text:anchor-type="as-char" svg:width="6.9236in" svg:height="3.956343in" draw:z-index="0">
<draw:image xlink:href="../Images/yкринформ/2023-04-11T21-12-00-03-00/630_360_1493753198-4534.jpg" xlink:type="simple" xlink:show="embed" xlink:actuate="onLoad" draw:mime-type="image/jpeg"/>
</draw:frame>
罗马尼亚打算为我们购买F-35美国战斗机以扣除其防空。</text:p>
      <text:p text:style-name="P4">
这在该国高级国防委员会的声明中指出了这一点(CSAT)周二，乌克林福姆报道了<text:a xlink:type="simple" xlink:href="https://www.reuters.com/world/europe/romania-aims-buy-f-35-fighter-planes-boost-air-defences-2023-04-11/" text:style-name="Internet_20_link" text:visited-style-name="Visited_20_Internet_20_Link">
</text:a>
“存在强大，可靠，兼容，灵活和有效的迅速防空……作为我们作为国家和欧盟义务的一部分，是实现罗马尼亚防御政策目标的关键。现代化F-35的过程，声明读了。</text:p>
      <text:p text:style-name="P4">
CSAT未指定获得[]的战斗机数量(https://www.ukrinform.ua/tag-rumunia)去年，克劳斯·约翰尼斯(Klaus Johannis)总统说，罗马尼亚正在考虑采用美国公司洛克希德·马丁科普(Lockheed Martincorp)生产的F-35飞机(LMT.N).</text:p>
      <text:p text:style-name="P4">
Держава-член ЄС та НАТО підвищила витрати на оборону до 2,5% ВВП країницьогоріч у відповідь на вторгнення росії в Україну.</text:p>
      <text:p text:style-name="P4">
<text:span text:style-name="T4">
Читайте також:</text:span>
 <text:a xlink:type="simple" xlink:href="https://www.ukrinform.ua/rubric-ato/3693652-u-povitranih-silah-poasnili-comu-tema-f16-ne-mae-shoditi-z-vust.html" text:style-name="Internet_20_link" text:visited-style-name="Visited_20_Internet_20_Link">
 </text:a>
12月，罗马尼亚国防部签署了一项协议，就以色列的埃尔比特系统公司国防电子electronics收购了七个可亮的飞机系统守望者X(eslt.ta)约18.9亿雷(4.182亿美元).</text:p>
      <text:p text:style-name="P4">
У березні оборонне відомство країни заявило, що <text:a xlink:type="simple" xlink:href="https://www.ukrinform.ua/rubric-world/3679436-rumunia-zbiraetsa-kupiti-tanki-abrams.html" text:style-name="Internet_20_link" text:visited-style-name="Visited_20_Internet_20_Link">
</text:a>
产品一般动力学(GD.N)作为更广泛的国防计划的一部分。</text:p>
      <text:p text:style-name="P4">
该国拥有美国导弹防御系统，自去年以来，一个永久的联盟战斗集团就位于其领土上。</text:p>
      <text:p text:style-name="P4">
News Source: <text:a xlink:type="simple" xlink:href="https://www.ukrinform.ua/rubric-world/3694425-rumunia-planue-pridbati-amerikanski-vinisuvaci-f35.html" text:style-name="Internet_20_link" text:visited-style-name="Visited_20_Internet_20_Link">
https://www.ukrinform.ua/rubric-world/3694425-rumunia-planue-pridbati-amerikanski-vinisuvaci-f35.html</text:a>
</text:p>
      <!--NEWS-->
      <text:h text:style-name="P10" text:outline-level="1">
<text:span text:style-name="T4">
白宫对贝登可能参加总统竞选的评论</text:span>
</text:h>
      <text:p text:style-name="P4">
作者: Ukrinform (Person)</text:p>
      <text:p text:style-name="P4">
出版商: Укринформ (Organization)</text:p>
      <text:p text:style-name="P4">
出版时间: 2023-04-11T21:15:00+03:00</text:p>
      <text:p text:style-name="P4">
修改时间: 2023-04-11T21:15:00+03:00</text:p>
      <text:p text:style-name="P4">
描述: 现任美国总统尚未做出最终决定，以使他竞选2024年总统大选，但这仍然是他的计划。  - 乌克林。</text:p>
      <text:p text:style-name="P4">
图片: ["<text:a xlink:type="simple" xlink:href="https://static.ukrinform.com/photos/2022_08/thumb_files/630_360_1661924112-875.jpg" text:style-name="Internet_20_link" text:visited-style-name="Visited_20_Internet_20_Link">
630_360_16619...</text:a>
"]</text:p>
      <text:p text:style-name="P4">
标签: ['Байден', 'США', 'Вибори Президента', 'Білий дім']</text:p>
      <text:p text:style-name="P4">
类型: Article</text:p>
      <!--METADATA-->
      <text:p text:style-name="P4">
<draw:frame draw:style-name="fr1" draw:name="Image215" text:anchor-type="as-char" svg:width="6.9236in" svg:height="3.956343in" draw:z-index="0">
<draw:image xlink:href="../Images/yкринформ/2023-04-11T21-15-00-03-00/630_360_1661924112-875.jpg" xlink:type="simple" xlink:show="embed" xlink:actuate="onLoad" draw:mime-type="image/jpeg"/>
</draw:frame>
美国总统尚未做出最终决定，以提名其参与2024年总统大选的候选人，但是计划中的计划。</text:p>
      <text:p text:style-name="P4">
乌克林福音通讯员报道，白宫女发言人卡林·吉·皮埃尔(Karin Jean-Pierre)报道，在周二记者期间，美国州元首的最新声明评论。</text:p>
      <text:p text:style-name="P4">
“总统多次说他打算参加(在比赛中 -  ed。)»， - 政府发言人说<text:a xlink:type="simple" xlink:href="https://www.ukrinform.ua/tag-bajden" text:style-name="Internet_20_link" text:visited-style-name="Visited_20_Internet_20_Link">
</text:a>
。</text:p>
      <text:p text:style-name="P4">
因此，她说，这方面没有任何改变。</text:p>
      <text:p text:style-name="P4">
<text:span text:style-name="T4">
另请阅读：</text:span>
 <text:a xlink:type="simple" xlink:href="https://www.ukrinform.ua/rubric-world/3692327-pleminnik-dzona-kennedi-podav-zaavku-dla-ucasti-u-prezidentskih-viborah-ssa.html" text:style-name="Internet_20_link" text:visited-style-name="Visited_20_Internet_20_Link">
<text:span text:style-name="T4">
选择</text:span>
</text:a>
同时，让·普里尔(Jean Prier)强调，拜登总统尚未接受最终决定，并明确表示，参加2024年选举的计划仍在他的计划中。</text:p>
      <text:p text:style-name="P4">
正如乌克林福姆报道的那样，美国媒体传播了乔·拜登的白宫白宫负责人的前一天<text:a xlink:type="simple" xlink:href="https://www.ukrinform.ua/rubric-world/3694178-nbc-bajden-mae-namir-znovu-balotuvatisa-u-prezidenti-ssa.html" text:style-name="Internet_20_link" text:visited-style-name="Visited_20_Internet_20_Link">
</text:a>
第二个总统任期。 同时，NYT BIDEN版<text:a xlink:type="simple" xlink:href="https://www.nytimes.com/2023/04/10/us/politics/biden-2024-election-running.html" text:style-name="Internet_20_link" text:visited-style-name="Visited_20_Internet_20_Link">
</text:a>
它还没有准备好正式宣布其选举。</text:p>
      <text:p text:style-name="P4">
News Source: <text:a xlink:type="simple" xlink:href="https://www.ukrinform.ua/rubric-world/3694625-bilij-dim-prokomentuvav-mozlivu-ucasti-bajdena-v-prezidentskih-peregonah.html" text:style-name="Internet_20_link" text:visited-style-name="Visited_20_Internet_20_Link">
https://www.ukrinform.ua/rubric-world/3694625-bilij-dim-prokomentuvav-mozlivu-ucasti-bajdena-v-prezidentskih-peregonah.html</text:a>
</text:p>
      <!--NEWS-->
      <text:h text:style-name="P10" text:outline-level="1">
<text:span text:style-name="T4">
Shmigal称为加拿大，对俄罗斯实施制裁的领导人之一</text:span>
</text:h>
      <text:p text:style-name="P4">
作者: Ukrinform (Person)</text:p>
      <text:p text:style-name="P4">
出版商: Укринформ (Organization)</text:p>
      <text:p text:style-name="P4">
出版时间: 2023-04-11T21:18:00+03:00</text:p>
      <text:p text:style-name="P4">
修改时间: 2023-04-11T21:18:00+03:00</text:p>
      <text:p text:style-name="P4">
描述: 乌克兰丹尼斯·施米格尔（Denis Shmigal）总理表示希望在加拿大越来越多的俄罗斯资产被没收并转移到乌克兰的重建中。  - 乌克林。</text:p>
      <text:p text:style-name="P4">
图片: ["<text:a xlink:type="simple" xlink:href="https://static.ukrinform.com/photos/2023_03/thumb_files/630_360_1678877484-404.jpg" text:style-name="Internet_20_link" text:visited-style-name="Visited_20_Internet_20_Link">
630_360_16788...</text:a>
"]</text:p>
      <text:p text:style-name="P4">
标签: ['Антиросійські санкції', 'Канада', 'Україна', 'Шмигаль', 'Війна з росією']</text:p>
      <text:p text:style-name="P4">
类型: Article</text:p>
      <!--METADATA-->
      <text:p text:style-name="P4">
<draw:frame draw:style-name="fr1" draw:name="Image216" text:anchor-type="as-char" svg:width="6.9236in" svg:height="3.956343in" draw:z-index="0">
<draw:image xlink:href="../Images/yкринформ/2023-04-11T21-18-00-03-00/630_360_1678877484-404.jpg" xlink:type="simple" xlink:show="embed" xlink:actuate="onLoad" draw:mime-type="image/jpeg"/>
</draw:frame>
乌克兰丹尼斯·施米加尔(Denis Shmigal)总理表示希望在加拿大，更多和俄罗斯的资产将被没收并转移到乌克兰的重建中。</text:p>
      <text:p text:style-name="P4">
他与加拿大总理贾斯汀·特鲁德珀斯会议表示了这一点，乌克利福德通讯员报道。</text:p>
      <text:p text:style-name="P4">
“加拿大是对俄罗斯实施制裁的领导人之一。 这项一致的基本政策将继续下去。 我希望，由于去年通过的法律，加拿大越来越多的俄罗斯资产将被没收并传输到乌克兰被摧毁的城市和房屋的重建。”</text:p>
      <text:p text:style-name="P4">
<text:span text:style-name="T4">
另请阅读：</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他指出，冻结的资产，俄罗斯联邦的主权资金和活动性寡头应该成为重建乌克兰的基础。</text:p>
      <text:p text:style-name="P4">
“俄罗斯必须负责并为被摧毁的人付费。 是的，头很公平。” Shmigal强调。</text:p>
      <text:p text:style-name="P4">
<text:span text:style-name="T4">
另请阅读：</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政府负责人指出，乌克兰有与加拿大关系的特殊历史。 这只是一个战略伙伴关系，是国家及其当地人之间真正的友谊。</text:p>
      <text:p text:style-name="P4">
“ <text:span text:style-name="T4">
 <text:a xlink:type="simple" xlink:href="https://www.ukrinform.ua/tag-ukraina" text:style-name="Internet_20_link" text:visited-style-name="Visited_20_Internet_20_Link">
</text:a>
</text:span>
是西方世界的第一个承认乌克兰独立的国家。 今天，加拿大是西方民主联盟的领导人之一，它支持我们未经处理的俄罗斯侵略斗争。 在军事和财政支持方面，加拿大被包括在五个合作伙伴中。”乌克兰政府负责人说。</text:p>
      <text:p text:style-name="P4">
Schmigal告知，在与加拿大官员的谈判中，当事各方烧毁了建立亲乌克兰联盟的进一步步骤，并讨论了在乌克兰形成必要部队的必要快速步骤，以实施反对意见。</text:p>
      <text:p text:style-name="P4">
<text:span text:style-name="T4">
另请阅读：</text:span>
 <text:span text:style-name="T4">
 <text:a xlink:type="simple" xlink:href="https://www.ukrinform.ua/rubric-economy/3694582-kanada-ta-ukraina-rozsirili-ugodu-pro-vilnu-torgivlu.html" text:style-name="Internet_20_link" text:visited-style-name="Visited_20_Internet_20_Link">
</text:a>
</text:span>
</text:p>
      <text:p text:style-name="P4">
他感谢加拿大政府和人民为乌克兰人提供的援助，以表彰和独立以及民主原则。<text:span text:style-name="T4">
另请阅读：</text:span>
 <text:span text:style-name="T4">
 <text:a xlink:type="simple" xlink:href="https://www.ukrinform.ua/rubric-economy/3694616-ukraina-zakupovuvatime-aderne-palivo-u-kanadi.html" text:style-name="Internet_20_link" text:visited-style-name="Visited_20_Internet_20_Link">
</text:a>
</text:span>
</text:p>
      <text:p text:style-name="P4">
加拿大总理贾斯汀·特鲁多(Justin Trudeau)说_ <text:span text:style-name="T4">
 <text:a xlink:type="simple" xlink:href="https://www.ukrinform.ua/rubric-ato/3694589-kanada-ogolosila-pro-novij-paket-oboronnoi-dopomogi-dla-ukraini.html" text:style-name="Internet_20_link" text:visited-style-name="Visited_20_Internet_20_Link">
</text:a>
</text:span>
 _</text:p>
      <text:p text:style-name="P4">
News Source: <text:a xlink:type="simple" xlink:href="https://www.ukrinform.ua/rubric-economy/3694623-smigal-nazvav-kanadu-odnim-iz-lideriv-u-zaprovadzenni-sankcij-proti-rf.html" text:style-name="Internet_20_link" text:visited-style-name="Visited_20_Internet_20_Link">
https://www.ukrinform.ua/rubric-economy/3694623-smigal-nazvav-kanadu-odnim-iz-lideriv-u-zaprovadzenni-sankcij-proti-rf.html</text:a>
</text:p>
      <!--NEWS-->
      <text:h text:style-name="P10" text:outline-level="1">
<text:span text:style-name="T4">
每天在利马 - 古普利亚方向记录了380多个俄罗斯联邦的炮击</text:span>
</text:h>
      <text:p text:style-name="P4">
作者: Ukrinform (Person)</text:p>
      <text:p text:style-name="P4">
出版商: Укринформ (Organization)</text:p>
      <text:p text:style-name="P4">
出版时间: 2023-04-11T21:24:00+03:00</text:p>
      <text:p text:style-name="P4">
修改时间: 2023-04-11T21:24:00+03:00</text:p>
      <text:p text:style-name="P4">
描述: 384俄罗斯使用不同类型的火炮进行炮击，每天在利马 - 库皮斯克方向记录。  - 乌克林。</text:p>
      <text:p text:style-name="P4">
图片: ["<text:a xlink:type="simple" xlink:href="https://static.ukrinform.com/photos/2022_12/thumb_files/630_360_1670247341-640.jpg" text:style-name="Internet_20_link" text:visited-style-name="Visited_20_Internet_20_Link">
630_360_16702...</text:a>
"]</text:p>
      <text:p text:style-name="P4">
标签: ['Обстріл', 'ЗСУ', 'Агресія РФ', 'Схід України', 'Війна з росією', 'Єдині новини']</text:p>
      <text:p text:style-name="P4">
类型: Article</text:p>
      <!--METADATA-->
      <text:p text:style-name="P4">
<draw:frame draw:style-name="fr1" draw:name="Image217" text:anchor-type="as-char" svg:width="6.9236in" svg:height="3.956343in" draw:z-index="0">
<draw:image xlink:href="../Images/yкринформ/2023-04-11T21-24-00-03-00/630_360_1670247341-640.jpg" xlink:type="simple" xlink:show="embed" xlink:actuate="onLoad" draw:mime-type="image/jpeg"/>
</draw:frame>
384通过使用各种炮兵的炮击是每天由纳利曼·库皮安方向记录的。</text:p>
      <text:p text:style-name="P4">
报道说，这是由telelorphone“统一新闻”的军事东部团体Sergey Cherevaty发言人所说的。</text:p>
      <text:p text:style-name="P4">
“这个方向是下一个敌人活动(在巴赫穆茨基(Bakhmutsky)之后 - 编辑。).Там діють регулярні війська рф. І він є лідером по обстрілам за цю добу – 384обстріли різними типами артилерії, відбулося 12 боєзіткнень. Було знищено 35окупантів, 88 зазнали поранень, знищено 2 танки, БМП, самохідну установку«МСТА», гаубицю Д-30» і 3 міномети», - заявив він.</text:p>
      <text:p text:style-name="P4">
<text:span text:style-name="T4">
Читайте також:</text:span>
 <text:span text:style-name="T4">
<text:a xlink:type="simple" xlink:href="https://www.ukrinform.ua/rubric-ato/3694605-armia-rf-dvici-obstrilala-gromadu-na-dnipropetrovsini.html" text:style-name="Internet_20_link" text:visited-style-name="Visited_20_Internet_20_Link">
 </text:a>
</text:span>
</text:p>
      <text:p text:style-name="P4">
乌克兰武装部队东部集团的发言人告知，这一天最新的俄罗斯观察站 - “ Mur -M”在这一天被摧毁。</text:p>
      <text:p text:style-name="P4">
另外，腹部指出，巴赫穆特仍然是主要中风的方向，俄罗斯在乌克兰城市集会上最大程度地努力。</text:p>
      <text:p text:style-name="P4">
“这一天(这里 -  ed。)他333次(敌人 - 埃德。)他说：“在城市及其周边地区，有不同的枪声和喷气大炮，有17个单位，其中85名入侵者在这些变暖中被摧毁，94例受伤等。”</text:p>
      <text:p text:style-name="P4">
<text:span text:style-name="T4">
另请阅读：</text:span>
 <text:span text:style-name="T4">
 <text:a xlink:type="simple" xlink:href="https://www.ukrinform.ua/rubric-regions/3694366-vorog-iz-aviacii-obstrilav-berislav-cimalo-budinkiv-zrujnovani-vsent.html" text:style-name="Internet_20_link" text:visited-style-name="Visited_20_Internet_20_Link">
</text:a>
</text:span>
</text:p>
      <text:p text:style-name="P4">
据他说，巴赫穆特附近仍然是瓦格纳PEC的主要进攻力量。 发言人指出，“瓦格纳”缺乏个人作品。</text:p>
      <text:p text:style-name="P4">
另外，巴赫穆特(Bakhmut)为俄罗斯人变成了喉咙的骨头，他们至少将这个地方中心占据了一切。</text:p>
      <text:p text:style-name="P4">
<text:span text:style-name="T4">
另请阅读：</text:span>
 <text:span text:style-name="T4">
 <text:a xlink:type="simple" xlink:href="https://www.ukrinform.ua/rubric-ato/3694481-bij-u-bahmuti-prikordonniki-vtrimali-pozicii-i-vidbili-ataku-rosian.html" text:style-name="Internet_20_link" text:visited-style-name="Visited_20_Internet_20_Link">
</text:a>
</text:span>
</text:p>
      <text:p text:style-name="P4">
据报道，3月19日，Cherevaty说，每天在Liman-Kupyansky Naturemark每天在俄罗斯联邦的Liman-Kupyansky每天进行442次炮击。</text:p>
      <text:p text:style-name="P4">
News Source: <text:a xlink:type="simple" xlink:href="https://www.ukrinform.ua/rubric-ato/3694626-na-limanskokupanskomu-napramku-za-dobu-zafiksuvali-ponad-380-obstriliv-rf.html" text:style-name="Internet_20_link" text:visited-style-name="Visited_20_Internet_20_Link">
https://www.ukrinform.ua/rubric-ato/3694626-na-limanskokupanskomu-napramku-za-dobu-zafiksuvali-ponad-380-obstriliv-rf.html</text:a>
</text:p>
      <!--NEWS-->
      <text:h text:style-name="P10" text:outline-level="1">
<text:span text:style-name="T4">
该项目是通过一项决议介绍给理事会的，该决议阻止了签署《军事补充法》的法律</text:span>
</text:h>
      <text:p text:style-name="P4">
作者: Ukrinform (Person)</text:p>
      <text:p text:style-name="P4">
出版商: Укринформ (Organization)</text:p>
      <text:p text:style-name="P4">
出版时间: 2023-04-11T21:30:00+03:00</text:p>
      <text:p text:style-name="P4">
修改时间: 2023-04-11T21:30:00+03:00</text:p>
      <text:p text:style-name="P4">
描述: Verkhovna RadA注册了一个项目，该项目阻止了Verkhovna Rada的签署和乌克兰总统，该项目除其他外，还规定了每月支付30,000名服务员，警察和救援人员。  - 乌克林。</text:p>
      <text:p text:style-name="P4">
图片: ["<text:a xlink:type="simple" xlink:href="https://static.ukrinform.com/photos/2019_05/thumb_files/630_360_1559148328-156.jpg" text:style-name="Internet_20_link" text:visited-style-name="Visited_20_Internet_20_Link">
630_360_15591...</text:a>
"]</text:p>
      <text:p text:style-name="P4">
标签: ['Закон', 'Гроші', 'Верховна Рада', 'Військові']</text:p>
      <text:p text:style-name="P4">
类型: Article</text:p>
      <!--METADATA-->
      <text:p text:style-name="P4">
<draw:frame draw:style-name="fr1" draw:name="Image218" text:anchor-type="as-char" svg:width="6.9236in" svg:height="3.956343in" draw:z-index="0">
<draw:image xlink:href="../Images/yкринформ/2023-04-11T21-30-00-03-00/630_360_1559148328-156.jpg" xlink:type="simple" xlink:show="embed" xlink:actuate="onLoad" draw:mime-type="image/jpeg"/>
</draw:frame>
市议会注册了一个项目，该项目阻止了乌克兰总统在乌克兰总统签署的签署，该项目除其他外，还规定了每月支付另外30,000名军人，警察。</text:p>
      <text:p text:style-name="P4">
相关项目的文本№8312-p“取消决定<text:a xlink:type="simple" xlink:href="https://www.ukrinform.ua/tag-verhovna-rada" text:style-name="Internet_20_link" text:visited-style-name="Visited_20_Internet_20_Link">
</text:a>
日期为10.04.2023关于采用二读，以及整个乌克兰法律，乌克兰修正案的整个法律，乌克兰的某些法律，以改善与实施与戒严的法律措施有关的法律法规的法律规定”以及伴随的文件它尚未公开<text:a xlink:type="simple" xlink:href="https://itd.rada.gov.ua/billInfo/Bills/Card/41763" text:style-name="Internet_20_link" text:visited-style-name="Visited_20_Internet_20_Link">
</text:a>
乌克林福姆报道，议会。</text:p>
      <text:p text:style-name="P4">
决议的发起者是人民代表议会派别“声音”弗拉基米尔·塔萨巴尔(Vladimir Tsabal)。</text:p>
      <text:p text:style-name="P4">
<text:span text:style-name="T4">
另请阅读：</text:span>
 <text:a xlink:type="simple" xlink:href="https://www.ukrinform.ua/rubric-society/3694029-30-tisac-dla-vijskovih-venislavskij-kaze-so-dla-doplat-potribni-dodatkovi-kosti-v-budzet.html" text:style-name="Internet_20_link" text:visited-style-name="Visited_20_Internet_20_Link">
<text:span text:style-name="T4">
军事</text:span>
</text:a>
因此，签署法律“关于乌克兰某些法律的修正案，以改善与武术有关的法律制度有关的法律法规的法律法规”(№8312)Verkhovna Rada的主席和总统只有在拒绝该项目取消的情况下才有可能。</text:p>
      <text:p text:style-name="P4">
如报道，<text:a xlink:type="simple" xlink:href="https://www.ukrinform.ua/tag-verhovna-rada" text:style-name="Internet_20_link" text:visited-style-name="Visited_20_Internet_20_Link">
</text:a>
4月10日，法律草案“关于乌克兰某些法律的修正案，以改善与实施戒严法有关的问题的法律法规”(№8312) <text:a xlink:type="simple" xlink:href="https://www.ukrinform.ua/rubric-society/3693963-rada-pidtrimala-povernenna-viplat-30-tisac-dla-vijskovih-deputat.html" text:style-name="Internet_20_link" text:visited-style-name="Visited_20_Internet_20_Link">
</text:a>
在每月额外缴纳3.0千人的额外税款后，无论分配给他们的任务如何，警务人员和救援人员都会为一系列服务。</text:p>
      <text:p text:style-name="P4">
委员会成员<text:a xlink:type="simple" xlink:href="https://www.ukrinform.ua/tag-verhovna-rada" text:style-name="Internet_20_link" text:visited-style-name="Visited_20_Internet_20_Link">
</text:a>
关于安全，辩护和情报问题，议会代表维斯拉夫斯基在给乌克林福姆的评论中说，要执行一项每月付款的决定，乌克兰保护者需要每月付款，需要寻找其他来源。为乌克兰的国家预算提供资金。 据他介绍，这种附加费每年可能会损失一万亿人的近百万亨利夫人的状态。同时，国防议会委员会秘书罗马·科斯滕科(Roman Kostenko)乌克林福姆(Ukrinform)表示，为了每月向乌克兰捍卫者支付3万三千人的额外付款，可能会改变乌克兰国家预算。</text:p>
      <text:p text:style-name="P4">
News Source: <text:a xlink:type="simple" xlink:href="https://www.ukrinform.ua/rubric-polytics/3694631-do-radi-vnesli-proekt-postanovi-so-blokue-pidpisanna-zakonu-pro-doplati-vijskovim.html" text:style-name="Internet_20_link" text:visited-style-name="Visited_20_Internet_20_Link">
https://www.ukrinform.ua/rubric-polytics/3694631-do-radi-vnesli-proekt-postanovi-so-blokue-pidpisanna-zakonu-pro-doplati-vijskovim.html</text:a>
</text:p>
      <!--NEWS-->
      <text:h text:style-name="P10" text:outline-level="1">
<text:span text:style-name="T4">
“ Epicenter-Podolyany”在排球的乌克兰超级联赛决赛开始时击败了普罗米修斯</text:span>
</text:h>
      <text:p text:style-name="P4">
作者: Ukrinform (Person)</text:p>
      <text:p text:style-name="P4">
出版商: Укринформ (Organization)</text:p>
      <text:p text:style-name="P4">
出版时间: 2023-04-11T21:35:00+03:00</text:p>
      <text:p text:style-name="P4">
修改时间: 2023-04-11T21:35:00+03:00</text:p>
      <text:p text:style-name="P4">
描述: 乌克兰超级联赛排球季的黄金奖2022/23扮演来自Khmelnytsky地区Gorodok的Dniep​​er和Epicenter-Podolyany的Prometheus。  - 乌克林。</text:p>
      <text:p text:style-name="P4">
图片: ["<text:a xlink:type="simple" xlink:href="https://static.ukrinform.com/photos/2023_04/thumb_files/630_360_1681238102-946.jpg" text:style-name="Internet_20_link" text:visited-style-name="Visited_20_Internet_20_Link">
630_360_16812...</text:a>
"]</text:p>
      <text:p text:style-name="P4">
标签: ['Волейбол']</text:p>
      <text:p text:style-name="P4">
类型: Article</text:p>
      <!--METADATA-->
      <text:p text:style-name="P4">
<draw:frame draw:style-name="fr1" draw:name="Image219" text:anchor-type="as-char" svg:width="6.9236in" svg:height="3.956343in" draw:z-index="0">
<draw:image xlink:href="../Images/yкринформ/2023-04-11T21-35-00-03-00/630_360_1681238102-946.jpg" xlink:type="simple" xlink:show="embed" xlink:actuate="onLoad" draw:mime-type="image/jpeg"/>
</draw:frame>
乌克兰超级联赛在排球季2022/23播放来自Khmelnytsky地区Gorodok的Dniep​​er和Epicenter-Podolyany的Prometheus。</text:p>
      <text:p text:style-name="P4">
在最后系列“ Epicenter -podolyana”的第一场比赛中，沃尔瓦胜利“ Prometheus” -3：1(18：25，25：21，25：23，25：18)，报道乌克林福姆。</text:p>
      <text:p text:style-name="P4">
最后一场比赛的下一场比赛将于4月13日举行。</text:p>
      <text:p text:style-name="P4">
<text:span text:style-name="T4">
另请阅读：</text:span>
 <text:a xlink:type="simple" xlink:href="https://www.ukrinform.ua/rubric-sports/3693098-prometej-cempion-ukraini-z-volejbolu.html" text:style-name="Internet_20_link" text:visited-style-name="Visited_20_Internet_20_Link">
<text:span text:style-name="T4">
排球</text:span>
</text:a>
在铜的对抗中，Zhytomyr Zhytomyr-Polissya和来自Kharkiv的VSC“ Law Academy”。</text:p>
      <text:p text:style-name="P4">
该系列赛的第一场比赛将于4月12日举行。</text:p>
      <text:p text:style-name="P4">
我们会提醒，女子超级行的获胜者是来自Dniep​​er地区的排球运动员，他们在决赛中被Vinnitsa的“ Charles-Medical-Medical-Shvsm”所克服。</text:p>
      <text:p text:style-name="P4">
照片：PVUL。</text:p>
      <text:p text:style-name="P4">
News Source: <text:a xlink:type="simple" xlink:href="https://www.ukrinform.ua/rubric-sports/3694628-epicentrpodolani-obigrali-prometej-na-starti-finalu-superligi-ukraini-z-volejbolu.html" text:style-name="Internet_20_link" text:visited-style-name="Visited_20_Internet_20_Link">
https://www.ukrinform.ua/rubric-sports/3694628-epicentrpodolani-obigrali-prometej-na-starti-finalu-superligi-ukraini-z-volejbolu.html</text:a>
</text:p>
      <!--NEWS-->
      <text:h text:style-name="P10" text:outline-level="1">
<text:span text:style-name="T4">
Zelensky与Howard Buffette援助对乌克兰进行了讨论</text:span>
</text:h>
      <text:p text:style-name="P4">
作者: Ukrinform (Person)</text:p>
      <text:p text:style-name="P4">
出版商: Укринформ (Organization)</text:p>
      <text:p text:style-name="P4">
出版时间: 2023-04-11T21:36:00+03:00</text:p>
      <text:p text:style-name="P4">
修改时间: 2023-04-11T21:36:00+03:00</text:p>
      <text:p text:style-name="P4">
描述: 沃迪米尔·泽伦斯基（Volodymyr Zelensky）总统与美国商人和慈善事业霍华德·巴菲斯（Howard Buffetus）援助对乌克兰进行了讨论。  - 乌克林。</text:p>
      <text:p text:style-name="P4">
图片: ["<text:a xlink:type="simple" xlink:href="https://static.ukrinform.com/photos/2023_04/thumb_files/630_360_1681240083-442.jpeg" text:style-name="Internet_20_link" text:visited-style-name="Visited_20_Internet_20_Link">
630_360_16812...</text:a>
", "<text:a xlink:type="simple" xlink:href="https://static.ukrinform.com/photos/2023_04/1681240083-467.jpeg" text:style-name="Internet_20_link" text:visited-style-name="Visited_20_Internet_20_Link">
1681240083-46...</text:a>
"]</text:p>
      <text:p text:style-name="P4">
标签: ['Баффетт', 'допомога', 'Зеленський']</text:p>
      <text:p text:style-name="P4">
类型: Article</text:p>
      <!--METADATA-->
      <text:p text:style-name="P4">
<draw:frame draw:style-name="fr1" draw:name="Image220" text:anchor-type="as-char" svg:width="6.9236in" svg:height="3.956343in" draw:z-index="0">
<draw:image xlink:href="../Images/yкринформ/2023-04-11T21-36-00-03-00/630_360_1681240083-442.jpeg" xlink:type="simple" xlink:show="embed" xlink:actuate="onLoad" draw:mime-type="image/jpeg"/>
</draw:frame>
Zelensky总统住宿与美国商人和慈善事业的Buffetus援助讨论了向乌克兰进行了讨论。</text:p>
      <text:p text:style-name="P4">
国家元首在[]中报告了这一点(https://t.me/V_Zelenskiy_official/5831)，报道乌克林福姆。</text:p>
      <text:p text:style-name="P4">
“他谈到了乌克兰的局势，以及驱除俄罗斯武装侵略对那不勒斯战斗的侵略。 每天，我们都采取措施，以确保乌克兰人民的可持续性，支持社会和商业。 我感谢乌克兰人民的巴菲特霍华德。”泽伦斯基说。</text:p>
      <text:p text:style-name="P4">
He noted that he was grateful to the buffet for the implementation of the Kuhkhkhkhkhkhkhkhkhkhkhkhkhkhkhkhkhkhkhkhkhkhkhka project, as well as for help in the implementation of a growing initiative, the maintenance of demining, the purchase of generators of and the consequences of shelling of civil infrastructure of Ukraine 。</text:p>
      <text:p text:style-name="P4">
<text:span text:style-name="T4">
另请阅读：</text:span>
 <text:a xlink:type="simple" xlink:href="https://www.ukrinform.ua/rubric-regions/3682790-na-kiivsini-prezentuvali-novitni-avto-dla-kinologiv-policii-aki-peredav-fond-govarda-baffeta.html" text:style-name="Internet_20_link" text:visited-style-name="Visited_20_Internet_20_Link">
<text:span text:style-name="T4">
自助</text:span>
</text:a>
在总统办公室<text:a xlink:type="simple" xlink:href="https://www.president.gov.ua/news/volodimir-zelenskij-i-govard-baffet-obgovorili-dopomogu-ukra-82201" text:style-name="Internet_20_link" text:visited-style-name="Visited_20_Internet_20_Link">
</text:a>
特别是讨论了库尔森地区的领土。 总统指出，去年秋天，赫尔森地区的大部分地区都是脱口秀的，需要保持一致，因为在春季，播种传统上已经开始，并且该地区具有发达的农业工业综合体。</text:p>
      <text:p text:style-name="P4">
<draw:frame draw:style-name="fr1" draw:name="Image221" text:anchor-type="as-char" svg:width="6.9236in" svg:height="4.617948in" draw:z-index="0">
<draw:image xlink:href="../Images/yкринформ/2023-04-11T21-36-00-03-00/1681240083-467.jpeg" xlink:type="simple" xlink:show="embed" xlink:actuate="onLoad" draw:mime-type="image/jpeg"/>
</draw:frame>
反过来，这位美国商人指出，除了直接在乌克兰的许多人的支持下，他还试图谈论美国各个公共场所的塔克拉基人国家。</text:p>
      <text:p text:style-name="P4">
据报道，在bucha上(https://www.ukrinform.ua/tag-kiivsina)第一个工厂 - 基钦开始的建设开始了，在洛佐瓦·哈尔基夫地区，签署了有关第二种此类美食项目实施的备忘录。</text:p>
      <text:p text:style-name="P4">
可以预期，在将来的存储工厂网络将扩展到乌克兰的分类器。 他们每个人都将能够为30-40个教育机构提供食物。</text:p>
      <text:p text:style-name="P4">
<text:span text:style-name="T5">
照片：总统办公室</text:span>
</text:p>
      <text:p text:style-name="P4">
News Source: <text:a xlink:type="simple" xlink:href="https://www.ukrinform.ua/rubric-society/3694629-zelenskij-obgovoriv-iz-govardom-baffetom-dopomogu-ukraini.html" text:style-name="Internet_20_link" text:visited-style-name="Visited_20_Internet_20_Link">
https://www.ukrinform.ua/rubric-society/3694629-zelenskij-obgovoriv-iz-govardom-baffetom-dopomogu-ukraini.html</text:a>
</text:p>
      <!--NEWS-->
      <text:h text:style-name="P10" text:outline-level="1">
<text:span text:style-name="T4">
如果“瓦格纳”如果不改变战术，则足够两个月 - 腹部</text:span>
</text:h>
      <text:p text:style-name="P4">
作者: Ukrinform (Person)</text:p>
      <text:p text:style-name="P4">
出版商: Укринформ (Organization)</text:p>
      <text:p text:style-name="P4">
出版时间: 2023-04-11T21:40:00+03:00</text:p>
      <text:p text:style-name="P4">
修改时间: 2023-04-11T21:40:00+03:00</text:p>
      <text:p text:style-name="P4">
描述: 瓦格纳·佩克斯（Wagner Pecs）在没有改变其行动的策略的情况下，在巴赫穆特（Bakhmut）的方向上足够了两个月。  - 乌克林。</text:p>
      <text:p text:style-name="P4">
图片: ["<text:a xlink:type="simple" xlink:href="https://static.ukrinform.com/photos/2023_03/thumb_files/630_360_1679564904-243.jpg" text:style-name="Internet_20_link" text:visited-style-name="Visited_20_Internet_20_Link">
630_360_16795...</text:a>
"]</text:p>
      <text:p text:style-name="P4">
标签: ['Бахмут', 'ЗСУ', 'Агресія РФ', 'ПВК "Вагнера"', 'Війна з росією', 'Єдині новини']</text:p>
      <text:p text:style-name="P4">
类型: Article</text:p>
      <!--METADATA-->
      <text:p text:style-name="P4">
<draw:frame draw:style-name="fr1" draw:name="Image222" text:anchor-type="as-char" svg:width="6.9236in" svg:height="3.956343in" draw:z-index="0">
<draw:image xlink:href="../Images/yкринформ/2023-04-11T21-40-00-03-00/630_360_1679564904-243.jpg" xlink:type="simple" xlink:show="embed" xlink:actuate="onLoad" draw:mime-type="image/jpeg"/>
</draw:frame>
瓦格纳·纳特斯(Wagner Nanters)在没有变化的情况下，在巴赫穆特(Bakhmut)的方向上，这足以在两个月内就足够了。</text:p>
      <text:p text:style-name="P4">
乌克林代表通讯员报道，这一观点是由武装部队武装部队武装部队武装部队Sergey Cherevaty Vifiri Telvarathon“ One News”的发言人表达的。</text:p>
      <text:p text:style-name="P4">
“以现在的强度(“瓦格纳”  -  ed。)销毁，如果他们不改变进行的策略(战斗 -  ed。)，那么我认为这是大约2个月。这是我的主观预测。 如果他们再一次不重新调整人员的交付来源，” Cherevaty说。</text:p>
      <text:p text:style-name="P4">
<text:span text:style-name="T4">
另请阅读：</text:span>
 <text:span text:style-name="T4">
 <text:a xlink:type="simple" xlink:href="https://www.ukrinform.ua/rubric-ato/3694626-na-limanskokupanskomu-napramku-za-dobu-zafiksuvali-ponad-380-obstriliv-rf.html" text:style-name="Internet_20_link" text:visited-style-name="Visited_20_Internet_20_Link">
</text:a>
</text:span>
</text:p>
      <text:p text:style-name="P4">
据他说，在<text:span text:style-name="T4">
 <text:a xlink:type="simple" xlink:href="https://www.ukrinform.ua/tag-bahmut" text:style-name="Internet_20_link" text:visited-style-name="Visited_20_Internet_20_Link">
</text:a>
</text:span>
和周围的战斗，情况非常困难，因为这座城市是俄罗斯联邦的准确目标之一。</text:p>
      <text:p text:style-name="P4">
“但是，我们的命令清楚地看到了他们的想法，我们知道如何对他们做出反应。 我们的智能，空中监视工作。”代表保证。</text:p>
      <text:p text:style-name="P4">
<text:span text:style-name="T4">
另请阅读：</text:span>
 <text:span text:style-name="T4">
 <text:a xlink:type="simple" xlink:href="https://www.ukrinform.ua/rubric-world/3694291-prigozin-pragne-otrimati-kontrol-nad-odnieu-z-politicnih-partij-rosii-isw.html" text:style-name="Internet_20_link" text:visited-style-name="Visited_20_Internet_20_Link">
</text:a>
</text:span>
</text:p>
      <text:p text:style-name="P4">
他补充说，敌人最激进的单位集中在这里。</text:p>
      <text:p text:style-name="P4">
“几个月的防御表明我们正在用尽敌人，我们淘汰了他的提升精神。 我们在准备乌克兰人的赛车时耗尽了他的力量，” Cherevaty说。</text:p>
      <text:p text:style-name="P4">
<text:span text:style-name="T4">
另请阅读：</text:span>
 <text:span text:style-name="T4">
 <text:a xlink:type="simple" xlink:href="https://www.ukrinform.ua/rubric-ato/3691802-u-bahmuti-prikordonniki-vidbili-masnij-sturm-vagnerivciv.html" text:style-name="Internet_20_link" text:visited-style-name="Visited_20_Internet_20_Link">
</text:a>
</text:span>
</text:p>
      <text:p text:style-name="P4">
根据武装部队的总参谋长的说法，入侵者正试图控制巴赫穆特市，而残酷的战斗仍在继续。</text:p>
      <text:p text:style-name="P4">
News Source: <text:a xlink:type="simple" xlink:href="https://www.ukrinform.ua/rubric-ato/3694630-vagnerivciv-vistacit-na-dva-misaci-akso-ne-zminat-taktiku-cerevatij.html" text:style-name="Internet_20_link" text:visited-style-name="Visited_20_Internet_20_Link">
https://www.ukrinform.ua/rubric-ato/3694630-vagnerivciv-vistacit-na-dva-misaci-akso-ne-zminat-taktiku-cerevatij.html</text:a>
</text:p>
      <!--NEWS-->
      <text:h text:style-name="P10" text:outline-level="1">
<text:span text:style-name="T4">
SBU宣布Oksana Marchenko搜索</text:span>
</text:h>
      <text:p text:style-name="P4">
作者: Ukrinform (Person)</text:p>
      <text:p text:style-name="P4">
出版商: Укринформ (Organization)</text:p>
      <text:p text:style-name="P4">
出版时间: 2023-04-11T21:47:00+03:00</text:p>
      <text:p text:style-name="P4">
修改时间: 2023-04-11T21:47:00+03:00</text:p>
      <text:p text:style-name="P4">
描述: 伊万诺 - 弗兰基夫斯克地区的乌克兰安全局希望是俄罗斯政客 - 奥克萨纳·马尔森科的妻子。  - 乌克林。</text:p>
      <text:p text:style-name="P4">
图片: ["<text:a xlink:type="simple" xlink:href="https://static.ukrinform.com/photos/2018_08/thumb_files/630_360_1533766038-5110-oksana-marcenko.jpg" text:style-name="Internet_20_link" text:visited-style-name="Visited_20_Internet_20_Link">
630_360_15337...</text:a>
"]</text:p>
      <text:p text:style-name="P4">
标签: ['Розшук', 'СБУ', 'Оксана Марченко']</text:p>
      <text:p text:style-name="P4">
类型: Article</text:p>
      <!--METADATA-->
      <text:p text:style-name="P4">
<draw:frame draw:style-name="fr1" draw:name="Image223" text:anchor-type="as-char" svg:width="6.9236in" svg:height="3.956343in" draw:z-index="0">
<draw:image xlink:href="../Images/yкринформ/2023-04-11T21-47-00-03-00/630_360_1533766038-5110-oksana-marcenko.jpg" xlink:type="simple" xlink:show="embed" xlink:actuate="onLoad" draw:mime-type="image/jpeg"/>
</draw:frame>
伊万诺 - 弗兰基克斯克乌克兰的安全局宣布了 - 俄罗斯政治家 - 奥克萨纳·马尔森科的妻子。</text:p>
      <text:p text:style-name="P4">
[]上发布的数据证明了这一点(https://wanted.mvs.gov.ua/searchperson/details/?id=3023090669681118&amp;fbclid=IwAR2u4LW02yACjeXchsHe0nWPbqzC38yR9Szgkfwe2ZCrkACR0qjWWsvlBA8)，报道乌克林福姆。</text:p>
      <text:p text:style-name="P4">
«灭绝日期-24.03.2023。 灭绝的地方：基辅，所罗门斯基(该区域是ed。). Стаття звинувачення: 110-2 ч.3 (为实施暴力变革或推翻国家权力的宪法秩序，乌克兰领土或国家边界的变化而采取的行动的融资。). Запобіжнийзахід: не застосовувався», - уточнюється у повідомленні.</text:p>
      <text:p text:style-name="P4">
<text:span text:style-name="T4">
Читайте також:</text:span>
 <text:a xlink:type="simple" xlink:href="https://www.ukrinform.ua/rubric-society/3674093-sud-arestuvav-majno-oksani-marcenko-na-ponad-56-milarda.html" text:style-name="Internet_20_link" text:visited-style-name="Visited_20_Internet_20_Link">
 <text:span text:style-name="T4">
Оксани</text:span>
 <text:span text:style-name="T4">
Марченко</text:span>
</text:a>
据报道，4月5日，SBU表示，根据SBU的材料以及LVIV地区检察官办公室的合作，法院施加了<text:a xlink:type="simple" xlink:href="https://www.ukrinform.ua/tag-arest" text:style-name="Internet_20_link" text:visited-style-name="Visited_20_Internet_20_Link">
</text:a>
另外有两个土地，其物体由Oksana Marchenko非法拥有。 被扣押财产的一般性几乎为1,750万。</text:p>
      <text:p text:style-name="P4">
News Source: <text:a xlink:type="simple" xlink:href="https://www.ukrinform.ua/rubric-society/3694637-sbu-ogolosila-oksanu-marcenko-a-rozsuk.html" text:style-name="Internet_20_link" text:visited-style-name="Visited_20_Internet_20_Link">
https://www.ukrinform.ua/rubric-society/3694637-sbu-ogolosila-oksanu-marcenko-a-rozsuk.html</text:a>
</text:p>
      <!--NEWS-->
      <text:h text:style-name="P10" text:outline-level="1">
<text:span text:style-name="T4">
俄罗斯人解雇了苏米地区的九个边境社区，发生了破坏</text:span>
</text:h>
      <text:p text:style-name="P4">
作者: Ukrinform (Person)</text:p>
      <text:p text:style-name="P4">
出版商: Укринформ (Organization)</text:p>
      <text:p text:style-name="P4">
出版时间: 2023-04-11T21:49:16+03:00</text:p>
      <text:p text:style-name="P4">
修改时间: 2023-04-11T21:49:16+03:00</text:p>
      <text:p text:style-name="P4">
描述: 4月11日，俄罗斯军人于4月11日解雇了苏米地区的九个边境社区，发生了破坏。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Сумщина', 'Війна з росією']</text:p>
      <text:p text:style-name="P4">
类型: Article</text:p>
      <!--METADATA-->
      <text:p text:style-name="P4">
<draw:frame draw:style-name="fr1" draw:name="Image224" text:anchor-type="as-char" svg:width="6.9236in" svg:height="3.956343in" draw:z-index="0">
<draw:image xlink:href="../Images/yкринформ/2023-04-11T21-49-16-03-00/630_360_1667562981-965.jpg" xlink:type="simple" xlink:show="embed" xlink:actuate="onLoad" draw:mime-type="image/jpeg"/>
</draw:frame>
4月11日，俄罗斯服务部门于4月11日解雇了9个边境社区，并遭到破坏。</text:p>
      <text:p text:style-name="P4">
根据乌克林福姆的说法，苏米地区军事行政部门报告了<text:a xlink:type="simple" xlink:href="https://t.me/Sumy_news_ODA/15395" text:style-name="Internet_20_link" text:visited-style-name="Visited_20_Internet_20_Link">
</text:a>
。</text:p>
      <text:p text:style-name="P4">
“白天，俄罗斯人解雇了九个边境社区 - 贝洛皮斯克，Novoslobidskaya，Seredi-Budsk，Miropil，Khotinskaya，Yunakovskaya，Znob-Novgorod，Shalyginsk，Shalysk，Esmanskaya。 记录了91个附件 - 来自迫击炮，炮兵，重置<text:a xlink:type="simple" xlink:href="https://www.ukrinform.ua/tag-bezpilotnik" text:style-name="Internet_20_link" text:visited-style-name="Visited_20_Internet_20_Link">
</text:a>
Foos类型的爆炸装置。 不幸的是，有破坏。”证词写道。</text:p>
      <text:p text:style-name="P4">
由于迫击炮炮击，在贝洛皮尔社区(九次命中)俄罗斯联邦一侧损坏了一座私人非住宅。</text:p>
      <text:p text:style-name="P4">
<text:span text:style-name="T4">
另请阅读：</text:span>
 <text:a xlink:type="simple" xlink:href="https://www.ukrinform.ua/rubric-ato/3694563-aviacia-zsu-za-den-zavdala-13-udariv-po-poziciah-voroga.html" text:style-name="Internet_20_link" text:visited-style-name="Visited_20_Internet_20_Link">
<text:span text:style-name="T4">
 afs </text:span>
 <text:span text:style-name="T4">
天</text:span>
 <text:span text:style-name="T4">
反射</text:span>
 <text:span text:style-name="T4">
 </text:span>
 <text:span text:style-name="T4">
 </text:span>
 <text:span text:style-name="T4">
 </text:span>
 <text:span text:style-name="T4">
半</text:span>
 <text:span text:style-name="T4">
 </text:span>
 <text:span text:style-name="T4">
一百个</text:span>
<text:span text:style-name="T4">
敌人</text:span>
 <text:span text:style-name="T4">
 </text:span>
 <text:span text:style-name="T4">
 </text:span>
 * <text:span text:style-name="T4">
 攻击 </text:span>
</text:a>
在Novoslobid社区中，通过砂浆大火(两个命中)损坏了两个私人房屋。</text:p>
      <text:p text:style-name="P4">
由于俄罗斯联邦的迫击炮炮击，在库丁社区中损害了当地农业公司的场所。</text:p>
      <text:p text:style-name="P4">
Sumy Ova报告说，它没有人类伤亡。</text:p>
      <text:p text:style-name="P4">
正如乌克林福姆报道的那样，4月10日，五个领土社区遭受了俄罗斯军队的罢工[] [] <text:a xlink:type="simple" xlink:href="https://www.ukrinform.ua/rubric-ato/3694140-rosiani-protagom-dobi-obstrilali-pat-gromad-sumsini.html" text:style-name="Internet_20_link" text:visited-style-name="Visited_20_Internet_20_Link">
</text:a>
 .</text:p>
      <text:p text:style-name="P4">
News Source: <text:a xlink:type="simple" xlink:href="https://www.ukrinform.ua/rubric-ato/3694634-rosiani-obstrilali-devat-prikordonnih-gromad-sumsini-e-rujnuvanna.html" text:style-name="Internet_20_link" text:visited-style-name="Visited_20_Internet_20_Link">
https://www.ukrinform.ua/rubric-ato/3694634-rosiani-obstrilali-devat-prikordonnih-gromad-sumsini-e-rujnuvanna.html</text:a>
</text:p>
      <!--NEWS-->
      <text:h text:style-name="P10" text:outline-level="1">
<text:span text:style-name="T4">
武装部队反性能可以从夏天开始 -  Shmigal</text:span>
</text:h>
      <text:p text:style-name="P4">
作者: Ukrinform (Person)</text:p>
      <text:p text:style-name="P4">
出版商: Укринформ (Organization)</text:p>
      <text:p text:style-name="P4">
出版时间: 2023-04-11T21:52:00+03:00</text:p>
      <text:p text:style-name="P4">
修改时间: 2023-04-11T21:52:00+03:00</text:p>
      <text:p text:style-name="P4">
描述: 乌克兰丹尼斯·施米加尔（Denis Shmigal）总理说，乌克兰对俄罗斯入侵者的大规模反击可以在夏天开始。  - 乌克林。</text:p>
      <text:p text:style-name="P4">
图片: ["<text:a xlink:type="simple" xlink:href="https://static.ukrinform.com/photos/2023_03/thumb_files/630_360_1678808321-554.jpg" text:style-name="Internet_20_link" text:visited-style-name="Visited_20_Internet_20_Link">
630_360_16788...</text:a>
"]</text:p>
      <text:p text:style-name="P4">
标签: ['Канада', 'Україна', 'Візит', 'Шмигаль', 'Війна з росією', 'Контрнаступ']</text:p>
      <text:p text:style-name="P4">
类型: Article</text:p>
      <!--METADATA-->
      <text:p text:style-name="P4">
<draw:frame draw:style-name="fr1" draw:name="Image225" text:anchor-type="as-char" svg:width="6.9236in" svg:height="3.956343in" draw:z-index="0">
<draw:image xlink:href="../Images/yкринформ/2023-04-11T21-52-00-03-00/630_360_1678808321-554.jpg" xlink:type="simple" xlink:show="embed" xlink:actuate="onLoad" draw:mime-type="image/jpeg"/>
</draw:frame>
乌克兰丹尼斯·施米加尔(Denis Shmigal)总理说，乌克兰对俄罗斯入侵者的大规模反攻可以在夏天开始。</text:p>
      <text:p text:style-name="P4">
他在美国版中说了这一点<text:a xlink:type="simple" xlink:href="https://thehill.com/policy/international/3942979-ukrainian-prime-minister-arrives-in-dc-at-make-or-break-moment/" text:style-name="Internet_20_link" text:visited-style-name="Visited_20_Internet_20_Link">
</text:a>
据报道，在访问美国的前夕。</text:p>
      <text:p text:style-name="P4">
“施密历尔在一次独家采访中说，可能已经发生反性能，并指出起点上的最高压力<text:span text:style-name="T4">
 <text:a xlink:type="simple" xlink:href="https://www.ukrinform.ua/tag-kontrnastup" text:style-name="Internet_20_link" text:visited-style-name="Visited_20_Internet_20_Link">
</text:a>
</text:span>
从内部发生(社会 - 编辑。)乌克兰，”出版物说。</text:p>
      <text:p text:style-name="P4">
<text:span text:style-name="T4">
另请阅读：</text:span>
 <text:span text:style-name="T4">
 <text:a xlink:type="simple" xlink:href="https://www.ukrinform.ua/rubric-ato/3694340-ukraina-uhvalit-risenna-pro-kontrnastup-v-ostannij-moment-danilov.html" text:style-name="Internet_20_link" text:visited-style-name="Visited_20_Internet_20_Link">
</text:a>
</text:span>
</text:p>
      <text:p text:style-name="P4">
总理还指出，官方基辅在更好地开始积极行动时不会感到伴侣的压力。</text:p>
      <text:p text:style-name="P4">
乌克兰政府负责人强调说：“我们所有的朋友和合作伙伴都清楚地理解，为了进入坦克，我们需要为一百分之一的百分比做好准备。”</text:p>
      <text:p text:style-name="P4">
值得注意的是，Shmigal对华盛顿的访问发生在Tlim -Scale的情报泄漏上，其中包括对乌克兰美国国防部的评估。</text:p>
      <text:p text:style-name="P4">
<text:span text:style-name="T4">
另请阅读：</text:span>
 <text:span text:style-name="T4">
 <text:a xlink:type="simple" xlink:href="https://www.ukrinform.ua/rubric-world/3694602-zliti-sekretni-dokumenti-ssa-maut-serjozni-netocnosti-minoboroni-britanii.html" text:style-name="Internet_20_link" text:visited-style-name="Visited_20_Internet_20_Link">
</text:a>
</text:span>
</text:p>
      <text:p text:style-name="P4">
当被问及文件的泄漏如何影响乌克兰对比的规划时，施密尔加尔强烈强调乌克兰将释放其土地。</text:p>
      <text:p text:style-name="P4">
“我们反复争辩说我们可以做到。 从我们的国际合作伙伴那里，我们要求更多的军事潜力，例如坦克，弹药，飞机，装甲车，”乌克兰总理说。</text:p>
      <text:p text:style-name="P4">
<text:span text:style-name="T4">
另请阅读：</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他还确认，在乌克兰，就生活而言，经济计划中的损失确实感到损失，“这些损失确实对没有伤害造成了巨大伤害。” 但是，他说：“这并不意味着我们没有勇气启发。”<text:span text:style-name="T4">
另请阅读：</text:span>
 <text:span text:style-name="T4">
 <text:a xlink:type="simple" xlink:href="https://www.ukrinform.ua/rubric-economy/3694582-kanada-ta-ukraina-rozsirili-ugodu-pro-vilnu-torgivlu.html" text:style-name="Internet_20_link" text:visited-style-name="Visited_20_Internet_20_Link">
</text:a>
</text:span>
</text:p>
      <text:p text:style-name="P4">
据报道，乌克兰总理周二访问。 在华盛顿逗留期间，他计划参加国际货币基金组织和世界银行。 此外，预计将会见美国当局的代表。</text:p>
      <text:p text:style-name="P4">
News Source: <text:a xlink:type="simple" xlink:href="https://www.ukrinform.ua/rubric-ato/3694636-kontrnastup-zsu-moze-rozpocatisa-vlitku-smigal.html" text:style-name="Internet_20_link" text:visited-style-name="Visited_20_Internet_20_Link">
https://www.ukrinform.ua/rubric-ato/3694636-kontrnastup-zsu-moze-rozpocatisa-vlitku-smigal.html</text:a>
</text:p>
      <!--NEWS-->
      <text:h text:style-name="P10" text:outline-level="1">
<text:span text:style-name="T4">
在乔治·纳布特大街上，供水破坏了</text:span>
</text:h>
      <text:p text:style-name="P4">
作者: Ukrinform (Person)</text:p>
      <text:p text:style-name="P4">
出版商: Укринформ (Organization)</text:p>
      <text:p text:style-name="P4">
出版时间: 2023-04-11T21:56:00+03:00</text:p>
      <text:p text:style-name="P4">
修改时间: 2023-04-11T21:56:00+03:00</text:p>
      <text:p text:style-name="P4">
描述: 在Georgy Narbut Avenue的首都，供水网络发生了一次事故。  - 乌克林。</text:p>
      <text:p text:style-name="P4">
图片: ["<text:a xlink:type="simple" xlink:href="https://static.ukrinform.com/photos/2023_04/thumb_files/630_360_1681233068-317.jpg" text:style-name="Internet_20_link" text:visited-style-name="Visited_20_Internet_20_Link">
630_360_16812...</text:a>
"]</text:p>
      <text:p text:style-name="P4">
标签: ['Аварія', 'Вода', 'Київ']</text:p>
      <text:p text:style-name="P4">
类型: Article</text:p>
      <!--METADATA-->
      <text:p text:style-name="P4">
<draw:frame draw:style-name="fr1" draw:name="Image226" text:anchor-type="as-char" svg:width="6.9236in" svg:height="3.956343in" draw:z-index="0">
<draw:image xlink:href="../Images/yкринформ/2023-04-11T21-56-00-03-00/630_360_1681233068-317.jpg" xlink:type="simple" xlink:show="embed" xlink:actuate="onLoad" draw:mime-type="image/jpeg"/>
</draw:frame>
Stolysza Avenue Narbut Avenue在供水网络上发生了事故。</text:p>
      <text:p text:style-name="P4">
关于<text:a xlink:type="simple" xlink:href="https://t.me/KyivCityOfficial/6464" text:style-name="Internet_20_link" text:visited-style-name="Visited_20_Internet_20_Link">
</text:a>
乌克林福姆报道说，市政府的新闻社报道。</text:p>
      <text:p text:style-name="P4">
“在乔治·纳尔布特大街上(解放者)，1发生了指挥网络的事故。 在Darnytskyi和部分Desnyanskiy地区的建筑物中，压力可能会降低<text:a xlink:type="simple" xlink:href="https://www.ukrinform.ua/tag-voda" text:style-name="Internet_20_link" text:visited-style-name="Visited_20_Internet_20_Link">
</text:a>
“， - 据说。</text:p>
      <text:p text:style-name="P4">
基辅伏二邦员工将纳布特大都会的前景局部漏水。 关于<text:a xlink:type="simple" xlink:href="https://t.me/KyivCityOfficial/6465" text:style-name="Internet_20_link" text:visited-style-name="Visited_20_Internet_20_Link">
</text:a>
告知了基辅市政府的新闻服务。</text:p>
      <text:p text:style-name="P4">
“乔治·纳布特大街的漏水(解放者)，1个本地化，网络的压力是正常的。”消息写道。</text:p>
      <text:p text:style-name="P4">
值得注意的是，在常规模式下，供水的住宅建筑物运行。</text:p>
      <text:p text:style-name="P4">
早晨，维修工作将继续。</text:p>
      <text:p text:style-name="P4">
<text:span text:style-name="T4">
另请阅读：</text:span>
 <text:a xlink:type="simple" xlink:href="https://www.ukrinform.ua/rubric-kyiv/3694150-u-stolici-vimknuli-opalenna-dla-95-zitlovih-bagatopoverhivok.html" text:style-name="Internet_20_link" text:visited-style-name="Visited_20_Internet_20_Link">
<text:span text:style-name="T4">
加热</text:span>
</text:a>
此外，大道的交通很复杂。</text:p>
      <text:p text:style-name="P4">
正如乌克林福姆报道的<text:a xlink:type="simple" xlink:href="https://www.ukrinform.ua/rubric-regions/3680722-u-mikolaevi-na-remont-poskodzenoi-vodoprovidnoi-merezi-vidilat-12-milarda.html" text:style-name="Internet_20_link" text:visited-style-name="Visited_20_Internet_20_Link">
</text:a>
国家预算补贴12亿。</text:p>
      <text:p text:style-name="P4">
<text:span text:style-name="T5">
foto：shutterstock</text:span>
</text:p>
      <text:p text:style-name="P4">
News Source: <text:a xlink:type="simple" xlink:href="https://www.ukrinform.ua/rubric-kyiv/3694599-u-kievi-na-prospekti-georgia-narbuta-stalasa-avaria-na-vodoprovidnij-merezi.html" text:style-name="Internet_20_link" text:visited-style-name="Visited_20_Internet_20_Link">
https://www.ukrinform.ua/rubric-kyiv/3694599-u-kievi-na-prospekti-georgia-narbuta-stalasa-avaria-na-vodoprovidnij-merezi.html</text:a>
</text:p>
      <!--NEWS-->
      <text:h text:style-name="P10" text:outline-level="1">
<text:span text:style-name="T4">
加拿大引入了Prigogine和白俄罗斯国家银行</text:span>
</text:h>
      <text:p text:style-name="P4">
作者: Ukrinform (Person)</text:p>
      <text:p text:style-name="P4">
出版商: Укринформ (Organization)</text:p>
      <text:p text:style-name="P4">
出版时间: 2023-04-11T22:05:41+03:00</text:p>
      <text:p text:style-name="P4">
修改时间: 2023-04-11T22:05:41+03:00</text:p>
      <text:p text:style-name="P4">
描述: 加拿大与乌克兰的全面入侵有关对俄罗斯和白俄罗斯的制裁。  - 乌克林。</text:p>
      <text:p text:style-name="P4">
图片: ["<text:a xlink:type="simple" xlink:href="https://static.ukrinform.com/photos/2022_10/thumb_files/630_360_1665161074-172.png" text:style-name="Internet_20_link" text:visited-style-name="Visited_20_Internet_20_Link">
630_360_16651...</text:a>
"]</text:p>
      <text:p text:style-name="P4">
标签: ['Банк', 'білорусь', 'Канада', 'Санкції', 'Пригожин']</text:p>
      <text:p text:style-name="P4">
类型: Article</text:p>
      <!--METADATA-->
      <text:p text:style-name="P4">
<draw:frame draw:style-name="fr1" draw:name="Image227" text:anchor-type="as-char" svg:width="6.9236in" svg:height="3.956343in" draw:z-index="0">
<draw:image xlink:href="../Images/yкринформ/2023-04-11T22-05-41-03-00/630_360_1665161074-172.png" xlink:type="simple" xlink:show="embed" xlink:actuate="onLoad" draw:mime-type="image/png"/>
</draw:frame>
加拿大与乌克兰的全面保护有关，扩大了对俄罗斯和白俄罗斯的制裁。</text:p>
      <text:p text:style-name="P4">
这是在[]中宣布的(https://pm.gc.ca/en/news/news-releases/2023/04/11/prime-minister-announces-more-support-ukraine)乌克林福姆报道，在与乌克兰同事丹尼斯·史密斯(Denis Shmigal)会面后，Justinatryudo。</text:p>
      <text:p text:style-name="P4">
“为了维持对俄罗斯政权的压力，特鲁多总理宣布对14个俄罗斯个人和34个涉及俄罗斯针对乌克兰战争的法人实体的新制裁，特别是与瓦格纳集团的Irosian航空部门有关的，”  - 他们在加拿大政府负责人办公室里说。</text:p>
      <text:p text:style-name="P4">
根据他的信息，属于创始人<text:a xlink:type="simple" xlink:href="https://www.ukrinform.ua/tag-pvk-vagnera" text:style-name="Internet_20_link" text:visited-style-name="Visited_20_Internet_20_Link">
</text:a>
Yevgeny Prigogine，Lipetsk机械工厂，Volga-Dnepr航空公司，Safir Research Enterprise等。</text:p>
      <text:p text:style-name="P4">
<text:span text:style-name="T4">
另请阅读：</text:span>
 <text:a xlink:type="simple" xlink:href="https://www.ukrinform.ua/rubric-economy/3694623-smigal-nazvav-kanadu-odnim-iz-lideriv-u-zaprovadzenni-sankcij-proti-rf.html" text:style-name="Internet_20_link" text:visited-style-name="Visited_20_Internet_20_Link">
<text:span text:style-name="T4">
加拿大</text:span>
</text:a>
此外，加拿大对塔塔斯坦·鲁斯塔明尼·尼基诺夫(Tatarstan Rustaminnykivanov)总统和他的妻子以及俄罗斯联合会Mykolapipipankav的国防部副部长实施了制裁。</text:p>
      <text:p text:style-name="P4">
新制裁还适用于九个白俄罗斯金融机构，由白俄罗斯国家银行，贝尔格罗普班克，现状银行，普拉斯班克以及俄罗斯Sberbank和VTB银行的Distock公司中间。</text:p>
      <text:p text:style-name="P4">
加拿大子境内的所有财产和资金都是冷冻的，禁止进入该国。</text:p>
      <text:p text:style-name="P4">
从非法占领克里米亚时期，加拿大就对俄罗斯，白俄罗斯和乌克兰的2400个个人和法人实体实施了制裁。</text:p>
      <text:p text:style-name="P4">
News Source: <text:a xlink:type="simple" xlink:href="https://www.ukrinform.ua/rubric-world/3694639-kanada-zaprovadila-sankci-sodo-kompanii-prigozina-i-nacbanku-bilorusi.html" text:style-name="Internet_20_link" text:visited-style-name="Visited_20_Internet_20_Link">
https://www.ukrinform.ua/rubric-world/3694639-kanada-zaprovadila-sankci-sodo-kompanii-prigozina-i-nacbanku-bilorusi.html</text:a>
</text:p>
      <!--NEWS-->
      <text:h text:style-name="P10" text:outline-level="1">
<text:span text:style-name="T4">
日本国防部已与三菱重工签订合同以发射导弹</text:span>
</text:h>
      <text:p text:style-name="P4">
作者: Ukrinform (Person)</text:p>
      <text:p text:style-name="P4">
出版商: Укринформ (Organization)</text:p>
      <text:p text:style-name="P4">
出版时间: 2023-04-11T22:13:00+03:00</text:p>
      <text:p text:style-name="P4">
修改时间: 2023-04-11T22:13:00+03:00</text:p>
      <text:p text:style-name="P4">
描述: 日本国防部与最大的三菱重型产业公司的防御公司签订了四个合同，以开发和供应导弹。  - 乌克林。</text:p>
      <text:p text:style-name="P4">
图片: ["<text:a xlink:type="simple" xlink:href="https://static.ukrinform.com/photos/2023_04/thumb_files/630_360_1681239737-504.jpg" text:style-name="Internet_20_link" text:visited-style-name="Visited_20_Internet_20_Link">
630_360_16812...</text:a>
"]</text:p>
      <text:p text:style-name="P4">
标签: ['Японія', 'Міноборони', 'Mitsubishi', 'Ракета']</text:p>
      <text:p text:style-name="P4">
类型: Article</text:p>
      <!--METADATA-->
      <text:p text:style-name="P4">
<draw:frame draw:style-name="fr1" draw:name="Image228" text:anchor-type="as-char" svg:width="6.9236in" svg:height="3.956343in" draw:z-index="0">
<draw:image xlink:href="../Images/yкринформ/2023-04-11T22-13-00-03-00/630_360_1681239737-504.jpg" xlink:type="simple" xlink:show="embed" xlink:actuate="onLoad" draw:mime-type="image/jpeg"/>
</draw:frame>
日本国防部与最大的三菱重企业的防守公司签订了四项合同，以开发火箭。</text:p>
      <text:p text:style-name="P4">
在日本国防部陈述了这一点，并报告了乌克林福姆，并参考了<text:a xlink:type="simple" xlink:href="https://www.bloomberg.com/news/articles/2023-04-11/japan-defense-ministry-to-procure-missiles-from-mitsubishi-heavy" text:style-name="Internet_20_link" text:visited-style-name="Visited_20_Internet_20_Link">
</text:a>
。</text:p>
      <text:p text:style-name="P4">
正如所指出的那样，合同包括开发用于潜艇的有翼火箭和大规模生产用于防御的高音飞机。 预计将在2026  -  2027年注册武器。</text:p>
      <text:p text:style-name="P4">
另外两项合同涉及12T型的生产以及为其开发更明显的导弹的发展。</text:p>
      <text:p text:style-name="P4">
<text:span text:style-name="T4">
另请阅读：</text:span>
 <text:span text:style-name="T4">
 <text:a xlink:type="simple" xlink:href="https://www.ukrinform.ua/rubric-economy/3694411-aponia-na-zustrici-g7-predstavit-model-finansovoi-pidtrimki-ukraini.html" text:style-name="Internet_20_link" text:visited-style-name="Visited_20_Internet_20_Link">
</text:a>
</text:span>
</text:p>
      <text:p text:style-name="P4">
在日本对俄罗斯的全面入侵的背景下，日本宣布在未来五年内计划国防预算约60％。 这是拒绝以GDP 1％的形式限制军事支出。</text:p>
      <text:p text:style-name="P4">
在今年的预算中，国防部<text:span text:style-name="T4">
 <text:a xlink:type="simple" xlink:href="https://www.ukrinform.ua/tag-aponia" text:style-name="Internet_20_link" text:visited-style-name="Visited_20_Internet_20_Link">
</text:a>
</text:span>
为导弹开发提供了约105亿美元。</text:p>
      <text:p text:style-name="P4">
<text:span text:style-name="T4">
另请阅读：</text:span>
 <text:span text:style-name="T4">
 <text:a xlink:type="simple" xlink:href="https://www.ukrinform.ua/rubric-world/3691707-aponia-i-nadali-pidtrimuvatime-ukrainu-pered-rosijskou-agresieu-glava-mzs.html" text:style-name="Internet_20_link" text:visited-style-name="Visited_20_Internet_20_Link">
</text:a>
</text:span>
</text:p>
      <text:p text:style-name="P4">
日本还计划从雷神技术公司购买战斧导弹。 洛克希德·马丁公司(Lockheed Martin Corp.</text:p>
      <text:p text:style-name="P4">
News Source: <text:a xlink:type="simple" xlink:href="https://www.ukrinform.ua/rubric-world/3694641-minoboroni-aponii-pidpisalo-kontrakti-z-mitsubishi-heavy-industries-na-postavku-raket.html" text:style-name="Internet_20_link" text:visited-style-name="Visited_20_Internet_20_Link">
https://www.ukrinform.ua/rubric-world/3694641-minoboroni-aponii-pidpisalo-kontrakti-z-mitsubishi-heavy-industries-na-postavku-raket.html</text:a>
</text:p>
      <!--NEWS-->
      <text:h text:style-name="P10" text:outline-level="1">
<text:span text:style-name="T4">
入侵者将巴赫穆特的一部分变成了叙利亚阿勒颇 - 画家</text:span>
</text:h>
      <text:p text:style-name="P4">
作者: Ukrinform (Person)</text:p>
      <text:p text:style-name="P4">
出版商: Укринформ (Organization)</text:p>
      <text:p text:style-name="P4">
出版时间: 2023-04-11T22:25:00+03:00</text:p>
      <text:p text:style-name="P4">
修改时间: 2023-04-11T22:25:00+03:00</text:p>
      <text:p text:style-name="P4">
描述: 俄罗斯军队将巴赫穆特的一部分变成了叙利亚城市阿勒颇，该城市由于轰炸而被摧毁。  - 乌克林。</text:p>
      <text:p text:style-name="P4">
图片: ["<text:a xlink:type="simple" xlink:href="https://static.ukrinform.com/photos/2023_03/thumb_files/630_360_1677771209-460.jpg" text:style-name="Internet_20_link" text:visited-style-name="Visited_20_Internet_20_Link">
630_360_16777...</text:a>
"]</text:p>
      <text:p text:style-name="P4">
标签: ['Бахмут', 'Міноборони', 'Війна з росією', 'Ганна Маляр', 'Єдині новини']</text:p>
      <text:p text:style-name="P4">
类型: Article</text:p>
      <!--METADATA-->
      <text:p text:style-name="P4">
<draw:frame draw:style-name="fr1" draw:name="Image229" text:anchor-type="as-char" svg:width="6.9236in" svg:height="3.956343in" draw:z-index="0">
<draw:image xlink:href="../Images/yкринформ/2023-04-11T22-25-00-03-00/630_360_1677771209-460.jpg" xlink:type="simple" xlink:show="embed" xlink:actuate="onLoad" draw:mime-type="image/jpeg"/>
</draw:frame>
军方将巴赫穆特的一部分变成了叙利亚城市阿勒颇，该城市被炸弹袭击摧毁。</text:p>
      <text:p text:style-name="P4">
根据乌克林福姆的说法，国防部副部长安娜·马里亚尔(Anna Malyar)在国家电话中说，“统一新闻”。</text:p>
      <text:p text:style-name="P4">
“那里的敌人不仅集中了其正规部队，而且还有瓦格纳的私人媒介，瓦格纳曾在很大程度上被乌克兰的武装部队摧毁。 敌人离开了他的目标 - 采取<text:a xlink:type="simple" xlink:href="https://www.ukrinform.ua/tag-bahmut" text:style-name="Internet_20_link" text:visited-style-name="Visited_20_Internet_20_Link">
</text:a>
。 今天有激烈的战斗。 在敌人的一侧有大量使用炮兵。 敌人将一部分城市地区变成了阿勒颇。 他们采用了完全破坏的策略，建筑物的破坏，地位，”它已经进化。</text:p>
      <text:p text:style-name="P4">
<text:span text:style-name="T4">
另请阅读：</text:span>
 <text:a xlink:type="simple" xlink:href="https://www.ukrinform.ua/rubric-ato/3694053-rosiani-obstriluut-transport-akij-ruhaetsa-v-bik-bahmuta-malar.html" text:style-name="Internet_20_link" text:visited-style-name="Visited_20_Internet_20_Link">
<text:span text:style-name="T4">
俄罗斯人</text:span>
 <text:span text:style-name="T4">
解雇</text:span>
 <text:span text:style-name="T4">
运输</text:span>
 <text:span text:style-name="T4">
什么</text:span>
<text:span text:style-name="T4">
移动</text:span>
 <text:span text:style-name="T4">
侧</text:span>
 <text:span text:style-name="T4">
 </text:span>
 <text:span text:style-name="T4">
 bakhmuta </text:span>
 <text:span text:style-name="T4">
 </text:span>
 <text:span text:style-name="T4">
 painter </text:span>
</text:a>
她说，此外，如果乌克兰捍卫者没有捍卫巴赫穆特，入侵者将简单地进入乌克兰领土。</text:p>
      <text:p text:style-name="P4">
正如乌克兰乌克兰(Ukrinform(https://www.ukrinform.ua/rubric-ato/3694481-bij-u-bahmuti-prikordonniki-vtrimali-pozicii-i-vidbili-ataku-rosian.html)Donetsk地区Citybhmut的俄罗斯入侵者。</text:p>
      <text:p text:style-name="P4">
<text:span text:style-name="T5">
foto：konstantin liber</text:span>
</text:p>
      <text:p text:style-name="P4">
News Source: <text:a xlink:type="simple" xlink:href="https://www.ukrinform.ua/rubric-ato/3694645-zagarbniki-peretvorili-castinu-bahmuta-na-sirijske-aleppo-malar.html" text:style-name="Internet_20_link" text:visited-style-name="Visited_20_Internet_20_Link">
https://www.ukrinform.ua/rubric-ato/3694645-zagarbniki-peretvorili-castinu-bahmuta-na-sirijske-aleppo-malar.html</text:a>
</text:p>
      <!--NEWS-->
      <text:h text:style-name="P10" text:outline-level="1">
<text:span text:style-name="T4">
APL。 Zinchenko的“切尔西” Mudrik的“切尔西”将于5月初举行。</text:span>
</text:h>
      <text:p text:style-name="P4">
作者: Ukrinform (Person)</text:p>
      <text:p text:style-name="P4">
出版商: Укринформ (Organization)</text:p>
      <text:p text:style-name="P4">
出版时间: 2023-04-11T22:30:44+03:00</text:p>
      <text:p text:style-name="P4">
修改时间: 2023-04-11T22:30:44+03:00</text:p>
      <text:p text:style-name="P4">
描述: 在英国英超联赛（APL）中，第34轮的比赛在5月2日之间在伦敦俱乐部的“阿森纳”和“切尔西”的球员之间进行了移动，这些比赛原定于4月29日参加比赛。  - 乌克林。</text:p>
      <text:p text:style-name="P4">
图片: ["<text:a xlink:type="simple" xlink:href="https://static.ukrinform.com/photos/2023_04/thumb_files/630_360_1681241394-615.jpeg" text:style-name="Internet_20_link" text:visited-style-name="Visited_20_Internet_20_Link">
630_360_16812...</text:a>
"]</text:p>
      <text:p text:style-name="P4">
标签: ['Арсенал', 'Футбол', 'Зінченко', 'АПЛ']</text:p>
      <text:p text:style-name="P4">
类型: Article</text:p>
      <!--METADATA-->
      <text:p text:style-name="P4">
<draw:frame draw:style-name="fr1" draw:name="Image230" text:anchor-type="as-char" svg:width="6.9236in" svg:height="3.956343in" draw:z-index="0">
<draw:image xlink:href="../Images/yкринформ/2023-04-11T22-30-44-03-00/630_360_1681241394-615.jpeg" xlink:type="simple" xlink:show="embed" xlink:actuate="onLoad" draw:mime-type="image/jpeg"/>
</draw:frame>
旺利乌斯超级联赛(超级联赛)伦敦俱乐部“阿森纳”和“切尔西”第34轮比赛的比赛的比赛，本来应该在第29届比赛。</text:p>
      <text:p text:style-name="P4">
乌克林福姆报道，APL董事会在安全与法律和秩序的咨询小组会议之后批准了新日期。</text:p>
      <text:p text:style-name="P4">
5月2日，乌克兰的后卫亚历山大·辛昌(Alexander Zinchenko)将于5月2日在5月2日与切尔西·米哈伊尔·穆德里克(Chelsea Mikhail Mudrik)会面。 游戏的开始 -  22.00 Kyiv时间。</text:p>
      <text:p text:style-name="P4">
<text:span text:style-name="T4">
另请阅读：</text:span>
 <text:a xlink:type="simple" xlink:href="https://www.ukrinform.ua/rubric-sports/3693684-apl-liverpul-zigrav-vniciu-z-arsenalom.html" text:style-name="Internet_20_link" text:visited-style-name="Visited_20_Internet_20_Link">
<text:span text:style-name="T4">
 apl </text:span>
</text:a>
领导阿森纳APL(73眼镜)，在曼城领先(67).«Челсі» (39)担任第11位。</text:p>
      <text:p text:style-name="P4">
照片：盖蒂图像。</text:p>
      <text:p text:style-name="P4">
News Source: <text:a xlink:type="simple" xlink:href="https://www.ukrinform.ua/rubric-sports/3694647-apl-matc-arsenala-zincenka-iz-celsi-mudrika-vidbudetsa-na-pocatku-travna.html" text:style-name="Internet_20_link" text:visited-style-name="Visited_20_Internet_20_Link">
https://www.ukrinform.ua/rubric-sports/3694647-apl-matc-arsenala-zincenka-iz-celsi-mudrika-vidbudetsa-na-pocatku-travna.html</text:a>
</text:p>
      <!--NEWS-->
      <text:h text:style-name="P10" text:outline-level="1">
<text:span text:style-name="T4">
加拿大已经向乌克兰发送了4000多吨军事援助</text:span>
</text:h>
      <text:p text:style-name="P4">
作者: Ukrinform (Person)</text:p>
      <text:p text:style-name="P4">
出版商: Укринформ (Organization)</text:p>
      <text:p text:style-name="P4">
出版时间: 2023-04-11T22:33:00+03:00</text:p>
      <text:p text:style-name="P4">
修改时间: 2023-04-11T22:33:00+03:00</text:p>
      <text:p text:style-name="P4">
描述: 自从俄罗斯对乌克兰的侵略开始以来，加拿大武装部队的飞机为乌克兰提供了4,000吨以上的军事援助。  - 乌克林。</text:p>
      <text:p text:style-name="P4">
图片: ["<text:a xlink:type="simple" xlink:href="https://static.ukrinform.com/photos/2022_05/thumb_files/630_360_1653611231-624.jpg" text:style-name="Internet_20_link" text:visited-style-name="Visited_20_Internet_20_Link">
630_360_16536...</text:a>
"]</text:p>
      <text:p text:style-name="P4">
标签: ['Канада', 'Україна', 'Зброя', 'ЗСУ', 'Війна з росією']</text:p>
      <text:p text:style-name="P4">
类型: Article</text:p>
      <!--METADATA-->
      <text:p text:style-name="P4">
<draw:frame draw:style-name="fr1" draw:name="Image231" text:anchor-type="as-char" svg:width="6.9236in" svg:height="3.956343in" draw:z-index="0">
<draw:image xlink:href="../Images/yкринформ/2023-04-11T22-33-00-03-00/630_360_1653611231-624.jpg" xlink:type="simple" xlink:show="embed" xlink:actuate="onLoad" draw:mime-type="image/jpeg"/>
</draw:frame>
从俄罗斯开始，乌克兰有超过4,000吨的军事援助已交付给乌克兰。</text:p>
      <text:p text:style-name="P4">
根据乌克林的通讯员的说法<text:a xlink:type="simple" xlink:href="https://pm.gc.ca/en/news/news-releases/2023/04/11/prime-minister-announces-more-support-ukraine" text:style-name="Internet_20_link" text:visited-style-name="Visited_20_Internet_20_Link">
</text:a>
在加拿大总理贾斯汀·特鲁多(Justin Trudeau)的办公室。</text:p>
      <text:p text:style-name="P4">
“加拿大武装部队将继续提供帮助，从加拿大以及盟友和伙伴向乌克兰提供军事援助。 自2022年3月以来，已经运输了超过800万英镑(超过4000吨 -  ed。)军事设备，”常见信息写道。</text:p>
      <text:p text:style-name="P4">
<text:span text:style-name="T4">
另请阅读：</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应当指出的是，加拿大从其基地的苏格兰运送军事援助，该援助基于三架加拿大货运飞机和约60名军人。加拿大空军正在由乌克兰军事援助运送，并由加拿大提供，但由其他北约盟友提供。</text:p>
      <text:p text:style-name="P4">
<text:span text:style-name="T4">
另请阅读：</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正如乌克林福姆报道的那样，今天在<text:span text:style-name="T4">
 []进行为期一天的访问(https://www.ukrinform.ua/tag-kanada)</text:span>
乌克兰总理是施密历尔。 他已经与国防部长贾斯汀·特鲁多(Justin Trudeau)，外交部长，梅兰妮·乔伊(Melanie Joy)和财政部长弗莱兰德(Fryland)进行了谈判。 此外，乌克兰政府负责人向加拿大乌克兰社区传达了。</text:p>
      <text:p text:style-name="P4">
News Source: <text:a xlink:type="simple" xlink:href="https://www.ukrinform.ua/rubric-ato/3694643-kanada-vze-dopravila-v-ukrainu-ponad-4000-tonn-vijskovoi-dopomogi.html" text:style-name="Internet_20_link" text:visited-style-name="Visited_20_Internet_20_Link">
https://www.ukrinform.ua/rubric-ato/3694643-kanada-vze-dopravila-v-ukrainu-ponad-4000-tonn-vijskovoi-dopomogi.html</text:a>
</text:p>
      <!--NEWS-->
      <text:h text:style-name="P10" text:outline-level="1">
<text:span text:style-name="T4">
重要的是不要失去我们必须经过的道路的感觉 - 总统</text:span>
</text:h>
      <text:p text:style-name="P4">
作者: Ukrinform (Person)</text:p>
      <text:p text:style-name="P4">
出版商: Укринформ (Organization)</text:p>
      <text:p text:style-name="P4">
出版时间: 2023-04-11T22:39:00+03:00</text:p>
      <text:p text:style-name="P4">
修改时间: 2023-04-11T22:39:00+03:00</text:p>
      <text:p text:style-name="P4">
描述: 现在，我们正处于战争阶段，当它对我们的社会很重要，而伙伴不会失去我们必须走的道路的感觉。  - 乌克林。</text:p>
      <text:p text:style-name="P4">
图片: ["<text:a xlink:type="simple" xlink:href="https://static.ukrinform.com/photos/2023_02/thumb_files/630_360_1677264925-963.jpg" text:style-name="Internet_20_link" text:visited-style-name="Visited_20_Internet_20_Link">
630_360_16772...</text:a>
"]</text:p>
      <text:p text:style-name="P4">
标签: ['Звернення', 'Агресія РФ', 'Зеленський', 'Війна з росією']</text:p>
      <text:p text:style-name="P4">
类型: Article</text:p>
      <!--METADATA-->
      <text:p text:style-name="P4">
<draw:frame draw:style-name="fr1" draw:name="Image232" text:anchor-type="as-char" svg:width="6.9236in" svg:height="3.956343in" draw:z-index="0">
<draw:image xlink:href="../Images/yкринформ/2023-04-11T22-39-00-03-00/630_360_1677264925-963.jpg" xlink:type="simple" xlink:show="embed" xlink:actuate="onLoad" draw:mime-type="image/jpeg"/>
</draw:frame>
当我们的社会和我们必须走的道路缺陷都很重要时，我们对这一战争阶段具有感染力。</text:p>
      <text:p text:style-name="P4">
在您的[]中(https://www.youtube.com/watch?v=JEPIZl8KcH8)乌克林福姆报道说，乌克兰沃迪米尔·泽伦斯基总统说。</text:p>
      <text:p text:style-name="P4">
<text:span text:style-name="T5">
viso：<text:a xlink:type="simple" xlink:href="https://t.me/OP_UA/9212" text:style-name="Internet_20_link" text:visited-style-name="Visited_20_Internet_20_Link">
</text:a>
</text:span>
</text:p>
      <text:p text:style-name="P4">
<text:span text:style-name="T4">
 <text:span text:style-name="T5">
我希望健康，亲爱的乌克兰人!</text:span>
 </text:span>
</text:p>
      <text:p text:style-name="P4">
他今天举行了一场常规费用会议。 首先，他们考虑了战斗。 主要方向是在严重的方向上，例如Bakhmut和Avdiivka，总体上，顿涅茨克地区，例如Kreminna和Luhansk。</text:p>
      <text:p text:style-name="P4">
他们还考虑了只能完成的事实。 我们从事的工作。</text:p>
      <text:p text:style-name="P4">
有报道称Syrsky将军，Tarnavsky将军，主要委员会，GUR。</text:p>
      <text:p text:style-name="P4">
总参谋长和内政部长报告说，我们国防军的新单位 - 新旅。</text:p>
      <text:p text:style-name="P4">
Malyuk将军的SBU负责人就自己的内在稳定性，对内部敌人的保护以及对合作者的Protidius的报告。</text:p>
      <text:p text:style-name="P4">
现在，我们正处于战争阶段，当时对我们的社会和伴侣很重要，失去了我们必须走的道路的感觉。 这就是方式。 前进的路径。</text:p>
      <text:p text:style-name="P4">
与去年相比，许多地方现在更安静。 但这并不意味着您可以忽略某个地方的战争，或者不太专注于援助。</text:p>
      <text:p text:style-name="P4">
我们设法与合作伙伴做了很多事情，以保护乌克兰的人民，整个欧洲。 但这并不意味着该是时候休息了。 路径在前进。 运动在前方。 我们需要的同样统一，更少。 不亚于以前的重点。</text:p>
      <text:p text:style-name="P4">
和以前一样，我们在正面的立场，我们所有职位上的战士都必须在政治和非正式上支持乌克兰的立场，并凭借我们的社会团结部落的武器力量，我们的内在稳定和乌克兰与世界的内在稳定性和力量。 这就是国家和所有国家(乌克兰和世界上所有人)的任务，他们根据规则重视自由生活和国际规则。</text:p>
      <text:p text:style-name="P4">
只是希望只是希望现在正在袭击中的战es中的其他人将带来胜利是不合理的。 这是一个普遍的任务。 每个人都赢了。 那些为之奋斗的人和赋予武器的人。 那些是恐怖分子国家的可能性和提高乌克兰能力的人。今天，我与美国商人和慈善家霍华德·巴菲特(Howard Buffette)进行了一次非常有趣，有意义的会面。 它有漫长而慷慨的帮助我们的人民。 许多项目都在支持其支持下实施。例如，厨房工厂的建设已经开始在Bucha开始，该工厂将成为乌克兰学校营养改革的一部分，并将为基辅地区三个社区提供儿童。 该项目还将缩放到不同的归属，特别是在Kharkiv地区。</text:p>
      <text:p text:style-name="P4">
当一个人亲自照顾支持时提供帮助时(总体上是数亿美元)，这样一个人就非常了解，每个人都在胜利的道路上，每个人都很重要，每个人都很重要，对所有人的英雄都重要。赢得我们所有人。</text:p>
      <text:p text:style-name="P4">
我感谢您的巴菲特先生的支持。 感谢我们在世界上无人物的所有合作伙伴。</text:p>
      <text:p text:style-name="P4">
我感谢所有了解我们必须一起走这条路的乌克兰人和乌克兰人 - 取得胜利，真正的团结，互相支持和国家。</text:p>
      <text:p text:style-name="P4">
<text:span text:style-name="T4">
 <text:span text:style-name="T5">
对我们所有士兵的荣耀!</text:span>
 </text:span>
</text:p>
      <text:p text:style-name="P4">
<text:span text:style-name="T4">
 <text:span text:style-name="T5">
荣耀我们坚强的人!</text:span>
 </text:span>
</text:p>
      <text:p text:style-name="P4">
<text:span text:style-name="T4">
 <text:span text:style-name="T5">
荣耀与乌克兰!</text:span>
 </text:span>
</text:p>
      <text:p text:style-name="P4">
News Source: <text:a xlink:type="simple" xlink:href="https://www.ukrinform.ua/rubric-ato/3694651-vazlivo-ne-vtracati-vidcutta-slahu-akim-maemo-projti-prezident.html" text:style-name="Internet_20_link" text:visited-style-name="Visited_20_Internet_20_Link">
https://www.ukrinform.ua/rubric-ato/3694651-vazlivo-ne-vtracati-vidcutta-slahu-akim-maemo-projti-prezident.html</text:a>
</text:p>
      <!--NEWS-->
      <text:h text:style-name="P10" text:outline-level="1">
<text:span text:style-name="T4">
美国文件泄漏的调查可能需要几个月</text:span>
</text:h>
      <text:p text:style-name="P4">
作者: Ukrinform (Person)</text:p>
      <text:p text:style-name="P4">
出版商: Укринформ (Organization)</text:p>
      <text:p text:style-name="P4">
出版时间: 2023-04-11T22:46:00+03:00</text:p>
      <text:p text:style-name="P4">
修改时间: 2023-04-11T22:46:00+03:00</text:p>
      <text:p text:style-name="P4">
描述: 美国政府对五角大楼秘密文件泄漏进行的调查可能需要几个月才能确定所有事实并应对局势。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США', 'Україна', 'Розслідування', 'Війна з росією', 'Контрнаступ', 'Документи']</text:p>
      <text:p text:style-name="P4">
类型: Article</text:p>
      <!--METADATA-->
      <text:p text:style-name="P4">
<draw:frame draw:style-name="fr1" draw:name="Image233" text:anchor-type="as-char" svg:width="6.9236in" svg:height="3.956343in" draw:z-index="0">
<draw:image xlink:href="../Images/yкринформ/2023-04-11T22-46-00-03-00/630_360_1588051291-728.jpg" xlink:type="simple" xlink:show="embed" xlink:actuate="onLoad" draw:mime-type="image/jpeg"/>
</draw:frame>
美国政府为泄露五角大楼的秘密文件而进行的调查可能需要几个月的时间才能确定对局势的所有回应事实。</text:p>
      <text:p text:style-name="P4">
这是在星期二电视频道上报道的<text:a xlink:type="simple" xlink:href="https://edition.cnn.com/europe/live-news/russia-ukraine-war-news-04-11-23/h_67266ec8c7641ff74c1d498c12c45604" text:style-name="Internet_20_link" text:visited-style-name="Visited_20_Internet_20_Link">
</text:a>
据报道，政府的三个来源。</text:p>
      <text:p text:style-name="P4">
该出版物指出：“五角大楼研究这种泄漏如何影响美国的国家安全，司法部已经针对那些可以站在其背后的人进行了刑事调查。”</text:p>
      <text:p text:style-name="P4">
<text:span text:style-name="T4">
另请阅读：</text:span>
 <text:span text:style-name="T4">
 <text:a xlink:type="simple" xlink:href="https://www.ukrinform.ua/rubric-world/3694184-stati-pereviraut-obmin-informacieu-pisla-vitoku-sekretnih-fajliv.html" text:style-name="Internet_20_link" text:visited-style-name="Visited_20_Internet_20_Link">
</text:a>
</text:span>
</text:p>
      <text:p text:style-name="P4">
政府的代表指出，五角大楼情报和安全部门“伊沃诺可能会持续数月”，机构间调查由五角大楼情报和安全部门领导。 在这种情况下，他们说，在公开宣传了Trosed文件后，美国情报的来源和方法已暴露。 调查还将尝试确定泄漏的规模以及在互联网上解释的其他秘密文件。</text:p>
      <text:p text:style-name="P4">
根据其中一项消息来源，五角大楼的努力并不集中只是为了找到谁是起源的来源。 国防部还将研究秘密文件流通的脆弱性，以及您是否需要每天更改收到此信息的颜色。</text:p>
      <text:p text:style-name="P4">
美国高级官员：“太多的人可以访问深度机密的信息。” 他强调，可能有成千上万的人可能会熟悉这些文件。</text:p>
      <text:p text:style-name="P4">
<text:span text:style-name="T4">
另请阅读：</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材料的泄漏，类似于弄皱的文档复印件，就好像它们在口袋中使用一样，在出版物中表明。</text:p>
      <text:p text:style-name="P4">
正如乌克林福姆报道的那样，美国参议院议员查克·苏默尔普斯(Chuck Sumerpus)的民主多数党领袖是政府要求参议员的秘密简报，以应对五角大楼秘密文件的泄漏。</text:p>
      <text:p text:style-name="P4">
News Source: <text:a xlink:type="simple" xlink:href="https://www.ukrinform.ua/rubric-world/3694649-rozsliduvanna-vitoku-dokumentiv-u-ssa-moze-trivati-kilka-misaciv.html" text:style-name="Internet_20_link" text:visited-style-name="Visited_20_Internet_20_Link">
https://www.ukrinform.ua/rubric-world/3694649-rozsliduvanna-vitoku-dokumentiv-u-ssa-moze-trivati-kilka-misaciv.html</text:a>
</text:p>
      <!--NEWS-->
      <text:h text:style-name="P10" text:outline-level="1">
<text:span text:style-name="T4">
加拿大对乌克兰的援助超过60亿加元</text:span>
</text:h>
      <text:p text:style-name="P4">
作者: Ukrinform (Person)</text:p>
      <text:p text:style-name="P4">
出版商: Укринформ (Organization)</text:p>
      <text:p text:style-name="P4">
出版时间: 2023-04-11T22:59:00+03:00</text:p>
      <text:p text:style-name="P4">
修改时间: 2023-04-11T22:59:00+03:00</text:p>
      <text:p text:style-name="P4">
描述: 自去年年初以来，加拿大政府为乌克兰提供了多种援助，以超过80亿加元（超过60亿加元）提供了多种援助。  - 乌克林。</text:p>
      <text:p text:style-name="P4">
图片: ["<text:a xlink:type="simple" xlink:href="https://static.ukrinform.com/photos/2023_02/thumb_files/630_360_1676571169-696.jpeg" text:style-name="Internet_20_link" text:visited-style-name="Visited_20_Internet_20_Link">
630_360_16765...</text:a>
"]</text:p>
      <text:p text:style-name="P4">
标签: ['Канада', 'Україна', 'Гроші', 'допомога']</text:p>
      <text:p text:style-name="P4">
类型: Article</text:p>
      <!--METADATA-->
      <text:p text:style-name="P4">
<draw:frame draw:style-name="fr1" draw:name="Image234" text:anchor-type="as-char" svg:width="6.9236in" svg:height="3.956343in" draw:z-index="0">
<draw:image xlink:href="../Images/yкринформ/2023-04-11T22-59-00-03-00/630_360_1676571169-696.jpeg" xlink:type="simple" xlink:show="embed" xlink:actuate="onLoad" draw:mime-type="image/jpeg"/>
</draw:frame>
自去年年初以来，加拿大政府为乌克兰提供了多种援助，以超过80亿加元为加拿大(超过60亿美元).</text:p>
      <text:p text:style-name="P4">
Як повідомляє кореспондент Укрінформу, про це  оголосили у <text:a xlink:type="simple" xlink:href="https://pm.gc.ca/en/news/news-releases/2023/04/11/prime-minister-announces-more-support-ukraine" text:style-name="Internet_20_link" text:visited-style-name="Visited_20_Internet_20_Link">
</text:a>
贾斯汀·特鲁多(Justin Trudeau)在与IZ -ukrainian同事Denis Shmigal会面结束时。</text:p>
      <text:p text:style-name="P4">
“自2022年1月以来，加拿大宣布分配超过80亿美元的金融，军事，人道主义和移民援助，以及发展支持，”  - 在广泛的信息中说。</text:p>
      <text:p text:style-name="P4">
值得注意的是，这笔款项包括超过50亿加拿大的财政援助，超过10亿的军事支持，3.525亿加元，1.27亿美元用于支持发展以及超过1.02亿加元的安全和稳定。</text:p>
      <text:p text:style-name="P4">
<text:span text:style-name="T4">
另请阅读：</text:span>
 <text:a xlink:type="simple" xlink:href="https://www.ukrinform.ua/rubric-ato/3694589-kanada-ogolosila-pro-novij-paket-oboronnoi-dopomogi-dla-ukraini.html" text:style-name="Internet_20_link" text:visited-style-name="Visited_20_Internet_20_Link">
<text:span text:style-name="T4">
加拿大</text:span>
 <text:span text:style-name="T4">
 </text:span>
宣布<text:span text:style-name="T4">
 </text:span>
 <text:span text:style-name="T4">
 </text:span>
 <text:span text:style-name="T4">
 </text:span>
 new <text:span text:style-name="T4">
 </text:span>
 <text:span text:style-name="T4">
软件包</text:span>
 defacs <text:span text:style-name="T4">
 </text:span>
 <text:span text:style-name="T4">
 help </text:span>
 <text:span text:style-name="T4">
 </text:span>
 <text:span text:style-name="T4">
 </text:span>
 <text:span text:style-name="T4">
 </text:span>
 <text:span text:style-name="T4">
 </text:span>
 <text:span text:style-name="T4">
 </text:span>
 <text:span text:style-name="T4">
 </text:span>
<text:span text:style-name="T5">
 </text:span>
<text:span text:style-name="T5">
 </text:span>
<text:span text:style-name="T5">
 </text:span>
<text:span text:style-name="T5">
乌克兰</text:span>
*</text:a>
正如乌克林福姆报道的那样，今天对加拿大进行为期一天的访问是乌克兰丹尼斯·史密斯(Denis Shmigal)的首屈一指。 他已经与[]进行了谈判(https://www.ukrinform.ua/tag-trudo)国防部长安妮塔·阿南德(Anita Anand)，外交部长梅兰妮·乔利(Melanie Joli)和财政部长克里斯·弗里兰(Christ Friland)。</text:p>
      <text:p text:style-name="P4">
应该指出的是，就人均而言，乌克兰加拿大的援助量是世界上最高的援助之一。</text:p>
      <text:p text:style-name="P4">
News Source: <text:a xlink:type="simple" xlink:href="https://www.ukrinform.ua/rubric-society/3694650-dopomoga-kanadi-ukraini-perevisila-6-milardiv.html" text:style-name="Internet_20_link" text:visited-style-name="Visited_20_Internet_20_Link">
https://www.ukrinform.ua/rubric-society/3694650-dopomoga-kanadi-ukraini-perevisila-6-milardiv.html</text:a>
</text:p>
      <!--NEWS-->
      <text:h text:style-name="P10" text:outline-level="1">
<text:span text:style-name="T4">
在摩尔多瓦，他们建议Zakharov不要干扰该国的内政</text:span>
</text:h>
      <text:p text:style-name="P4">
作者: Ukrinform (Person)</text:p>
      <text:p text:style-name="P4">
出版商: Укринформ (Organization)</text:p>
      <text:p text:style-name="P4">
出版时间: 2023-04-11T23:10:00+03:00</text:p>
      <text:p text:style-name="P4">
修改时间: 2023-04-11T23:10:00+03:00</text:p>
      <text:p text:style-name="P4">
描述: 摩尔多瓦外交部对俄罗斯联合会外交部的话玛丽亚·扎哈罗娃（Maria Zakharova）发表了评论，他说北约正在摩尔多瓦做准备“与俄罗斯的“地缘政治对抗垃圾填埋场”。  - 乌克林。</text:p>
      <text:p text:style-name="P4">
图片: ["<text:a xlink:type="simple" xlink:href="https://static.ukrinform.com/photos/2022_04/thumb_files/630_360_1649857838-528.jpg" text:style-name="Internet_20_link" text:visited-style-name="Visited_20_Internet_20_Link">
630_360_16498...</text:a>
"]</text:p>
      <text:p text:style-name="P4">
标签: ['Молдова', 'МЗС', 'НАТО', 'росія']</text:p>
      <text:p text:style-name="P4">
类型: Article</text:p>
      <!--METADATA-->
      <text:p text:style-name="P4">
<draw:frame draw:style-name="fr1" draw:name="Image235" text:anchor-type="as-char" svg:width="6.9236in" svg:height="3.956343in" draw:z-index="0">
<draw:image xlink:href="../Images/yкринформ/2023-04-11T23-10-00-03-00/630_360_1649857838-528.jpg" xlink:type="simple" xlink:show="embed" xlink:actuate="onLoad" draw:mime-type="image/jpeg"/>
</draw:frame>
摩尔多瓦外交部对外交部的话玛丽亚·扎哈罗娃(Maria Zakharova)的话进行了评论，他说北约正在摩尔多瓦“与俄罗斯进行地缘政治对抗”做准备。</text:p>
      <text:p text:style-name="P4">
正如乌克林福姆报道的那样，这在<text:a xlink:type="simple" xlink:href="https://mfa.gov.md/ro/content/comentariul-ministerului-afacerilor-externe-si-integrarii-europene-7" text:style-name="Internet_20_link" text:visited-style-name="Visited_20_Internet_20_Link">
</text:a>
办公室。</text:p>
      <text:p text:style-name="P4">
“我们不允许对摩尔多瓦内政的这种陈述和干预。摩尔多瓦与包括北约在内的国际组织的关系是该国的主权独立决定。我国的中立并不意味着孤立。(https://www.ukrinform.ua/tag-moldova)建立伙伴关系和国家以维护该国的和平与安全。 我们想提醒摩尔多瓦在1992年与北约合作，”该文件写道。</text:p>
      <text:p text:style-name="P4">
<text:span text:style-name="T4">
另请阅读：</text:span>
 <text:a xlink:type="simple" xlink:href="https://www.ukrinform.ua/rubric-world/3694314-poblizu-kisineva-pobuduut-sucasnu-vijskovu-bazu.html" text:style-name="Internet_20_link" text:visited-style-name="Visited_20_Internet_20_Link">
<text:span text:style-name="T4">
近</text:span>
 <text:span text:style-name="T4">
 </text:span>
 kishineva <text:span text:style-name="T4">
 </text:span>
 <text:span text:style-name="T4">
 </text:span>
构建<text:span text:style-name="T4">
 </text:span>
现代<text:span text:style-name="T4">
<text:span text:style-name="T5">
*军事</text:span>
* </text:span>
 <text:span text:style-name="T4">
基础</text:span>
</text:a>
外交部补充说，与北约的合作带来并继续带来真正的利用，不仅在该国，而且在区域安全方面都使用。</text:p>
      <text:p text:style-name="P4">
据乌克林福姆报道，摩尔多瓦总统玛雅·桑杜(Maya Sandu)呼吁公民于5月21日在首都中央大会大会广场征服公民，以支持摩尔多瓦的欧洲一体化。</text:p>
      <text:p text:style-name="P4">
News Source: <text:a xlink:type="simple" xlink:href="https://www.ukrinform.ua/rubric-world/3694653-u-moldovi-poradili-zaharovij-ne-vtrucatisa-u-vnutrisni-spravi-kraini.html" text:style-name="Internet_20_link" text:visited-style-name="Visited_20_Internet_20_Link">
https://www.ukrinform.ua/rubric-world/3694653-u-moldovi-poradili-zaharovij-ne-vtrucatisa-u-vnutrisni-spravi-kraini.html</text:a>
</text:p>
      <!--NEWS-->
      <text:h text:style-name="P10" text:outline-level="1">
<text:span text:style-name="T4">
Zelensky敦促乌克兰人不要忽略战争并帮助国家</text:span>
</text:h>
      <text:p text:style-name="P4">
作者: Ukrinform (Person)</text:p>
      <text:p text:style-name="P4">
出版商: Укринформ (Organization)</text:p>
      <text:p text:style-name="P4">
出版时间: 2023-04-11T23:23:00+03:00</text:p>
      <text:p text:style-name="P4">
修改时间: 2023-04-11T23:23:00+03:00</text:p>
      <text:p text:style-name="P4">
描述: 在我们国家的许多地方，这并不意味着您可以忽略战争的地方，也不意味着在国家的援助上专注于战争。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Агресія РФ', 'допомога', 'Зеленський', 'Війна з росією']</text:p>
      <text:p text:style-name="P4">
类型: Article</text:p>
      <!--METADATA-->
      <text:p text:style-name="P4">
<draw:frame draw:style-name="fr1" draw:name="Image236" text:anchor-type="as-char" svg:width="6.9236in" svg:height="3.956343in" draw:z-index="0">
<draw:image xlink:href="../Images/yкринформ/2023-04-11T23-23-00-03-00/630_360_1678086625-925.png" xlink:type="simple" xlink:show="embed" xlink:actuate="onLoad" draw:mime-type="image/png"/>
</draw:frame>
在我们国家的许多地方都更安静，这并不意味着您可以以某种方式被忽略或更少专注于国家的协助。</text:p>
      <text:p text:style-name="P4">
在您的[]中(https://www.youtube.com/watch?v=JEPIZl8KcH8)乌克林福姆报道，乌克兰沃迪米尔·泽伦斯基总统说。</text:p>
      <text:p text:style-name="P4">
<text:span text:style-name="T5">
viso：<text:a xlink:type="simple" xlink:href="https://t.me/OP_UA/9212" text:style-name="Internet_20_link" text:visited-style-name="Visited_20_Internet_20_Link">
</text:a>
</text:span>
</text:p>
      <text:p text:style-name="P4">
“我们现在处于战争阶段，当对我们的社会很重要时，伙伴不会失去我们必须走的道路的感觉。 这就是方式。 前进的道路。 与去年在许多地方相比，现在更安静。但这并不意味着您可以忽略那里的战争，也不意味着在国家的援助上专注于国家。”他说。</text:p>
      <text:p text:style-name="P4">
<text:span text:style-name="T4">
另请阅读：</text:span>
 <text:span text:style-name="T4">
 <text:a xlink:type="simple" xlink:href="https://www.ukrinform.ua/rubric-ato/3694489-situacia-na-fronti-ta-zabezpecenna-boepripasami-zelenskij-proviv-zasidanna-stavki.html" text:style-name="Internet_20_link" text:visited-style-name="Visited_20_Internet_20_Link">
</text:a>
</text:span>
</text:p>
      <text:p text:style-name="P4">
Zelensky说，他们设法与合作伙伴做了很多工作，以保护人们，乌克兰和整个欧洲。</text:p>
      <text:p text:style-name="P4">
“但这并不意味着是时候休息了。 路径在前进。 运动在前方。 我们需要的同样统一，重点，更少。”泽伦斯基说。</text:p>
      <text:p text:style-name="P4">
他认为，与以前一样，我们在前线和所有立场上的立场应得到乌克兰政治地位的支持，因此，武器的力量，我们的社会统一的力量，我们的内部稳定和乌克兰与乌克兰与乌克兰与关系的关系世界。</text:p>
      <text:p text:style-name="P4">
“这就是国家和国家中每个人的任务，包括乌克兰，因此，世界上的Ivsih，根据指示重视自由生命和国际秩序，”国家负责人说服了。”</text:p>
      <text:p text:style-name="P4">
<text:span text:style-name="T4">
另请阅读：</text:span>
 <text:span text:style-name="T4">
 <text:a xlink:type="simple" xlink:href="https://www.ukrinform.ua/rubric-ato/3694643-kanada-vze-dopravila-v-ukrainu-ponad-4000-tonn-vijskovoi-dopomogi.html" text:style-name="Internet_20_link" text:visited-style-name="Visited_20_Internet_20_Link">
</text:a>
</text:span>
</text:p>
      <text:p text:style-name="P4">
他指出，简单地希望胜利能带来袭击中现在在战es中的其他人，这是不合理的。</text:p>
      <text:p text:style-name="P4">
总统提醒说：“这是一项普遍的任务。所有人都赢得了胜利。那些为武器而战。那些减少恐怖分子国家的可能性和增强乌克兰能力的人的人。”</text:p>
      <text:p text:style-name="P4">
<text:span text:style-name="T4">
另请阅读：</text:span>
 <text:span text:style-name="T4">
 <text:a xlink:type="simple" xlink:href="https://www.ukrinform.ua/rubric-society/3694629-zelenskij-obgovoriv-iz-govardom-baffetom-dopomogu-ukraini.html" text:style-name="Internet_20_link" text:visited-style-name="Visited_20_Internet_20_Link">
</text:a>
</text:span>
</text:p>
      <text:p text:style-name="P4">
据报道，4月11日，Zelensky收集了另一个速度：他们谈论了_ <text:span text:style-name="T4">
 <text:a xlink:type="simple" xlink:href="https://www.ukrinform.ua/rubric-ato/3694489-situacia-na-fronti-ta-zabezpecenna-boepripasami-zelenskij-proviv-zasidanna-stavki.html" text:style-name="Internet_20_link" text:visited-style-name="Visited_20_Internet_20_Link">
</text:a>
</text:span>
 _</text:p>
      <text:p text:style-name="P4">
News Source: <text:a xlink:type="simple" xlink:href="https://www.ukrinform.ua/rubric-ato/3694656-zelenskij-zaklikav-ukrainciv-ne-ignoruvati-vijnu-ta-dopomagati-derzavi.html" text:style-name="Internet_20_link" text:visited-style-name="Visited_20_Internet_20_Link">
https://www.ukrinform.ua/rubric-ato/3694656-zelenskij-zaklikav-ukrainciv-ne-ignoruvati-vijnu-ta-dopomagati-derzavi.html</text:a>
</text:p>
      <!--NEWS-->
      <text:h text:style-name="P10" text:outline-level="1">
<text:span text:style-name="T4">
俄罗斯军队在晚上向贝斯拉夫区开火，大火爆发了</text:span>
</text:h>
      <text:p text:style-name="P4">
作者: Ukrinform (Person)</text:p>
      <text:p text:style-name="P4">
出版商: Укринформ (Organization)</text:p>
      <text:p text:style-name="P4">
出版时间: 2023-04-11T23:32:00+03:00</text:p>
      <text:p text:style-name="P4">
修改时间: 2023-04-11T23:32:00+03:00</text:p>
      <text:p text:style-name="P4">
描述: 俄罗斯军方再次解雇了贝斯拉夫地区的领土，在受到打击的地方发生了大火。  - 乌克林。</text:p>
      <text:p text:style-name="P4">
图片: ["<text:a xlink:type="simple" xlink:href="https://static.ukrinform.com/photos/2022_12/thumb_files/630_360_1670571938-949.jpg" text:style-name="Internet_20_link" text:visited-style-name="Visited_20_Internet_20_Link">
630_360_16705...</text:a>
"]</text:p>
      <text:p text:style-name="P4">
标签: ['Херсонщина', 'Обстріл', 'Війна з росією', 'Берислав']</text:p>
      <text:p text:style-name="P4">
类型: Article</text:p>
      <!--METADATA-->
      <text:p text:style-name="P4">
<draw:frame draw:style-name="fr1" draw:name="Image237" text:anchor-type="as-char" svg:width="6.9236in" svg:height="3.956343in" draw:z-index="0">
<draw:image xlink:href="../Images/yкринформ/2023-04-11T23-32-00-03-00/630_360_1670571938-949.jpg" xlink:type="simple" xlink:show="embed" xlink:actuate="onLoad" draw:mime-type="image/jpeg"/>
</draw:frame>
鲁斯基夫斯基再次向贝斯拉夫区的领土开火，在坦克的地方爆发了大火。</text:p>
      <text:p text:style-name="P4">
对这个 <text:a xlink:type="simple" xlink:href="https://www.facebook.com/OperationalCommandSouth/posts/pfbid02xg386oUyYGYZyzizjb8LWssRP3dsH7Bae7NaAu3GPf4Cos9TZmPAjiaFhe8w6UeAl" text:style-name="Internet_20_link" text:visited-style-name="Visited_20_Internet_20_Link">
</text:a>
据报道，乌克林福姆报道说，通知操作命令“南”。</text:p>
      <text:p text:style-name="P4">
“继续对平民炮击，敌人试图在左岸进行机动列，并打算通过发射托管航空炸弹的发射来继续使用航空。在傍晚，就像昨晚，阿塔塔科瓦瓦诺贝利斯拉夫斯基区一样。(https://www.ukrinform.ua/tag-pozeza)，她弯曲了救援人员。</text:p>
      <text:p text:style-name="P4">
事先指定了有关破坏的信息 - 没有受害者。</text:p>
      <text:p text:style-name="P4">
<text:span text:style-name="T4">
另请阅读：</text:span>
 [<text:span text:style-name="T4">
敌人</text:span>
 <text:span text:style-name="T4">
航空</text:span>
 <text:span text:style-name="T4">
 </text:span>
 <text:span text:style-name="T4">
 </text:span>
 <text:span text:style-name="T4">
 </text:span>
 berislav <text:span text:style-name="T4">
<text:span text:style-name="T5">
*许多</text:span>
* </text:span>
 <text:span text:style-name="T4">
 </text:span>
 <text:span text:style-name="T4">
 </text:span>
 <text:span text:style-name="T4">
 </text:span>
 <text:span text:style-name="T4">
 </text:span>
被摧毁<text:span text:style-name="T4">
 </text:span>
 <text:span text:style-name="T4">
 </text:span>
 完全地 **(https://www.ukrinform.ua/rubric-regions/3694366-vorog-iz-aviacii-obstrilav-berislav-cimalo-budinkiv-zrujnovani-vsent.html)同时，根据情报，确认了斯卡多夫斯基的敌对政府之一和卡科夫斯基地区的弹药点的失败。</text:p>
      <text:p text:style-name="P4">
正如乌克林福姆(Ukrinform)报道的，在Kherson地区<text:a xlink:type="simple" xlink:href="https://www.ukrinform.ua/rubric-ato/3694158-rosiani-atakuvali-civilnij-coven-na-hersonsini-dvoe-poranenih.html" text:style-name="Internet_20_link" text:visited-style-name="Visited_20_Internet_20_Link">
</text:a>
，两个当地人受到重伤。</text:p>
      <text:p text:style-name="P4">
News Source: <text:a xlink:type="simple" xlink:href="https://www.ukrinform.ua/rubric-ato/3694657-vijska-rf-nadvecir-obstrilali-berislavskij-rajon-spalahnula-pozeza.html" text:style-name="Internet_20_link" text:visited-style-name="Visited_20_Internet_20_Link">
https://www.ukrinform.ua/rubric-ato/3694657-vijska-rf-nadvecir-obstrilali-berislavskij-rajon-spalahnula-pozeza.html</text:a>
</text:p>
      <!--NEWS-->
      <text:h text:style-name="P10" text:outline-level="1">
<text:span text:style-name="T4">
曼彻斯特城在欧洲冠军联赛1/4决赛的第一场比赛中击败了巴伐利亚</text:span>
</text:h>
      <text:p text:style-name="P4">
作者: Ukrinform (Person)</text:p>
      <text:p text:style-name="P4">
出版商: Укринформ (Organization)</text:p>
      <text:p text:style-name="P4">
出版时间: 2023-04-11T23:47:00+03:00</text:p>
      <text:p text:style-name="P4">
修改时间: 2023-04-11T23:47:00+03:00</text:p>
      <text:p text:style-name="P4">
描述: 在欧洲冠军联赛中，举行了1/4决赛的第一场比赛。</text:p>
      <ul>
        <li>
I的，。: </li>
      </ul>
      <text:p text:style-name="P4">
图片: ["<text:a xlink:type="simple" xlink:href="https://static.ukrinform.com/photos/2023_04/thumb_files/630_360_1681245822-113.jpg" text:style-name="Internet_20_link" text:visited-style-name="Visited_20_Internet_20_Link">
630_360_16812...</text:a>
"]</text:p>
      <text:p text:style-name="P4">
标签: ['Футбол', 'Ліга чемпіонів']</text:p>
      <text:p text:style-name="P4">
类型: Article</text:p>
      <!--METADATA-->
      <text:p text:style-name="P4">
<draw:frame draw:style-name="fr1" draw:name="Image238" text:anchor-type="as-char" svg:width="6.9236in" svg:height="3.956343in" draw:z-index="0">
<draw:image xlink:href="../Images/yкринформ/2023-04-11T23-47-00-03-00/630_360_1681245822-113.jpg" xlink:type="simple" xlink:show="embed" xlink:actuate="onLoad" draw:mime-type="image/jpeg"/>
</draw:frame>
UEFA Lizichampions是1/4决赛的第一场比赛。</text:p>
      <text:p text:style-name="P4">
报道说，英国曼城在家的球员以3-0的比分赢得了德国巴伐利亚的令人信服的胜利。</text:p>
      <text:p text:style-name="P4">
竞技场“阿提哈德”的球给罗迪得分(第27分钟)，伯纳德·席尔瓦(Bernard Silva)(70)泰特林·荷兰人(77).</text:p>
      <text:p text:style-name="P4">
У паралельному поєдинку футбольного вечора португальська «Бенфіка» на «Ештадіуда Луш» у Лісабоні поступилася італійському «Інтеру» - 0:2.</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a>
回想一下，欧洲冠军联赛的最后一场比赛将于6月10日在伊斯坦布尔的阿塔图尔克奥林匹克体育场举行。</text:p>
      <text:p text:style-name="P4">
照片：法新社。</text:p>
      <text:p text:style-name="P4">
News Source: <text:a xlink:type="simple" xlink:href="https://www.ukrinform.ua/rubric-sports/3694658-mancester-siti-peregrav-bavariu-u-persomu-matci-14-finalu-ligi-cempioniv-uefa.html" text:style-name="Internet_20_link" text:visited-style-name="Visited_20_Internet_20_Link">
https://www.ukrinform.ua/rubric-sports/3694658-mancester-siti-peregrav-bavariu-u-persomu-matci-14-finalu-ligi-cempioniv-uefa.html</text:a>
</text:p>
      <!--NEWS-->
      <text:h text:style-name="P10" text:outline-level="1">
<text:span text:style-name="T4">
欧洲欧洲冠军联赛：里斯本的本菲卡失去了“ Inter”</text:span>
</text:h>
      <text:p text:style-name="P4">
作者: Ukrinform (Person)</text:p>
      <text:p text:style-name="P4">
出版商: Укринформ (Organization)</text:p>
      <text:p text:style-name="P4">
出版时间: 2023-04-11T23:53:21+03:00</text:p>
      <text:p text:style-name="P4">
修改时间: 2023-04-11T23:53:21+03:00</text:p>
      <text:p text:style-name="P4">
描述: 欧洲冠军联赛结束了第一场1/4的决赛。  - 乌克林。</text:p>
      <text:p text:style-name="P4">
图片: ["<text:a xlink:type="simple" xlink:href="https://static.ukrinform.com/photos/2023_04/thumb_files/630_360_1681246121-507.jpg" text:style-name="Internet_20_link" text:visited-style-name="Visited_20_Internet_20_Link">
630_360_16812...</text:a>
"]</text:p>
      <text:p text:style-name="P4">
标签: ['Футбол', 'Ліга чемпіонів', 'Інтер Мілан']</text:p>
      <text:p text:style-name="P4">
类型: Article</text:p>
      <!--METADATA-->
      <text:p text:style-name="P4">
<draw:frame draw:style-name="fr1" draw:name="Image239" text:anchor-type="as-char" svg:width="6.9236in" svg:height="3.956343in" draw:z-index="0">
<draw:image xlink:href="../Images/yкринформ/2023-04-11T23-53-21-03-00/630_360_1681246121-507.jpg" xlink:type="simple" xlink:show="embed" xlink:actuate="onLoad" draw:mime-type="image/jpeg"/>
</draw:frame>
UEFA Lizichampions完成了1/4决赛的第一场比赛。</text:p>
      <text:p text:style-name="P4">
乌克林福姆报道，里斯本的“埃斯塔达·达·卢什”上的葡萄牙“ benfika”的球员让位给了意大利语“国际”  -  0：2。</text:p>
      <text:p text:style-name="P4">
头部的作者是Nicolo Barllla，他在第51分钟协助Alessandro Baston和Romel Lukaka(82，受到罚款).</text:p>
      <text:p text:style-name="P4">
У паралельному поєдинку футбольного вечора англійський «Манчестер Сіті» надомашній арені «Етіхад» упевнено переміг німецьку «Баварію» - 3:0.</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回想一下，欧洲冠军联赛的最后一场比赛将于6月10日在伊斯坦布尔的阿塔图尔克奥林匹克体育场举行。</text:p>
      <text:p text:style-name="P4">
照片：法新社。</text:p>
      <text:p text:style-name="P4">
News Source: <text:a xlink:type="simple" xlink:href="https://www.ukrinform.ua/rubric-sports/3694659-liga-cempioniv-uefa-benfika-u-lisaboni-prograla-interu.html" text:style-name="Internet_20_link" text:visited-style-name="Visited_20_Internet_20_Link">
https://www.ukrinform.ua/rubric-sports/3694659-liga-cempioniv-uefa-benfika-u-lisaboni-prograla-interu.html</text:a>
</text:p>
      <!--NEWS-->
      <text:h text:style-name="P10" text:outline-level="1">
<text:span text:style-name="T4">
在欧盟，马克龙关于美国“战略自治”的想法 - 米歇尔</text:span>
</text:h>
      <text:p text:style-name="P4">
作者: Ukrinform (Person)</text:p>
      <text:p text:style-name="P4">
出版商: Укринформ (Organization)</text:p>
      <text:p text:style-name="P4">
出版时间: 2023-04-11T23:54:00+03:00</text:p>
      <text:p text:style-name="P4">
修改时间: 2023-04-11T23:54:00+03:00</text:p>
      <text:p text:style-name="P4">
描述: 欧洲理事会主席查尔斯·米歇尔（Charles Michelle）认为，欧洲领导人正变得更加有利于法国总统伊曼纽尔·马克龙（Emmanuel Macron）对美国对“战略自治”的渴望。  - 乌克林。</text:p>
      <text:p text:style-name="P4">
图片: ["<text:a xlink:type="simple" xlink:href="https://static.ukrinform.com/photos/2022_11/thumb_files/630_360_1668516893-852.jpg" text:style-name="Internet_20_link" text:visited-style-name="Visited_20_Internet_20_Link">
630_360_16685...</text:a>
"]</text:p>
      <text:p text:style-name="P4">
标签: ['Євросоюз', 'Макрон', 'США', 'Тайвань', 'Автономія', 'Мішель']</text:p>
      <text:p text:style-name="P4">
类型: Article</text:p>
      <!--METADATA-->
      <text:p text:style-name="P4">
<draw:frame draw:style-name="fr1" draw:name="Image240" text:anchor-type="as-char" svg:width="6.9236in" svg:height="3.956343in" draw:z-index="0">
<draw:image xlink:href="../Images/yкринформ/2023-04-11T23-54-00-03-00/630_360_1668516893-852.jpg" xlink:type="simple" xlink:show="embed" xlink:actuate="onLoad" draw:mime-type="image/jpeg"/>
</draw:frame>
总统理事会查尔斯·米歇尔(Charles Michel)认为，欧洲领导人越来越参与法国总统伊曼纽尔·马克龙(Emmanuel Macron)对美国“战略自治”的渴望。</text:p>
      <text:p text:style-name="P4">
米歇尔(Michel(https://www.eurointegration.com.ua/news/2023/04/11/7159637/)”。</text:p>
      <text:p text:style-name="P4">
欧元委员会的领导人建议法国领导人的立场不是孤立的GPU，尽管马克龙担任法国总统，但他的观点反映了欧洲领导人的越来越多的变化。</text:p>
      <text:p text:style-name="P4">
米歇尔说：“与几年前相比，战略自主权有所进步。”</text:p>
      <text:p text:style-name="P4">
<text:span text:style-name="T4">
另请阅读：</text:span>
 <text:span text:style-name="T4">
 <text:a xlink:type="simple" xlink:href="https://www.ukrinform.ua/rubric-world/3694606-u-gaazi-protestuvalniki-namagalisa-zirvati-vistup-makrona.html" text:style-name="Internet_20_link" text:visited-style-name="Visited_20_Internet_20_Link">
</text:a>
</text:span>
</text:p>
      <text:p text:style-name="P4">
他补充说：“至于与美国的关系问题，很明显，欧洲理事会可能存在细微差别和微妙的问题。</text:p>
      <text:p text:style-name="P4">
<text:span text:style-name="T4">
另请阅读：</text:span>
 <text:span text:style-name="T4">
 <text:a xlink:type="simple" xlink:href="https://www.ukrinform.ua/rubric-world/3694442-u-nimeccini-ta-cehii-rozkritikuvali-zaavi-makrona-sodo-tajvanu.html" text:style-name="Internet_20_link" text:visited-style-name="Visited_20_Internet_20_Link">
</text:a>
</text:span>
</text:p>
      <text:p text:style-name="P4">
欧洲理事会主席指出，他支持欧盟和美国近距离的发展，但如果这一过程规定“我们盲目地，将系统地遵循美国的立场”。</text:p>
      <text:p text:style-name="P4">
<text:span text:style-name="T4">
另请阅读：</text:span>
 <text:span text:style-name="T4">
 <text:a xlink:type="simple" xlink:href="https://www.ukrinform.ua/rubric-world/3694372-moraveckij-makronu-zamist-strategicnoi-avtonomii-treba-buduvati-strategicnij-souz-iz-ssa.html" text:style-name="Internet_20_link" text:visited-style-name="Visited_20_Internet_20_Link">
</text:a>
</text:span>
</text:p>
      <text:p text:style-name="P4">
回顾：法国总统伊曼纽尔·马克龙(Emmanuel Macron)从三天的访问中回来后，表示欧洲对台湾Kryzanvko的升级不感兴趣，并应该在与曼联之间的系统关系中遵守自己的策略国家和中国。</text:p>
      <text:p text:style-name="P4">
德国和捷克共和国的政客批评声明<text:span text:style-name="T4">
 <text:a xlink:type="simple" xlink:href="https://www.ukrinform.ua/tag-makron" text:style-name="Internet_20_link" text:visited-style-name="Visited_20_Internet_20_Link">
</text:a>
</text:span>
在台湾以及欧洲对美国的依赖。</text:p>
      <text:p text:style-name="P4">
波兰政府Mateusz Moravetsky的负责人警告个别欧洲领导人不要试图促进欧洲“战略自治”政策，相反，呼吁发展欧洲的战略合作，并转移。</text:p>
      <text:p text:style-name="P4">
News Source: <text:a xlink:type="simple" xlink:href="https://www.ukrinform.ua/rubric-world/3694660-u-es-bilsae-simpatikiv-idei-makrona-sodo-strategicnoi-avtonomii-vid-ssa-misel.html" text:style-name="Internet_20_link" text:visited-style-name="Visited_20_Internet_20_Link">
https://www.ukrinform.ua/rubric-world/3694660-u-es-bilsae-simpatikiv-idei-makrona-sodo-strategicnoi-avtonomii-vid-ssa-misel.html</text:a>
</text:p>
      <!--NEWS-->
      <text:h text:style-name="P10" text:outline-level="1">
<text:span text:style-name="T4">
乌克兰计划至少吸引5000个袋子来开采乌克兰领土-Alexei Reznikov</text:span>
</text:h>
      <text:p text:style-name="P4">
作者: ['Алла Рядинська']</text:p>
      <text:p text:style-name="P4">
时间: 2023-04-11T35:00:00-04:00</text:p>
      <text:p text:style-name="P4">
描述: 在乌克兰媒体中心的乌克兰卫生乌克兰人 - 乌克兰 - 奥德萨...与乌克兰2022年的战争，与乌克兰与乌克兰的最新新闻，与乌克兰2022年的新闻战争，今天将有一个将有一个将有一个将会有一个将会有一个将会有一个将会有一个将会有一个将会有一个将会有一场新闻...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ministr_result.jpg" text:style-name="Internet_20_link" text:visited-style-name="Visited_20_Internet_20_Link">
ministr_result.jpg</text:a>
']</text:p>
      <text:p text:style-name="P4">
标签: ['STOPRUSSIA', 'АГРЕСІЯ РФ', 'ВТОРГНЕННЯ РФ', 'МІНІСТР ОБОРОНИ УКРАЇНИ ОЛЕКСІЙ РЕЗНІКОВ']</text:p>
      <text:p text:style-name="P4">
类别: News</text:p>
      <!--METADATA-->
      <text:p text:style-name="P4">
<draw:frame draw:style-name="fr1" draw:name="Image241" text:anchor-type="as-char" svg:width="6.9236in" svg:height="4.615733in" draw:z-index="0">
<draw:image xlink:href="../Images/AРМІЯINFORM/2023-04-11T35-00-00-04-00/ministr_result.jpg" xlink:type="simple" xlink:show="embed" xlink:actuate="onLoad" draw:mime-type="image/jpeg"/>
</draw:frame>
在媒体中心 - 奥德萨(Alexei Reznikov)的媒体中心国防部和丹麦国王王国的简报中，分享了保护平民公民免受俄罗斯大规模入侵的后果的计划，即释放领土。 他指出，该过程将由几个区别组成。</text:p>
      <ul>
        <li>
将在占领之后对地球和水进行审核。 如今，在某些情况下，即使是海滩也落在海滩上，而不仅仅是乌克兰人。 第二个是我的设备。 它不仅是标识，安装和固定，而且是交换元素的可能性。 他解释说，丹麦王国可以帮助我们。</li>
      </ul>
      <text:p text:style-name="P4">
据他说，丹麦拥有专门的无人机 - 潜艇，可以检测，记录和将坐标传输到Sappers，这些无人机可以在水下进行Sapper工作。 自2014年以来，在乌克兰，该公司一直在运营，由丹麦王国代表。 该公司具有强大的专业知识来执行人道主义的魔术，即不在战区的地区的变化。</text:p>
      <text:p text:style-name="P4">
SES是乌克兰的另一个Demining的机构。 他们对平民基础设施的贬低感兴趣。</text:p>
      <ul>
        <li>
SES是Demining的领导者，但它们确实提示了我。 但这是一个运营的矿山。 部长说，当我们的农民乞求时，同一农业部门的全面变化是：“可以托管，以便我们可以播种和种植食物”是一项巨大的任务。”</li>
      </ul>
      <text:p text:style-name="P4">
目前，有一个由尤利亚·斯维里德科(Yulia Sviridenko)领导的机构间小组，他是第一任牧师和经济部长。 作为一名经济学家，它了解哪些行业在此问题上。 丹麦王国的经验对于我们的祖先的有效工作是必不可少的。</text:p>
      <ul>
        <li>
在我们的计划中，至少有5,000名乌克兰人将自己的潜力。 亚历山大·雷兹尼科夫(Alexei Reznikov)说，这是其他国家的专家也将参与其中的计算。 - 在克罗地亚，战争结束了28年前。 到这个时候，克罗地亚的领土还没有完全不变。 也就是说，克罗地亚国家中心仍然有工作。 它们平均可以最多50平方公里的土地，包括崎rough的地形 - 岩石，森林小屋等 - 总结了Rennikov。</li>
      </ul>
      <text:p text:style-name="P4">
News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暴露了欺诈者，他们从想离开巴赫穆特的人那里幸运的钱</text:span>
</text:h>
      <text:p text:style-name="P4">
作者: ['АРМІЯINFORM']</text:p>
      <text:p text:style-name="P4">
时间: 2023-04-11T36:00:00-04:00</text:p>
      <text:p text:style-name="P4">
描述: Bezpeki的KESBERFAKHIVTSI服务与Polshchi Polshchi的法律主体...与乌克兰2022年的战争，与乌克兰与乌克兰的最新新闻，《与乌克兰新闻》的战争，今天与乌克兰2022年的《新闻战》，今天，乌克兰和俄罗斯之间的战争以及战争时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标签: ['STOPRUSSIA', 'АГРЕСІЯ РФ', 'ВТОРГНЕННЯ РФ', 'СБУ']</text:p>
      <text:p text:style-name="P4">
类别: News</text:p>
      <!--METADATA-->
      <text:p text:style-name="P4">
<draw:frame draw:style-name="fr1" draw:name="Image242" text:anchor-type="as-char" svg:width="6.9236in" svg:height="4.615733in" draw:z-index="0">
<draw:image xlink:href="../Images/AРМІЯINFORM/2023-04-11T36-00-00-04-00/sbu11.jpeg" xlink:type="simple" xlink:show="embed" xlink:actuate="onLoad" draw:mime-type="image/jpeg"/>
</draw:frame>
安全局的网络法学委员会以及共和党的执法机构中和跨国欺诈者。</text:p>
      <text:p text:style-name="P4">
关于它<text:a xlink:type="simple" xlink:href="https://ssu.gov.ua/novyny/sbu-ta-pravookhorontsi-polshchi-likviduvaly-shakhraisku-skhemu-vymaniuvannia-hroshei-iz-myrnykh-zhyteliv-yaki-khochut-vyikhaty-z-bakhmuta" text:style-name="Internet_20_link" text:visited-style-name="Visited_20_Internet_20_Link">
报告</text:a>
SBU新闻服务。</text:p>
      <text:p text:style-name="P4">
恶性因素从乌克兰的居民那里徘徊，乌克兰的居民计划离开战争区，包括巴赫穆特和煤炭。 当地人“保证”当地人将他们带到我们国家最安全的地区“保证”。 这种“服务”的平均成本为3万UAH。</text:p>
      <text:p text:style-name="P4">
基本上，欺诈者将其承诺“分发”给幼儿的残疾和父母。 为此，他们使用了社交网络和受欢迎的使者的团体。他们将客户的“预付款”占据了50％的宣布金额。 金钱存放在为假人发行的银行卡上。 收到书籍后，经销商停止与受害者交流，不再打电话。 这样，欺诈者在人类中的欺诈者超过150万。</text:p>
      <text:p text:style-name="P4">
<draw:frame draw:style-name="fr1" draw:name="Image243" text:anchor-type="as-char" svg:width="6.9236in" svg:height="4.615733in" draw:z-index="0">
<draw:image xlink:href="../Images/AРМІЯINFORM/2023-04-11T36-00-00-04-00/sbu33.jpeg" xlink:type="simple" xlink:show="embed" xlink:actuate="onLoad" draw:mime-type="image/jpeg"/>
</draw:frame>
另一个欺诈者的“目标受众”是应征年龄的男人。 为了获得“费用”，入侵者答应军方出国出国旅行的虚假费用。</text:p>
      <text:p text:style-name="P4">
由于在乌克兰不同地区的特殊行动，一名组织者被拘留。 他是Zhytomyr地区的居民，他正在与客户联系并为他们提供“条件”以进行撤离。在调查中，另外两个乌克兰公民，即犯罪集团的组织者，目前正在欧盟国家之一中。</text:p>
      <text:p text:style-name="P4">
SBU的工作人员与欧洲合作伙伴一起对拘留入侵者及其引渡到乌克兰进行全面拘留。</text:p>
      <text:p text:style-name="P4">
<text:span text:style-name="T4">
在搜索乌克兰几个地区的人的地址的搜索过程中，揭示了：</text:span>
</text:p>
      <text:p text:style-name="P4">
<text:span text:style-name="T5">
手机具有非法活动的证据； </text:span>
攻击者从受害者那里收到钱的10张银行卡。</text:p>
      <text:p text:style-name="P4">
<draw:frame draw:style-name="fr1" draw:name="Image244" text:anchor-type="as-char" svg:width="6.9236in" svg:height="4.615733in" draw:z-index="0">
<draw:image xlink:href="../Images/AРМІЯINFORM/2023-04-11T36-00-00-04-00/sbu22.jpeg" xlink:type="simple" xlink:show="embed" xlink:actuate="onLoad" draw:mime-type="image/jpeg"/>
</draw:frame>
目前，其中一种恶性因素是Zhytomyr地区的居民，报告怀疑艺术的第3部分。 乌克兰《刑法》 190(欺诈罪).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NEWS-->
      <text:h text:style-name="P10" text:outline-level="1">
<text:span text:style-name="T4">
乌克兰已将五名重伤囚犯交给了俄罗斯一方</text:span>
</text:h>
      <text:p text:style-name="P4">
作者: ['АРМІЯINFORM']</text:p>
      <text:p text:style-name="P4">
时间: 2023-04-11T37:00:00-04:00</text:p>
      <text:p text:style-name="P4">
描述: ZGISDNO与《一般公约》的规范，乌克兰方面的repatrius为Terito ...与乌克兰2022的战争，与乌克兰的最新新闻，与乌克兰的新闻战争，与乌克兰2022年的《新闻战》，乌克兰和乌克兰之间的战争是否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koooord.jpeg" text:style-name="Internet_20_link" text:visited-style-name="Visited_20_Internet_20_Link">
koooord.jpeg</text:a>
']</text:p>
      <text:p text:style-name="P4">
标签: ['STOPRUSSIA', 'АГРЕСІЯ РФ', 'ВТОРГНЕННЯ РФ', 'КООРДИНАЦІЙНИЙ ШТАБ']</text:p>
      <text:p text:style-name="P4">
类别: News</text:p>
      <!--METADATA-->
      <text:p text:style-name="P4">
<draw:frame draw:style-name="fr1" draw:name="Image245" text:anchor-type="as-char" svg:width="6.9236in" svg:height="3.894525in" draw:z-index="0">
<draw:image xlink:href="../Images/AРМІЯINFORM/2023-04-11T37-00-00-04-00/koooord.jpeg" xlink:type="simple" xlink:show="embed" xlink:actuate="onLoad" draw:mime-type="image/jpeg"/>
</draw:frame>
根据日内瓦公约的规范，乌克兰方面重新观察了侵略者五个侵略者的竞争者，包括唯一在乌克兰被囚禁的妇女。</text:p>
      <text:p text:style-name="P4">
关于它<text:a xlink:type="simple" xlink:href="https://koordshtab.gov.ua/archive/1368" text:style-name="Internet_20_link" text:visited-style-name="Visited_20_Internet_20_Link">
报告</text:a>
协调在战俘上。</text:p>
      <text:p text:style-name="P4">
这些人的状况设法稳定了他们适合运输的状况。 正如设想的国际人道主义法所设想的，遣返没有任何条件的俄罗斯方面。</text:p>
      <text:p text:style-name="P4">
此外，斋月是所有穆斯林的神圣月亮 - 乌克兰追捕在占领军中作战的穆斯林。 Tsebulo是为了证实侵略者国家在文化和传统方面“全部”“全部”交换穆斯林的提议。</text:p>
      <text:p text:style-name="P4">
应该提醒的是，3月24日，乌克兰方面已经重复了五名可承受的俄罗斯入侵者。 但是，在俄罗斯和暂时占领的领土上维护的地方，现在有很多受伤的战俘，应立即在没有事先条件的情况下立即将占领国归还。</text:p>
      <text:p text:style-name="P4">
News Source: <text:a xlink:type="simple" xlink:href="https://armyinform.com.ua/2023/04/11/ukrayina-peredala-rosijskij-storoni-shhe-pyatoh-vazhkoporanenyh-polonenyh/" text:style-name="Internet_20_link" text:visited-style-name="Visited_20_Internet_20_Link">
https://armyinform.com.ua/2023/04/11/ukrayina-peredala-rosijskij-storoni-shhe-pyatoh-vazhkoporanenyh-polonenyh/</text:a>
</text:p>
      <!--NEWS-->
      <text:h text:style-name="P10" text:outline-level="1">
<text:span text:style-name="T4">
议会建议整体和整体采用</text:span>
</text:h>
      <text:p text:style-name="P4">
作者: ['АРМІЯINFORM']</text:p>
      <text:p text:style-name="P4">
时间: 2023-04-11T38:00:00-04:00</text:p>
      <text:p text:style-name="P4">
描述: 关于在Facebook上为乌克兰的Storinzi Verkhno办公室的立方体。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verhovna-rada-rekomenduvala.jpg" text:style-name="Internet_20_link" text:visited-style-name="Visited_20_Internet_20_Link">
verhovna-rada-rekomenduvala.jpg</text:a>
']</text:p>
      <text:p text:style-name="P4">
标签: ['STOPRUSSIA', 'ВЕРХОВНА РАДА УКРАЇНИ', 'ВІЙНА', 'ВТОРГНЕННЯ РФ', 'ЗАКОНОПРОЄКТИ', 'ОБОРОНА']</text:p>
      <text:p text:style-name="P4">
类别: News</text:p>
      <!--METADATA-->
      <text:p text:style-name="P4">
<draw:frame draw:style-name="fr1" draw:name="Image246" text:anchor-type="as-char" svg:width="6.9236in" svg:height="5.804039in" draw:z-index="0">
<draw:image xlink:href="../Images/AРМІЯINFORM/2023-04-11T38-00-00-04-00/verhovna-rada-rekomenduvala.jpg" xlink:type="simple" xlink:show="embed" xlink:actuate="onLoad" draw:mime-type="image/jpeg"/>
</draw:frame>
关于它<text:a xlink:type="simple" xlink:href="https://www.facebook.com/verkhovna.rada.ukraine/posts/pfbid0aGYhaUnrJS9sK3FJgVytTqQrZGfvvWYmeAcur6QqvZrTsQV4DmHwgJsZwrGgkJMPl" text:style-name="Internet_20_link" text:visited-style-name="Visited_20_Internet_20_Link">
报告</text:a>
[S)(https://www.facebook.com/verkhovna.rada.ukraine/posts/pfbid0aGYhaUnrJS9sK3FJgVytTqQrZGfvvWYmeAcur6QqvZrTsQV4DmHwgJsZwrGgkJMPl)在Facebook上的乌克兰Verkhovna Rada的官方页面上。</text:p>
      <text:p text:style-name="P4">
<text:span text:style-name="T5">
第9061号关于在戒严令中对安全和辩护的供应/进口操作的价值免税税的第9061号； </text:span>
№9062关于武术期间的安全和国防需求，进口到乌克兰海关领土的特殊性</text:p>
      <text:p text:style-name="P4">
该法律规定，免除对进口交易的应用到乌克兰海关领土和乌克兰国防货物的串珠领土的供应，这是乌克兰第1条第1部分的第29款确定的。 “国防”。</text:p>
      <text:p text:style-name="P4">
此外，它们提高了国防结构需求的运营满意度标准，并确保有效击退侵略者。</text:p>
      <text:p text:style-name="P4">
News Source: <text:a xlink:type="simple" xlink:href="https://armyinform.com.ua/2023/04/11/parlament-rekomenduvav-pryjnyaty-za-osnovu-ta-v-czilomu-zakonoproyekty-na-pidtrymku-potreb-oborony/" text:style-name="Internet_20_link" text:visited-style-name="Visited_20_Internet_20_Link">
https://armyinform.com.ua/2023/04/11/parlament-rekomenduvav-pryjnyaty-za-osnovu-ta-v-czilomu-zakonoproyekty-na-pidtrymku-potreb-oborony/</text:a>
</text:p>
      <!--NEWS-->
      <text:h text:style-name="P10" text:outline-level="1">
<text:span text:style-name="T4">
TOT毕业生有资格接受大学免费教育</text:span>
</text:h>
      <text:p text:style-name="P4">
作者: ['АРМІЯINFORM']</text:p>
      <text:p text:style-name="P4">
时间: 2023-04-11T39:00:00-04:00</text:p>
      <text:p text:style-name="P4">
描述: Teriye i Ti的Timchasovo Dub的阀门人，HTOS离开了Teritator Pizlya ...与乌克兰2022年的战争，与乌克兰的最新消息，今天与乌克兰的新闻，今天与乌克兰2022年的新闻，今天，乌克兰和俄罗斯和俄罗斯和俄罗斯之间以及乌克兰和俄罗斯之间的战争将会，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4/vnzzz.png" text:style-name="Internet_20_link" text:visited-style-name="Visited_20_Internet_20_Link">
vnzzz.png</text:a>
']</text:p>
      <text:p text:style-name="P4">
标签: ['STOPRUSSIA', 'АГРЕСІЯ РФ', 'ВТОРГНЕННЯ РФ', 'МІНРЕІНТЕГРАЦІЇ']</text:p>
      <text:p text:style-name="P4">
类别: News</text:p>
      <!--METADATA-->
      <text:p text:style-name="P4">
<draw:frame draw:style-name="fr1" draw:name="Image247" text:anchor-type="as-char" svg:width="6.9236in" svg:height="4.615733in" draw:z-index="0">
<draw:image xlink:href="../Images/AРМІЯINFORM/2023-04-11T39-00-00-04-00/vnzzz.png" xlink:type="simple" xlink:show="embed" xlink:actuate="onLoad" draw:mime-type="image/png"/>
</draw:frame>
来自临时占领地区的毕业生和2023年1月1日之后离开此类领土的人有权接受高等教育机构的政府命令培训。</text:p>
      <text:p text:style-name="P4">
关于它<text:a xlink:type="simple" xlink:href="https://minre.gov.ua/2023/04/10/vypusknyky-z-tot-mayut-pravo-na-bezkoshtovne-navchannya-u-vyshah/" text:style-name="Internet_20_link" text:visited-style-name="Visited_20_Internet_20_Link">
报告</text:a>
乌克兰被占领领土的重返社会部。</text:p>
      <text:p text:style-name="P4">
其中包括在配额2的教育机构的入学人数。</text:p>
      <text:p text:style-name="P4">
可以使用E -Cabinet在线提交入学申请。</text:p>
      <text:p text:style-name="P4">
个人电子办公室的注册将于2023年7月1日在以下<text:span text:style-name="T4">
 [link]中开始(https://vstup.edbo.gov.ua/)</text:span>
。</text:p>
      <text:p text:style-name="P4">
注册并在TOT上的参赛者将能够远程传播介绍性活动的所有问题。</text:p>
      <text:p text:style-name="P4">
入学后，TOT的参赛者可以在未来三个月内与培训机构达成协议。</text:p>
      <text:p text:style-name="P4">
News Source: <text:a xlink:type="simple" xlink:href="https://armyinform.com.ua/2023/04/11/vypusknyky-z-tot-mayut-pravo-na-bezkoshtovne-navchannya-u-vyshah/" text:style-name="Internet_20_link" text:visited-style-name="Visited_20_Internet_20_Link">
https://armyinform.com.ua/2023/04/11/vypusknyky-z-tot-mayut-pravo-na-bezkoshtovne-navchannya-u-vyshah/</text:a>
</text:p>
      <!--NEWS-->
      <text:h text:style-name="P10" text:outline-level="1">
<text:span text:style-name="T4">
“没有坦克，放弃机器，说我们现在步兵”  - 拦截gur</text:span>
</text:h>
      <text:p text:style-name="P4">
作者: ['АРМІЯINFORM']</text:p>
      <text:p text:style-name="P4">
时间: 2023-04-11T40:00:00-04:00</text:p>
      <text:p text:style-name="P4">
描述: 戈洛夫纳（Golovna）由罗斯维斯（Rosveski）管理着自己的迷你国防部建设……与乌克兰2022年的战争，与乌克兰与乌克兰的最新新闻，《与乌克兰的新闻战争》，《 2022年新闻战争》，今天的最后一场战争，乌克兰和俄罗斯之间的战争，乌克兰和俄罗斯之间的战争，他们说，与乌克兰的战争将在不久的将来与乌克兰发生战争时，他们说，与乌克兰与乌克兰的战争今天，今天的乌克兰新闻，乌克兰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ІЙНА', 'ГУР ПЕРЕХОПЛЕННЯ']</text:p>
      <text:p text:style-name="P4">
类别: News</text:p>
      <!--METADATA-->
      <text:p text:style-name="P4">
<draw:frame draw:style-name="fr1" draw:name="Image248" text:anchor-type="as-char" svg:width="6.9236in" svg:height="3.894525in" draw:z-index="0">
<draw:image xlink:href="../Images/AРМІЯINFORM/2023-04-11T40-00-00-04-00/337531944_232614265847457_8544501692430122370_n.jpg" xlink:type="simple" xlink:show="embed" xlink:actuate="onLoad" draw:mime-type="image/jpeg"/>
</draw:frame>
国防部YouTube频道上的智能智能局主要局<text:a xlink:type="simple" xlink:href="https://www.youtube.com/watch" text:style-name="Internet_20_link" text:visited-style-name="Visited_20_Internet_20_Link">
出版</text:a>
另一个拦截。 这位俄罗斯军人向他的母亲介绍了俄罗斯军队的迅速表现：</text:p>
      <text:p text:style-name="P4">
<text:span text:style-name="T5">
“第146团是给我们的……他们被派去了，喝醉了，全都喝醉了。 好吧，我不知道该团的一半在哪里”； </text:span>
“他们被告知油轮没有坦克，你现在是步兵”； *“他没有腿，在医院里躺在谎言。”</text:p>
      <text:p text:style-name="P4">
News Source: <text:a xlink:type="simple" xlink:href="https://armyinform.com.ua/2023/04/11/ony-tankyst%d1%8b-ym-skazaly-chto-tankov-net-v%d1%8b-teper-pehota-avtomat%d1%8b-v%d1%8bdaly-perehoplennya-gur/" text:style-name="Internet_20_link" text:visited-style-name="Visited_20_Internet_20_Link">
https://armyinform.com.ua/2023/04/11/ony-tankyst%d1%8b-ym-skazaly-chto-tankov-net-v%d1%8b-teper-pehota-avtomat%d1%8b-v%d1%8bdaly-perehoplennya-gur/</text:a>
</text:p>
      <!--NEWS-->
      <text:h text:style-name="P10" text:outline-level="1">
<text:span text:style-name="T4">
56俄罗斯联邦杜马州的其他代表将对认可“ LNR”和“ DNR”投票。</text:span>
</text:h>
      <text:p text:style-name="P4">
作者: ['АРМІЯINFORM']</text:p>
      <text:p text:style-name="P4">
时间: 2023-04-11T41:00:00-04:00</text:p>
      <text:p text:style-name="P4">
描述: 服务Bezpeques Zibrala Bezini Propesi Vini Shchel 56代表俄罗斯联合会的Dumi代表，Yaki，Yaki ...与乌克兰2022年的战争，与乌克兰的最新新闻，今天与乌克兰的新闻战争，与乌克兰2022年的新闻战争，今天将在乌克兰之间进行战争，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sudd-e1681138106263.jpeg" text:style-name="Internet_20_link" text:visited-style-name="Visited_20_Internet_20_Link">
sudd-e1681138106263.jpeg</text:a>
']</text:p>
      <text:p text:style-name="P4">
标签: ['STOPRUSSIA', 'АГРЕСІЯ РФ', 'ВТОРГНЕННЯ РФ', 'СЛУЖБА БЕЗПЕКИ УКРАЇНИ']</text:p>
      <text:p text:style-name="P4">
类别: News</text:p>
      <!--METADATA-->
      <text:p text:style-name="P4">
<draw:frame draw:style-name="fr1" draw:name="Image249" text:anchor-type="as-char" svg:width="6.9236in" svg:height="6.072622in" draw:z-index="0">
<draw:image xlink:href="../Images/AРМІЯINFORM/2023-04-11T41-00-00-04-00/sudd-e1681138106263.jpeg" xlink:type="simple" xlink:show="embed" xlink:actuate="onLoad" draw:mime-type="image/jpeg"/>
</draw:frame>
安全部门收集了无条件的证据表明，该州另外56名代表的过错，他们为占领乌克兰东部地区的一部分做出了贡献。</text:p>
      <text:p text:style-name="P4">
关于它<text:a xlink:type="simple" xlink:href="https://ssu.gov.ua/novyny/za-materialamy-sbu-sudytymut-shche-56-deputativ-derzhdumy-rf-yaki-holosuvaly-za-vyznannia-ldnr" text:style-name="Internet_20_link" text:visited-style-name="Visited_20_Internet_20_Link">
报告</text:a>
SBU新闻服务。</text:p>
      <text:p text:style-name="P4">
2022年2月15日，他们支持对总统呼吁的决议，以表彰士兵和卢汉斯克地区暂时占领地区的“独立性”。 2月22日，他们投票决定批准侵略者国家恐怖组织“ l/dnr”之间的“友谊，合作和互助条约”。 第二天，根据通过的“合同”，恐怖分子领导人呼吁俄罗斯联邦总统提供“武装援助”。 因此，克里姆林宫以这些解决方案为正式理由开始对乌克兰的全面入侵并为武装侵略辩护。</text:p>
      <text:p text:style-name="P4">
根据收集的证据，SBU的调查人员得到了俄罗斯代表根据《艺术》第3部分的宣传。 《乌克兰刑法》 110(侵犯). Наразі Служба безпекизавершила розслідування і направила до суду обвинувальні акти.</text:p>
      <text:p text:style-name="P4">
Посадовцям загрожує покарання до 15 років ув’язнення або довічне позбавленняволі з конфіскацією майна. Тривають комплексні заходи для притягнення виннихдо відповідальності за злочини проти України.</text:p>
      <text:p text:style-name="P4">
Розслідування проводили співробітники СБУ у Тернопільській, Хмельницькій,Івано-Франківській та Вінницькій областях за процесуального керівництваорганів прокуратури.</text:p>
      <text:p text:style-name="P4">
News Source: <text:a xlink:type="simple" xlink:href="https://armyinform.com.ua/2023/04/11/sudytymut-shhe-56-deputativ-derzhdumy-rf-yaki-golosuvaly-za-vyznannya-lnr-ta-dnr/" text:style-name="Internet_20_link" text:visited-style-name="Visited_20_Internet_20_Link">
https://armyinform.com.ua/2023/04/11/sudytymut-shhe-56-deputativ-derzhdumy-rf-yaki-golosuvaly-za-vyznannya-lnr-ta-dnr/</text:a>
</text:p>
      <!--NEWS-->
      <text:h text:style-name="P10" text:outline-level="1">
<text:span text:style-name="T4">
Erobota：新的赠款或退伍军人的业务发展</text:span>
</text:h>
      <text:p text:style-name="P4">
作者: ['АРМІЯINFORM']</text:p>
      <text:p text:style-name="P4">
时间: 2023-04-11T42:00:00-04:00</text:p>
      <text:p text:style-name="P4">
描述: Rosshitshitshevsky Prochkt，Z 10 Kviteni侵入参与者的零件...与乌克兰2022年的战争，与乌克兰的最新新闻战争，今天与乌克兰2022年的新闻战争，乌克兰和俄罗斯之间的战争以及与俄罗斯之间的战争以及何时与In In In In In In In In In In In 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4/yerobota.jpg" text:style-name="Internet_20_link" text:visited-style-name="Visited_20_Internet_20_Link">
yerobota.jpg</text:a>
']</text:p>
      <text:p text:style-name="P4">
标签: ['STOPRUSSIA', 'АГРЕСІЯ РФ', 'ВЕТЕРАНИ', 'ВТОРГНЕННЯ РФ', 'СОЦІАЛЬНИЙ ЗАХИСТ ПІД ЧАС ВІЙНИ']</text:p>
      <text:p text:style-name="P4">
类别: News</text:p>
      <!--METADATA-->
      <text:p text:style-name="P4">
<draw:frame draw:style-name="fr1" draw:name="Image250" text:anchor-type="as-char" svg:width="6.9236in" svg:height="6.9236in" draw:z-index="0">
<draw:image xlink:href="../Images/AРМІЯINFORM/2023-04-11T42-00-00-04-00/yerobota.jpg" xlink:type="simple" xlink:show="embed" xlink:actuate="onLoad" draw:mime-type="image/jpeg"/>
</draw:frame>
政府正在扩大该项目，自4月10日以来，可以为敌对行动的参与者提供新的计划。 有了Erobot的赠款，退伍军人可以开始或发展自己的业务。</text:p>
      <text:p text:style-name="P4">
这在[消息]中说明了(https://t.me/mintsyfra/3967)以及乌克兰数字化转型部的官方电报通道。</text:p>
      <text:p text:style-name="P4">
填写申请并在链接上下载业务计划。</text:p>
      <ul>
        <li>
          <text:p text:style-name="P4">
拥有完美的业务声誉；</text:p>
        </li>
        <li>
          <text:p text:style-name="P4">
对银行没有债务；</text:p>
        </li>
        <li>
          <text:p text:style-name="P4">
您将成功采访区域就业中心；</text:p>
        </li>
        <li>
          <text:p text:style-name="P4">
声明中指示的信息将被验证以确保准确性。</text:p>
        </li>
      </ul>
      <text:p text:style-name="P4">
授予赠款的决定是由国家就业中心做出的。</text:p>
      <text:p text:style-name="P4">
现在有关每个程序的更多信息：</text:p>
      <text:p text:style-name="P4">
<text:span text:style-name="T4">
* 2.5万。 嗯</text:span>
</text:p>
      <text:p text:style-name="P4">
只有退伍军人才能申请。 业务可以是任何人，但是您必须至少工作一名新员工。</text:p>
      <text:p text:style-name="P4">
<text:span text:style-name="T4">
* 5000。 嗯</text:span>
</text:p>
      <text:p text:style-name="P4">
参与者的丈夫或妻子或敌对行动的参与者可以服务。 该计划的项目占据了该项目成本的70％，赠款的接收者应创建2个工作场所。</text:p>
      <text:p text:style-name="P4">
<text:span text:style-name="T4">
* 1mln UAH </text:span>
</text:p>
      <text:p text:style-name="P4">
可以申请资深票房。 该计划涵盖了项目成本的70％。赠款持有人必须创建4个工作场所，其中两个应由战斗的参与者进行。</text:p>
      <text:p text:style-name="P4">
赠款的接收者还将能够接受企业家的免费培训。关于赠款&lt;https://erobota.diia.gov.ua/&gt;
</text:p>
      <text:p text:style-name="P4">
该项目是由乌克兰经济部乌克兰丹尼斯·施米加尔总理与乌克兰数字化转型部，乌克兰政策和乌克兰食品部，国家就业服务财务支持的乌克兰经济部的倡议发起的。 。</text:p>
      <text:p text:style-name="P4">
News Source: <text:a xlink:type="simple" xlink:href="https://armyinform.com.ua/2023/04/11/yerobota-novi-granty-na-start-chy-rozvytok-biznesu-dlya-veteraniv/" text:style-name="Internet_20_link" text:visited-style-name="Visited_20_Internet_20_Link">
https://armyinform.com.ua/2023/04/11/yerobota-novi-granty-na-start-chy-rozvytok-biznesu-dlya-veteraniv/</text:a>
</text:p>
      <!--NEWS-->
      <text:h text:style-name="P10" text:outline-level="1">
<text:span text:style-name="T4">
克里姆林宫正试图将俄罗斯人团结在“神圣战争” -CPD</text:span>
</text:h>
      <text:p text:style-name="P4">
作者: ['АРМІЯINFORM']</text:p>
      <text:p text:style-name="P4">
时间: 2023-04-11T43:00:00-04:00</text:p>
      <text:p text:style-name="P4">
描述: Wizin -Format中心在乌克兰人的RNBO中击败了高程的基础知识，Yakiy被吃掉了...与乌克兰2022年的战争，与乌克兰的战争是今天的最新消息，今天是与乌克兰的新闻战争，是今天的最后一次，乌克兰与俄罗斯之间是否会发生战争，当与乌克兰与乌克兰的战争何时会发生？ ，乌克兰媒体的乌克兰新闻将在俄罗斯</text:p>
      <text:p text:style-name="P4">
图片: ['<text:a xlink:type="simple" xlink:href="https://armyinform.com.ua/wp-content/uploads/2023/04/gundyayev.jpeg" text:style-name="Internet_20_link" text:visited-style-name="Visited_20_Internet_20_Link">
gundyayev.jpeg</text:a>
']</text:p>
      <text:p text:style-name="P4">
标签: ['STOPRUSSIA', 'АГРЕСІЯ РФ', 'ВТОРГНЕННЯ РФ', 'ЦПД РНБО']</text:p>
      <text:p text:style-name="P4">
类别: News</text:p>
      <!--METADATA-->
      <text:p text:style-name="P4">
<draw:frame draw:style-name="fr1" draw:name="Image251" text:anchor-type="as-char" svg:width="6.9236in" svg:height="6.9236in" draw:z-index="0">
<draw:image xlink:href="../Images/AРМІЯINFORM/2023-04-11T43-00-00-04-00/gundyayev.jpeg" xlink:type="simple" xlink:show="embed" xlink:actuate="onLoad" draw:mime-type="image/jpeg"/>
</draw:frame>
在NSDC乌克兰打击错误信息的中心<text:a xlink:type="simple" xlink:href="https://www.facebook.com/protydiyadezinformatsiyi.cpd/posts/pfbid02VhiDNZ27jYMXu4MGCKrhqngGPdEVX7zY8miiQSqiGumJ1qvSUPyy485yQWpHMuu4l" text:style-name="Internet_20_link" text:visited-style-name="Visited_20_Internet_20_Link">
公开</text:a>
俄罗斯媒体推广的主要叙述。</text:p>
      <text:p text:style-name="P4">
“俄罗斯在光线。 而且这很容易证明，因为俄罗斯不寻求更富有，不寻求占领其他国家，也不会寻求征服某人，” Kirill Gundyaev大胆地说。</text:p>
      <text:p text:style-name="P4">
甘迪耶夫(Gundyayev)的愤世嫉俗的言论是用乌克兰战争是“上帝的墓地”的话来补充的，只有俄罗斯才能找到承受邪恶的力量。</text:p>
      <text:p text:style-name="P4">
同样，根据莫斯科流行音乐的说法，乌克兰战争的原因是普京的非帝国欲望，西方和俄罗斯的冲突在缺乏“共同基督教价值观”的背景下。</text:p>
      <text:p text:style-name="P4">
宗教领袖的陈述旨在加热乌克兰的内部冲突，以在过渡到PCU的背景下。</text:p>
      <text:p text:style-name="P4">
声明说：“克里姆林宫将战争与宗教调和，试图证明自己的罪行是合理的，并将俄罗斯人团结在“圣战”上，他们认为这应该有助于自愿动员。”</text:p>
      <text:p text:style-name="P4">
News Source: <text:a xlink:type="simple" xlink:href="https://armyinform.com.ua/2023/04/11/kreml-namagayetsya-obyednaty-rosiyan-navkolo-svyashhennoyi-vijny-czpd/" text:style-name="Internet_20_link" text:visited-style-name="Visited_20_Internet_20_Link">
https://armyinform.com.ua/2023/04/11/kreml-namagayetsya-obyednaty-rosiyan-navkolo-svyashhennoyi-vijny-czpd/</text:a>
</text:p>
      <!--NEWS-->
      <text:h text:style-name="P10" text:outline-level="1">
<text:span text:style-name="T4">
援助平台 - 战争导致的主要支持受害者</text:span>
</text:h>
      <text:p text:style-name="P4">
作者: ['АРМІЯINFORM']</text:p>
      <text:p text:style-name="P4">
时间: 2023-04-11T44:00:00-04:00</text:p>
      <text:p text:style-name="P4">
描述: Prazuu，Idini，乌克兰在线迈丹（Maidan），充满活力的izhormati，涉及全部...与乌克兰2022年的战争，与乌克兰的最新新闻战争，今天与乌克兰2022年的新闻战争，乌克兰和俄罗斯之间的战争将是一场战争他们说，战争，与乌克兰的战争将在2022年，是否在不久的将来与乌克兰进行战争</text:p>
      <text:p text:style-name="P4">
图片: ['<text:a xlink:type="simple" xlink:href="https://armyinform.com.ua/wp-content/uploads/2023/04/minsoczpolityky-platforma.jpg" text:style-name="Internet_20_link" text:visited-style-name="Visited_20_Internet_20_Link">
minsoczpolityky-platforma.jpg</text:a>
']</text:p>
      <text:p text:style-name="P4">
标签: ['STOPRUSSIA', 'АГРЕСІЯ РФ', 'ВІЙНА', 'ВТОРГНЕННЯ РФ', 'ДОПОМОГА ВРЯТОВАНИМ', 'МІНСОЦПОЛІТИКИ']</text:p>
      <text:p text:style-name="P4">
类别: News</text:p>
      <!--METADATA-->
      <text:p text:style-name="P4">
<draw:frame draw:style-name="fr1" draw:name="Image252" text:anchor-type="as-char" svg:width="6.9236in" svg:height="6.9236in" draw:z-index="0">
<draw:image xlink:href="../Images/AРМІЯINFORM/2023-04-11T44-00-00-04-00/minsoczpolityky-platforma.jpg" xlink:type="simple" xlink:show="embed" xlink:actuate="onLoad" draw:mime-type="image/jpeg"/>
</draw:frame>
乌克兰的第一个也是唯一的在线网站是在战争期间为受害者提供所有基本援助服务的完整信息 - 被救出的帮助平台。</text:p>
      <text:p text:style-name="P4">
在您的官方网站上有关它<text:a xlink:type="simple" xlink:href="https://www.msp.gov.ua/news/22727.html" text:style-name="Internet_20_link" text:visited-style-name="Visited_20_Internet_20_Link">
报告</text:a>
社会政策部。</text:p>
      <text:p text:style-name="P4">
该平台包含为乌克兰人提供心理，法律tasotal援助的服务。</text:p>
      <text:p text:style-name="P4">
此外，该网站还具有小册子和信息材料，以帮助公民及时地认识到暴力的负面影响并应对它们。</text:p>
      <text:p text:style-name="P4">
该平台还提供了被救出的护理中心的心理学家的建议，对于那些被迫改变其居住地等的人，这将对每个乌克兰人的反应。</text:p>
      <text:p text:style-name="P4">
所有平台计划旨在在该国和其他地区的任何角落为乌克兰人提供支持。</text:p>
      <text:p text:style-name="P4">
服务经过证明，机密和免费。 该列表在平台上并不全面，因此其他酸奶服务也可能加入。</text:p>
      <text:p text:style-name="P4">
救出的援助平台是在欧洲和欧洲 - 大西洋融合办公室的倡议下创建的，在政府的性别政策和人口基金支持的协助下，联合国乌克兰人口基金会</text:p>
      <text:p text:style-name="P4">
参考帮助平台：&lt;https：//www.help-platform.in.ua/&gt;
</text:p>
      <text:p text:style-name="P4">
News Source: <text:a xlink:type="simple" xlink:href="https://armyinform.com.ua/2023/04/11/platforma-dopomogy-vryatovanym-klyuchovi-servisy-pidtrymky-postrazhdalyh-vnaslidok-vijny-v-odnomu-misczi/" text:style-name="Internet_20_link" text:visited-style-name="Visited_20_Internet_20_Link">
https://armyinform.com.ua/2023/04/11/platforma-dopomogy-vryatovanym-klyuchovi-servisy-pidtrymky-postrazhdalyh-vnaslidok-vijny-v-odnomu-misczi/</text:a>
</text:p>
      <!--NEWS-->
      <text:h text:style-name="P10" text:outline-level="1">
<text:span text:style-name="T4">
国防军击倒了敌方直升机MI-24和9 UAV</text:span>
</text:h>
      <text:p text:style-name="P4">
作者: ['АРМІЯINFORM']</text:p>
      <text:p text:style-name="P4">
时间: 2023-04-11T45:00:00-04:00</text:p>
      <text:p text:style-name="P4">
描述: Avisaats的Yya国防部队过去的Doba在Zserdzhennya地区遭受了8次击中...尤其是...与乌克兰2022年的战争，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mi-24-znyshheno.jpg" text:style-name="Internet_20_link" text:visited-style-name="Visited_20_Internet_20_Link">
mi-24-znyshheno.jpg</text:a>
']</text:p>
      <text:p text:style-name="P4">
标签: ['STOPRUSSIA', 'АГРЕСІЯ РФ', 'ВІЙНА', 'ВТОРГНЕННЯ РФ', 'ГШ ЗС УКРАЇНИ', 'РАНКОВЕ ЗВЕДЕННЯ', 'СИЛИ ОБОРОНИ УКРАЇНИ']</text:p>
      <text:p text:style-name="P4">
类别: News</text:p>
      <!--METADATA-->
      <text:p text:style-name="P4">
<draw:frame draw:style-name="fr1" draw:name="Image253" text:anchor-type="as-char" svg:width="6.9236in" svg:height="4.538804in" draw:z-index="0">
<draw:image xlink:href="../Images/AРМІЯINFORM/2023-04-11T45-00-00-04-00/mi-24-znyshheno.jpg" xlink:type="simple" xlink:show="embed" xlink:actuate="onLoad" draw:mime-type="image/jpeg"/>
</draw:frame>
<text:span text:style-name="T4">
🔥俄罗斯入侵的情况</text:span>
</text:p>
      <text:p text:style-name="P4">
在过去的24小时内，防御力量在侵略者的个人工作人员和军事装备方面造成了8次，并对敌人的防空导弹系统产生了影响。</text:p>
      <text:p text:style-name="P4">
关于您早上的摘要<text:a xlink:type="simple" xlink:href="https://www.facebook.com/GeneralStaff.ua/posts/pfbid02Nws9sP2kk34ZiQzntd3L12BCeDLm7W88SYHJb624Pv6zYDmKWt2nJypTfzS5hzWcl" text:style-name="Internet_20_link" text:visited-style-name="Visited_20_Internet_20_Link">
报告</text:a>
乌克兰武装部队的总参谋部。</text:p>
      <text:p text:style-name="P4">
在最后一天，已射击了敌人的MI-24直升机以及9种不同类型的无人机。</text:p>
      <text:p text:style-name="P4">
火箭部队和炮兵部门袭击了活力，武器和军事装备的集中地区，以及敌方弹药的组成。</text:p>
      <text:p text:style-name="P4">
News Source: <text:a xlink:type="simple" xlink:href="https://armyinform.com.ua/2023/04/11/syly-oborony-zbyly-vorozhyj-gelikopter-mi-24-ta-9-bpla/" text:style-name="Internet_20_link" text:visited-style-name="Visited_20_Internet_20_Link">
https://armyinform.com.ua/2023/04/11/syly-oborony-zbyly-vorozhyj-gelikopter-mi-24-ta-9-bpla/</text:a>
</text:p>
      <!--NEWS-->
      <text:h text:style-name="P10" text:outline-level="1">
<text:span text:style-name="T4">
在最后一天，Rashists以60个定居点开火</text:span>
</text:h>
      <text:p text:style-name="P4">
作者: ['АРМІЯINFORM']</text:p>
      <text:p text:style-name="P4">
时间: 2023-04-11T46:00:00-04:00</text:p>
      <text:p text:style-name="P4">
描述: 借出了当时的39个Aviaciyni的对手，这是7个火箭中风，4 Siza -...与乌克兰2022年战争，与乌克兰与乌克兰的最新消息，今天与乌克兰的新闻战争，今天与乌克兰的新闻战争，今天与乌克兰的新闻战，乌克兰会在乌克兰之间发生战争和俄罗斯，以及何时，何时，何时，何时，何时，何时，何时，何时，2022年与乌克兰的战争将是与乌克兰的战争俄罗斯的乌克兰媒体</text:p>
      <text:p text:style-name="P4">
图片: ['<text:a xlink:type="simple" xlink:href="https://armyinform.com.ua/wp-content/uploads/2023/04/kramatorsk.jpeg" text:style-name="Internet_20_link" text:visited-style-name="Visited_20_Internet_20_Link">
kramatorsk.jpeg</text:a>
']</text:p>
      <text:p text:style-name="P4">
标签: ['STOPRUSSIA', 'АГРЕСІЯ РФ', 'ВІЙНА', 'ВОРОЖІ ОБСТРІЛИ', 'ВТОРГНЕННЯ РФ', 'ГШ ЗС УКРАЇНИ', 'РАНКОВЕ ЗВЕДЕННЯ']</text:p>
      <text:p text:style-name="P4">
类别: News</text:p>
      <!--METADATA-->
      <text:p text:style-name="P4">
<draw:frame draw:style-name="fr1" draw:name="Image254" text:anchor-type="as-char" svg:width="6.9236in" svg:height="4.32725in" draw:z-index="0">
<draw:image xlink:href="../Images/AРМІЯINFORM/2023-04-11T46-00-00-04-00/kramatorsk.jpeg" xlink:type="simple" xlink:show="embed" xlink:actuate="onLoad" draw:mime-type="image/jpeg"/>
</draw:frame>
<text:span text:style-name="T4">
🔥俄罗斯入侵的情况</text:span>
</text:p>
      <text:p text:style-name="P4">
在过去的一天中，敌人撞上了39架飞机和7架火箭中风，并从C-300 SPR中的4个排水沟击中了宁静的Kramatorsk的C-300 SPR。 他在我们部队的位置和定居点的民用基础设施的位置上对射击大火的反应系统进行了47次炮击。</text:p>
      <text:p text:style-name="P4">
关于这个<text:a xlink:type="simple" xlink:href="https://www.facebook.com/GeneralStaff.ua/posts/pfbid02Nws9sP2kk34ZiQzntd3L12BCeDLm7W88SYHJb624Pv6zYDmKWt2nJypTfzS5hzWcl" text:style-name="Internet_20_link" text:visited-style-name="Visited_20_Internet_20_Link">
被引用</text:a>
在早晨，运营总结了乌克兰武装部队的总人员，乌克兰是最高官方的Facebook页面。</text:p>
      <text:p text:style-name="P4">
俄罗斯联邦继续忽略战争的法律和习俗，因此，在整个乌克兰，导弹和航空罢工的任务仍然很高。</text:p>
      <text:p text:style-name="P4">
在最后一天，敌人解雇了切尔尼希夫地区格拉米亚·塔卡米斯克定居点的定居点。 Sumy地区的Katerynivka，Volfine，Andriyivka Tapopivka以及Kharkiv地区的兽医，射手，Staritsa，Gatyshche，Vovchansky Farms，Okhrimivka，Mala Volcha和Vilkhvatka。</text:p>
      <text:p text:style-name="P4">
在敌人炮击的库皮斯克(Kupyansk)方向上，卡米安卡(Kamianka)的定居点，克拉斯尼(Krasne)第一，诺沃特林斯克(Novomlinsk)，两年，维尔山(Vilshan)，kindrashivka，kislivka，kislivka和kharkiv地区的布雷斯特(Kharkiv)地区受苦。</text:p>
      <text:p text:style-name="P4">
在利马炮弹的利马方向上，Novoyogorovka，Makeevka，Nevskoye，Bigorivka，Luhansk地区以及龙卷风，有争议的Iberestovo，Donetsk地区。</text:p>
      <text:p text:style-name="P4">
在Bakhmut的方向，Vasyukivka，Zaliznyanske，Minakivka，Orikhovo-Vasylivka，Bakhmut，Chrome，Chrome，Ivanovsk，Predict，Yar，Yar，Yarivka，Yarivka，友谊，友谊和纽约州的纽约州地区受伤。</text:p>
      <text:p text:style-name="P4">
在敌对炮击的Avdeevsky和Marinsky的指示中，Novokalinovo，Avdiivka，Pervomaisko，Krasnogorivka，Acute，St. George，St. George，Marinka，Marinka和Donetsk地区的胜利受到了苦难。</text:p>
      <text:p text:style-name="P4">
在Shakhtar的方向上，在过去的一天中，敌人被解雇向Novomykhailivka，Khaledar，Bogoyavlenka和Veliky Novosilka Novosilka Nadonechyna。</text:p>
      <text:p text:style-name="P4">
在Zaporizhzhya和Kherson的指示中，敌人向战斗碰撞线附近的庇护所开火。 其中包括顿涅茨克地区的Vramivka； Novodanylivka，Orikhiv，Novoandriivka和Kamianskayapozhye地区。</text:p>
      <text:p text:style-name="P4">
News Source: <text:a xlink:type="simple" xlink:href="https://armyinform.com.ua/2023/04/11/protyagom-mynulogo-dnya-vorog-zdijsnyv-obstrily-60-naselenyh-punktiv-ukrayiny/" text:style-name="Internet_20_link" text:visited-style-name="Visited_20_Internet_20_Link">
https://armyinform.com.ua/2023/04/11/protyagom-mynulogo-dnya-vorog-zdijsnyv-obstrily-60-naselenyh-punktiv-ukrayiny/</text:a>
</text:p>
      <!--NEWS-->
      <text:h text:style-name="P10" text:outline-level="1">
<text:span text:style-name="T4">
我们的后卫在利马，巴赫穆特，阿夫迪夫和玛丽斯基的指示中击退了52次敌人袭击</text:span>
</text:h>
      <text:p text:style-name="P4">
作者: ['АРМІЯINFORM']</text:p>
      <text:p text:style-name="P4">
时间: 2023-04-11T47:00:00-04:00</text:p>
      <text:p text:style-name="P4">
描述: 敌人没有被称为活力技术的数字，敌人与乌克兰2022年的战争，与乌克兰的最新新闻，今天与乌克兰2022年的新闻战争，今天将会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4/arta-1.jpg" text:style-name="Internet_20_link" text:visited-style-name="Visited_20_Internet_20_Link">
arta-1.jpg</text:a>
']</text:p>
      <text:p text:style-name="P4">
标签: ['STOPRUSSIA', 'АВДІЇВСЬКИЙ НАПРЯМОК', 'БАХМУТСЬКИЙ НАПРЯМОК', 'ВІЙНА', 'ВТОРГНЕННЯ РФ', 'ГШ ЗС УКРАЇНИ', 'ЛИМАНСЬКИЙ НАПРЯМОК', 'МАР’ЇНКА', 'РАНКОВЕ ЗВЕДЕННЯ']</text:p>
      <text:p text:style-name="P4">
类别: News</text:p>
      <!--METADATA-->
      <text:p text:style-name="P4">
<draw:frame draw:style-name="fr1" draw:name="Image255" text:anchor-type="as-char" svg:width="6.9236in" svg:height="4.615733in" draw:z-index="0">
<draw:image xlink:href="../Images/AРМІЯINFORM/2023-04-11T47-00-00-04-00/arta-1.jpg" xlink:type="simple" xlink:show="embed" xlink:actuate="onLoad" draw:mime-type="image/jpeg"/>
</draw:frame>
<text:span text:style-name="T4">
🔥俄罗斯入侵的情况</text:span>
</text:p>
      <text:p text:style-name="P4">
尽管技术和活力造成了许多损失，但警告战争并没有实现敌人。 他继续专注于对利曼，巴赫穆特，阿夫迪夫斯基和玛丽斯基的指示的主要攻击。 最后一天，我们的捍卫者在这些地区反映了52名敌人的上诉。</text:p>
      <text:p text:style-name="P4">
关于您早上的摘要<text:a xlink:type="simple" xlink:href="https://www.facebook.com/GeneralStaff.ua/posts/pfbid02Nws9sP2kk34ZiQzntd3L12BCeDLm7W88SYHJb624Pv6zYDmKWt2nJypTfzS5hzWcl" text:style-name="Internet_20_link" text:visited-style-name="Visited_20_Internet_20_Link">
报告</text:a>
武装部队的总人员。</text:p>
      <text:p text:style-name="P4">
在最后一天，在利马方向上，敌人在Makiivka，Red Poopivka Tabulogogovka的定居点附近进行了连续的连续行动。</text:p>
      <text:p text:style-name="P4">
在巴赫穆特的方向上，敌人继续采取进攻行动，试图完全控制巴赫穆特市，战斗仍在继续。 在过去，对手在格里戈罗洛夫卡和铬的定居点附近进行了不成功的进攻行动。</text:p>
      <text:p text:style-name="P4">
在Avdeevsky和Marinsky的指示中，敌人遵循Avdiivka，Severene，Nevelske和Marinka Donetsk地区定居点的进攻行动，没有成功。</text:p>
      <text:p text:style-name="P4">
在Zaporizhzhya和Kherson的指示中，敌人继续捍卫。</text:p>
      <text:p text:style-name="P4">
News Source: <text:a xlink:type="simple" xlink:href="https://armyinform.com.ua/2023/04/11/nashi-zahysnyky-vidbyly-52-ataky-protyvnyka-na-lymanskomu-bahmutskomu-avdiyivskomu-ta-maryinskomu-napryamkah/" text:style-name="Internet_20_link" text:visited-style-name="Visited_20_Internet_20_Link">
https://armyinform.com.ua/2023/04/11/nashi-zahysnyky-vidbyly-52-ataky-protyvnyka-na-lymanskomu-bahmutskomu-avdiyivskomu-ta-maryinskomu-napryamkah/</text:a>
</text:p>
      <!--NEWS-->
      <text:h text:style-name="P10" text:outline-level="1">
<text:span text:style-name="T4">
敌人在与乌克兰边境地区保留军事存在</text:span>
</text:h>
      <text:p text:style-name="P4">
作者: ['АРМІЯINFORM']</text:p>
      <text:p text:style-name="P4">
时间: 2023-04-11T48:00:00-04:00</text:p>
      <text:p text:style-name="P4">
描述: 乌克兰Zbroyni部队的总参谋部摧毁了Rosiysky的信息……与乌克兰2022年的战争，与乌克兰与乌克兰的最新新闻，今天与乌克兰的新闻战争，今天与乌克兰2022年的新闻战争，将在今天与乌克兰2022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2/10/20221027-2.jpg" text:style-name="Internet_20_link" text:visited-style-name="Visited_20_Internet_20_Link">
20221027-2.jpg</text:a>
']</text:p>
      <text:p text:style-name="P4">
标签: ['STOPRUSSIA', 'АГРЕСІЯ РФ', 'БІЛОРУСЬ', 'ВІЙНА', 'ВТОРГНЕННЯ РФ', 'ГШ ЗС УКРАЇНИ', 'ОПЕРАТИВНА ІНФОРМАЦІЯ', 'РАНКОВЕ ЗВЕДЕННЯ']</text:p>
      <text:p text:style-name="P4">
类别: News</text:p>
      <!--METADATA-->
      <text:p text:style-name="P4">
<draw:frame draw:style-name="fr1" draw:name="Image256" text:anchor-type="as-char" svg:width="6.9236in" svg:height="4.367194in" draw:z-index="0">
<draw:image xlink:href="../Images/AРМІЯINFORM/2023-04-11T48-00-00-04-00/20221027-2.jpg" xlink:type="simple" xlink:show="embed" xlink:actuate="onLoad" draw:mime-type="image/jpeg"/>
</draw:frame>
说明性照片</text:p>
      <text:p text:style-name="P4">
<text:span text:style-name="T4">
🔥俄罗斯入侵的情况</text:span>
</text:p>
      <text:p text:style-name="P4">
乌克兰武装部队的总参谋部<text:a xlink:type="simple" xlink:href="https://www.facebook.com/GeneralStaff.ua/posts/pfbid02Nws9sP2kk34ZiQzntd3L12BCeDLm7W88SYHJb624Pv6zYDmKWt2nJypTfzS5hzWcl" text:style-name="Internet_20_link" text:visited-style-name="Visited_20_Internet_20_Link">
公开</text:a>
及时有关4月11日上午入侵的俄罗斯入侵的信息。</text:p>
      <text:p text:style-name="P4">
武装部队武装部队官方页面上的报告指出，敌人和Superlice保留了与库尔斯克·塔布尔戈罗德地区乌克兰地区的边境地区的军事存在，继续执行工程设备。</text:p>
      <text:p text:style-name="P4">
在Volyn，Polissya，Siversky和Slobozhansky的指示中，操作且没有重大变化。 俄罗斯联邦领土兵役部队的确定部队继续留在白俄罗斯共和国领土。</text:p>
      <text:p text:style-name="P4">
News Source: <text:a xlink:type="simple" xlink:href="https://armyinform.com.ua/2023/04/11/vorog-zberigaye-vijskovu-prysutnist-u-prykordonnyh-z-ukrayinoyu-rajonah/" text:style-name="Internet_20_link" text:visited-style-name="Visited_20_Internet_20_Link">
https://armyinform.com.ua/2023/04/11/vorog-zberigaye-vijskovu-prysutnist-u-prykordonnyh-z-ukrayinoyu-rajonah/</text:a>
</text:p>
      <!--NEWS-->
      <text:h text:style-name="P10" text:outline-level="1">
<text:span text:style-name="T4">
在暂时占领的领土上，入侵者增加对平民的压力</text:span>
</text:h>
      <text:p text:style-name="P4">
作者: ['АРМІЯINFORM']</text:p>
      <text:p text:style-name="P4">
时间: 2023-04-11T49:00:00-04:00</text:p>
      <text:p text:style-name="P4">
描述: Rosisski Piaspanti将在乌克兰大部分的乌克兰（Timchasovo）上的维斯克（Visk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4/okupanty.jpg" text:style-name="Internet_20_link" text:visited-style-name="Visited_20_Internet_20_Link">
okupanty.jpg</text:a>
']</text:p>
      <text:p text:style-name="P4">
标签: ['STOPRUSSIA', 'АГРЕСІЯ РФ', 'ВІЙНА', 'ВТОРГНЕННЯ РФ', 'ГЕНЕРАЛЬНИЙ ШТАБ ЗС УКРАЇНИ', 'РАНКОВЕ ЗВЕДЕННЯ', 'ТИМЧАСОВО ОКУПОВАНІ ТЕРИТОРІЇ']</text:p>
      <text:p text:style-name="P4">
类别: News</text:p>
      <!--METADATA-->
      <text:p text:style-name="P4">
<draw:frame draw:style-name="fr1" draw:name="Image257" text:anchor-type="as-char" svg:width="6.9236in" svg:height="3.896222in" draw:z-index="0">
<draw:image xlink:href="../Images/AРМІЯINFORM/2023-04-11T49-00-00-04-00/okupanty.jpg" xlink:type="simple" xlink:show="embed" xlink:actuate="onLoad" draw:mime-type="image/jpeg"/>
</draw:frame>
照片：盖蒂图像</text:p>
      <text:p text:style-name="P4">
俄罗斯入侵者继续增加对乌克兰乌克兰公民的压力。 最近，在Snezhny Donetsk地区，城市医院的员工没有收到俄罗斯护照。</text:p>
      <text:p text:style-name="P4">
关于这个<text:a xlink:type="simple" xlink:href="https://www.facebook.com/GeneralStaff.ua/posts/pfbid02Nws9sP2kk34ZiQzntd3L12BCeDLm7W88SYHJb624Pv6zYDmKWt2nJypTfzS5hzWcl" text:style-name="Internet_20_link" text:visited-style-name="Visited_20_Internet_20_Link">
被引用</text:a>
早晨，总结了乌克兰武装部队的总人员。</text:p>
      <text:p text:style-name="P4">
在Zaporizhhya地区的Energodar市，当地人应获得壁架以移动该地区的领土。 那些申请接收通行证的人会受到入侵者对乌克兰国防军主题的增强检查。 在某些地方，入侵者甚至在寻找人类的前提。</text:p>
      <text:p text:style-name="P4">
News Source: <text:a xlink:type="simple" xlink:href="https://armyinform.com.ua/2023/04/11/na-tymchasovo-okupovanyh-terytoriyah-zagarbnyky-posylyuyut-tysk-na-myrnyh-zhyteliv/" text:style-name="Internet_20_link" text:visited-style-name="Visited_20_Internet_20_Link">
https://armyinform.com.ua/2023/04/11/na-tymchasovo-okupovanyh-terytoriyah-zagarbnyky-posylyuyut-tysk-na-myrnyh-zhyteliv/</text:a>
</text:p>
      <!--NEWS-->
      <text:h text:style-name="P10" text:outline-level="1">
<text:span text:style-name="T4">
每天敌人的损失：消除了500名占领者，销毁了7个坦克和10 bbm</text:span>
</text:h>
      <text:p text:style-name="P4">
作者: ['АРМІЯINFORM']</text:p>
      <text:p text:style-name="P4">
时间: 2023-04-11T50:00:00-04:00</text:p>
      <text:p text:style-name="P4">
描述: Zagalni Boyov，在02/24/22至04/11/23 Orintovo成为：...与乌克兰2022的战争，与乌克兰的战争，今天与乌克兰的最新消息，今天与乌克兰的新闻战争，今天与乌克兰2022年的新闻战争，今天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cd31358d-e18c-4aeb-9db2-4d18c0a07122-scaled.jpg" text:style-name="Internet_20_link" text:visited-style-name="Visited_20_Internet_20_Link">
cd31358d-e18c-4aeb-9db2-4d18c0a07122-scaled.jpg</text:a>
']</text:p>
      <text:p text:style-name="P4">
标签: ['STOPRUSSIA', 'АГРЕСІЯ РФ', 'ВТОРГНЕННЯ РФ', 'ВТРАТИ ВОРОГА', 'ГШ ЗСУ']</text:p>
      <text:p text:style-name="P4">
类别: News</text:p>
      <!--METADATA-->
      <text:p text:style-name="P4">
<draw:frame draw:style-name="fr1" draw:name="Image258" text:anchor-type="as-char" svg:width="6.9236in" svg:height="6.975527in" draw:z-index="0">
<draw:image xlink:href="../Images/AРМІЯINFORM/2023-04-11T50-00-00-04-00/cd31358d-e18c-4aeb-9db2-4d18c0a07122-scaled.jpg" xlink:type="simple" xlink:show="embed" xlink:actuate="onLoad" draw:mime-type="image/jpeg"/>
</draw:frame>
敌人的总损失从24.02.22到11.04.23将以朝向：</text:p>
      <text:p text:style-name="P4">
<text:span text:style-name="T4">
<text:span text:style-name="T5">
人员 -  </text:span>
* 179320(+500)淘汰的人</text:span>
<text:span text:style-name="T5">
坦克 -  </text:span>
<text:span text:style-name="T5">
 3644(+7)</text:span>
<text:span text:style-name="T4">
战斗装甲车 -  </text:span>
 7038(+10)<text:span text:style-name="T4">
<text:span text:style-name="T5">
炮兵系统 -  </text:span>
<text:span text:style-name="T5">
 2765(+15)</text:span>
 </text:span>
 rszv- <text:span text:style-name="T4">
 535(+1)</text:span>
<text:span text:style-name="T5">
防空 -  </text:span>
<text:span text:style-name="T5">
 282(0)</text:span>
<text:span text:style-name="T4">
飞机 -  </text:span>
 307(0)<text:span text:style-name="T4">
<text:span text:style-name="T5">
直升机 -  </text:span>
* 293(+1)</text:span>
<text:span text:style-name="T5">
无用的手术级别 -  </text:span>
<text:span text:style-name="T5">
 2332(+9)</text:span>
<text:span text:style-name="T4">
有翼的导弹 -  </text:span>
 911(0)<text:span text:style-name="T4">
<text:span text:style-name="T5">
船 /船 -  </text:span>
* 18(0)</text:span>
<text:span text:style-name="T5">
汽车设备和坦克 -  </text:span>
<text:span text:style-name="T5">
 5620(+13)</text:span>
<text:span text:style-name="T4">
特殊设备 -  </text:span>
 316(+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11日，23日。</text:p>
      <text:p text:style-name="P4">
News Source: <text:a xlink:type="simple" xlink:href="https://armyinform.com.ua/2023/04/11/vtraty-voroga-za-dobu-likvidovano-500-okupantiv-znyshheno-7-tankiv-i-10-bbm/" text:style-name="Internet_20_link" text:visited-style-name="Visited_20_Internet_20_Link">
https://armyinform.com.ua/2023/04/11/vtraty-voroga-za-dobu-likvidovano-500-okupantiv-znyshheno-7-tankiv-i-10-bbm/</text:a>
</text:p>
      <!--NEWS-->
      <text:h text:style-name="P10" text:outline-level="1">
<text:span text:style-name="T4">
国防部公共反卡雷拉德的组成已批准</text:span>
</text:h>
      <text:p text:style-name="P4">
作者: ['АРМІЯINFORM']</text:p>
      <text:p text:style-name="P4">
时间: 2023-04-11T51:00:00-04:00</text:p>
      <text:p text:style-name="P4">
描述: Minstro对乌克兰Oleksiy Reznikov的防御，经过“关于Solidennia Warehouse的命令……与乌克兰2022年的战争，与乌克兰与乌克兰的最新新闻进行战争，今天与乌克兰2022年的新闻战争，今天将在乌克兰和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АНТИКОРУПЦІЙНА РАДА ПРИ МОУ']</text:p>
      <text:p text:style-name="P4">
类别: News</text:p>
      <!--METADATA-->
      <text:p text:style-name="P4">
<draw:frame draw:style-name="fr1" draw:name="Image259" text:anchor-type="as-char" svg:width="6.9236in" svg:height="4.615733in" draw:z-index="0">
<draw:image xlink:href="../Images/AРМІЯINFORM/2023-04-11T51-00-00-04-00/77acfef9ac002e47cfc3020e10de49c60959d638.jpg" xlink:type="simple" xlink:show="embed" xlink:actuate="onLoad" draw:mime-type="image/jpeg"/>
</draw:frame>
乌克兰Oleksiy Reznikov国防部长签署了一项命令，“批准了乌克兰国防部的公共反腐败委员会的组成”。</text:p>
      <text:p text:style-name="P4">
该命令是根据乌克兰国防部在2023年3月31日的会议上根据民事反腐败委员会成立的一项决定签署的，并根据争议是由这一争议。塔萨尔公共倡议工作组](https://www.mil.gov.ua/content/Nakaz_2023_Antikaryp.pdf).</text:p>
      <text:p text:style-name="P4">
Склад Комісії також було визначено членами зазначеної громадської ініціативноїробочої групи з числа членів цієї групи, які вирішили не брати участі увиборах до Антикорради, аби уникнути конфлікту інтересів.</text:p>
      <text:p text:style-name="P4">
Відповідна Комісія на своєму засіданні 31 березня на підставі п. 17 Положенняпро Громадську антикорупційну раду при Міноборони, вирішила вважати обранимикандидатів до складу Громадської антикорупційної ради, які набрали найбільшукількість голосів за результатами голосування, а саме:</text:p>
      <ol>
        <li>
Геращенко Олександр Володимирович – від ГО «Центр протидії рейдерству та корупції»;  2. Григорян Артак Володійович – від ГО «Всеукраїнське об’єднання «Автомайдан»;  3. Грушовець Євген Анатолійович – від ВГО «Асоціація правників України»;  4. Кальницький Віталій Володимирович – від ГО «АНТИКОРУПЦІЙНА СОКИРА»;  5. Кривошея Геннадій Григорович – від ГО «Разом проти корупції»;  6. Масюк Віталій Володимирович – від ГО «НОВА ЧЕСНА Україна»;  7. Ніколаєнко Тетяна Володимирівна – від ГО «СОРОРІТАС»;  8. Оджиковський Віталій Олегович – від ВГО «Асоціація правників України»;  9. Остапенко Дмитро Миколайович – від ВГО «Асоціація правників України»;  10. Піонтковський Костянтин Анатолійович – від ГО «Всеукраїнське об’єднання «Автомайдан»;  11. Прудковських Віктор Вячеславович – від ГО «АНТИКОРУПЦІЙНА СОКИРА»;  12. Свірко Олег Станіславович – від ГО «СОРОРІТАС»;  13. Трегуб Олена Миколаївна – від ГО «Незалежна антикорупційна комісія»;  14. Шуба Анастасія Вадимівна від – ГО «АНТИКОРУПЦІЙНА СОКИРА»;  15. Ярова Богдана Едуардівна – від ГО «СОРОРІТАС».</li>
      </ol>
      <text:p text:style-name="P4">
Тож, сьогодні наказом затверджено відповідний Склад Громадської антикоррадипри Міноборони.</text:p>
      <text:p text:style-name="P4">
Установче засідання Громадської антикорупційної ради відбудеться найближчимчасом після узгодження дати засідання з усіма обраними членами Ради.</text:p>
      <text:p text:style-name="P4">
在会议期间，据报道，所有包含并提出竞争参与者投票结果的书面上诉，因此在适当的时候考虑了公共组织的生动。</text:p>
      <text:p text:style-name="P4">
根据会议的结果，并在控制局的开发人员期间通过计算非政府组织的“电子民主”信息的投票，以投票方面的投票，指出形成的过程影响或改变了最终评级的最终评级。候选人，未检测到。</text:p>
      <text:p text:style-name="P4">
我们将提醒，为了参加国防部的反卡拉多的竞争，有50多名候选人提交。</text:p>
      <text:p text:style-name="P4">
确保根据《反卡拉拉的法规》委员会竞争公共反腐败委员会的竞争，承认参加了29名候选人的参与，他们提交了符合定义要求的文件包。</text:p>
      <text:p text:style-name="P4">
2023年3月24日，全国性的在线投票在国家预防局的平台上进行(https://www.mil.gov.ua/news/2023/03/31/povidomlennya-shhodo-pidsumkiv-vidboru-chleniv-gromadskoi-antikorupczijnoi-radi-minoboroni/)15抗 - 沃拉多的成员。</text:p>
      <text:p text:style-name="P4">
每笔投票最多可以支持15名候选人。</text:p>
      <text:p text:style-name="P4">
News Source: <text:a xlink:type="simple" xlink:href="https://armyinform.com.ua/2023/04/11/zatverdzheno-sklad-gromadskoyi-antykorrady-pry-minoborony/" text:style-name="Internet_20_link" text:visited-style-name="Visited_20_Internet_20_Link">
https://armyinform.com.ua/2023/04/11/zatverdzheno-sklad-gromadskoyi-antykorrady-pry-minoborony/</text:a>
</text:p>
      <!--NEWS-->
      <text:h text:style-name="P10" text:outline-level="1">
<text:span text:style-name="T4">
国家负责人更改了最高指挥官的费率</text:span>
</text:h>
      <text:p text:style-name="P4">
作者: ['АРМІЯINFORM']</text:p>
      <text:p text:style-name="P4">
时间: 2023-04-11T52:00:00-04:00</text:p>
      <text:p text:style-name="P4">
描述: 乌克兰沃罗迪米尔（Volodymyr Zelensky Zmisni）总统在Supreme Stavka Stavka ...与乌克兰2022年的战争，与乌克兰的最新新闻战争，今天与乌克兰2022年的最新新闻，今天上次与乌克兰战争，乌克兰和俄罗斯之间的战争将与乌克兰之间发生战争他们说，在2022年，是否会在不久的将来与乌克兰发生战争</text:p>
      <text:p text:style-name="P4">
图片: ['<text:a xlink:type="simple" xlink:href="https://armyinform.com.ua/wp-content/uploads/2020/01/ukaz.jpg" text:style-name="Internet_20_link" text:visited-style-name="Visited_20_Internet_20_Link">
ukaz.jpg</text:a>
']</text:p>
      <text:p text:style-name="P4">
标签: ['СТАВКА ВЕРХОВНОГО ГОЛОВНОКОМАНДУВАЧА', 'УКАЗ ПРЕЗИДЕНТА УКРАЇНИ']</text:p>
      <text:p text:style-name="P4">
类别: News</text:p>
      <!--METADATA-->
      <text:p text:style-name="P4">
<draw:frame draw:style-name="fr1" draw:name="Image260" text:anchor-type="as-char" svg:width="6.9236in" svg:height="4.615733in" draw:z-index="0">
<draw:image xlink:href="../Images/AРМІЯINFORM/2023-04-11T52-00-00-04-00/ukaz.jpg" xlink:type="simple" xlink:show="embed" xlink:actuate="onLoad" draw:mime-type="image/jpeg"/>
</draw:frame>
乌克兰沃迪米尔·泽伦斯基(Ukraine Volodymyr Zelensky)总裁改变了高级总司令的比率。</text:p>
      <text:p text:style-name="P4">
这在相关法令[第205/2023号]中提到了这一点。(https://www.president.gov.ua/documents/2052023-46421).</text:p>
      <text:p text:style-name="P4">
Зокрема, Президент ввів до персонального складу Ставки Олександра Камишіна —Міністра з питань стратегічних галузей промисловості України.</text:p>
      <text:p text:style-name="P4">
Указ набирає чинності з дня його опублікування.</text:p>
      <text:p text:style-name="P4">
News Source: <text:a xlink:type="simple" xlink:href="https://armyinform.com.ua/2023/04/11/glava-derzhavy-vnis-zminy-do-skladu-stavky-verhovnogo-golovnokomanduvacha-4/" text:style-name="Internet_20_link" text:visited-style-name="Visited_20_Internet_20_Link">
https://armyinform.com.ua/2023/04/11/glava-derzhavy-vnis-zminy-do-skladu-stavky-verhovnogo-golovnokomanduvacha-4/</text:a>
</text:p>
      <!--NEWS-->
      <text:h text:style-name="P10" text:outline-level="1">
<text:span text:style-name="T4">
在乌克兰沉默的时刻</text:span>
</text:h>
      <text:p text:style-name="P4">
作者: ['АРМІЯINFORM']</text:p>
      <text:p text:style-name="P4">
时间: 2023-04-11T5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61" text:anchor-type="as-char" svg:width="6.9236in" svg:height="3.895992in" draw:z-index="0">
<draw:image xlink:href="../Images/AРМІЯINFORM/2023-04-11T5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1/v-ukrayini-hvylyna-movchannya/" text:style-name="Internet_20_link" text:visited-style-name="Visited_20_Internet_20_Link">
https://armyinform.com.ua/2023/04/11/v-ukrayini-hvylyna-movchannya/</text:a>
</text:p>
      <!--NEWS-->
      <text:h text:style-name="P10" text:outline-level="1">
<text:span text:style-name="T4">
乌克兰已在联合反恐措施上留下了独联体协议</text:span>
</text:h>
      <text:p text:style-name="P4">
作者: ['АРМІЯINFORM']</text:p>
      <text:p text:style-name="P4">
时间: 2023-04-11T54:00:00-04:00</text:p>
      <text:p text:style-name="P4">
描述: Verkhovna Rada赞扬了第0194 VD 03/17/2023的法律，“关于乌克兰的维克希德，其中包含有关...与乌克兰2022年的战争，与乌克兰的战争是今天的最新消息，与乌克兰2022年的战争是2022年的战争。最后，今天，乌克兰和俄罗斯之间是否会发生战争，何时在2022年与乌克兰的战争将是不久的在俄罗斯的乌克兰媒体</text:p>
      <text:p text:style-name="P4">
图片: ['<text:a xlink:type="simple" xlink:href="https://armyinform.com.ua/wp-content/uploads/2020/12/verhovna-rada-scaled.jpg" text:style-name="Internet_20_link" text:visited-style-name="Visited_20_Internet_20_Link">
verhovna-rada-scaled.jpg</text:a>
']</text:p>
      <text:p text:style-name="P4">
标签: ['ВРУ', 'ПРОТОКОЛ СНД']</text:p>
      <text:p text:style-name="P4">
类别: News</text:p>
      <!--METADATA-->
      <text:p text:style-name="P4">
<draw:frame draw:style-name="fr1" draw:name="Image262" text:anchor-type="as-char" svg:width="6.9236in" svg:height="4.615733in" draw:z-index="0">
<draw:image xlink:href="../Images/AРМІЯINFORM/2023-04-11T54-00-00-04-00/verhovna-rada-scaled.jpg" xlink:type="simple" xlink:show="embed" xlink:actuate="onLoad" draw:mime-type="image/jpeg"/>
</draw:frame>
Verkhovna Rada批准了法律#<text:a xlink:type="simple" xlink:href="https://itd.rada.gov.ua/billInfo/Bills/Card/41590" text:style-name="Internet_20_link" text:visited-style-name="Visited_20_Internet_20_Link">
0194</text:a>
日期为17.03.2023“乌克兰通过《组织程序的法规批准的协议》和《国家领土领土的联合反恐怖措施》(参与独立国家家庭)的行为的批准。”</text:p>
      <text:p text:style-name="P4">
《相关立法法》的采用得到了293名议员的支持。</text:p>
      <text:p text:style-name="P4">
该文件的解释性说明指出：“鉴于乌克兰尚未参加CIS成员国合作计划为反恐怖主义和其他极端主义的其他暴力表现而提供的实际活动，因为组织和进行共同的反恐和措施在参与国家的领土。</text:p>
      <text:p text:style-name="P4">
News Source: <text:a xlink:type="simple" xlink:href="https://armyinform.com.ua/2023/04/11/ukrayina-vyjshla-z-protokolu-snd-pro-spilni-antyterorystychni-zahody/" text:style-name="Internet_20_link" text:visited-style-name="Visited_20_Internet_20_Link">
https://armyinform.com.ua/2023/04/11/ukrayina-vyjshla-z-protokolu-snd-pro-spilni-antyterorystychni-zahody/</text:a>
</text:p>
      <!--NEWS-->
      <text:h text:style-name="P10" text:outline-level="1">
<text:span text:style-name="T4">
可以将俄罗斯人和欧文的俄罗斯人的罪行与凯文悲剧进行比较 - 波兰波兰在联合国</text:span>
</text:h>
      <text:p text:style-name="P4">
作者: ['АРМІЯINFORM']</text:p>
      <text:p text:style-name="P4">
时间: 2023-04-11T55:00:00-04:00</text:p>
      <text:p text:style-name="P4">
描述: Polshi大使在Radi Bezpeki Bezpeki Schodi Gloroz的Instyi Radi的联合国Krzyszhtof Shchertsky上进行...与乌克兰2022年的战争，与乌克兰与乌克兰的最新新闻，与乌克兰的新闻，与乌克兰2022年的新闻战争，今天，乌克兰和俄罗斯之间的战争将在乌克兰和俄罗斯之间发生战争，何时，何时，何时，何时，何时，何时，何时，何时，何时与乌克兰在2022年将是与乌克兰的战争在俄罗斯的乌克兰媒体</text:p>
      <text:p text:style-name="P4">
图片: ['<text:a xlink:type="simple" xlink:href="https://armyinform.com.ua/wp-content/uploads/2023/04/katyn.jpg" text:style-name="Internet_20_link" text:visited-style-name="Visited_20_Internet_20_Link">
katyn.jpg</text:a>
']</text:p>
      <text:p text:style-name="P4">
标签: ['STOPRUSSIA', 'АГРЕСІЯ РФ', 'СВІТ ПІДТРИМУЄ УКРАЇНУ']</text:p>
      <text:p text:style-name="P4">
类别: News</text:p>
      <!--METADATA-->
      <text:p text:style-name="P4">
<draw:frame draw:style-name="fr1" draw:name="Image263" text:anchor-type="as-char" svg:width="6.9236in" svg:height="3.894525in" draw:z-index="0">
<draw:image xlink:href="../Images/AРМІЯINFORM/2023-04-11T55-00-00-04-00/katyn.jpg" xlink:type="simple" xlink:show="embed" xlink:actuate="onLoad" draw:mime-type="image/jpeg"/>
</draw:frame>
波兰驻联合国克尔兹策特夫·夏切斯基(Krzysztof Shchersky)通过向乌克兰的武器提供武器，将乌克兰的武器供应与俄罗斯苏格兰附近的katyn悲剧和一架灾难飞机相提并论。</text:p>
      <text:p text:style-name="P4">
这在[消息]中说明了(https://twitter.com/PLinUN/status/1645464044768309248)波兰对联合国的代表。</text:p>
      <text:p text:style-name="P4">
“每年四月的头几天，我们都会纪念波兰最悲惨的子分支机构之一 -  <text:a xlink:type="simple" xlink:href="https://armyinform.com.ua/2023/04/10/prezydent-ukrayiny-u-13-tu-richnyczyu-smolenskoyi-katastrofy-yednajmosya-v-skorboti-z-polskym-narodom/" text:style-name="Internet_20_link" text:visited-style-name="Visited_20_Internet_20_Link">
katyn射击</text:a>
.У 1940 році за таємним наказом йосипа сталіна нквс (苏联秘密警察)她已经批评了近22,000名波兰官员和乌克兰战俘的代表。 仅几个月后，斯大林红军在对波兰的军事入侵中加入了希特勒·韦尔马赫特(Hitler Wehrmacht)，实际上开始了第二次世界大战。波兰战俘是在被遗弃的颈背上枪杀的。 一一，二十两次。 因此，不要惊讶的是，去年在Bucha Tairpen举行的事件的照片从我们自己的过去返回了这些可怕的回忆。” Shchysky说。</text:p>
      <text:p text:style-name="P4">
他引用了波兰总统列·卡齐斯基(Leh Kaczynsky)所说的预言词，他在2010年在俄罗斯史密斯克(Smolensk)死于卡坦(Katyn)的波兰NKVD枪击事件时，在俄罗斯的Smolensk下死亡：</text:p>
      <text:p text:style-name="P4">
“俄罗斯认为，不到20年前的帝国前时代。 这再次是该地区的特征。 没有人。</text:p>
      <text:p text:style-name="P4">
News Source: <text:a xlink:type="simple" xlink:href="https://armyinform.com.ua/2023/04/11/zlochyny-rosiyan-v-buchi-ta-irpeni-mozhna-porivnyaty-z-katynskoyu-tragediyeyu-postpred-polshhi-v-oon/" text:style-name="Internet_20_link" text:visited-style-name="Visited_20_Internet_20_Link">
https://armyinform.com.ua/2023/04/11/zlochyny-rosiyan-v-buchi-ta-irpeni-mozhna-porivnyaty-z-katynskoyu-tragediyeyu-postpred-polshhi-v-oon/</text:a>
</text:p>
      <!--NEWS-->
      <text:h text:style-name="P10" text:outline-level="1">
<text:span text:style-name="T4">
白天，救援人员一直在旅行近200次，以消除敌人炮击的后果</text:span>
</text:h>
      <text:p text:style-name="P4">
作者: ['АРМІЯINFORM']</text:p>
      <text:p text:style-name="P4">
时间: 2023-04-11T56:00:00-04:00</text:p>
      <text:p text:style-name="P4">
描述: 最后的通行证，10个kvitry，pidrodrodshice是克拉斯兰人，与Opvishyniy一起...与乌克兰2022年的战争，与乌克兰的最新新闻，今天与乌克兰的新闻战争，今天与乌克兰的新闻战争最后一次，乌克兰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64" text:anchor-type="as-char" svg:width="6.9236in" svg:height="3.888597in" draw:z-index="0">
<draw:image xlink:href="../Images/AРМІЯINFORM/2023-04-11T56-00-00-04-00/xzvev8dxadlvsx-pozhezha.jpg" xlink:type="simple" xlink:show="embed" xlink:actuate="onLoad" draw:mime-type="image/jpeg"/>
</draw:frame>
说明性照片</text:p>
      <text:p text:style-name="P4">
在4月10日<text:span text:style-name="T4">
的最后一天，</text:span>
乌克兰公务员的不确定情况的师<text:span text:style-name="T4">
 191离开</text:span>
，以消除定居点和基础设施的居民的后果。 消除了2次大火，救出了1人。 为142人提供了心理帮助。</text:p>
      <text:p text:style-name="P4">
这在[消息]中说明了(https://dsns.gov.ua/uk/news/nadzvicaini-podiyi/operativna-informaciia-dsns-shhodo-naslidkiv-vedennia-boiovix-dii-rosiiskoiu-federacijeiu-122)乌克兰的SES。</text:p>
      <text:p text:style-name="P4">
参考：自战争开始以来，已经进行了88602次旅行<text:span text:style-name="T4">
消除后果，消除了</text:span>
 14 278大火**，救出了3,990人，提供了209 649人。</text:p>
      <text:p text:style-name="P4">
News Source: <text:a xlink:type="simple" xlink:href="https://armyinform.com.ua/2023/04/11/za-dobu-ryatuvalnyky-majzhe-dvisti-raziv-vyyizhdzhaly-na-likvidacziyu-naslidkiv-vorozhyh-obstriliv/" text:style-name="Internet_20_link" text:visited-style-name="Visited_20_Internet_20_Link">
https://armyinform.com.ua/2023/04/11/za-dobu-ryatuvalnyky-majzhe-dvisti-raziv-vyyizhdzhaly-na-likvidacziyu-naslidkiv-vorozhyh-obstriliv/</text:a>
</text:p>
      <!--NEWS-->
      <text:h text:style-name="P10" text:outline-level="1">
<text:span text:style-name="T4">
美国开始接受核约束的培训</text:span>
</text:h>
      <text:p text:style-name="P4">
作者: ['АРМІЯINFORM']</text:p>
      <text:p text:style-name="P4">
时间: 2023-04-11T57:00:00-04:00</text:p>
      <text:p text:style-name="P4">
描述: 美国rospelina的战略司令部，核流的控制权，控制控制...与乌克兰2022年的战争，与乌克兰的最新新闻战争，今天与乌克兰2022年的新闻战争，乌克兰与俄罗斯之间的战争将发生战争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4/b52.jpg" text:style-name="Internet_20_link" text:visited-style-name="Visited_20_Internet_20_Link">
b52.jpg</text:a>
']</text:p>
      <text:p text:style-name="P4">
标签: ['STOPRUSSIA', 'США', 'ЯДЕРНА БЕЗПЕКА']</text:p>
      <text:p text:style-name="P4">
类别: News</text:p>
      <!--METADATA-->
      <text:p text:style-name="P4">
<draw:frame draw:style-name="fr1" draw:name="Image265" text:anchor-type="as-char" svg:width="6.9236in" svg:height="3.894525in" draw:z-index="0">
<draw:image xlink:href="../Images/AРМІЯINFORM/2023-04-11T57-00-00-04-00/b52.jpg" xlink:type="simple" xlink:show="embed" xlink:actuate="onLoad" draw:mime-type="image/jpeg"/>
</draw:frame>
美国战略司令部开始对全球雷霆密宗进行培训。</text:p>
      <text:p text:style-name="P4">
这在[消息]中说明了(https://www.stratcom.mil/Media/News/News-Article-View/Article/3356644/us-strategic-command-commences-annual-nuclear-command-and-control-exercise/)美国武装部队司令部。</text:p>
      <text:p text:style-name="P4">
这项运动的目的是增强核准备，并确保战略克制的安全侵害力量。</text:p>
      <text:p text:style-name="P4">
美国强调，这些是对任何国家或其他参与者的行为的反应。</text:p>
      <text:p text:style-name="P4">
除了美国员工外，全球雷霆队还将吸引包括英国员工在内的关键人员和合作伙伴，他们将与顶级领导团队融为一体，并在广泛的领域进行工作，提供政策支持和迅速理解。</text:p>
      <text:p text:style-name="P4">
美国战略司令部的全球责任由单个命令计划定义，其中包括战略限制，核操作，使用电磁谱，全球罢工，导弹防御以及分析和进行的联合操作。</text:p>
      <text:p text:style-name="P4">
与前几年一样，全球雷霆队将在锻炼过程中增加起泡器。</text:p>
      <text:p text:style-name="P4">
News Source: <text:a xlink:type="simple" xlink:href="https://armyinform.com.ua/2023/04/11/ssha-rozpochynayut-navchannya-z-yadernogo-strymuvannya/" text:style-name="Internet_20_link" text:visited-style-name="Visited_20_Internet_20_Link">
https://armyinform.com.ua/2023/04/11/ssha-rozpochynayut-navchannya-z-yadernogo-strymuvannya/</text:a>
</text:p>
      <!--NEWS-->
      <text:h text:style-name="P10" text:outline-level="1">
<text:span text:style-name="T4">
Verkhovna Rada呼吁北约加速乌克兰加入联盟</text:span>
</text:h>
      <text:p text:style-name="P4">
作者: ['АРМІЯINFORM']</text:p>
      <text:p text:style-name="P4">
时间: 2023-04-11T58:00:00-04:00</text:p>
      <text:p text:style-name="P4">
描述: Verkhovna RadA送给了有组织的协议的权力成员...与乌克兰2022年的战争，与乌克兰的最新新闻战争，今天与乌克兰2022年的新闻战争，乌克兰和俄罗斯之间的战争将发生战争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4/0b78eaf-c929dc3-ukraina-nato.jpg" text:style-name="Internet_20_link" text:visited-style-name="Visited_20_Internet_20_Link">
0b78eaf-c929dc3-ukraina-nato.jpg</text:a>
']</text:p>
      <text:p text:style-name="P4">
标签: ['STOPRUSSIA', 'НАТО', 'УКРАЇНА – НАТО']</text:p>
      <text:p text:style-name="P4">
类别: News</text:p>
      <!--METADATA-->
      <text:p text:style-name="P4">
<draw:frame draw:style-name="fr1" draw:name="Image266" text:anchor-type="as-char" svg:width="6.9236in" svg:height="3.883237in" draw:z-index="0">
<draw:image xlink:href="../Images/AРМІЯINFORM/2023-04-11T58-00-00-04-00/0b78eaf-c929dc3-ukraina-nato.jpg" xlink:type="simple" xlink:show="embed" xlink:actuate="onLoad" draw:mime-type="image/jpeg"/>
</draw:frame>
Verkhovna RadA向组织的成员国提出上诉(北约)以及北约议会议会关于联盟加速的加速。</text:p>
      <text:p text:style-name="P4">
这在决议[第9192号]中指出。(https://w1.c1.rada.gov.ua/pls/zweb2/webproc4_1?pf3511=75930)，<text:a xlink:type="simple" xlink:href="https%3A%2F%2Fwww.facebook.com%2Fstefanchuk.official%2Fposts%2Fpfbid0T9qoxbeXzbzQsontKidPcKfLPkeqR1mtEVvMtUHwsCAWqBAGDjvzF1N9oKGktrjJl&amp;show_text=true&amp;width=500" text:style-name="Internet_20_link" text:visited-style-name="Visited_20_Internet_20_Link">
报告</text:a>
乌克兰·鲁斯兰·斯特凡库克(Ukraine Ruslan Stefanchuk)的Verkhovna Rada主席。</text:p>
      <text:p text:style-name="P4">
“乌克兰试图成为北约的成员。 我们代表乌克兰议会，我们使北约国家的议会做出决定或决议，以支持乌克兰加入北约的支持。 此外，我们敦促联盟成员国的IURA。”消息写道。</text:p>
      <text:p text:style-name="P4">
Verkhovna Rada还呼吁在我们的会员资格上实施北约Bukharest峰会的领导地位。</text:p>
      <text:p text:style-name="P4">
鲁斯兰·斯特凡库克(Ruslan Stefanchuk)说：“在北约在维尔纽斯举行的命运峰会前夕，所有北约成员国都对乌克兰联盟的方式和时间框架的共同构想也是非常重要的。”</text:p>
      <text:p text:style-name="P4">
据报道，据报道，2022年9月30日，沃迪米尔·泽伦斯基(Volodymyr Zelenskyy)总统，首席委员会鲁斯兰·斯特芬楚克(Ruslan Stefanchuk)和总理丹尼斯·施米加尔(Denis Shmigal)<text:a xlink:type="simple" xlink:href="https://armyinform.com.ua/2022/09/30/de-fakto-my-vzhe-projshly-svij-shlyah-do-nato-volodymyr-zelenskyj/" text:style-name="Internet_20_link" text:visited-style-name="Visited_20_Internet_20_Link">
签署</text:a>
乌克兰在强迫命令中的应用。</text:p>
      <text:p text:style-name="P4">
News Source: <text:a xlink:type="simple" xlink:href="https://armyinform.com.ua/2023/04/11/verhovna-rada-zaklykala-nato-pryskoryty-vstup-ukrayiny-do-alyansu/" text:style-name="Internet_20_link" text:visited-style-name="Visited_20_Internet_20_Link">
https://armyinform.com.ua/2023/04/11/verhovna-rada-zaklykala-nato-pryskoryty-vstup-ukrayiny-do-alyansu/</text:a>
</text:p>
      <!--NEWS-->
      <text:h text:style-name="P10" text:outline-level="1">
<text:span text:style-name="T4">
俄罗斯每天开除了117个乌克兰定居点，死者被杀并受伤</text:span>
</text:h>
      <text:p text:style-name="P4">
作者: ['АРМІЯINFORM']</text:p>
      <text:p text:style-name="P4">
时间: 2023-04-11T59: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307678915080340631_y.jpg" text:style-name="Internet_20_link" text:visited-style-name="Visited_20_Internet_20_Link">
photo_5307678915080340631_y.jpg</text:a>
']</text:p>
      <text:p text:style-name="P4">
标签: ['MILITARY MEDIA CENTER', 'STOPRUSSIA', 'ВОРОЖІ ОБСТРІЛИ']</text:p>
      <text:p text:style-name="P4">
类别: News</text:p>
      <!--METADATA-->
      <text:p text:style-name="P4">
<draw:frame draw:style-name="fr1" draw:name="Image267" text:anchor-type="as-char" svg:width="6.9236in" svg:height="5.172012in" draw:z-index="0">
<draw:image xlink:href="../Images/AРМІЯINFORM/2023-04-11T59-00-00-04-00/photo_5307678915080340631_y.jpg" xlink:type="simple" xlink:show="embed" xlink:actuate="onLoad" draw:mime-type="image/jpeg"/>
</draw:frame>
在最后一天，俄罗斯军队向乌克兰9个地区的领土开火。</text:p>
      <text:p text:style-name="P4">
关于它<text:a xlink:type="simple" xlink:href="https://t.me/militarymediacenter/1671" text:style-name="Internet_20_link" text:visited-style-name="Visited_20_Internet_20_Link">
报告</text:a>
军事媒体中心。</text:p>
      <text:p text:style-name="P4">
“总的来说，不同类型的武器(迫击炮，坦克，炮兵，RSZV，无人机，战术航空)通过对40个基础设施对象的理解，进行了114个定居点的炮击。”</text:p>
      <text:p text:style-name="P4">
根据初步信息，炮击已经死亡和受伤，受害者的数量已被阐明。</text:p>
      <text:p text:style-name="P4">
News Source: <text:a xlink:type="simple" xlink:href="https://armyinform.com.ua/2023/04/11/rosiya-za-dobu-obstrilyala-117-naselenyh-punktiv-ukrayiny-ye-zagybli-ta-poraneni/" text:style-name="Internet_20_link" text:visited-style-name="Visited_20_Internet_20_Link">
https://armyinform.com.ua/2023/04/11/rosiya-za-dobu-obstrilyala-117-naselenyh-punktiv-ukrayiny-ye-zagybli-ta-poraneni/</text:a>
</text:p>
      <!--NEWS-->
      <text:h text:style-name="P10" text:outline-level="1">
<text:span text:style-name="T4">
每天有400多个爆炸物和安全气囊被中和</text:span>
</text:h>
      <text:p text:style-name="P4">
作者: ['АРМІЯINFORM']</text:p>
      <text:p text:style-name="P4">
时间: 2023-04-11T60:00:00-04:00</text:p>
      <text:p text:style-name="P4">
描述: 借出，乌克兰持有人服务的Pirotechnici Pirdrodili 10 Kvistyni，与乌克兰2022年的战争，与乌克兰的最新新闻，今天与乌克兰的新闻战争，今天与乌克兰2022年的新闻战争，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1/miny1.jpeg" text:style-name="Internet_20_link" text:visited-style-name="Visited_20_Internet_20_Link">
miny1.jpeg</text:a>
', '<text:a xlink:type="simple" xlink:href="https://armyinform.com.ua/wp-content/uploads/2023/04/340495897_586433183434159_8150637272053062147_n.jpg" text:style-name="Internet_20_link" text:visited-style-name="Visited_20_Internet_20_Link">
340495897_586433183434159_8150637272053062147_n.jpg</text:a>
']</text:p>
      <text:p text:style-name="P4">
标签: ['STOPRUSSIA', 'АГРЕСІЯ РФ', 'ВІЙНА', 'ВТОРГНЕННЯ РФ', 'ДСНС УКРАЇНИ', 'РОЗМІНУВАННЯ']</text:p>
      <text:p text:style-name="P4">
类别: News</text:p>
      <!--METADATA-->
      <text:p text:style-name="P4">
<draw:frame draw:style-name="fr1" draw:name="Image268" text:anchor-type="as-char" svg:width="6.9236in" svg:height="4.32725in" draw:z-index="0">
<draw:image xlink:href="../Images/AРМІЯINFORM/2023-04-11T60-00-00-04-00/miny1.jpeg" xlink:type="simple" xlink:show="embed" xlink:actuate="onLoad" draw:mime-type="image/jpeg"/>
</draw:frame>
说明性照片</text:p>
      <text:p text:style-name="P4">
<text:span text:style-name="T4">
在过去的一天中，</text:span>
 <text:span text:style-name="T4">
 4月10日</text:span>
 <text:span text:style-name="T4">
，</text:span>
乌克兰在紧急情况下的烟火部门<text:span text:style-name="T4">
 147次</text:span>
参与了降级任务。</text:p>
      <text:p text:style-name="P4">
关于它_ <text:a xlink:type="simple" xlink:href="https://dsns.gov.ua/uk/news/nadzvicaini-podiyi/informaciia-shhodo-diialnosti-pirotexnicnix-pidrozdiliv-dsns-99" text:style-name="Internet_20_link" text:visited-style-name="Visited_20_Internet_20_Link">
报告</text:a>
_苏联乌克兰。</text:p>
      <text:p text:style-name="P4">
发现，扣押和处置的烟火单元(清除)<text:span text:style-name="T4">
 51公顷</text:span>
的领土。</text:p>
      <text:p text:style-name="P4">
最常见的烟火单元工作：在哈尔基夫地区16 630次，基尼希夫地区-7408，切尔尼希夫地区-4424，顿涅茨克地区-4583，Mykolaiv地区-4283 -4283，Kherson地区-4044，Sumy地区，Sumy地区-1792，Cherkasy地区-Cherkasy地区-1083。</text:p>
      <text:p text:style-name="P4">
背景：从乌克兰SES的俄罗斯乌克兰烟火联合会的大规模侵略开始，乌克兰SES的烟火单位就已经参与了<text:span text:style-name="T4">
 50 361 </text:span>
，以执行DEMINGING任务。 处置<text:span text:style-name="T4">
 343 508矿井物品</text:span>
，包括<text:span text:style-name="T4">
 2 204航空炸弹</text:span>
。 检查(清除)面积<text:span text:style-name="T4">
 81 864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269" text:anchor-type="as-char" svg:width="6.9236in" svg:height="5.804039in" draw:z-index="0">
<draw:image xlink:href="../Images/AРМІЯINFORM/2023-04-11T60-00-00-04-00/340495897_586433183434159_8150637272053062147_n.jpg" xlink:type="simple" xlink:show="embed" xlink:actuate="onLoad" draw:mime-type="image/jpeg"/>
</draw:frame>
</text:p>
      <text:p text:style-name="P4">
News Source: <text:a xlink:type="simple" xlink:href="https://armyinform.com.ua/2023/04/11/za-dobu-pirotehniky-dsns-zneshkodyly-ponad-400-vybuhonebezpechnyh-predmetiv-ta-aviabombu/" text:style-name="Internet_20_link" text:visited-style-name="Visited_20_Internet_20_Link">
https://armyinform.com.ua/2023/04/11/za-dobu-pirotehniky-dsns-zneshkodyly-ponad-400-vybuhonebezpechnyh-predmetiv-ta-aviabombu/</text:a>
</text:p>
      <!--NEWS-->
      <text:h text:style-name="P10" text:outline-level="1">
<text:span text:style-name="T4">
在Kharkiv，一组FSB线人被中和</text:span>
</text:h>
      <text:p text:style-name="P4">
作者: ['АРМІЯINFORM']</text:p>
      <text:p text:style-name="P4">
时间: 2023-04-11T61:00:00-04:00</text:p>
      <text:p text:style-name="P4">
描述: Bezpeki的Courtrosvoda服务中和FSB FSB FSB PID小时的烧烤架在...与乌克兰2022年战争，与乌克兰的最新新闻，今天与乌克兰2022年的新闻战争，今天，乌克兰和俄罗斯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c145d0c92e1c512e5ee875b55cdd7497.jpg" text:style-name="Internet_20_link" text:visited-style-name="Visited_20_Internet_20_Link">
c145d0c92e1c512e5ee875b55cdd7497.jpg</text:a>
']</text:p>
      <text:p text:style-name="P4">
标签: ['STOPRUSSIA', 'АГРЕСІЯ РФ', 'СБУ']</text:p>
      <text:p text:style-name="P4">
类别: News</text:p>
      <!--METADATA-->
      <text:p text:style-name="P4">
<draw:frame draw:style-name="fr1" draw:name="Image270" text:anchor-type="as-char" svg:width="6.9236in" svg:height="4.615733in" draw:z-index="0">
<draw:image xlink:href="../Images/AРМІЯINFORM/2023-04-11T61-00-00-04-00/c145d0c92e1c512e5ee875b55cdd7497.jpg" xlink:type="simple" xlink:show="embed" xlink:actuate="onLoad" draw:mime-type="image/jpeg"/>
</draw:frame>
安全局的反智能使一群FSB线人在哈尔基夫地区解放地区的特殊行动中中和。</text:p>
      <text:p text:style-name="P4">
被告是Deookupovan Vovchansk的两个居民，他们是该地区东部进行侦察和颠覆活动的敌人。</text:p>
      <text:p text:style-name="P4">
攻击者聚集了占领者在基地地位和国防军诉讼中的情报，在沃夫昌斯克社区领土上。</text:p>
      <text:p text:style-name="P4">
首先，他们对俄罗斯联邦边境的国防线安排的信息感兴趣，以及盗版警察保安部门的临时脱位。</text:p>
      <text:p text:style-name="P4">
侵略者还搜索了有关边境地区当前社会政治状况的信息，即向和平居民发出人道主义援助的要点。</text:p>
      <text:p text:style-name="P4">
情报所需的乘员需要准备破坏破坏和实施乌克兰物体的乌克兰物体。</text:p>
      <text:p text:style-name="P4">
根据调查，敌方群体的参与者之一是当地居民，他在该地区的一部分夺取了该地区的袭击后进行了自愿合作。</text:p>
      <text:p text:style-name="P4">
同时，他只有在今年年初才开始履行敌对情报任务。</text:p>
      <text:p text:style-name="P4">
随后，参与该人的颠覆活动的人涉及他的熟人，然后与FSB的直接联系。</text:p>
      <text:p text:style-name="P4">
为了与俄罗斯情报部门的沟通，被告使用了符合阴谋措施的会员。</text:p>
      <text:p text:style-name="P4">
在攻击者的居住地进行搜索时，使用了手机，该手机用于与FSB通信。</text:p>
      <text:p text:style-name="P4">
根据收集的证据，安全局调查人员告知被拘留的宣传。</text:p>
      <text:p text:style-name="P4">
目前，它们是通过预防措施选择的 - 拘留，无权引入。</text:p>
      <text:p text:style-name="P4">
正在进行调查以确定犯罪的所有情况。</text:p>
      <text:p text:style-name="P4">
这些活动是由Kharkiv地区的SBU工作人员进行的，用于对区域检察官办公室的程序管理。</text:p>
      <text:p text:style-name="P4">
<text:span text:style-name="T5">
wherelo：<text:a xlink:type="simple" xlink:href="https://ssu.gov.ua/novyny/sbu-vykryla-dvokh-informatoriv-na-kharkivshchyni-yaki-rozviduvaly-ukrainski-oboronni-rubezhi-na-kordoni-z-rf" text:style-name="Internet_20_link" text:visited-style-name="Visited_20_Internet_20_Link">
SBU</text:a>
</text:span>
</text:p>
      <text:p text:style-name="P4">
News Source: <text:a xlink:type="simple" xlink:href="https://armyinform.com.ua/2023/04/11/na-harkivshhyni-nejtralizovano-grupu-informatoriv-fsb/" text:style-name="Internet_20_link" text:visited-style-name="Visited_20_Internet_20_Link">
https://armyinform.com.ua/2023/04/11/na-harkivshhyni-nejtralizovano-grupu-informatoriv-fsb/</text:a>
</text:p>
      <!--NEWS-->
      <text:h text:style-name="P10" text:outline-level="1">
<text:span text:style-name="T4">
德国递给乌克兰一批新的侦察无人机</text:span>
</text:h>
      <text:p text:style-name="P4">
作者: ['АРМІЯINFORM']</text:p>
      <text:p text:style-name="P4">
时间: 2023-04-11T62:00:00-04:00</text:p>
      <text:p text:style-name="P4">
描述: 关于Viiskovo Dudomoge的Chergovy套餐，Yaki被转移到乌克兰人，Svide，到神圣的...与乌克兰2022年的战争，与乌克兰与乌克兰的最新新闻，与乌克兰2022年的新闻战争，今天上次与乌克兰的新闻战争，乌克兰战争与乌克兰战争，将在乌克兰和乌克兰之间发生一场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61595059_905.jpg" text:style-name="Internet_20_link" text:visited-style-name="Visited_20_Internet_20_Link">
61595059_905.jpg</text:a>
']</text:p>
      <text:p text:style-name="P4">
标签: ['STOPRUSSIA', 'АГРЕСІЯ РФ', 'СВІТ ПІДТРИМУЄ УКРАЇНУ']</text:p>
      <text:p text:style-name="P4">
类别: News</text:p>
      <!--METADATA-->
      <text:p text:style-name="P4">
<draw:frame draw:style-name="fr1" draw:name="Image271" text:anchor-type="as-char" svg:width="6.9236in" svg:height="3.894525in" draw:z-index="0">
<draw:image xlink:href="../Images/AРМІЯINFORM/2023-04-11T62-00-00-04-00/61595059_905.jpg" xlink:type="simple" xlink:show="embed" xlink:actuate="onLoad" draw:mime-type="image/jpeg"/>
</draw:frame>
说明性照片</text:p>
      <text:p text:style-name="P4">
[通知]证明了向乌克兰提供的下一个军事援助计划(https://www.bundesregierung.de/breg-en/news/military-support-ukraine-2054992)在德国政府的现场。</text:p>
      <text:p text:style-name="P4">
根据该网站上发布的数据，Frontunimchya的其他技术还将八个无人机搜索转移到了乌克兰。</text:p>
      <text:p text:style-name="P4">
“德国联邦政府支持乌克兰军队与其伙伴和盟友密切协调。 该列表包含乌克兰在德国的卖出和非致命的军事支持。 它包括德国联邦政府资金的德国行业支持以及德国行业的供应。”  - 在德国Booron办公室的报告中说。</text:p>
      <text:p text:style-name="P4">
<text:span text:style-name="T4">
来源：</text:span>
 _ <text:a xlink:type="simple" xlink:href="https://gur.gov.ua/content/nimechchyna-peredala-ukraini-novu-partiiu-droniv-rozvidnykiv.html" text:style-name="Internet_20_link" text:visited-style-name="Visited_20_Internet_20_Link">
gur</text:a>
_</text:p>
      <text:p text:style-name="P4">
News Source: <text:a xlink:type="simple" xlink:href="https://armyinform.com.ua/2023/04/11/nimechchyna-peredala-ukrayini-novu-partiyu-droniv-rozvidnykiv/" text:style-name="Internet_20_link" text:visited-style-name="Visited_20_Internet_20_Link">
https://armyinform.com.ua/2023/04/11/nimechchyna-peredala-ukrayini-novu-partiyu-droniv-rozvidnykiv/</text:a>
</text:p>
      <!--NEWS-->
      <text:h text:style-name="P10" text:outline-level="1">
<text:span text:style-name="T4">
王子旅的战士以非典型的方式摧毁了敌人的直升机-Commeser上校Alexander Okhrimenko上校</text:span>
</text:h>
      <text:p text:style-name="P4">
作者: ['АРМІЯINFORM']</text:p>
      <text:p text:style-name="P4">
时间: 2023-04-11T63:00:00-04:00</text:p>
      <text:p text:style-name="P4">
描述: 非主体，罗马王子的Imeni王子旅，大帝被Vorothye Gelikopter封锁。 Uraziti ...与乌克兰2022年的战争，与乌克兰的最新新闻战争，与乌克兰2022年的新闻战争，今天的最后一次战争，乌克兰和俄罗斯之间的战争以及2022年与乌克兰的战争将在他们说，在不久的将来与乌克兰发动了战争</text:p>
      <text:p text:style-name="P4">
图片: ['<text:a xlink:type="simple" xlink:href="https://armyinform.com.ua/wp-content/uploads/2023/04/d4dccc62-8cfa-4a50-9003-04b14ee5e491-e1681201952620.jpg" text:style-name="Internet_20_link" text:visited-style-name="Visited_20_Internet_20_Link">
d4dccc62-8cfa-4a50-9003-04b14ee5e491-e1681201952620.jpg</text:a>
']</text:p>
      <text:p text:style-name="P4">
标签: ['MILITARY MEDIA CENTER', 'БРИГАДА ІМЕНІ КНЯЗЯ РОМАНА ВЕЛИКОГО', 'ОЛЕКСАНДР ОХРІМЕНКО']</text:p>
      <text:p text:style-name="P4">
类别: News</text:p>
      <!--METADATA-->
      <text:p text:style-name="P4">
<draw:frame draw:style-name="fr1" draw:name="Image272" text:anchor-type="as-char" svg:width="6.9236in" svg:height="3.699163in" draw:z-index="0">
<draw:image xlink:href="../Images/AРМІЯINFORM/2023-04-11T63-00-00-04-00/d4dccc62-8cfa-4a50-9003-04b14ee5e491-e1681201952620.jpg" xlink:type="simple" xlink:show="embed" xlink:actuate="onLoad" draw:mime-type="image/jpeg"/>
</draw:frame>
最近，罗马亲王的勇士大队被敌对的人摧毁。 它设法用一种自行炮弹的方法给他留下了深刻的印象，该炮兵立即回应了演讲者的信息，以了解登陆敌方直升机的播种地点。</text:p>
      <text:p text:style-name="P4">
一个单独的机械旅的指挥官以浪漫王子上校亚历山大·奥克里蒙科(Alexander Okhrimenko)的名字命名，<text:a xlink:type="simple" xlink:href="https://t.me/militarymediacenter/1670" text:style-name="Internet_20_link" text:visited-style-name="Visited_20_Internet_20_Link">
报告</text:a>
军事媒体中心。</text:p>
      <text:p text:style-name="P4">
“去年2月底，我们的王子旅是附近的垃圾填埋场，当时我们掌握了Novina。” Javelina。 2月23日，大约23:00，旅被绑架筹集了，”他说。</text:p>
      <text:p text:style-name="P4">
据指挥官说，第二天，他的单位已经抓住了纳基夫地区的第一次战役。</text:p>
      <text:p text:style-name="P4">
“我们知道要去哪里，防御条的宽度。 数百公里的人员存放在坦克和战车上，并且已经在2022年2月24日，我们在基辅地区进行了第一场战斗。 俄罗斯入侵者以20次甚至30次的人员的技术和指控占了上风。 这就是为什么我们使用伏击中的战术移动团体并造成了俄罗斯人的失败，俄罗斯人被大型专栏，整个团和分裂所告知。</text:p>
      <text:p text:style-name="P4">
在“战术”的帮助下，我们摧毁了几个敌方设备，并朝着不同的方向销毁。</text:p>
      <text:p text:style-name="P4">
因此，在马卡罗夫附近的高级伊戈尔·斯库钦斯基(Igor Skuchinsky)的指挥下，我们的一个机动团体之一摧毁了多达30台设备。 没有人算上活力。</text:p>
      <text:p text:style-name="P4">
总共，在战争的412天内，罗马亲王韦利基(Veliky)旅的士兵六个方向：他们捍卫了该国南部，击败了唐巴斯(Donbass)和纳扎普里兹希亚(Nazaporizhzhia)的敌人，解放了哈尔基夫地区。</text:p>
      <text:p text:style-name="P4">
他补充说，每个人都受到家人，我们的孩子，亲戚的激励 - 他们对Polyb的不可估量，我们给他们机会生活，发展，重建，工作，工作，去幼儿园，学校。</text:p>
      <text:p text:style-name="P4">
“我们将以胜利结束这场战争!”  - 旅的团队说。</text:p>
      <text:p text:style-name="P4">
News Source: <text:a xlink:type="simple" xlink:href="https://armyinform.com.ua/2023/04/11/voyiny-knyazivskoyi-brygady-znyshhyly-vorozhyj-gelikopter-u-netypovyj-sposib-kombryg-polkovnyk-oleksandr-ohrimenko/" text:style-name="Internet_20_link" text:visited-style-name="Visited_20_Internet_20_Link">
https://armyinform.com.ua/2023/04/11/voyiny-knyazivskoyi-brygady-znyshhyly-vorozhyj-gelikopter-u-netypovyj-sposib-kombryg-polkovnyk-oleksandr-ohrimenko/</text:a>
</text:p>
      <!--NEWS-->
      <text:h text:style-name="P10" text:outline-level="1">
<text:span text:style-name="T4">
博物馆将在莫斯科的莫斯科DREAT周年纪念日的巡洋舰上展示文物</text:span>
</text:h>
      <text:p text:style-name="P4">
作者: ['АРМІЯINFORM']</text:p>
      <text:p text:style-name="P4">
时间: 2023-04-11T64:00:00-04:00</text:p>
      <text:p text:style-name="P4">
描述: 猕猴桃在乌克兰允许的国家Viecosovo-istorichny博物馆中有13 kvisnnya，大约13:30 ...与乌克兰2022年的战争，与乌克兰的最新新闻，与乌克兰的新闻，乌克兰2022年的最新新闻，今天的战争，乌克兰和乌克兰之间的战争将会发生，将在乌克兰和乌克兰之间发动战争。俄罗斯以及何时，何时，何时，何时，何时，何时，何时，何时，何时，何时，何时，何时，何时与乌克兰在2022年将是与乌克兰的战争，今天的乌克兰新闻，乌克兰的乌克兰新闻在乌克兰媒体上</text:p>
      <text:p text:style-name="P4">
图片: ['<text:a xlink:type="simple" xlink:href="https://armyinform.com.ua/wp-content/uploads/2023/04/246839_file-3085d364157af8d03161da36549d9ed0.jpg" text:style-name="Internet_20_link" text:visited-style-name="Visited_20_Internet_20_Link">
246839_file-3085d364157af8d03161da36549d9ed0.jpg</text:a>
']</text:p>
      <text:p text:style-name="P4">
标签: ['КРЕЙСЕР «МОСКВА»', 'НАЦІОНАЛЬНИЙ ВІЙСЬКОВО-ІСТОРИЧНИЙ МУЗЕЙ УКРАЇНИ', 'РІЧНИЦЯ ЗНИЩЕННЯ']</text:p>
      <text:p text:style-name="P4">
类别: News</text:p>
      <!--METADATA-->
      <text:p text:style-name="P4">
<draw:frame draw:style-name="fr1" draw:name="Image273" text:anchor-type="as-char" svg:width="6.9236in" svg:height="3.606042in" draw:z-index="0">
<draw:image xlink:href="../Images/AРМІЯINFORM/2023-04-11T64-00-00-04-00/246839_file-3085d364157af8d03161da36549d9ed0.jpg" xlink:type="simple" xlink:show="embed" xlink:actuate="onLoad" draw:mime-type="image/jpeg"/>
</draw:frame>
4月13日在基辅**在乌克兰国家军事历史博物馆的场所<text:a xlink:type="simple" xlink:href="http://nvimu.com.ua/novyny/view_news/467" text:style-name="Internet_20_link" text:visited-style-name="Visited_20_Internet_20_Link">
将举行</text:a>
在巡洋舰“莫斯科”毁灭周年之际，更新的展览开幕，该展览是由俄罗斯侵略者对我们国家的英勇防御所进行的。</text:p>
      <text:p text:style-name="P4">
在活动期间，观众将能够看到病变的原始元素，以及有关事件的独特事实的介绍：</text:p>
      <text:p text:style-name="P4">
<text:span text:style-name="T5">
战斗的专家特征， </text:span>
准确部署的演示， *巡洋舰“莫斯科”的位置和位置。</text:p>
      <text:p text:style-name="P4">
应提醒，2022年4月13日，乌克兰武装部队的海军<text:a xlink:type="simple" xlink:href="https://armyinform.com.ua/2022/04/14/krejser-moskva-krapka-v-bezslavnij-istoriyi/" text:style-name="Internet_20_link" text:visited-style-name="Visited_20_Internet_20_Link">
造成</text:a>
俄罗斯联邦警卫导弹巡洋舰“莫斯科”海军黑海舰队的旗舰店的影响。</text:p>
      <text:p text:style-name="P4">
News Source: <text:a xlink:type="simple" xlink:href="https://armyinform.com.ua/2023/04/11/vidkryttya-onovlenoyi-vystavky-z-nagody-richnyczi-znyshhennya-krejseru-moskva/" text:style-name="Internet_20_link" text:visited-style-name="Visited_20_Internet_20_Link">
https://armyinform.com.ua/2023/04/11/vidkryttya-onovlenoyi-vystavky-z-nagody-richnyczi-znyshhennya-krejseru-moskva/</text:a>
</text:p>
      <!--NEWS-->
      <text:h text:style-name="P10" text:outline-level="1">
<text:span text:style-name="T4">
在黑色和地中海海洋中，敌人持有四个机芯导弹载体</text:span>
</text:h>
      <text:p text:style-name="P4">
作者: ['АРМІЯINFORM']</text:p>
      <text:p text:style-name="P4">
时间: 2023-04-11T65:00:00-04:00</text:p>
      <text:p text:style-name="P4">
描述: Chorny Moris撰写的Rosiyski Vissyska Trimyat to Chotirokh Kobliv，其中只有一个……与乌克兰2022的战争，与乌克兰的最新新闻，与乌克兰2022年的新闻战争，今天，乌克兰和俄罗斯和俄罗斯和俄罗斯和俄罗斯和俄罗斯和俄罗斯和俄罗斯和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STOPRUSSIA', 'ВМС ЗС УКРАЇНИ', 'КАЛІБРИ']</text:p>
      <text:p text:style-name="P4">
类别: News</text:p>
      <!--METADATA-->
      <text:p text:style-name="P4">
<draw:frame draw:style-name="fr1" draw:name="Image274" text:anchor-type="as-char" svg:width="6.9236in" svg:height="4.615733in" draw:z-index="0">
<draw:image xlink:href="../Images/AРМІЯINFORM/2023-04-11T65-00-00-04-00/raketa-kalibr-pusk-chorne-more.jpg" xlink:type="simple" xlink:show="embed" xlink:actuate="onLoad" draw:mime-type="image/jpeg"/>
</draw:frame>
说明性照片</text:p>
      <text:p text:style-name="P4">
俄罗斯军队在黑海中最多可容纳四艘船，其中包括一艘载体，共有4枚机芯导弹。</text:p>
      <text:p text:style-name="P4">
关于它<text:a xlink:type="simple" xlink:href="https://t.me/ukrainian_navy/2714" text:style-name="Internet_20_link" text:visited-style-name="Visited_20_Internet_20_Link">
报告</text:a>
武装部队海军的新闻服务。</text:p>
      <text:p text:style-name="P4">
一艘敌方船在俄罗斯联邦的海洋中继续。 在地中海 - 最多7波船中，其中3枚有翼的导弹载体“口径”，总齐射为20行；</text:p>
      <text:p text:style-name="P4">
在白天，为了俄罗斯联邦的利益，制造了凯奇 - 元海峡的通过：</text:p>
      <text:p text:style-name="P4">
<text:span text:style-name="T5">
到Azov Sea-没有船只。 </text:span>
到黑海 -  14只容器，其中6艘通过沿Bosphorus的方向继续前进。</text:p>
      <text:p text:style-name="P4">
值得注意的是，俄罗斯联邦继续违反《 1974年海洋生命国际公约》。(Solas)通过关闭自动识别系统(AIS)，在亚佐夫海的民用船上。</text:p>
      <text:p text:style-name="P4">
News Source: <text:a xlink:type="simple" xlink:href="https://armyinform.com.ua/2023/04/11/u-chornomu-ta-seredzemnomu-moryah-vorog-trymaye-10-nosiyiv-raket-kalibr/" text:style-name="Internet_20_link" text:visited-style-name="Visited_20_Internet_20_Link">
https://armyinform.com.ua/2023/04/11/u-chornomu-ta-seredzemnomu-moryah-vorog-trymaye-10-nosiyiv-raket-kalibr/</text:a>
</text:p>
      <!--NEWS-->
      <text:h text:style-name="P10" text:outline-level="1">
<text:span text:style-name="T4">
初级中尉被释放到窗户</text:span>
</text:h>
      <text:p text:style-name="P4">
作者: ['Тетяна Головатюк']</text:p>
      <text:p text:style-name="P4">
时间: 2023-04-11T66:00:00-04:00</text:p>
      <text:p text:style-name="P4">
描述: 在Viiskovoya Initititii taras Shevchenka，chergovy Vibilov ofiters ...与乌克兰2022年的战争，与乌克兰的最新新闻，今天与乌克兰2022年的新闻战争，今天与乌克兰的新闻战争，乌克兰和俄罗斯和俄罗斯之间的战争以及何时与乌克兰的战争他们说，乌克兰在2022年是否会有一年的时间，在不久的将来是否会与乌克兰进行战争</text:p>
      <text:p text:style-name="P4">
图片: ['<text:a xlink:type="simple" xlink:href="https://armyinform.com.ua/wp-content/uploads/2023/04/golovna-16.jpg" text:style-name="Internet_20_link" text:visited-style-name="Visited_20_Internet_20_Link">
golovna-16.jpg</text:a>
', '<text:a xlink:type="simple" xlink:href="https://armyinform.com.ua/wp-content/uploads/2023/04/1h9a9074-150x150.jpg" text:style-name="Internet_20_link" text:visited-style-name="Visited_20_Internet_20_Link">
1h9a9074-150x150.jpg</text:a>
', '<text:a xlink:type="simple" xlink:href="https://armyinform.com.ua/wp-content/uploads/2023/04/1h9a9038-150x150.jpg" text:style-name="Internet_20_link" text:visited-style-name="Visited_20_Internet_20_Link">
1h9a9038-150x150.jpg</text:a>
', '<text:a xlink:type="simple" xlink:href="https://armyinform.com.ua/wp-content/uploads/2023/04/1h9a9050-150x150.jpg" text:style-name="Internet_20_link" text:visited-style-name="Visited_20_Internet_20_Link">
1h9a9050-150x150.jpg</text:a>
', '<text:a xlink:type="simple" xlink:href="https://armyinform.com.ua/wp-content/uploads/2023/04/1h9a9127-150x150.jpg" text:style-name="Internet_20_link" text:visited-style-name="Visited_20_Internet_20_Link">
1h9a9127-150x150.jpg</text:a>
', '<text:a xlink:type="simple" xlink:href="https://armyinform.com.ua/wp-content/uploads/2023/04/1h9a9109-150x150.jpg" text:style-name="Internet_20_link" text:visited-style-name="Visited_20_Internet_20_Link">
1h9a9109-150x150.jpg</text:a>
', '<text:a xlink:type="simple" xlink:href="https://armyinform.com.ua/wp-content/uploads/2023/04/1h9a9114-150x150.jpg" text:style-name="Internet_20_link" text:visited-style-name="Visited_20_Internet_20_Link">
1h9a9114-150x150.jpg</text:a>
', '<text:a xlink:type="simple" xlink:href="https://armyinform.com.ua/wp-content/uploads/2023/04/1h9a9205-150x150.jpg" text:style-name="Internet_20_link" text:visited-style-name="Visited_20_Internet_20_Link">
1h9a9205-150x150.jpg</text:a>
']</text:p>
      <text:p text:style-name="P4">
标签: ['ВИПУСК ОФІЦЕРІВ', 'ВІКНУ']</text:p>
      <text:p text:style-name="P4">
类别: News</text:p>
      <!--METADATA-->
      <text:p text:style-name="P4">
<draw:frame draw:style-name="fr1" draw:name="Image275" text:anchor-type="as-char" svg:width="6.9236in" svg:height="4.615733in" draw:z-index="0">
<draw:image xlink:href="../Images/AРМІЯINFORM/2023-04-11T66-00-00-04-00/golovna-16.jpg" xlink:type="simple" xlink:show="embed" xlink:actuate="onLoad" draw:mime-type="image/jpeg"/>
</draw:frame>
在塔拉斯·舍申科·努克(Taras Shevchenko Knu)的军事学院，乌克兰武装部队的另一个亮点发生了。</text:p>
      <text:p text:style-name="P4">
在短期内，受过高等教育的塔萨尔达特斯克中士动员军人接受了“道德和心理支持与心理学”的培训。 他们持有完成这些课程的证书，而主要官员则是最年轻的中尉。</text:p>
      <text:p text:style-name="P4">
军事学院旅的负责人阿纳托利·舍申科(Anatoly Shevchenko)向最年轻的军官致意，并强调了当时军事心理学家的重要性。</text:p>
      <ul>
        <li>
在这个国家的艰难时期，您做出了一个有意识的选择 - 接受训练和一个臭名昭著的人。 为了维持单位服务人员的道德和心理状态，您需要在高级职位上工作，协助指挥官和下属。 我相信您将能够应付物资，这是军事学院的负责人强调。</li>
      </ul>
      <text:p text:style-name="P4">
<text:a xlink:type="simple" xlink:href="https://armyinform.com.ua/wp-content/uploads/2023/04/1h9a9074.jpg" text:style-name="Internet_20_link" text:visited-style-name="Visited_20_Internet_20_Link">
!(Images/AРМІЯINFORM/2023-04-11T66-00-00-04-00/1h9a9074-150x150.jpg)</text:a>
</text:p>
      <text:p text:style-name="P4">
<text:a xlink:type="simple" xlink:href="https://armyinform.com.ua/wp-content/uploads/2023/04/1h9a9038.jpg" text:style-name="Internet_20_link" text:visited-style-name="Visited_20_Internet_20_Link">
<draw:frame draw:style-name="fr1" draw:name="Image276" text:anchor-type="as-char" svg:width="6.9236in" svg:height="6.9236in" draw:z-index="0">
<draw:image xlink:href="../Images/AРМІЯINFORM/2023-04-11T66-00-00-04-00/1h9a9038-150x150.jpg" xlink:type="simple" xlink:show="embed" xlink:actuate="onLoad" draw:mime-type="image/jpeg"/>
</draw:frame>
</text:a>
</text:p>
      <text:p text:style-name="P4">
<text:a xlink:type="simple" xlink:href="https://armyinform.com.ua/wp-content/uploads/2023/04/1h9a9050.jpg" text:style-name="Internet_20_link" text:visited-style-name="Visited_20_Internet_20_Link">
<draw:frame draw:style-name="fr1" draw:name="Image277" text:anchor-type="as-char" svg:width="6.9236in" svg:height="6.9236in" draw:z-index="0">
<draw:image xlink:href="../Images/AРМІЯINFORM/2023-04-11T66-00-00-04-00/1h9a9050-150x150.jpg" xlink:type="simple" xlink:show="embed" xlink:actuate="onLoad" draw:mime-type="image/jpeg"/>
</draw:frame>
</text:a>
旅将军还指出，军事学院的门总是向年轻军官开放。</text:p>
      <ul>
        <li>
在部队服役后，我在我们的墙上等您，以便您可以继续学习并可以达到新的水平，他说。</li>
      </ul>
      <text:p text:style-name="P4">
乌克兰少将弗拉迪斯拉夫·克洛奇科夫(Vladislav Klochkov)武装部队的主要道德和心理支持部负责人参加了这个问题，后者也向官员们表示祝贺。</text:p>
      <text:p text:style-name="P4">
<text:a xlink:type="simple" xlink:href="https://armyinform.com.ua/wp-content/uploads/2023/04/1h9a9127.jpg" text:style-name="Internet_20_link" text:visited-style-name="Visited_20_Internet_20_Link">
!(Images/AРМІЯINFORM/2023-04-11T66-00-00-04-00/1h9a9127-150x150.jpg)</text:a>
</text:p>
      <text:p text:style-name="P4">
<text:a xlink:type="simple" xlink:href="https://armyinform.com.ua/wp-content/uploads/2023/04/1h9a9109.jpg" text:style-name="Internet_20_link" text:visited-style-name="Visited_20_Internet_20_Link">
<draw:frame draw:style-name="fr1" draw:name="Image278" text:anchor-type="as-char" svg:width="6.9236in" svg:height="6.9236in" draw:z-index="0">
<draw:image xlink:href="../Images/AРМІЯINFORM/2023-04-11T66-00-00-04-00/1h9a9109-150x150.jpg" xlink:type="simple" xlink:show="embed" xlink:actuate="onLoad" draw:mime-type="image/jpeg"/>
</draw:frame>
</text:a>
一些年轻的中尉因示范官员和任务而被授予。 这些毕业生之一是尤里·佩特拉什楚克(Yuriy Petrashchuk)，他自2014年以来一直在乌克兰武装部队的职位上。</text:p>
      <text:p text:style-name="P4">
<text:a xlink:type="simple" xlink:href="https://armyinform.com.ua/wp-content/uploads/2023/04/1h9a9114.jpg" text:style-name="Internet_20_link" text:visited-style-name="Visited_20_Internet_20_Link">
<draw:frame draw:style-name="fr1" draw:name="Image279" text:anchor-type="as-char" svg:width="6.9236in" svg:height="6.9236in" draw:z-index="0">
<draw:image xlink:href="../Images/AРМІЯINFORM/2023-04-11T66-00-00-04-00/1h9a9114-150x150.jpg" xlink:type="simple" xlink:show="embed" xlink:actuate="onLoad" draw:mime-type="image/jpeg"/>
</draw:frame>
</text:a>
</text:p>
      <text:p text:style-name="P4">
<text:a xlink:type="simple" xlink:href="https://armyinform.com.ua/wp-content/uploads/2023/04/1h9a9205.jpg" text:style-name="Internet_20_link" text:visited-style-name="Visited_20_Internet_20_Link">
<draw:frame draw:style-name="fr1" draw:name="Image280" text:anchor-type="as-char" svg:width="6.9236in" svg:height="6.9236in" draw:z-index="0">
<draw:image xlink:href="../Images/AРМІЯINFORM/2023-04-11T66-00-00-04-00/1h9a9205-150x150.jpg" xlink:type="simple" xlink:show="embed" xlink:actuate="onLoad" draw:mime-type="image/jpeg"/>
</draw:frame>
</text:a>
节日活动中也出席了军事牧师。 在转向乌克兰的国内捍卫者时，神职人员祝福了他们一生的新阶段和相关阶段。</text:p>
      <ul>
        <li>
我们每天为您祈祷。 在乌克兰的成千上万个庙宇中听到了这种祈祷。 当我们问孩子们“他们想成为谁？”时，他们总是以最新的超级英雄为您举一个例子。 我们确信获胜者将为乌克兰提供!因为上帝是真的，”父亲说。</li>
      </ul>
      <text:p text:style-name="P4">
在不久的将来，军事学院的毕业生将保护乌克兰武装部队。</text:p>
      <text:p text:style-name="P4">
<text:span text:style-name="T5">
opto作者</text:span>
</text:p>
      <text:p text:style-name="P4">
News Source: <text:a xlink:type="simple" xlink:href="https://armyinform.com.ua/2023/04/11/u-viknu-vidbuvsya-vypusk-molodshyh-lejtenantiv/" text:style-name="Internet_20_link" text:visited-style-name="Visited_20_Internet_20_Link">
https://armyinform.com.ua/2023/04/11/u-viknu-vidbuvsya-vypusk-molodshyh-lejtenantiv/</text:a>
</text:p>
      <!--NEWS-->
      <text:h text:style-name="P10" text:outline-level="1">
<text:span text:style-name="T4">
政府已允许军事人员出庭，无论其居住地如何</text:span>
</text:h>
      <text:p text:style-name="P4">
作者: ['АРМІЯINFORM']</text:p>
      <text:p text:style-name="P4">
时间: 2023-04-11T67:00:00-04:00</text:p>
      <text:p text:style-name="P4">
描述: kabisnet min）乌克兰人允许该社会组成部分的特里特里安中心……与乌克兰2022年的战争，今天与乌克兰的最新新闻，今天与乌克兰的新闻战争，今天上次与乌克兰的新闻战争，乌克兰和俄罗斯之间以及俄罗斯之间以及俄罗斯之间的战争将发生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photo_5307556736145672423_y-1.jpg" text:style-name="Internet_20_link" text:visited-style-name="Visited_20_Internet_20_Link">
photo_5307556736145672423_y-1.jpg</text:a>
']</text:p>
      <text:p text:style-name="P4">
标签: ['STOPRUSSIA', 'ВІЙСЬКОВИЙ ОБЛІК', 'ПОВІСТКА']</text:p>
      <text:p text:style-name="P4">
类别: News</text:p>
      <!--METADATA-->
      <text:p text:style-name="P4">
<draw:frame draw:style-name="fr1" draw:name="Image281" text:anchor-type="as-char" svg:width="6.9236in" svg:height="3.892602in" draw:z-index="0">
<draw:image xlink:href="../Images/AРМІЯINFORM/2023-04-11T67-00-00-04-00/photo_5307556736145672423_y-1.jpg" xlink:type="simple" xlink:show="embed" xlink:actuate="onLoad" draw:mime-type="image/jpeg"/>
</draw:frame>
乌克兰部长的内阁允许领土中心完成tasotial支持，将摘要移交给军队，而与他们在军事注册中的住所无关。</text:p>
      <text:p text:style-name="P4">
关于适当的决定<text:a xlink:type="simple" xlink:href="https://www.kmu.gov.ua/npas/pro-vnesennia-zmin-do-polozhennia-pro-terytorialni-a318" text:style-name="Internet_20_link" text:visited-style-name="Visited_20_Internet_20_Link">
引用</text:a>
在政府批准的决议中。318。</text:p>
      <text:p text:style-name="P4">
上述文件修改了有关领土中央支持和社会支持的法规，并确定实行领土离心设置(除SBU预备役和外部情报服务外)：为军官的征兵服务； 在特殊时期内的预备役人员中的人员服兵役(参加有效的运营储备); 在动员期间通过呼叫进行兵役(<text:span text:style-name="T4">
无论他们在Nagivsky帐户的住宿地点</text:span>
).</text:p>
      <text:p text:style-name="P4">
News Source: <text:a xlink:type="simple" xlink:href="https://armyinform.com.ua/2023/04/11/uryad-dozvolyv-vruchaty-povistky-vijskovozobovyazanym-nezalezhno-vid-misczya-perebuvannya-na-obliku/" text:style-name="Internet_20_link" text:visited-style-name="Visited_20_Internet_20_Link">
https://armyinform.com.ua/2023/04/11/uryad-dozvolyv-vruchaty-povistky-vijskovozobovyazanym-nezalezhno-vid-misczya-perebuvannya-na-obliku/</text:a>
</text:p>
      <!--NEWS-->
      <text:h text:style-name="P10" text:outline-level="1">
<text:span text:style-name="T4">
将战略水平培训师介绍给乌克兰网络安全系统</text:span>
</text:h>
      <text:p text:style-name="P4">
作者: ['АРМІЯINFORM']</text:p>
      <text:p text:style-name="P4">
时间: 2023-04-11T68:00:00-04:00</text:p>
      <text:p text:style-name="P4">
描述: podna 50在战略里夫尼（Rivni）的《非拉佩基行业》（Non -Lapeki Sector）的战略里奇（Rivni）的过程中...与乌克兰2022年的战争，与乌克兰的最新新闻，今天与乌克兰的新闻战争，今天与乌克兰2022年的新闻战争，乌克兰和乌克兰之间的战争将会在乌克兰和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whatsapp-image-2023-04-10-at-16.13.43-e1681197671687.jpeg" text:style-name="Internet_20_link" text:visited-style-name="Visited_20_Internet_20_Link">
whatsapp-image-2023-04-10-at-16.13.43-e1681197671687.jpeg</text:a>
']</text:p>
      <text:p text:style-name="P4">
标签: ['КІБЕРБЕЗПЕКА', 'КІБЕРІНЦИДЕНТИ', 'НКЦК', 'РНБО УКРАЇНИ']</text:p>
      <text:p text:style-name="P4">
类别: News</text:p>
      <!--METADATA-->
      <text:p text:style-name="P4">
<draw:frame draw:style-name="fr1" draw:name="Image282" text:anchor-type="as-char" svg:width="6.9236in" svg:height="4.483031in" draw:z-index="0">
<draw:image xlink:href="../Images/AРМІЯINFORM/2023-04-11T68-00-00-04-00/whatsapp-image-2023-04-10-at-16.13.43-e1681197671687.jpeg" xlink:type="simple" xlink:show="embed" xlink:actuate="onLoad" draw:mime-type="image/jpeg"/>
</draw:frame>
超过50名以培训的培训培训培训的学生和国立国民国民国民大学以Ivanochernyakhovsky命名的国国立大学的捍卫(nkck)在乌克兰的NSDC。</text:p>
      <text:p text:style-name="P4">
关于它<text:a xlink:type="simple" xlink:href="https://www.rnbo.gov.ua/ua/Diialnist/6254.html" text:style-name="Internet_20_link" text:visited-style-name="Visited_20_Internet_20_Link">
报告</text:a>
乌克兰的国家安全和防御。</text:p>
      <text:p text:style-name="P4">
NCCC技术游乐场的负责人纳塔利亚·塔卡库克(Natalia Tkachuk)参加了NATALIA TAFAKHIVTSI。</text:p>
      <text:p text:style-name="P4">
在活动期间，这是乌克兰协调角色和NCCC地点的全国网络安全系统。 军事人员已经翻新了NCCC的技术能力，专家使用这些功能，用于对网络核糖的手术检测和分析。 还讨论了网络安全性和解决方案的方法。</text:p>
      <text:p text:style-name="P4">
“这场战争的网络组成部分同样重要。 所有安全和国防部门的代表都应了解网络安全组成部分在国家安全体系中的重要性，以及加强国家的赛罗伯伦的必要性。</text:p>
      <text:p text:style-name="P4">
响应时特别关注协调。 NCCC专家向学生通报了曲调的技术能力，以识别Cyber​​ratacs的迹象。 它还强调了所有网络安全实体之间的重要信息交换，特别是使用NCCC MISP平台。</text:p>
      <text:p text:style-name="P4">
News Source: <text:a xlink:type="simple" xlink:href="https://armyinform.com.ua/2023/04/11/sluhachiv-kursu-pidgotovky-oficzeriv-strategichnogo-rivnya-oznajomyly-z-systemoyu-kiberbezpeky-ukrayiny/" text:style-name="Internet_20_link" text:visited-style-name="Visited_20_Internet_20_Link">
https://armyinform.com.ua/2023/04/11/sluhachiv-kursu-pidgotovky-oficzeriv-strategichnogo-rivnya-oznajomyly-z-systemoyu-kiberbezpeky-ukrayiny/</text:a>
</text:p>
      <!--NEWS-->
      <text:h text:style-name="P10" text:outline-level="1">
<text:span text:style-name="T4">
总统感谢在战斗中带来乌克兰胜利的士兵</text:span>
</text:h>
      <text:p text:style-name="P4">
作者: ['АРМІЯINFORM']</text:p>
      <text:p text:style-name="P4">
时间: 2023-04-11T69:00:00-04:00</text:p>
      <text:p text:style-name="P4">
描述: 乌克兰沃罗迪米尔·泽伦斯基（Volodymyr Zelensky）总统，在WCO Front的战斗中挤满了Viiskovim，Yaki ...与乌克兰2022年的战争，与乌克兰的最新新闻，《与乌克兰2022年的新闻战争》，今天乌克兰和乌克兰之间的战争，乌克兰和乌克兰之间的战争将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photo_5308019394317764055_y-1.jpg" text:style-name="Internet_20_link" text:visited-style-name="Visited_20_Internet_20_Link">
photo_5308019394317764055_y-1.jpg</text:a>
', '<text:a xlink:type="simple" xlink:href="https://armyinform.com.ua/wp-content/uploads/2023/04/photo_5308019394317764058_y-150x150.jpg" text:style-name="Internet_20_link" text:visited-style-name="Visited_20_Internet_20_Link">
photo_5308019394317764058_y-150x150.jpg</text:a>
', '<text:a xlink:type="simple" xlink:href="https://armyinform.com.ua/wp-content/uploads/2023/04/photo_5308019394317764059_y-150x150.jpg" text:style-name="Internet_20_link" text:visited-style-name="Visited_20_Internet_20_Link">
photo_5308019394317764059_y-150x150.jpg</text:a>
', '<text:a xlink:type="simple" xlink:href="https://armyinform.com.ua/wp-content/uploads/2023/04/photo_5308019394317764056_y-150x150.jpg" text:style-name="Internet_20_link" text:visited-style-name="Visited_20_Internet_20_Link">
photo_5308019394317764056_y-150x150.jpg</text:a>
', '<text:a xlink:type="simple" xlink:href="https://armyinform.com.ua/wp-content/uploads/2023/04/photo_5308019394317764057_y-150x150.jpg" text:style-name="Internet_20_link" text:visited-style-name="Visited_20_Internet_20_Link">
photo_5308019394317764057_y-150x150.jpg</text:a>
', '<text:a xlink:type="simple" xlink:href="https://armyinform.com.ua/wp-content/uploads/2023/04/photo_5308019394317764053_y-150x150.jpg" text:style-name="Internet_20_link" text:visited-style-name="Visited_20_Internet_20_Link">
photo_5308019394317764053_y-150x150.jpg</text:a>
']</text:p>
      <text:p text:style-name="P4">
标签: ['STOPRUSSIA', 'ВІЙНА', 'ВОЛОДИМИР ЗЕЛЕНСЬКИЙ', 'ПРЕЗИДЕНТ']</text:p>
      <text:p text:style-name="P4">
类别: News</text:p>
      <!--METADATA-->
      <text:p text:style-name="P4">
<draw:frame draw:style-name="fr1" draw:name="Image283" text:anchor-type="as-char" svg:width="6.9236in" svg:height="4.628555in" draw:z-index="0">
<draw:image xlink:href="../Images/AРМІЯINFORM/2023-04-11T69-00-00-04-00/photo_5308019394317764055_y-1.jpg" xlink:type="simple" xlink:show="embed" xlink:actuate="onLoad" draw:mime-type="image/jpeg"/>
</draw:frame>
乌克兰沃迪米尔·泽伦斯基(Ukraine Volodymyr Zelensky)总统感谢军方在全线战斗中带来了乌克兰的胜利。</text:p>
      <text:p text:style-name="P4">
关于国家元首<text:a xlink:type="simple" xlink:href="https://t.me/V_Zelenskiy_official/5830" text:style-name="Internet_20_link" text:visited-style-name="Visited_20_Internet_20_Link">
写</text:a>
在你的电报中。</text:p>
      <text:p text:style-name="P4">
“损失”一词应该是“侵略者”一词的卫星。 只有乌克兰的获胜者才能提供。 感谢每个真正使它更近的人。 他的职位写道。</text:p>
      <text:p text:style-name="P4">
<text:a xlink:type="simple" xlink:href="https://armyinform.com.ua/wp-content/uploads/2023/04/photo_5308019394317764058_y.jpg" text:style-name="Internet_20_link" text:visited-style-name="Visited_20_Internet_20_Link">
!(Images/AРМІЯINFORM/2023-04-11T69-00-00-04-00/photo_5308019394317764058_y-150x150.jpg)</text:a>
</text:p>
      <text:p text:style-name="P4">
<text:a xlink:type="simple" xlink:href="https://armyinform.com.ua/wp-content/uploads/2023/04/photo_5308019394317764059_y.jpg" text:style-name="Internet_20_link" text:visited-style-name="Visited_20_Internet_20_Link">
<draw:frame draw:style-name="fr1" draw:name="Image284" text:anchor-type="as-char" svg:width="6.9236in" svg:height="6.9236in" draw:z-index="0">
<draw:image xlink:href="../Images/AРМІЯINFORM/2023-04-11T69-00-00-04-00/photo_5308019394317764059_y-150x150.jpg" xlink:type="simple" xlink:show="embed" xlink:actuate="onLoad" draw:mime-type="image/jpeg"/>
</draw:frame>
</text:a>
</text:p>
      <text:p text:style-name="P4">
<text:a xlink:type="simple" xlink:href="https://armyinform.com.ua/wp-content/uploads/2023/04/photo_5308019394317764056_y.jpg" text:style-name="Internet_20_link" text:visited-style-name="Visited_20_Internet_20_Link">
<draw:frame draw:style-name="fr1" draw:name="Image285" text:anchor-type="as-char" svg:width="6.9236in" svg:height="6.9236in" draw:z-index="0">
<draw:image xlink:href="../Images/AРМІЯINFORM/2023-04-11T69-00-00-04-00/photo_5308019394317764056_y-150x150.jpg" xlink:type="simple" xlink:show="embed" xlink:actuate="onLoad" draw:mime-type="image/jpeg"/>
</draw:frame>
</text:a>
</text:p>
      <text:p text:style-name="P4">
<text:a xlink:type="simple" xlink:href="https://armyinform.com.ua/wp-content/uploads/2023/04/photo_5308019394317764057_y.jpg" text:style-name="Internet_20_link" text:visited-style-name="Visited_20_Internet_20_Link">
<draw:frame draw:style-name="fr1" draw:name="Image286" text:anchor-type="as-char" svg:width="6.9236in" svg:height="6.9236in" draw:z-index="0">
<draw:image xlink:href="../Images/AРМІЯINFORM/2023-04-11T69-00-00-04-00/photo_5308019394317764057_y-150x150.jpg" xlink:type="simple" xlink:show="embed" xlink:actuate="onLoad" draw:mime-type="image/jpeg"/>
</draw:frame>
</text:a>
</text:p>
      <text:p text:style-name="P4">
<text:a xlink:type="simple" xlink:href="https://armyinform.com.ua/wp-content/uploads/2023/04/photo_5308019394317764053_y.jpg" text:style-name="Internet_20_link" text:visited-style-name="Visited_20_Internet_20_Link">
<draw:frame draw:style-name="fr1" draw:name="Image287" text:anchor-type="as-char" svg:width="6.9236in" svg:height="6.9236in" draw:z-index="0">
<draw:image xlink:href="../Images/AРМІЯINFORM/2023-04-11T69-00-00-04-00/photo_5308019394317764053_y-150x150.jpg" xlink:type="simple" xlink:show="embed" xlink:actuate="onLoad" draw:mime-type="image/jpeg"/>
</draw:frame>
</text:a>
</text:p>
      <text:p text:style-name="P4">
News Source: <text:a xlink:type="simple" xlink:href="https://armyinform.com.ua/2023/04/11/prezydent-podyakuvav-voyinam-yaki-u-boyah-nablyzhayut-peremogu-ukrayiny/" text:style-name="Internet_20_link" text:visited-style-name="Visited_20_Internet_20_Link">
https://armyinform.com.ua/2023/04/11/prezydent-podyakuvav-voyinam-yaki-u-boyah-nablyzhayut-peremogu-ukrayiny/</text:a>
</text:p>
      <!--NEWS-->
      <text:h text:style-name="P10" text:outline-level="1">
<text:span text:style-name="T4">
来自Rzuma的“警察”被判处与占领者合作的12年</text:span>
</text:h>
      <text:p text:style-name="P4">
作者: ['АРМІЯINFORM']</text:p>
      <text:p text:style-name="P4">
时间: 2023-04-11T70:00:00-04:00</text:p>
      <text:p text:style-name="P4">
描述: Missevius Meshkanets Mist Izyuma（Kharkiv地区）Spivpravevava只有...与乌克兰2022年的战争，与乌克兰的最新新闻，今天与乌克兰的新闻战争，今天与乌克兰的新闻战争，今天上次与乌克兰战争，乌克兰和俄罗斯之间的战争以及与乌克兰之间的战争他们说，在2022年，是否会在不久的将来与乌克兰进行战争</text:p>
      <text:p text:style-name="P4">
图片: ['<text:a xlink:type="simple" xlink:href="https://armyinform.com.ua/wp-content/uploads/2023/04/img-1152-e1681205047294.jpg" text:style-name="Internet_20_link" text:visited-style-name="Visited_20_Internet_20_Link">
img-1152-e1681205047294.jpg</text:a>
']</text:p>
      <text:p text:style-name="P4">
标签: ['STOPRUSSIA', 'АГРЕСІЯ РФ', 'КОЛАБОРАНТИ']</text:p>
      <text:p text:style-name="P4">
类别: News</text:p>
      <!--METADATA-->
      <text:p text:style-name="P4">
<draw:frame draw:style-name="fr1" draw:name="Image288" text:anchor-type="as-char" svg:width="6.9236in" svg:height="4.378536in" draw:z-index="0">
<draw:image xlink:href="../Images/AРМІЯINFORM/2023-04-11T70-00-00-04-00/img-1152-e1681205047294.jpg" xlink:type="simple" xlink:show="embed" xlink:actuate="onLoad" draw:mime-type="image/jpeg"/>
</draw:frame>
伊兹市的当地居民(哈尔基夫地区)他与占领者合作占领了“警察”的立场。 他被拘留并判处12年，并没收财产。</text:p>
      <text:p text:style-name="P4">
“检察官证明，在izum占领期间，当地居民同意了俄罗斯联邦代表的报告，并在伪法律执法机构中占据了“警察巡逻队”的立场，即所谓的“人民警察。 葡萄干，”消息写着。</text:p>
      <text:p text:style-name="P4">
2022年10月，执法人员拘留了哈尔基夫的合作者。</text:p>
      <text:p text:style-name="P4">
<text:span text:style-name="T4">
来源：</text:span>
 <text:a xlink:type="simple" xlink:href="https://gp.gov.ua/ua/posts/do-12-rokiv-za-gratami-zasudzeno-narodnogo-milicionera-yakii-namagavsya-pobuduvati-karjeru-psevdopravooxoroncya-pid-cas-okupaciyi-m-izyum" text:style-name="Internet_20_link" text:visited-style-name="Visited_20_Internet_20_Link">
<text:span text:style-name="T5">
opice General Prosector</text:span>
</text:a>
</text:p>
      <text:p text:style-name="P4">
News Source: <text:a xlink:type="simple" xlink:href="https://armyinform.com.ua/2023/04/11/policzejskogo-z-izyuma-zasudyly-do-12-rokiv-za-spivpraczyu-z-okupantamy/" text:style-name="Internet_20_link" text:visited-style-name="Visited_20_Internet_20_Link">
https://armyinform.com.ua/2023/04/11/policzejskogo-z-izyuma-zasudyly-do-12-rokiv-za-spivpraczyu-z-okupantamy/</text:a>
</text:p>
      <!--NEWS-->
      <text:h text:style-name="P10" text:outline-level="1">
<text:span text:style-name="T4">
国家元首兑现了纳粹集中营受害者的记忆</text:span>
</text:h>
      <text:p text:style-name="P4">
作者: ['АРМІЯINFORM']</text:p>
      <text:p text:style-name="P4">
时间: 2023-04-11T71:00:00-04:00</text:p>
      <text:p text:style-name="P4">
描述: Bulo Bulo的纳粹集中者可以看到麻省理工学院的日子...与乌克兰2022年的战争，与乌克兰的最新新闻，今天与乌克兰的新闻战争，今天与乌克兰2022年上次与乌克兰进行战争，乌克兰和俄罗斯之间的战争将会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586979c07b9a9ff055139a69d1e0db7d_1681203667_wysiwyg-e1681205895176.jpeg" text:style-name="Internet_20_link" text:visited-style-name="Visited_20_Internet_20_Link">
586979c07b9a9ff055139a69d1e0db7d_1681203667_wysiwyg-e1681205895176.jpeg</text:a>
']</text:p>
      <text:p text:style-name="P4">
标签: ['STOPRUSSIA', 'ВОЛОДИМИР ЗЕЛЕНСЬКИЙ', "ВШАНУВАННЯ ПАМ'ЯТІ"]</text:p>
      <text:p text:style-name="P4">
类别: News</text:p>
      <!--METADATA-->
      <text:p text:style-name="P4">
<draw:frame draw:style-name="fr1" draw:name="Image289" text:anchor-type="as-char" svg:width="6.9236in" svg:height="5.954296in" draw:z-index="0">
<draw:image xlink:href="../Images/AРМІЯINFORM/2023-04-11T71-00-00-04-00/586979c07b9a9ff055139a69d1e0db7d_1681203667_wysiwyg-e1681205895176.jpeg" xlink:type="simple" xlink:show="embed" xlink:actuate="onLoad" draw:mime-type="image/jpeg"/>
</draw:frame>
在国际解放纳粹集中营的日子里，从乌克兰沃罗迪米尔·泽伦斯基(Ukraine Volodymyr Zelensky)总统安装了鲜花，到基辅的Babin Yar Memorial Complex。</text:p>
      <text:p text:style-name="P4">
关于它<text:a xlink:type="simple" xlink:href="https://www.president.gov.ua/news/prezident-ukrayini-vshanuvav-pamyat-zhertv-nacistskih-koncta-82189" text:style-name="Internet_20_link" text:visited-style-name="Visited_20_Internet_20_Link">
报告</text:a>
乌克兰总统办公室。</text:p>
      <text:p text:style-name="P4">
在Syretsky集中营被杀死的纪念标志和国家历史和纪念储备“ Babin Yar”的Zerahitorator的纪念标志上也有一朵鲜花。</text:p>
      <text:p text:style-name="P4">
乌克兰记得第二次世界大战期间杀害并瘫痪的每个人。 当他记得在XXI世纪以来在俄罗斯侵略者国家的集中营和酷刑者中去世的每个乌克兰人和乌克兰人。”</text:p>
      <text:p text:style-name="P4">
Volodymyr Zelensky强调：“我们将尽最大努力从最新的纳粹 - 俄罗斯极权主义政权的营地和监狱中解放出我们的宗教信仰。 只有整个文明世界的共同努力才能克服侵略者，并阻止欧洲欧洲大陆的极权主义扩大。”</text:p>
      <text:p text:style-name="P4">
_ **帮助。 1945年4月11日，布钦瓦尔德的纳粹集中营得知了盟军的途径，提高了对纳粹的国际起义，当美国军方进入集中营时，叛军完全控制了这一目标。</text:p>
      <text:p text:style-name="P4">
总共有14,000多个集中营在德国和被占领国运营，战争期间有超过1800万人通过，其中许多人被杀。</text:p>
      <text:p text:style-name="P4">
News Source: <text:a xlink:type="simple" xlink:href="https://armyinform.com.ua/2023/04/11/prezydent-ukrayiny-vshanuvav-pamyat-zhertv-naczystskyh-koncztaboriv-2/" text:style-name="Internet_20_link" text:visited-style-name="Visited_20_Internet_20_Link">
https://armyinform.com.ua/2023/04/11/prezydent-ukrayiny-vshanuvav-pamyat-zhertv-naczystskyh-koncztaboriv-2/</text:a>
</text:p>
      <!--NEWS-->
      <text:h text:style-name="P10" text:outline-level="1">
<text:span text:style-name="T4">
在苏米地区周年纪念日，武装部队的总司令感谢她向解放者</text:span>
</text:h>
      <text:p text:style-name="P4">
作者: ['АРМІЯINFORM']</text:p>
      <text:p text:style-name="P4">
时间: 2023-04-11T72:00:00-04:00</text:p>
      <text:p text:style-name="P4">
描述: Zsu将军在Riknitsy Deokupatsiy，Pokhchini的Zsu Zaluzhny，与乌克兰2022年的战争，与乌克兰的最新新闻，今天与乌克兰的新闻战争，今天与乌克兰2022年的战争，今天与乌克兰和俄罗斯之间的战争，乌克兰和俄罗斯之间的战争将会他们说，乌克兰在2022年将是与乌克兰的战争</text:p>
      <text:p text:style-name="P4">
图片: ['<text:a xlink:type="simple" xlink:href="https://armyinform.com.ua/wp-content/uploads/2022/12/35_main-v1670826199.jpg" text:style-name="Internet_20_link" text:visited-style-name="Visited_20_Internet_20_Link">
35_main-v1670826199.jpg</text:a>
']</text:p>
      <text:p text:style-name="P4">
标签: ['ВАЛЕРІЙ ЗАЛУЖНИЙ', 'ГОЛОВНОКОМАНДУВАЧ ЗБРОЙНИХ СИЛ УКРАЇНИ']</text:p>
      <text:p text:style-name="P4">
类别: News</text:p>
      <!--METADATA-->
      <text:p text:style-name="P4">
<draw:frame draw:style-name="fr1" draw:name="Image290" text:anchor-type="as-char" svg:width="6.9236in" svg:height="4.61903in" draw:z-index="0">
<draw:image xlink:href="../Images/AРМІЯINFORM/2023-04-11T72-00-00-04-00/35_main-v1670826199.jpg" xlink:type="simple" xlink:show="embed" xlink:actuate="onLoad" draw:mime-type="image/jpeg"/>
</draw:frame>
所有释放它的士兵都参加了苏梅地区DE占领周年纪念日的武装部队总司令瓦莱里·扎卢兹尼。</text:p>
      <text:p text:style-name="P4">
他<text:a xlink:type="simple" xlink:href="https://t.me/CinCAFU/469" text:style-name="Internet_20_link" text:visited-style-name="Visited_20_Internet_20_Link">
写</text:a>
在他的电报中。</text:p>
      <text:p text:style-name="P4">
2022年4月11日，对艾姆地区国家边界的控制得到了完全恢复。</text:p>
      <text:p text:style-name="P4">
“感谢所有发布Sumy地区的人。 国防部队终于淘汰了塔迪奥的敌人。 Sumy地区的城市和村庄阻止了敌人走上Doglytsya的道路。 占领者在活力和军事装备中遭受了巨大的损失。  - 这是消息中的。</text:p>
      <text:p text:style-name="P4">
News Source: <text:a xlink:type="simple" xlink:href="https://armyinform.com.ua/2023/04/11/u-richnyczyu-deokupacziyi-sumshhyny-golovnokomanduvach-zsu-podyakuvav-yiyi-vyzvolytelyam/" text:style-name="Internet_20_link" text:visited-style-name="Visited_20_Internet_20_Link">
https://armyinform.com.ua/2023/04/11/u-richnyczyu-deokupacziyi-sumshhyny-golovnokomanduvach-zsu-podyakuvav-yiyi-vyzvolytelyam/</text:a>
</text:p>
      <!--NEWS-->
      <text:h text:style-name="P10" text:outline-level="1">
<text:span text:style-name="T4">
乌克兰检察长办公室：已记录了17,000多名针对国家安全罪</text:span>
</text:h>
      <text:p text:style-name="P4">
作者: ['АРМІЯINFORM']</text:p>
      <text:p text:style-name="P4">
时间: 2023-04-11T7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11042023ua.jpg" text:style-name="Internet_20_link" text:visited-style-name="Visited_20_Internet_20_Link">
warcrime-11042023ua.jpg</text:a>
', '<text:a xlink:type="simple" xlink:href="https://armyinform.com.ua/wp-content/uploads/2023/04/warcrime-11042023en.jpg" text:style-name="Internet_20_link" text:visited-style-name="Visited_20_Internet_20_Link">
warcrime-11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91" text:anchor-type="as-char" svg:width="6.9236in" svg:height="4.448413in" draw:z-index="0">
<draw:image xlink:href="../Images/AРМІЯINFORM/2023-04-11T73-00-00-04-00/warcrime-11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11日</text:span>
注册：</text:p>
      <ul>
        <li>
79 668军事犯罪， * 17 060针对乌克兰国家安全的罪行。</li>
      </ul>
      <text:p text:style-name="P4">
此外，根据少年检察官的官方数据，由于俄罗斯联邦的侵略，<text:span text:style-name="T4">
 1415名儿童已成为</text:span>
，包括：</text:p>
      <ul>
        <li>
468-儿童被杀， * 947-儿童因严重程度的不同程度受伤。</li>
      </ul>
      <text:p text:style-name="P4">
该部门强调，这些数字不是最终的，因为在暂时占据的有形领土上的积极战斗场所的安装中继续进行工作。</text:p>
      <text:p text:style-name="P4">
<draw:frame draw:style-name="fr1" draw:name="Image292" text:anchor-type="as-char" svg:width="6.9236in" svg:height="4.448413in" draw:z-index="0">
<draw:image xlink:href="../Images/AРМІЯINFORM/2023-04-11T73-00-00-04-00/warcrime-11042023en.jpg" xlink:type="simple" xlink:show="embed" xlink:actuate="onLoad" draw:mime-type="image/jpeg"/>
</draw:frame>
</text:p>
      <text:p text:style-name="P4">
News Source: <text:a xlink:type="simple" xlink:href="https://armyinform.com.ua/2023/04/11/ofis-genprokurora-ukrayiny-zadokumentovano-ponad-17-tysyach-zlochyniv-proty-naczbezpeky/" text:style-name="Internet_20_link" text:visited-style-name="Visited_20_Internet_20_Link">
https://armyinform.com.ua/2023/04/11/ofis-genprokurora-ukrayiny-zadokumentovano-ponad-17-tysyach-zlochyniv-proty-naczbezpeky/</text:a>
</text:p>
      <!--NEWS-->
      <text:h text:style-name="P10" text:outline-level="1">
<text:span text:style-name="T4">
俄罗斯一方抑制了“ Azov”的回归 - 协调总部</text:span>
</text:h>
      <text:p text:style-name="P4">
作者: ['АРМІЯINFORM']</text:p>
      <text:p text:style-name="P4">
时间: 2023-04-11T74:00:00-04:00</text:p>
      <text:p text:style-name="P4">
描述: 在协调的总部...与乌克兰2022年的战争，与乌克兰的最新消息，今天与乌克兰2022年的战争，今天与乌克兰和俄罗斯之间的战争将与乌克兰和俄罗斯之间的战争，与乌克兰的战争，乌克兰和俄罗斯之间的战争将与乌克兰的战争，以及与乌克兰的战争，与乌克兰的战争，与乌克兰之间的战争，与乌克兰和俄罗斯之间的战争将与乌克兰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bez-imeni-3.jpg" text:style-name="Internet_20_link" text:visited-style-name="Visited_20_Internet_20_Link">
bez-imeni-3.jpg</text:a>
']</text:p>
      <text:p text:style-name="P4">
标签: ['КООРДИНАЦІЙНИЙ ШТАБ З ПИТАНЬ ПОВОДЖЕННЯ З ВІЙСЬКОВОПОЛОНЕНИМИ', 'ПОЛОНЕНІ АЗОВЦІ']</text:p>
      <text:p text:style-name="P4">
类别: News</text:p>
      <!--METADATA-->
      <text:p text:style-name="P4">
<draw:frame draw:style-name="fr1" draw:name="Image293" text:anchor-type="as-char" svg:width="6.9236in" svg:height="3.744514in" draw:z-index="0">
<draw:image xlink:href="../Images/AРМІЯINFORM/2023-04-11T74-00-00-04-00/bez-imeni-3.jpg" xlink:type="simple" xlink:show="embed" xlink:actuate="onLoad" draw:mime-type="image/jpeg"/>
</draw:frame>
在公共组织“用钢制成的妇女”的倡议下，与协调员举行了与乌克兰“ Azov”的袭击大队卫队的家庭会议。 由协调总部，NSU，国家警察和Azov旅的密切回应问。</text:p>
      <text:p text:style-name="P4">
关于它<text:a xlink:type="simple" xlink:href="https://t.me/Koord_shtab/828" text:style-name="Internet_20_link" text:visited-style-name="Visited_20_Internet_20_Link">
报告</text:a>
与战俘问题协调总部。</text:p>
      <text:p text:style-name="P4">
工作人员代表报告说，俄罗斯一方抑制了阿佐夫的回归：“我们至少可以要求回报，但不会改变任何事情。”</text:p>
      <text:p text:style-name="P4">
会议上还提出了俄罗斯一方确认被囚禁的问题。亚齐夫的代表告诉我们，并非所有人都在监督组织领导下离开了阿佐夫施泰尔。 2022年5月16日至17日，捍卫者被撤离(ICCH). Але на виході всіїхні прізвища записували й переліки передали в НГУ. 18 – 20 травняспостерігачі МКЧХ анкетували тих, хто залишав укріплення заводу.</text:p>
      <text:p text:style-name="P4">
«Додаткова інформація у нас від тих, кого вдалося звільнити з полону, –наголосив представник Штабу. — Для нас важливо знати, де наші хлопці, і мивимагаємо їхнього звільнення. Вид обліку не має значення, бо росія не веде знами жодного листування. Тобто ми не можемо написати в рф: ану підтвердить намнегайно того і того. Ворог не реагує навіть на запити міжнароднихорганізацій».</text:p>
      <text:p text:style-name="P4">
News Source: <text:a xlink:type="simple" xlink:href="https://armyinform.com.ua/2023/04/11/rosijska-storona-galmuye-povernennya-azovcziv-koordynaczijnyj-shtab/" text:style-name="Internet_20_link" text:visited-style-name="Visited_20_Internet_20_Link">
https://armyinform.com.ua/2023/04/11/rosijska-storona-galmuye-povernennya-azovcziv-koordynaczijnyj-shtab/</text:a>
</text:p>
      <!--NEWS-->
      <text:h text:style-name="P10" text:outline-level="1">
<text:span text:style-name="T4">
在哈尔基夫地区，另一架俄罗斯无人机遭到殴打</text:span>
</text:h>
      <text:p text:style-name="P4">
作者: ['АРМІЯINFORM']</text:p>
      <text:p text:style-name="P4">
时间: 2023-04-11T75:00:00-04:00</text:p>
      <text:p text:style-name="P4">
描述: 乌克兰的沃尼亚（Vonya）被哈尔基夫斯基耶（Kharkivskiye）垂涎的崇拜废话所阻止。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3_main-v1654342498.jpg" text:style-name="Internet_20_link" text:visited-style-name="Visited_20_Internet_20_Link">
3_main-v1654342498.jpg</text:a>
']</text:p>
      <text:p text:style-name="P4">
标签: ['ПОВІТРЯНЕ КОМАНДУВАННЯ «СХІД»', 'ХРОНІКА ОБОРОНИ']</text:p>
      <text:p text:style-name="P4">
类别: News</text:p>
      <!--METADATA-->
      <text:p text:style-name="P4">
<draw:frame draw:style-name="fr1" draw:name="Image294" text:anchor-type="as-char" svg:width="6.9236in" svg:height="4.615733in" draw:z-index="0">
<draw:image xlink:href="../Images/AРМІЯINFORM/2023-04-11T75-00-00-04-00/3_main-v1654342498.jpg" xlink:type="simple" xlink:show="embed" xlink:actuate="onLoad" draw:mime-type="image/jpeg"/>
</draw:frame>
乌克兰士兵在哈尔基夫地区摧毁了另一架敌人。</text:p>
      <text:p text:style-name="P4">
关于它<text:a xlink:type="simple" xlink:href="https://www.facebook.com/pvkshid/posts/pfbid037tcxvrumuiVoUuyCSYMR38nmzsZGH71CDkh6buoTg2PcWfMRr9ymwfK5Bg7q2Upwl" text:style-name="Internet_20_link" text:visited-style-name="Visited_20_Internet_20_Link">
报告</text:a>
操作命令“东”。</text:p>
      <text:p text:style-name="P4">
截至4月11日12:20，一个敌人的目标被摧毁了 - 俄罗斯无人机。”</text:p>
      <text:p text:style-name="P4">
News Source: <text:a xlink:type="simple" xlink:href="https://armyinform.com.ua/2023/04/11/na-harkivshhyni-zbyly-chergovyj-rosijskyj-bezpilotnyk/" text:style-name="Internet_20_link" text:visited-style-name="Visited_20_Internet_20_Link">
https://armyinform.com.ua/2023/04/11/na-harkivshhyni-zbyly-chergovyj-rosijskyj-bezpilotnyk/</text:a>
</text:p>
      <!--NEWS-->
      <text:h text:style-name="P10" text:outline-level="1">
<text:span text:style-name="T4">
格林特（Lattice）的12年：法院确认对三名俄罗斯军队的判刑</text:span>
</text:h>
      <text:p text:style-name="P4">
作者: ['АРМІЯINFORM']</text:p>
      <text:p text:style-name="P4">
时间: 2023-04-11T76:00:00-04:00</text:p>
      <text:p text:style-name="P4">
描述: 上诉法院Pidardiv Virk为Viiskovikh RF for Zhorstoka Perevodenni与平民一起...与乌克兰2022年的战争，与乌克兰的最新新闻，今天与乌克兰的新闻战争，今天与乌克兰2022年的新闻战争，乌克兰和俄罗斯之间的战争将与乌克兰的战争，以及与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标签: ['ОФІС ГЕНЕРАЛЬНОГО ПРОКУРОРА УКРАЇНИ']</text:p>
      <text:p text:style-name="P4">
类别: News</text:p>
      <!--METADATA-->
      <text:p text:style-name="P4">
<draw:frame draw:style-name="fr1" draw:name="Image295" text:anchor-type="as-char" svg:width="6.9236in" svg:height="4.486493in" draw:z-index="0">
<draw:image xlink:href="../ConvertedIMGs/AРМІЯINFORM/2023-04-11T76-00-00-04-00/l3yeyi-c17x11x50px50p-c17x11x50px50p-36059dd0fa5ff9e3037f437e7e135b04.png" xlink:type="simple" xlink:show="embed" xlink:actuate="onLoad" draw:mime-type="image/png"/>
</draw:frame>
上诉法院证​​实了俄罗斯联邦军队在占领Yaidny村期间对中央辩护的残酷行为。 他们以提名的形式受到了12年的惩罚。</text:p>
      <text:p text:style-name="P4">
关于这个<text:a xlink:type="simple" xlink:href="https://www.gp.gov.ua/ua/posts/apelyaciinii-sud-pidtverdiv-virok-dlya-viiskovix-rf-za-zorstoke-povodzennya-z-civilnimi-pid-cas-okupaciyi-sela-yagidnogo-12-rokiv-za-gratami" text:style-name="Internet_20_link" text:visited-style-name="Visited_20_Internet_20_Link">
告知</text:a>
乌克兰检察长办公室。</text:p>
      <text:p text:style-name="P4">
“事实证明，在雅克尼希夫地区占领Yaidny村期间，Accuserstoko对待平民。 军事侵略国家为军事部队55115的第二机械旅的迫击炮炮台服务，在俄罗斯联邦蒂瓦共和国基兹尔市脱位。 武器手里拿着武器，在有孩子们躲藏的人的房间里，苦苦挣扎的军队在平民和自动树皮的房屋中挣扎着混乱。 此外，被告将当地居民带到街上的温度下。枪击事件时，他们迫使她们在Tadie妇女的妇女面前脱衣服。”该消息写道。</text:p>
      <text:p text:style-name="P4">
通过表现出过度的残酷行为，俄罗斯军人对受害者的无抵押人身暴力行为，造成自动武器的殴打。 此外，他们非法剥夺了当地居民的意愿，将他们锁在自己的房屋所有权的地窖中3天。 在这种情况下，限制水，食物和新鲜空气。</text:p>
      <text:p text:style-name="P4">
News Source: <text:a xlink:type="simple" xlink:href="https://armyinform.com.ua/2023/04/11/12-rokiv-za-gratamy-sud-pidtverdyv-vyrok-dlya-troh-rosijskyh-vijskovyh/" text:style-name="Internet_20_link" text:visited-style-name="Visited_20_Internet_20_Link">
https://armyinform.com.ua/2023/04/11/12-rokiv-za-gratamy-sud-pidtverdyv-vyrok-dlya-troh-rosijskyh-vijskovyh/</text:a>
</text:p>
      <!--NEWS-->
      <text:h text:style-name="P10" text:outline-level="1">
<text:span text:style-name="T4">
4月12日在军事媒体中心将有军事医生</text:span>
</text:h>
      <text:p text:style-name="P4">
作者: ['АРМІЯINFORM']</text:p>
      <text:p text:style-name="P4">
时间: 2023-04-11T77:00:00-04:00</text:p>
      <text:p text:style-name="P4">
描述: 在Sereda，12 Kvytny 2023 p。 大约在15:00在Presustrich Z军事媒体中心。他们说，乌克兰在2022年是否会有一年的时间，在不久的将来是否会与乌克兰进行战争</text:p>
      <text:p text:style-name="P4">
图片: ['<text:a xlink:type="simple" xlink:href="https://armyinform.com.ua/wp-content/uploads/2023/04/military-media-center-1.jpg" text:style-name="Internet_20_link" text:visited-style-name="Visited_20_Internet_20_Link">
military-media-center-1.jpg</text:a>
']</text:p>
      <text:p text:style-name="P4">
标签: ['MILITARY MEDIA CENTER', 'ВІЙСЬКОВІ ЛІКАРІ']</text:p>
      <text:p text:style-name="P4">
类别: News</text:p>
      <!--METADATA-->
      <text:p text:style-name="P4">
<draw:frame draw:style-name="fr1" draw:name="Image296" text:anchor-type="as-char" svg:width="6.9236in" svg:height="3.894525in" draw:z-index="0">
<draw:image xlink:href="../Images/AРМІЯINFORM/2023-04-11T77-00-00-04-00/military-media-center-1.jpg" xlink:type="simple" xlink:show="embed" xlink:actuate="onLoad" draw:mime-type="image/jpeg"/>
</draw:frame>
2023年4月12日，星期三，15:00在<text:a xlink:type="simple" xlink:href="https://t.me/militarymediacenter/1675" text:style-name="Internet_20_link" text:visited-style-name="Visited_20_Internet_20_Link">
军事MediaCenter</text:a>
将会有一个居民的新闻持有人，他们挽救了受伤军人的生命。</text:p>
      <text:p text:style-name="P4">
讨论的话题是平民在救援和康复中的创新。</text:p>
      <text:p text:style-name="P4">
该活动还将由乌克兰Vitaliy Tsymbalyuk的国家医学科学院院长，乌克兰Arman Kacharyan卫生部医疗部和创新部创新部的创新部负责人。</text:p>
      <text:p text:style-name="P4">
需要媒体代表的认证，并将持续到4月12日13:00。</text:p>
      <text:p text:style-name="P4">
认证申请发送到E -MAIL地址：<text:a xlink:type="simple" xlink:href="https://armyinform.com.ua/cdn-cgi/l/email-protection" text:style-name="Internet_20_link" text:visited-style-name="Visited_20_Internet_20_Link">
[EmailProtected]</text:a>
指示记者的名称，名称和愿望，出版物的名称，联系电话，e -mail地址。</text:p>
      <text:p text:style-name="P4">
News Source: <text:a xlink:type="simple" xlink:href="https://armyinform.com.ua/2023/04/11/12-kvitnya-u-military-media-center-vidbudetsya-preszustrich-z-vijskovymy-likaryamy/" text:style-name="Internet_20_link" text:visited-style-name="Visited_20_Internet_20_Link">
https://armyinform.com.ua/2023/04/11/12-kvitnya-u-military-media-center-vidbudetsya-preszustrich-z-vijskovymy-likaryamy/</text:a>
</text:p>
      <!--NEWS-->
      <text:h text:style-name="P10" text:outline-level="1">
<text:span text:style-name="T4">
乌克兰和罗马尼亚将在网络安全领域合作</text:span>
</text:h>
      <text:p text:style-name="P4">
作者: ['АРМІЯINFORM']</text:p>
      <text:p text:style-name="P4">
时间: 2023-04-11T78:00:00-04:00</text:p>
      <text:p text:style-name="P4">
描述: 乌克兰RNBO领导下的Kesberbepeki Center（NKSTS）的国家协调是美国国家科学院...与乌克兰2022年的战争，与乌克兰的战争是今天的最新消息，与乌克兰2022年的战争是今天的最后一场战争。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4/07_05_2021_02_37_pm_2jrghg6javq23bth1gh9txai14ajy34aodqyde7z.jpeg" text:style-name="Internet_20_link" text:visited-style-name="Visited_20_Internet_20_Link">
07_05_2021_02_37_pm_2jrghg6javq23bth1gh9txai14ajy34aodqyde7z.jpeg</text:a>
']</text:p>
      <text:p text:style-name="P4">
标签: ['STOPRUSSIA', 'АГРЕСІЯ РФ', 'СВІТ ПІДТРИМУЄ УКРАЇНУ']</text:p>
      <text:p text:style-name="P4">
类别: News</text:p>
      <!--METADATA-->
      <text:p text:style-name="P4">
<draw:frame draw:style-name="fr1" draw:name="Image297" text:anchor-type="as-char" svg:width="6.9236in" svg:height="3.897987in" draw:z-index="0">
<draw:image xlink:href="../Images/AРМІЯINFORM/2023-04-11T78-00-00-04-00/07_05_2021_02_37_pm_2jrghg6javq23bth1gh9txai14ajy34aodqyde7z.jpeg" xlink:type="simple" xlink:show="embed" xlink:actuate="onLoad" draw:mime-type="image/jpeg"/>
</draw:frame>
说明性照片</text:p>
      <text:p text:style-name="P4">
国家网络安全协调中心(nkck)在乌克兰的NSDC，罗马尼亚网络安全局律师事务所在网络安全合作领域签署了谅解备忘录。</text:p>
      <text:p text:style-name="P4">
关于它<text:a xlink:type="simple" xlink:href="https://www.rnbo.gov.ua/ua/Diialnist/6256.html" text:style-name="Internet_20_link" text:visited-style-name="Visited_20_Internet_20_Link">
报告</text:a>
乌克兰的国家安全和防御。</text:p>
      <text:p text:style-name="P4">
“俄罗斯黑客不仅对乌克兰，而且对全世界都是威胁。 他们有偏见攻击我们的合作伙伴 - 为乌克兰提供全面支持以赢得这场战争的州。 因此，在抵消网络威胁中既定的既定型既定，这是在今天非常重要的。 此外，乌克兰现在正在获得独特的经验，我们准备与国际社会分享网络空间的和平与安全，” NSDC乌克兰副部长Sergey Demedyuk说。</text:p>
      <text:p text:style-name="P4">
****备忘录中的合作提供：</text:p>
      <text:p text:style-name="P4">
<text:span text:style-name="T5">
交流网络安全领域的经验和最佳实践； </text:span>
参与教育，科学和技术项目； *交换有关网络林的信息，检测脆弱性和对网络威胁的反应的方式。</text:p>
      <text:p text:style-name="P4">
NCCC不断与国际合作伙伴互动，加强了与信息交流并进行网络安全培训的合作。 我们感谢民主国家政府的支持并感谢他们的帮助。</text:p>
      <text:p text:style-name="P4">
News Source: <text:a xlink:type="simple" xlink:href="https://armyinform.com.ua/2023/04/11/ukrayina-ta-rumuniya-spivpraczyuvatymut-u-sferi-kiberbezpeky/" text:style-name="Internet_20_link" text:visited-style-name="Visited_20_Internet_20_Link">
https://armyinform.com.ua/2023/04/11/ukrayina-ta-rumuniya-spivpraczyuvatymut-u-sferi-kiberbezpeky/</text:a>
</text:p>
      <!--NEWS-->
      <text:h text:style-name="P10" text:outline-level="1">
<text:span text:style-name="T4">
Sumy地区边界向迫击炮发射</text:span>
</text:h>
      <text:p text:style-name="P4">
作者: ['АРМІЯINFORM']</text:p>
      <text:p text:style-name="P4">
时间: 2023-04-11T79:00:00-04:00</text:p>
      <text:p text:style-name="P4">
描述: Syogodnis，11 kvisnya，RosiSkis permatoptskiskiskiynis -visska vykhgov被Prordord掩盖了...与乌克兰2022年的战争，与乌克兰与乌克兰的最新新闻，与乌克兰的新闻，乌克兰2022年的新闻战争，乌克兰的最后一场战争是乌克兰和俄罗斯之间的最后一场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STOPRUSSIA', 'АГРЕСІЯ РФ', 'ОБСТРІЛИ ПРИКОРДОННЯ', 'ОК «ПІВНІЧ»', 'СУМЩИНА']</text:p>
      <text:p text:style-name="P4">
类别: News</text:p>
      <!--METADATA-->
      <text:p text:style-name="P4">
<draw:frame draw:style-name="fr1" draw:name="Image298" text:anchor-type="as-char" svg:width="6.9236in" svg:height="5.490198in" draw:z-index="0">
<draw:image xlink:href="../Images/AРМІЯINFORM/2023-04-11T79-00-00-04-00/2022-12-06-obstrily-prykordonnya-ukrayiny-e1670330009167.jpeg" xlink:type="simple" xlink:show="embed" xlink:actuate="onLoad" draw:mime-type="image/jpeg"/>
</draw:frame>
说明性照片</text:p>
      <text:p text:style-name="P4">
今天，4月11日，俄罗斯占领部队再次从迫击炮士向苏米地区的边界开火。</text:p>
      <text:p text:style-name="P4">
关于它<text:a xlink:type="simple" xlink:href="https://t.me/ok_pivnich1/1748" text:style-name="Internet_20_link" text:visited-style-name="Visited_20_Internet_20_Link">
报告</text:a>
操作命令“北”。</text:p>
      <text:p text:style-name="P4">
从11:20到11:30，记录了3个教区，可能是来自Khodyne人造丝的120毫米迫击炮。 从11:10到11:30，Bunina定居点地区有7个即将到来，大概发生了120毫米的换击。</text:p>
      <text:p text:style-name="P4">
没有关于当地群体损失或对平民基础设施损失的信息。</text:p>
      <text:p text:style-name="P4">
回想一下，在最后一天，俄罗斯军队<text:a xlink:type="simple" xlink:href="https://armyinform.com.ua/2023/04/11/rosiya-za-dobu-obstrilyala-117-naselenyh-punktiv-ukrayiny-ye-zagybli-ta-poraneni/" text:style-name="Internet_20_link" text:visited-style-name="Visited_20_Internet_20_Link">
被解雇</text:a>
通常，乌克兰9个地区的领土，总体上是不同类型的武器(迫击炮，坦克，炮兵，RSZV，无人机，战术航空)进行了114个定居点的炮击，确认了40个基础设施对象的失败</text:p>
      <text:p text:style-name="P4">
News Source: <text:a xlink:type="simple" xlink:href="https://armyinform.com.ua/2023/04/11/prykordonnya-sumshhyny-obstrilyaly-z-minometiv/" text:style-name="Internet_20_link" text:visited-style-name="Visited_20_Internet_20_Link">
https://armyinform.com.ua/2023/04/11/prykordonnya-sumshhyny-obstrilyaly-z-minometiv/</text:a>
</text:p>
      <!--NEWS-->
      <text:h text:style-name="P10" text:outline-level="1">
<text:span text:style-name="T4">
这位俄罗斯军人将因残酷谋杀欧彭（Irpen）的残酷谋杀案来判断</text:span>
</text:h>
      <text:p text:style-name="P4">
作者: ['АРМІЯINFORM']</text:p>
      <text:p text:style-name="P4">
时间: 2023-04-11T80:00:00-04:00</text:p>
      <text:p text:style-name="P4">
描述: 在检察官检察官进程的背后，检察官检察官的检察官的检察官被关闭...与乌克兰2022年的战争，与乌克兰的战争是今天的最新消息，今天是与乌克兰2022年的新闻战争，今天将有一场乌克兰与俄罗斯之间的战争以及2022年与乌克兰的战争将在2022年发生，或者是不久的将来，是否会在不久的将来与乌克兰进行战争，他们说，与乌克兰的战争，今天，乌克兰的新闻，乌克兰新闻，乌克兰新闻在俄罗斯的乌克兰媒体</text:p>
      <text:p text:style-name="P4">
图片: ['<text:a xlink:type="simple" xlink:href="https://armyinform.com.ua/wp-content/uploads/2023/04/22.jpg" text:style-name="Internet_20_link" text:visited-style-name="Visited_20_Internet_20_Link">
22.jpg</text:a>
']</text:p>
      <text:p text:style-name="P4">
标签: ['STOPRUSSIA', 'АГРЕСІЯ РФ', 'ХАРКІВСЬКИЙ ТРИБУНАЛ']</text:p>
      <text:p text:style-name="P4">
类别: News</text:p>
      <!--METADATA-->
      <text:p text:style-name="P4">
<draw:frame draw:style-name="fr1" draw:name="Image299" text:anchor-type="as-char" svg:width="6.9236in" svg:height="8.945536in" draw:z-index="0">
<draw:image xlink:href="../Images/AРМІЯINFORM/2023-04-11T80-00-00-04-00/22.jpg" xlink:type="simple" xlink:show="embed" xlink:actuate="onLoad" draw:mime-type="image/jpeg"/>
</draw:frame>
在检察长办公室的检察官的程序指导下，在法庭上对俄罗斯联邦武装部队第106师第173个独立情报营的公司指挥官提起诉讼，结合预谋的谋杀和其他牧师。</text:p>
      <text:p text:style-name="P4">
调查发现，2022年3月5日，这是173年的情报营的俄罗斯士兵和第137卫队的降落伞战士团，在街上占领了伊尔皮尼的一座建筑物。 Fyodor Krychevsky。</text:p>
      <text:p text:style-name="P4">
向物体发送，入侵者在奥利格·科索瓦街的车道上建立了消防管制。 当时，这是唯一可以从城市运输中保存的道路。</text:p>
      <text:p text:style-name="P4">
第二天，即2022年3月6日，07:30，欧丁的平民持有自己的汽车撤离城市。 人们用铭文“儿童”和“疏散”粘在他们身上，以表明他们是平民车辆。</text:p>
      <text:p text:style-name="P4">
该专栏在独立街上移动，并回到了Zhytomyr高速公路的Oleg Koshovoy街Unapryamka。 当汽车到达他们的LCD“ Koshovy”时，汽船和小武器被俄罗斯军方开火。 包括小孩在内的五个人和七人受伤，严重程度不同。</text:p>
      <text:p text:style-name="P4">
入侵者被残酷对待伤员，不允许他们帮助他们。</text:p>
      <text:p text:style-name="P4">
预审调查是由一群乌克兰国家警察首席调查的调查人员进行的。</text:p>
      <text:p text:style-name="P4">
<text:span text:style-name="T4">
资料来源：</text:span>
 <text:a xlink:type="simple" xlink:href="https://gp.gov.ua/ua/posts/viiskovosluzbovcya-rf-suditimut-za-zorstoke-vbivstvo-mirnix-meskanciv-irpenya-yaki-namagalisya-evakuyuvatisya" text:style-name="Internet_20_link" text:visited-style-name="Visited_20_Internet_20_Link">
_乌克兰检察长_的_PICE</text:a>
</text:p>
      <text:p text:style-name="P4">
News Source: <text:a xlink:type="simple" xlink:href="https://armyinform.com.ua/2023/04/11/vijskovosluzhbovczya-rf-sudytymut-za-zhorstoke-vbyvstvo-myrnyh-meshkancziv-irpenya/" text:style-name="Internet_20_link" text:visited-style-name="Visited_20_Internet_20_Link">
https://armyinform.com.ua/2023/04/11/vijskovosluzhbovczya-rf-sudytymut-za-zhorstoke-vbyvstvo-myrnyh-meshkancziv-irpenya/</text:a>
</text:p>
      <!--NEWS-->
      <text:h text:style-name="P10" text:outline-level="1">
<text:span text:style-name="T4">
俄罗斯人想在3-5天内占领基辅，但国防部队完全击败了敌方敌方 - 阿莱克森德·帕夫林的意图</text:span>
</text:h>
      <text:p text:style-name="P4">
作者: ['АРМІЯINFORM']</text:p>
      <text:p text:style-name="P4">
时间: 2023-04-11T81:00:00-04:00</text:p>
      <text:p text:style-name="P4">
描述: 微妙的计划点击Kyiv Buv Rozing 3-5天。 Tekhnishi Tekhnits在Rosiyan ...与乌克兰2022年的战争，与乌克兰的战争是今天的最新消息，今天与乌克兰2022年的新闻战，乌克兰与乌克兰之间的战争，乌克兰和俄罗斯之间的战争，何时会有一场战争，何时会有一场战争与乌克兰在2022年有关，无论是否会有，是否会在不久的将来与乌克兰进行战争，这是与乌克兰的战争，今天的乌克兰新闻，乌克兰的新闻，乌克兰媒体在俄罗斯的乌克兰新闻</text:p>
      <text:p text:style-name="P4">
图片: ['<text:a xlink:type="simple" xlink:href="https://armyinform.com.ua/wp-content/uploads/2023/04/230752_pavliuk_rfe.png" text:style-name="Internet_20_link" text:visited-style-name="Visited_20_Internet_20_Link">
230752_pavliuk_rfe.png</text:a>
']</text:p>
      <text:p text:style-name="P4">
标签: ['STOPRUSSIA', 'ГЕНЕРАЛ-ЛЕЙТЕНАНТ ОЛЕКСАНДР ПАВЛЮК']</text:p>
      <text:p text:style-name="P4">
类别: News</text:p>
      <!--METADATA-->
      <text:p text:style-name="P4">
<draw:frame draw:style-name="fr1" draw:name="Image300" text:anchor-type="as-char" svg:width="6.9236in" svg:height="3.606042in" draw:z-index="0">
<draw:image xlink:href="../Images/AРМІЯINFORM/2023-04-11T81-00-00-04-00/230752_pavliuk_rfe.png" xlink:type="simple" xlink:show="embed" xlink:actuate="onLoad" draw:mime-type="image/png"/>
</draw:frame>
抓住基辅的最初计划是设计了3-5天。 在被摧毁的技术学院中，有一种游行形式的服装：他们正在准备在Khreshchatyk进行游行，而不是街头战斗。</text:p>
      <text:p text:style-name="P4">
在接受加拿大皇家银行 - 乌克兰的采访中<text:a xlink:type="simple" xlink:href="https://cutt.ly/67RgJrm" text:style-name="Internet_20_link" text:visited-style-name="Visited_20_Internet_20_Link">
告诉</text:a>
乌克兰中尉亚历山大·帕夫林(Alexander Pavlyuk)国防第一副部长。</text:p>
      <text:p text:style-name="P4">
“以俄罗斯联邦进行战略指挥和研究培训的幌子，它完成了大规模的武装侵略性，以摧毁我们的国家。 捕获基辅的最初计划是为3-5天的短期操作而设计的。 1956年，苏联在匈牙利，1968年的捷克斯洛伐克和1979年的阿富汗使用了类似的计划。”</text:p>
      <text:p text:style-name="P4">
据他说，占领者计划自己在通常的原则上将MAS和空中降落在Gostomel和Vasylkiv的机场上。</text:p>
      <text:p text:style-name="P4">
“火箭和航空罢工 - 破坏我们的防空系统，武装部队和国民警卫队的副管理以及关键基础设施的对象。</text:p>
      <text:p text:style-name="P4">
此外，在管理系统的混乱和崩溃的情况下，它是为了占领政府并建立其木偶政府。 敌人的意图是全面的，以及所有进一步改变进攻策略的尝试。 他是敌人 - 观看我们的公民，最后 - 他被迫逃离头部。”</text:p>
      <text:p text:style-name="P4">
News Source: <text:a xlink:type="simple" xlink:href="https://armyinform.com.ua/2023/04/11/zahopyty-kyyiv-rosiyany-hotily-za-3-5-dib-ale-syly-oborony-vshhent-rozbyly-namiry-voroga-oleksandr-pavlyuk/" text:style-name="Internet_20_link" text:visited-style-name="Visited_20_Internet_20_Link">
https://armyinform.com.ua/2023/04/11/zahopyty-kyyiv-rosiyany-hotily-za-3-5-dib-ale-syly-oborony-vshhent-rozbyly-namiry-voroga-oleksandr-pavlyuk/</text:a>
</text:p>
      <!--NEWS-->
      <text:h text:style-name="P10" text:outline-level="1">
<text:span text:style-name="T4">
总统举行了一次会议 - 分析了提供弹药单位的状态</text:span>
</text:h>
      <text:p text:style-name="P4">
作者: ['АРМІЯINFORM']</text:p>
      <text:p text:style-name="P4">
时间: 2023-04-11T82:00:00-04:00</text:p>
      <text:p text:style-name="P4">
描述: Vivtorok Proviv Chergov Vysidannya Stavka的乌克兰乌克兰沃迪米尔·泽伦斯基总统...与乌克兰2022年的战争，与乌克兰的最新新闻，今天与乌克兰2022年的新闻战争，今天与乌克兰之间的战争，乌克兰和乌克兰之间的战争会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1/zelenskyj_videozvern.jpeg" text:style-name="Internet_20_link" text:visited-style-name="Visited_20_Internet_20_Link">
zelenskyj_videozvern.jpeg</text:a>
']</text:p>
      <text:p text:style-name="P4">
标签: ['СТАВКА ВЕРХОВНОГО ГОЛОВНОКОМАНДУВАЧА']</text:p>
      <text:p text:style-name="P4">
类别: News</text:p>
      <!--METADATA-->
      <text:p text:style-name="P4">
<draw:frame draw:style-name="fr1" draw:name="Image301" text:anchor-type="as-char" svg:width="6.9236in" svg:height="3.956343in" draw:z-index="0">
<draw:image xlink:href="../Images/AРМІЯINFORM/2023-04-11T82-00-00-04-00/zelenskyj_videozvern.jpeg" xlink:type="simple" xlink:show="embed" xlink:actuate="onLoad" draw:mime-type="image/jpeg"/>
</draw:frame>
周二，乌克兰沃迪米尔·泽伦斯基总统举行了最高指挥官的常规会议。 会议的参与者分析了国家弹药单位的供应。</text:p>
      <text:p text:style-name="P4">
关于这个<text:a xlink:type="simple" xlink:href="https://www.president.gov.ua/news/pid-golovuvannyam-volodimira-zelenskogo-vidbulosya-zasidanny-82193" text:style-name="Internet_20_link" text:visited-style-name="Visited_20_Internet_20_Link">
告知</text:a>
乌克兰总统办公室。</text:p>
      <text:p text:style-name="P4">
该利率的参与者还听到了有关一般运营情况以及在部队运营战略群体责任框架内的一般行动状况以及前部局势的报道。</text:p>
      <text:p text:style-name="P4">
情报管理在观点结束时告知了侵略者国家的可能行动。</text:p>
      <text:p text:style-name="P4">
此外，还继续为新建的国防军人员配备，武器和军事装备问题。</text:p>
      <text:p text:style-name="P4">
除其他外，成员们讨论了提高乌克兰在执行战斗任务时各种安全和国防部队的安全和互动系统效率的问题。</text:p>
      <text:p text:style-name="P4">
会议由以下会议参加：国防部国防部首席情报部总统局长安德里·耶尔马克(Andriy Yermak) ，操作指挥官。 政府成员，执法机构负责人和执法机构也参加了会议。</text:p>
      <text:p text:style-name="P4">
News Source: <text:a xlink:type="simple" xlink:href="https://armyinform.com.ua/2023/04/11/prezydent-proviv-zasidannya-stavky-proanalizuvaly-stan-zabezpechennya-pidrozdiliv-boyeprypasamy/" text:style-name="Internet_20_link" text:visited-style-name="Visited_20_Internet_20_Link">
https://armyinform.com.ua/2023/04/11/prezydent-proviv-zasidannya-stavky-proanalizuvaly-stan-zabezpechennya-pidrozdiliv-boyeprypasamy/</text:a>
</text:p>
      <!--NEWS-->
      <text:h text:style-name="P10" text:outline-level="1">
<text:span text:style-name="T4">
波兰建造北约仓库，将放置数千个设备</text:span>
</text:h>
      <text:p text:style-name="P4">
作者: ['АРМІЯINFORM']</text:p>
      <text:p text:style-name="P4">
时间: 2023-04-11T83:00:00-04:00</text:p>
      <text:p text:style-name="P4">
描述: 波兰Premi-Minesstra Mateush Moravelykih，说Kilka Dnie是Buli Buli Buli ...与乌克兰2022年的战争，与乌克兰的最新新闻，今天与乌克兰2022年的新闻战争，乌克兰和俄罗斯之间的战争将是一场战争，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3/04/magazyn.jpg" text:style-name="Internet_20_link" text:visited-style-name="Visited_20_Internet_20_Link">
magazyn.jpg</text:a>
']</text:p>
      <text:p text:style-name="P4">
标签: ['STOPRUSSIA', 'АГРЕСІЯ РФ', 'НАТО']</text:p>
      <text:p text:style-name="P4">
类别: News</text:p>
      <!--METADATA-->
      <text:p text:style-name="P4">
<draw:frame draw:style-name="fr1" draw:name="Image302" text:anchor-type="as-char" svg:width="6.9236in" svg:height="3.894525in" draw:z-index="0">
<draw:image xlink:href="../Images/AРМІЯINFORM/2023-04-11T83-00-00-04-00/magazyn.jpg" xlink:type="simple" xlink:show="embed" xlink:actuate="onLoad" draw:mime-type="image/jpeg"/>
</draw:frame>
说明性照片</text:p>
      <text:p text:style-name="P4">
波兰总理马特努斯·莫拉维茨基(Mateusz Moravetsky)表示，几天前，已经采取了台阶来在波兰建造武器仓库。</text:p>
      <text:p text:style-name="P4">
关于它<text:a xlink:type="simple" xlink:href="https://www.gov.pl/web/premier/zapowiedz-premier-mateusz-morawiecki-z-wizyta-w-stanach-zjednoczonych-ameryki" text:style-name="Internet_20_link" text:visited-style-name="Visited_20_Internet_20_Link">
报告</text:a>
波兰总理的办公室。</text:p>
      <text:p text:style-name="P4">
“让我们创建适当的材料，技术基础和设备。 将有成千上万个北约军事装备的地方。 因此，我们将更加安全。 这些是坦克，战车，各种类型的军事设备，可以迅速激活北约的东部侧面。 我们将与美国合作伙伴一起创建一个物流基础，即武器基础。 北约军事设备将存储在展览和其他地方。” <text:a xlink:type="simple" xlink:href="https://www.youtube.com/watch" text:style-name="Internet_20_link" text:visited-style-name="Visited_20_Internet_20_Link">
说</text:a>
Mateusz Moravetsky在正式访问美国之前。</text:p>
      <text:p text:style-name="P4">
他强调，建造这样的仓库以吓ock的可能性。</text:p>
      <text:p text:style-name="P4">
“我在美国的第一次会议是与卡马拉·哈里斯(Kamala Harris)(<text:span text:style-name="T5">
vicepeniter use </text:span>
.<text:span text:style-name="T4">
<text:span text:style-name="T5">
_</text:span>
</text:span>
<text:span text:style-name="T4">
<text:span text:style-name="T5">
_</text:span>
</text:span>
<text:span text:style-name="T4">
<text:span text:style-name="T5">
_</text:span>
</text:span>
_). Там ми будемо говорити про Україну і підтримку України. Цяпідтримка є нашим прагматичним змістом», — повідомив прем’єр Польщі.</text:p>
      <text:p text:style-name="P4">
Нагадаємо, 5 квітня 2023 року під час офіційного візиту до Польщі ПрезидентУкраїни Володимир Зеленський<text:a xlink:type="simple" xlink:href="https://armyinform.com.ua/2023/04/05/my-domovylysya-pro-te-shho-dast-ukrayinskym-voyinam-bilshe-syly-volodymyr-zelenskyj-pro-peregovory-u-varshavi/" text:style-name="Internet_20_link" text:visited-style-name="Visited_20_Internet_20_Link">
зустрівся</text:a>
与波兰Mateusha Moravtsky的总理。 在会议上，他们讨论了经济和基础设施问题，以及乌克兰重建的可能性。</text:p>
      <text:p text:style-name="P4">
News Source: <text:a xlink:type="simple" xlink:href="https://armyinform.com.ua/2023/04/11/polshha-sporudzhuye-sklady-nato-de-rozmistyat-tysyachi-odynycz-tehniky/" text:style-name="Internet_20_link" text:visited-style-name="Visited_20_Internet_20_Link">
https://armyinform.com.ua/2023/04/11/polshha-sporudzhuye-sklady-nato-de-rozmistyat-tysyachi-odynycz-tehniky/</text:a>
</text:p>
      <!--NEWS-->
      <text:h text:style-name="P10" text:outline-level="1">
<text:span text:style-name="T4">
武装部队的总参谋部释放了我们在英国的军队的工作人员</text:span>
</text:h>
      <text:p text:style-name="P4">
作者: ['АРМІЯINFORM']</text:p>
      <text:p text:style-name="P4">
时间: 2023-04-11T84:00:00-04:00</text:p>
      <text:p text:style-name="P4">
描述: Wideo Services Services Zv'yazkiv Iz gromadzkistya opensa ...与乌克兰2022年的战争，与乌克兰的最新新闻战争，今天与乌克兰2022年的新闻战争，乌克兰和俄罗斯之间的战争以及与乌克兰的战争将发生战争他们说，在2022年，他们是否在不久的将来与乌克兰进行战争</text:p>
      <text:p text:style-name="P4">
图片: ['<text:a xlink:type="simple" xlink:href="https://armyinform.com.ua/wp-content/uploads/2023/04/genshtab-2.jpg" text:style-name="Internet_20_link" text:visited-style-name="Visited_20_Internet_20_Link">
genshtab-2.jpg</text:a>
']</text:p>
      <text:p text:style-name="P4">
标签: ['АВСТРАЛІЙСЬКІ СИЛИ ОБОРОНИ']</text:p>
      <text:p text:style-name="P4">
类别: News</text:p>
      <!--METADATA-->
      <text:p text:style-name="P4">
<draw:frame draw:style-name="fr1" draw:name="Image303" text:anchor-type="as-char" svg:width="6.9236in" svg:height="3.894525in" draw:z-index="0">
<draw:image xlink:href="../Images/AРМІЯINFORM/2023-04-11T84-00-00-04-00/genshtab-2.jpg" xlink:type="simple" xlink:show="embed" xlink:actuate="onLoad" draw:mime-type="image/jpeg"/>
</draw:frame>
令人兴奋的公共关系视频[Kudu操作]](https://armyinform.com.ua/2023/01/29/vogon-i-ruh-genshtab-oprylyudnyv-kadry-z-navchan-nashyh-voyiniv-u-velykij-brytaniyi/)澳大利亚Siloborov由武装部队的总参谋部出版。 它的讲师来自澳大利亚皇家军皇家军团的5-皇家军事军事军事卡维塔国防军，继续在英国基本的全军训练中教乌克兰武装部队的士兵。</text:p>
      <text:p text:style-name="P4">
偶然者于2023年1月抵达英国，在澳大利亚国防军的最多70名军人组成中，加入了乌克兰前伙伴，在英国M.英国领导下准备乌克兰新兵的准备计划。</text:p>
      <text:p text:style-name="P4">
澳大利亚国防军军人都没有进入kudu行动。</text:p>
      <text:p text:style-name="P4">
澳大利亚皇家团第5营排的指挥官之一是，他们在去时就向主要士兵的技能教新兵。</text:p>
      <text:p text:style-name="P4">
指挥官说：“鉴于我们全都来自澳大利亚，这并不是我们所服务的气候，而改变了环境，因此很难进行示威并提供课程。”</text:p>
      <text:p text:style-name="P4">
当澳大利亚士兵上课时，不断变化的环境导致了这样一个事实，即教师和学生的角色改变了自己的位置，学生就寒冷的天气生存提供了提名。</text:p>
      <text:p text:style-name="P4">
“习惯于雪地状况的乌克兰武装部队的新兵和讲师已经看到我们许多人教会了我们如何在雪中生存。 我们在初步轮换过程中使用了教训，以及乌克兰单位最近的真实经验来改善他们的研究。”</text:p>
      <text:p text:style-name="P4">
澳大利亚继续支持乌克兰人民，并为持续违反国际法的行为提供了持续的支持。</text:p>
      <text:p text:style-name="P4">
2023年1月到达英国，澳大利亚国防军的70名军事军人队伍与大不列颠领导下的乌克兰新兵准备计划一起加入了合伙人国家。</text:p>
      <text:p text:style-name="P4">
没有澳大利亚国防服务员将进入Kudu行动。</text:p>
      <text:p text:style-name="P4">
News Source: <text:a xlink:type="simple" xlink:href="https://armyinform.com.ua/2023/04/11/genshtab-zsu-oprylyudnyv-atmosferni-kadry-navchannya-nashyh-vijskovyh-u-brytaniyi/" text:style-name="Internet_20_link" text:visited-style-name="Visited_20_Internet_20_Link">
https://armyinform.com.ua/2023/04/11/genshtab-zsu-oprylyudnyv-atmosferni-kadry-navchannya-nashyh-vijskovyh-u-brytaniyi/</text:a>
</text:p>
      <!--NEWS-->
      <text:h text:style-name="P10" text:outline-level="1">
<text:span text:style-name="T4">
圈养伞兵的家庭会见了协调总部的代表</text:span>
</text:h>
      <text:p text:style-name="P4">
作者: ['АРМІЯINFORM']</text:p>
      <text:p text:style-name="P4">
时间: 2023-04-11T85:00:00-04:00</text:p>
      <text:p text:style-name="P4">
描述: 在协调的总部，Zustinich Zustinch是Sodenikh，我调制了...与乌克兰2022年的战争，与乌克兰的最新新闻战争，今天与乌克兰2022年的新闻战争，乌克兰与俄罗斯之间的战争将在乌克兰和俄罗斯之间发动战争，以及当，当俄罗斯和俄罗斯之间的战争时，他们说，乌克兰在2022年是否会有一年的时间，在不久的将来是否会与乌克兰进行战争</text:p>
      <text:p text:style-name="P4">
图片: ['<text:a xlink:type="simple" xlink:href="https://armyinform.com.ua/wp-content/uploads/2023/04/bez-imeni-4.jpg" text:style-name="Internet_20_link" text:visited-style-name="Visited_20_Internet_20_Link">
bez-imeni-4.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04" text:anchor-type="as-char" svg:width="6.9236in" svg:height="4.179251in" draw:z-index="0">
<draw:image xlink:href="../Images/AРМІЯINFORM/2023-04-11T85-00-00-04-00/bez-imeni-4.jpg" xlink:type="simple" xlink:show="embed" xlink:actuate="onLoad" draw:mime-type="image/jpeg"/>
</draw:frame>
协调总部会见了囚犯的家属，并从DSHV武装部队的一个单独的飞行器旅中消失了捍卫者。 参加协调总部和军事部门的活动。</text:p>
      <text:p text:style-name="P4">
关于它<text:a xlink:type="simple" xlink:href="https://t.me/Koord_shtab/829" text:style-name="Internet_20_link" text:visited-style-name="Visited_20_Internet_20_Link">
报告</text:a>
与战俘问题协调总部。</text:p>
      <text:p text:style-name="P4">
员工代表提请注意以下事实：会计类别对交换过程的参与没有非中间人的影响：囚禁，可能是被囚禁的人和失踪人员 - 所有被引入统一的捍卫者和捍卫者，被喂食。</text:p>
      <text:p text:style-name="P4">
根据军事部门的代表，为了获得该案的某些证书​​，有必要通过人员配备和社会支持中心向军事部门提出适当的呼吁(TCC和SPS-胜利活动). Він запевнив, що родичі, які зробили відповідні запити,отримують витяги з актів службового розслідування.</text:p>
      <text:p text:style-name="P4">
Представник фінансового відділу прокоментував питання, які стосуються порядкунарахування грошового забезпечення і додаткової щомісячної винагороди під часвиконання бойового завдання, а також виплату коштів у тому разі, коливійськовослужбовець зник безвісти чи потрапив у полон.</text:p>
      <text:p text:style-name="P4">
Що стосується повернення тіл загиблих захисників, представник Штабу зауважив,що цей процес належить до повноважень Офісу Уповноваженого з питань осіб,зниклих безвісти за особливих обставин. Після деокупації територіївідбуваються пошукові заходи за участі відповідних груп. Окремо ведутьсяперемовини про обмін тілами з країною-агресоркою.</text:p>
      <text:p text:style-name="P4">
News Source: <text:a xlink:type="simple" xlink:href="https://armyinform.com.ua/2023/04/11/rodyny-polonenyh-desantnykiv-zustrilysya-z-predstavnykamy-koordynaczijnogo-shtabu-2/" text:style-name="Internet_20_link" text:visited-style-name="Visited_20_Internet_20_Link">
https://armyinform.com.ua/2023/04/11/rodyny-polonenyh-desantnykiv-zustrilysya-z-predstavnykamy-koordynaczijnogo-shtabu-2/</text:a>
</text:p>
      <!--NEWS-->
      <text:h text:style-name="P10" text:outline-level="1">
<text:span text:style-name="T4">
Dmytro Kuleba和OSCE主席讨论了武装部队的直接和长期需求</text:span>
</text:h>
      <text:p text:style-name="P4">
作者: ['АРМІЯINFORM']</text:p>
      <text:p text:style-name="P4">
时间: 2023-04-11T86:00:00-04:00</text:p>
      <text:p text:style-name="P4">
描述: 法律部的组成部德米特罗·库莱巴（Dmitro Kuleba）与obsn的负责人讨论了无法集会的部长……与乌克兰2022年的战争，今天与乌克兰最新新闻的战争，今天与乌克兰2022年的新闻战争，今天上次与乌克兰的新闻战争，威尔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4/screenshot-2022-02-10-at-20-43-58-golova-mzs-polshhi-zbignyev-rau-zustrivsya-z-ministrom-dmitrom-kuleboyu-u-mezhah-obsye.png" text:style-name="Internet_20_link" text:visited-style-name="Visited_20_Internet_20_Link">
screenshot-2022-02-10-at-20-43-58-golova-mzs-polshhi-zbignyev-rau-zustrivsya-z-ministrom-dmitrom-kuleboyu-u-mezhah-obsye.png</text:a>
']</text:p>
      <text:p text:style-name="P4">
标签: ['ГЛАВА МЗС УКРАЇНИ', 'ЗБІҐНЄВ РАУ']</text:p>
      <text:p text:style-name="P4">
类别: News</text:p>
      <!--METADATA-->
      <text:p text:style-name="P4">
<draw:frame draw:style-name="fr1" draw:name="Image305" text:anchor-type="as-char" svg:width="6.9236in" svg:height="4.765979in" draw:z-index="0">
<draw:image xlink:href="../Images/AРМІЯINFORM/2023-04-11T86-00-00-04-00/screenshot-2022-02-10-at-20-43-58-golova-mzs-polshhi-zbignyev-rau-zustrivsya-z-ministrom-dmitrom-kuleboyu-u-mezhah-obsye.png" xlink:type="simple" xlink:show="embed" xlink:actuate="onLoad" draw:mime-type="image/png"/>
</draw:frame>
外交大臣杜米特罗·库伯巴(Dmytro Kuleba)与欧洲俄亥俄州董事长，波兰共和国法律部长讨论了波兰可以提供的乌克兰武装部队的最接近和长期票据。</text:p>
      <text:p text:style-name="P4">
关于它<text:a xlink:type="simple" xlink:href="https://twitter.com/DmytroKuleba/status/1645779819592835072" text:style-name="Internet_20_link" text:visited-style-name="Visited_20_Internet_20_Link">
报告</text:a>
乌克兰外交大臣。</text:p>
      <text:p text:style-name="P4">
“他与劳的Zbignev进行了交谈，感谢我们的波兰朋友照顾。 我们考虑了波兰可以提供的武装力量的最接近和长期需求。 我们俩都同意在维尔纽斯举行的北约峰会上对乌克兰的决定性报价的必要性。”</text:p>
      <text:p text:style-name="P4">
News Source: <text:a xlink:type="simple" xlink:href="https://armyinform.com.ua/2023/04/11/dmytro-kuleba-ta-golova-obsye-obgovoryly-najblyzhchi-ta-dovgostrokovi-potreby-zsu/" text:style-name="Internet_20_link" text:visited-style-name="Visited_20_Internet_20_Link">
https://armyinform.com.ua/2023/04/11/dmytro-kuleba-ta-golova-obsye-obgovoryly-najblyzhchi-ta-dovgostrokovi-potreby-zsu/</text:a>
</text:p>
      <!--NEWS-->
      <text:h text:style-name="P10" text:outline-level="1">
<text:span text:style-name="T4">
议会在第一读的两项法案中获得了批准，这些法案规定改善VLK的工作</text:span>
</text:h>
      <text:p text:style-name="P4">
作者: ['АРМІЯINFORM']</text:p>
      <text:p text:style-name="P4">
时间: 2023-04-11T87:00:00-04:00</text:p>
      <text:p text:style-name="P4">
描述: Pershoma Personni议会已经投票了两项法案，即Yaki Mayut在Meti ...与乌克兰2022年的战争，与乌克兰与乌克兰的最新新闻，今天与乌克兰的新闻节目《与乌克兰2022年》上次进行，乌克兰和俄罗斯之间的战争是否会发生战争，当战争以及一场战争，一场战争，一场战争，一场战争，一场战争，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reformiviyskovolikarskikhkomisiybuti.jpg" text:style-name="Internet_20_link" text:visited-style-name="Visited_20_Internet_20_Link">
reformiviyskovolikarskikhkomisiybuti.jpg</text:a>
']</text:p>
      <text:p text:style-name="P4">
标签: ['ВЛК', 'ГАННА МАЛЯР']</text:p>
      <text:p text:style-name="P4">
类别: News</text:p>
      <!--METADATA-->
      <text:p text:style-name="P4">
<draw:frame draw:style-name="fr1" draw:name="Image306" text:anchor-type="as-char" svg:width="6.9236in" svg:height="4.621847in" draw:z-index="0">
<draw:image xlink:href="../Images/AРМІЯINFORM/2023-04-11T87-00-00-04-00/reformiviyskovolikarskikhkomisiybuti.jpg" xlink:type="simple" xlink:show="embed" xlink:actuate="onLoad" draw:mime-type="image/jpeg"/>
</draw:frame>
今天，在一读中，议会投票通过了两项法案，旨在简化和加速通过军事医疗委员会的程序。</text:p>
      <text:p text:style-name="P4">
关于它<text:a xlink:type="simple" xlink:href="https://t.me/annamaliar/632" text:style-name="Internet_20_link" text:visited-style-name="Visited_20_Internet_20_Link">
报告</text:a>
乌克兰国防部副部长安娜·马利亚(Anna Malyar)。</text:p>
      <text:p text:style-name="P4">
她说：“正在支付军事委员会工作的变化的路线图。”</text:p>
      <text:p text:style-name="P4">
特别是<text:span text:style-name="T4">
，在第9158号法案中</text:span>
建议简化受伤情况的兵役的注册(伤口，受伤，伤害)以及军事零件和医疗机构之间的医疗文件的注册和转诊。</text:p>
      <text:p text:style-name="P4">
<text:span text:style-name="T4">
第9154号法案</text:span>
提议扩大正在创建军事医疗委员会的三角大事机构的军事形态名单，并允许所有参与者参加安全和国防部。</text:p>
      <text:p text:style-name="P4">
还建议在国家和公共所有权的“民事”机构中建立VLK。</text:p>
      <text:p text:style-name="P4">
“由几个部委，公共代表和人民代表组成的工作组努力改善VLK的程序。 整个措施逐渐被实施。”安娜·马利亚尔(Anna Malyar)强调。</text:p>
      <text:p text:style-name="P4">
News Source: <text:a xlink:type="simple" xlink:href="https://armyinform.com.ua/2023/04/11/parlament-uhvalyv-u-pershomu-chytanni-dva-zakonoproyekty-yaki-peredbachayut-udoskonalennya-roboty-vijskovo-likarskyh-komisij/" text:style-name="Internet_20_link" text:visited-style-name="Visited_20_Internet_20_Link">
https://armyinform.com.ua/2023/04/11/parlament-uhvalyv-u-pershomu-chytanni-dva-zakonoproyekty-yaki-peredbachayut-udoskonalennya-roboty-vijskovo-likarskyh-komisij/</text:a>
</text:p>
      <!--NEWS-->
      <text:h text:style-name="P10" text:outline-level="1">
<text:span text:style-name="T4">
国防军每天击退50多次敌方袭击 - 武装部队的总人员</text:span>
</text:h>
      <text:p text:style-name="P4">
作者: ['АРМІЯINFORM']</text:p>
      <text:p text:style-name="P4">
时间: 2023-04-11T88:00:00-04:00</text:p>
      <text:p text:style-name="P4">
描述: 学习11 kvest of of乌克兰的防御，敌人对乔蒂罗克（Chotirokh）的50次攻击...与乌克兰2022的战争，与乌克兰的战争是今天的最新消息，今天是与乌克兰2022年的新闻战争，今天将会有乌克兰与俄罗斯之间的战争以及与乌克兰的战争将在2022年发生的战争，这将是与否，他们说，在不久的将来，将与乌克兰发生战争，他们说，与乌克兰的战争，今天的乌克兰新闻，乌克兰的新闻，乌克兰的新闻俄罗斯的媒体</text:p>
      <text:p text:style-name="P4">
图片: ['<text:a xlink:type="simple" xlink:href="https://armyinform.com.ua/wp-content/uploads/2023/04/340776871_9587847981226990_4573178674754998368_n.jpg" text:style-name="Internet_20_link" text:visited-style-name="Visited_20_Internet_20_Link">
340776871_9587847981226990_4573178674754998368_n.jpg</text:a>
']</text:p>
      <text:p text:style-name="P4">
标签: ['ГЕНШТАБ ЗС УКРАЇНИ', 'ЗВЕДЕННЯ']</text:p>
      <text:p text:style-name="P4">
类别: News</text:p>
      <!--METADATA-->
      <text:p text:style-name="P4">
<draw:frame draw:style-name="fr1" draw:name="Image307" text:anchor-type="as-char" svg:width="6.9236in" svg:height="4.622945in" draw:z-index="0">
<draw:image xlink:href="../Images/AРМІЯINFORM/2023-04-11T88-00-00-04-00/340776871_9587847981226990_4573178674754998368_n.jpg" xlink:type="simple" xlink:show="embed" xlink:actuate="onLoad" draw:mime-type="image/jpeg"/>
</draw:frame>
在4月11日，乌克兰的国防军对四个方向的敌人进行了50多次袭击。</text:p>
      <text:p text:style-name="P4">
关于这个<text:a xlink:type="simple" xlink:href="https%3A%2F%2Fwww.facebook.com%2FGeneralStaff.ua%2Fposts%2Fpfbid02XF3dNofxpZF7uXvQ4bDtVpxecCa9oiBfVbskkyUfQTHiPrnh6Gp1tktxfU3TTvoLl&amp;show_text=true&amp;width=500" text:style-name="Internet_20_link" text:visited-style-name="Visited_20_Internet_20_Link">
被引用</text:a>
在武装部队总参谋部的运营信息中。</text:p>
      <text:p text:style-name="P4">
白天，占领者在Chernihiv地区的Kamyansk Sloboda Gamech的脸红定居点开火。 Sumy地区的Volfine和Katerynivka以及兽医，Deep，Gatyshche，Vovchansk，Zibyne，Zibyne，Volokhivka，Okhrimivka，Chernyakov，Komarov，Komarov，Budarki，Budarki，Budarki和Dovzhanka和Dovzhanka在Kharkiv地区。</text:p>
      <text:p text:style-name="P4">
在敌人炮击的库皮斯克方向上，Kolodyazne，Kamianka，Poplar，Krasne，Ridkoodub，Ridkoodub，Novomlinsk，Kharkiv地区的两年，KINDRASHIVKA，SAND和BERESTOVO，以及LUHANSK地区的Novoselivske地区，受苦。</text:p>
      <text:p text:style-name="P4">
在白天，敌人在利马方向上带领了比格里夫卡以南地区的未能成功的攻势，并引起了争议。 Vodamakiyivka，Nevskoye，Luhansk地区的Bigorivka和Spirko Spirne的Yampolivka的炮弹。</text:p>
      <text:p text:style-name="Horizontal_20_Line"/>
      <text:p text:style-name="P4">
__</text:p>
      <text:p text:style-name="P4">
News Source: <text:a xlink:type="simple" xlink:href="https://armyinform.com.ua/2023/04/11/syly-oborony-za-dobu-vidbyly-ponad-50-vorozhyh-atak-genshtab-zsu/" text:style-name="Internet_20_link" text:visited-style-name="Visited_20_Internet_20_Link">
https://armyinform.com.ua/2023/04/11/syly-oborony-za-dobu-vidbyly-ponad-50-vorozhyh-atak-genshtab-zsu/</text:a>
</text:p>
      <!--NEWS-->
      <text:h text:style-name="P10" text:outline-level="1">
<text:span text:style-name="T4">
由于在卢汉斯克地区的Kryakivka遭受了巨大的损失，为受伤的人推出了一个帐篷小镇</text:span>
</text:h>
      <text:p text:style-name="P4">
作者: ['АРМІЯINFORM']</text:p>
      <text:p text:style-name="P4">
时间: 2023-04-11T89:00:00-04:00</text:p>
      <text:p text:style-name="P4">
描述: 敌人是维科里斯托瓦蒂医生的沉没，蒂姆加索沃·特里托里。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7b52617-48be8ee-fotor-2023-2-11-7-4-47.jpg" text:style-name="Internet_20_link" text:visited-style-name="Visited_20_Internet_20_Link">
7b52617-48be8ee-fotor-2023-2-11-7-4-47.jpg</text:a>
']</text:p>
      <text:p text:style-name="P4">
标签: ['ГШ ЗСУ']</text:p>
      <text:p text:style-name="P4">
类别: News</text:p>
      <!--METADATA-->
      <text:p text:style-name="P4">
<draw:frame draw:style-name="fr1" draw:name="Image308" text:anchor-type="as-char" svg:width="6.9236in" svg:height="3.883237in" draw:z-index="0">
<draw:image xlink:href="../Images/AРМІЯINFORM/2023-04-11T89-00-00-04-00/7b52617-48be8ee-fotor-2023-2-11-7-4-47.jpg" xlink:type="simple" xlink:show="embed" xlink:actuate="onLoad" draw:mime-type="image/jpeg"/>
</draw:frame>
敌人继续使用暂时热情领土的医疗机构。</text:p>
      <text:p text:style-name="P4">
关于这个<text:a xlink:type="simple" xlink:href="https://www.facebook.com/plugins/post.php" text:style-name="Internet_20_link" text:visited-style-name="Visited_20_Internet_20_Link">
被引用</text:a>
在武装部队总参谋部的运营信息中。</text:p>
      <text:p text:style-name="P4">
因此，位于卢汉斯克地区的Novopskov Taffeldsher-Acusers Kryakivka的初级卫生保健中心建筑物被占用为军事医院。</text:p>
      <text:p text:style-name="P4">
“在Kryakivka，为了增加床位的数量，入侵者进一步展开了帐篷小镇。 信息只有俄罗斯占领部队的代表才能在这些平民医疗机构中获得医疗服务。</text:p>
      <text:p text:style-name="P4">
News Source: <text:a xlink:type="simple" xlink:href="https://armyinform.com.ua/2023/04/11/cherez-velyki-vtraty-rf-u-kryakivczi-na-luganshhyni-rozgornuly-nametove-mistechko-dlya-poranenyh/" text:style-name="Internet_20_link" text:visited-style-name="Visited_20_Internet_20_Link">
https://armyinform.com.ua/2023/04/11/cherez-velyki-vtraty-rf-u-kryakivczi-na-luganshhyni-rozgornuly-nametove-mistechko-dlya-poranenyh/</text:a>
</text:p>
      <!--NEWS-->
      <text:h text:style-name="P10" text:outline-level="1">
<text:span text:style-name="T4">
乌克兰航空每天对敌人及其技术进行13次节拍</text:span>
</text:h>
      <text:p text:style-name="P4">
作者: ['АРМІЯINFORM']</text:p>
      <text:p text:style-name="P4">
时间: 2023-04-11T90:00:00-04:00</text:p>
      <text:p text:style-name="P4">
描述: DOB的AVISAATSIA国防军在Zseridzhennya地区进行了13杆，该仓库的特殊仓库...与乌克兰2022年的战争，与乌克兰的最新新闻，《与乌克兰2022年的新闻战争》，今天在今天，乌克兰和乌克兰之间的战争，将在乌克兰和乌克兰之间发动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275457180_328794299288525_494648559806518878_n_650x410.jpg" text:style-name="Internet_20_link" text:visited-style-name="Visited_20_Internet_20_Link">
275457180_328794299288525_494648559806518878_n_650x410.jpg</text:a>
']</text:p>
      <text:p text:style-name="P4">
标签: ['STOPRUSSIA', 'АВІАЦІЯ']</text:p>
      <text:p text:style-name="P4">
类别: News</text:p>
      <!--METADATA-->
      <text:p text:style-name="P4">
<draw:frame draw:style-name="fr1" draw:name="Image309" text:anchor-type="as-char" svg:width="6.9236in" svg:height="4.367194in" draw:z-index="0">
<draw:image xlink:href="../Images/AРМІЯINFORM/2023-04-11T90-00-00-04-00/275457180_328794299288525_494648559806518878_n_650x410.jpg" xlink:type="simple" xlink:show="embed" xlink:actuate="onLoad" draw:mime-type="image/jpeg"/>
</draw:frame>
国防军每天的航空在侵略者的个人员工和军事装备的集中领域造成了13次罢工。</text:p>
      <text:p text:style-name="P4">
关于这个<text:a xlink:type="simple" xlink:href="https://www.facebook.com/plugins/post.php" text:style-name="Internet_20_link" text:visited-style-name="Visited_20_Internet_20_Link">
被引用</text:a>
在武装部队总参谋部的运营信息中。</text:p>
      <text:p text:style-name="P4">
我们的战士还击倒了奥兰10的2个敌人无人机。</text:p>
      <text:p text:style-name="P4">
白天，火箭部队和炮兵的单位被4个生命力，武器和军事装备以及敌人放射性斗争的2个站点击中。</text:p>
      <text:p text:style-name="P4">
News Source: <text:a xlink:type="simple" xlink:href="https://armyinform.com.ua/2023/04/11/ukrayinska-aviacziya-za-dobu-zavdala-13-udariv-po-protyvnyku-ta-jogo-tehniczi/" text:style-name="Internet_20_link" text:visited-style-name="Visited_20_Internet_20_Link">
https://armyinform.com.ua/2023/04/11/ukrayinska-aviacziya-za-dobu-zavdala-13-udariv-po-protyvnyku-ta-jogo-tehniczi/</text:a>
</text:p>
      <!--NEWS-->
      <text:h text:style-name="P10" text:outline-level="1">
<text:span text:style-name="T4">
Dmytro Kuleba和意大利外交大臣讨论了针对乌克兰的新军事援助</text:span>
</text:h>
      <text:p text:style-name="P4">
作者: ['АРМІЯINFORM']</text:p>
      <text:p text:style-name="P4">
时间: 2023-04-11T91:00:00-04:00</text:p>
      <text:p text:style-name="P4">
描述: 库莱巴·库尔巴·库莱巴·普德（Kuleba Kuleba Kuleba pidhouse of the Novova）与乌克兰2022年与乌克兰的战争，今天与乌克兰的最新消息，与乌克兰2022年的《新闻》（News War）战争，今天与乌克兰的战争，今天最后一次与乌克兰战争，将在今天上次与乌克兰战争，将在今天上次与乌克兰进行战争，将在今天上次与乌克兰战争，将在今天上次与乌克兰进行战争，将在今天上次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4/630_360_1669810316-646.jpeg" text:style-name="Internet_20_link" text:visited-style-name="Visited_20_Internet_20_Link">
630_360_1669810316-646.jpeg</text:a>
']</text:p>
      <text:p text:style-name="P4">
标签: ['ДОПОМОГА', 'ІТАЛІЯ', 'МЗС']</text:p>
      <text:p text:style-name="P4">
类别: News</text:p>
      <!--METADATA-->
      <text:p text:style-name="P4">
<draw:frame draw:style-name="fr1" draw:name="Image310" text:anchor-type="as-char" svg:width="6.9236in" svg:height="3.956343in" draw:z-index="0">
<draw:image xlink:href="../Images/AРМІЯINFORM/2023-04-11T91-00-00-04-00/630_360_1669810316-646.jpeg" xlink:type="simple" xlink:show="embed" xlink:actuate="onLoad" draw:mime-type="image/jpeg"/>
</draw:frame>
乌克兰德米特里·库莱布(Dmitry Kuleb)的外交大臣在电话交谈中与意大利外交部长安东尼奥塔(Anthoniota)建立了新的军事援助。</text:p>
      <text:p text:style-name="P4">
乌克兰外交部长<text:a xlink:type="simple" xlink:href="https://twitter.com/DmytroKuleba/status/1645751584419094530" text:style-name="Internet_20_link" text:visited-style-name="Visited_20_Internet_20_Link">
通知</text:a>
紫罗兰。</text:p>
      <text:p text:style-name="P4">
“今天，我正在和我的意大利同事安东尼奥·塔亚尼(Antonio Tayani)交谈。 记忆是意大利可以为乌克兰胜利以俄罗斯侵略的胜利提供的新帮助。”</text:p>
      <text:p text:style-name="P4">
News Source: <text:a xlink:type="simple" xlink:href="https://armyinform.com.ua/2023/04/11/dmytro-kuleba-i-glava-mzs-italiyi-obgovoryly-novu-vijskovu-dopomogu-ukrayini/" text:style-name="Internet_20_link" text:visited-style-name="Visited_20_Internet_20_Link">
https://armyinform.com.ua/2023/04/11/dmytro-kuleba-i-glava-mzs-italiyi-obgovoryly-novu-vijskovu-dopomogu-ukrayini/</text:a>
</text:p>
      <!--NEWS-->
      <text:h text:style-name="P10" text:outline-level="1">
<text:span text:style-name="T4">
乌克兰判处八名入侵者：冲进巴赫穆特并探索了武装部队的位置</text:span>
</text:h>
      <text:p text:style-name="P4">
作者: ['АРМІЯINFORM']</text:p>
      <text:p text:style-name="P4">
时间: 2023-04-11T92:00:00-04:00</text:p>
      <text:p text:style-name="P4">
描述: 在乌克兰，对于拉蒂（Rati），维斯·科莫克霍维基（Vismokhomokhovikiv），雅基（Yaki）被巴赫穆特（Bakhmut）袭击了罗斯维利（Rosvili）...与乌克兰2022年的战争，与乌克兰与乌克兰的最新新闻，今天与乌克兰的新闻战争，今天与乌克兰2022年的新闻战争，今天将在乌克兰和俄罗斯和俄罗斯和俄罗斯和俄罗斯之间发生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284764_photo_2023-04-11_16.28.56_new_960x380_0.jpeg" text:style-name="Internet_20_link" text:visited-style-name="Visited_20_Internet_20_Link">
284764_photo_2023-04-11_16.28.56_new_960x380_0.jpeg</text:a>
']</text:p>
      <text:p text:style-name="P4">
标签: ['АГЕНТИ РФ', 'СБУ']</text:p>
      <text:p text:style-name="P4">
类别: News</text:p>
      <!--METADATA-->
      <text:p text:style-name="P4">
<draw:frame draw:style-name="fr1" draw:name="Image311" text:anchor-type="as-char" svg:width="6.9236in" svg:height="3.894525in" draw:z-index="0">
<draw:image xlink:href="../Images/AРМІЯINFORM/2023-04-11T92-00-00-04-00/284764_photo_2023-04-11_16.28.56_new_960x380_0.jpeg" xlink:type="simple" xlink:show="embed" xlink:actuate="onLoad" draw:mime-type="image/jpeg"/>
</draw:frame>
在乌克兰，派遣了八名战斗机前往格拉特(Bakhmut)，并确定了武装部队在霍尔森地区的职位。</text:p>
      <text:p text:style-name="P4">
关于它<text:a xlink:type="simple" xlink:href="https://ssu.gov.ua/novyny/za-materialamy-sbu-tiuremni-stroky-otrymaly-shche-8-boiovykiv-yaki-shturmuvaly-bakhmut-ta-rozviduvaly-pozytsii-zsu-na-khersonshchyni" text:style-name="Internet_20_link" text:visited-style-name="Visited_20_Internet_20_Link">
报告</text:a>
乌克兰的安全服务。</text:p>
      <text:p text:style-name="P4">
根据SBU的材料，监狱任期获得了8名战斗人员，他们冲进了巴赫穆特，并探索了武装部队在霍尔森地区的职位。 他们在东部和南部阵线的战斗碰撞中被乌克兰囚犯俘虏。</text:p>
      <text:p text:style-name="P4">
值得注意的是，在罪犯 - 萨塔利安·纳斯托拉克(So Battalion Nastorak)的助理手榴弹发射器中。 自2014年以来，他一直在与反恐行动部队作战，在广泛的入侵之后，他袭击了顿涅茨克和卢汉斯地区的城市。</text:p>
      <text:p text:style-name="P4">
此外，两俄战斗人员被判入狱。 他们与其他收藏家一起，在顿涅茨克地区被俘虏的城市俄罗斯检查站上任，在该地区进行了乌克兰军队职位的炮击。</text:p>
      <text:p text:style-name="P4">
另一位攻击者的任务是在卢汉斯克地区暂时占领的领土上识别无人驾驶汽车。</text:p>
      <text:p text:style-name="P4">
“最高15年的监禁，还谴责了一名战士，他在顿涅茨克地区暂时占领的地区的全面入侵开始时入狱。 随后，入侵者向他提供了大赦。20天的前囚犯参加了巴赫穆特的袭击，并被塔穆(Tamu)俘虏。</text:p>
      <text:p text:style-name="P4">
同样在Poltava地区，根据SBU的材料，直至15年监禁，两名戈洛夫卡的遗物被判刑，去年2月24日前夕，他们自愿参加了入侵者的行列。 后来，他们参加了顿涅茨克地区居住的笔的袭击。</text:p>
      <text:p text:style-name="P4">
News Source: <text:a xlink:type="simple" xlink:href="https://armyinform.com.ua/2023/04/11/v-ukrayini-zasudzheno-vismoh-bojovykiv-shturmuvaly-bahmut-i-rozviduvaly-pozycziyi-zsu/" text:style-name="Internet_20_link" text:visited-style-name="Visited_20_Internet_20_Link">
https://armyinform.com.ua/2023/04/11/v-ukrayini-zasudzheno-vismoh-bojovykiv-shturmuvaly-bahmut-i-rozviduvaly-pozycziyi-zsu/</text:a>
</text:p>
      <!--NEWS-->
      <text:h text:style-name="P10" text:outline-level="1">
<text:span text:style-name="T4">
大都会Epiphanius奉献了乌克兰捍卫者的复活节蛋糕</text:span>
</text:h>
      <text:p text:style-name="P4">
作者: ['АРМІЯINFORM']</text:p>
      <text:p text:style-name="P4">
时间: 2023-04-11T93:00:00-04:00</text:p>
      <text:p text:style-name="P4">
描述: 由基辅大都会的祝福，来自圣米哈伊尔维斯基的乌克兰伊斯特尼（Ukrainian Eperpaniy）...与乌克兰2022年与乌克兰的战争，与乌克兰的最新消息，今天与乌克兰的新闻，乌克兰2022年的新闻战争，乌克兰和俄罗斯和俄罗斯和俄罗斯之间的战争将是一场战争，他们在2022年与乌克兰与乌克兰的战争，无论是否将在不久</text:p>
      <text:p text:style-name="P4">
图片: ['<text:a xlink:type="simple" xlink:href="https://armyinform.com.ua/wp-content/uploads/2023/04/dsc_6582-1536x1022-1.jpg" text:style-name="Internet_20_link" text:visited-style-name="Visited_20_Internet_20_Link">
dsc_6582-1536x1022-1.jpg</text:a>
', '<text:a xlink:type="simple" xlink:href="https://armyinform.com.ua/wp-content/uploads/2023/04/dsc_6617-1536x1022-1.jpg" text:style-name="Internet_20_link" text:visited-style-name="Visited_20_Internet_20_Link">
dsc_6617-1536x1022-1.jpg</text:a>
', '<text:a xlink:type="simple" xlink:href="https://armyinform.com.ua/wp-content/uploads/2023/04/1-5-1536x1022-1.jpg" text:style-name="Internet_20_link" text:visited-style-name="Visited_20_Internet_20_Link">
1-5-1536x1022-1.jpg</text:a>
']</text:p>
      <text:p text:style-name="P4">
标签: []</text:p>
      <text:p text:style-name="P4">
类别: News</text:p>
      <!--METADATA-->
      <text:p text:style-name="P4">
<draw:frame draw:style-name="fr1" draw:name="Image312" text:anchor-type="as-char" svg:width="6.9236in" svg:height="4.604194in" draw:z-index="0">
<draw:image xlink:href="../Images/AРМІЯINFORM/2023-04-11T93-00-00-04-00/dsc_6582-1536x1022-1.jpg" xlink:type="simple" xlink:show="embed" xlink:actuate="onLoad" draw:mime-type="image/jpeg"/>
</draw:frame>
基辅的有福大都会和圣迈克尔金色统治大教堂的所有乌克兰Epiphanius奉献了3,000腰带，将送往乌克兰的国防贩子。</text:p>
      <text:p text:style-name="P4">
关于这个<text:a xlink:type="simple" xlink:href="https://www.pomisna.info/uk/vsi-novyny/predstoyatel-osvyatyv-velykodni-pasky-dlya-zahysnykiv-batkivshhyny/" text:style-name="Internet_20_link" text:visited-style-name="Visited_20_Internet_20_Link">
新闻服务</text:a>
乌克兰东正教教堂。</text:p>
      <text:p text:style-name="P4">
<draw:frame draw:style-name="fr1" draw:name="Image313" text:anchor-type="as-char" svg:width="6.9236in" svg:height="4.604194in" draw:z-index="0">
<draw:image xlink:href="../Images/AРМІЯINFORM/2023-04-11T93-00-00-04-00/dsc_6617-1536x1022-1.jpg" xlink:type="simple" xlink:show="embed" xlink:actuate="onLoad" draw:mime-type="image/jpeg"/>
</draw:frame>
“我们为英勇的军队祈祷，我们想通过这些腰带与我们的防守者分享快乐。 我们希望他们感到他们不会忘记他们。 我们感谢所有加入这一良好事业的人。我们一定会赢得凝聚力，因为我们保护了我们所爱的人，而主也祝福我们的斗争。” Metropolitepitan说。</text:p>
      <text:p text:style-name="P4">
<draw:frame draw:style-name="fr1" draw:name="Image314" text:anchor-type="as-char" svg:width="6.9236in" svg:height="4.604194in" draw:z-index="0">
<draw:image xlink:href="../Images/AРМІЯINFORM/2023-04-11T93-00-00-04-00/1-5-1536x1022-1.jpg" xlink:type="simple" xlink:show="embed" xlink:actuate="onLoad" draw:mime-type="image/jpeg"/>
</draw:frame>
乌克兰乌克罗德·阿加皮特(Vyshgorod Agapit)的考古，乌克兰国民警卫队的军人，PCCC牧师和慈善基金会的代表Vyshgorod Agapit的考古和慈善基金会的代表，乌克兰东正教教堂(Vyshgorod Agapit的考古)与乌克兰东正教教堂的负责人一起。</text:p>
      <text:p text:style-name="P4">
News Source: <text:a xlink:type="simple" xlink:href="https://armyinform.com.ua/2023/04/11/mytropolyt-epifanij-osvyatyv-pasky-dlya-ukrayinskyh-zahysnykiv/" text:style-name="Internet_20_link" text:visited-style-name="Visited_20_Internet_20_Link">
https://armyinform.com.ua/2023/04/11/mytropolyt-epifanij-osvyatyv-pasky-dlya-ukrayinskyh-zahysnykiv/</text:a>
</text:p>
      <!--NEWS-->
      <text:h text:style-name="P10" text:outline-level="1">
<text:span text:style-name="T4">
美国坚信乌克兰将赢得战场-Dmytro Kuleba</text:span>
</text:h>
      <text:p text:style-name="P4">
作者: ['АРМІЯINFORM']</text:p>
      <text:p text:style-name="P4">
时间: 2023-04-11T94:00:00-04:00</text:p>
      <text:p text:style-name="P4">
描述: 乌克兰Dmitro Kuleba Proviv，Kelebn Rozmova Z Zhzh秘书的执法机构的临界人士...与乌克兰2022年的战争，与乌克兰与乌克兰的最新新闻，《与乌克兰的新闻》 2022年最后一次与乌克兰进行战争，乌克兰和俄罗斯之间的战争将在乌克兰和俄罗斯之间发生一场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bf4a0fc1487a6ef2df2265b840f43a98.webp" text:style-name="Internet_20_link" text:visited-style-name="Visited_20_Internet_20_Link">
bf4a0fc1487a6ef2df2265b840f43a98.webp</text:a>
']</text:p>
      <text:p text:style-name="P4">
标签: ['ДЕРЖАВНИЙ СЕКРЕТАР США ЕНТОНІ\xa0БЛІНКЕН', 'ДМИТРО КУЛЕБА']</text:p>
      <text:p text:style-name="P4">
类别: News</text:p>
      <!--METADATA-->
      <text:p text:style-name="P4">
<draw:frame draw:style-name="fr1" draw:name="Image315" text:anchor-type="as-char" svg:width="6.9236in" svg:height="3.4618in" draw:z-index="0">
<draw:image xlink:href="../ConvertedIMGs/AРМІЯINFORM/2023-04-11T94-00-00-04-00/bf4a0fc1487a6ef2df2265b840f43a98.png" xlink:type="simple" xlink:show="embed" xlink:actuate="onLoad" draw:mime-type="image/png"/>
</draw:frame>
乌克兰Dmytro Kuleba的外交大臣与美国国务卿安东尼·布林肯(Anthony Blinken)进行了电话交谈。</text:p>
      <text:p text:style-name="P4">
Dmytro Kuleba <text:a xlink:type="simple" xlink:href="https://twitter.com/DmytroKuleba/status/1645798247372566537" text:style-name="Internet_20_link" text:visited-style-name="Visited_20_Internet_20_Link">
报告</text:a>
在他的Twitter中。</text:p>
      <text:p text:style-name="P4">
乌克兰外交部负责人说：“安东尼·眨眼(Anthony Blinken)证实了美国对美国的不可动摇的支持，并坚决拒绝了对乌克兰在战场上获胜能力的任何测试。”</text:p>
      <text:p text:style-name="P4">
他补充说，美国仍然是乌克兰的可靠合作伙伴，集中于“分配我们的胜利并确保公正的和平”。</text:p>
      <text:p text:style-name="P4">
News Source: <text:a xlink:type="simple" xlink:href="https://armyinform.com.ua/2023/04/11/u-ssha-vpevneni-shho-ukrayina-mozhe-peremogty-na-poli-boyu-dmytro-kuleba/" text:style-name="Internet_20_link" text:visited-style-name="Visited_20_Internet_20_Link">
https://armyinform.com.ua/2023/04/11/u-ssha-vpevneni-shho-ukrayina-mozhe-peremogty-na-poli-boyu-dmytro-kuleba/</text:a>
</text:p>
      <!--NEWS-->
      <text:h text:style-name="P10" text:outline-level="1">
<text:span text:style-name="T4">
近几个月来，超过十万人从乌克兰的危险地区撤离</text:span>
</text:h>
      <text:p text:style-name="P4">
作者: ['АРМІЯINFORM']</text:p>
      <text:p text:style-name="P4">
时间: 2023-04-11T95:00:00-04:00</text:p>
      <text:p text:style-name="P4">
描述: 在乌克兰人的非事实地区，对于剩余的mysyatzi，它们是100多个Tysyach Grumdyan。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630_360_1668265939-146.jpg" text:style-name="Internet_20_link" text:visited-style-name="Visited_20_Internet_20_Link">
630_360_1668265939-146.jpg</text:a>
']</text:p>
      <text:p text:style-name="P4">
标签: ['STOPRUSSIA', 'МІНРЕІНТЕГРАЦІЇ']</text:p>
      <text:p text:style-name="P4">
类别: News</text:p>
      <!--METADATA-->
      <text:p text:style-name="P4">
<draw:frame draw:style-name="fr1" draw:name="Image316" text:anchor-type="as-char" svg:width="6.9236in" svg:height="3.956343in" draw:z-index="0">
<draw:image xlink:href="../Images/AРМІЯINFORM/2023-04-11T95-00-00-04-00/630_360_1668265939-146.jpg" xlink:type="simple" xlink:show="embed" xlink:actuate="onLoad" draw:mime-type="image/jpeg"/>
</draw:frame>
最近几个月，有100,000多名公民从乌克兰的危险地区撤离。</text:p>
      <text:p text:style-name="P4">
关于它<text:a xlink:type="simple" xlink:href="https://www.kmu.gov.ua/news/tryvaie-evakuatsiia-z1-nebezpechnykh-terytorii-ukrainy" text:style-name="Internet_20_link" text:visited-style-name="Visited_20_Internet_20_Link">
报告</text:a>
乌克兰暂时占领领土的重新融入部。</text:p>
      <text:p text:style-name="P4">
“自2022年8月以来，顿涅茨克地区的强制性撤离仍在继续。 因此，超过60,000名公民转移了好的地区。 其中有超过7,000名儿童和超过2.5,000个低型运动。</text:p>
      <text:p text:style-name="P4">
将近25,000人离开了哈尔基夫地区7个月。</text:p>
      <text:p text:style-name="P4">
该消息写道：“有21000多名公民撤离了赫森地区最近被解放的领土。”</text:p>
      <text:p text:style-name="P4">
重新融合部指出，对于公民的集中运动，乌克兰的安全地区得到了准备，并计划采取所有措施。 总统，政府，地方当局，国际组织和志愿者竭尽全力确保我们的公民安全。</text:p>
      <text:p text:style-name="P4">
News Source: <text:a xlink:type="simple" xlink:href="https://armyinform.com.ua/2023/04/11/z-nebezpechnyh-regioniv-ukrayiny-za-ostanni-misyaczi-evakuyuvaly-bilshe-sotni-tysyach-osib/" text:style-name="Internet_20_link" text:visited-style-name="Visited_20_Internet_20_Link">
https://armyinform.com.ua/2023/04/11/z-nebezpechnyh-regioniv-ukrayiny-za-ostanni-misyaczi-evakuyuvaly-bilshe-sotni-tysyach-osib/</text:a>
</text:p>
      <!--NEWS-->
      <text:h text:style-name="P10" text:outline-level="1">
<text:span text:style-name="T4">
在利马的领导下，乌克兰炮兵摧毁了两个俄罗斯坦克</text:span>
</text:h>
      <text:p text:style-name="P4">
作者: ['АРМІЯINFORM']</text:p>
      <text:p text:style-name="P4">
时间: 2023-04-11T96:00:00-04:00</text:p>
      <text:p text:style-name="P4">
描述: Artyeriyska旅Imeni Getman Taras摇摇晃晃的两个Rosiyski坦克，Yaki ...与乌克兰2022年的战争，与乌克兰的最新新闻战争，今天与乌克兰的新闻战争，今天与乌克兰的新闻战争，乌克兰和俄罗斯之间的战争将与乌克兰之间的战争在不久的将来，是否会与乌克兰进行战争，与乌克兰的战争，今天的乌克兰新闻，乌克兰新闻在俄罗斯的乌克兰新闻</text:p>
      <text:p text:style-name="P4">
图片: ['<text:a xlink:type="simple" xlink:href="https://armyinform.com.ua/wp-content/uploads/2023/04/screenshot_2-1.png" text:style-name="Internet_20_link" text:visited-style-name="Visited_20_Internet_20_Link">
screenshot_2-1.png</text:a>
']</text:p>
      <text:p text:style-name="P4">
标签: ['STOPRUSSIA', 'АГРЕСІЯ РФ']</text:p>
      <text:p text:style-name="P4">
类别: News</text:p>
      <!--METADATA-->
      <text:p text:style-name="P4">
<draw:frame draw:style-name="fr1" draw:name="Image317" text:anchor-type="as-char" svg:width="6.9236in" svg:height="4.269217in" draw:z-index="0">
<draw:image xlink:href="../Images/AРМІЯINFORM/2023-04-11T96-00-00-04-00/screenshot_2-1.png" xlink:type="simple" xlink:show="embed" xlink:actuate="onLoad" draw:mime-type="image/png"/>
</draw:frame>
赫特曼·塔拉斯(Hetman Taras)炮兵旅摇晃了两个俄罗斯-Kitanka，他们试图攻击河口下的乌克兰立场。</text:p>
      <text:p text:style-name="P4">
在Facebook上关于它<text:a xlink:type="simple" xlink:href="https://www.facebook.com/43oabr" text:style-name="Internet_20_link" text:visited-style-name="Visited_20_Internet_20_Link">
报告</text:a>
旅新闻服务。</text:p>
      <text:p text:style-name="P4">
他们甚至传统上也被写成愚蠢的写作：“基辅”或“纳伯林”。 无论如何，他们的铭文仍然只是与现实无关的铭文。</text:p>
      <text:p text:style-name="P4">
感谢我们的PZH 2000枪。</text:p>
      <text:p text:style-name="P4">
感谢我们的炮兵战士。</text:p>
      <text:p text:style-name="P4">
多亏了我们的乌克兰，这值得为之奋斗。</text:p>
      <text:p text:style-name="P4">
News Source: <text:a xlink:type="simple" xlink:href="https://armyinform.com.ua/2023/04/11/pid-lymanom-ukrayinski-artylerysty-znyshhyly-dva-rosijskyh-tanky/" text:style-name="Internet_20_link" text:visited-style-name="Visited_20_Internet_20_Link">
https://armyinform.com.ua/2023/04/11/pid-lymanom-ukrayinski-artylerysty-znyshhyly-dva-rosijskyh-tanky/</text:a>
</text:p>
      <!--NEWS-->
      <text:h text:style-name="P10" text:outline-level="1">
<text:span text:style-name="T4">
我们的勇敢的勇士第8个月限制了巴赫穆特（Bakhmut）的罗萨米亚（Rosarmia）</text:span>
</text:h>
      <text:p text:style-name="P4">
作者: ['АРМІЯINFORM']</text:p>
      <text:p text:style-name="P4">
时间: 2023-04-11T97:00:00-04:00</text:p>
      <text:p text:style-name="P4">
描述: 基尔卡·蒂兹尼夫（Kilka Tizhniv）的一部分是一半的战斗，不要蛇。 Epizenter boyovikhє滑雪....与乌克兰2022年的战争，与乌克兰的最新新闻，今天与乌克兰2022年的新闻战争，乌克兰和俄罗斯之间以及俄罗斯之间以及2022年与乌克兰的战争将发生战争他们说，不，在不久的将来会与乌克兰发动战争，他们说，今天与乌克兰的战争，今天的乌克兰新闻，乌克兰的新闻，乌克兰媒体在俄罗斯</text:p>
      <text:p text:style-name="P4">
图片: ['<text:a xlink:type="simple" xlink:href="https://armyinform.com.ua/wp-content/uploads/2022/12/photo_2022-12-15_12-35-57.jpg" text:style-name="Internet_20_link" text:visited-style-name="Visited_20_Internet_20_Link">
photo_2022-12-15_12-35-57.jpg</text:a>
']</text:p>
      <text:p text:style-name="P4">
标签: ['БАХМУТ', 'ГАННА МАЛЯР']</text:p>
      <text:p text:style-name="P4">
类别: News</text:p>
      <!--METADATA-->
      <text:p text:style-name="P4">
<draw:frame draw:style-name="fr1" draw:name="Image318" text:anchor-type="as-char" svg:width="6.9236in" svg:height="4.615733in" draw:z-index="0">
<draw:image xlink:href="../Images/AРМІЯINFORM/2023-04-11T97-00-00-04-00/photo_2022-12-15_12-35-57.jpg" xlink:type="simple" xlink:show="embed" xlink:actuate="onLoad" draw:mime-type="image/jpeg"/>
</draw:frame>
国防副部长安娜·马利亚(Anna Malyar)。 Dmitry Yurchenko摄影。</text:p>
      <text:p text:style-name="P4">
连续几个星期，战场上的情况不会改变。 战斗人员的中心是东方。 进攻持续四个方向，同时武装部队与所有敌人一起持续，但巴赫穆特(Bakhmut)大受欢迎。</text:p>
      <text:p text:style-name="P4">
关于<text:a xlink:type="simple" xlink:href="https://t.me/annamaliar/633" text:style-name="Internet_20_link" text:visited-style-name="Visited_20_Internet_20_Link">
告诉</text:a>
乌克兰国防部副部长安娜·马利亚(Anna Malyar)。</text:p>
      <text:p text:style-name="P4">
“在那里，敌人集中了最大的努力。 因此，我们必须花费大量精力来防御。”她说。</text:p>
      <text:p text:style-name="P4">
根据她的说法，敌人通常在街头战斗中输给我们，因此俄罗斯人身体摧毁了所有建筑物和建筑物。 但是，我们勇敢的战士和专业军事司令部八个月限制了巴赫穆特的敌人，以纪念该领土。</text:p>
      <text:p text:style-name="P4">
“如果我们一直没有捍卫巴赫穆特(Bakhmut)，敌人将深入乌克兰，因此在这种情况下应理解该市辩护的重要性。</text:p>
      <text:p text:style-name="P4">
俄罗斯联邦集中了瓦格纳的私人军队。 在大多数情况下，他们已经被强迫拉动伊斯佩西斯的登陆单位的敌人摧毁。”</text:p>
      <text:p text:style-name="P4">
News Source: <text:a xlink:type="simple" xlink:href="https://armyinform.com.ua/2023/04/11/nashi-muzhni-voyiny-8-j-misyacz-strymuyut-rosarmiyu-u-bahmuti-vid-prosuvannya-vglyb-ganna-malyar/" text:style-name="Internet_20_link" text:visited-style-name="Visited_20_Internet_20_Link">
https://armyinform.com.ua/2023/04/11/nashi-muzhni-voyiny-8-j-misyacz-strymuyut-rosarmiyu-u-bahmuti-vid-prosuvannya-vglyb-ganna-malyar/</text:a>
</text:p>
      <!--NEWS-->
      <text:h text:style-name="P10" text:outline-level="1">
<text:span text:style-name="T4">
现在重要的是不要失去我们必须经历的道路的感觉 - 乌克兰总统</text:span>
</text:h>
      <text:p text:style-name="P4">
作者: ['АРМІЯINFORM']</text:p>
      <text:p text:style-name="P4">
时间: 2023-04-11T98:00:00-04:00</text:p>
      <text:p text:style-name="P4">
描述: 乌克兰总统沃罗迪米尔·泽伦斯基（Volodymyr Zelensky）在第412天的国防上喂给了乌克兰人...与乌克兰2022年的战争，与乌克兰的最新新闻战争，今天与乌克兰的新闻，乌克兰2022年的新闻战争，乌克兰和俄罗斯和俄罗斯之间以及战争之间将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8e664e67a43e9d5c9c8387bea8a1bca1_1681241138_extra_large.png" text:style-name="Internet_20_link" text:visited-style-name="Visited_20_Internet_20_Link">
8e664e67a43e9d5c9c8387bea8a1bca1_1681241138_extra_large.png</text:a>
']</text:p>
      <text:p text:style-name="P4">
标签: ['STOPRUSSIA', 'ВОЛОДИМИР ЗЕЛЕНСЬКИЙ']</text:p>
      <text:p text:style-name="P4">
类别: News</text:p>
      <!--METADATA-->
      <text:p text:style-name="P4">
<draw:frame draw:style-name="fr1" draw:name="Image319" text:anchor-type="as-char" svg:width="6.9236in" svg:height="4.095236in" draw:z-index="0">
<draw:image xlink:href="../Images/AРМІЯINFORM/2023-04-11T98-00-00-04-00/8e664e67a43e9d5c9c8387bea8a1bca1_1681241138_extra_large.png" xlink:type="simple" xlink:show="embed" xlink:actuate="onLoad" draw:mime-type="image/png"/>
</draw:frame>
乌克兰Volodymyr Zelenskyy总裁<text:a xlink:type="simple" xlink:href="https://www.president.gov.ua/news/mi-zaraz-na-takomu-etapi-vijni-koli-vazhlivo-ne-vtrachati-vi-82205" text:style-name="Internet_20_link" text:visited-style-name="Visited_20_Internet_20_Link">
应用</text:a>
在第412届国防日到乌克兰人：</text:p>
      <text:p text:style-name="P4">
<text:span text:style-name="T4">
 <text:span text:style-name="T5">
我希望健康，亲爱的乌克兰人!</text:span>
 </text:span>
</text:p>
      <text:p text:style-name="P4">
他今天举行了一场常规费用会议。 首先，他们考虑了战斗。 主要方向是在严重的方向上，例如Bakhmut和Avdiivka，总体上，顿涅茨克地区，例如Kreminna和Luhansk。</text:p>
      <text:p text:style-name="P4">
他们还考虑了只能完成的事实。 我们从事的工作。</text:p>
      <text:p text:style-name="P4">
有报道称Syrsky将军，Tarnavsky将军，主要委员会，GUR。</text:p>
      <text:p text:style-name="P4">
总参谋长和内政部长报告说，我们国防军的新单位 - 新旅。</text:p>
      <text:p text:style-name="P4">
Malyuk将军的SBU负责人就自己的内在稳定性，对内部敌人的保护以及对合作者的Protidius的报告。</text:p>
      <text:p text:style-name="P4">
现在，我们正处于战争阶段，当时对我们的社会和伴侣很重要，失去了我们必须走的道路的感觉。 这就是方式。 前进的路径。</text:p>
      <text:p text:style-name="P4">
与去年相比，许多地方现在更安静。 但这并不意味着您可以忽略某个地方的战争，或者不太专注于援助。</text:p>
      <text:p text:style-name="P4">
我们设法与合作伙伴做了很多事情，以保护乌克兰的人民，整个欧洲。 但这并不意味着该是时候休息了。 路径在前进。 运动在前方。 我们需要的同样统一，更少。 不亚于以前的重点。</text:p>
      <text:p text:style-name="P4">
和以前一样，我们在前线的立场，我们所有的勇士在政治和非正式，力量，力量以及我们社会团结的力量，乌克兰对世界的内在稳定性上都得到了乌克兰的立场的支持。 这就是国家的任务，因此，乌克兰和世界上所有人都在国家，他们都根据规则重视国际秩序的自由生活。</text:p>
      <text:p text:style-name="P4">
只是希望只是希望现在正在袭击中的战es中的其他人将带来胜利是不合理的。 这是一个普遍的任务。 每个人都赢了。 那些为之奋斗的人和赋予武器的人。 那些是恐怖分子国家的可能性和提高乌克兰能力的人。感谢我们世界上所有没有帮助活动的合作伙伴。</text:p>
      <text:p text:style-name="P4">
我感谢所有了解我们必须一起走这条路的乌克兰人和乌克兰人 - 取得胜利，真正的团结，互相支持和国家。</text:p>
      <text:p text:style-name="P4">
<text:span text:style-name="T4">
 <text:span text:style-name="T5">
对我们所有士兵的荣耀!</text:span>
 </text:span>
</text:p>
      <text:p text:style-name="P4">
<text:span text:style-name="T4">
 <text:span text:style-name="T5">
荣耀我们坚强的人!</text:span>
 </text:span>
</text:p>
      <text:p text:style-name="P4">
<text:span text:style-name="T4">
 <text:span text:style-name="T5">
荣耀与乌克兰!</text:span>
 </text:span>
</text:p>
      <text:p text:style-name="P4">
News Source: <text:a xlink:type="simple" xlink:href="https://armyinform.com.ua/2023/04/11/zaraz-vazhlyvo-ne-vtrachaty-vidchuttya-shlyahu-yakym-mayemo-projty-zvernennya-prezydenta-ukrayiny/" text:style-name="Internet_20_link" text:visited-style-name="Visited_20_Internet_20_Link">
https://armyinform.com.ua/2023/04/11/zaraz-vazhlyvo-ne-vtrachaty-vidchuttya-shlyahu-yakym-mayemo-projty-zvernennya-prezydenta-ukrayiny/</text:a>
</text:p>
      <!--NEWS-->
      <text:h text:style-name="P10" text:outline-level="1">
<text:span text:style-name="T4">
加拿大宣布向乌克兰提供额外的军事援助</text:span>
</text:h>
      <text:p text:style-name="P4">
作者: ['АРМІЯINFORM']</text:p>
      <text:p text:style-name="P4">
时间: 2023-04-11T99:00:00-04:00</text:p>
      <text:p text:style-name="P4">
描述: 加拿大做乌克兰渡过的dodatkova viiskova doomogo。 关于捍卫的微型典范...与乌克兰2022的战争，与乌克兰的战争是今天的最新消息，今天与乌克兰2022年的新闻战，乌克兰和俄罗斯之间的战争将发生战争，当与乌克兰战争之间是否是，这将是，是否在不久的将来与乌克兰的战争是与乌克兰的战争，今天的乌克兰新闻，乌克兰新闻，乌克兰新闻在俄罗斯的乌克兰媒体</text:p>
      <text:p text:style-name="P4">
图片: ['<text:a xlink:type="simple" xlink:href="https://armyinform.com.ua/wp-content/uploads/2023/04/155065-uk.png" text:style-name="Internet_20_link" text:visited-style-name="Visited_20_Internet_20_Link">
155065-uk.png</text:a>
']</text:p>
      <text:p text:style-name="P4">
标签: ['STOPRUSSIA', 'ВІЙСЬКОВА ДОПОМОГА', 'КАНАДА']</text:p>
      <text:p text:style-name="P4">
类别: News</text:p>
      <!--METADATA-->
      <text:p text:style-name="P4">
<draw:frame draw:style-name="fr1" draw:name="Image320" text:anchor-type="as-char" svg:width="6.9236in" svg:height="3.865677in" draw:z-index="0">
<draw:image xlink:href="../Images/AРМІЯINFORM/2023-04-11T99-00-00-04-00/155065-uk.png" xlink:type="simple" xlink:show="embed" xlink:actuate="onLoad" draw:mime-type="image/png"/>
</draw:frame>
加拿大将为乌克兰提供额外的军事援助。</text:p>
      <text:p text:style-name="P4">
关于它<text:a xlink:type="simple" xlink:href="https://twitter.com/AnitaAnandMP/status/1645832093669130252" text:style-name="Internet_20_link" text:visited-style-name="Visited_20_Internet_20_Link">
报告</text:a>
加拿大国防部长安妮塔·阿南德(Anita Anand)在Twitter上。</text:p>
      <text:p text:style-name="P4">
这是关于转移38枪，21,000支突击步枪和超过240万张弹药。</text:p>
      <text:p text:style-name="P4">
“今天，我们宣布从加拿大柯尔特派出更多武器。 这些武器将帮助乌克兰保护自己和我们的共同价值观。”她强调。</text:p>
      <text:p text:style-name="P4">
News Source: <text:a xlink:type="simple" xlink:href="https://armyinform.com.ua/2023/04/11/kanada-ogolosyla-pro-nadannya-ukrayini-dodatkovoyi-vijskovoyi-dopomogy/" text:style-name="Internet_20_link" text:visited-style-name="Visited_20_Internet_20_Link">
https://armyinform.com.ua/2023/04/11/kanada-ogolosyla-pro-nadannya-ukrayini-dodatkovoyi-vijskovoyi-dopomogy/</text:a>
</text:p>
      <!--NEWS-->
      <text:h text:style-name="P10" text:outline-level="1">
<text:span text:style-name="T4">
Ukrzaliznytsia彻底恢复了越过Irpin河的桥梁</text:span>
</text:h>
      <text:p text:style-name="P4">
作者: Ukrinform (Person)</text:p>
      <text:p text:style-name="P4">
出版商: Укринформ (Organization)</text:p>
      <text:p text:style-name="P4">
出版时间: 2023-04-12T00:38:00+03:00</text:p>
      <text:p text:style-name="P4">
修改时间: 2023-04-12T00:38:00+03:00</text:p>
      <text:p text:style-name="P4">
描述: JSC“ Ukrzaliznytsya”已经完成了横跨基辅地区欧丁河的铁路桥的大修。  - 乌克林。</text:p>
      <text:p text:style-name="P4">
图片: ["<text:a xlink:type="simple" xlink:href="https://static.ukrinform.com/photos/2023_04/thumb_files/630_360_1681226592-240.jpg" text:style-name="Internet_20_link" text:visited-style-name="Visited_20_Internet_20_Link">
630_360_16812...</text:a>
"]</text:p>
      <text:p text:style-name="P4">
标签: ['Ірпінь', 'Укрзалізниця', 'Міст']</text:p>
      <text:p text:style-name="P4">
类型: Article</text:p>
      <!--METADATA-->
      <text:p text:style-name="P4">
<draw:frame draw:style-name="fr1" draw:name="Image321" text:anchor-type="as-char" svg:width="6.9236in" svg:height="3.956343in" draw:z-index="0">
<draw:image xlink:href="../Images/yкринформ/2023-04-12T00-38-00-03-00/630_360_1681226592-240.jpg" xlink:type="simple" xlink:show="embed" xlink:actuate="onLoad" draw:mime-type="image/jpeg"/>
</draw:frame>
JSC“ Ukrzaliznytsya”已经完成了横跨基辅地区Riverpin的铁路桥的大修。</text:p>
      <text:p text:style-name="P4">
罗马·切尔尼(Roman Chernytsky)公司的董事会成员报道了这一点，乌克林福利斯(Ukrinformis)向[]报告(https://www.uz.gov.ua/press_center/up_to_date_topic/602838/)。</text:p>
      <text:p text:style-name="P4">
声明说：“通过桥梁的火车运动是由两条轨道打开的，这将使您能够在科罗斯滕和城市的方向上增加客运火车的数量 - 基辅在不久的将来的城市。”</text:p>
      <text:p text:style-name="P4">
切尔尼茨基指出，最初是在这个月中<text:a xlink:type="simple" xlink:href="https://www.ukrinform.ua/tag-mist" text:style-name="Internet_20_link" text:visited-style-name="Visited_20_Internet_20_Link">
</text:a>
欧丁河通过一个紧密的计划恢复了。 去年5月初，这允许向Irpen，Bucha，Borodyanka和其他定居点推出火车。 2022年7月，开始恢复铁路桥的工作。 已经在11月，火车被桥梁的一条奇数恢复，并在2023年底，所有关于桥梁修复的工作均由运动道路完成并打开。</text:p>
      <text:p text:style-name="P4">
<text:span text:style-name="T4">
另请阅读：</text:span>
 <text:a xlink:type="simple" xlink:href="https://www.ukrinform.ua/rubric-vidbudova/3694542-ukrzaliznica-vidnovila-tretinu-zaliznicnih-mostiv-zrujnovanih-z-pocatku-povnomasstabnoi-vijni.html" text:style-name="Internet_20_link" text:visited-style-name="Visited_20_Internet_20_Link">
<text:span text:style-name="T4">
 ukrzaliznytsia </text:span>
</text:a>
据报道，横跨同名城市欧平河的铁路桥被摧毁了2022年3月21日。</text:p>
      <text:p text:style-name="P4">
News Source: <text:a xlink:type="simple" xlink:href="https://www.ukrinform.ua/rubric-vidbudova/3694550-ukrzaliznica-povnistu-vidnovila-mist-cerez-ricku-irpin.html" text:style-name="Internet_20_link" text:visited-style-name="Visited_20_Internet_20_Link">
https://www.ukrinform.ua/rubric-vidbudova/3694550-ukrzaliznica-povnistu-vidnovila-mist-cerez-ricku-irpin.html</text:a>
</text:p>
      <!--NEWS-->
      <text:h text:style-name="P10" text:outline-level="1">
<text:span text:style-name="T4">
Verkhovna Rada禁止在乌克兰使用烟火和致敬</text:span>
</text:h>
      <text:p text:style-name="P4">
作者: ['АРМІЯINFORM']</text:p>
      <text:p text:style-name="P4">
时间: 2023-04-12T98:00:00-04:00</text:p>
      <text:p text:style-name="P4">
描述: 乌克兰Skoronni Vikoristanni的Verkhovna Rada对乌克兰Feurverkiv的Teritors that Salyutiv ....与乌克兰2022年的战争，与乌克兰的最新新闻，今天与乌克兰2022年与乌克兰的新闻战争，今天与乌克兰和俄罗斯之间的战争，乌克兰和俄罗斯之间的战争将在与乌克兰与乌克兰的战争将是不可行</text:p>
      <text:p text:style-name="P4">
图片: ['<text:a xlink:type="simple" xlink:href="https://armyinform.com.ua/wp-content/uploads/2023/04/fejerverky.jpg" text:style-name="Internet_20_link" text:visited-style-name="Visited_20_Internet_20_Link">
fejerverky.jpg</text:a>
']</text:p>
      <text:p text:style-name="P4">
标签: ['STOPRUSSIA', 'АГРЕСІЯ РФ', 'ВЕРХОВНА РАДА УКРАЇНИ']</text:p>
      <text:p text:style-name="P4">
类别: News</text:p>
      <!--METADATA-->
      <text:p text:style-name="P4">
<draw:frame draw:style-name="fr1" draw:name="Image322" text:anchor-type="as-char" svg:width="6.9236in" svg:height="4.235614in" draw:z-index="0">
<draw:image xlink:href="../Images/AРМІЯINFORM/2023-04-12T98-00-00-04-00/fejerverky.jpg" xlink:type="simple" xlink:show="embed" xlink:actuate="onLoad" draw:mime-type="image/jpeg"/>
</draw:frame>
乌克兰的Verkhovna Rada禁止在乌克兰使用Saluti烟花。</text:p>
      <text:p text:style-name="P4">
对于法案<text:a xlink:type="simple" xlink:href="https://itd.rada.gov.ua/billInfo/Bills/Card/39750" text:style-name="Internet_20_link" text:visited-style-name="Visited_20_Internet_20_Link">
第7438号</text:a>
290名乌克兰代表投票了。</text:p>
      <text:p text:style-name="P4">
法律的目的是在烟火领域引入针对人类和动物的欧洲人道价值观。</text:p>
      <text:p text:style-name="P4">
该文档旨在增强对产品使用和循环的控制。 这是禁止使用，销售和传输销售物和鞭炮。</text:p>
      <text:p text:style-name="P4">
“安全使用和受控循环乌克兰的烟火产品是维护公共秩序，保护人类的生活和健康以及环境保护，尤其是动物的重要关键，尤其是动物，免受这种使用的负面影响。”账单。</text:p>
      <text:p text:style-name="P4">
但是，在法律和非劳动日，城市的日子，其他假期根据地方议会的决定中建立的假期中，体育竞赛的进行允许使用烟花，仅使用F1级的烟花，它们的级别很低。危险和小噪声水平不超过60 dB，以及阶段的烟火产品。</text:p>
      <text:p text:style-name="P4">
News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